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100.01pt"/>
    </style:style>
    <style:style style:name="co5" style:family="table-column">
      <style:table-column-properties fo:break-before="auto" style:column-width="10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UROPA">
      <style:table-properties table:display="true" style:writing-mode="lr-tb"/>
    </style:style>
    <style:style style:name="ta2" style:family="table" style:master-page-name="PageStyle_5f_MUNDIAL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aecf0" style:diagonal-bl-tr="none" style:diagonal-tl-br="none" style:text-align-source="fix" style:repeat-content="false" fo:wrap-option="no-wrap" fo:border="0.74pt solid #a2a9b1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3">
      <style:table-cell-properties fo:background-color="#f8f9fa" style:diagonal-bl-tr="none" style:diagonal-tl-br="none" style:text-align-source="value-type" style:repeat-content="false" fo:wrap-option="no-wrap" fo:border="0.74pt solid #a2a9b1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" style:family="table-cell" style:parent-style-name="Default">
      <style:table-cell-properties fo:background-color="#f8f9fa" style:diagonal-bl-tr="none" style:diagonal-tl-br="none" style:text-align-source="value-type" style:repeat-content="false" fo:wrap-option="no-wrap" fo:border="0.74pt solid #a2a9b1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fo:background-color="#eaecf0" style:diagonal-bl-tr="none" style:diagonal-tl-br="none" style:text-align-source="fix" style:repeat-content="false" fo:wrap-option="no-wrap" fo:border="0.74pt solid #a2a9b1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8" style:family="table-cell" style:parent-style-name="Default" style:data-style-name="N4">
      <style:table-cell-properties fo:background-color="#f8f9fa" style:diagonal-bl-tr="none" style:diagonal-tl-br="none" style:text-align-source="value-type" style:repeat-content="false" fo:wrap-option="no-wrap" fo:border="0.74pt solid #a2a9b1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f8f9fa" style:diagonal-bl-tr="none" style:diagonal-tl-br="none" style:text-align-source="value-type" style:repeat-content="false" fo:wrap-option="no-wrap" fo:border="0.74pt solid #a2a9b1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UROPA" table:style-name="ta1">
        <office:forms form:automatic-focus="false" form:apply-design-mode="false"/>
        <table:table-column table:style-name="co1" table:visibility="collapse" table:number-columns-repeated="2" table:default-cell-style-name="Default"/>
        <table:table-column table:style-name="co2" table:visibility="collapse" table:default-cell-style-name="Default"/>
        <table:table-column table:style-name="co1" table:visibility="collapse" table:number-columns-repeated="2" table:default-cell-style-name="Default"/>
        <table:table-column table:style-name="co3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016" table:default-cell-style-name="Default"/>
        <table:table-row table:style-name="ro1">
          <table:table-cell table:style-name="ce1" table:formula="of:=IFERROR(__xludf.dummyfunction(&quot;IMPORTHTML(&quot;&quot;https://es.wikipedia.org/wiki/Anexo:Ciudades_europeas_por_poblaci%C3%B3n&quot;&quot;,&quot;&quot;table&quot;&quot;,4)&quot;);&quot;Clasificación&quot;)" office:value-type="string" office:string-value="Clasificación" calcext:value-type="string">
            <text:p>Clasificación</text:p>
          </table:table-cell>
          <table:table-cell table:style-name="ce1" table:number-columns-repeated="2"/>
          <table:table-cell table:style-name="ce1" table:formula="of:=IFERROR(__xludf.dummyfunction(&quot;&quot;&quot;COMPUTED_VALUE&quot;&quot;&quot;);&quot;Ciudad&quot;)" office:value-type="string" office:string-value="Ciudad" calcext:value-type="string">
            <text:p>Ciudad</text:p>
          </table:table-cell>
          <table:table-cell table:style-name="ce1"/>
          <table:table-cell table:style-name="ce2" table:formula="of:=IFERROR(__xludf.dummyfunction(&quot;&quot;&quot;COMPUTED_VALUE&quot;&quot;&quot;);&quot;Localización&quot;)" office:value-type="string" office:string-value="Localización" calcext:value-type="string" table:number-columns-spanned="4" table:number-rows-spanned="1">
            <text:p>Localización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&quot;Europa&quot;)" office:value-type="string" office:string-value="Europa" calcext:value-type="string">
            <text:p>Europa</text:p>
          </table:table-cell>
          <table:table-cell table:style-name="ce1" table:formula="of:=IFERROR(__xludf.dummyfunction(&quot;&quot;&quot;COMPUTED_VALUE&quot;&quot;&quot;);&quot;UE&quot;)" office:value-type="string" office:string-value="UE" calcext:value-type="string">
            <text:p>UE</text:p>
          </table:table-cell>
          <table:table-cell table:style-name="ce1" table:formula="of:=IFERROR(__xludf.dummyfunction(&quot;&quot;&quot;COMPUTED_VALUE&quot;&quot;&quot;);&quot;País&quot;)" office:value-type="string" office:string-value="País" calcext:value-type="string">
            <text:p>País</text:p>
          </table:table-cell>
          <table:table-cell table:style-name="ce1" table:formula="of:=IFERROR(__xludf.dummyfunction(&quot;&quot;&quot;COMPUTED_VALUE&quot;&quot;&quot;);&quot;Nombre en español&quot;)" office:value-type="string" office:string-value="Nombre en español" calcext:value-type="string">
            <text:p>Nombre en español</text:p>
          </table:table-cell>
          <table:table-cell table:style-name="ce1" table:formula="of:=IFERROR(__xludf.dummyfunction(&quot;&quot;&quot;COMPUTED_VALUE&quot;&quot;&quot;);&quot;Nombre en idioma original&quot;)" office:value-type="string" office:string-value="Nombre en idioma original" calcext:value-type="string">
            <text:p>Nombre en idioma original</text:p>
          </table:table-cell>
          <table:table-cell table:style-name="ce1" table:formula="of:=IFERROR(__xludf.dummyfunction(&quot;&quot;&quot;COMPUTED_VALUE&quot;&quot;&quot;);&quot;País&quot;)" office:value-type="string" office:string-value="País" calcext:value-type="string">
            <text:p>País</text:p>
          </table:table-cell>
          <table:table-cell table:style-name="ce1" table:formula="of:=IFERROR(__xludf.dummyfunction(&quot;&quot;&quot;COMPUTED_VALUE&quot;&quot;&quot;);&quot;Entidad administrativa&quot;)" office:value-type="string" office:string-value="Entidad administrativa" calcext:value-type="string">
            <text:p>Entidad administrativa</text:p>
          </table:table-cell>
          <table:table-cell table:style-name="ce1" table:formula="of:=IFERROR(__xludf.dummyfunction(&quot;&quot;&quot;COMPUTED_VALUE&quot;&quot;&quot;);&quot;Subentidad administrativa&quot;)" office:value-type="string" office:string-value="Subentidad administrativa" calcext:value-type="string">
            <text:p>Subentidad administrativa</text:p>
          </table:table-cell>
          <table:table-cell table:style-name="ce1" table:formula="of:=IFERROR(__xludf.dummyfunction(&quot;&quot;&quot;COMPUTED_VALUE&quot;&quot;&quot;);&quot;Población&quot;)" office:value-type="string" office:string-value="Población" calcext:value-type="string">
            <text:p>Población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TUR-01&quot;)" office:value-type="string" office:string-value="TUR-01" calcext:value-type="string">
            <text:p>TUR-01</text:p>
          </table:table-cell>
          <table:table-cell table:style-name="ce1" table:formula="of:=IFERROR(__xludf.dummyfunction(&quot;&quot;&quot;COMPUTED_VALUE&quot;&quot;&quot;);&quot;Estambul&quot;)" office:value-type="string" office:string-value="Estambul" calcext:value-type="string">
            <text:p>Estambul</text:p>
          </table:table-cell>
          <table:table-cell table:style-name="ce1" table:formula="of:=IFERROR(__xludf.dummyfunction(&quot;&quot;&quot;COMPUTED_VALUE&quot;&quot;&quot;);&quot;İstanbul&quot;)" office:value-type="string" office:string-value="İstanbul" calcext:value-type="string">
            <text:p>İstanbul</text:p>
          </table:table-cell>
          <table:table-cell table:style-name="ce1" table:formula="of:=IFERROR(__xludf.dummyfunction(&quot;&quot;&quot;COMPUTED_VALUE&quot;&quot;&quot;);&quot;Turquía Turquía&quot;)" office:value-type="string" office:string-value="Turquía Turquía" calcext:value-type="string">
            <text:p>Turquía Turquía</text:p>
          </table:table-cell>
          <table:table-cell table:style-name="ce1" table:formula="of:=IFERROR(__xludf.dummyfunction(&quot;&quot;&quot;COMPUTED_VALUE&quot;&quot;&quot;);&quot;Provincia de Estambul&quot;)" office:value-type="string" office:string-value="Provincia de Estambul" calcext:value-type="string">
            <text:p>Provincia de Estambul</text:p>
          </table:table-cell>
          <table:table-cell table:style-name="ce1"/>
          <table:table-cell table:style-name="ce3" table:formula="of:=IFERROR(__xludf.dummyfunction(&quot;&quot;&quot;COMPUTED_VALUE&quot;&quot;&quot;);15462452)" office:value-type="float" office:value="15462452" calcext:value-type="float">
            <text:p>15,462,45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01&quot;)" office:value-type="string" office:string-value="RUS-001" calcext:value-type="string">
            <text:p>RUS-001</text:p>
          </table:table-cell>
          <table:table-cell table:style-name="ce1" table:formula="of:=IFERROR(__xludf.dummyfunction(&quot;&quot;&quot;COMPUTED_VALUE&quot;&quot;&quot;);&quot;Moscú&quot;)" office:value-type="string" office:string-value="Moscú" calcext:value-type="string">
            <text:p>Moscú</text:p>
          </table:table-cell>
          <table:table-cell table:style-name="ce1" table:formula="of:=IFERROR(__xludf.dummyfunction(&quot;&quot;&quot;COMPUTED_VALUE&quot;&quot;&quot;);&quot;Москва́&quot;)" office:value-type="string" office:string-value="Москва́" calcext:value-type="string">
            <text:p>Москва́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Distrito federal Central&quot;)" office:value-type="string" office:string-value="Distrito federal Central" calcext:value-type="string">
            <text:p>Distrito federal Central</text:p>
          </table:table-cell>
          <table:table-cell table:style-name="ce1" table:formula="of:=IFERROR(__xludf.dummyfunction(&quot;&quot;&quot;COMPUTED_VALUE&quot;&quot;&quot;);&quot;Ciudad federal de Moscú&quot;)" office:value-type="string" office:string-value="Ciudad federal de Moscú" calcext:value-type="string">
            <text:p>Ciudad federal de Moscú</text:p>
          </table:table-cell>
          <table:table-cell table:style-name="ce1" table:formula="of:=IFERROR(__xludf.dummyfunction(&quot;&quot;&quot;COMPUTED_VALUE&quot;&quot;&quot;);&quot;12 655 050&quot;)" office:value-type="string" office:string-value="12 655 050" calcext:value-type="string">
            <text:p>12 655 05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"/>
          <table:table-cell table:style-name="ce1" table:formula="of:=IFERROR(__xludf.dummyfunction(&quot;&quot;&quot;COMPUTED_VALUE&quot;&quot;&quot;);&quot;GBR-01&quot;)" office:value-type="string" office:string-value="GBR-01" calcext:value-type="string">
            <text:p>GBR-01</text:p>
          </table:table-cell>
          <table:table-cell table:style-name="ce1" table:formula="of:=IFERROR(__xludf.dummyfunction(&quot;&quot;&quot;COMPUTED_VALUE&quot;&quot;&quot;);&quot;Londres&quot;)" office:value-type="string" office:string-value="Londres" calcext:value-type="string">
            <text:p>Londres</text:p>
          </table:table-cell>
          <table:table-cell table:style-name="ce1" table:formula="of:=IFERROR(__xludf.dummyfunction(&quot;&quot;&quot;COMPUTED_VALUE&quot;&quot;&quot;);&quot;London&quot;)" office:value-type="string" office:string-value="London" calcext:value-type="string">
            <text:p>London</text:p>
          </table:table-cell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Gran Londres&quot;)" office:value-type="string" office:string-value="Gran Londres" calcext:value-type="string">
            <text:p>Gran Londres</text:p>
          </table:table-cell>
          <table:table-cell table:style-name="ce1" table:formula="of:=IFERROR(__xludf.dummyfunction(&quot;&quot;&quot;COMPUTED_VALUE&quot;&quot;&quot;);&quot;8 961 989&quot;)" office:value-type="string" office:string-value="8 961 989" calcext:value-type="string">
            <text:p>8 961 98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02&quot;)" office:value-type="string" office:string-value="RUS-002" calcext:value-type="string">
            <text:p>RUS-002</text:p>
          </table:table-cell>
          <table:table-cell table:style-name="ce1" table:formula="of:=IFERROR(__xludf.dummyfunction(&quot;&quot;&quot;COMPUTED_VALUE&quot;&quot;&quot;);&quot;San Petersburgo&quot;)" office:value-type="string" office:string-value="San Petersburgo" calcext:value-type="string">
            <text:p>San Petersburgo</text:p>
          </table:table-cell>
          <table:table-cell table:style-name="ce1" table:formula="of:=IFERROR(__xludf.dummyfunction(&quot;&quot;&quot;COMPUTED_VALUE&quot;&quot;&quot;);&quot;Санкт-Петербург&quot;)" office:value-type="string" office:string-value="Санкт-Петербург" calcext:value-type="string">
            <text:p>Санкт-Петербург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Distrito federal del Noroeste&quot;)" office:value-type="string" office:string-value="Distrito federal del Noroeste" calcext:value-type="string">
            <text:p>Distrito federal del Noroeste</text:p>
          </table:table-cell>
          <table:table-cell table:style-name="ce1" table:formula="of:=IFERROR(__xludf.dummyfunction(&quot;&quot;&quot;COMPUTED_VALUE&quot;&quot;&quot;);&quot;Ciudad federal de San Petersburgo&quot;)" office:value-type="string" office:string-value="Ciudad federal de San Petersburgo" calcext:value-type="string">
            <text:p>Ciudad federal de San Petersburgo</text:p>
          </table:table-cell>
          <table:table-cell table:style-name="ce1" table:formula="of:=IFERROR(__xludf.dummyfunction(&quot;&quot;&quot;COMPUTED_VALUE&quot;&quot;&quot;);&quot;5 384 342&quot;)" office:value-type="string" office:string-value="5 384 342" calcext:value-type="string">
            <text:p>5 384 34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1" table:formula="of:=IFERROR(__xludf.dummyfunction(&quot;&quot;&quot;COMPUTED_VALUE&quot;&quot;&quot;);&quot;UE-001&quot;)" office:value-type="string" office:string-value="UE-001" calcext:value-type="string">
            <text:p>UE-001</text:p>
          </table:table-cell>
          <table:table-cell table:style-name="ce1" table:formula="of:=IFERROR(__xludf.dummyfunction(&quot;&quot;&quot;COMPUTED_VALUE&quot;&quot;&quot;);&quot;ALE-01&quot;)" office:value-type="string" office:string-value="ALE-01" calcext:value-type="string">
            <text:p>ALE-01</text:p>
          </table:table-cell>
          <table:table-cell table:style-name="ce1" table:formula="of:=IFERROR(__xludf.dummyfunction(&quot;&quot;&quot;COMPUTED_VALUE&quot;&quot;&quot;);&quot;Berlín&quot;)" office:value-type="string" office:string-value="Berlín" calcext:value-type="string">
            <text:p>Berlín</text:p>
          </table:table-cell>
          <table:table-cell table:style-name="ce1" table:formula="of:=IFERROR(__xludf.dummyfunction(&quot;&quot;&quot;COMPUTED_VALUE&quot;&quot;&quot;);&quot;Berlin&quot;)" office:value-type="string" office:string-value="Berlin" calcext:value-type="string">
            <text:p>Berlin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erlín&quot;)" office:value-type="string" office:string-value="Berlín" calcext:value-type="string">
            <text:p>Berlín</text:p>
          </table:table-cell>
          <table:table-cell table:style-name="ce1"/>
          <table:table-cell table:style-name="ce1" table:formula="of:=IFERROR(__xludf.dummyfunction(&quot;&quot;&quot;COMPUTED_VALUE&quot;&quot;&quot;);&quot;3 664 088&quot;)" office:value-type="string" office:string-value="3 664 088" calcext:value-type="string">
            <text:p>3 664 08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1" table:formula="of:=IFERROR(__xludf.dummyfunction(&quot;&quot;&quot;COMPUTED_VALUE&quot;&quot;&quot;);&quot;UE-002&quot;)" office:value-type="string" office:string-value="UE-002" calcext:value-type="string">
            <text:p>UE-002</text:p>
          </table:table-cell>
          <table:table-cell table:style-name="ce1" table:formula="of:=IFERROR(__xludf.dummyfunction(&quot;&quot;&quot;COMPUTED_VALUE&quot;&quot;&quot;);&quot;ESP-01&quot;)" office:value-type="string" office:string-value="ESP-01" calcext:value-type="string">
            <text:p>ESP-01</text:p>
          </table:table-cell>
          <table:table-cell table:style-name="ce1" table:formula="of:=IFERROR(__xludf.dummyfunction(&quot;&quot;&quot;COMPUTED_VALUE&quot;&quot;&quot;);&quot;Madrid&quot;)" office:value-type="string" office:string-value="Madrid" calcext:value-type="string">
            <text:p>Madrid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omunidad de Madrid&quot;)" office:value-type="string" office:string-value="Comunidad de Madrid" calcext:value-type="string">
            <text:p>Comunidad de Madrid</text:p>
          </table:table-cell>
          <table:table-cell table:style-name="ce1"/>
          <table:table-cell table:style-name="ce1" table:formula="of:=IFERROR(__xludf.dummyfunction(&quot;&quot;&quot;COMPUTED_VALUE&quot;&quot;&quot;);&quot;3 334 730&quot;)" office:value-type="string" office:string-value="3 334 730" calcext:value-type="string">
            <text:p>3 334 73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01&quot;)" office:value-type="string" office:string-value="UKR-01" calcext:value-type="string">
            <text:p>UKR-01</text:p>
          </table:table-cell>
          <table:table-cell table:style-name="ce1" table:formula="of:=IFERROR(__xludf.dummyfunction(&quot;&quot;&quot;COMPUTED_VALUE&quot;&quot;&quot;);&quot;Kiev&quot;)" office:value-type="string" office:string-value="Kiev" calcext:value-type="string">
            <text:p>Kiev</text:p>
          </table:table-cell>
          <table:table-cell table:style-name="ce1" table:formula="of:=IFERROR(__xludf.dummyfunction(&quot;&quot;&quot;COMPUTED_VALUE&quot;&quot;&quot;);&quot;Київ&quot;)" office:value-type="string" office:string-value="Київ" calcext:value-type="string">
            <text:p>Київ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Kiev&quot;)" office:value-type="string" office:string-value="Óblast de Kiev" calcext:value-type="string">
            <text:p>Óblast de Kiev</text:p>
          </table:table-cell>
          <table:table-cell table:style-name="ce1"/>
          <table:table-cell table:style-name="ce1" table:formula="of:=IFERROR(__xludf.dummyfunction(&quot;&quot;&quot;COMPUTED_VALUE&quot;&quot;&quot;);&quot;2 967 000&quot;)" office:value-type="string" office:string-value="2 967 000" calcext:value-type="string">
            <text:p>2 967 0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1" table:formula="of:=IFERROR(__xludf.dummyfunction(&quot;&quot;&quot;COMPUTED_VALUE&quot;&quot;&quot;);&quot;UE-003&quot;)" office:value-type="string" office:string-value="UE-003" calcext:value-type="string">
            <text:p>UE-003</text:p>
          </table:table-cell>
          <table:table-cell table:style-name="ce1" table:formula="of:=IFERROR(__xludf.dummyfunction(&quot;&quot;&quot;COMPUTED_VALUE&quot;&quot;&quot;);&quot;ITA-01&quot;)" office:value-type="string" office:string-value="ITA-01" calcext:value-type="string">
            <text:p>ITA-01</text:p>
          </table:table-cell>
          <table:table-cell table:style-name="ce1" table:formula="of:=IFERROR(__xludf.dummyfunction(&quot;&quot;&quot;COMPUTED_VALUE&quot;&quot;&quot;);&quot;Roma&quot;)" office:value-type="string" office:string-value="Roma" calcext:value-type="string">
            <text:p>Roma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Lacio&quot;)" office:value-type="string" office:string-value="Lacio" calcext:value-type="string">
            <text:p>Lacio</text:p>
          </table:table-cell>
          <table:table-cell table:style-name="ce1" table:formula="of:=IFERROR(__xludf.dummyfunction(&quot;&quot;&quot;COMPUTED_VALUE&quot;&quot;&quot;);&quot;Ciudad metropolitana de Roma Capital&quot;)" office:value-type="string" office:string-value="Ciudad metropolitana de Roma Capital" calcext:value-type="string">
            <text:p>Ciudad metropolitana de Roma Capital</text:p>
          </table:table-cell>
          <table:table-cell table:style-name="ce1" table:formula="of:=IFERROR(__xludf.dummyfunction(&quot;&quot;&quot;COMPUTED_VALUE&quot;&quot;&quot;);&quot;2 778 662&quot;)" office:value-type="string" office:string-value="2 778 662" calcext:value-type="string">
            <text:p>2 778 66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AZE-01&quot;)" office:value-type="string" office:string-value="AZE-01" calcext:value-type="string">
            <text:p>AZE-01</text:p>
          </table:table-cell>
          <table:table-cell table:style-name="ce1" table:formula="of:=IFERROR(__xludf.dummyfunction(&quot;&quot;&quot;COMPUTED_VALUE&quot;&quot;&quot;);&quot;Bakú&quot;)" office:value-type="string" office:string-value="Bakú" calcext:value-type="string">
            <text:p>Bakú</text:p>
          </table:table-cell>
          <table:table-cell table:style-name="ce1" table:formula="of:=IFERROR(__xludf.dummyfunction(&quot;&quot;&quot;COMPUTED_VALUE&quot;&quot;&quot;);&quot;Bakı&quot;)" office:value-type="string" office:string-value="Bakı" calcext:value-type="string">
            <text:p>Bakı</text:p>
          </table:table-cell>
          <table:table-cell table:style-name="ce1" table:formula="of:=IFERROR(__xludf.dummyfunction(&quot;&quot;&quot;COMPUTED_VALUE&quot;&quot;&quot;);&quot;Azerbaiyán Azerbaiyán&quot;)" office:value-type="string" office:string-value="Azerbaiyán Azerbaiyán" calcext:value-type="string">
            <text:p>Azerbaiyán Azerbaiyán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Bakú&quot;)" office:value-type="string" office:string-value="Bakú" calcext:value-type="string">
            <text:p>Bakú</text:p>
          </table:table-cell>
          <table:table-cell table:style-name="ce1" table:formula="of:=IFERROR(__xludf.dummyfunction(&quot;&quot;&quot;COMPUTED_VALUE&quot;&quot;&quot;);&quot;2 293 100&quot;)" office:value-type="string" office:string-value="2 293 100" calcext:value-type="string">
            <text:p>2 293 1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1" table:formula="of:=IFERROR(__xludf.dummyfunction(&quot;&quot;&quot;COMPUTED_VALUE&quot;&quot;&quot;);&quot;UE-004&quot;)" office:value-type="string" office:string-value="UE-004" calcext:value-type="string">
            <text:p>UE-004</text:p>
          </table:table-cell>
          <table:table-cell table:style-name="ce1" table:formula="of:=IFERROR(__xludf.dummyfunction(&quot;&quot;&quot;COMPUTED_VALUE&quot;&quot;&quot;);&quot;FRA-01&quot;)" office:value-type="string" office:string-value="FRA-01" calcext:value-type="string">
            <text:p>FRA-01</text:p>
          </table:table-cell>
          <table:table-cell table:style-name="ce1" table:formula="of:=IFERROR(__xludf.dummyfunction(&quot;&quot;&quot;COMPUTED_VALUE&quot;&quot;&quot;);&quot;París&quot;)" office:value-type="string" office:string-value="París" calcext:value-type="string">
            <text:p>París</text:p>
          </table:table-cell>
          <table:table-cell table:style-name="ce1" table:formula="of:=IFERROR(__xludf.dummyfunction(&quot;&quot;&quot;COMPUTED_VALUE&quot;&quot;&quot;);&quot;Paris&quot;)" office:value-type="string" office:string-value="Paris" calcext:value-type="string">
            <text:p>Paris</text:p>
          </table:table-cell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Isla de Francia&quot;)" office:value-type="string" office:string-value="Isla de Francia" calcext:value-type="string">
            <text:p>Isla de Francia</text:p>
          </table:table-cell>
          <table:table-cell table:style-name="ce1"/>
          <table:table-cell table:style-name="ce1" table:formula="of:=IFERROR(__xludf.dummyfunction(&quot;&quot;&quot;COMPUTED_VALUE&quot;&quot;&quot;);&quot;2 148 271&quot;)" office:value-type="string" office:string-value="2 148 271" calcext:value-type="string">
            <text:p>2 148 27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BLR-01&quot;)" office:value-type="string" office:string-value="BLR-01" calcext:value-type="string">
            <text:p>BLR-01</text:p>
          </table:table-cell>
          <table:table-cell table:style-name="ce1" table:formula="of:=IFERROR(__xludf.dummyfunction(&quot;&quot;&quot;COMPUTED_VALUE&quot;&quot;&quot;);&quot;Minsk&quot;)" office:value-type="string" office:string-value="Minsk" calcext:value-type="string">
            <text:p>Minsk</text:p>
          </table:table-cell>
          <table:table-cell table:style-name="ce1" table:formula="of:=IFERROR(__xludf.dummyfunction(&quot;&quot;&quot;COMPUTED_VALUE&quot;&quot;&quot;);&quot;Мінск&quot;)" office:value-type="string" office:string-value="Мінск" calcext:value-type="string">
            <text:p>Мінск</text:p>
          </table:table-cell>
          <table:table-cell table:style-name="ce1" table:formula="of:=IFERROR(__xludf.dummyfunction(&quot;&quot;&quot;COMPUTED_VALUE&quot;&quot;&quot;);&quot;Bielorrusia Bielorrusia&quot;)" office:value-type="string" office:string-value="Bielorrusia Bielorrusia" calcext:value-type="string">
            <text:p>Bielorrusia Bielorrusia</text:p>
          </table:table-cell>
          <table:table-cell table:style-name="ce1" table:formula="of:=IFERROR(__xludf.dummyfunction(&quot;&quot;&quot;COMPUTED_VALUE&quot;&quot;&quot;);&quot;Provincia de Minsk&quot;)" office:value-type="string" office:string-value="Provincia de Minsk" calcext:value-type="string">
            <text:p>Provincia de Minsk</text:p>
          </table:table-cell>
          <table:table-cell table:style-name="ce1"/>
          <table:table-cell table:style-name="ce1" table:formula="of:=IFERROR(__xludf.dummyfunction(&quot;&quot;&quot;COMPUTED_VALUE&quot;&quot;&quot;);&quot;2 009 786&quot;)" office:value-type="string" office:string-value="2 009 786" calcext:value-type="string">
            <text:p>2 009 78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1" table:formula="of:=IFERROR(__xludf.dummyfunction(&quot;&quot;&quot;COMPUTED_VALUE&quot;&quot;&quot;);&quot;UE-005&quot;)" office:value-type="string" office:string-value="UE-005" calcext:value-type="string">
            <text:p>UE-005</text:p>
          </table:table-cell>
          <table:table-cell table:style-name="ce1" table:formula="of:=IFERROR(__xludf.dummyfunction(&quot;&quot;&quot;COMPUTED_VALUE&quot;&quot;&quot;);&quot;AUT-01&quot;)" office:value-type="string" office:string-value="AUT-01" calcext:value-type="string">
            <text:p>AUT-01</text:p>
          </table:table-cell>
          <table:table-cell table:style-name="ce1" table:formula="of:=IFERROR(__xludf.dummyfunction(&quot;&quot;&quot;COMPUTED_VALUE&quot;&quot;&quot;);&quot;Viena&quot;)" office:value-type="string" office:string-value="Viena" calcext:value-type="string">
            <text:p>Viena</text:p>
          </table:table-cell>
          <table:table-cell table:style-name="ce1" table:formula="of:=IFERROR(__xludf.dummyfunction(&quot;&quot;&quot;COMPUTED_VALUE&quot;&quot;&quot;);&quot;Wien&quot;)" office:value-type="string" office:string-value="Wien" calcext:value-type="string">
            <text:p>Wien</text:p>
          </table:table-cell>
          <table:table-cell table:style-name="ce1" table:formula="of:=IFERROR(__xludf.dummyfunction(&quot;&quot;&quot;COMPUTED_VALUE&quot;&quot;&quot;);&quot;Austria Austria&quot;)" office:value-type="string" office:string-value="Austria Austria" calcext:value-type="string">
            <text:p>Austria Austria</text:p>
          </table:table-cell>
          <table:table-cell table:style-name="ce1" table:formula="of:=IFERROR(__xludf.dummyfunction(&quot;&quot;&quot;COMPUTED_VALUE&quot;&quot;&quot;);&quot;Viena&quot;)" office:value-type="string" office:string-value="Viena" calcext:value-type="string">
            <text:p>Viena</text:p>
          </table:table-cell>
          <table:table-cell table:style-name="ce1"/>
          <table:table-cell table:style-name="ce1" table:formula="of:=IFERROR(__xludf.dummyfunction(&quot;&quot;&quot;COMPUTED_VALUE&quot;&quot;&quot;);&quot;1 920 949&quot;)" office:value-type="string" office:string-value="1 920 949" calcext:value-type="string">
            <text:p>1 920 94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1" table:formula="of:=IFERROR(__xludf.dummyfunction(&quot;&quot;&quot;COMPUTED_VALUE&quot;&quot;&quot;);&quot;UE-006&quot;)" office:value-type="string" office:string-value="UE-006" calcext:value-type="string">
            <text:p>UE-006</text:p>
          </table:table-cell>
          <table:table-cell table:style-name="ce1" table:formula="of:=IFERROR(__xludf.dummyfunction(&quot;&quot;&quot;COMPUTED_VALUE&quot;&quot;&quot;);&quot;ROM-01&quot;)" office:value-type="string" office:string-value="ROM-01" calcext:value-type="string">
            <text:p>ROM-01</text:p>
          </table:table-cell>
          <table:table-cell table:style-name="ce1" table:formula="of:=IFERROR(__xludf.dummyfunction(&quot;&quot;&quot;COMPUTED_VALUE&quot;&quot;&quot;);&quot;Bucarest&quot;)" office:value-type="string" office:string-value="Bucarest" calcext:value-type="string">
            <text:p>Bucarest</text:p>
          </table:table-cell>
          <table:table-cell table:style-name="ce1" table:formula="of:=IFERROR(__xludf.dummyfunction(&quot;&quot;&quot;COMPUTED_VALUE&quot;&quot;&quot;);&quot;București&quot;)" office:value-type="string" office:string-value="București" calcext:value-type="string">
            <text:p>București</text:p>
          </table:table-cell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Bucarest&quot;)" office:value-type="string" office:string-value="Bucarest" calcext:value-type="string">
            <text:p>Bucarest</text:p>
          </table:table-cell>
          <table:table-cell table:style-name="ce1"/>
          <table:table-cell table:style-name="ce1" table:formula="of:=IFERROR(__xludf.dummyfunction(&quot;&quot;&quot;COMPUTED_VALUE&quot;&quot;&quot;);&quot;1 877 155&quot;)" office:value-type="string" office:string-value="1 877 155" calcext:value-type="string">
            <text:p>1 877 15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1" table:formula="of:=IFERROR(__xludf.dummyfunction(&quot;&quot;&quot;COMPUTED_VALUE&quot;&quot;&quot;);&quot;UE-007&quot;)" office:value-type="string" office:string-value="UE-007" calcext:value-type="string">
            <text:p>UE-007</text:p>
          </table:table-cell>
          <table:table-cell table:style-name="ce1" table:formula="of:=IFERROR(__xludf.dummyfunction(&quot;&quot;&quot;COMPUTED_VALUE&quot;&quot;&quot;);&quot;ALE-02&quot;)" office:value-type="string" office:string-value="ALE-02" calcext:value-type="string">
            <text:p>ALE-02</text:p>
          </table:table-cell>
          <table:table-cell table:style-name="ce1" table:formula="of:=IFERROR(__xludf.dummyfunction(&quot;&quot;&quot;COMPUTED_VALUE&quot;&quot;&quot;);&quot;Hamburgo&quot;)" office:value-type="string" office:string-value="Hamburgo" calcext:value-type="string">
            <text:p>Hamburgo</text:p>
          </table:table-cell>
          <table:table-cell table:style-name="ce1" table:formula="of:=IFERROR(__xludf.dummyfunction(&quot;&quot;&quot;COMPUTED_VALUE&quot;&quot;&quot;);&quot;Hamburg&quot;)" office:value-type="string" office:string-value="Hamburg" calcext:value-type="string">
            <text:p>Hamburg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Hamburgo&quot;)" office:value-type="string" office:string-value="Hamburgo" calcext:value-type="string">
            <text:p>Hamburgo</text:p>
          </table:table-cell>
          <table:table-cell table:style-name="ce1"/>
          <table:table-cell table:style-name="ce1" table:formula="of:=IFERROR(__xludf.dummyfunction(&quot;&quot;&quot;COMPUTED_VALUE&quot;&quot;&quot;);&quot;1 851 430&quot;)" office:value-type="string" office:string-value="1 851 430" calcext:value-type="string">
            <text:p>1 851 43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1" table:formula="of:=IFERROR(__xludf.dummyfunction(&quot;&quot;&quot;COMPUTED_VALUE&quot;&quot;&quot;);&quot;UE-008&quot;)" office:value-type="string" office:string-value="UE-008" calcext:value-type="string">
            <text:p>UE-008</text:p>
          </table:table-cell>
          <table:table-cell table:style-name="ce1" table:formula="of:=IFERROR(__xludf.dummyfunction(&quot;&quot;&quot;COMPUTED_VALUE&quot;&quot;&quot;);&quot;POL-01&quot;)" office:value-type="string" office:string-value="POL-01" calcext:value-type="string">
            <text:p>POL-01</text:p>
          </table:table-cell>
          <table:table-cell table:style-name="ce1" table:formula="of:=IFERROR(__xludf.dummyfunction(&quot;&quot;&quot;COMPUTED_VALUE&quot;&quot;&quot;);&quot;Varsovia&quot;)" office:value-type="string" office:string-value="Varsovia" calcext:value-type="string">
            <text:p>Varsovia</text:p>
          </table:table-cell>
          <table:table-cell table:style-name="ce1" table:formula="of:=IFERROR(__xludf.dummyfunction(&quot;&quot;&quot;COMPUTED_VALUE&quot;&quot;&quot;);&quot;Warszawa&quot;)" office:value-type="string" office:string-value="Warszawa" calcext:value-type="string">
            <text:p>Warszawa</text:p>
          </table:table-cell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Mazovia&quot;)" office:value-type="string" office:string-value="Voivodato de Mazovia" calcext:value-type="string">
            <text:p>Voivodato de Mazovia</text:p>
          </table:table-cell>
          <table:table-cell table:style-name="ce1"/>
          <table:table-cell table:style-name="ce1" table:formula="of:=IFERROR(__xludf.dummyfunction(&quot;&quot;&quot;COMPUTED_VALUE&quot;&quot;&quot;);&quot;1 794 166&quot;)" office:value-type="string" office:string-value="1 794 166" calcext:value-type="string">
            <text:p>1 794 16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1" table:formula="of:=IFERROR(__xludf.dummyfunction(&quot;&quot;&quot;COMPUTED_VALUE&quot;&quot;&quot;);&quot;UE-009&quot;)" office:value-type="string" office:string-value="UE-009" calcext:value-type="string">
            <text:p>UE-009</text:p>
          </table:table-cell>
          <table:table-cell table:style-name="ce1" table:formula="of:=IFERROR(__xludf.dummyfunction(&quot;&quot;&quot;COMPUTED_VALUE&quot;&quot;&quot;);&quot;HUN-01&quot;)" office:value-type="string" office:string-value="HUN-01" calcext:value-type="string">
            <text:p>HUN-01</text:p>
          </table:table-cell>
          <table:table-cell table:style-name="ce1" table:formula="of:=IFERROR(__xludf.dummyfunction(&quot;&quot;&quot;COMPUTED_VALUE&quot;&quot;&quot;);&quot;Budapest&quot;)" office:value-type="string" office:string-value="Budapest" calcext:value-type="string">
            <text:p>Budapest</text:p>
          </table:table-cell>
          <table:table-cell table:style-name="ce1"/>
          <table:table-cell table:style-name="ce1" table:formula="of:=IFERROR(__xludf.dummyfunction(&quot;&quot;&quot;COMPUTED_VALUE&quot;&quot;&quot;);&quot;Hungría Hungría&quot;)" office:value-type="string" office:string-value="Hungría Hungría" calcext:value-type="string">
            <text:p>Hungría Hungría</text:p>
          </table:table-cell>
          <table:table-cell table:style-name="ce1" table:formula="of:=IFERROR(__xludf.dummyfunction(&quot;&quot;&quot;COMPUTED_VALUE&quot;&quot;&quot;);&quot;Budapest&quot;)" office:value-type="string" office:string-value="Budapest" calcext:value-type="string">
            <text:p>Budapest</text:p>
          </table:table-cell>
          <table:table-cell table:style-name="ce1"/>
          <table:table-cell table:style-name="ce1" table:formula="of:=IFERROR(__xludf.dummyfunction(&quot;&quot;&quot;COMPUTED_VALUE&quot;&quot;&quot;);&quot;1 752 286&quot;)" office:value-type="string" office:string-value="1 752 286" calcext:value-type="string">
            <text:p>1 752 28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1" table:formula="of:=IFERROR(__xludf.dummyfunction(&quot;&quot;&quot;COMPUTED_VALUE&quot;&quot;&quot;);&quot;UE-010&quot;)" office:value-type="string" office:string-value="UE-010" calcext:value-type="string">
            <text:p>UE-010</text:p>
          </table:table-cell>
          <table:table-cell table:style-name="ce1" table:formula="of:=IFERROR(__xludf.dummyfunction(&quot;&quot;&quot;COMPUTED_VALUE&quot;&quot;&quot;);&quot;ESP-02&quot;)" office:value-type="string" office:string-value="ESP-02" calcext:value-type="string">
            <text:p>ESP-02</text:p>
          </table:table-cell>
          <table:table-cell table:style-name="ce1" table:formula="of:=IFERROR(__xludf.dummyfunction(&quot;&quot;&quot;COMPUTED_VALUE&quot;&quot;&quot;);&quot;Barcelona&quot;)" office:value-type="string" office:string-value="Barcelona" calcext:value-type="string">
            <text:p>Barcelon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ataluña&quot;)" office:value-type="string" office:string-value="Cataluña" calcext:value-type="string">
            <text:p>Cataluña</text:p>
          </table:table-cell>
          <table:table-cell table:style-name="ce1" table:formula="of:=IFERROR(__xludf.dummyfunction(&quot;&quot;&quot;COMPUTED_VALUE&quot;&quot;&quot;);&quot;Provincia de Barcelona&quot;)" office:value-type="string" office:string-value="Provincia de Barcelona" calcext:value-type="string">
            <text:p>Provincia de Barcelona</text:p>
          </table:table-cell>
          <table:table-cell table:style-name="ce1" table:formula="of:=IFERROR(__xludf.dummyfunction(&quot;&quot;&quot;COMPUTED_VALUE&quot;&quot;&quot;);&quot;1 664 182&quot;)" office:value-type="string" office:string-value="1 664 182" calcext:value-type="string">
            <text:p>1 664 18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1" table:formula="of:=IFERROR(__xludf.dummyfunction(&quot;&quot;&quot;COMPUTED_VALUE&quot;&quot;&quot;);&quot;UE-011&quot;)" office:value-type="string" office:string-value="UE-011" calcext:value-type="string">
            <text:p>UE-011</text:p>
          </table:table-cell>
          <table:table-cell table:style-name="ce1" table:formula="of:=IFERROR(__xludf.dummyfunction(&quot;&quot;&quot;COMPUTED_VALUE&quot;&quot;&quot;);&quot;ALE-03&quot;)" office:value-type="string" office:string-value="ALE-03" calcext:value-type="string">
            <text:p>ALE-03</text:p>
          </table:table-cell>
          <table:table-cell table:style-name="ce1" table:formula="of:=IFERROR(__xludf.dummyfunction(&quot;&quot;&quot;COMPUTED_VALUE&quot;&quot;&quot;);&quot;Múnich&quot;)" office:value-type="string" office:string-value="Múnich" calcext:value-type="string">
            <text:p>Múnich</text:p>
          </table:table-cell>
          <table:table-cell table:style-name="ce1" table:formula="of:=IFERROR(__xludf.dummyfunction(&quot;&quot;&quot;COMPUTED_VALUE&quot;&quot;&quot;);&quot;München&quot;)" office:value-type="string" office:string-value="München" calcext:value-type="string">
            <text:p>München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viera&quot;)" office:value-type="string" office:string-value="Baviera" calcext:value-type="string">
            <text:p>Baviera</text:p>
          </table:table-cell>
          <table:table-cell table:style-name="ce1"/>
          <table:table-cell table:style-name="ce1" table:formula="of:=IFERROR(__xludf.dummyfunction(&quot;&quot;&quot;COMPUTED_VALUE&quot;&quot;&quot;);&quot;1 562 096&quot;)" office:value-type="string" office:string-value="1 562 096" calcext:value-type="string">
            <text:p>1 562 09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02&quot;)" office:value-type="string" office:string-value="UKR-02" calcext:value-type="string">
            <text:p>UKR-02</text:p>
          </table:table-cell>
          <table:table-cell table:style-name="ce1" table:formula="of:=IFERROR(__xludf.dummyfunction(&quot;&quot;&quot;COMPUTED_VALUE&quot;&quot;&quot;);&quot;Járkov&quot;)" office:value-type="string" office:string-value="Járkov" calcext:value-type="string">
            <text:p>Járkov</text:p>
          </table:table-cell>
          <table:table-cell table:style-name="ce1" table:formula="of:=IFERROR(__xludf.dummyfunction(&quot;&quot;&quot;COMPUTED_VALUE&quot;&quot;&quot;);&quot;Харків&quot;)" office:value-type="string" office:string-value="Харків" calcext:value-type="string">
            <text:p>Харків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Járkov&quot;)" office:value-type="string" office:string-value="Óblast de Járkov" calcext:value-type="string">
            <text:p>Óblast de Járkov</text:p>
          </table:table-cell>
          <table:table-cell table:style-name="ce1"/>
          <table:table-cell table:style-name="ce1" table:formula="of:=IFERROR(__xludf.dummyfunction(&quot;&quot;&quot;COMPUTED_VALUE&quot;&quot;&quot;);&quot;1 443 886&quot;)" office:value-type="string" office:string-value="1 443 886" calcext:value-type="string">
            <text:p>1 443 88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1" table:formula="of:=IFERROR(__xludf.dummyfunction(&quot;&quot;&quot;COMPUTED_VALUE&quot;&quot;&quot;);&quot;UE-012&quot;)" office:value-type="string" office:string-value="UE-012" calcext:value-type="string">
            <text:p>UE-012</text:p>
          </table:table-cell>
          <table:table-cell table:style-name="ce1" table:formula="of:=IFERROR(__xludf.dummyfunction(&quot;&quot;&quot;COMPUTED_VALUE&quot;&quot;&quot;);&quot;ITA-02&quot;)" office:value-type="string" office:string-value="ITA-02" calcext:value-type="string">
            <text:p>ITA-02</text:p>
          </table:table-cell>
          <table:table-cell table:style-name="ce1" table:formula="of:=IFERROR(__xludf.dummyfunction(&quot;&quot;&quot;COMPUTED_VALUE&quot;&quot;&quot;);&quot;Milán&quot;)" office:value-type="string" office:string-value="Milán" calcext:value-type="string">
            <text:p>Milán</text:p>
          </table:table-cell>
          <table:table-cell table:style-name="ce1" table:formula="of:=IFERROR(__xludf.dummyfunction(&quot;&quot;&quot;COMPUTED_VALUE&quot;&quot;&quot;);&quot;Milano&quot;)" office:value-type="string" office:string-value="Milano" calcext:value-type="string">
            <text:p>Milano</text:p>
          </table:table-cell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Lombardía&quot;)" office:value-type="string" office:string-value="Lombardía" calcext:value-type="string">
            <text:p>Lombardía</text:p>
          </table:table-cell>
          <table:table-cell table:style-name="ce1" table:formula="of:=IFERROR(__xludf.dummyfunction(&quot;&quot;&quot;COMPUTED_VALUE&quot;&quot;&quot;);&quot;Ciudad metropolitana de Milán&quot;)" office:value-type="string" office:string-value="Ciudad metropolitana de Milán" calcext:value-type="string">
            <text:p>Ciudad metropolitana de Milán</text:p>
          </table:table-cell>
          <table:table-cell table:style-name="ce1" table:formula="of:=IFERROR(__xludf.dummyfunction(&quot;&quot;&quot;COMPUTED_VALUE&quot;&quot;&quot;);&quot;1 396 522&quot;)" office:value-type="string" office:string-value="1 396 522" calcext:value-type="string">
            <text:p>1 396 52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SRB-01&quot;)" office:value-type="string" office:string-value="SRB-01" calcext:value-type="string">
            <text:p>SRB-01</text:p>
          </table:table-cell>
          <table:table-cell table:style-name="ce1" table:formula="of:=IFERROR(__xludf.dummyfunction(&quot;&quot;&quot;COMPUTED_VALUE&quot;&quot;&quot;);&quot;Belgrado&quot;)" office:value-type="string" office:string-value="Belgrado" calcext:value-type="string">
            <text:p>Belgrado</text:p>
          </table:table-cell>
          <table:table-cell table:style-name="ce1" table:formula="of:=IFERROR(__xludf.dummyfunction(&quot;&quot;&quot;COMPUTED_VALUE&quot;&quot;&quot;);&quot;Београд&quot;)" office:value-type="string" office:string-value="Београд" calcext:value-type="string">
            <text:p>Београд</text:p>
          </table:table-cell>
          <table:table-cell table:style-name="ce1" table:formula="of:=IFERROR(__xludf.dummyfunction(&quot;&quot;&quot;COMPUTED_VALUE&quot;&quot;&quot;);&quot;Serbia Serbia&quot;)" office:value-type="string" office:string-value="Serbia Serbia" calcext:value-type="string">
            <text:p>Serbia Serbia</text:p>
          </table:table-cell>
          <table:table-cell table:style-name="ce1" table:formula="of:=IFERROR(__xludf.dummyfunction(&quot;&quot;&quot;COMPUTED_VALUE&quot;&quot;&quot;);&quot;Ciudad de Belgrado&quot;)" office:value-type="string" office:string-value="Ciudad de Belgrado" calcext:value-type="string">
            <text:p>Ciudad de Belgrado</text:p>
          </table:table-cell>
          <table:table-cell table:style-name="ce1"/>
          <table:table-cell table:style-name="ce1" table:formula="of:=IFERROR(__xludf.dummyfunction(&quot;&quot;&quot;COMPUTED_VALUE&quot;&quot;&quot;);&quot;1 378 682&quot;)" office:value-type="string" office:string-value="1 378 682" calcext:value-type="string">
            <text:p>1 378 68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1" table:formula="of:=IFERROR(__xludf.dummyfunction(&quot;&quot;&quot;COMPUTED_VALUE&quot;&quot;&quot;);&quot;UE-013&quot;)" office:value-type="string" office:string-value="UE-013" calcext:value-type="string">
            <text:p>UE-013</text:p>
          </table:table-cell>
          <table:table-cell table:style-name="ce1" table:formula="of:=IFERROR(__xludf.dummyfunction(&quot;&quot;&quot;COMPUTED_VALUE&quot;&quot;&quot;);&quot;CZE-01&quot;)" office:value-type="string" office:string-value="CZE-01" calcext:value-type="string">
            <text:p>CZE-01</text:p>
          </table:table-cell>
          <table:table-cell table:style-name="ce1" table:formula="of:=IFERROR(__xludf.dummyfunction(&quot;&quot;&quot;COMPUTED_VALUE&quot;&quot;&quot;);&quot;Praga&quot;)" office:value-type="string" office:string-value="Praga" calcext:value-type="string">
            <text:p>Praga</text:p>
          </table:table-cell>
          <table:table-cell table:style-name="ce1" table:formula="of:=IFERROR(__xludf.dummyfunction(&quot;&quot;&quot;COMPUTED_VALUE&quot;&quot;&quot;);&quot;Praha&quot;)" office:value-type="string" office:string-value="Praha" calcext:value-type="string">
            <text:p>Praha</text:p>
          </table:table-cell>
          <table:table-cell table:style-name="ce1" table:formula="of:=IFERROR(__xludf.dummyfunction(&quot;&quot;&quot;COMPUTED_VALUE&quot;&quot;&quot;);&quot;República Checa República Checa&quot;)" office:value-type="string" office:string-value="República Checa República Checa" calcext:value-type="string">
            <text:p>República Checa República Checa</text:p>
          </table:table-cell>
          <table:table-cell table:style-name="ce1" table:formula="of:=IFERROR(__xludf.dummyfunction(&quot;&quot;&quot;COMPUTED_VALUE&quot;&quot;&quot;);&quot;Región de Bohemia Central&quot;)" office:value-type="string" office:string-value="Región de Bohemia Central" calcext:value-type="string">
            <text:p>Región de Bohemia Central</text:p>
          </table:table-cell>
          <table:table-cell table:style-name="ce1"/>
          <table:table-cell table:style-name="ce1" table:formula="of:=IFERROR(__xludf.dummyfunction(&quot;&quot;&quot;COMPUTED_VALUE&quot;&quot;&quot;);&quot;1 335 084&quot;)" office:value-type="string" office:string-value="1 335 084" calcext:value-type="string">
            <text:p>1 335 08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1" table:formula="of:=IFERROR(__xludf.dummyfunction(&quot;&quot;&quot;COMPUTED_VALUE&quot;&quot;&quot;);&quot;UE-014&quot;)" office:value-type="string" office:string-value="UE-014" calcext:value-type="string">
            <text:p>UE-014</text:p>
          </table:table-cell>
          <table:table-cell table:style-name="ce1" table:formula="of:=IFERROR(__xludf.dummyfunction(&quot;&quot;&quot;COMPUTED_VALUE&quot;&quot;&quot;);&quot;BUL-01&quot;)" office:value-type="string" office:string-value="BUL-01" calcext:value-type="string">
            <text:p>BUL-01</text:p>
          </table:table-cell>
          <table:table-cell table:style-name="ce1" table:formula="of:=IFERROR(__xludf.dummyfunction(&quot;&quot;&quot;COMPUTED_VALUE&quot;&quot;&quot;);&quot;Sofía&quot;)" office:value-type="string" office:string-value="Sofía" calcext:value-type="string">
            <text:p>Sofía</text:p>
          </table:table-cell>
          <table:table-cell table:style-name="ce1" table:formula="of:=IFERROR(__xludf.dummyfunction(&quot;&quot;&quot;COMPUTED_VALUE&quot;&quot;&quot;);&quot;София&quot;)" office:value-type="string" office:string-value="София" calcext:value-type="string">
            <text:p>София</text:p>
          </table:table-cell>
          <table:table-cell table:style-name="ce1" table:formula="of:=IFERROR(__xludf.dummyfunction(&quot;&quot;&quot;COMPUTED_VALUE&quot;&quot;&quot;);&quot;Bulgaria Bulgaria&quot;)" office:value-type="string" office:string-value="Bulgaria Bulgaria" calcext:value-type="string">
            <text:p>Bulgaria Bulgaria</text:p>
          </table:table-cell>
          <table:table-cell table:style-name="ce1" table:formula="of:=IFERROR(__xludf.dummyfunction(&quot;&quot;&quot;COMPUTED_VALUE&quot;&quot;&quot;);&quot;Provincia de Sofía-Ciudad&quot;)" office:value-type="string" office:string-value="Provincia de Sofía-Ciudad" calcext:value-type="string">
            <text:p>Provincia de Sofía-Ciudad</text:p>
          </table:table-cell>
          <table:table-cell table:style-name="ce1"/>
          <table:table-cell table:style-name="ce1" table:formula="of:=IFERROR(__xludf.dummyfunction(&quot;&quot;&quot;COMPUTED_VALUE&quot;&quot;&quot;);&quot;1 280 034&quot;)" office:value-type="string" office:string-value="1 280 034" calcext:value-type="string">
            <text:p>1 280 03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03&quot;)" office:value-type="string" office:string-value="RUS-003" calcext:value-type="string">
            <text:p>RUS-003</text:p>
          </table:table-cell>
          <table:table-cell table:style-name="ce1" table:formula="of:=IFERROR(__xludf.dummyfunction(&quot;&quot;&quot;COMPUTED_VALUE&quot;&quot;&quot;);&quot;Nizni Nóvgorod&quot;)" office:value-type="string" office:string-value="Nizni Nóvgorod" calcext:value-type="string">
            <text:p>Nizni Nóvgorod</text:p>
          </table:table-cell>
          <table:table-cell table:style-name="ce1" table:formula="of:=IFERROR(__xludf.dummyfunction(&quot;&quot;&quot;COMPUTED_VALUE&quot;&quot;&quot;);&quot;Нижний Новгород&quot;)" office:value-type="string" office:string-value="Нижний Новгород" calcext:value-type="string">
            <text:p>Нижний Новгород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Nizni Nóvgorod&quot;)" office:value-type="string" office:string-value="Óblast de Nizni Nóvgorod" calcext:value-type="string">
            <text:p>Óblast de Nizni Nóvgorod</text:p>
          </table:table-cell>
          <table:table-cell table:style-name="ce1"/>
          <table:table-cell table:style-name="ce1" table:formula="of:=IFERROR(__xludf.dummyfunction(&quot;&quot;&quot;COMPUTED_VALUE&quot;&quot;&quot;);&quot;1 244 254&quot;)" office:value-type="string" office:string-value="1 244 254" calcext:value-type="string">
            <text:p>1 244 25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04&quot;)" office:value-type="string" office:string-value="RUS-004" calcext:value-type="string">
            <text:p>RUS-004</text:p>
          </table:table-cell>
          <table:table-cell table:style-name="ce1" table:formula="of:=IFERROR(__xludf.dummyfunction(&quot;&quot;&quot;COMPUTED_VALUE&quot;&quot;&quot;);&quot;Kazán&quot;)" office:value-type="string" office:string-value="Kazán" calcext:value-type="string">
            <text:p>Kazán</text:p>
          </table:table-cell>
          <table:table-cell table:style-name="ce1" table:formula="of:=IFERROR(__xludf.dummyfunction(&quot;&quot;&quot;COMPUTED_VALUE&quot;&quot;&quot;);&quot;Казань&quot;)" office:value-type="string" office:string-value="Казань" calcext:value-type="string">
            <text:p>Казань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Tartaristán&quot;)" office:value-type="string" office:string-value="República de Tartaristán" calcext:value-type="string">
            <text:p>República de Tartaristán</text:p>
          </table:table-cell>
          <table:table-cell table:style-name="ce1"/>
          <table:table-cell table:style-name="ce1" table:formula="of:=IFERROR(__xludf.dummyfunction(&quot;&quot;&quot;COMPUTED_VALUE&quot;&quot;&quot;);&quot;1 257 341&quot;)" office:value-type="string" office:string-value="1 257 341" calcext:value-type="string">
            <text:p>1 257 34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1" table:formula="of:=IFERROR(__xludf.dummyfunction(&quot;&quot;&quot;COMPUTED_VALUE&quot;&quot;&quot;);&quot;UE-015&quot;)" office:value-type="string" office:string-value="UE-015" calcext:value-type="string">
            <text:p>UE-015</text:p>
          </table:table-cell>
          <table:table-cell table:style-name="ce1" table:formula="of:=IFERROR(__xludf.dummyfunction(&quot;&quot;&quot;COMPUTED_VALUE&quot;&quot;&quot;);&quot;BEL-01&quot;)" office:value-type="string" office:string-value="BEL-01" calcext:value-type="string">
            <text:p>BEL-01</text:p>
          </table:table-cell>
          <table:table-cell table:style-name="ce1" table:formula="of:=IFERROR(__xludf.dummyfunction(&quot;&quot;&quot;COMPUTED_VALUE&quot;&quot;&quot;);&quot;Bruselas&quot;)" office:value-type="string" office:string-value="Bruselas" calcext:value-type="string">
            <text:p>Bruselas</text:p>
          </table:table-cell>
          <table:table-cell table:style-name="ce1" table:formula="of:=IFERROR(__xludf.dummyfunction(&quot;&quot;&quot;COMPUTED_VALUE&quot;&quot;&quot;);&quot;Bruxelles - Brussel&quot;)" office:value-type="string" office:string-value="Bruxelles - Brussel" calcext:value-type="string">
            <text:p>Bruxelles - Brussel</text:p>
          </table:table-cell>
          <table:table-cell table:style-name="ce1" table:formula="of:=IFERROR(__xludf.dummyfunction(&quot;&quot;&quot;COMPUTED_VALUE&quot;&quot;&quot;);&quot;Bélgica Bélgica&quot;)" office:value-type="string" office:string-value="Bélgica Bélgica" calcext:value-type="string">
            <text:p>Bélgica Bélgica</text:p>
          </table:table-cell>
          <table:table-cell table:style-name="ce1" table:formula="of:=IFERROR(__xludf.dummyfunction(&quot;&quot;&quot;COMPUTED_VALUE&quot;&quot;&quot;);&quot;Región de Bruselas Capital&quot;)" office:value-type="string" office:string-value="Región de Bruselas Capital" calcext:value-type="string">
            <text:p>Región de Bruselas Capital</text:p>
          </table:table-cell>
          <table:table-cell table:style-name="ce1"/>
          <table:table-cell table:style-name="ce1" table:formula="of:=IFERROR(__xludf.dummyfunction(&quot;&quot;&quot;COMPUTED_VALUE&quot;&quot;&quot;);&quot;1 223 520&quot;)" office:value-type="string" office:string-value="1 223 520" calcext:value-type="string">
            <text:p>1 223 52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GEO-01&quot;)" office:value-type="string" office:string-value="GEO-01" calcext:value-type="string">
            <text:p>GEO-01</text:p>
          </table:table-cell>
          <table:table-cell table:style-name="ce1" table:formula="of:=IFERROR(__xludf.dummyfunction(&quot;&quot;&quot;COMPUTED_VALUE&quot;&quot;&quot;);&quot;Tiflis&quot;)" office:value-type="string" office:string-value="Tiflis" calcext:value-type="string">
            <text:p>Tiflis</text:p>
          </table:table-cell>
          <table:table-cell table:style-name="ce1" table:formula="of:=IFERROR(__xludf.dummyfunction(&quot;&quot;&quot;COMPUTED_VALUE&quot;&quot;&quot;);&quot;თბილისი&quot;)" office:value-type="string" office:string-value="თბილისი" calcext:value-type="string">
            <text:p>თბილისი</text:p>
          </table:table-cell>
          <table:table-cell table:style-name="ce1" table:formula="of:=IFERROR(__xludf.dummyfunction(&quot;&quot;&quot;COMPUTED_VALUE&quot;&quot;&quot;);&quot;Georgia Georgia&quot;)" office:value-type="string" office:string-value="Georgia Georgia" calcext:value-type="string">
            <text:p>Georgia Georgia</text:p>
          </table:table-cell>
          <table:table-cell table:style-name="ce1" table:formula="of:=IFERROR(__xludf.dummyfunction(&quot;&quot;&quot;COMPUTED_VALUE&quot;&quot;&quot;);&quot;Tiflis&quot;)" office:value-type="string" office:string-value="Tiflis" calcext:value-type="string">
            <text:p>Tiflis</text:p>
          </table:table-cell>
          <table:table-cell table:style-name="ce1"/>
          <table:table-cell table:style-name="ce1" table:formula="of:=IFERROR(__xludf.dummyfunction(&quot;&quot;&quot;COMPUTED_VALUE&quot;&quot;&quot;);&quot;1 171 100&quot;)" office:value-type="string" office:string-value="1 171 100" calcext:value-type="string">
            <text:p>1 171 1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05&quot;)" office:value-type="string" office:string-value="RUS-005" calcext:value-type="string">
            <text:p>RUS-005</text:p>
          </table:table-cell>
          <table:table-cell table:style-name="ce1" table:formula="of:=IFERROR(__xludf.dummyfunction(&quot;&quot;&quot;COMPUTED_VALUE&quot;&quot;&quot;);&quot;Samara&quot;)" office:value-type="string" office:string-value="Samara" calcext:value-type="string">
            <text:p>Samara</text:p>
          </table:table-cell>
          <table:table-cell table:style-name="ce1" table:formula="of:=IFERROR(__xludf.dummyfunction(&quot;&quot;&quot;COMPUTED_VALUE&quot;&quot;&quot;);&quot;Самара&quot;)" office:value-type="string" office:string-value="Самара" calcext:value-type="string">
            <text:p>Самара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Samara&quot;)" office:value-type="string" office:string-value="Óblast de Samara" calcext:value-type="string">
            <text:p>Óblast de Samara</text:p>
          </table:table-cell>
          <table:table-cell table:style-name="ce1"/>
          <table:table-cell table:style-name="ce1" table:formula="of:=IFERROR(__xludf.dummyfunction(&quot;&quot;&quot;COMPUTED_VALUE&quot;&quot;&quot;);&quot;1 144 759&quot;)" office:value-type="string" office:string-value="1 144 759" calcext:value-type="string">
            <text:p>1 144 75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1"/>
          <table:table-cell table:style-name="ce1" table:formula="of:=IFERROR(__xludf.dummyfunction(&quot;&quot;&quot;COMPUTED_VALUE&quot;&quot;&quot;);&quot;GBR-02&quot;)" office:value-type="string" office:string-value="GBR-02" calcext:value-type="string">
            <text:p>GBR-02</text:p>
          </table:table-cell>
          <table:table-cell table:style-name="ce1" table:formula="of:=IFERROR(__xludf.dummyfunction(&quot;&quot;&quot;COMPUTED_VALUE&quot;&quot;&quot;);&quot;Birmingham&quot;)" office:value-type="string" office:string-value="Birmingham" calcext:value-type="string">
            <text:p>Birmingham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Midlands del Oeste&quot;)" office:value-type="string" office:string-value="Midlands del Oeste" calcext:value-type="string">
            <text:p>Midlands del Oeste</text:p>
          </table:table-cell>
          <table:table-cell table:style-name="ce1" table:formula="of:=IFERROR(__xludf.dummyfunction(&quot;&quot;&quot;COMPUTED_VALUE&quot;&quot;&quot;);&quot;1 141 816&quot;)" office:value-type="string" office:string-value="1 141 816" calcext:value-type="string">
            <text:p>1 141 81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07&quot;)" office:value-type="string" office:string-value="RUS-007" calcext:value-type="string">
            <text:p>RUS-007</text:p>
          </table:table-cell>
          <table:table-cell table:style-name="ce1" table:formula="of:=IFERROR(__xludf.dummyfunction(&quot;&quot;&quot;COMPUTED_VALUE&quot;&quot;&quot;);&quot;Rostov del Don&quot;)" office:value-type="string" office:string-value="Rostov del Don" calcext:value-type="string">
            <text:p>Rostov del Don</text:p>
          </table:table-cell>
          <table:table-cell table:style-name="ce1" table:formula="of:=IFERROR(__xludf.dummyfunction(&quot;&quot;&quot;COMPUTED_VALUE&quot;&quot;&quot;);&quot;Ростов-на-Дону&quot;)" office:value-type="string" office:string-value="Ростов-на-Дону" calcext:value-type="string">
            <text:p>Ростов-на-Дону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Rostov&quot;)" office:value-type="string" office:string-value="Óblast de Rostov" calcext:value-type="string">
            <text:p>Óblast de Rostov</text:p>
          </table:table-cell>
          <table:table-cell table:style-name="ce1"/>
          <table:table-cell table:style-name="ce1" table:formula="of:=IFERROR(__xludf.dummyfunction(&quot;&quot;&quot;COMPUTED_VALUE&quot;&quot;&quot;);&quot;1 137 704&quot;)" office:value-type="string" office:string-value="1 137 704" calcext:value-type="string">
            <text:p>1 137 70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1)" office:value-type="float" office:value="31" calcext:value-type="float">
            <text:p>3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06&quot;)" office:value-type="string" office:string-value="RUS-006" calcext:value-type="string">
            <text:p>RUS-006</text:p>
          </table:table-cell>
          <table:table-cell table:style-name="ce1" table:formula="of:=IFERROR(__xludf.dummyfunction(&quot;&quot;&quot;COMPUTED_VALUE&quot;&quot;&quot;);&quot;Ufá&quot;)" office:value-type="string" office:string-value="Ufá" calcext:value-type="string">
            <text:p>Ufá</text:p>
          </table:table-cell>
          <table:table-cell table:style-name="ce1" table:formula="of:=IFERROR(__xludf.dummyfunction(&quot;&quot;&quot;COMPUTED_VALUE&quot;&quot;&quot;);&quot;Уфа&quot;)" office:value-type="string" office:string-value="Уфа" calcext:value-type="string">
            <text:p>Уфа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Baskortostán&quot;)" office:value-type="string" office:string-value="República de Baskortostán" calcext:value-type="string">
            <text:p>República de Baskortostán</text:p>
          </table:table-cell>
          <table:table-cell table:style-name="ce1"/>
          <table:table-cell table:style-name="ce1" table:formula="of:=IFERROR(__xludf.dummyfunction(&quot;&quot;&quot;COMPUTED_VALUE&quot;&quot;&quot;);&quot;1 125 933&quot;)" office:value-type="string" office:string-value="1 125 933" calcext:value-type="string">
            <text:p>1 125 93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1" table:formula="of:=IFERROR(__xludf.dummyfunction(&quot;&quot;&quot;COMPUTED_VALUE&quot;&quot;&quot;);&quot;UE-016&quot;)" office:value-type="string" office:string-value="UE-016" calcext:value-type="string">
            <text:p>UE-016</text:p>
          </table:table-cell>
          <table:table-cell table:style-name="ce1" table:formula="of:=IFERROR(__xludf.dummyfunction(&quot;&quot;&quot;COMPUTED_VALUE&quot;&quot;&quot;);&quot;ALE-04&quot;)" office:value-type="string" office:string-value="ALE-04" calcext:value-type="string">
            <text:p>ALE-04</text:p>
          </table:table-cell>
          <table:table-cell table:style-name="ce1" table:formula="of:=IFERROR(__xludf.dummyfunction(&quot;&quot;&quot;COMPUTED_VALUE&quot;&quot;&quot;);&quot;Colonia&quot;)" office:value-type="string" office:string-value="Colonia" calcext:value-type="string">
            <text:p>Colonia</text:p>
          </table:table-cell>
          <table:table-cell table:style-name="ce1" table:formula="of:=IFERROR(__xludf.dummyfunction(&quot;&quot;&quot;COMPUTED_VALUE&quot;&quot;&quot;);&quot;Köln&quot;)" office:value-type="string" office:string-value="Köln" calcext:value-type="string">
            <text:p>Köln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1 083 498&quot;)" office:value-type="string" office:string-value="1 083 498" calcext:value-type="string">
            <text:p>1 083 49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ARM-01&quot;)" office:value-type="string" office:string-value="ARM-01" calcext:value-type="string">
            <text:p>ARM-01</text:p>
          </table:table-cell>
          <table:table-cell table:style-name="ce1" table:formula="of:=IFERROR(__xludf.dummyfunction(&quot;&quot;&quot;COMPUTED_VALUE&quot;&quot;&quot;);&quot;Ereván&quot;)" office:value-type="string" office:string-value="Ereván" calcext:value-type="string">
            <text:p>Ereván</text:p>
          </table:table-cell>
          <table:table-cell table:style-name="ce1" table:formula="of:=IFERROR(__xludf.dummyfunction(&quot;&quot;&quot;COMPUTED_VALUE&quot;&quot;&quot;);&quot;Երևան&quot;)" office:value-type="string" office:string-value="Երևան" calcext:value-type="string">
            <text:p>Երևան</text:p>
          </table:table-cell>
          <table:table-cell table:style-name="ce1" table:formula="of:=IFERROR(__xludf.dummyfunction(&quot;&quot;&quot;COMPUTED_VALUE&quot;&quot;&quot;);&quot;Armenia Armenia&quot;)" office:value-type="string" office:string-value="Armenia Armenia" calcext:value-type="string">
            <text:p>Armenia Armenia</text:p>
          </table:table-cell>
          <table:table-cell table:style-name="ce1" table:formula="of:=IFERROR(__xludf.dummyfunction(&quot;&quot;&quot;COMPUTED_VALUE&quot;&quot;&quot;);&quot;Ereván&quot;)" office:value-type="string" office:string-value="Ereván" calcext:value-type="string">
            <text:p>Ereván</text:p>
          </table:table-cell>
          <table:table-cell table:style-name="ce1"/>
          <table:table-cell table:style-name="ce1" table:formula="of:=IFERROR(__xludf.dummyfunction(&quot;&quot;&quot;COMPUTED_VALUE&quot;&quot;&quot;);&quot;1 075 800&quot;)" office:value-type="string" office:string-value="1 075 800" calcext:value-type="string">
            <text:p>1 075 8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08&quot;)" office:value-type="string" office:string-value="RUS-008" calcext:value-type="string">
            <text:p>RUS-008</text:p>
          </table:table-cell>
          <table:table-cell table:style-name="ce1" table:formula="of:=IFERROR(__xludf.dummyfunction(&quot;&quot;&quot;COMPUTED_VALUE&quot;&quot;&quot;);&quot;Vorónezh&quot;)" office:value-type="string" office:string-value="Vorónezh" calcext:value-type="string">
            <text:p>Vorónezh</text:p>
          </table:table-cell>
          <table:table-cell table:style-name="ce1" table:formula="of:=IFERROR(__xludf.dummyfunction(&quot;&quot;&quot;COMPUTED_VALUE&quot;&quot;&quot;);&quot;Воронеж&quot;)" office:value-type="string" office:string-value="Воронеж" calcext:value-type="string">
            <text:p>Воронеж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Vorónezh&quot;)" office:value-type="string" office:string-value="Óblast de Vorónezh" calcext:value-type="string">
            <text:p>Óblast de Vorónezh</text:p>
          </table:table-cell>
          <table:table-cell table:style-name="ce1"/>
          <table:table-cell table:style-name="ce1" table:formula="of:=IFERROR(__xludf.dummyfunction(&quot;&quot;&quot;COMPUTED_VALUE&quot;&quot;&quot;);&quot;1 050 602&quot;)" office:value-type="string" office:string-value="1 050 602" calcext:value-type="string">
            <text:p>1 050 60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09&quot;)" office:value-type="string" office:string-value="RUS-009" calcext:value-type="string">
            <text:p>RUS-009</text:p>
          </table:table-cell>
          <table:table-cell table:style-name="ce1" table:formula="of:=IFERROR(__xludf.dummyfunction(&quot;&quot;&quot;COMPUTED_VALUE&quot;&quot;&quot;);&quot;Perm&quot;)" office:value-type="string" office:string-value="Perm" calcext:value-type="string">
            <text:p>Perm</text:p>
          </table:table-cell>
          <table:table-cell table:style-name="ce1" table:formula="of:=IFERROR(__xludf.dummyfunction(&quot;&quot;&quot;COMPUTED_VALUE&quot;&quot;&quot;);&quot;Пермь&quot;)" office:value-type="string" office:string-value="Пермь" calcext:value-type="string">
            <text:p>Пермь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Krai de Perm&quot;)" office:value-type="string" office:string-value="Krai de Perm" calcext:value-type="string">
            <text:p>Krai de Perm</text:p>
          </table:table-cell>
          <table:table-cell table:style-name="ce1"/>
          <table:table-cell table:style-name="ce1" table:formula="of:=IFERROR(__xludf.dummyfunction(&quot;&quot;&quot;COMPUTED_VALUE&quot;&quot;&quot;);&quot;1 049 199&quot;)" office:value-type="string" office:string-value="1 049 199" calcext:value-type="string">
            <text:p>1 049 19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03&quot;)" office:value-type="string" office:string-value="UKR-03" calcext:value-type="string">
            <text:p>UKR-03</text:p>
          </table:table-cell>
          <table:table-cell table:style-name="ce1" table:formula="of:=IFERROR(__xludf.dummyfunction(&quot;&quot;&quot;COMPUTED_VALUE&quot;&quot;&quot;);&quot;Odesa&quot;)" office:value-type="string" office:string-value="Odesa" calcext:value-type="string">
            <text:p>Odesa</text:p>
          </table:table-cell>
          <table:table-cell table:style-name="ce1" table:formula="of:=IFERROR(__xludf.dummyfunction(&quot;&quot;&quot;COMPUTED_VALUE&quot;&quot;&quot;);&quot;Одеса&quot;)" office:value-type="string" office:string-value="Одеса" calcext:value-type="string">
            <text:p>Одеса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Odesa&quot;)" office:value-type="string" office:string-value="Óblast de Odesa" calcext:value-type="string">
            <text:p>Óblast de Odesa</text:p>
          </table:table-cell>
          <table:table-cell table:style-name="ce1"/>
          <table:table-cell table:style-name="ce1" table:formula="of:=IFERROR(__xludf.dummyfunction(&quot;&quot;&quot;COMPUTED_VALUE&quot;&quot;&quot;);&quot;1 015 826&quot;)" office:value-type="string" office:string-value="1 015 826" calcext:value-type="string">
            <text:p>1 015 82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10&quot;)" office:value-type="string" office:string-value="RUS-010" calcext:value-type="string">
            <text:p>RUS-010</text:p>
          </table:table-cell>
          <table:table-cell table:style-name="ce1" table:formula="of:=IFERROR(__xludf.dummyfunction(&quot;&quot;&quot;COMPUTED_VALUE&quot;&quot;&quot;);&quot;Volgogrado&quot;)" office:value-type="string" office:string-value="Volgogrado" calcext:value-type="string">
            <text:p>Volgogrado</text:p>
          </table:table-cell>
          <table:table-cell table:style-name="ce1" table:formula="of:=IFERROR(__xludf.dummyfunction(&quot;&quot;&quot;COMPUTED_VALUE&quot;&quot;&quot;);&quot;Волгоград&quot;)" office:value-type="string" office:string-value="Волгоград" calcext:value-type="string">
            <text:p>Волгоград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Volgogrado&quot;)" office:value-type="string" office:string-value="Óblast de Volgogrado" calcext:value-type="string">
            <text:p>Óblast de Volgogrado</text:p>
          </table:table-cell>
          <table:table-cell table:style-name="ce1"/>
          <table:table-cell table:style-name="ce1" table:formula="of:=IFERROR(__xludf.dummyfunction(&quot;&quot;&quot;COMPUTED_VALUE&quot;&quot;&quot;);&quot;1 004 763&quot;)" office:value-type="string" office:string-value="1 004 763" calcext:value-type="string">
            <text:p>1 004 76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04&quot;)" office:value-type="string" office:string-value="UKR-04" calcext:value-type="string">
            <text:p>UKR-04</text:p>
          </table:table-cell>
          <table:table-cell table:style-name="ce1" table:formula="of:=IFERROR(__xludf.dummyfunction(&quot;&quot;&quot;COMPUTED_VALUE&quot;&quot;&quot;);&quot;Dnipró&quot;)" office:value-type="string" office:string-value="Dnipró" calcext:value-type="string">
            <text:p>Dnipró</text:p>
          </table:table-cell>
          <table:table-cell table:style-name="ce1" table:formula="of:=IFERROR(__xludf.dummyfunction(&quot;&quot;&quot;COMPUTED_VALUE&quot;&quot;&quot;);&quot;Дніпро&quot;)" office:value-type="string" office:string-value="Дніпро" calcext:value-type="string">
            <text:p>Дніпро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Dnipropetrovsk&quot;)" office:value-type="string" office:string-value="Óblast de Dnipropetrovsk" calcext:value-type="string">
            <text:p>Óblast de Dnipropetrovsk</text:p>
          </table:table-cell>
          <table:table-cell table:style-name="ce1"/>
          <table:table-cell table:style-name="ce1" table:formula="of:=IFERROR(__xludf.dummyfunction(&quot;&quot;&quot;COMPUTED_VALUE&quot;&quot;&quot;);&quot;980 948&quot;)" office:value-type="string" office:string-value="980 948" calcext:value-type="string">
            <text:p>980 94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1" table:formula="of:=IFERROR(__xludf.dummyfunction(&quot;&quot;&quot;COMPUTED_VALUE&quot;&quot;&quot;);&quot;UE-017&quot;)" office:value-type="string" office:string-value="UE-017" calcext:value-type="string">
            <text:p>UE-017</text:p>
          </table:table-cell>
          <table:table-cell table:style-name="ce1" table:formula="of:=IFERROR(__xludf.dummyfunction(&quot;&quot;&quot;COMPUTED_VALUE&quot;&quot;&quot;);&quot;SWE-01&quot;)" office:value-type="string" office:string-value="SWE-01" calcext:value-type="string">
            <text:p>SWE-01</text:p>
          </table:table-cell>
          <table:table-cell table:style-name="ce1" table:formula="of:=IFERROR(__xludf.dummyfunction(&quot;&quot;&quot;COMPUTED_VALUE&quot;&quot;&quot;);&quot;Estocolmo&quot;)" office:value-type="string" office:string-value="Estocolmo" calcext:value-type="string">
            <text:p>Estocolmo</text:p>
          </table:table-cell>
          <table:table-cell table:style-name="ce1" table:formula="of:=IFERROR(__xludf.dummyfunction(&quot;&quot;&quot;COMPUTED_VALUE&quot;&quot;&quot;);&quot;Stockholm&quot;)" office:value-type="string" office:string-value="Stockholm" calcext:value-type="string">
            <text:p>Stockholm</text:p>
          </table:table-cell>
          <table:table-cell table:style-name="ce1" table:formula="of:=IFERROR(__xludf.dummyfunction(&quot;&quot;&quot;COMPUTED_VALUE&quot;&quot;&quot;);&quot;SueciaSuecia&quot;)" office:value-type="string" office:string-value="SueciaSuecia" calcext:value-type="string">
            <text:p>SueciaSuecia</text:p>
          </table:table-cell>
          <table:table-cell table:style-name="ce1" table:formula="of:=IFERROR(__xludf.dummyfunction(&quot;&quot;&quot;COMPUTED_VALUE&quot;&quot;&quot;);&quot;Provincia de Estocolmo&quot;)" office:value-type="string" office:string-value="Provincia de Estocolmo" calcext:value-type="string">
            <text:p>Provincia de Estocolmo</text:p>
          </table:table-cell>
          <table:table-cell table:style-name="ce1"/>
          <table:table-cell table:style-name="ce1" table:formula="of:=IFERROR(__xludf.dummyfunction(&quot;&quot;&quot;COMPUTED_VALUE&quot;&quot;&quot;);&quot;975 819&quot;)" office:value-type="string" office:string-value="975 819" calcext:value-type="string">
            <text:p>975 81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11&quot;)" office:value-type="string" office:string-value="RUS-011" calcext:value-type="string">
            <text:p>RUS-011</text:p>
          </table:table-cell>
          <table:table-cell table:style-name="ce1" table:formula="of:=IFERROR(__xludf.dummyfunction(&quot;&quot;&quot;COMPUTED_VALUE&quot;&quot;&quot;);&quot;Krasnodar&quot;)" office:value-type="string" office:string-value="Krasnodar" calcext:value-type="string">
            <text:p>Krasnodar</text:p>
          </table:table-cell>
          <table:table-cell table:style-name="ce1" table:formula="of:=IFERROR(__xludf.dummyfunction(&quot;&quot;&quot;COMPUTED_VALUE&quot;&quot;&quot;);&quot;Краснодар&quot;)" office:value-type="string" office:string-value="Краснодар" calcext:value-type="string">
            <text:p>Краснодар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Krai de Krasnodar&quot;)" office:value-type="string" office:string-value="Krai de Krasnodar" calcext:value-type="string">
            <text:p>Krai de Krasnodar</text:p>
          </table:table-cell>
          <table:table-cell table:style-name="ce1"/>
          <table:table-cell table:style-name="ce1" table:formula="of:=IFERROR(__xludf.dummyfunction(&quot;&quot;&quot;COMPUTED_VALUE&quot;&quot;&quot;);&quot;948 827&quot;)" office:value-type="string" office:string-value="948 827" calcext:value-type="string">
            <text:p>948 82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1" table:formula="of:=IFERROR(__xludf.dummyfunction(&quot;&quot;&quot;COMPUTED_VALUE&quot;&quot;&quot;);&quot;UE-018&quot;)" office:value-type="string" office:string-value="UE-018" calcext:value-type="string">
            <text:p>UE-018</text:p>
          </table:table-cell>
          <table:table-cell table:style-name="ce1" table:formula="of:=IFERROR(__xludf.dummyfunction(&quot;&quot;&quot;COMPUTED_VALUE&quot;&quot;&quot;);&quot;ITA-03&quot;)" office:value-type="string" office:string-value="ITA-03" calcext:value-type="string">
            <text:p>ITA-03</text:p>
          </table:table-cell>
          <table:table-cell table:style-name="ce1" table:formula="of:=IFERROR(__xludf.dummyfunction(&quot;&quot;&quot;COMPUTED_VALUE&quot;&quot;&quot;);&quot;Nápoles&quot;)" office:value-type="string" office:string-value="Nápoles" calcext:value-type="string">
            <text:p>Nápoles</text:p>
          </table:table-cell>
          <table:table-cell table:style-name="ce1" table:formula="of:=IFERROR(__xludf.dummyfunction(&quot;&quot;&quot;COMPUTED_VALUE&quot;&quot;&quot;);&quot;Napoli&quot;)" office:value-type="string" office:string-value="Napoli" calcext:value-type="string">
            <text:p>Napoli</text:p>
          </table:table-cell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Campania&quot;)" office:value-type="string" office:string-value="Campania" calcext:value-type="string">
            <text:p>Campania</text:p>
          </table:table-cell>
          <table:table-cell table:style-name="ce1" table:formula="of:=IFERROR(__xludf.dummyfunction(&quot;&quot;&quot;COMPUTED_VALUE&quot;&quot;&quot;);&quot;Ciudad metropolitana de Nápoles&quot;)" office:value-type="string" office:string-value="Ciudad metropolitana de Nápoles" calcext:value-type="string">
            <text:p>Ciudad metropolitana de Nápoles</text:p>
          </table:table-cell>
          <table:table-cell table:style-name="ce1" table:formula="of:=IFERROR(__xludf.dummyfunction(&quot;&quot;&quot;COMPUTED_VALUE&quot;&quot;&quot;);&quot;938 507&quot;)" office:value-type="string" office:string-value="938 507" calcext:value-type="string">
            <text:p>938 50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05&quot;)" office:value-type="string" office:string-value="UKR-05" calcext:value-type="string">
            <text:p>UKR-05</text:p>
          </table:table-cell>
          <table:table-cell table:style-name="ce1" table:formula="of:=IFERROR(__xludf.dummyfunction(&quot;&quot;&quot;COMPUTED_VALUE&quot;&quot;&quot;);&quot;Donetsk&quot;)" office:value-type="string" office:string-value="Donetsk" calcext:value-type="string">
            <text:p>Donetsk</text:p>
          </table:table-cell>
          <table:table-cell table:style-name="ce1" table:formula="of:=IFERROR(__xludf.dummyfunction(&quot;&quot;&quot;COMPUTED_VALUE&quot;&quot;&quot;);&quot;Донецьк&quot;)" office:value-type="string" office:string-value="Донецьк" calcext:value-type="string">
            <text:p>Донецьк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Donetsk&quot;)" office:value-type="string" office:string-value="Óblast de Donetsk" calcext:value-type="string">
            <text:p>Óblast de Donetsk</text:p>
          </table:table-cell>
          <table:table-cell table:style-name="ce1"/>
          <table:table-cell table:style-name="ce1" table:formula="of:=IFERROR(__xludf.dummyfunction(&quot;&quot;&quot;COMPUTED_VALUE&quot;&quot;&quot;);&quot;913 323&quot;)" office:value-type="string" office:string-value="913 323" calcext:value-type="string">
            <text:p>913 32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1" table:formula="of:=IFERROR(__xludf.dummyfunction(&quot;&quot;&quot;COMPUTED_VALUE&quot;&quot;&quot;);&quot;UE-019&quot;)" office:value-type="string" office:string-value="UE-019" calcext:value-type="string">
            <text:p>UE-019</text:p>
          </table:table-cell>
          <table:table-cell table:style-name="ce1" table:formula="of:=IFERROR(__xludf.dummyfunction(&quot;&quot;&quot;COMPUTED_VALUE&quot;&quot;&quot;);&quot;NED-01&quot;)" office:value-type="string" office:string-value="NED-01" calcext:value-type="string">
            <text:p>NED-01</text:p>
          </table:table-cell>
          <table:table-cell table:style-name="ce1" table:formula="of:=IFERROR(__xludf.dummyfunction(&quot;&quot;&quot;COMPUTED_VALUE&quot;&quot;&quot;);&quot;Ámsterdam[1]&quot;)" office:value-type="string" office:string-value="Ámsterdam[1]" calcext:value-type="string">
            <text:p>Ámsterdam[1]</text:p>
          </table:table-cell>
          <table:table-cell table:style-name="ce1" table:formula="of:=IFERROR(__xludf.dummyfunction(&quot;&quot;&quot;COMPUTED_VALUE&quot;&quot;&quot;);&quot;Ámsterdam&quot;)" office:value-type="string" office:string-value="Ámsterdam" calcext:value-type="string">
            <text:p>Ámsterdam</text:p>
          </table:table-cell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Holanda Septentrional&quot;)" office:value-type="string" office:string-value="Holanda Septentrional" calcext:value-type="string">
            <text:p>Holanda Septentrional</text:p>
          </table:table-cell>
          <table:table-cell table:style-name="ce1"/>
          <table:table-cell table:style-name="ce1" table:formula="of:=IFERROR(__xludf.dummyfunction(&quot;&quot;&quot;COMPUTED_VALUE&quot;&quot;&quot;);&quot;871 873&quot;)" office:value-type="string" office:string-value="871 873" calcext:value-type="string">
            <text:p>871 87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1" table:formula="of:=IFERROR(__xludf.dummyfunction(&quot;&quot;&quot;COMPUTED_VALUE&quot;&quot;&quot;);&quot;UE-020&quot;)" office:value-type="string" office:string-value="UE-020" calcext:value-type="string">
            <text:p>UE-020</text:p>
          </table:table-cell>
          <table:table-cell table:style-name="ce1" table:formula="of:=IFERROR(__xludf.dummyfunction(&quot;&quot;&quot;COMPUTED_VALUE&quot;&quot;&quot;);&quot;FRA-02&quot;)" office:value-type="string" office:string-value="FRA-02" calcext:value-type="string">
            <text:p>FRA-02</text:p>
          </table:table-cell>
          <table:table-cell table:style-name="ce1" table:formula="of:=IFERROR(__xludf.dummyfunction(&quot;&quot;&quot;COMPUTED_VALUE&quot;&quot;&quot;);&quot;Marsella&quot;)" office:value-type="string" office:string-value="Marsella" calcext:value-type="string">
            <text:p>Marsella</text:p>
          </table:table-cell>
          <table:table-cell table:style-name="ce1" table:formula="of:=IFERROR(__xludf.dummyfunction(&quot;&quot;&quot;COMPUTED_VALUE&quot;&quot;&quot;);&quot;Marseille&quot;)" office:value-type="string" office:string-value="Marseille" calcext:value-type="string">
            <text:p>Marseille</text:p>
          </table:table-cell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Provenza-Alpes-Costa Azul&quot;)" office:value-type="string" office:string-value="Provenza-Alpes-Costa Azul" calcext:value-type="string">
            <text:p>Provenza-Alpes-Costa Azul</text:p>
          </table:table-cell>
          <table:table-cell table:style-name="ce1" table:formula="of:=IFERROR(__xludf.dummyfunction(&quot;&quot;&quot;COMPUTED_VALUE&quot;&quot;&quot;);&quot;Bocas del Ródano&quot;)" office:value-type="string" office:string-value="Bocas del Ródano" calcext:value-type="string">
            <text:p>Bocas del Ródano</text:p>
          </table:table-cell>
          <table:table-cell table:style-name="ce1" table:formula="of:=IFERROR(__xludf.dummyfunction(&quot;&quot;&quot;COMPUTED_VALUE&quot;&quot;&quot;);&quot;868 277&quot;)" office:value-type="string" office:string-value="868 277" calcext:value-type="string">
            <text:p>868 27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1" table:formula="of:=IFERROR(__xludf.dummyfunction(&quot;&quot;&quot;COMPUTED_VALUE&quot;&quot;&quot;);&quot;UE-021&quot;)" office:value-type="string" office:string-value="UE-021" calcext:value-type="string">
            <text:p>UE-021</text:p>
          </table:table-cell>
          <table:table-cell table:style-name="ce1" table:formula="of:=IFERROR(__xludf.dummyfunction(&quot;&quot;&quot;COMPUTED_VALUE&quot;&quot;&quot;);&quot;ITA-04&quot;)" office:value-type="string" office:string-value="ITA-04" calcext:value-type="string">
            <text:p>ITA-04</text:p>
          </table:table-cell>
          <table:table-cell table:style-name="ce1" table:formula="of:=IFERROR(__xludf.dummyfunction(&quot;&quot;&quot;COMPUTED_VALUE&quot;&quot;&quot;);&quot;Turín&quot;)" office:value-type="string" office:string-value="Turín" calcext:value-type="string">
            <text:p>Turín</text:p>
          </table:table-cell>
          <table:table-cell table:style-name="ce1" table:formula="of:=IFERROR(__xludf.dummyfunction(&quot;&quot;&quot;COMPUTED_VALUE&quot;&quot;&quot;);&quot;Torino&quot;)" office:value-type="string" office:string-value="Torino" calcext:value-type="string">
            <text:p>Torino</text:p>
          </table:table-cell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Piamonte&quot;)" office:value-type="string" office:string-value="Piamonte" calcext:value-type="string">
            <text:p>Piamonte</text:p>
          </table:table-cell>
          <table:table-cell table:style-name="ce1" table:formula="of:=IFERROR(__xludf.dummyfunction(&quot;&quot;&quot;COMPUTED_VALUE&quot;&quot;&quot;);&quot;Ciudad metropolitana de Turín&quot;)" office:value-type="string" office:string-value="Ciudad metropolitana de Turín" calcext:value-type="string">
            <text:p>Ciudad metropolitana de Turín</text:p>
          </table:table-cell>
          <table:table-cell table:style-name="ce1" table:formula="of:=IFERROR(__xludf.dummyfunction(&quot;&quot;&quot;COMPUTED_VALUE&quot;&quot;&quot;);&quot;844 444&quot;)" office:value-type="string" office:string-value="844 444" calcext:value-type="string">
            <text:p>844 44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12&quot;)" office:value-type="string" office:string-value="RUS-012" calcext:value-type="string">
            <text:p>RUS-012</text:p>
          </table:table-cell>
          <table:table-cell table:style-name="ce1" table:formula="of:=IFERROR(__xludf.dummyfunction(&quot;&quot;&quot;COMPUTED_VALUE&quot;&quot;&quot;);&quot;Sarátov&quot;)" office:value-type="string" office:string-value="Sarátov" calcext:value-type="string">
            <text:p>Sarátov</text:p>
          </table:table-cell>
          <table:table-cell table:style-name="ce1" table:formula="of:=IFERROR(__xludf.dummyfunction(&quot;&quot;&quot;COMPUTED_VALUE&quot;&quot;&quot;);&quot;Саратов&quot;)" office:value-type="string" office:string-value="Саратов" calcext:value-type="string">
            <text:p>Саратов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Sarátov&quot;)" office:value-type="string" office:string-value="Óblast de Sarátov" calcext:value-type="string">
            <text:p>Óblast de Sarátov</text:p>
          </table:table-cell>
          <table:table-cell table:style-name="ce1"/>
          <table:table-cell table:style-name="ce1" table:formula="of:=IFERROR(__xludf.dummyfunction(&quot;&quot;&quot;COMPUTED_VALUE&quot;&quot;&quot;);&quot;830 155&quot;)" office:value-type="string" office:string-value="830 155" calcext:value-type="string">
            <text:p>830 15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1" table:formula="of:=IFERROR(__xludf.dummyfunction(&quot;&quot;&quot;COMPUTED_VALUE&quot;&quot;&quot;);&quot;UE-022&quot;)" office:value-type="string" office:string-value="UE-022" calcext:value-type="string">
            <text:p>UE-022</text:p>
          </table:table-cell>
          <table:table-cell table:style-name="ce1" table:formula="of:=IFERROR(__xludf.dummyfunction(&quot;&quot;&quot;COMPUTED_VALUE&quot;&quot;&quot;);&quot;CRO-01&quot;)" office:value-type="string" office:string-value="CRO-01" calcext:value-type="string">
            <text:p>CRO-01</text:p>
          </table:table-cell>
          <table:table-cell table:style-name="ce1" table:formula="of:=IFERROR(__xludf.dummyfunction(&quot;&quot;&quot;COMPUTED_VALUE&quot;&quot;&quot;);&quot;Zagreb&quot;)" office:value-type="string" office:string-value="Zagreb" calcext:value-type="string">
            <text:p>Zagreb</text:p>
          </table:table-cell>
          <table:table-cell table:style-name="ce1"/>
          <table:table-cell table:style-name="ce1" table:formula="of:=IFERROR(__xludf.dummyfunction(&quot;&quot;&quot;COMPUTED_VALUE&quot;&quot;&quot;);&quot;Croacia Croacia&quot;)" office:value-type="string" office:string-value="Croacia Croacia" calcext:value-type="string">
            <text:p>Croacia Croacia</text:p>
          </table:table-cell>
          <table:table-cell table:style-name="ce1" table:formula="of:=IFERROR(__xludf.dummyfunction(&quot;&quot;&quot;COMPUTED_VALUE&quot;&quot;&quot;);&quot;Ciudad de Zagreb&quot;)" office:value-type="string" office:string-value="Ciudad de Zagreb" calcext:value-type="string">
            <text:p>Ciudad de Zagreb</text:p>
          </table:table-cell>
          <table:table-cell table:style-name="ce1"/>
          <table:table-cell table:style-name="ce1" table:formula="of:=IFERROR(__xludf.dummyfunction(&quot;&quot;&quot;COMPUTED_VALUE&quot;&quot;&quot;);&quot;802 338&quot;)" office:value-type="string" office:string-value="802 338" calcext:value-type="string">
            <text:p>802 33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1" table:formula="of:=IFERROR(__xludf.dummyfunction(&quot;&quot;&quot;COMPUTED_VALUE&quot;&quot;&quot;);&quot;UE-023&quot;)" office:value-type="string" office:string-value="UE-023" calcext:value-type="string">
            <text:p>UE-023</text:p>
          </table:table-cell>
          <table:table-cell table:style-name="ce1" table:formula="of:=IFERROR(__xludf.dummyfunction(&quot;&quot;&quot;COMPUTED_VALUE&quot;&quot;&quot;);&quot;ESP-03&quot;)" office:value-type="string" office:string-value="ESP-03" calcext:value-type="string">
            <text:p>ESP-03</text:p>
          </table:table-cell>
          <table:table-cell table:style-name="ce1" table:formula="of:=IFERROR(__xludf.dummyfunction(&quot;&quot;&quot;COMPUTED_VALUE&quot;&quot;&quot;);&quot;Valencia&quot;)" office:value-type="string" office:string-value="Valencia" calcext:value-type="string">
            <text:p>Valencia</text:p>
          </table:table-cell>
          <table:table-cell table:style-name="ce1" table:formula="of:=IFERROR(__xludf.dummyfunction(&quot;&quot;&quot;COMPUTED_VALUE&quot;&quot;&quot;);&quot;València&quot;)" office:value-type="string" office:string-value="València" calcext:value-type="string">
            <text:p>València</text:p>
          </table:table-cell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omunidad Valenciana&quot;)" office:value-type="string" office:string-value="Comunidad Valenciana" calcext:value-type="string">
            <text:p>Comunidad Valenciana</text:p>
          </table:table-cell>
          <table:table-cell table:style-name="ce1" table:formula="of:=IFERROR(__xludf.dummyfunction(&quot;&quot;&quot;COMPUTED_VALUE&quot;&quot;&quot;);&quot;Provincia de Valencia&quot;)" office:value-type="string" office:string-value="Provincia de Valencia" calcext:value-type="string">
            <text:p>Provincia de Valencia</text:p>
          </table:table-cell>
          <table:table-cell table:style-name="ce1" table:formula="of:=IFERROR(__xludf.dummyfunction(&quot;&quot;&quot;COMPUTED_VALUE&quot;&quot;&quot;);&quot;800 215&quot;)" office:value-type="string" office:string-value="800 215" calcext:value-type="string">
            <text:p>800 21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1" table:formula="of:=IFERROR(__xludf.dummyfunction(&quot;&quot;&quot;COMPUTED_VALUE&quot;&quot;&quot;);&quot;UE-024&quot;)" office:value-type="string" office:string-value="UE-024" calcext:value-type="string">
            <text:p>UE-024</text:p>
          </table:table-cell>
          <table:table-cell table:style-name="ce1" table:formula="of:=IFERROR(__xludf.dummyfunction(&quot;&quot;&quot;COMPUTED_VALUE&quot;&quot;&quot;);&quot;DEN-01&quot;)" office:value-type="string" office:string-value="DEN-01" calcext:value-type="string">
            <text:p>DEN-01</text:p>
          </table:table-cell>
          <table:table-cell table:style-name="ce1" table:formula="of:=IFERROR(__xludf.dummyfunction(&quot;&quot;&quot;COMPUTED_VALUE&quot;&quot;&quot;);&quot;Copenhague&quot;)" office:value-type="string" office:string-value="Copenhague" calcext:value-type="string">
            <text:p>Copenhague</text:p>
          </table:table-cell>
          <table:table-cell table:style-name="ce1" table:formula="of:=IFERROR(__xludf.dummyfunction(&quot;&quot;&quot;COMPUTED_VALUE&quot;&quot;&quot;);&quot;København&quot;)" office:value-type="string" office:string-value="København" calcext:value-type="string">
            <text:p>København</text:p>
          </table:table-cell>
          <table:table-cell table:style-name="ce1" table:formula="of:=IFERROR(__xludf.dummyfunction(&quot;&quot;&quot;COMPUTED_VALUE&quot;&quot;&quot;);&quot;Dinamarca Dinamarca&quot;)" office:value-type="string" office:string-value="Dinamarca Dinamarca" calcext:value-type="string">
            <text:p>Dinamarca Dinamarca</text:p>
          </table:table-cell>
          <table:table-cell table:style-name="ce1" table:formula="of:=IFERROR(__xludf.dummyfunction(&quot;&quot;&quot;COMPUTED_VALUE&quot;&quot;&quot;);&quot;Región Capital&quot;)" office:value-type="string" office:string-value="Región Capital" calcext:value-type="string">
            <text:p>Región Capital</text:p>
          </table:table-cell>
          <table:table-cell table:style-name="ce1"/>
          <table:table-cell table:style-name="ce1" table:formula="of:=IFERROR(__xludf.dummyfunction(&quot;&quot;&quot;COMPUTED_VALUE&quot;&quot;&quot;);&quot;799 033&quot;)" office:value-type="string" office:string-value="799 033" calcext:value-type="string">
            <text:p>799 03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1"/>
          <table:table-cell table:style-name="ce1" table:formula="of:=IFERROR(__xludf.dummyfunction(&quot;&quot;&quot;COMPUTED_VALUE&quot;&quot;&quot;);&quot;GBR-03&quot;)" office:value-type="string" office:string-value="GBR-03" calcext:value-type="string">
            <text:p>GBR-03</text:p>
          </table:table-cell>
          <table:table-cell table:style-name="ce1" table:formula="of:=IFERROR(__xludf.dummyfunction(&quot;&quot;&quot;COMPUTED_VALUE&quot;&quot;&quot;);&quot;Leeds&quot;)" office:value-type="string" office:string-value="Leeds" calcext:value-type="string">
            <text:p>Leeds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793 139&quot;)" office:value-type="string" office:string-value="793 139" calcext:value-type="string">
            <text:p>793 13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1" table:formula="of:=IFERROR(__xludf.dummyfunction(&quot;&quot;&quot;COMPUTED_VALUE&quot;&quot;&quot;);&quot;UE-025&quot;)" office:value-type="string" office:string-value="UE-025" calcext:value-type="string">
            <text:p>UE-025</text:p>
          </table:table-cell>
          <table:table-cell table:style-name="ce1" table:formula="of:=IFERROR(__xludf.dummyfunction(&quot;&quot;&quot;COMPUTED_VALUE&quot;&quot;&quot;);&quot;POL-02&quot;)" office:value-type="string" office:string-value="POL-02" calcext:value-type="string">
            <text:p>POL-02</text:p>
          </table:table-cell>
          <table:table-cell table:style-name="ce1" table:formula="of:=IFERROR(__xludf.dummyfunction(&quot;&quot;&quot;COMPUTED_VALUE&quot;&quot;&quot;);&quot;Cracovia&quot;)" office:value-type="string" office:string-value="Cracovia" calcext:value-type="string">
            <text:p>Cracovia</text:p>
          </table:table-cell>
          <table:table-cell table:style-name="ce1" table:formula="of:=IFERROR(__xludf.dummyfunction(&quot;&quot;&quot;COMPUTED_VALUE&quot;&quot;&quot;);&quot;Kraków&quot;)" office:value-type="string" office:string-value="Kraków" calcext:value-type="string">
            <text:p>Kraków</text:p>
          </table:table-cell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Pequeña Polonia&quot;)" office:value-type="string" office:string-value="Voivodato de Pequeña Polonia" calcext:value-type="string">
            <text:p>Voivodato de Pequeña Polonia</text:p>
          </table:table-cell>
          <table:table-cell table:style-name="ce1"/>
          <table:table-cell table:style-name="ce1" table:formula="of:=IFERROR(__xludf.dummyfunction(&quot;&quot;&quot;COMPUTED_VALUE&quot;&quot;&quot;);&quot;779 966&quot;)" office:value-type="string" office:string-value="779 966" calcext:value-type="string">
            <text:p>779 96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1" table:formula="of:=IFERROR(__xludf.dummyfunction(&quot;&quot;&quot;COMPUTED_VALUE&quot;&quot;&quot;);&quot;UE-026&quot;)" office:value-type="string" office:string-value="UE-026" calcext:value-type="string">
            <text:p>UE-026</text:p>
          </table:table-cell>
          <table:table-cell table:style-name="ce1" table:formula="of:=IFERROR(__xludf.dummyfunction(&quot;&quot;&quot;COMPUTED_VALUE&quot;&quot;&quot;);&quot;ALE-05&quot;)" office:value-type="string" office:string-value="ALE-05" calcext:value-type="string">
            <text:p>ALE-05</text:p>
          </table:table-cell>
          <table:table-cell table:style-name="ce1" table:formula="of:=IFERROR(__xludf.dummyfunction(&quot;&quot;&quot;COMPUTED_VALUE&quot;&quot;&quot;);&quot;Fráncfort del Meno&quot;)" office:value-type="string" office:string-value="Fráncfort del Meno" calcext:value-type="string">
            <text:p>Fráncfort del Meno</text:p>
          </table:table-cell>
          <table:table-cell table:style-name="ce1" table:formula="of:=IFERROR(__xludf.dummyfunction(&quot;&quot;&quot;COMPUTED_VALUE&quot;&quot;&quot;);&quot;Frankfurt am Main&quot;)" office:value-type="string" office:string-value="Frankfurt am Main" calcext:value-type="string">
            <text:p>Frankfurt am Main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Hesse&quot;)" office:value-type="string" office:string-value="Hesse" calcext:value-type="string">
            <text:p>Hesse</text:p>
          </table:table-cell>
          <table:table-cell table:style-name="ce1"/>
          <table:table-cell table:style-name="ce1" table:formula="of:=IFERROR(__xludf.dummyfunction(&quot;&quot;&quot;COMPUTED_VALUE&quot;&quot;&quot;);&quot;764 104&quot;)" office:value-type="string" office:string-value="764 104" calcext:value-type="string">
            <text:p>764 10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3)" office:value-type="float" office:value="53" calcext:value-type="float">
            <text:p>5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06&quot;)" office:value-type="string" office:string-value="UKR-06" calcext:value-type="string">
            <text:p>UKR-06</text:p>
          </table:table-cell>
          <table:table-cell table:style-name="ce1" table:formula="of:=IFERROR(__xludf.dummyfunction(&quot;&quot;&quot;COMPUTED_VALUE&quot;&quot;&quot;);&quot;Zaporizhia&quot;)" office:value-type="string" office:string-value="Zaporizhia" calcext:value-type="string">
            <text:p>Zaporizhia</text:p>
          </table:table-cell>
          <table:table-cell table:style-name="ce1" table:formula="of:=IFERROR(__xludf.dummyfunction(&quot;&quot;&quot;COMPUTED_VALUE&quot;&quot;&quot;);&quot;Запоріжжя&quot;)" office:value-type="string" office:string-value="Запоріжжя" calcext:value-type="string">
            <text:p>Запоріжжя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Zaporizhia&quot;)" office:value-type="string" office:string-value="Óblast de Zaporizhia" calcext:value-type="string">
            <text:p>Óblast de Zaporizhia</text:p>
          </table:table-cell>
          <table:table-cell table:style-name="ce1"/>
          <table:table-cell table:style-name="ce1" table:formula="of:=IFERROR(__xludf.dummyfunction(&quot;&quot;&quot;COMPUTED_VALUE&quot;&quot;&quot;);&quot;731 922&quot;)" office:value-type="string" office:string-value="731 922" calcext:value-type="string">
            <text:p>731 92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07&quot;)" office:value-type="string" office:string-value="UKR-07" calcext:value-type="string">
            <text:p>UKR-07</text:p>
          </table:table-cell>
          <table:table-cell table:style-name="ce1" table:formula="of:=IFERROR(__xludf.dummyfunction(&quot;&quot;&quot;COMPUTED_VALUE&quot;&quot;&quot;);&quot;Leópolis&quot;)" office:value-type="string" office:string-value="Leópolis" calcext:value-type="string">
            <text:p>Leópolis</text:p>
          </table:table-cell>
          <table:table-cell table:style-name="ce1" table:formula="of:=IFERROR(__xludf.dummyfunction(&quot;&quot;&quot;COMPUTED_VALUE&quot;&quot;&quot;);&quot;Львів&quot;)" office:value-type="string" office:string-value="Львів" calcext:value-type="string">
            <text:p>Львів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Lviv&quot;)" office:value-type="string" office:string-value="Óblast de Lviv" calcext:value-type="string">
            <text:p>Óblast de Lviv</text:p>
          </table:table-cell>
          <table:table-cell table:style-name="ce1"/>
          <table:table-cell table:style-name="ce1" table:formula="of:=IFERROR(__xludf.dummyfunction(&quot;&quot;&quot;COMPUTED_VALUE&quot;&quot;&quot;);&quot;721 510&quot;)" office:value-type="string" office:string-value="721 510" calcext:value-type="string">
            <text:p>721 51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NOR-01&quot;)" office:value-type="string" office:string-value="NOR-01" calcext:value-type="string">
            <text:p>NOR-01</text:p>
          </table:table-cell>
          <table:table-cell table:style-name="ce1" table:formula="of:=IFERROR(__xludf.dummyfunction(&quot;&quot;&quot;COMPUTED_VALUE&quot;&quot;&quot;);&quot;Oslo[n 1][2]&quot;)" office:value-type="string" office:string-value="Oslo[n 1][2]" calcext:value-type="string">
            <text:p>Oslo[n 1][2]</text:p>
          </table:table-cell>
          <table:table-cell table:style-name="ce1"/>
          <table:table-cell table:style-name="ce1" table:formula="of:=IFERROR(__xludf.dummyfunction(&quot;&quot;&quot;COMPUTED_VALUE&quot;&quot;&quot;);&quot;NoruegaNoruega&quot;)" office:value-type="string" office:string-value="NoruegaNoruega" calcext:value-type="string">
            <text:p>NoruegaNoruega</text:p>
          </table:table-cell>
          <table:table-cell table:style-name="ce1" table:formula="of:=IFERROR(__xludf.dummyfunction(&quot;&quot;&quot;COMPUTED_VALUE&quot;&quot;&quot;);&quot;Oslo-Akershus-Buskerud&quot;)" office:value-type="string" office:string-value="Oslo-Akershus-Buskerud" calcext:value-type="string">
            <text:p>Oslo-Akershus-Buskerud</text:p>
          </table:table-cell>
          <table:table-cell table:style-name="ce1"/>
          <table:table-cell table:style-name="ce1" table:formula="of:=IFERROR(__xludf.dummyfunction(&quot;&quot;&quot;COMPUTED_VALUE&quot;&quot;&quot;);&quot;697 010&quot;)" office:value-type="string" office:string-value="697 010" calcext:value-type="string">
            <text:p>697 01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13&quot;)" office:value-type="string" office:string-value="RUS-013" calcext:value-type="string">
            <text:p>RUS-013</text:p>
          </table:table-cell>
          <table:table-cell table:style-name="ce1" table:formula="of:=IFERROR(__xludf.dummyfunction(&quot;&quot;&quot;COMPUTED_VALUE&quot;&quot;&quot;);&quot;Toliatti&quot;)" office:value-type="string" office:string-value="Toliatti" calcext:value-type="string">
            <text:p>Toliatti</text:p>
          </table:table-cell>
          <table:table-cell table:style-name="ce1" table:formula="of:=IFERROR(__xludf.dummyfunction(&quot;&quot;&quot;COMPUTED_VALUE&quot;&quot;&quot;);&quot;Тольятти&quot;)" office:value-type="string" office:string-value="Тольятти" calcext:value-type="string">
            <text:p>Тольятти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Samara&quot;)" office:value-type="string" office:string-value="Óblast de Samara" calcext:value-type="string">
            <text:p>Óblast de Samara</text:p>
          </table:table-cell>
          <table:table-cell table:style-name="ce1"/>
          <table:table-cell table:style-name="ce1" table:formula="of:=IFERROR(__xludf.dummyfunction(&quot;&quot;&quot;COMPUTED_VALUE&quot;&quot;&quot;);&quot;693 072&quot;)" office:value-type="string" office:string-value="693 072" calcext:value-type="string">
            <text:p>693 07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1" table:formula="of:=IFERROR(__xludf.dummyfunction(&quot;&quot;&quot;COMPUTED_VALUE&quot;&quot;&quot;);&quot;UE-027&quot;)" office:value-type="string" office:string-value="UE-027" calcext:value-type="string">
            <text:p>UE-027</text:p>
          </table:table-cell>
          <table:table-cell table:style-name="ce1" table:formula="of:=IFERROR(__xludf.dummyfunction(&quot;&quot;&quot;COMPUTED_VALUE&quot;&quot;&quot;);&quot;ESP-04&quot;)" office:value-type="string" office:string-value="ESP-04" calcext:value-type="string">
            <text:p>ESP-04</text:p>
          </table:table-cell>
          <table:table-cell table:style-name="ce1" table:formula="of:=IFERROR(__xludf.dummyfunction(&quot;&quot;&quot;COMPUTED_VALUE&quot;&quot;&quot;);&quot;Sevilla&quot;)" office:value-type="string" office:string-value="Sevilla" calcext:value-type="string">
            <text:p>Sevill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Andalucía&quot;)" office:value-type="string" office:string-value="Andalucía" calcext:value-type="string">
            <text:p>Andalucía</text:p>
          </table:table-cell>
          <table:table-cell table:style-name="ce1" table:formula="of:=IFERROR(__xludf.dummyfunction(&quot;&quot;&quot;COMPUTED_VALUE&quot;&quot;&quot;);&quot;Provincia de Sevilla&quot;)" office:value-type="string" office:string-value="Provincia de Sevilla" calcext:value-type="string">
            <text:p>Provincia de Sevilla</text:p>
          </table:table-cell>
          <table:table-cell table:style-name="ce1" table:formula="of:=IFERROR(__xludf.dummyfunction(&quot;&quot;&quot;COMPUTED_VALUE&quot;&quot;&quot;);&quot;691 395&quot;)" office:value-type="string" office:string-value="691 395" calcext:value-type="string">
            <text:p>691 39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1" table:formula="of:=IFERROR(__xludf.dummyfunction(&quot;&quot;&quot;COMPUTED_VALUE&quot;&quot;&quot;);&quot;UE-028&quot;)" office:value-type="string" office:string-value="UE-028" calcext:value-type="string">
            <text:p>UE-028</text:p>
          </table:table-cell>
          <table:table-cell table:style-name="ce1" table:formula="of:=IFERROR(__xludf.dummyfunction(&quot;&quot;&quot;COMPUTED_VALUE&quot;&quot;&quot;);&quot;ESP-05&quot;)" office:value-type="string" office:string-value="ESP-05" calcext:value-type="string">
            <text:p>ESP-05</text:p>
          </table:table-cell>
          <table:table-cell table:style-name="ce1" table:formula="of:=IFERROR(__xludf.dummyfunction(&quot;&quot;&quot;COMPUTED_VALUE&quot;&quot;&quot;);&quot;Zaragoza&quot;)" office:value-type="string" office:string-value="Zaragoza" calcext:value-type="string">
            <text:p>Zaragoz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Aragón&quot;)" office:value-type="string" office:string-value="Aragón" calcext:value-type="string">
            <text:p>Aragón</text:p>
          </table:table-cell>
          <table:table-cell table:style-name="ce1" table:formula="of:=IFERROR(__xludf.dummyfunction(&quot;&quot;&quot;COMPUTED_VALUE&quot;&quot;&quot;);&quot;Provincia de Zaragoza&quot;)" office:value-type="string" office:string-value="Provincia de Zaragoza" calcext:value-type="string">
            <text:p>Provincia de Zaragoza</text:p>
          </table:table-cell>
          <table:table-cell table:style-name="ce1" table:formula="of:=IFERROR(__xludf.dummyfunction(&quot;&quot;&quot;COMPUTED_VALUE&quot;&quot;&quot;);&quot;681 877&quot;)" office:value-type="string" office:string-value="681 877" calcext:value-type="string">
            <text:p>681 87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1" table:formula="of:=IFERROR(__xludf.dummyfunction(&quot;&quot;&quot;COMPUTED_VALUE&quot;&quot;&quot;);&quot;UE-029&quot;)" office:value-type="string" office:string-value="UE-029" calcext:value-type="string">
            <text:p>UE-029</text:p>
          </table:table-cell>
          <table:table-cell table:style-name="ce1" table:formula="of:=IFERROR(__xludf.dummyfunction(&quot;&quot;&quot;COMPUTED_VALUE&quot;&quot;&quot;);&quot;POL-03&quot;)" office:value-type="string" office:string-value="POL-03" calcext:value-type="string">
            <text:p>POL-03</text:p>
          </table:table-cell>
          <table:table-cell table:style-name="ce1" table:formula="of:=IFERROR(__xludf.dummyfunction(&quot;&quot;&quot;COMPUTED_VALUE&quot;&quot;&quot;);&quot;Lodz&quot;)" office:value-type="string" office:string-value="Lodz" calcext:value-type="string">
            <text:p>Lodz</text:p>
          </table:table-cell>
          <table:table-cell table:style-name="ce1" table:formula="of:=IFERROR(__xludf.dummyfunction(&quot;&quot;&quot;COMPUTED_VALUE&quot;&quot;&quot;);&quot;Łódź&quot;)" office:value-type="string" office:string-value="Łódź" calcext:value-type="string">
            <text:p>Łódź</text:p>
          </table:table-cell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Lodz&quot;)" office:value-type="string" office:string-value="Voivodato de Lodz" calcext:value-type="string">
            <text:p>Voivodato de Lodz</text:p>
          </table:table-cell>
          <table:table-cell table:style-name="ce1"/>
          <table:table-cell table:style-name="ce1" table:formula="of:=IFERROR(__xludf.dummyfunction(&quot;&quot;&quot;COMPUTED_VALUE&quot;&quot;&quot;);&quot;672 185&quot;)" office:value-type="string" office:string-value="672 185" calcext:value-type="string">
            <text:p>672 18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1" table:formula="of:=IFERROR(__xludf.dummyfunction(&quot;&quot;&quot;COMPUTED_VALUE&quot;&quot;&quot;);&quot;UE-030&quot;)" office:value-type="string" office:string-value="UE-030" calcext:value-type="string">
            <text:p>UE-030</text:p>
          </table:table-cell>
          <table:table-cell table:style-name="ce1" table:formula="of:=IFERROR(__xludf.dummyfunction(&quot;&quot;&quot;COMPUTED_VALUE&quot;&quot;&quot;);&quot;ITA-05&quot;)" office:value-type="string" office:string-value="ITA-05" calcext:value-type="string">
            <text:p>ITA-05</text:p>
          </table:table-cell>
          <table:table-cell table:style-name="ce1" table:formula="of:=IFERROR(__xludf.dummyfunction(&quot;&quot;&quot;COMPUTED_VALUE&quot;&quot;&quot;);&quot;Palermo&quot;)" office:value-type="string" office:string-value="Palermo" calcext:value-type="string">
            <text:p>Palermo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Sicilia&quot;)" office:value-type="string" office:string-value="Sicilia" calcext:value-type="string">
            <text:p>Sicilia</text:p>
          </table:table-cell>
          <table:table-cell table:style-name="ce1" table:formula="of:=IFERROR(__xludf.dummyfunction(&quot;&quot;&quot;COMPUTED_VALUE&quot;&quot;&quot;);&quot;Ciudad metropolitana de Palermo&quot;)" office:value-type="string" office:string-value="Ciudad metropolitana de Palermo" calcext:value-type="string">
            <text:p>Ciudad metropolitana de Palermo</text:p>
          </table:table-cell>
          <table:table-cell table:style-name="ce1" table:formula="of:=IFERROR(__xludf.dummyfunction(&quot;&quot;&quot;COMPUTED_VALUE&quot;&quot;&quot;);&quot;638 814&quot;)" office:value-type="string" office:string-value="638 814" calcext:value-type="string">
            <text:p>638 81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1" table:formula="of:=IFERROR(__xludf.dummyfunction(&quot;&quot;&quot;COMPUTED_VALUE&quot;&quot;&quot;);&quot;UE-031&quot;)" office:value-type="string" office:string-value="UE-031" calcext:value-type="string">
            <text:p>UE-031</text:p>
          </table:table-cell>
          <table:table-cell table:style-name="ce1" table:formula="of:=IFERROR(__xludf.dummyfunction(&quot;&quot;&quot;COMPUTED_VALUE&quot;&quot;&quot;);&quot;GRE-01&quot;)" office:value-type="string" office:string-value="GRE-01" calcext:value-type="string">
            <text:p>GRE-01</text:p>
          </table:table-cell>
          <table:table-cell table:style-name="ce1" table:formula="of:=IFERROR(__xludf.dummyfunction(&quot;&quot;&quot;COMPUTED_VALUE&quot;&quot;&quot;);&quot;Atenas&quot;)" office:value-type="string" office:string-value="Atenas" calcext:value-type="string">
            <text:p>Atenas</text:p>
          </table:table-cell>
          <table:table-cell table:style-name="ce1" table:formula="of:=IFERROR(__xludf.dummyfunction(&quot;&quot;&quot;COMPUTED_VALUE&quot;&quot;&quot;);&quot;Αθήνα&quot;)" office:value-type="string" office:string-value="Αθήνα" calcext:value-type="string">
            <text:p>Αθήνα</text:p>
          </table:table-cell>
          <table:table-cell table:style-name="ce1" table:formula="of:=IFERROR(__xludf.dummyfunction(&quot;&quot;&quot;COMPUTED_VALUE&quot;&quot;&quot;);&quot;Grecia Grecia&quot;)" office:value-type="string" office:string-value="Grecia Grecia" calcext:value-type="string">
            <text:p>Grecia Grecia</text:p>
          </table:table-cell>
          <table:table-cell table:style-name="ce1" table:formula="of:=IFERROR(__xludf.dummyfunction(&quot;&quot;&quot;COMPUTED_VALUE&quot;&quot;&quot;);&quot;Periferia de Ática&quot;)" office:value-type="string" office:string-value="Periferia de Ática" calcext:value-type="string">
            <text:p>Periferia de Ática</text:p>
          </table:table-cell>
          <table:table-cell table:style-name="ce1" table:formula="of:=IFERROR(__xludf.dummyfunction(&quot;&quot;&quot;COMPUTED_VALUE&quot;&quot;&quot;);&quot;Atenas Central&quot;)" office:value-type="string" office:string-value="Atenas Central" calcext:value-type="string">
            <text:p>Atenas Central</text:p>
          </table:table-cell>
          <table:table-cell table:style-name="ce1" table:formula="of:=IFERROR(__xludf.dummyfunction(&quot;&quot;&quot;COMPUTED_VALUE&quot;&quot;&quot;);&quot;665 000&quot;)" office:value-type="string" office:string-value="665 000" calcext:value-type="string">
            <text:p>665 0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1" table:formula="of:=IFERROR(__xludf.dummyfunction(&quot;&quot;&quot;COMPUTED_VALUE&quot;&quot;&quot;);&quot;UE-032&quot;)" office:value-type="string" office:string-value="UE-032" calcext:value-type="string">
            <text:p>UE-032</text:p>
          </table:table-cell>
          <table:table-cell table:style-name="ce1" table:formula="of:=IFERROR(__xludf.dummyfunction(&quot;&quot;&quot;COMPUTED_VALUE&quot;&quot;&quot;);&quot;FIN-01&quot;)" office:value-type="string" office:string-value="FIN-01" calcext:value-type="string">
            <text:p>FIN-01</text:p>
          </table:table-cell>
          <table:table-cell table:style-name="ce1" table:formula="of:=IFERROR(__xludf.dummyfunction(&quot;&quot;&quot;COMPUTED_VALUE&quot;&quot;&quot;);&quot;Helsinki&quot;)" office:value-type="string" office:string-value="Helsinki" calcext:value-type="string">
            <text:p>Helsinki</text:p>
          </table:table-cell>
          <table:table-cell table:style-name="ce1" table:formula="of:=IFERROR(__xludf.dummyfunction(&quot;&quot;&quot;COMPUTED_VALUE&quot;&quot;&quot;);&quot;Helsinki/Helsingfors&quot;)" office:value-type="string" office:string-value="Helsinki/Helsingfors" calcext:value-type="string">
            <text:p>Helsinki/Helsingfors</text:p>
          </table:table-cell>
          <table:table-cell table:style-name="ce1" table:formula="of:=IFERROR(__xludf.dummyfunction(&quot;&quot;&quot;COMPUTED_VALUE&quot;&quot;&quot;);&quot;Finlandia Finlandia&quot;)" office:value-type="string" office:string-value="Finlandia Finlandia" calcext:value-type="string">
            <text:p>Finlandia Finlandia</text:p>
          </table:table-cell>
          <table:table-cell table:style-name="ce1" table:formula="of:=IFERROR(__xludf.dummyfunction(&quot;&quot;&quot;COMPUTED_VALUE&quot;&quot;&quot;);&quot;Uusimaa&quot;)" office:value-type="string" office:string-value="Uusimaa" calcext:value-type="string">
            <text:p>Uusimaa</text:p>
          </table:table-cell>
          <table:table-cell table:style-name="ce1"/>
          <table:table-cell table:style-name="ce1" table:formula="of:=IFERROR(__xludf.dummyfunction(&quot;&quot;&quot;COMPUTED_VALUE&quot;&quot;&quot;);&quot;656 611&quot;)" office:value-type="string" office:string-value="656 611" calcext:value-type="string">
            <text:p>656 61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14&quot;)" office:value-type="string" office:string-value="RUS-014" calcext:value-type="string">
            <text:p>RUS-014</text:p>
          </table:table-cell>
          <table:table-cell table:style-name="ce1" table:formula="of:=IFERROR(__xludf.dummyfunction(&quot;&quot;&quot;COMPUTED_VALUE&quot;&quot;&quot;);&quot;Izhevsk&quot;)" office:value-type="string" office:string-value="Izhevsk" calcext:value-type="string">
            <text:p>Izhevsk</text:p>
          </table:table-cell>
          <table:table-cell table:style-name="ce1" table:formula="of:=IFERROR(__xludf.dummyfunction(&quot;&quot;&quot;COMPUTED_VALUE&quot;&quot;&quot;);&quot;Ижевск&quot;)" office:value-type="string" office:string-value="Ижевск" calcext:value-type="string">
            <text:p>Ижев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Udmurtia&quot;)" office:value-type="string" office:string-value="República de Udmurtia" calcext:value-type="string">
            <text:p>República de Udmurtia</text:p>
          </table:table-cell>
          <table:table-cell table:style-name="ce1"/>
          <table:table-cell table:style-name="ce1" table:formula="of:=IFERROR(__xludf.dummyfunction(&quot;&quot;&quot;COMPUTED_VALUE&quot;&quot;&quot;);&quot;646 468&quot;)" office:value-type="string" office:string-value="646 468" calcext:value-type="string">
            <text:p>646 46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1" table:formula="of:=IFERROR(__xludf.dummyfunction(&quot;&quot;&quot;COMPUTED_VALUE&quot;&quot;&quot;);&quot;UE-033&quot;)" office:value-type="string" office:string-value="UE-033" calcext:value-type="string">
            <text:p>UE-033</text:p>
          </table:table-cell>
          <table:table-cell table:style-name="ce1" table:formula="of:=IFERROR(__xludf.dummyfunction(&quot;&quot;&quot;COMPUTED_VALUE&quot;&quot;&quot;);&quot;POL-04&quot;)" office:value-type="string" office:string-value="POL-04" calcext:value-type="string">
            <text:p>POL-04</text:p>
          </table:table-cell>
          <table:table-cell table:style-name="ce1" table:formula="of:=IFERROR(__xludf.dummyfunction(&quot;&quot;&quot;COMPUTED_VALUE&quot;&quot;&quot;);&quot;Breslavia&quot;)" office:value-type="string" office:string-value="Breslavia" calcext:value-type="string">
            <text:p>Breslavia</text:p>
          </table:table-cell>
          <table:table-cell table:style-name="ce1" table:formula="of:=IFERROR(__xludf.dummyfunction(&quot;&quot;&quot;COMPUTED_VALUE&quot;&quot;&quot;);&quot;Wrocław&quot;)" office:value-type="string" office:string-value="Wrocław" calcext:value-type="string">
            <text:p>Wrocław</text:p>
          </table:table-cell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Baja Silesia&quot;)" office:value-type="string" office:string-value="Voivodato de Baja Silesia" calcext:value-type="string">
            <text:p>Voivodato de Baja Silesia</text:p>
          </table:table-cell>
          <table:table-cell table:style-name="ce1"/>
          <table:table-cell table:style-name="ce1" table:formula="of:=IFERROR(__xludf.dummyfunction(&quot;&quot;&quot;COMPUTED_VALUE&quot;&quot;&quot;);&quot;641 928&quot;)" office:value-type="string" office:string-value="641 928" calcext:value-type="string">
            <text:p>641 92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MOL-01&quot;)" office:value-type="string" office:string-value="MOL-01" calcext:value-type="string">
            <text:p>MOL-01</text:p>
          </table:table-cell>
          <table:table-cell table:style-name="ce1" table:formula="of:=IFERROR(__xludf.dummyfunction(&quot;&quot;&quot;COMPUTED_VALUE&quot;&quot;&quot;);&quot;Chisináu&quot;)" office:value-type="string" office:string-value="Chisináu" calcext:value-type="string">
            <text:p>Chisináu</text:p>
          </table:table-cell>
          <table:table-cell table:style-name="ce1" table:formula="of:=IFERROR(__xludf.dummyfunction(&quot;&quot;&quot;COMPUTED_VALUE&quot;&quot;&quot;);&quot;Chișinău&quot;)" office:value-type="string" office:string-value="Chișinău" calcext:value-type="string">
            <text:p>Chișinău</text:p>
          </table:table-cell>
          <table:table-cell table:style-name="ce1" table:formula="of:=IFERROR(__xludf.dummyfunction(&quot;&quot;&quot;COMPUTED_VALUE&quot;&quot;&quot;);&quot;Moldavia Moldavia&quot;)" office:value-type="string" office:string-value="Moldavia Moldavia" calcext:value-type="string">
            <text:p>Moldavia Moldavia</text:p>
          </table:table-cell>
          <table:table-cell table:style-name="ce1" table:formula="of:=IFERROR(__xludf.dummyfunction(&quot;&quot;&quot;COMPUTED_VALUE&quot;&quot;&quot;);&quot;Chisináu&quot;)" office:value-type="string" office:string-value="Chisináu" calcext:value-type="string">
            <text:p>Chisináu</text:p>
          </table:table-cell>
          <table:table-cell table:style-name="ce1"/>
          <table:table-cell table:style-name="ce1" table:formula="of:=IFERROR(__xludf.dummyfunction(&quot;&quot;&quot;COMPUTED_VALUE&quot;&quot;&quot;);639)" office:value-type="float" office:value="639" calcext:value-type="float">
            <text:p>63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1" table:formula="of:=IFERROR(__xludf.dummyfunction(&quot;&quot;&quot;COMPUTED_VALUE&quot;&quot;&quot;);&quot;UE-034&quot;)" office:value-type="string" office:string-value="UE-034" calcext:value-type="string">
            <text:p>UE-034</text:p>
          </table:table-cell>
          <table:table-cell table:style-name="ce1" table:formula="of:=IFERROR(__xludf.dummyfunction(&quot;&quot;&quot;COMPUTED_VALUE&quot;&quot;&quot;);&quot;ALE-06&quot;)" office:value-type="string" office:string-value="ALE-06" calcext:value-type="string">
            <text:p>ALE-06</text:p>
          </table:table-cell>
          <table:table-cell table:style-name="ce1" table:formula="of:=IFERROR(__xludf.dummyfunction(&quot;&quot;&quot;COMPUTED_VALUE&quot;&quot;&quot;);&quot;Stuttgart&quot;)" office:value-type="string" office:string-value="Stuttgart" calcext:value-type="string">
            <text:p>Stuttgart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den-Wurtemberg&quot;)" office:value-type="string" office:string-value="Baden-Wurtemberg" calcext:value-type="string">
            <text:p>Baden-Wurtemberg</text:p>
          </table:table-cell>
          <table:table-cell table:style-name="ce1"/>
          <table:table-cell table:style-name="ce1" table:formula="of:=IFERROR(__xludf.dummyfunction(&quot;&quot;&quot;COMPUTED_VALUE&quot;&quot;&quot;);&quot;630 305&quot;)" office:value-type="string" office:string-value="630 305" calcext:value-type="string">
            <text:p>630 30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15&quot;)" office:value-type="string" office:string-value="RUS-015" calcext:value-type="string">
            <text:p>RUS-015</text:p>
          </table:table-cell>
          <table:table-cell table:style-name="ce1" table:formula="of:=IFERROR(__xludf.dummyfunction(&quot;&quot;&quot;COMPUTED_VALUE&quot;&quot;&quot;);&quot;Uliánovsk&quot;)" office:value-type="string" office:string-value="Uliánovsk" calcext:value-type="string">
            <text:p>Uliánovsk</text:p>
          </table:table-cell>
          <table:table-cell table:style-name="ce1" table:formula="of:=IFERROR(__xludf.dummyfunction(&quot;&quot;&quot;COMPUTED_VALUE&quot;&quot;&quot;);&quot;Ульяновск&quot;)" office:value-type="string" office:string-value="Ульяновск" calcext:value-type="string">
            <text:p>Ульянов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Uliánovsk&quot;)" office:value-type="string" office:string-value="Óblast de Uliánovsk" calcext:value-type="string">
            <text:p>Óblast de Uliánovsk</text:p>
          </table:table-cell>
          <table:table-cell table:style-name="ce1"/>
          <table:table-cell table:style-name="ce1" table:formula="of:=IFERROR(__xludf.dummyfunction(&quot;&quot;&quot;COMPUTED_VALUE&quot;&quot;&quot;);&quot;625 462&quot;)" office:value-type="string" office:string-value="625 462" calcext:value-type="string">
            <text:p>625 46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08&quot;)" office:value-type="string" office:string-value="UKR-08" calcext:value-type="string">
            <text:p>UKR-08</text:p>
          </table:table-cell>
          <table:table-cell table:style-name="ce1" table:formula="of:=IFERROR(__xludf.dummyfunction(&quot;&quot;&quot;COMPUTED_VALUE&quot;&quot;&quot;);&quot;Kryvyi Rih&quot;)" office:value-type="string" office:string-value="Kryvyi Rih" calcext:value-type="string">
            <text:p>Kryvyi Rih</text:p>
          </table:table-cell>
          <table:table-cell table:style-name="ce1" table:formula="of:=IFERROR(__xludf.dummyfunction(&quot;&quot;&quot;COMPUTED_VALUE&quot;&quot;&quot;);&quot;Кривий ріг&quot;)" office:value-type="string" office:string-value="Кривий ріг" calcext:value-type="string">
            <text:p>Кривий ріг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Dnipropetrovsk&quot;)" office:value-type="string" office:string-value="Óblast de Dnipropetrovsk" calcext:value-type="string">
            <text:p>Óblast de Dnipropetrovsk</text:p>
          </table:table-cell>
          <table:table-cell table:style-name="ce1"/>
          <table:table-cell table:style-name="ce1" table:formula="of:=IFERROR(__xludf.dummyfunction(&quot;&quot;&quot;COMPUTED_VALUE&quot;&quot;&quot;);&quot;624 579&quot;)" office:value-type="string" office:string-value="624 579" calcext:value-type="string">
            <text:p>624 57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1" table:formula="of:=IFERROR(__xludf.dummyfunction(&quot;&quot;&quot;COMPUTED_VALUE&quot;&quot;&quot;);&quot;UE-035&quot;)" office:value-type="string" office:string-value="UE-035" calcext:value-type="string">
            <text:p>UE-035</text:p>
          </table:table-cell>
          <table:table-cell table:style-name="ce1" table:formula="of:=IFERROR(__xludf.dummyfunction(&quot;&quot;&quot;COMPUTED_VALUE&quot;&quot;&quot;);&quot;ALE-07&quot;)" office:value-type="string" office:string-value="ALE-07" calcext:value-type="string">
            <text:p>ALE-07</text:p>
          </table:table-cell>
          <table:table-cell table:style-name="ce1" table:formula="of:=IFERROR(__xludf.dummyfunction(&quot;&quot;&quot;COMPUTED_VALUE&quot;&quot;&quot;);&quot;Düsseldorf&quot;)" office:value-type="string" office:string-value="Düsseldorf" calcext:value-type="string">
            <text:p>Düsseldorf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620 523&quot;)" office:value-type="string" office:string-value="620 523" calcext:value-type="string">
            <text:p>620 52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1" table:formula="of:=IFERROR(__xludf.dummyfunction(&quot;&quot;&quot;COMPUTED_VALUE&quot;&quot;&quot;);&quot;UE-036&quot;)" office:value-type="string" office:string-value="UE-036" calcext:value-type="string">
            <text:p>UE-036</text:p>
          </table:table-cell>
          <table:table-cell table:style-name="ce1" table:formula="of:=IFERROR(__xludf.dummyfunction(&quot;&quot;&quot;COMPUTED_VALUE&quot;&quot;&quot;);&quot;LAT-01&quot;)" office:value-type="string" office:string-value="LAT-01" calcext:value-type="string">
            <text:p>LAT-01</text:p>
          </table:table-cell>
          <table:table-cell table:style-name="ce1" table:formula="of:=IFERROR(__xludf.dummyfunction(&quot;&quot;&quot;COMPUTED_VALUE&quot;&quot;&quot;);&quot;Riga&quot;)" office:value-type="string" office:string-value="Riga" calcext:value-type="string">
            <text:p>Riga</text:p>
          </table:table-cell>
          <table:table-cell table:style-name="ce1" table:formula="of:=IFERROR(__xludf.dummyfunction(&quot;&quot;&quot;COMPUTED_VALUE&quot;&quot;&quot;);&quot;Rīga&quot;)" office:value-type="string" office:string-value="Rīga" calcext:value-type="string">
            <text:p>Rīga</text:p>
          </table:table-cell>
          <table:table-cell table:style-name="ce1" table:formula="of:=IFERROR(__xludf.dummyfunction(&quot;&quot;&quot;COMPUTED_VALUE&quot;&quot;&quot;);&quot;Letonia Letonia&quot;)" office:value-type="string" office:string-value="Letonia Letonia" calcext:value-type="string">
            <text:p>Letonia Letonia</text:p>
          </table:table-cell>
          <table:table-cell table:style-name="ce1" table:number-columns-repeated="2"/>
          <table:table-cell table:style-name="ce1" table:formula="of:=IFERROR(__xludf.dummyfunction(&quot;&quot;&quot;COMPUTED_VALUE&quot;&quot;&quot;);&quot;614 618&quot;)" office:value-type="string" office:string-value="614 618" calcext:value-type="string">
            <text:p>614 61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1"/>
          <table:table-cell table:style-name="ce1" table:formula="of:=IFERROR(__xludf.dummyfunction(&quot;&quot;&quot;COMPUTED_VALUE&quot;&quot;&quot;);&quot;GBR-04&quot;)" office:value-type="string" office:string-value="GBR-04" calcext:value-type="string">
            <text:p>GBR-04</text:p>
          </table:table-cell>
          <table:table-cell table:style-name="ce1" table:formula="of:=IFERROR(__xludf.dummyfunction(&quot;&quot;&quot;COMPUTED_VALUE&quot;&quot;&quot;);&quot;Glasgow&quot;)" office:value-type="string" office:string-value="Glasgow" calcext:value-type="string">
            <text:p>Glasgow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Escocia&quot;)" office:value-type="string" office:string-value="Escocia" calcext:value-type="string">
            <text:p>Escocia</text:p>
          </table:table-cell>
          <table:table-cell table:style-name="ce1"/>
          <table:table-cell table:style-name="ce1" table:formula="of:=IFERROR(__xludf.dummyfunction(&quot;&quot;&quot;COMPUTED_VALUE&quot;&quot;&quot;);&quot;612 040&quot;)" office:value-type="string" office:string-value="612 040" calcext:value-type="string">
            <text:p>612 04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1" table:formula="of:=IFERROR(__xludf.dummyfunction(&quot;&quot;&quot;COMPUTED_VALUE&quot;&quot;&quot;);&quot;UE-037&quot;)" office:value-type="string" office:string-value="UE-037" calcext:value-type="string">
            <text:p>UE-037</text:p>
          </table:table-cell>
          <table:table-cell table:style-name="ce1" table:formula="of:=IFERROR(__xludf.dummyfunction(&quot;&quot;&quot;COMPUTED_VALUE&quot;&quot;&quot;);&quot;SWE-02&quot;)" office:value-type="string" office:string-value="SWE-02" calcext:value-type="string">
            <text:p>SWE-02</text:p>
          </table:table-cell>
          <table:table-cell table:style-name="ce1" table:formula="of:=IFERROR(__xludf.dummyfunction(&quot;&quot;&quot;COMPUTED_VALUE&quot;&quot;&quot;);&quot;Gotemburgo&quot;)" office:value-type="string" office:string-value="Gotemburgo" calcext:value-type="string">
            <text:p>Gotemburgo</text:p>
          </table:table-cell>
          <table:table-cell table:style-name="ce1" table:formula="of:=IFERROR(__xludf.dummyfunction(&quot;&quot;&quot;COMPUTED_VALUE&quot;&quot;&quot;);&quot;Göteborg&quot;)" office:value-type="string" office:string-value="Göteborg" calcext:value-type="string">
            <text:p>Göteborg</text:p>
          </table:table-cell>
          <table:table-cell table:style-name="ce1" table:formula="of:=IFERROR(__xludf.dummyfunction(&quot;&quot;&quot;COMPUTED_VALUE&quot;&quot;&quot;);&quot;SueciaSuecia&quot;)" office:value-type="string" office:string-value="SueciaSuecia" calcext:value-type="string">
            <text:p>SueciaSuecia</text:p>
          </table:table-cell>
          <table:table-cell table:style-name="ce1" table:formula="of:=IFERROR(__xludf.dummyfunction(&quot;&quot;&quot;COMPUTED_VALUE&quot;&quot;&quot;);&quot;Provincia de Västra Götaland&quot;)" office:value-type="string" office:string-value="Provincia de Västra Götaland" calcext:value-type="string">
            <text:p>Provincia de Västra Götaland</text:p>
          </table:table-cell>
          <table:table-cell table:style-name="ce1"/>
          <table:table-cell table:style-name="ce1" table:formula="of:=IFERROR(__xludf.dummyfunction(&quot;&quot;&quot;COMPUTED_VALUE&quot;&quot;&quot;);&quot;604 829&quot;)" office:value-type="string" office:string-value="604 829" calcext:value-type="string">
            <text:p>604 82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16&quot;)" office:value-type="string" office:string-value="RUS-016" calcext:value-type="string">
            <text:p>RUS-016</text:p>
          </table:table-cell>
          <table:table-cell table:style-name="ce1" table:formula="of:=IFERROR(__xludf.dummyfunction(&quot;&quot;&quot;COMPUTED_VALUE&quot;&quot;&quot;);&quot;Majachkalá&quot;)" office:value-type="string" office:string-value="Majachkalá" calcext:value-type="string">
            <text:p>Majachkalá</text:p>
          </table:table-cell>
          <table:table-cell table:style-name="ce1" table:formula="of:=IFERROR(__xludf.dummyfunction(&quot;&quot;&quot;COMPUTED_VALUE&quot;&quot;&quot;);&quot;Махачкала&quot;)" office:value-type="string" office:string-value="Махачкала" calcext:value-type="string">
            <text:p>Махачкала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Daguestán&quot;)" office:value-type="string" office:string-value="República de Daguestán" calcext:value-type="string">
            <text:p>República de Daguestán</text:p>
          </table:table-cell>
          <table:table-cell table:style-name="ce1"/>
          <table:table-cell table:style-name="ce1" table:formula="of:=IFERROR(__xludf.dummyfunction(&quot;&quot;&quot;COMPUTED_VALUE&quot;&quot;&quot;);&quot;604 266&quot;)" office:value-type="string" office:string-value="604 266" calcext:value-type="string">
            <text:p>604 26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17&quot;)" office:value-type="string" office:string-value="RUS-017" calcext:value-type="string">
            <text:p>RUS-017</text:p>
          </table:table-cell>
          <table:table-cell table:style-name="ce1" table:formula="of:=IFERROR(__xludf.dummyfunction(&quot;&quot;&quot;COMPUTED_VALUE&quot;&quot;&quot;);&quot;Yaroslavl&quot;)" office:value-type="string" office:string-value="Yaroslavl" calcext:value-type="string">
            <text:p>Yaroslavl</text:p>
          </table:table-cell>
          <table:table-cell table:style-name="ce1" table:formula="of:=IFERROR(__xludf.dummyfunction(&quot;&quot;&quot;COMPUTED_VALUE&quot;&quot;&quot;);&quot;Ярославль&quot;)" office:value-type="string" office:string-value="Ярославль" calcext:value-type="string">
            <text:p>Ярославль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Yaroslavl&quot;)" office:value-type="string" office:string-value="Óblast de Yaroslavl" calcext:value-type="string">
            <text:p>Óblast de Yaroslavl</text:p>
          </table:table-cell>
          <table:table-cell table:style-name="ce1"/>
          <table:table-cell table:style-name="ce1" table:formula="of:=IFERROR(__xludf.dummyfunction(&quot;&quot;&quot;COMPUTED_VALUE&quot;&quot;&quot;);&quot;601 403&quot;)" office:value-type="string" office:string-value="601 403" calcext:value-type="string">
            <text:p>601 40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1" table:formula="of:=IFERROR(__xludf.dummyfunction(&quot;&quot;&quot;COMPUTED_VALUE&quot;&quot;&quot;);&quot;UE-038&quot;)" office:value-type="string" office:string-value="UE-038" calcext:value-type="string">
            <text:p>UE-038</text:p>
          </table:table-cell>
          <table:table-cell table:style-name="ce1" table:formula="of:=IFERROR(__xludf.dummyfunction(&quot;&quot;&quot;COMPUTED_VALUE&quot;&quot;&quot;);&quot;ALE-08&quot;)" office:value-type="string" office:string-value="ALE-08" calcext:value-type="string">
            <text:p>ALE-08</text:p>
          </table:table-cell>
          <table:table-cell table:style-name="ce1" table:formula="of:=IFERROR(__xludf.dummyfunction(&quot;&quot;&quot;COMPUTED_VALUE&quot;&quot;&quot;);&quot;Leipzig&quot;)" office:value-type="string" office:string-value="Leipzig" calcext:value-type="string">
            <text:p>Leipzig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Sajonia&quot;)" office:value-type="string" office:string-value="Sajonia" calcext:value-type="string">
            <text:p>Sajonia</text:p>
          </table:table-cell>
          <table:table-cell table:style-name="ce1"/>
          <table:table-cell table:style-name="ce1" table:formula="of:=IFERROR(__xludf.dummyfunction(&quot;&quot;&quot;COMPUTED_VALUE&quot;&quot;&quot;);&quot;597 493&quot;)" office:value-type="string" office:string-value="597 493" calcext:value-type="string">
            <text:p>597 49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1" table:formula="of:=IFERROR(__xludf.dummyfunction(&quot;&quot;&quot;COMPUTED_VALUE&quot;&quot;&quot;);&quot;UE-039&quot;)" office:value-type="string" office:string-value="UE-039" calcext:value-type="string">
            <text:p>UE-039</text:p>
          </table:table-cell>
          <table:table-cell table:style-name="ce1" table:formula="of:=IFERROR(__xludf.dummyfunction(&quot;&quot;&quot;COMPUTED_VALUE&quot;&quot;&quot;);&quot;NED-02&quot;)" office:value-type="string" office:string-value="NED-02" calcext:value-type="string">
            <text:p>NED-02</text:p>
          </table:table-cell>
          <table:table-cell table:style-name="ce1" table:formula="of:=IFERROR(__xludf.dummyfunction(&quot;&quot;&quot;COMPUTED_VALUE&quot;&quot;&quot;);&quot;Róterdam&quot;)" office:value-type="string" office:string-value="Róterdam" calcext:value-type="string">
            <text:p>Róterdam</text:p>
          </table:table-cell>
          <table:table-cell table:style-name="ce1" table:formula="of:=IFERROR(__xludf.dummyfunction(&quot;&quot;&quot;COMPUTED_VALUE&quot;&quot;&quot;);&quot;Rotterdam&quot;)" office:value-type="string" office:string-value="Rotterdam" calcext:value-type="string">
            <text:p>Rotterdam</text:p>
          </table:table-cell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Holanda Meridional&quot;)" office:value-type="string" office:string-value="Holanda Meridional" calcext:value-type="string">
            <text:p>Holanda Meridional</text:p>
          </table:table-cell>
          <table:table-cell table:style-name="ce1"/>
          <table:table-cell table:style-name="ce1" table:formula="of:=IFERROR(__xludf.dummyfunction(&quot;&quot;&quot;COMPUTED_VALUE&quot;&quot;&quot;);&quot;588 490&quot;)" office:value-type="string" office:string-value="588 490" calcext:value-type="string">
            <text:p>588 49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1" table:formula="of:=IFERROR(__xludf.dummyfunction(&quot;&quot;&quot;COMPUTED_VALUE&quot;&quot;&quot;);&quot;UE-040&quot;)" office:value-type="string" office:string-value="UE-040" calcext:value-type="string">
            <text:p>UE-040</text:p>
          </table:table-cell>
          <table:table-cell table:style-name="ce1" table:formula="of:=IFERROR(__xludf.dummyfunction(&quot;&quot;&quot;COMPUTED_VALUE&quot;&quot;&quot;);&quot;LIT-01&quot;)" office:value-type="string" office:string-value="LIT-01" calcext:value-type="string">
            <text:p>LIT-01</text:p>
          </table:table-cell>
          <table:table-cell table:style-name="ce1" table:formula="of:=IFERROR(__xludf.dummyfunction(&quot;&quot;&quot;COMPUTED_VALUE&quot;&quot;&quot;);&quot;Vilna&quot;)" office:value-type="string" office:string-value="Vilna" calcext:value-type="string">
            <text:p>Vilna</text:p>
          </table:table-cell>
          <table:table-cell table:style-name="ce1" table:formula="of:=IFERROR(__xludf.dummyfunction(&quot;&quot;&quot;COMPUTED_VALUE&quot;&quot;&quot;);&quot;Vilnius&quot;)" office:value-type="string" office:string-value="Vilnius" calcext:value-type="string">
            <text:p>Vilnius</text:p>
          </table:table-cell>
          <table:table-cell table:style-name="ce1" table:formula="of:=IFERROR(__xludf.dummyfunction(&quot;&quot;&quot;COMPUTED_VALUE&quot;&quot;&quot;);&quot;Lituania Lituania&quot;)" office:value-type="string" office:string-value="Lituania Lituania" calcext:value-type="string">
            <text:p>Lituania Lituania</text:p>
          </table:table-cell>
          <table:table-cell table:style-name="ce1" table:formula="of:=IFERROR(__xludf.dummyfunction(&quot;&quot;&quot;COMPUTED_VALUE&quot;&quot;&quot;);&quot;Provincia de Vilna&quot;)" office:value-type="string" office:string-value="Provincia de Vilna" calcext:value-type="string">
            <text:p>Provincia de Vilna</text:p>
          </table:table-cell>
          <table:table-cell table:style-name="ce1"/>
          <table:table-cell table:style-name="ce1" table:formula="of:=IFERROR(__xludf.dummyfunction(&quot;&quot;&quot;COMPUTED_VALUE&quot;&quot;&quot;);&quot;588 412&quot;)" office:value-type="string" office:string-value="588 412" calcext:value-type="string">
            <text:p>588 41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1" table:formula="of:=IFERROR(__xludf.dummyfunction(&quot;&quot;&quot;COMPUTED_VALUE&quot;&quot;&quot;);&quot;UE-041&quot;)" office:value-type="string" office:string-value="UE-041" calcext:value-type="string">
            <text:p>UE-041</text:p>
          </table:table-cell>
          <table:table-cell table:style-name="ce1" table:formula="of:=IFERROR(__xludf.dummyfunction(&quot;&quot;&quot;COMPUTED_VALUE&quot;&quot;&quot;);&quot;ALE-09&quot;)" office:value-type="string" office:string-value="ALE-09" calcext:value-type="string">
            <text:p>ALE-09</text:p>
          </table:table-cell>
          <table:table-cell table:style-name="ce1" table:formula="of:=IFERROR(__xludf.dummyfunction(&quot;&quot;&quot;COMPUTED_VALUE&quot;&quot;&quot;);&quot;Dortmund&quot;)" office:value-type="string" office:string-value="Dortmund" calcext:value-type="string">
            <text:p>Dortmund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587 696&quot;)" office:value-type="string" office:string-value="587 696" calcext:value-type="string">
            <text:p>587 69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1"/>
          <table:table-cell table:style-name="ce1" table:formula="of:=IFERROR(__xludf.dummyfunction(&quot;&quot;&quot;COMPUTED_VALUE&quot;&quot;&quot;);&quot;GBR-05&quot;)" office:value-type="string" office:string-value="GBR-05" calcext:value-type="string">
            <text:p>GBR-05</text:p>
          </table:table-cell>
          <table:table-cell table:style-name="ce1" table:formula="of:=IFERROR(__xludf.dummyfunction(&quot;&quot;&quot;COMPUTED_VALUE&quot;&quot;&quot;);&quot;Sheffield&quot;)" office:value-type="string" office:string-value="Sheffield" calcext:value-type="string">
            <text:p>Sheffield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584 853&quot;)" office:value-type="string" office:string-value="584 853" calcext:value-type="string">
            <text:p>584 85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MKD-01&quot;)" office:value-type="string" office:string-value="MKD-01" calcext:value-type="string">
            <text:p>MKD-01</text:p>
          </table:table-cell>
          <table:table-cell table:style-name="ce1" table:formula="of:=IFERROR(__xludf.dummyfunction(&quot;&quot;&quot;COMPUTED_VALUE&quot;&quot;&quot;);&quot;Skopie&quot;)" office:value-type="string" office:string-value="Skopie" calcext:value-type="string">
            <text:p>Skopie</text:p>
          </table:table-cell>
          <table:table-cell table:style-name="ce1" table:formula="of:=IFERROR(__xludf.dummyfunction(&quot;&quot;&quot;COMPUTED_VALUE&quot;&quot;&quot;);&quot;Скопје&quot;)" office:value-type="string" office:string-value="Скопје" calcext:value-type="string">
            <text:p>Скопје</text:p>
          </table:table-cell>
          <table:table-cell table:style-name="ce1" table:formula="of:=IFERROR(__xludf.dummyfunction(&quot;&quot;&quot;COMPUTED_VALUE&quot;&quot;&quot;);&quot;Macedonia del Norte Macedonia del Norte&quot;)" office:value-type="string" office:string-value="Macedonia del Norte Macedonia del Norte" calcext:value-type="string">
            <text:p>Macedonia del Norte Macedonia del Norte</text:p>
          </table:table-cell>
          <table:table-cell table:style-name="ce1" table:formula="of:=IFERROR(__xludf.dummyfunction(&quot;&quot;&quot;COMPUTED_VALUE&quot;&quot;&quot;);&quot;Región de Skopie&quot;)" office:value-type="string" office:string-value="Región de Skopie" calcext:value-type="string">
            <text:p>Región de Skopie</text:p>
          </table:table-cell>
          <table:table-cell table:style-name="ce1" table:formula="of:=IFERROR(__xludf.dummyfunction(&quot;&quot;&quot;COMPUTED_VALUE&quot;&quot;&quot;);&quot;Gran Skopie&quot;)" office:value-type="string" office:string-value="Gran Skopie" calcext:value-type="string">
            <text:p>Gran Skopie</text:p>
          </table:table-cell>
          <table:table-cell table:style-name="ce1" table:formula="of:=IFERROR(__xludf.dummyfunction(&quot;&quot;&quot;COMPUTED_VALUE&quot;&quot;&quot;);&quot;584 000&quot;)" office:value-type="string" office:string-value="584 000" calcext:value-type="string">
            <text:p>584 0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1" table:formula="of:=IFERROR(__xludf.dummyfunction(&quot;&quot;&quot;COMPUTED_VALUE&quot;&quot;&quot;);&quot;UE-042&quot;)" office:value-type="string" office:string-value="UE-042" calcext:value-type="string">
            <text:p>UE-042</text:p>
          </table:table-cell>
          <table:table-cell table:style-name="ce1" table:formula="of:=IFERROR(__xludf.dummyfunction(&quot;&quot;&quot;COMPUTED_VALUE&quot;&quot;&quot;);&quot;ALE-10&quot;)" office:value-type="string" office:string-value="ALE-10" calcext:value-type="string">
            <text:p>ALE-10</text:p>
          </table:table-cell>
          <table:table-cell table:style-name="ce1" table:formula="of:=IFERROR(__xludf.dummyfunction(&quot;&quot;&quot;COMPUTED_VALUE&quot;&quot;&quot;);&quot;Essen&quot;)" office:value-type="string" office:string-value="Essen" calcext:value-type="string">
            <text:p>Essen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582 415&quot;)" office:value-type="string" office:string-value="582 415" calcext:value-type="string">
            <text:p>582 41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1" table:formula="of:=IFERROR(__xludf.dummyfunction(&quot;&quot;&quot;COMPUTED_VALUE&quot;&quot;&quot;);&quot;UE-043&quot;)" office:value-type="string" office:string-value="UE-043" calcext:value-type="string">
            <text:p>UE-043</text:p>
          </table:table-cell>
          <table:table-cell table:style-name="ce1" table:formula="of:=IFERROR(__xludf.dummyfunction(&quot;&quot;&quot;COMPUTED_VALUE&quot;&quot;&quot;);&quot;ESP-06&quot;)" office:value-type="string" office:string-value="ESP-06" calcext:value-type="string">
            <text:p>ESP-06</text:p>
          </table:table-cell>
          <table:table-cell table:style-name="ce1" table:formula="of:=IFERROR(__xludf.dummyfunction(&quot;&quot;&quot;COMPUTED_VALUE&quot;&quot;&quot;);&quot;Málaga&quot;)" office:value-type="string" office:string-value="Málaga" calcext:value-type="string">
            <text:p>Málag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Andalucía&quot;)" office:value-type="string" office:string-value="Andalucía" calcext:value-type="string">
            <text:p>Andalucía</text:p>
          </table:table-cell>
          <table:table-cell table:style-name="ce1" table:formula="of:=IFERROR(__xludf.dummyfunction(&quot;&quot;&quot;COMPUTED_VALUE&quot;&quot;&quot;);&quot;Provincia de Málaga&quot;)" office:value-type="string" office:string-value="Provincia de Málaga" calcext:value-type="string">
            <text:p>Provincia de Málaga</text:p>
          </table:table-cell>
          <table:table-cell table:style-name="ce1" table:formula="of:=IFERROR(__xludf.dummyfunction(&quot;&quot;&quot;COMPUTED_VALUE&quot;&quot;&quot;);&quot;578 460&quot;)" office:value-type="string" office:string-value="578 460" calcext:value-type="string">
            <text:p>578 46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18&quot;)" office:value-type="string" office:string-value="RUS-018" calcext:value-type="string">
            <text:p>RUS-018</text:p>
          </table:table-cell>
          <table:table-cell table:style-name="ce1" table:formula="of:=IFERROR(__xludf.dummyfunction(&quot;&quot;&quot;COMPUTED_VALUE&quot;&quot;&quot;);&quot;Oremburgo&quot;)" office:value-type="string" office:string-value="Oremburgo" calcext:value-type="string">
            <text:p>Oremburgo</text:p>
          </table:table-cell>
          <table:table-cell table:style-name="ce1" table:formula="of:=IFERROR(__xludf.dummyfunction(&quot;&quot;&quot;COMPUTED_VALUE&quot;&quot;&quot;);&quot;Оренбург&quot;)" office:value-type="string" office:string-value="Оренбург" calcext:value-type="string">
            <text:p>Оренбург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Oremburgo&quot;)" office:value-type="string" office:string-value="Óblast de Oremburgo" calcext:value-type="string">
            <text:p>Óblast de Oremburgo</text:p>
          </table:table-cell>
          <table:table-cell table:style-name="ce1"/>
          <table:table-cell table:style-name="ce1" table:formula="of:=IFERROR(__xludf.dummyfunction(&quot;&quot;&quot;COMPUTED_VALUE&quot;&quot;&quot;);&quot;572 819&quot;)" office:value-type="string" office:string-value="572 819" calcext:value-type="string">
            <text:p>572 81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1" table:formula="of:=IFERROR(__xludf.dummyfunction(&quot;&quot;&quot;COMPUTED_VALUE&quot;&quot;&quot;);&quot;UE-044&quot;)" office:value-type="string" office:string-value="UE-044" calcext:value-type="string">
            <text:p>UE-044</text:p>
          </table:table-cell>
          <table:table-cell table:style-name="ce1" table:formula="of:=IFERROR(__xludf.dummyfunction(&quot;&quot;&quot;COMPUTED_VALUE&quot;&quot;&quot;);&quot;ALE-11&quot;)" office:value-type="string" office:string-value="ALE-11" calcext:value-type="string">
            <text:p>ALE-11</text:p>
          </table:table-cell>
          <table:table-cell table:style-name="ce1" table:formula="of:=IFERROR(__xludf.dummyfunction(&quot;&quot;&quot;COMPUTED_VALUE&quot;&quot;&quot;);&quot;Bremen&quot;)" office:value-type="string" office:string-value="Bremen" calcext:value-type="string">
            <text:p>Bremen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remen&quot;)" office:value-type="string" office:string-value="Bremen" calcext:value-type="string">
            <text:p>Bremen</text:p>
          </table:table-cell>
          <table:table-cell table:style-name="ce1"/>
          <table:table-cell table:style-name="ce1" table:formula="of:=IFERROR(__xludf.dummyfunction(&quot;&quot;&quot;COMPUTED_VALUE&quot;&quot;&quot;);&quot;566 573&quot;)" office:value-type="string" office:string-value="566 573" calcext:value-type="string">
            <text:p>566 57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1" table:formula="of:=IFERROR(__xludf.dummyfunction(&quot;&quot;&quot;COMPUTED_VALUE&quot;&quot;&quot;);&quot;UE-045&quot;)" office:value-type="string" office:string-value="UE-045" calcext:value-type="string">
            <text:p>UE-045</text:p>
          </table:table-cell>
          <table:table-cell table:style-name="ce1" table:formula="of:=IFERROR(__xludf.dummyfunction(&quot;&quot;&quot;COMPUTED_VALUE&quot;&quot;&quot;);&quot;ITA-06&quot;)" office:value-type="string" office:string-value="ITA-06" calcext:value-type="string">
            <text:p>ITA-06</text:p>
          </table:table-cell>
          <table:table-cell table:style-name="ce1" table:formula="of:=IFERROR(__xludf.dummyfunction(&quot;&quot;&quot;COMPUTED_VALUE&quot;&quot;&quot;);&quot;Génova&quot;)" office:value-type="string" office:string-value="Génova" calcext:value-type="string">
            <text:p>Génova</text:p>
          </table:table-cell>
          <table:table-cell table:style-name="ce1" table:formula="of:=IFERROR(__xludf.dummyfunction(&quot;&quot;&quot;COMPUTED_VALUE&quot;&quot;&quot;);&quot;Génova&quot;)" office:value-type="string" office:string-value="Génova" calcext:value-type="string">
            <text:p>Génova</text:p>
          </table:table-cell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Liguria&quot;)" office:value-type="string" office:string-value="Liguria" calcext:value-type="string">
            <text:p>Liguria</text:p>
          </table:table-cell>
          <table:table-cell table:style-name="ce1" table:formula="of:=IFERROR(__xludf.dummyfunction(&quot;&quot;&quot;COMPUTED_VALUE&quot;&quot;&quot;);&quot;Ciudad metropolitana de Génova&quot;)" office:value-type="string" office:string-value="Ciudad metropolitana de Génova" calcext:value-type="string">
            <text:p>Ciudad metropolitana de Génova</text:p>
          </table:table-cell>
          <table:table-cell table:style-name="ce1" table:formula="of:=IFERROR(__xludf.dummyfunction(&quot;&quot;&quot;COMPUTED_VALUE&quot;&quot;&quot;);&quot;556 354&quot;)" office:value-type="string" office:string-value="556 354" calcext:value-type="string">
            <text:p>556 35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1" table:formula="of:=IFERROR(__xludf.dummyfunction(&quot;&quot;&quot;COMPUTED_VALUE&quot;&quot;&quot;);&quot;UE-046&quot;)" office:value-type="string" office:string-value="UE-046" calcext:value-type="string">
            <text:p>UE-046</text:p>
          </table:table-cell>
          <table:table-cell table:style-name="ce1" table:formula="of:=IFERROR(__xludf.dummyfunction(&quot;&quot;&quot;COMPUTED_VALUE&quot;&quot;&quot;);&quot;ALE-12&quot;)" office:value-type="string" office:string-value="ALE-12" calcext:value-type="string">
            <text:p>ALE-12</text:p>
          </table:table-cell>
          <table:table-cell table:style-name="ce1" table:formula="of:=IFERROR(__xludf.dummyfunction(&quot;&quot;&quot;COMPUTED_VALUE&quot;&quot;&quot;);&quot;Dresde&quot;)" office:value-type="string" office:string-value="Dresde" calcext:value-type="string">
            <text:p>Dresde</text:p>
          </table:table-cell>
          <table:table-cell table:style-name="ce1" table:formula="of:=IFERROR(__xludf.dummyfunction(&quot;&quot;&quot;COMPUTED_VALUE&quot;&quot;&quot;);&quot;Dresden&quot;)" office:value-type="string" office:string-value="Dresden" calcext:value-type="string">
            <text:p>Dresden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Sajonia&quot;)" office:value-type="string" office:string-value="Sajonia" calcext:value-type="string">
            <text:p>Sajonia</text:p>
          </table:table-cell>
          <table:table-cell table:style-name="ce1"/>
          <table:table-cell table:style-name="ce1" table:formula="of:=IFERROR(__xludf.dummyfunction(&quot;&quot;&quot;COMPUTED_VALUE&quot;&quot;&quot;);&quot;556 227&quot;)" office:value-type="string" office:string-value="556 227" calcext:value-type="string">
            <text:p>556 22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1"/>
          <table:table-cell table:style-name="ce1" table:formula="of:=IFERROR(__xludf.dummyfunction(&quot;&quot;&quot;COMPUTED_VALUE&quot;&quot;&quot;);&quot;GBR-06&quot;)" office:value-type="string" office:string-value="GBR-06" calcext:value-type="string">
            <text:p>GBR-06</text:p>
          </table:table-cell>
          <table:table-cell table:style-name="ce1" table:formula="of:=IFERROR(__xludf.dummyfunction(&quot;&quot;&quot;COMPUTED_VALUE&quot;&quot;&quot;);&quot;Mánchester&quot;)" office:value-type="string" office:string-value="Mánchester" calcext:value-type="string">
            <text:p>Mánchester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Noroeste de Inglaterra&quot;)" office:value-type="string" office:string-value="Noroeste de Inglaterra" calcext:value-type="string">
            <text:p>Noroeste de Inglaterra</text:p>
          </table:table-cell>
          <table:table-cell table:style-name="ce1" table:formula="of:=IFERROR(__xludf.dummyfunction(&quot;&quot;&quot;COMPUTED_VALUE&quot;&quot;&quot;);&quot;552 858&quot;)" office:value-type="string" office:string-value="552 858" calcext:value-type="string">
            <text:p>552 85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1" table:formula="of:=IFERROR(__xludf.dummyfunction(&quot;&quot;&quot;COMPUTED_VALUE&quot;&quot;&quot;);&quot;UE-047&quot;)" office:value-type="string" office:string-value="UE-047" calcext:value-type="string">
            <text:p>UE-047</text:p>
          </table:table-cell>
          <table:table-cell table:style-name="ce1" table:formula="of:=IFERROR(__xludf.dummyfunction(&quot;&quot;&quot;COMPUTED_VALUE&quot;&quot;&quot;);&quot;NED-03&quot;)" office:value-type="string" office:string-value="NED-03" calcext:value-type="string">
            <text:p>NED-03</text:p>
          </table:table-cell>
          <table:table-cell table:style-name="ce1" table:formula="of:=IFERROR(__xludf.dummyfunction(&quot;&quot;&quot;COMPUTED_VALUE&quot;&quot;&quot;);&quot;La Haya&quot;)" office:value-type="string" office:string-value="La Haya" calcext:value-type="string">
            <text:p>La Haya</text:p>
          </table:table-cell>
          <table:table-cell table:style-name="ce1" table:formula="of:=IFERROR(__xludf.dummyfunction(&quot;&quot;&quot;COMPUTED_VALUE&quot;&quot;&quot;);&quot;Den Haag - 's-Gravenhage&quot;)" office:value-type="string" office:string-value="Den Haag - 's-Gravenhage" calcext:value-type="string">
            <text:p>Den Haag - 's-Gravenhage</text:p>
          </table:table-cell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Holanda Meridional&quot;)" office:value-type="string" office:string-value="Holanda Meridional" calcext:value-type="string">
            <text:p>Holanda Meridional</text:p>
          </table:table-cell>
          <table:table-cell table:style-name="ce1"/>
          <table:table-cell table:style-name="ce1" table:formula="of:=IFERROR(__xludf.dummyfunction(&quot;&quot;&quot;COMPUTED_VALUE&quot;&quot;&quot;);&quot;547 757&quot;)" office:value-type="string" office:string-value="547 757" calcext:value-type="string">
            <text:p>547 75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1" table:formula="of:=IFERROR(__xludf.dummyfunction(&quot;&quot;&quot;COMPUTED_VALUE&quot;&quot;&quot;);&quot;UE-048&quot;)" office:value-type="string" office:string-value="UE-048" calcext:value-type="string">
            <text:p>UE-048</text:p>
          </table:table-cell>
          <table:table-cell table:style-name="ce1" table:formula="of:=IFERROR(__xludf.dummyfunction(&quot;&quot;&quot;COMPUTED_VALUE&quot;&quot;&quot;);&quot;POR-01&quot;)" office:value-type="string" office:string-value="POR-01" calcext:value-type="string">
            <text:p>POR-01</text:p>
          </table:table-cell>
          <table:table-cell table:style-name="ce1" table:formula="of:=IFERROR(__xludf.dummyfunction(&quot;&quot;&quot;COMPUTED_VALUE&quot;&quot;&quot;);&quot;Lisboa&quot;)" office:value-type="string" office:string-value="Lisboa" calcext:value-type="string">
            <text:p>Lisboa</text:p>
          </table:table-cell>
          <table:table-cell table:style-name="ce1"/>
          <table:table-cell table:style-name="ce1" table:formula="of:=IFERROR(__xludf.dummyfunction(&quot;&quot;&quot;COMPUTED_VALUE&quot;&quot;&quot;);&quot;Portugal&quot;)" office:value-type="string" office:string-value="Portugal" calcext:value-type="string">
            <text:p>Portugal</text:p>
          </table:table-cell>
          <table:table-cell table:style-name="ce1" table:formula="of:=IFERROR(__xludf.dummyfunction(&quot;&quot;&quot;COMPUTED_VALUE&quot;&quot;&quot;);&quot;Distrito de Lisboa&quot;)" office:value-type="string" office:string-value="Distrito de Lisboa" calcext:value-type="string">
            <text:p>Distrito de Lisboa</text:p>
          </table:table-cell>
          <table:table-cell table:style-name="ce1"/>
          <table:table-cell table:style-name="ce1" table:formula="of:=IFERROR(__xludf.dummyfunction(&quot;&quot;&quot;COMPUTED_VALUE&quot;&quot;&quot;);&quot;544 851&quot;)" office:value-type="string" office:string-value="544 851" calcext:value-type="string">
            <text:p>544 85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19&quot;)" office:value-type="string" office:string-value="RUS-019" calcext:value-type="string">
            <text:p>RUS-019</text:p>
          </table:table-cell>
          <table:table-cell table:style-name="ce1" table:formula="of:=IFERROR(__xludf.dummyfunction(&quot;&quot;&quot;COMPUTED_VALUE&quot;&quot;&quot;);&quot;Riazán&quot;)" office:value-type="string" office:string-value="Riazán" calcext:value-type="string">
            <text:p>Riazán</text:p>
          </table:table-cell>
          <table:table-cell table:style-name="ce1" table:formula="of:=IFERROR(__xludf.dummyfunction(&quot;&quot;&quot;COMPUTED_VALUE&quot;&quot;&quot;);&quot;Рязань&quot;)" office:value-type="string" office:string-value="Рязань" calcext:value-type="string">
            <text:p>Рязань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Riazán&quot;)" office:value-type="string" office:string-value="Óblast de Riazán" calcext:value-type="string">
            <text:p>Óblast de Riazán</text:p>
          </table:table-cell>
          <table:table-cell table:style-name="ce1"/>
          <table:table-cell table:style-name="ce1" table:formula="of:=IFERROR(__xludf.dummyfunction(&quot;&quot;&quot;COMPUTED_VALUE&quot;&quot;&quot;);&quot;534 801&quot;)" office:value-type="string" office:string-value="534 801" calcext:value-type="string">
            <text:p>534 80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1" table:formula="of:=IFERROR(__xludf.dummyfunction(&quot;&quot;&quot;COMPUTED_VALUE&quot;&quot;&quot;);&quot;UE-049&quot;)" office:value-type="string" office:string-value="UE-049" calcext:value-type="string">
            <text:p>UE-049</text:p>
          </table:table-cell>
          <table:table-cell table:style-name="ce1" table:formula="of:=IFERROR(__xludf.dummyfunction(&quot;&quot;&quot;COMPUTED_VALUE&quot;&quot;&quot;);&quot;ALE-13&quot;)" office:value-type="string" office:string-value="ALE-13" calcext:value-type="string">
            <text:p>ALE-13</text:p>
          </table:table-cell>
          <table:table-cell table:style-name="ce1" table:formula="of:=IFERROR(__xludf.dummyfunction(&quot;&quot;&quot;COMPUTED_VALUE&quot;&quot;&quot;);&quot;Hanóver&quot;)" office:value-type="string" office:string-value="Hanóver" calcext:value-type="string">
            <text:p>Hanóver</text:p>
          </table:table-cell>
          <table:table-cell table:style-name="ce1" table:formula="of:=IFERROR(__xludf.dummyfunction(&quot;&quot;&quot;COMPUTED_VALUE&quot;&quot;&quot;);&quot;Hannover&quot;)" office:value-type="string" office:string-value="Hannover" calcext:value-type="string">
            <text:p>Hannover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ja Sajonia&quot;)" office:value-type="string" office:string-value="Baja Sajonia" calcext:value-type="string">
            <text:p>Baja Sajonia</text:p>
          </table:table-cell>
          <table:table-cell table:style-name="ce1"/>
          <table:table-cell table:style-name="ce1" table:formula="of:=IFERROR(__xludf.dummyfunction(&quot;&quot;&quot;COMPUTED_VALUE&quot;&quot;&quot;);&quot;534 049&quot;)" office:value-type="string" office:string-value="534 049" calcext:value-type="string">
            <text:p>534 04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20&quot;)" office:value-type="string" office:string-value="RUS-020" calcext:value-type="string">
            <text:p>RUS-020</text:p>
          </table:table-cell>
          <table:table-cell table:style-name="ce1" table:formula="of:=IFERROR(__xludf.dummyfunction(&quot;&quot;&quot;COMPUTED_VALUE&quot;&quot;&quot;);&quot;Náberezhnye Chelny&quot;)" office:value-type="string" office:string-value="Náberezhnye Chelny" calcext:value-type="string">
            <text:p>Náberezhnye Chelny</text:p>
          </table:table-cell>
          <table:table-cell table:style-name="ce1" table:formula="of:=IFERROR(__xludf.dummyfunction(&quot;&quot;&quot;COMPUTED_VALUE&quot;&quot;&quot;);&quot;Набережные Челны&quot;)" office:value-type="string" office:string-value="Набережные Челны" calcext:value-type="string">
            <text:p>Набережные Челны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Tartaristán&quot;)" office:value-type="string" office:string-value="República de Tartaristán" calcext:value-type="string">
            <text:p>República de Tartaristán</text:p>
          </table:table-cell>
          <table:table-cell table:style-name="ce1"/>
          <table:table-cell table:style-name="ce1" table:formula="of:=IFERROR(__xludf.dummyfunction(&quot;&quot;&quot;COMPUTED_VALUE&quot;&quot;&quot;);&quot;533 839&quot;)" office:value-type="string" office:string-value="533 839" calcext:value-type="string">
            <text:p>533 83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1" table:formula="of:=IFERROR(__xludf.dummyfunction(&quot;&quot;&quot;COMPUTED_VALUE&quot;&quot;&quot;);&quot;UE-050&quot;)" office:value-type="string" office:string-value="UE-050" calcext:value-type="string">
            <text:p>UE-050</text:p>
          </table:table-cell>
          <table:table-cell table:style-name="ce1" table:formula="of:=IFERROR(__xludf.dummyfunction(&quot;&quot;&quot;COMPUTED_VALUE&quot;&quot;&quot;);&quot;POL-05&quot;)" office:value-type="string" office:string-value="POL-05" calcext:value-type="string">
            <text:p>POL-05</text:p>
          </table:table-cell>
          <table:table-cell table:style-name="ce1" table:formula="of:=IFERROR(__xludf.dummyfunction(&quot;&quot;&quot;COMPUTED_VALUE&quot;&quot;&quot;);&quot;Poznan&quot;)" office:value-type="string" office:string-value="Poznan" calcext:value-type="string">
            <text:p>Poznan</text:p>
          </table:table-cell>
          <table:table-cell table:style-name="ce1" table:formula="of:=IFERROR(__xludf.dummyfunction(&quot;&quot;&quot;COMPUTED_VALUE&quot;&quot;&quot;);&quot;Poznań&quot;)" office:value-type="string" office:string-value="Poznań" calcext:value-type="string">
            <text:p>Poznań</text:p>
          </table:table-cell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Gran Polonia&quot;)" office:value-type="string" office:string-value="Voivodato de Gran Polonia" calcext:value-type="string">
            <text:p>Voivodato de Gran Polonia</text:p>
          </table:table-cell>
          <table:table-cell table:style-name="ce1"/>
          <table:table-cell table:style-name="ce1" table:formula="of:=IFERROR(__xludf.dummyfunction(&quot;&quot;&quot;COMPUTED_VALUE&quot;&quot;&quot;);&quot;532 048&quot;)" office:value-type="string" office:string-value="532 048" calcext:value-type="string">
            <text:p>532 04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1" table:formula="of:=IFERROR(__xludf.dummyfunction(&quot;&quot;&quot;COMPUTED_VALUE&quot;&quot;&quot;);&quot;UE-051&quot;)" office:value-type="string" office:string-value="UE-051" calcext:value-type="string">
            <text:p>UE-051</text:p>
          </table:table-cell>
          <table:table-cell table:style-name="ce1" table:formula="of:=IFERROR(__xludf.dummyfunction(&quot;&quot;&quot;COMPUTED_VALUE&quot;&quot;&quot;);&quot;BEL-02&quot;)" office:value-type="string" office:string-value="BEL-02" calcext:value-type="string">
            <text:p>BEL-02</text:p>
          </table:table-cell>
          <table:table-cell table:style-name="ce1" table:formula="of:=IFERROR(__xludf.dummyfunction(&quot;&quot;&quot;COMPUTED_VALUE&quot;&quot;&quot;);&quot;Amberes&quot;)" office:value-type="string" office:string-value="Amberes" calcext:value-type="string">
            <text:p>Amberes</text:p>
          </table:table-cell>
          <table:table-cell table:style-name="ce1" table:formula="of:=IFERROR(__xludf.dummyfunction(&quot;&quot;&quot;COMPUTED_VALUE&quot;&quot;&quot;);&quot;Antwerpen&quot;)" office:value-type="string" office:string-value="Antwerpen" calcext:value-type="string">
            <text:p>Antwerpen</text:p>
          </table:table-cell>
          <table:table-cell table:style-name="ce1" table:formula="of:=IFERROR(__xludf.dummyfunction(&quot;&quot;&quot;COMPUTED_VALUE&quot;&quot;&quot;);&quot;Bélgica Bélgica&quot;)" office:value-type="string" office:string-value="Bélgica Bélgica" calcext:value-type="string">
            <text:p>Bélgica Bélgica</text:p>
          </table:table-cell>
          <table:table-cell table:style-name="ce1" table:formula="of:=IFERROR(__xludf.dummyfunction(&quot;&quot;&quot;COMPUTED_VALUE&quot;&quot;&quot;);&quot;Región Flamenca&quot;)" office:value-type="string" office:string-value="Región Flamenca" calcext:value-type="string">
            <text:p>Región Flamenca</text:p>
          </table:table-cell>
          <table:table-cell table:style-name="ce1" table:formula="of:=IFERROR(__xludf.dummyfunction(&quot;&quot;&quot;COMPUTED_VALUE&quot;&quot;&quot;);&quot;Provincia de Amberes&quot;)" office:value-type="string" office:string-value="Provincia de Amberes" calcext:value-type="string">
            <text:p>Provincia de Amberes</text:p>
          </table:table-cell>
          <table:table-cell table:style-name="ce1" table:formula="of:=IFERROR(__xludf.dummyfunction(&quot;&quot;&quot;COMPUTED_VALUE&quot;&quot;&quot;);&quot;529 247&quot;)" office:value-type="string" office:string-value="529 247" calcext:value-type="string">
            <text:p>529 24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1" table:formula="of:=IFERROR(__xludf.dummyfunction(&quot;&quot;&quot;COMPUTED_VALUE&quot;&quot;&quot;);&quot;UE-052&quot;)" office:value-type="string" office:string-value="UE-052" calcext:value-type="string">
            <text:p>UE-052</text:p>
          </table:table-cell>
          <table:table-cell table:style-name="ce1" table:formula="of:=IFERROR(__xludf.dummyfunction(&quot;&quot;&quot;COMPUTED_VALUE&quot;&quot;&quot;);&quot;IRE-01&quot;)" office:value-type="string" office:string-value="IRE-01" calcext:value-type="string">
            <text:p>IRE-01</text:p>
          </table:table-cell>
          <table:table-cell table:style-name="ce1" table:formula="of:=IFERROR(__xludf.dummyfunction(&quot;&quot;&quot;COMPUTED_VALUE&quot;&quot;&quot;);&quot;Dublín&quot;)" office:value-type="string" office:string-value="Dublín" calcext:value-type="string">
            <text:p>Dublín</text:p>
          </table:table-cell>
          <table:table-cell table:style-name="ce1" table:formula="of:=IFERROR(__xludf.dummyfunction(&quot;&quot;&quot;COMPUTED_VALUE&quot;&quot;&quot;);&quot;Baile Átha Cliath&quot;)" office:value-type="string" office:string-value="Baile Átha Cliath" calcext:value-type="string">
            <text:p>Baile Átha Cliath</text:p>
          </table:table-cell>
          <table:table-cell table:style-name="ce1" table:formula="of:=IFERROR(__xludf.dummyfunction(&quot;&quot;&quot;COMPUTED_VALUE&quot;&quot;&quot;);&quot;Irlanda&quot;)" office:value-type="string" office:string-value="Irlanda" calcext:value-type="string">
            <text:p>Irlanda</text:p>
          </table:table-cell>
          <table:table-cell table:style-name="ce1" table:formula="of:=IFERROR(__xludf.dummyfunction(&quot;&quot;&quot;COMPUTED_VALUE&quot;&quot;&quot;);&quot;Leinster&quot;)" office:value-type="string" office:string-value="Leinster" calcext:value-type="string">
            <text:p>Leinster</text:p>
          </table:table-cell>
          <table:table-cell table:style-name="ce1" table:formula="of:=IFERROR(__xludf.dummyfunction(&quot;&quot;&quot;COMPUTED_VALUE&quot;&quot;&quot;);&quot;Condado de Dublín&quot;)" office:value-type="string" office:string-value="Condado de Dublín" calcext:value-type="string">
            <text:p>Condado de Dublín</text:p>
          </table:table-cell>
          <table:table-cell table:style-name="ce1" table:formula="of:=IFERROR(__xludf.dummyfunction(&quot;&quot;&quot;COMPUTED_VALUE&quot;&quot;&quot;);&quot;526 750&quot;)" office:value-type="string" office:string-value="526 750" calcext:value-type="string">
            <text:p>526 75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21&quot;)" office:value-type="string" office:string-value="RUS-021" calcext:value-type="string">
            <text:p>RUS-021</text:p>
          </table:table-cell>
          <table:table-cell table:style-name="ce1" table:formula="of:=IFERROR(__xludf.dummyfunction(&quot;&quot;&quot;COMPUTED_VALUE&quot;&quot;&quot;);&quot;Astracán&quot;)" office:value-type="string" office:string-value="Astracán" calcext:value-type="string">
            <text:p>Astracán</text:p>
          </table:table-cell>
          <table:table-cell table:style-name="ce1" table:formula="of:=IFERROR(__xludf.dummyfunction(&quot;&quot;&quot;COMPUTED_VALUE&quot;&quot;&quot;);&quot;Астрахань&quot;)" office:value-type="string" office:string-value="Астрахань" calcext:value-type="string">
            <text:p>Астрахань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Astracán&quot;)" office:value-type="string" office:string-value="Óblast de Astracán" calcext:value-type="string">
            <text:p>Óblast de Astracán</text:p>
          </table:table-cell>
          <table:table-cell table:style-name="ce1"/>
          <table:table-cell table:style-name="ce1" table:formula="of:=IFERROR(__xludf.dummyfunction(&quot;&quot;&quot;COMPUTED_VALUE&quot;&quot;&quot;);&quot;524 371&quot;)" office:value-type="string" office:string-value="524 371" calcext:value-type="string">
            <text:p>524 37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22&quot;)" office:value-type="string" office:string-value="RUS-022" calcext:value-type="string">
            <text:p>RUS-022</text:p>
          </table:table-cell>
          <table:table-cell table:style-name="ce1" table:formula="of:=IFERROR(__xludf.dummyfunction(&quot;&quot;&quot;COMPUTED_VALUE&quot;&quot;&quot;);&quot;Kírov&quot;)" office:value-type="string" office:string-value="Kírov" calcext:value-type="string">
            <text:p>Kírov</text:p>
          </table:table-cell>
          <table:table-cell table:style-name="ce1" table:formula="of:=IFERROR(__xludf.dummyfunction(&quot;&quot;&quot;COMPUTED_VALUE&quot;&quot;&quot;);&quot;Киров&quot;)" office:value-type="string" office:string-value="Киров" calcext:value-type="string">
            <text:p>Киров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Kírov&quot;)" office:value-type="string" office:string-value="Óblast de Kírov" calcext:value-type="string">
            <text:p>Óblast de Kírov</text:p>
          </table:table-cell>
          <table:table-cell table:style-name="ce1"/>
          <table:table-cell table:style-name="ce1" table:formula="of:=IFERROR(__xludf.dummyfunction(&quot;&quot;&quot;COMPUTED_VALUE&quot;&quot;&quot;);&quot;521 091&quot;)" office:value-type="string" office:string-value="521 091" calcext:value-type="string">
            <text:p>521 09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1" table:formula="of:=IFERROR(__xludf.dummyfunction(&quot;&quot;&quot;COMPUTED_VALUE&quot;&quot;&quot;);&quot;UE-053&quot;)" office:value-type="string" office:string-value="UE-053" calcext:value-type="string">
            <text:p>UE-053</text:p>
          </table:table-cell>
          <table:table-cell table:style-name="ce1" table:formula="of:=IFERROR(__xludf.dummyfunction(&quot;&quot;&quot;COMPUTED_VALUE&quot;&quot;&quot;);&quot;FRA-03&quot;)" office:value-type="string" office:string-value="FRA-03" calcext:value-type="string">
            <text:p>FRA-03</text:p>
          </table:table-cell>
          <table:table-cell table:style-name="ce1" table:formula="of:=IFERROR(__xludf.dummyfunction(&quot;&quot;&quot;COMPUTED_VALUE&quot;&quot;&quot;);&quot;Lyon&quot;)" office:value-type="string" office:string-value="Lyon" calcext:value-type="string">
            <text:p>Lyon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Auvernia-Ródano-Alpes&quot;)" office:value-type="string" office:string-value="Auvernia-Ródano-Alpes" calcext:value-type="string">
            <text:p>Auvernia-Ródano-Alpes</text:p>
          </table:table-cell>
          <table:table-cell table:style-name="ce1" table:formula="of:=IFERROR(__xludf.dummyfunction(&quot;&quot;&quot;COMPUTED_VALUE&quot;&quot;&quot;);&quot;Ródano&quot;)" office:value-type="string" office:string-value="Ródano" calcext:value-type="string">
            <text:p>Ródano</text:p>
          </table:table-cell>
          <table:table-cell table:style-name="ce1" table:formula="of:=IFERROR(__xludf.dummyfunction(&quot;&quot;&quot;COMPUTED_VALUE&quot;&quot;&quot;);&quot;518 635&quot;)" office:value-type="string" office:string-value="518 635" calcext:value-type="string">
            <text:p>518 63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23&quot;)" office:value-type="string" office:string-value="RUS-023" calcext:value-type="string">
            <text:p>RUS-023</text:p>
          </table:table-cell>
          <table:table-cell table:style-name="ce1" table:formula="of:=IFERROR(__xludf.dummyfunction(&quot;&quot;&quot;COMPUTED_VALUE&quot;&quot;&quot;);&quot;Penza&quot;)" office:value-type="string" office:string-value="Penza" calcext:value-type="string">
            <text:p>Penza</text:p>
          </table:table-cell>
          <table:table-cell table:style-name="ce1" table:formula="of:=IFERROR(__xludf.dummyfunction(&quot;&quot;&quot;COMPUTED_VALUE&quot;&quot;&quot;);&quot;Пенза&quot;)" office:value-type="string" office:string-value="Пенза" calcext:value-type="string">
            <text:p>Пенза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Penza&quot;)" office:value-type="string" office:string-value="Óblast de Penza" calcext:value-type="string">
            <text:p>Óblast de Penza</text:p>
          </table:table-cell>
          <table:table-cell table:style-name="ce1"/>
          <table:table-cell table:style-name="ce1" table:formula="of:=IFERROR(__xludf.dummyfunction(&quot;&quot;&quot;COMPUTED_VALUE&quot;&quot;&quot;);&quot;516 450&quot;)" office:value-type="string" office:string-value="516 450" calcext:value-type="string">
            <text:p>516 45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" table:formula="of:=IFERROR(__xludf.dummyfunction(&quot;&quot;&quot;COMPUTED_VALUE&quot;&quot;&quot;);&quot;UE-054&quot;)" office:value-type="string" office:string-value="UE-054" calcext:value-type="string">
            <text:p>UE-054</text:p>
          </table:table-cell>
          <table:table-cell table:style-name="ce1" table:formula="of:=IFERROR(__xludf.dummyfunction(&quot;&quot;&quot;COMPUTED_VALUE&quot;&quot;&quot;);&quot;ALE-14&quot;)" office:value-type="string" office:string-value="ALE-14" calcext:value-type="string">
            <text:p>ALE-14</text:p>
          </table:table-cell>
          <table:table-cell table:style-name="ce1" table:formula="of:=IFERROR(__xludf.dummyfunction(&quot;&quot;&quot;COMPUTED_VALUE&quot;&quot;&quot;);&quot;Núremberg&quot;)" office:value-type="string" office:string-value="Núremberg" calcext:value-type="string">
            <text:p>Núremberg</text:p>
          </table:table-cell>
          <table:table-cell table:style-name="ce1" table:formula="of:=IFERROR(__xludf.dummyfunction(&quot;&quot;&quot;COMPUTED_VALUE&quot;&quot;&quot;);&quot;Nürnberg&quot;)" office:value-type="string" office:string-value="Nürnberg" calcext:value-type="string">
            <text:p>Nürnberg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viera&quot;)" office:value-type="string" office:string-value="Baviera" calcext:value-type="string">
            <text:p>Baviera</text:p>
          </table:table-cell>
          <table:table-cell table:style-name="ce1"/>
          <table:table-cell table:style-name="ce1" table:formula="of:=IFERROR(__xludf.dummyfunction(&quot;&quot;&quot;COMPUTED_VALUE&quot;&quot;&quot;);&quot;515 543&quot;)" office:value-type="string" office:string-value="515 543" calcext:value-type="string">
            <text:p>515 54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01)" office:value-type="float" office:value="101" calcext:value-type="float">
            <text:p>10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BLR-02&quot;)" office:value-type="string" office:string-value="BLR-02" calcext:value-type="string">
            <text:p>BLR-02</text:p>
          </table:table-cell>
          <table:table-cell table:style-name="ce1" table:formula="of:=IFERROR(__xludf.dummyfunction(&quot;&quot;&quot;COMPUTED_VALUE&quot;&quot;&quot;);&quot;Gómel&quot;)" office:value-type="string" office:string-value="Gómel" calcext:value-type="string">
            <text:p>Gómel</text:p>
          </table:table-cell>
          <table:table-cell table:style-name="ce1" table:formula="of:=IFERROR(__xludf.dummyfunction(&quot;&quot;&quot;COMPUTED_VALUE&quot;&quot;&quot;);&quot;Гомель, Homiel&quot;)" office:value-type="string" office:string-value="Гомель, Homiel" calcext:value-type="string">
            <text:p>Гомель, Homiel</text:p>
          </table:table-cell>
          <table:table-cell table:style-name="ce1" table:formula="of:=IFERROR(__xludf.dummyfunction(&quot;&quot;&quot;COMPUTED_VALUE&quot;&quot;&quot;);&quot;Bielorrusia Bielorrusia&quot;)" office:value-type="string" office:string-value="Bielorrusia Bielorrusia" calcext:value-type="string">
            <text:p>Bielorrusia Bielorrusia</text:p>
          </table:table-cell>
          <table:table-cell table:style-name="ce1" table:formula="of:=IFERROR(__xludf.dummyfunction(&quot;&quot;&quot;COMPUTED_VALUE&quot;&quot;&quot;);&quot;Provincia de Gómel&quot;)" office:value-type="string" office:string-value="Provincia de Gómel" calcext:value-type="string">
            <text:p>Provincia de Gómel</text:p>
          </table:table-cell>
          <table:table-cell table:style-name="ce1"/>
          <table:table-cell table:style-name="ce1" table:formula="of:=IFERROR(__xludf.dummyfunction(&quot;&quot;&quot;COMPUTED_VALUE&quot;&quot;&quot;);&quot;510 300&quot;)" office:value-type="string" office:string-value="510 300" calcext:value-type="string">
            <text:p>510 3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02)" office:value-type="float" office:value="102" calcext:value-type="float">
            <text:p>102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24&quot;)" office:value-type="string" office:string-value="RUS-024" calcext:value-type="string">
            <text:p>RUS-024</text:p>
          </table:table-cell>
          <table:table-cell table:style-name="ce1" table:formula="of:=IFERROR(__xludf.dummyfunction(&quot;&quot;&quot;COMPUTED_VALUE&quot;&quot;&quot;);&quot;Lípetsk&quot;)" office:value-type="string" office:string-value="Lípetsk" calcext:value-type="string">
            <text:p>Lípetsk</text:p>
          </table:table-cell>
          <table:table-cell table:style-name="ce1" table:formula="of:=IFERROR(__xludf.dummyfunction(&quot;&quot;&quot;COMPUTED_VALUE&quot;&quot;&quot;);&quot;Липецк&quot;)" office:value-type="string" office:string-value="Липецк" calcext:value-type="string">
            <text:p>Липец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Lípetsk&quot;)" office:value-type="string" office:string-value="Óblast de Lípetsk" calcext:value-type="string">
            <text:p>Óblast de Lípetsk</text:p>
          </table:table-cell>
          <table:table-cell table:style-name="ce1"/>
          <table:table-cell table:style-name="ce1" table:formula="of:=IFERROR(__xludf.dummyfunction(&quot;&quot;&quot;COMPUTED_VALUE&quot;&quot;&quot;);&quot;503 216&quot;)" office:value-type="string" office:string-value="503 216" calcext:value-type="string">
            <text:p>503 21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03)" office:value-type="float" office:value="103" calcext:value-type="float">
            <text:p>103</text:p>
          </table:table-cell>
          <table:table-cell table:style-name="ce1"/>
          <table:table-cell table:style-name="ce1" table:formula="of:=IFERROR(__xludf.dummyfunction(&quot;&quot;&quot;COMPUTED_VALUE&quot;&quot;&quot;);&quot;GBR-07&quot;)" office:value-type="string" office:string-value="GBR-07" calcext:value-type="string">
            <text:p>GBR-07</text:p>
          </table:table-cell>
          <table:table-cell table:style-name="ce1" table:formula="of:=IFERROR(__xludf.dummyfunction(&quot;&quot;&quot;COMPUTED_VALUE&quot;&quot;&quot;);&quot;Liverpool&quot;)" office:value-type="string" office:string-value="Liverpool" calcext:value-type="string">
            <text:p>Liverpool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Noroeste de Inglaterra&quot;)" office:value-type="string" office:string-value="Noroeste de Inglaterra" calcext:value-type="string">
            <text:p>Noroeste de Inglaterra</text:p>
          </table:table-cell>
          <table:table-cell table:style-name="ce1" table:formula="of:=IFERROR(__xludf.dummyfunction(&quot;&quot;&quot;COMPUTED_VALUE&quot;&quot;&quot;);&quot;498 042&quot;)" office:value-type="string" office:string-value="498 042" calcext:value-type="string">
            <text:p>498 04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04)" office:value-type="float" office:value="104" calcext:value-type="float">
            <text:p>10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25&quot;)" office:value-type="string" office:string-value="RUS-025" calcext:value-type="string">
            <text:p>RUS-025</text:p>
          </table:table-cell>
          <table:table-cell table:style-name="ce1" table:formula="of:=IFERROR(__xludf.dummyfunction(&quot;&quot;&quot;COMPUTED_VALUE&quot;&quot;&quot;);&quot;Cheboksary&quot;)" office:value-type="string" office:string-value="Cheboksary" calcext:value-type="string">
            <text:p>Cheboksary</text:p>
          </table:table-cell>
          <table:table-cell table:style-name="ce1" table:formula="of:=IFERROR(__xludf.dummyfunction(&quot;&quot;&quot;COMPUTED_VALUE&quot;&quot;&quot;);&quot;Чебоксары&quot;)" office:value-type="string" office:string-value="Чебоксары" calcext:value-type="string">
            <text:p>Чебоксары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Chuvasia&quot;)" office:value-type="string" office:string-value="República de Chuvasia" calcext:value-type="string">
            <text:p>República de Chuvasia</text:p>
          </table:table-cell>
          <table:table-cell table:style-name="ce1"/>
          <table:table-cell table:style-name="ce1" table:formula="of:=IFERROR(__xludf.dummyfunction(&quot;&quot;&quot;COMPUTED_VALUE&quot;&quot;&quot;);&quot;495 810&quot;)" office:value-type="string" office:string-value="495 810" calcext:value-type="string">
            <text:p>495 81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05)" office:value-type="float" office:value="105" calcext:value-type="float">
            <text:p>105</text:p>
          </table:table-cell>
          <table:table-cell table:style-name="ce1" table:formula="of:=IFERROR(__xludf.dummyfunction(&quot;&quot;&quot;COMPUTED_VALUE&quot;&quot;&quot;);&quot;UE-055&quot;)" office:value-type="string" office:string-value="UE-055" calcext:value-type="string">
            <text:p>UE-055</text:p>
          </table:table-cell>
          <table:table-cell table:style-name="ce1" table:formula="of:=IFERROR(__xludf.dummyfunction(&quot;&quot;&quot;COMPUTED_VALUE&quot;&quot;&quot;);&quot;ALE-15&quot;)" office:value-type="string" office:string-value="ALE-15" calcext:value-type="string">
            <text:p>ALE-15</text:p>
          </table:table-cell>
          <table:table-cell table:style-name="ce1" table:formula="of:=IFERROR(__xludf.dummyfunction(&quot;&quot;&quot;COMPUTED_VALUE&quot;&quot;&quot;);&quot;Duisburgo&quot;)" office:value-type="string" office:string-value="Duisburgo" calcext:value-type="string">
            <text:p>Duisburgo</text:p>
          </table:table-cell>
          <table:table-cell table:style-name="ce1" table:formula="of:=IFERROR(__xludf.dummyfunction(&quot;&quot;&quot;COMPUTED_VALUE&quot;&quot;&quot;);&quot;Duisburg&quot;)" office:value-type="string" office:string-value="Duisburg" calcext:value-type="string">
            <text:p>Duisburg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495 885&quot;)" office:value-type="string" office:string-value="495 885" calcext:value-type="string">
            <text:p>495 88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06)" office:value-type="float" office:value="106" calcext:value-type="float">
            <text:p>10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26&quot;)" office:value-type="string" office:string-value="RUS-026" calcext:value-type="string">
            <text:p>RUS-026</text:p>
          </table:table-cell>
          <table:table-cell table:style-name="ce1" table:formula="of:=IFERROR(__xludf.dummyfunction(&quot;&quot;&quot;COMPUTED_VALUE&quot;&quot;&quot;);&quot;Kaliningrado&quot;)" office:value-type="string" office:string-value="Kaliningrado" calcext:value-type="string">
            <text:p>Kaliningrado</text:p>
          </table:table-cell>
          <table:table-cell table:style-name="ce1" table:formula="of:=IFERROR(__xludf.dummyfunction(&quot;&quot;&quot;COMPUTED_VALUE&quot;&quot;&quot;);&quot;Калининград&quot;)" office:value-type="string" office:string-value="Калининград" calcext:value-type="string">
            <text:p>Калининград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Kaliningrado&quot;)" office:value-type="string" office:string-value="Óblast de Kaliningrado" calcext:value-type="string">
            <text:p>Óblast de Kaliningrado</text:p>
          </table:table-cell>
          <table:table-cell table:style-name="ce1"/>
          <table:table-cell table:style-name="ce1" table:formula="of:=IFERROR(__xludf.dummyfunction(&quot;&quot;&quot;COMPUTED_VALUE&quot;&quot;&quot;);&quot;493 256&quot;)" office:value-type="string" office:string-value="493 256" calcext:value-type="string">
            <text:p>493 25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07)" office:value-type="float" office:value="107" calcext:value-type="float">
            <text:p>107</text:p>
          </table:table-cell>
          <table:table-cell table:style-name="ce1"/>
          <table:table-cell table:style-name="ce1" table:formula="of:=IFERROR(__xludf.dummyfunction(&quot;&quot;&quot;COMPUTED_VALUE&quot;&quot;&quot;);&quot;GBR-08&quot;)" office:value-type="string" office:string-value="GBR-08" calcext:value-type="string">
            <text:p>GBR-08</text:p>
          </table:table-cell>
          <table:table-cell table:style-name="ce1" table:formula="of:=IFERROR(__xludf.dummyfunction(&quot;&quot;&quot;COMPUTED_VALUE&quot;&quot;&quot;);&quot;Edimburgo&quot;)" office:value-type="string" office:string-value="Edimburgo" calcext:value-type="string">
            <text:p>Edimburgo</text:p>
          </table:table-cell>
          <table:table-cell table:style-name="ce1" table:formula="of:=IFERROR(__xludf.dummyfunction(&quot;&quot;&quot;COMPUTED_VALUE&quot;&quot;&quot;);&quot;Edinburgh/Dùn Èideann&quot;)" office:value-type="string" office:string-value="Edinburgh/Dùn Èideann" calcext:value-type="string">
            <text:p>Edinburgh/Dùn Èideann</text:p>
          </table:table-cell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Escocia&quot;)" office:value-type="string" office:string-value="Escocia" calcext:value-type="string">
            <text:p>Escocia</text:p>
          </table:table-cell>
          <table:table-cell table:style-name="ce1"/>
          <table:table-cell table:style-name="ce1" table:formula="of:=IFERROR(__xludf.dummyfunction(&quot;&quot;&quot;COMPUTED_VALUE&quot;&quot;&quot;);&quot;488 050&quot;)" office:value-type="string" office:string-value="488 050" calcext:value-type="string">
            <text:p>488 05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08)" office:value-type="float" office:value="108" calcext:value-type="float">
            <text:p>108</text:p>
          </table:table-cell>
          <table:table-cell table:style-name="ce1" table:formula="of:=IFERROR(__xludf.dummyfunction(&quot;&quot;&quot;COMPUTED_VALUE&quot;&quot;&quot;);&quot;UE-056&quot;)" office:value-type="string" office:string-value="UE-056" calcext:value-type="string">
            <text:p>UE-056</text:p>
          </table:table-cell>
          <table:table-cell table:style-name="ce1" table:formula="of:=IFERROR(__xludf.dummyfunction(&quot;&quot;&quot;COMPUTED_VALUE&quot;&quot;&quot;);&quot;FRA-04&quot;)" office:value-type="string" office:string-value="FRA-04" calcext:value-type="string">
            <text:p>FRA-04</text:p>
          </table:table-cell>
          <table:table-cell table:style-name="ce1" table:formula="of:=IFERROR(__xludf.dummyfunction(&quot;&quot;&quot;COMPUTED_VALUE&quot;&quot;&quot;);&quot;Toulouse&quot;)" office:value-type="string" office:string-value="Toulouse" calcext:value-type="string">
            <text:p>Toulouse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Occitania&quot;)" office:value-type="string" office:string-value="Occitania" calcext:value-type="string">
            <text:p>Occitania</text:p>
          </table:table-cell>
          <table:table-cell table:style-name="ce1" table:formula="of:=IFERROR(__xludf.dummyfunction(&quot;&quot;&quot;COMPUTED_VALUE&quot;&quot;&quot;);&quot;Alto Garona&quot;)" office:value-type="string" office:string-value="Alto Garona" calcext:value-type="string">
            <text:p>Alto Garona</text:p>
          </table:table-cell>
          <table:table-cell table:style-name="ce1" table:formula="of:=IFERROR(__xludf.dummyfunction(&quot;&quot;&quot;COMPUTED_VALUE&quot;&quot;&quot;);&quot;486 828&quot;)" office:value-type="string" office:string-value="486 828" calcext:value-type="string">
            <text:p>486 82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09)" office:value-type="float" office:value="109" calcext:value-type="float">
            <text:p>10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09&quot;)" office:value-type="string" office:string-value="UKR-09" calcext:value-type="string">
            <text:p>UKR-09</text:p>
          </table:table-cell>
          <table:table-cell table:style-name="ce1" table:formula="of:=IFERROR(__xludf.dummyfunction(&quot;&quot;&quot;COMPUTED_VALUE&quot;&quot;&quot;);&quot;Mykolaiv&quot;)" office:value-type="string" office:string-value="Mykolaiv" calcext:value-type="string">
            <text:p>Mykolaiv</text:p>
          </table:table-cell>
          <table:table-cell table:style-name="ce1" table:formula="of:=IFERROR(__xludf.dummyfunction(&quot;&quot;&quot;COMPUTED_VALUE&quot;&quot;&quot;);&quot;Миколаїв&quot;)" office:value-type="string" office:string-value="Миколаїв" calcext:value-type="string">
            <text:p>Миколаїв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Mykolaiv&quot;)" office:value-type="string" office:string-value="Óblast de Mykolaiv" calcext:value-type="string">
            <text:p>Óblast de Mykolaiv</text:p>
          </table:table-cell>
          <table:table-cell table:style-name="ce1"/>
          <table:table-cell table:style-name="ce1" table:formula="of:=IFERROR(__xludf.dummyfunction(&quot;&quot;&quot;COMPUTED_VALUE&quot;&quot;&quot;);&quot;477 911&quot;)" office:value-type="string" office:string-value="477 911" calcext:value-type="string">
            <text:p>477 91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10)" office:value-type="float" office:value="110" calcext:value-type="float">
            <text:p>11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27&quot;)" office:value-type="string" office:string-value="RUS-027" calcext:value-type="string">
            <text:p>RUS-027</text:p>
          </table:table-cell>
          <table:table-cell table:style-name="ce1" table:formula="of:=IFERROR(__xludf.dummyfunction(&quot;&quot;&quot;COMPUTED_VALUE&quot;&quot;&quot;);&quot;Tula&quot;)" office:value-type="string" office:string-value="Tula" calcext:value-type="string">
            <text:p>Tula</text:p>
          </table:table-cell>
          <table:table-cell table:style-name="ce1" table:formula="of:=IFERROR(__xludf.dummyfunction(&quot;&quot;&quot;COMPUTED_VALUE&quot;&quot;&quot;);&quot;Тула&quot;)" office:value-type="string" office:string-value="Тула" calcext:value-type="string">
            <text:p>Тула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Tula&quot;)" office:value-type="string" office:string-value="Óblast de Tula" calcext:value-type="string">
            <text:p>Óblast de Tula</text:p>
          </table:table-cell>
          <table:table-cell table:style-name="ce1"/>
          <table:table-cell table:style-name="ce1" table:formula="of:=IFERROR(__xludf.dummyfunction(&quot;&quot;&quot;COMPUTED_VALUE&quot;&quot;&quot;);&quot;467 955&quot;)" office:value-type="string" office:string-value="467 955" calcext:value-type="string">
            <text:p>467 95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12)" office:value-type="float" office:value="112" calcext:value-type="float">
            <text:p>112</text:p>
          </table:table-cell>
          <table:table-cell table:style-name="ce1" table:formula="of:=IFERROR(__xludf.dummyfunction(&quot;&quot;&quot;COMPUTED_VALUE&quot;&quot;&quot;);&quot;UE-057&quot;)" office:value-type="string" office:string-value="UE-057" calcext:value-type="string">
            <text:p>UE-057</text:p>
          </table:table-cell>
          <table:table-cell table:style-name="ce1" table:formula="of:=IFERROR(__xludf.dummyfunction(&quot;&quot;&quot;COMPUTED_VALUE&quot;&quot;&quot;);&quot;POL-06&quot;)" office:value-type="string" office:string-value="POL-06" calcext:value-type="string">
            <text:p>POL-06</text:p>
          </table:table-cell>
          <table:table-cell table:style-name="ce1" table:formula="of:=IFERROR(__xludf.dummyfunction(&quot;&quot;&quot;COMPUTED_VALUE&quot;&quot;&quot;);&quot;Gdansk&quot;)" office:value-type="string" office:string-value="Gdansk" calcext:value-type="string">
            <text:p>Gdansk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Pomerania&quot;)" office:value-type="string" office:string-value="Voivodato de Pomerania" calcext:value-type="string">
            <text:p>Voivodato de Pomerania</text:p>
          </table:table-cell>
          <table:table-cell table:style-name="ce1"/>
          <table:table-cell table:style-name="ce1" table:formula="of:=IFERROR(__xludf.dummyfunction(&quot;&quot;&quot;COMPUTED_VALUE&quot;&quot;&quot;);&quot;462 249&quot;)" office:value-type="string" office:string-value="462 249" calcext:value-type="string">
            <text:p>462 24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13)" office:value-type="float" office:value="113" calcext:value-type="float">
            <text:p>11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10&quot;)" office:value-type="string" office:string-value="UKR-10" calcext:value-type="string">
            <text:p>UKR-10</text:p>
          </table:table-cell>
          <table:table-cell table:style-name="ce1" table:formula="of:=IFERROR(__xludf.dummyfunction(&quot;&quot;&quot;COMPUTED_VALUE&quot;&quot;&quot;);&quot;Mariúpol&quot;)" office:value-type="string" office:string-value="Mariúpol" calcext:value-type="string">
            <text:p>Mariúpol</text:p>
          </table:table-cell>
          <table:table-cell table:style-name="ce1" table:formula="of:=IFERROR(__xludf.dummyfunction(&quot;&quot;&quot;COMPUTED_VALUE&quot;&quot;&quot;);&quot;Маріуполь&quot;)" office:value-type="string" office:string-value="Маріуполь" calcext:value-type="string">
            <text:p>Маріуполь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Donetsk&quot;)" office:value-type="string" office:string-value="Óblast de Donetsk" calcext:value-type="string">
            <text:p>Óblast de Donetsk</text:p>
          </table:table-cell>
          <table:table-cell table:style-name="ce1"/>
          <table:table-cell table:style-name="ce1" table:formula="of:=IFERROR(__xludf.dummyfunction(&quot;&quot;&quot;COMPUTED_VALUE&quot;&quot;&quot;);&quot;449 498&quot;)" office:value-type="string" office:string-value="449 498" calcext:value-type="string">
            <text:p>449 49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14)" office:value-type="float" office:value="114" calcext:value-type="float">
            <text:p>11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28&quot;)" office:value-type="string" office:string-value="RUS-028" calcext:value-type="string">
            <text:p>RUS-028</text:p>
          </table:table-cell>
          <table:table-cell table:style-name="ce1" table:formula="of:=IFERROR(__xludf.dummyfunction(&quot;&quot;&quot;COMPUTED_VALUE&quot;&quot;&quot;);&quot;Kursk&quot;)" office:value-type="string" office:string-value="Kursk" calcext:value-type="string">
            <text:p>Kursk</text:p>
          </table:table-cell>
          <table:table-cell table:style-name="ce1" table:formula="of:=IFERROR(__xludf.dummyfunction(&quot;&quot;&quot;COMPUTED_VALUE&quot;&quot;&quot;);&quot;Курск&quot;)" office:value-type="string" office:string-value="Курск" calcext:value-type="string">
            <text:p>Кур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Kursk&quot;)" office:value-type="string" office:string-value="Óblast de Kursk" calcext:value-type="string">
            <text:p>Óblast de Kursk</text:p>
          </table:table-cell>
          <table:table-cell table:style-name="ce1"/>
          <table:table-cell table:style-name="ce1" table:formula="of:=IFERROR(__xludf.dummyfunction(&quot;&quot;&quot;COMPUTED_VALUE&quot;&quot;&quot;);&quot;443 212&quot;)" office:value-type="string" office:string-value="443 212" calcext:value-type="string">
            <text:p>443 21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15)" office:value-type="float" office:value="115" calcext:value-type="float">
            <text:p>115</text:p>
          </table:table-cell>
          <table:table-cell table:style-name="ce1"/>
          <table:table-cell table:style-name="ce1" table:formula="of:=IFERROR(__xludf.dummyfunction(&quot;&quot;&quot;COMPUTED_VALUE&quot;&quot;&quot;);&quot;GBR-09&quot;)" office:value-type="string" office:string-value="GBR-09" calcext:value-type="string">
            <text:p>GBR-09</text:p>
          </table:table-cell>
          <table:table-cell table:style-name="ce1" table:formula="of:=IFERROR(__xludf.dummyfunction(&quot;&quot;&quot;COMPUTED_VALUE&quot;&quot;&quot;);&quot;Brístol&quot;)" office:value-type="string" office:string-value="Brístol" calcext:value-type="string">
            <text:p>Brístol</text:p>
          </table:table-cell>
          <table:table-cell table:style-name="ce1" table:formula="of:=IFERROR(__xludf.dummyfunction(&quot;&quot;&quot;COMPUTED_VALUE&quot;&quot;&quot;);&quot;Bristol&quot;)" office:value-type="string" office:string-value="Bristol" calcext:value-type="string">
            <text:p>Bristol</text:p>
          </table:table-cell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Sudoeste de Inglaterra&quot;)" office:value-type="string" office:string-value="Sudoeste de Inglaterra" calcext:value-type="string">
            <text:p>Sudoeste de Inglaterra</text:p>
          </table:table-cell>
          <table:table-cell table:style-name="ce1" table:formula="of:=IFERROR(__xludf.dummyfunction(&quot;&quot;&quot;COMPUTED_VALUE&quot;&quot;&quot;);&quot;442 500&quot;)" office:value-type="string" office:string-value="442 500" calcext:value-type="string">
            <text:p>442 5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16)" office:value-type="float" office:value="116" calcext:value-type="float">
            <text:p>116</text:p>
          </table:table-cell>
          <table:table-cell table:style-name="ce1" table:formula="of:=IFERROR(__xludf.dummyfunction(&quot;&quot;&quot;COMPUTED_VALUE&quot;&quot;&quot;);&quot;UE-058&quot;)" office:value-type="string" office:string-value="UE-058" calcext:value-type="string">
            <text:p>UE-058</text:p>
          </table:table-cell>
          <table:table-cell table:style-name="ce1" table:formula="of:=IFERROR(__xludf.dummyfunction(&quot;&quot;&quot;COMPUTED_VALUE&quot;&quot;&quot;);&quot;ESP-07&quot;)" office:value-type="string" office:string-value="ESP-07" calcext:value-type="string">
            <text:p>ESP-07</text:p>
          </table:table-cell>
          <table:table-cell table:style-name="ce1" table:formula="of:=IFERROR(__xludf.dummyfunction(&quot;&quot;&quot;COMPUTED_VALUE&quot;&quot;&quot;);&quot;Murcia&quot;)" office:value-type="string" office:string-value="Murcia" calcext:value-type="string">
            <text:p>Murci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Región de Murcia&quot;)" office:value-type="string" office:string-value="Región de Murcia" calcext:value-type="string">
            <text:p>Región de Murcia</text:p>
          </table:table-cell>
          <table:table-cell table:style-name="ce1"/>
          <table:table-cell table:style-name="ce1" table:formula="of:=IFERROR(__xludf.dummyfunction(&quot;&quot;&quot;COMPUTED_VALUE&quot;&quot;&quot;);&quot;441 003&quot;)" office:value-type="string" office:string-value="441 003" calcext:value-type="string">
            <text:p>441 00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17)" office:value-type="float" office:value="117" calcext:value-type="float">
            <text:p>117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29&quot;)" office:value-type="string" office:string-value="RUS-029" calcext:value-type="string">
            <text:p>RUS-029</text:p>
          </table:table-cell>
          <table:table-cell table:style-name="ce1" table:formula="of:=IFERROR(__xludf.dummyfunction(&quot;&quot;&quot;COMPUTED_VALUE&quot;&quot;&quot;);&quot;Stávropol&quot;)" office:value-type="string" office:string-value="Stávropol" calcext:value-type="string">
            <text:p>Stávropol</text:p>
          </table:table-cell>
          <table:table-cell table:style-name="ce1" table:formula="of:=IFERROR(__xludf.dummyfunction(&quot;&quot;&quot;COMPUTED_VALUE&quot;&quot;&quot;);&quot;Ставрополь&quot;)" office:value-type="string" office:string-value="Ставрополь" calcext:value-type="string">
            <text:p>Ставрополь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Krai de Stávropol&quot;)" office:value-type="string" office:string-value="Krai de Stávropol" calcext:value-type="string">
            <text:p>Krai de Stávropol</text:p>
          </table:table-cell>
          <table:table-cell table:style-name="ce1"/>
          <table:table-cell table:style-name="ce1" table:formula="of:=IFERROR(__xludf.dummyfunction(&quot;&quot;&quot;COMPUTED_VALUE&quot;&quot;&quot;);&quot;429 571&quot;)" office:value-type="string" office:string-value="429 571" calcext:value-type="string">
            <text:p>429 57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18)" office:value-type="float" office:value="118" calcext:value-type="float">
            <text:p>11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30&quot;)" office:value-type="string" office:string-value="RUS-030" calcext:value-type="string">
            <text:p>RUS-030</text:p>
          </table:table-cell>
          <table:table-cell table:style-name="ce1" table:formula="of:=IFERROR(__xludf.dummyfunction(&quot;&quot;&quot;COMPUTED_VALUE&quot;&quot;&quot;);&quot;Sebastopol&quot;)" office:value-type="string" office:string-value="Sebastopol" calcext:value-type="string">
            <text:p>Sebastopol</text:p>
          </table:table-cell>
          <table:table-cell table:style-name="ce1" table:formula="of:=IFERROR(__xludf.dummyfunction(&quot;&quot;&quot;COMPUTED_VALUE&quot;&quot;&quot;);&quot;Севастополь&quot;)" office:value-type="string" office:string-value="Севастополь" calcext:value-type="string">
            <text:p>Севастополь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Ciudad Federal de Sebastopol&quot;)" office:value-type="string" office:string-value="Ciudad Federal de Sebastopol" calcext:value-type="string">
            <text:p>Ciudad Federal de Sebastopol</text:p>
          </table:table-cell>
          <table:table-cell table:style-name="ce1"/>
          <table:table-cell table:style-name="ce1" table:formula="of:=IFERROR(__xludf.dummyfunction(&quot;&quot;&quot;COMPUTED_VALUE&quot;&quot;&quot;);&quot;428 753&quot;)" office:value-type="string" office:string-value="428 753" calcext:value-type="string">
            <text:p>428 75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19)" office:value-type="float" office:value="119" calcext:value-type="float">
            <text:p>119</text:p>
          </table:table-cell>
          <table:table-cell table:style-name="ce1" table:formula="of:=IFERROR(__xludf.dummyfunction(&quot;&quot;&quot;COMPUTED_VALUE&quot;&quot;&quot;);&quot;UE-059&quot;)" office:value-type="string" office:string-value="UE-059" calcext:value-type="string">
            <text:p>UE-059</text:p>
          </table:table-cell>
          <table:table-cell table:style-name="ce1" table:formula="of:=IFERROR(__xludf.dummyfunction(&quot;&quot;&quot;COMPUTED_VALUE&quot;&quot;&quot;);&quot;SLO-01&quot;)" office:value-type="string" office:string-value="SLO-01" calcext:value-type="string">
            <text:p>SLO-01</text:p>
          </table:table-cell>
          <table:table-cell table:style-name="ce1" table:formula="of:=IFERROR(__xludf.dummyfunction(&quot;&quot;&quot;COMPUTED_VALUE&quot;&quot;&quot;);&quot;Bratislava&quot;)" office:value-type="string" office:string-value="Bratislava" calcext:value-type="string">
            <text:p>Bratislava</text:p>
          </table:table-cell>
          <table:table-cell table:style-name="ce1"/>
          <table:table-cell table:style-name="ce1" table:formula="of:=IFERROR(__xludf.dummyfunction(&quot;&quot;&quot;COMPUTED_VALUE&quot;&quot;&quot;);&quot;EslovaquiaEslovaquia&quot;)" office:value-type="string" office:string-value="EslovaquiaEslovaquia" calcext:value-type="string">
            <text:p>EslovaquiaEslovaquia</text:p>
          </table:table-cell>
          <table:table-cell table:style-name="ce1" table:formula="of:=IFERROR(__xludf.dummyfunction(&quot;&quot;&quot;COMPUTED_VALUE&quot;&quot;&quot;);&quot;Región de Bratislava&quot;)" office:value-type="string" office:string-value="Región de Bratislava" calcext:value-type="string">
            <text:p>Región de Bratislava</text:p>
          </table:table-cell>
          <table:table-cell table:style-name="ce1"/>
          <table:table-cell table:style-name="ce1" table:formula="of:=IFERROR(__xludf.dummyfunction(&quot;&quot;&quot;COMPUTED_VALUE&quot;&quot;&quot;);&quot;421 801&quot;)" office:value-type="string" office:string-value="421 801" calcext:value-type="string">
            <text:p>421 80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20)" office:value-type="float" office:value="120" calcext:value-type="float">
            <text:p>12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11&quot;)" office:value-type="string" office:string-value="UKR-11" calcext:value-type="string">
            <text:p>UKR-11</text:p>
          </table:table-cell>
          <table:table-cell table:style-name="ce1" table:formula="of:=IFERROR(__xludf.dummyfunction(&quot;&quot;&quot;COMPUTED_VALUE&quot;&quot;&quot;);&quot;Lugansk&quot;)" office:value-type="string" office:string-value="Lugansk" calcext:value-type="string">
            <text:p>Lugansk</text:p>
          </table:table-cell>
          <table:table-cell table:style-name="ce1" table:formula="of:=IFERROR(__xludf.dummyfunction(&quot;&quot;&quot;COMPUTED_VALUE&quot;&quot;&quot;);&quot;Луганськ&quot;)" office:value-type="string" office:string-value="Луганськ" calcext:value-type="string">
            <text:p>Луганськ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Lugansk&quot;)" office:value-type="string" office:string-value="Óblast de Lugansk" calcext:value-type="string">
            <text:p>Óblast de Lugansk</text:p>
          </table:table-cell>
          <table:table-cell table:style-name="ce1"/>
          <table:table-cell table:style-name="ce1" table:formula="of:=IFERROR(__xludf.dummyfunction(&quot;&quot;&quot;COMPUTED_VALUE&quot;&quot;&quot;);&quot;417 990&quot;)" office:value-type="string" office:string-value="417 990" calcext:value-type="string">
            <text:p>417 99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21)" office:value-type="float" office:value="121" calcext:value-type="float">
            <text:p>12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31&quot;)" office:value-type="string" office:string-value="RUS-031" calcext:value-type="string">
            <text:p>RUS-031</text:p>
          </table:table-cell>
          <table:table-cell table:style-name="ce1" table:formula="of:=IFERROR(__xludf.dummyfunction(&quot;&quot;&quot;COMPUTED_VALUE&quot;&quot;&quot;);&quot;Tver&quot;)" office:value-type="string" office:string-value="Tver" calcext:value-type="string">
            <text:p>Tver</text:p>
          </table:table-cell>
          <table:table-cell table:style-name="ce1" table:formula="of:=IFERROR(__xludf.dummyfunction(&quot;&quot;&quot;COMPUTED_VALUE&quot;&quot;&quot;);&quot;Тверь&quot;)" office:value-type="string" office:string-value="Тверь" calcext:value-type="string">
            <text:p>Тверь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Tver&quot;)" office:value-type="string" office:string-value="Óblast de Tver" calcext:value-type="string">
            <text:p>Óblast de Tver</text:p>
          </table:table-cell>
          <table:table-cell table:style-name="ce1"/>
          <table:table-cell table:style-name="ce1" table:formula="of:=IFERROR(__xludf.dummyfunction(&quot;&quot;&quot;COMPUTED_VALUE&quot;&quot;&quot;);&quot;416 442&quot;)" office:value-type="string" office:string-value="416 442" calcext:value-type="string">
            <text:p>416 44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22)" office:value-type="float" office:value="122" calcext:value-type="float">
            <text:p>122</text:p>
          </table:table-cell>
          <table:table-cell table:style-name="ce1" table:formula="of:=IFERROR(__xludf.dummyfunction(&quot;&quot;&quot;COMPUTED_VALUE&quot;&quot;&quot;);&quot;UE-060&quot;)" office:value-type="string" office:string-value="UE-060" calcext:value-type="string">
            <text:p>UE-060</text:p>
          </table:table-cell>
          <table:table-cell table:style-name="ce1" table:formula="of:=IFERROR(__xludf.dummyfunction(&quot;&quot;&quot;COMPUTED_VALUE&quot;&quot;&quot;);&quot;EST-01&quot;)" office:value-type="string" office:string-value="EST-01" calcext:value-type="string">
            <text:p>EST-01</text:p>
          </table:table-cell>
          <table:table-cell table:style-name="ce1" table:formula="of:=IFERROR(__xludf.dummyfunction(&quot;&quot;&quot;COMPUTED_VALUE&quot;&quot;&quot;);&quot;Tallin&quot;)" office:value-type="string" office:string-value="Tallin" calcext:value-type="string">
            <text:p>Tallin</text:p>
          </table:table-cell>
          <table:table-cell table:style-name="ce1" table:formula="of:=IFERROR(__xludf.dummyfunction(&quot;&quot;&quot;COMPUTED_VALUE&quot;&quot;&quot;);&quot;Tallinn&quot;)" office:value-type="string" office:string-value="Tallinn" calcext:value-type="string">
            <text:p>Tallinn</text:p>
          </table:table-cell>
          <table:table-cell table:style-name="ce1" table:formula="of:=IFERROR(__xludf.dummyfunction(&quot;&quot;&quot;COMPUTED_VALUE&quot;&quot;&quot;);&quot;Estonia Estonia&quot;)" office:value-type="string" office:string-value="Estonia Estonia" calcext:value-type="string">
            <text:p>Estonia Estonia</text:p>
          </table:table-cell>
          <table:table-cell table:style-name="ce1" table:formula="of:=IFERROR(__xludf.dummyfunction(&quot;&quot;&quot;COMPUTED_VALUE&quot;&quot;&quot;);&quot;Condado de Harju&quot;)" office:value-type="string" office:string-value="Condado de Harju" calcext:value-type="string">
            <text:p>Condado de Harju</text:p>
          </table:table-cell>
          <table:table-cell table:style-name="ce1"/>
          <table:table-cell table:style-name="ce1" table:formula="of:=IFERROR(__xludf.dummyfunction(&quot;&quot;&quot;COMPUTED_VALUE&quot;&quot;&quot;);&quot;413 782&quot;)" office:value-type="string" office:string-value="413 782" calcext:value-type="string">
            <text:p>413 78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23)" office:value-type="float" office:value="123" calcext:value-type="float">
            <text:p>12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32&quot;)" office:value-type="string" office:string-value="RUS-032" calcext:value-type="string">
            <text:p>RUS-032</text:p>
          </table:table-cell>
          <table:table-cell table:style-name="ce1" table:formula="of:=IFERROR(__xludf.dummyfunction(&quot;&quot;&quot;COMPUTED_VALUE&quot;&quot;&quot;);&quot;Ivánovo&quot;)" office:value-type="string" office:string-value="Ivánovo" calcext:value-type="string">
            <text:p>Ivánovo</text:p>
          </table:table-cell>
          <table:table-cell table:style-name="ce1" table:formula="of:=IFERROR(__xludf.dummyfunction(&quot;&quot;&quot;COMPUTED_VALUE&quot;&quot;&quot;);&quot;Иваново&quot;)" office:value-type="string" office:string-value="Иваново" calcext:value-type="string">
            <text:p>Иваново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Ivánovo&quot;)" office:value-type="string" office:string-value="Óblast de Ivánovo" calcext:value-type="string">
            <text:p>Óblast de Ivánovo</text:p>
          </table:table-cell>
          <table:table-cell table:style-name="ce1"/>
          <table:table-cell table:style-name="ce1" table:formula="of:=IFERROR(__xludf.dummyfunction(&quot;&quot;&quot;COMPUTED_VALUE&quot;&quot;&quot;);&quot;408 025&quot;)" office:value-type="string" office:string-value="408 025" calcext:value-type="string">
            <text:p>408 02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24)" office:value-type="float" office:value="124" calcext:value-type="float">
            <text:p>124</text:p>
          </table:table-cell>
          <table:table-cell table:style-name="ce1" table:formula="of:=IFERROR(__xludf.dummyfunction(&quot;&quot;&quot;COMPUTED_VALUE&quot;&quot;&quot;);&quot;UE-061&quot;)" office:value-type="string" office:string-value="UE-061" calcext:value-type="string">
            <text:p>UE-061</text:p>
          </table:table-cell>
          <table:table-cell table:style-name="ce1" table:formula="of:=IFERROR(__xludf.dummyfunction(&quot;&quot;&quot;COMPUTED_VALUE&quot;&quot;&quot;);&quot;POL-07&quot;)" office:value-type="string" office:string-value="POL-07" calcext:value-type="string">
            <text:p>POL-07</text:p>
          </table:table-cell>
          <table:table-cell table:style-name="ce1" table:formula="of:=IFERROR(__xludf.dummyfunction(&quot;&quot;&quot;COMPUTED_VALUE&quot;&quot;&quot;);&quot;Szczecin&quot;)" office:value-type="string" office:string-value="Szczecin" calcext:value-type="string">
            <text:p>Szczecin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Pomerania Occidental&quot;)" office:value-type="string" office:string-value="Voivodato de Pomerania Occidental" calcext:value-type="string">
            <text:p>Voivodato de Pomerania Occidental</text:p>
          </table:table-cell>
          <table:table-cell table:style-name="ce1"/>
          <table:table-cell table:style-name="ce1" table:formula="of:=IFERROR(__xludf.dummyfunction(&quot;&quot;&quot;COMPUTED_VALUE&quot;&quot;&quot;);&quot;407 047&quot;)" office:value-type="string" office:string-value="407 047" calcext:value-type="string">
            <text:p>407 04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25)" office:value-type="float" office:value="125" calcext:value-type="float">
            <text:p>125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33&quot;)" office:value-type="string" office:string-value="RUS-033" calcext:value-type="string">
            <text:p>RUS-033</text:p>
          </table:table-cell>
          <table:table-cell table:style-name="ce1" table:formula="of:=IFERROR(__xludf.dummyfunction(&quot;&quot;&quot;COMPUTED_VALUE&quot;&quot;&quot;);&quot;Bryansk&quot;)" office:value-type="string" office:string-value="Bryansk" calcext:value-type="string">
            <text:p>Bryansk</text:p>
          </table:table-cell>
          <table:table-cell table:style-name="ce1" table:formula="of:=IFERROR(__xludf.dummyfunction(&quot;&quot;&quot;COMPUTED_VALUE&quot;&quot;&quot;);&quot;Брянск&quot;)" office:value-type="string" office:string-value="Брянск" calcext:value-type="string">
            <text:p>Брян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Briansk&quot;)" office:value-type="string" office:string-value="Óblast de Briansk" calcext:value-type="string">
            <text:p>Óblast de Briansk</text:p>
          </table:table-cell>
          <table:table-cell table:style-name="ce1"/>
          <table:table-cell table:style-name="ce1" table:formula="of:=IFERROR(__xludf.dummyfunction(&quot;&quot;&quot;COMPUTED_VALUE&quot;&quot;&quot;);&quot;406 553&quot;)" office:value-type="string" office:string-value="406 553" calcext:value-type="string">
            <text:p>406 55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26)" office:value-type="float" office:value="126" calcext:value-type="float">
            <text:p>126</text:p>
          </table:table-cell>
          <table:table-cell table:style-name="ce1" table:formula="of:=IFERROR(__xludf.dummyfunction(&quot;&quot;&quot;COMPUTED_VALUE&quot;&quot;&quot;);&quot;UE-062&quot;)" office:value-type="string" office:string-value="UE-062" calcext:value-type="string">
            <text:p>UE-062</text:p>
          </table:table-cell>
          <table:table-cell table:style-name="ce1" table:formula="of:=IFERROR(__xludf.dummyfunction(&quot;&quot;&quot;COMPUTED_VALUE&quot;&quot;&quot;);&quot;ESP-08&quot;)" office:value-type="string" office:string-value="ESP-08" calcext:value-type="string">
            <text:p>ESP-08</text:p>
          </table:table-cell>
          <table:table-cell table:style-name="ce1" table:formula="of:=IFERROR(__xludf.dummyfunction(&quot;&quot;&quot;COMPUTED_VALUE&quot;&quot;&quot;);&quot;Palma&quot;)" office:value-type="string" office:string-value="Palma" calcext:value-type="string">
            <text:p>Palm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Islas Baleares&quot;)" office:value-type="string" office:string-value="Islas Baleares" calcext:value-type="string">
            <text:p>Islas Baleares</text:p>
          </table:table-cell>
          <table:table-cell table:style-name="ce1"/>
          <table:table-cell table:style-name="ce1" table:formula="of:=IFERROR(__xludf.dummyfunction(&quot;&quot;&quot;COMPUTED_VALUE&quot;&quot;&quot;);&quot;427 553&quot;)" office:value-type="string" office:string-value="427 553" calcext:value-type="string">
            <text:p>427 55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27)" office:value-type="float" office:value="127" calcext:value-type="float">
            <text:p>127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34&quot;)" office:value-type="string" office:string-value="RUS-034" calcext:value-type="string">
            <text:p>RUS-034</text:p>
          </table:table-cell>
          <table:table-cell table:style-name="ce1" table:formula="of:=IFERROR(__xludf.dummyfunction(&quot;&quot;&quot;COMPUTED_VALUE&quot;&quot;&quot;);&quot;Sochi&quot;)" office:value-type="string" office:string-value="Sochi" calcext:value-type="string">
            <text:p>Sochi</text:p>
          </table:table-cell>
          <table:table-cell table:style-name="ce1" table:formula="of:=IFERROR(__xludf.dummyfunction(&quot;&quot;&quot;COMPUTED_VALUE&quot;&quot;&quot;);&quot;Сочи&quot;)" office:value-type="string" office:string-value="Сочи" calcext:value-type="string">
            <text:p>Сочи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Krai de Krasnodar&quot;)" office:value-type="string" office:string-value="Krai de Krasnodar" calcext:value-type="string">
            <text:p>Krai de Krasnodar</text:p>
          </table:table-cell>
          <table:table-cell table:style-name="ce1"/>
          <table:table-cell table:style-name="ce1" table:formula="of:=IFERROR(__xludf.dummyfunction(&quot;&quot;&quot;COMPUTED_VALUE&quot;&quot;&quot;);&quot;401 291&quot;)" office:value-type="string" office:string-value="401 291" calcext:value-type="string">
            <text:p>401 29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28)" office:value-type="float" office:value="128" calcext:value-type="float">
            <text:p>12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SUI-01&quot;)" office:value-type="string" office:string-value="SUI-01" calcext:value-type="string">
            <text:p>SUI-01</text:p>
          </table:table-cell>
          <table:table-cell table:style-name="ce1" table:formula="of:=IFERROR(__xludf.dummyfunction(&quot;&quot;&quot;COMPUTED_VALUE&quot;&quot;&quot;);&quot;Zúrich&quot;)" office:value-type="string" office:string-value="Zúrich" calcext:value-type="string">
            <text:p>Zúrich</text:p>
          </table:table-cell>
          <table:table-cell table:style-name="ce1" table:formula="of:=IFERROR(__xludf.dummyfunction(&quot;&quot;&quot;COMPUTED_VALUE&quot;&quot;&quot;);&quot;Zürich&quot;)" office:value-type="string" office:string-value="Zürich" calcext:value-type="string">
            <text:p>Zürich</text:p>
          </table:table-cell>
          <table:table-cell table:style-name="ce1" table:formula="of:=IFERROR(__xludf.dummyfunction(&quot;&quot;&quot;COMPUTED_VALUE&quot;&quot;&quot;);&quot;Suiza Suiza&quot;)" office:value-type="string" office:string-value="Suiza Suiza" calcext:value-type="string">
            <text:p>Suiza Suiza</text:p>
          </table:table-cell>
          <table:table-cell table:style-name="ce1" table:formula="of:=IFERROR(__xludf.dummyfunction(&quot;&quot;&quot;COMPUTED_VALUE&quot;&quot;&quot;);&quot;Cantón de Zúrich&quot;)" office:value-type="string" office:string-value="Cantón de Zúrich" calcext:value-type="string">
            <text:p>Cantón de Zúrich</text:p>
          </table:table-cell>
          <table:table-cell table:style-name="ce1"/>
          <table:table-cell table:style-name="ce1" table:formula="of:=IFERROR(__xludf.dummyfunction(&quot;&quot;&quot;COMPUTED_VALUE&quot;&quot;&quot;);&quot;396 027&quot;)" office:value-type="string" office:string-value="396 027" calcext:value-type="string">
            <text:p>396 02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29)" office:value-type="float" office:value="129" calcext:value-type="float">
            <text:p>12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35&quot;)" office:value-type="string" office:string-value="RUS-035" calcext:value-type="string">
            <text:p>RUS-035</text:p>
          </table:table-cell>
          <table:table-cell table:style-name="ce1" table:formula="of:=IFERROR(__xludf.dummyfunction(&quot;&quot;&quot;COMPUTED_VALUE&quot;&quot;&quot;);&quot;Bélgorod&quot;)" office:value-type="string" office:string-value="Bélgorod" calcext:value-type="string">
            <text:p>Bélgorod</text:p>
          </table:table-cell>
          <table:table-cell table:style-name="ce1" table:formula="of:=IFERROR(__xludf.dummyfunction(&quot;&quot;&quot;COMPUTED_VALUE&quot;&quot;&quot;);&quot;Белгород&quot;)" office:value-type="string" office:string-value="Белгород" calcext:value-type="string">
            <text:p>Белгород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Bélgorod&quot;)" office:value-type="string" office:string-value="Óblast de Bélgorod" calcext:value-type="string">
            <text:p>Óblast de Bélgorod</text:p>
          </table:table-cell>
          <table:table-cell table:style-name="ce1"/>
          <table:table-cell table:style-name="ce1" table:formula="of:=IFERROR(__xludf.dummyfunction(&quot;&quot;&quot;COMPUTED_VALUE&quot;&quot;&quot;);&quot;391 135&quot;)" office:value-type="string" office:string-value="391 135" calcext:value-type="string">
            <text:p>391 13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30)" office:value-type="float" office:value="130" calcext:value-type="float">
            <text:p>130</text:p>
          </table:table-cell>
          <table:table-cell table:style-name="ce1" table:formula="of:=IFERROR(__xludf.dummyfunction(&quot;&quot;&quot;COMPUTED_VALUE&quot;&quot;&quot;);&quot;UE-063&quot;)" office:value-type="string" office:string-value="UE-063" calcext:value-type="string">
            <text:p>UE-063</text:p>
          </table:table-cell>
          <table:table-cell table:style-name="ce1" table:formula="of:=IFERROR(__xludf.dummyfunction(&quot;&quot;&quot;COMPUTED_VALUE&quot;&quot;&quot;);&quot;ITA-07&quot;)" office:value-type="string" office:string-value="ITA-07" calcext:value-type="string">
            <text:p>ITA-07</text:p>
          </table:table-cell>
          <table:table-cell table:style-name="ce1" table:formula="of:=IFERROR(__xludf.dummyfunction(&quot;&quot;&quot;COMPUTED_VALUE&quot;&quot;&quot;);&quot;Bolonia&quot;)" office:value-type="string" office:string-value="Bolonia" calcext:value-type="string">
            <text:p>Bolonia</text:p>
          </table:table-cell>
          <table:table-cell table:style-name="ce1" table:formula="of:=IFERROR(__xludf.dummyfunction(&quot;&quot;&quot;COMPUTED_VALUE&quot;&quot;&quot;);&quot;Bologna&quot;)" office:value-type="string" office:string-value="Bologna" calcext:value-type="string">
            <text:p>Bologna</text:p>
          </table:table-cell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Emilia-Romaña&quot;)" office:value-type="string" office:string-value="Emilia-Romaña" calcext:value-type="string">
            <text:p>Emilia-Romaña</text:p>
          </table:table-cell>
          <table:table-cell table:style-name="ce1" table:formula="of:=IFERROR(__xludf.dummyfunction(&quot;&quot;&quot;COMPUTED_VALUE&quot;&quot;&quot;);&quot;Ciudad metropolitana de Bolonia&quot;)" office:value-type="string" office:string-value="Ciudad metropolitana de Bolonia" calcext:value-type="string">
            <text:p>Ciudad metropolitana de Bolonia</text:p>
          </table:table-cell>
          <table:table-cell table:style-name="ce1" table:formula="of:=IFERROR(__xludf.dummyfunction(&quot;&quot;&quot;COMPUTED_VALUE&quot;&quot;&quot;);&quot;387 423&quot;)" office:value-type="string" office:string-value="387 423" calcext:value-type="string">
            <text:p>387 42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31)" office:value-type="float" office:value="131" calcext:value-type="float">
            <text:p>131</text:p>
          </table:table-cell>
          <table:table-cell table:style-name="ce1" table:formula="of:=IFERROR(__xludf.dummyfunction(&quot;&quot;&quot;COMPUTED_VALUE&quot;&quot;&quot;);&quot;UE-064&quot;)" office:value-type="string" office:string-value="UE-064" calcext:value-type="string">
            <text:p>UE-064</text:p>
          </table:table-cell>
          <table:table-cell table:style-name="ce1" table:formula="of:=IFERROR(__xludf.dummyfunction(&quot;&quot;&quot;COMPUTED_VALUE&quot;&quot;&quot;);&quot;ITA-08&quot;)" office:value-type="string" office:string-value="ITA-08" calcext:value-type="string">
            <text:p>ITA-08</text:p>
          </table:table-cell>
          <table:table-cell table:style-name="ce1" table:formula="of:=IFERROR(__xludf.dummyfunction(&quot;&quot;&quot;COMPUTED_VALUE&quot;&quot;&quot;);&quot;Florencia&quot;)" office:value-type="string" office:string-value="Florencia" calcext:value-type="string">
            <text:p>Florencia</text:p>
          </table:table-cell>
          <table:table-cell table:style-name="ce1" table:formula="of:=IFERROR(__xludf.dummyfunction(&quot;&quot;&quot;COMPUTED_VALUE&quot;&quot;&quot;);&quot;Firenze&quot;)" office:value-type="string" office:string-value="Firenze" calcext:value-type="string">
            <text:p>Firenze</text:p>
          </table:table-cell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Toscana&quot;)" office:value-type="string" office:string-value="Toscana" calcext:value-type="string">
            <text:p>Toscana</text:p>
          </table:table-cell>
          <table:table-cell table:style-name="ce1" table:formula="of:=IFERROR(__xludf.dummyfunction(&quot;&quot;&quot;COMPUTED_VALUE&quot;&quot;&quot;);&quot;Provincia de Florencia&quot;)" office:value-type="string" office:string-value="Provincia de Florencia" calcext:value-type="string">
            <text:p>Provincia de Florencia</text:p>
          </table:table-cell>
          <table:table-cell table:style-name="ce1" table:formula="of:=IFERROR(__xludf.dummyfunction(&quot;&quot;&quot;COMPUTED_VALUE&quot;&quot;&quot;);&quot;382 808&quot;)" office:value-type="string" office:string-value="382 808" calcext:value-type="string">
            <text:p>382 80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32)" office:value-type="float" office:value="132" calcext:value-type="float">
            <text:p>132</text:p>
          </table:table-cell>
          <table:table-cell table:style-name="ce1" table:formula="of:=IFERROR(__xludf.dummyfunction(&quot;&quot;&quot;COMPUTED_VALUE&quot;&quot;&quot;);&quot;UE-065&quot;)" office:value-type="string" office:string-value="UE-065" calcext:value-type="string">
            <text:p>UE-065</text:p>
          </table:table-cell>
          <table:table-cell table:style-name="ce1" table:formula="of:=IFERROR(__xludf.dummyfunction(&quot;&quot;&quot;COMPUTED_VALUE&quot;&quot;&quot;);&quot;CZE-02&quot;)" office:value-type="string" office:string-value="CZE-02" calcext:value-type="string">
            <text:p>CZE-02</text:p>
          </table:table-cell>
          <table:table-cell table:style-name="ce1" table:formula="of:=IFERROR(__xludf.dummyfunction(&quot;&quot;&quot;COMPUTED_VALUE&quot;&quot;&quot;);&quot;Brno&quot;)" office:value-type="string" office:string-value="Brno" calcext:value-type="string">
            <text:p>Brno</text:p>
          </table:table-cell>
          <table:table-cell table:style-name="ce1"/>
          <table:table-cell table:style-name="ce1" table:formula="of:=IFERROR(__xludf.dummyfunction(&quot;&quot;&quot;COMPUTED_VALUE&quot;&quot;&quot;);&quot;República Checa República Checa&quot;)" office:value-type="string" office:string-value="República Checa República Checa" calcext:value-type="string">
            <text:p>República Checa República Checa</text:p>
          </table:table-cell>
          <table:table-cell table:style-name="ce1" table:formula="of:=IFERROR(__xludf.dummyfunction(&quot;&quot;&quot;COMPUTED_VALUE&quot;&quot;&quot;);&quot;Región de Moravia Meridional&quot;)" office:value-type="string" office:string-value="Región de Moravia Meridional" calcext:value-type="string">
            <text:p>Región de Moravia Meridional</text:p>
          </table:table-cell>
          <table:table-cell table:style-name="ce1"/>
          <table:table-cell table:style-name="ce1" table:formula="of:=IFERROR(__xludf.dummyfunction(&quot;&quot;&quot;COMPUTED_VALUE&quot;&quot;&quot;);&quot;377 973&quot;)" office:value-type="string" office:string-value="377 973" calcext:value-type="string">
            <text:p>377 97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33)" office:value-type="float" office:value="133" calcext:value-type="float">
            <text:p>13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ALB-01&quot;)" office:value-type="string" office:string-value="ALB-01" calcext:value-type="string">
            <text:p>ALB-01</text:p>
          </table:table-cell>
          <table:table-cell table:style-name="ce1" table:formula="of:=IFERROR(__xludf.dummyfunction(&quot;&quot;&quot;COMPUTED_VALUE&quot;&quot;&quot;);&quot;Tirana&quot;)" office:value-type="string" office:string-value="Tirana" calcext:value-type="string">
            <text:p>Tirana</text:p>
          </table:table-cell>
          <table:table-cell table:style-name="ce1"/>
          <table:table-cell table:style-name="ce1" table:formula="of:=IFERROR(__xludf.dummyfunction(&quot;&quot;&quot;COMPUTED_VALUE&quot;&quot;&quot;);&quot;AlbaniaAlbania&quot;)" office:value-type="string" office:string-value="AlbaniaAlbania" calcext:value-type="string">
            <text:p>AlbaniaAlbania</text:p>
          </table:table-cell>
          <table:table-cell table:style-name="ce1" table:formula="of:=IFERROR(__xludf.dummyfunction(&quot;&quot;&quot;COMPUTED_VALUE&quot;&quot;&quot;);&quot;Condado de Tirana&quot;)" office:value-type="string" office:string-value="Condado de Tirana" calcext:value-type="string">
            <text:p>Condado de Tirana</text:p>
          </table:table-cell>
          <table:table-cell table:style-name="ce1" table:formula="of:=IFERROR(__xludf.dummyfunction(&quot;&quot;&quot;COMPUTED_VALUE&quot;&quot;&quot;);&quot;Distrito de Tirana&quot;)" office:value-type="string" office:string-value="Distrito de Tirana" calcext:value-type="string">
            <text:p>Distrito de Tirana</text:p>
          </table:table-cell>
          <table:table-cell table:style-name="ce1" table:formula="of:=IFERROR(__xludf.dummyfunction(&quot;&quot;&quot;COMPUTED_VALUE&quot;&quot;&quot;);&quot;374 801&quot;)" office:value-type="string" office:string-value="374 801" calcext:value-type="string">
            <text:p>374 80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34)" office:value-type="float" office:value="134" calcext:value-type="float">
            <text:p>13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BLR-04&quot;)" office:value-type="string" office:string-value="BLR-04" calcext:value-type="string">
            <text:p>BLR-04</text:p>
          </table:table-cell>
          <table:table-cell table:style-name="ce1" table:formula="of:=IFERROR(__xludf.dummyfunction(&quot;&quot;&quot;COMPUTED_VALUE&quot;&quot;&quot;);&quot;Vítebsk&quot;)" office:value-type="string" office:string-value="Vítebsk" calcext:value-type="string">
            <text:p>Vítebsk</text:p>
          </table:table-cell>
          <table:table-cell table:style-name="ce1" table:formula="of:=IFERROR(__xludf.dummyfunction(&quot;&quot;&quot;COMPUTED_VALUE&quot;&quot;&quot;);&quot;Віцебск, Viciebsk&quot;)" office:value-type="string" office:string-value="Віцебск, Viciebsk" calcext:value-type="string">
            <text:p>Віцебск, Viciebsk</text:p>
          </table:table-cell>
          <table:table-cell table:style-name="ce1" table:formula="of:=IFERROR(__xludf.dummyfunction(&quot;&quot;&quot;COMPUTED_VALUE&quot;&quot;&quot;);&quot;Bielorrusia Bielorrusia&quot;)" office:value-type="string" office:string-value="Bielorrusia Bielorrusia" calcext:value-type="string">
            <text:p>Bielorrusia Bielorrusia</text:p>
          </table:table-cell>
          <table:table-cell table:style-name="ce1" table:formula="of:=IFERROR(__xludf.dummyfunction(&quot;&quot;&quot;COMPUTED_VALUE&quot;&quot;&quot;);&quot;Provincia de Vítebsk&quot;)" office:value-type="string" office:string-value="Provincia de Vítebsk" calcext:value-type="string">
            <text:p>Provincia de Vítebsk</text:p>
          </table:table-cell>
          <table:table-cell table:style-name="ce1"/>
          <table:table-cell table:style-name="ce1" table:formula="of:=IFERROR(__xludf.dummyfunction(&quot;&quot;&quot;COMPUTED_VALUE&quot;&quot;&quot;);&quot;373 880&quot;)" office:value-type="string" office:string-value="373 880" calcext:value-type="string">
            <text:p>373 88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35)" office:value-type="float" office:value="135" calcext:value-type="float">
            <text:p>135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12&quot;)" office:value-type="string" office:string-value="UKR-12" calcext:value-type="string">
            <text:p>UKR-12</text:p>
          </table:table-cell>
          <table:table-cell table:style-name="ce1" table:formula="of:=IFERROR(__xludf.dummyfunction(&quot;&quot;&quot;COMPUTED_VALUE&quot;&quot;&quot;);&quot;Vínnitsa&quot;)" office:value-type="string" office:string-value="Vínnitsa" calcext:value-type="string">
            <text:p>Vínnitsa</text:p>
          </table:table-cell>
          <table:table-cell table:style-name="ce1" table:formula="of:=IFERROR(__xludf.dummyfunction(&quot;&quot;&quot;COMPUTED_VALUE&quot;&quot;&quot;);&quot;Вінниця&quot;)" office:value-type="string" office:string-value="Вінниця" calcext:value-type="string">
            <text:p>Вінниця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Vínnitsa&quot;)" office:value-type="string" office:string-value="Óblast de Vínnitsa" calcext:value-type="string">
            <text:p>Óblast de Vínnitsa</text:p>
          </table:table-cell>
          <table:table-cell table:style-name="ce1"/>
          <table:table-cell table:style-name="ce1" table:formula="of:=IFERROR(__xludf.dummyfunction(&quot;&quot;&quot;COMPUTED_VALUE&quot;&quot;&quot;);&quot;372 432&quot;)" office:value-type="string" office:string-value="372 432" calcext:value-type="string">
            <text:p>372 43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36)" office:value-type="float" office:value="136" calcext:value-type="float">
            <text:p>13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BLR-03&quot;)" office:value-type="string" office:string-value="BLR-03" calcext:value-type="string">
            <text:p>BLR-03</text:p>
          </table:table-cell>
          <table:table-cell table:style-name="ce1" table:formula="of:=IFERROR(__xludf.dummyfunction(&quot;&quot;&quot;COMPUTED_VALUE&quot;&quot;&quot;);&quot;Maguilov&quot;)" office:value-type="string" office:string-value="Maguilov" calcext:value-type="string">
            <text:p>Maguilov</text:p>
          </table:table-cell>
          <table:table-cell table:style-name="ce1" table:formula="of:=IFERROR(__xludf.dummyfunction(&quot;&quot;&quot;COMPUTED_VALUE&quot;&quot;&quot;);&quot;Магілёў, Mahiloŭ&quot;)" office:value-type="string" office:string-value="Магілёў, Mahiloŭ" calcext:value-type="string">
            <text:p>Магілёў, Mahiloŭ</text:p>
          </table:table-cell>
          <table:table-cell table:style-name="ce1" table:formula="of:=IFERROR(__xludf.dummyfunction(&quot;&quot;&quot;COMPUTED_VALUE&quot;&quot;&quot;);&quot;Bielorrusia Bielorrusia&quot;)" office:value-type="string" office:string-value="Bielorrusia Bielorrusia" calcext:value-type="string">
            <text:p>Bielorrusia Bielorrusia</text:p>
          </table:table-cell>
          <table:table-cell table:style-name="ce1" table:formula="of:=IFERROR(__xludf.dummyfunction(&quot;&quot;&quot;COMPUTED_VALUE&quot;&quot;&quot;);&quot;Provincia de Maguilov&quot;)" office:value-type="string" office:string-value="Provincia de Maguilov" calcext:value-type="string">
            <text:p>Provincia de Maguilov</text:p>
          </table:table-cell>
          <table:table-cell table:style-name="ce1"/>
          <table:table-cell table:style-name="ce1" table:formula="of:=IFERROR(__xludf.dummyfunction(&quot;&quot;&quot;COMPUTED_VALUE&quot;&quot;&quot;);&quot;368 765&quot;)" office:value-type="string" office:string-value="368 765" calcext:value-type="string">
            <text:p>368 76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37)" office:value-type="float" office:value="137" calcext:value-type="float">
            <text:p>137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BLR-05&quot;)" office:value-type="string" office:string-value="BLR-05" calcext:value-type="string">
            <text:p>BLR-05</text:p>
          </table:table-cell>
          <table:table-cell table:style-name="ce1" table:formula="of:=IFERROR(__xludf.dummyfunction(&quot;&quot;&quot;COMPUTED_VALUE&quot;&quot;&quot;);&quot;Goradnia&quot;)" office:value-type="string" office:string-value="Goradnia" calcext:value-type="string">
            <text:p>Goradnia</text:p>
          </table:table-cell>
          <table:table-cell table:style-name="ce1" table:formula="of:=IFERROR(__xludf.dummyfunction(&quot;&quot;&quot;COMPUTED_VALUE&quot;&quot;&quot;);&quot;Гродна, Hrodna&quot;)" office:value-type="string" office:string-value="Гродна, Hrodna" calcext:value-type="string">
            <text:p>Гродна, Hrodna</text:p>
          </table:table-cell>
          <table:table-cell table:style-name="ce1" table:formula="of:=IFERROR(__xludf.dummyfunction(&quot;&quot;&quot;COMPUTED_VALUE&quot;&quot;&quot;);&quot;Bielorrusia Bielorrusia&quot;)" office:value-type="string" office:string-value="Bielorrusia Bielorrusia" calcext:value-type="string">
            <text:p>Bielorrusia Bielorrusia</text:p>
          </table:table-cell>
          <table:table-cell table:style-name="ce1" table:formula="of:=IFERROR(__xludf.dummyfunction(&quot;&quot;&quot;COMPUTED_VALUE&quot;&quot;&quot;);&quot;Provincia de Goradnia&quot;)" office:value-type="string" office:string-value="Provincia de Goradnia" calcext:value-type="string">
            <text:p>Provincia de Goradnia</text:p>
          </table:table-cell>
          <table:table-cell table:style-name="ce1"/>
          <table:table-cell table:style-name="ce1" table:formula="of:=IFERROR(__xludf.dummyfunction(&quot;&quot;&quot;COMPUTED_VALUE&quot;&quot;&quot;);&quot;365 610&quot;)" office:value-type="string" office:string-value="365 610" calcext:value-type="string">
            <text:p>365 61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38)" office:value-type="float" office:value="138" calcext:value-type="float">
            <text:p>138</text:p>
          </table:table-cell>
          <table:table-cell table:style-name="ce1" table:formula="of:=IFERROR(__xludf.dummyfunction(&quot;&quot;&quot;COMPUTED_VALUE&quot;&quot;&quot;);&quot;UE-066&quot;)" office:value-type="string" office:string-value="UE-066" calcext:value-type="string">
            <text:p>UE-066</text:p>
          </table:table-cell>
          <table:table-cell table:style-name="ce1" table:formula="of:=IFERROR(__xludf.dummyfunction(&quot;&quot;&quot;COMPUTED_VALUE&quot;&quot;&quot;);&quot;ALE-16&quot;)" office:value-type="string" office:string-value="ALE-16" calcext:value-type="string">
            <text:p>ALE-16</text:p>
          </table:table-cell>
          <table:table-cell table:style-name="ce1" table:formula="of:=IFERROR(__xludf.dummyfunction(&quot;&quot;&quot;COMPUTED_VALUE&quot;&quot;&quot;);&quot;Bochum&quot;)" office:value-type="string" office:string-value="Bochum" calcext:value-type="string">
            <text:p>Bochum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364 742&quot;)" office:value-type="string" office:string-value="364 742" calcext:value-type="string">
            <text:p>364 74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39)" office:value-type="float" office:value="139" calcext:value-type="float">
            <text:p>139</text:p>
          </table:table-cell>
          <table:table-cell table:style-name="ce1" table:formula="of:=IFERROR(__xludf.dummyfunction(&quot;&quot;&quot;COMPUTED_VALUE&quot;&quot;&quot;);&quot;UE-067&quot;)" office:value-type="string" office:string-value="UE-067" calcext:value-type="string">
            <text:p>UE-067</text:p>
          </table:table-cell>
          <table:table-cell table:style-name="ce1" table:formula="of:=IFERROR(__xludf.dummyfunction(&quot;&quot;&quot;COMPUTED_VALUE&quot;&quot;&quot;);&quot;POL-08&quot;)" office:value-type="string" office:string-value="POL-08" calcext:value-type="string">
            <text:p>POL-08</text:p>
          </table:table-cell>
          <table:table-cell table:style-name="ce1" table:formula="of:=IFERROR(__xludf.dummyfunction(&quot;&quot;&quot;COMPUTED_VALUE&quot;&quot;&quot;);&quot;Bydgoszcz&quot;)" office:value-type="string" office:string-value="Bydgoszcz" calcext:value-type="string">
            <text:p>Bydgoszcz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Cuyavia y Pomerania&quot;)" office:value-type="string" office:string-value="Voivodato de Cuyavia y Pomerania" calcext:value-type="string">
            <text:p>Voivodato de Cuyavia y Pomerania</text:p>
          </table:table-cell>
          <table:table-cell table:style-name="ce1"/>
          <table:table-cell table:style-name="ce1" table:formula="of:=IFERROR(__xludf.dummyfunction(&quot;&quot;&quot;COMPUTED_VALUE&quot;&quot;&quot;);&quot;358 614&quot;)" office:value-type="string" office:string-value="358 614" calcext:value-type="string">
            <text:p>358 61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40)" office:value-type="float" office:value="140" calcext:value-type="float">
            <text:p>140</text:p>
          </table:table-cell>
          <table:table-cell table:style-name="ce1"/>
          <table:table-cell table:style-name="ce1" table:formula="of:=IFERROR(__xludf.dummyfunction(&quot;&quot;&quot;COMPUTED_VALUE&quot;&quot;&quot;);&quot;GBR-10&quot;)" office:value-type="string" office:string-value="GBR-10" calcext:value-type="string">
            <text:p>GBR-10</text:p>
          </table:table-cell>
          <table:table-cell table:style-name="ce1" table:formula="of:=IFERROR(__xludf.dummyfunction(&quot;&quot;&quot;COMPUTED_VALUE&quot;&quot;&quot;);&quot;Cardiff&quot;)" office:value-type="string" office:string-value="Cardiff" calcext:value-type="string">
            <text:p>Cardiff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Gales&quot;)" office:value-type="string" office:string-value="Gales" calcext:value-type="string">
            <text:p>Gales</text:p>
          </table:table-cell>
          <table:table-cell table:style-name="ce1"/>
          <table:table-cell table:style-name="ce1" table:formula="of:=IFERROR(__xludf.dummyfunction(&quot;&quot;&quot;COMPUTED_VALUE&quot;&quot;&quot;);&quot;358 500&quot;)" office:value-type="string" office:string-value="358 500" calcext:value-type="string">
            <text:p>358 5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41)" office:value-type="float" office:value="141" calcext:value-type="float">
            <text:p>14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36&quot;)" office:value-type="string" office:string-value="RUS-036" calcext:value-type="string">
            <text:p>RUS-036</text:p>
          </table:table-cell>
          <table:table-cell table:style-name="ce1" table:formula="of:=IFERROR(__xludf.dummyfunction(&quot;&quot;&quot;COMPUTED_VALUE&quot;&quot;&quot;);&quot;Vladímir&quot;)" office:value-type="string" office:string-value="Vladímir" calcext:value-type="string">
            <text:p>Vladímir</text:p>
          </table:table-cell>
          <table:table-cell table:style-name="ce1" table:formula="of:=IFERROR(__xludf.dummyfunction(&quot;&quot;&quot;COMPUTED_VALUE&quot;&quot;&quot;);&quot;Владимир&quot;)" office:value-type="string" office:string-value="Владимир" calcext:value-type="string">
            <text:p>Владимир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Vladímir&quot;)" office:value-type="string" office:string-value="Óblast de Vladímir" calcext:value-type="string">
            <text:p>Óblast de Vladímir</text:p>
          </table:table-cell>
          <table:table-cell table:style-name="ce1"/>
          <table:table-cell table:style-name="ce1" table:formula="of:=IFERROR(__xludf.dummyfunction(&quot;&quot;&quot;COMPUTED_VALUE&quot;&quot;&quot;);&quot;354 827&quot;)" office:value-type="string" office:string-value="354 827" calcext:value-type="string">
            <text:p>354 82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42)" office:value-type="float" office:value="142" calcext:value-type="float">
            <text:p>142</text:p>
          </table:table-cell>
          <table:table-cell table:style-name="ce1" table:formula="of:=IFERROR(__xludf.dummyfunction(&quot;&quot;&quot;COMPUTED_VALUE&quot;&quot;&quot;);&quot;UE-068&quot;)" office:value-type="string" office:string-value="UE-068" calcext:value-type="string">
            <text:p>UE-068</text:p>
          </table:table-cell>
          <table:table-cell table:style-name="ce1" table:formula="of:=IFERROR(__xludf.dummyfunction(&quot;&quot;&quot;COMPUTED_VALUE&quot;&quot;&quot;);&quot;GRE-02&quot;)" office:value-type="string" office:string-value="GRE-02" calcext:value-type="string">
            <text:p>GRE-02</text:p>
          </table:table-cell>
          <table:table-cell table:style-name="ce1" table:formula="of:=IFERROR(__xludf.dummyfunction(&quot;&quot;&quot;COMPUTED_VALUE&quot;&quot;&quot;);&quot;Salónica&quot;)" office:value-type="string" office:string-value="Salónica" calcext:value-type="string">
            <text:p>Salónica</text:p>
          </table:table-cell>
          <table:table-cell table:style-name="ce1" table:formula="of:=IFERROR(__xludf.dummyfunction(&quot;&quot;&quot;COMPUTED_VALUE&quot;&quot;&quot;);&quot;Θεσσαλονίκη&quot;)" office:value-type="string" office:string-value="Θεσσαλονίκη" calcext:value-type="string">
            <text:p>Θεσσαλονίκη</text:p>
          </table:table-cell>
          <table:table-cell table:style-name="ce1" table:formula="of:=IFERROR(__xludf.dummyfunction(&quot;&quot;&quot;COMPUTED_VALUE&quot;&quot;&quot;);&quot;Grecia Grecia&quot;)" office:value-type="string" office:string-value="Grecia Grecia" calcext:value-type="string">
            <text:p>Grecia Grecia</text:p>
          </table:table-cell>
          <table:table-cell table:style-name="ce1" table:formula="of:=IFERROR(__xludf.dummyfunction(&quot;&quot;&quot;COMPUTED_VALUE&quot;&quot;&quot;);&quot;Macedonia Central&quot;)" office:value-type="string" office:string-value="Macedonia Central" calcext:value-type="string">
            <text:p>Macedonia Central</text:p>
          </table:table-cell>
          <table:table-cell table:style-name="ce1" table:formula="of:=IFERROR(__xludf.dummyfunction(&quot;&quot;&quot;COMPUTED_VALUE&quot;&quot;&quot;);&quot;Unidad periférica de Tesalónica&quot;)" office:value-type="string" office:string-value="Unidad periférica de Tesalónica" calcext:value-type="string">
            <text:p>Unidad periférica de Tesalónica</text:p>
          </table:table-cell>
          <table:table-cell table:style-name="ce1" table:formula="of:=IFERROR(__xludf.dummyfunction(&quot;&quot;&quot;COMPUTED_VALUE&quot;&quot;&quot;);&quot;354 290&quot;)" office:value-type="string" office:string-value="354 290" calcext:value-type="string">
            <text:p>354 29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43)" office:value-type="float" office:value="143" calcext:value-type="float">
            <text:p>143</text:p>
          </table:table-cell>
          <table:table-cell table:style-name="ce1"/>
          <table:table-cell table:style-name="ce1" table:formula="of:=IFERROR(__xludf.dummyfunction(&quot;&quot;&quot;COMPUTED_VALUE&quot;&quot;&quot;);&quot;GBR-13&quot;)" office:value-type="string" office:string-value="GBR-13" calcext:value-type="string">
            <text:p>GBR-13</text:p>
          </table:table-cell>
          <table:table-cell table:style-name="ce1" table:formula="of:=IFERROR(__xludf.dummyfunction(&quot;&quot;&quot;COMPUTED_VALUE&quot;&quot;&quot;);&quot;Coventry&quot;)" office:value-type="string" office:string-value="Coventry" calcext:value-type="string">
            <text:p>Coventry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352 900&quot;)" office:value-type="string" office:string-value="352 900" calcext:value-type="string">
            <text:p>352 9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44)" office:value-type="float" office:value="144" calcext:value-type="float">
            <text:p>14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37&quot;)" office:value-type="string" office:string-value="RUS-037" calcext:value-type="string">
            <text:p>RUS-037</text:p>
          </table:table-cell>
          <table:table-cell table:style-name="ce1" table:formula="of:=IFERROR(__xludf.dummyfunction(&quot;&quot;&quot;COMPUTED_VALUE&quot;&quot;&quot;);&quot;Arcángel&quot;)" office:value-type="string" office:string-value="Arcángel" calcext:value-type="string">
            <text:p>Arcángel</text:p>
          </table:table-cell>
          <table:table-cell table:style-name="ce1" table:formula="of:=IFERROR(__xludf.dummyfunction(&quot;&quot;&quot;COMPUTED_VALUE&quot;&quot;&quot;);&quot;Архáнгельск&quot;)" office:value-type="string" office:string-value="Архáнгельск" calcext:value-type="string">
            <text:p>Архáнгель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Arcángel&quot;)" office:value-type="string" office:string-value="Óblast de Arcángel" calcext:value-type="string">
            <text:p>Óblast de Arcángel</text:p>
          </table:table-cell>
          <table:table-cell table:style-name="ce1"/>
          <table:table-cell table:style-name="ce1" table:formula="of:=IFERROR(__xludf.dummyfunction(&quot;&quot;&quot;COMPUTED_VALUE&quot;&quot;&quot;);&quot;351 226&quot;)" office:value-type="string" office:string-value="351 226" calcext:value-type="string">
            <text:p>351 22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45)" office:value-type="float" office:value="145" calcext:value-type="float">
            <text:p>145</text:p>
          </table:table-cell>
          <table:table-cell table:style-name="ce1" table:formula="of:=IFERROR(__xludf.dummyfunction(&quot;&quot;&quot;COMPUTED_VALUE&quot;&quot;&quot;);&quot;UE-069&quot;)" office:value-type="string" office:string-value="UE-069" calcext:value-type="string">
            <text:p>UE-069</text:p>
          </table:table-cell>
          <table:table-cell table:style-name="ce1" table:formula="of:=IFERROR(__xludf.dummyfunction(&quot;&quot;&quot;COMPUTED_VALUE&quot;&quot;&quot;);&quot;ALE-17&quot;)" office:value-type="string" office:string-value="ALE-17" calcext:value-type="string">
            <text:p>ALE-17</text:p>
          </table:table-cell>
          <table:table-cell table:style-name="ce1" table:formula="of:=IFERROR(__xludf.dummyfunction(&quot;&quot;&quot;COMPUTED_VALUE&quot;&quot;&quot;);&quot;Wuppertal&quot;)" office:value-type="string" office:string-value="Wuppertal" calcext:value-type="string">
            <text:p>Wuppertal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350 046&quot;)" office:value-type="string" office:string-value="350 046" calcext:value-type="string">
            <text:p>350 04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46)" office:value-type="float" office:value="146" calcext:value-type="float">
            <text:p>146</text:p>
          </table:table-cell>
          <table:table-cell table:style-name="ce1"/>
          <table:table-cell table:style-name="ce1" table:formula="of:=IFERROR(__xludf.dummyfunction(&quot;&quot;&quot;COMPUTED_VALUE&quot;&quot;&quot;);&quot;GBR-11&quot;)" office:value-type="string" office:string-value="GBR-11" calcext:value-type="string">
            <text:p>GBR-11</text:p>
          </table:table-cell>
          <table:table-cell table:style-name="ce1" table:formula="of:=IFERROR(__xludf.dummyfunction(&quot;&quot;&quot;COMPUTED_VALUE&quot;&quot;&quot;);&quot;Leicester&quot;)" office:value-type="string" office:string-value="Leicester" calcext:value-type="string">
            <text:p>Leicester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348 300&quot;)" office:value-type="string" office:string-value="348 300" calcext:value-type="string">
            <text:p>348 3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47)" office:value-type="float" office:value="147" calcext:value-type="float">
            <text:p>147</text:p>
          </table:table-cell>
          <table:table-cell table:style-name="ce1" table:formula="of:=IFERROR(__xludf.dummyfunction(&quot;&quot;&quot;COMPUTED_VALUE&quot;&quot;&quot;);&quot;UE-070&quot;)" office:value-type="string" office:string-value="UE-070" calcext:value-type="string">
            <text:p>UE-070</text:p>
          </table:table-cell>
          <table:table-cell table:style-name="ce1" table:formula="of:=IFERROR(__xludf.dummyfunction(&quot;&quot;&quot;COMPUTED_VALUE&quot;&quot;&quot;);&quot;BUL-03&quot;)" office:value-type="string" office:string-value="BUL-03" calcext:value-type="string">
            <text:p>BUL-03</text:p>
          </table:table-cell>
          <table:table-cell table:style-name="ce1" table:formula="of:=IFERROR(__xludf.dummyfunction(&quot;&quot;&quot;COMPUTED_VALUE&quot;&quot;&quot;);&quot;Varna&quot;)" office:value-type="string" office:string-value="Varna" calcext:value-type="string">
            <text:p>Varna</text:p>
          </table:table-cell>
          <table:table-cell table:style-name="ce1" table:formula="of:=IFERROR(__xludf.dummyfunction(&quot;&quot;&quot;COMPUTED_VALUE&quot;&quot;&quot;);&quot;Варна&quot;)" office:value-type="string" office:string-value="Варна" calcext:value-type="string">
            <text:p>Варна</text:p>
          </table:table-cell>
          <table:table-cell table:style-name="ce1" table:formula="of:=IFERROR(__xludf.dummyfunction(&quot;&quot;&quot;COMPUTED_VALUE&quot;&quot;&quot;);&quot;Bulgaria Bulgaria&quot;)" office:value-type="string" office:string-value="Bulgaria Bulgaria" calcext:value-type="string">
            <text:p>Bulgaria Bulgaria</text:p>
          </table:table-cell>
          <table:table-cell table:style-name="ce1" table:formula="of:=IFERROR(__xludf.dummyfunction(&quot;&quot;&quot;COMPUTED_VALUE&quot;&quot;&quot;);&quot;Provincia de Varna&quot;)" office:value-type="string" office:string-value="Provincia de Varna" calcext:value-type="string">
            <text:p>Provincia de Varna</text:p>
          </table:table-cell>
          <table:table-cell table:style-name="ce1"/>
          <table:table-cell table:style-name="ce1" table:formula="of:=IFERROR(__xludf.dummyfunction(&quot;&quot;&quot;COMPUTED_VALUE&quot;&quot;&quot;);&quot;348 058&quot;)" office:value-type="string" office:string-value="348 058" calcext:value-type="string">
            <text:p>348 05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48)" office:value-type="float" office:value="148" calcext:value-type="float">
            <text:p>14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13&quot;)" office:value-type="string" office:string-value="UKR-13" calcext:value-type="string">
            <text:p>UKR-13</text:p>
          </table:table-cell>
          <table:table-cell table:style-name="ce1" table:formula="of:=IFERROR(__xludf.dummyfunction(&quot;&quot;&quot;COMPUTED_VALUE&quot;&quot;&quot;);&quot;Makiivka&quot;)" office:value-type="string" office:string-value="Makiivka" calcext:value-type="string">
            <text:p>Makiivka</text:p>
          </table:table-cell>
          <table:table-cell table:style-name="ce1" table:formula="of:=IFERROR(__xludf.dummyfunction(&quot;&quot;&quot;COMPUTED_VALUE&quot;&quot;&quot;);&quot;Макіївка&quot;)" office:value-type="string" office:string-value="Макіївка" calcext:value-type="string">
            <text:p>Макіївка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Donetsk&quot;)" office:value-type="string" office:string-value="Óblast de Donetsk" calcext:value-type="string">
            <text:p>Óblast de Donetsk</text:p>
          </table:table-cell>
          <table:table-cell table:style-name="ce1"/>
          <table:table-cell table:style-name="ce1" table:formula="of:=IFERROR(__xludf.dummyfunction(&quot;&quot;&quot;COMPUTED_VALUE&quot;&quot;&quot;);&quot;347 376&quot;)" office:value-type="string" office:string-value="347 376" calcext:value-type="string">
            <text:p>347 37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49)" office:value-type="float" office:value="149" calcext:value-type="float">
            <text:p>149</text:p>
          </table:table-cell>
          <table:table-cell table:style-name="ce1" table:formula="of:=IFERROR(__xludf.dummyfunction(&quot;&quot;&quot;COMPUTED_VALUE&quot;&quot;&quot;);&quot;UE-071&quot;)" office:value-type="string" office:string-value="UE-071" calcext:value-type="string">
            <text:p>UE-071</text:p>
          </table:table-cell>
          <table:table-cell table:style-name="ce1" table:formula="of:=IFERROR(__xludf.dummyfunction(&quot;&quot;&quot;COMPUTED_VALUE&quot;&quot;&quot;);&quot;ESP-10&quot;)" office:value-type="string" office:string-value="ESP-10" calcext:value-type="string">
            <text:p>ESP-10</text:p>
          </table:table-cell>
          <table:table-cell table:style-name="ce1" table:formula="of:=IFERROR(__xludf.dummyfunction(&quot;&quot;&quot;COMPUTED_VALUE&quot;&quot;&quot;);&quot;Bilbao&quot;)" office:value-type="string" office:string-value="Bilbao" calcext:value-type="string">
            <text:p>Bilbao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País Vasco&quot;)" office:value-type="string" office:string-value="País Vasco" calcext:value-type="string">
            <text:p>País Vasco</text:p>
          </table:table-cell>
          <table:table-cell table:style-name="ce1" table:formula="of:=IFERROR(__xludf.dummyfunction(&quot;&quot;&quot;COMPUTED_VALUE&quot;&quot;&quot;);&quot;Vizcaya&quot;)" office:value-type="string" office:string-value="Vizcaya" calcext:value-type="string">
            <text:p>Vizcaya</text:p>
          </table:table-cell>
          <table:table-cell table:style-name="ce1" table:formula="of:=IFERROR(__xludf.dummyfunction(&quot;&quot;&quot;COMPUTED_VALUE&quot;&quot;&quot;);&quot;345 122&quot;)" office:value-type="string" office:string-value="345 122" calcext:value-type="string">
            <text:p>345 12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50)" office:value-type="float" office:value="150" calcext:value-type="float">
            <text:p>15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BLR-06&quot;)" office:value-type="string" office:string-value="BLR-06" calcext:value-type="string">
            <text:p>BLR-06</text:p>
          </table:table-cell>
          <table:table-cell table:style-name="ce1" table:formula="of:=IFERROR(__xludf.dummyfunction(&quot;&quot;&quot;COMPUTED_VALUE&quot;&quot;&quot;);&quot;Brest&quot;)" office:value-type="string" office:string-value="Brest" calcext:value-type="string">
            <text:p>Brest</text:p>
          </table:table-cell>
          <table:table-cell table:style-name="ce1" table:formula="of:=IFERROR(__xludf.dummyfunction(&quot;&quot;&quot;COMPUTED_VALUE&quot;&quot;&quot;);&quot;Брэст, Brest&quot;)" office:value-type="string" office:string-value="Брэст, Brest" calcext:value-type="string">
            <text:p>Брэст, Brest</text:p>
          </table:table-cell>
          <table:table-cell table:style-name="ce1" table:formula="of:=IFERROR(__xludf.dummyfunction(&quot;&quot;&quot;COMPUTED_VALUE&quot;&quot;&quot;);&quot;Bielorrusia Bielorrusia&quot;)" office:value-type="string" office:string-value="Bielorrusia Bielorrusia" calcext:value-type="string">
            <text:p>Bielorrusia Bielorrusia</text:p>
          </table:table-cell>
          <table:table-cell table:style-name="ce1" table:formula="of:=IFERROR(__xludf.dummyfunction(&quot;&quot;&quot;COMPUTED_VALUE&quot;&quot;&quot;);&quot;Provincia de Brest&quot;)" office:value-type="string" office:string-value="Provincia de Brest" calcext:value-type="string">
            <text:p>Provincia de Brest</text:p>
          </table:table-cell>
          <table:table-cell table:style-name="ce1"/>
          <table:table-cell table:style-name="ce1" table:formula="of:=IFERROR(__xludf.dummyfunction(&quot;&quot;&quot;COMPUTED_VALUE&quot;&quot;&quot;);&quot;343 985&quot;)" office:value-type="string" office:string-value="343 985" calcext:value-type="string">
            <text:p>343 98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51)" office:value-type="float" office:value="151" calcext:value-type="float">
            <text:p>151</text:p>
          </table:table-cell>
          <table:table-cell table:style-name="ce1" table:formula="of:=IFERROR(__xludf.dummyfunction(&quot;&quot;&quot;COMPUTED_VALUE&quot;&quot;&quot;);&quot;UE-072&quot;)" office:value-type="string" office:string-value="UE-072" calcext:value-type="string">
            <text:p>UE-072</text:p>
          </table:table-cell>
          <table:table-cell table:style-name="ce1" table:formula="of:=IFERROR(__xludf.dummyfunction(&quot;&quot;&quot;COMPUTED_VALUE&quot;&quot;&quot;);&quot;FRA-05&quot;)" office:value-type="string" office:string-value="FRA-05" calcext:value-type="string">
            <text:p>FRA-05</text:p>
          </table:table-cell>
          <table:table-cell table:style-name="ce1" table:formula="of:=IFERROR(__xludf.dummyfunction(&quot;&quot;&quot;COMPUTED_VALUE&quot;&quot;&quot;);&quot;Niza&quot;)" office:value-type="string" office:string-value="Niza" calcext:value-type="string">
            <text:p>Niza</text:p>
          </table:table-cell>
          <table:table-cell table:style-name="ce1" table:formula="of:=IFERROR(__xludf.dummyfunction(&quot;&quot;&quot;COMPUTED_VALUE&quot;&quot;&quot;);&quot;Nice&quot;)" office:value-type="string" office:string-value="Nice" calcext:value-type="string">
            <text:p>Nice</text:p>
          </table:table-cell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Provenza-Alpes-Costa Azul&quot;)" office:value-type="string" office:string-value="Provenza-Alpes-Costa Azul" calcext:value-type="string">
            <text:p>Provenza-Alpes-Costa Azul</text:p>
          </table:table-cell>
          <table:table-cell table:style-name="ce1" table:formula="of:=IFERROR(__xludf.dummyfunction(&quot;&quot;&quot;COMPUTED_VALUE&quot;&quot;&quot;);&quot;Alpes Marítimos&quot;)" office:value-type="string" office:string-value="Alpes Marítimos" calcext:value-type="string">
            <text:p>Alpes Marítimos</text:p>
          </table:table-cell>
          <table:table-cell table:style-name="ce1" table:formula="of:=IFERROR(__xludf.dummyfunction(&quot;&quot;&quot;COMPUTED_VALUE&quot;&quot;&quot;);&quot;343 895&quot;)" office:value-type="string" office:string-value="343 895" calcext:value-type="string">
            <text:p>343 89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52)" office:value-type="float" office:value="152" calcext:value-type="float">
            <text:p>152</text:p>
          </table:table-cell>
          <table:table-cell table:style-name="ce1" table:formula="of:=IFERROR(__xludf.dummyfunction(&quot;&quot;&quot;COMPUTED_VALUE&quot;&quot;&quot;);&quot;UE-073&quot;)" office:value-type="string" office:string-value="UE-073" calcext:value-type="string">
            <text:p>UE-073</text:p>
          </table:table-cell>
          <table:table-cell table:style-name="ce1" table:formula="of:=IFERROR(__xludf.dummyfunction(&quot;&quot;&quot;COMPUTED_VALUE&quot;&quot;&quot;);&quot;NED-04&quot;)" office:value-type="string" office:string-value="NED-04" calcext:value-type="string">
            <text:p>NED-04</text:p>
          </table:table-cell>
          <table:table-cell table:style-name="ce1" table:formula="of:=IFERROR(__xludf.dummyfunction(&quot;&quot;&quot;COMPUTED_VALUE&quot;&quot;&quot;);&quot;Utrecht&quot;)" office:value-type="string" office:string-value="Utrecht" calcext:value-type="string">
            <text:p>Utrecht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Provincia de Utrecht&quot;)" office:value-type="string" office:string-value="Provincia de Utrecht" calcext:value-type="string">
            <text:p>Provincia de Utrecht</text:p>
          </table:table-cell>
          <table:table-cell table:style-name="ce1"/>
          <table:table-cell table:style-name="ce1" table:formula="of:=IFERROR(__xludf.dummyfunction(&quot;&quot;&quot;COMPUTED_VALUE&quot;&quot;&quot;);&quot;343 779&quot;)" office:value-type="string" office:string-value="343 779" calcext:value-type="string">
            <text:p>343 77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53)" office:value-type="float" office:value="153" calcext:value-type="float">
            <text:p>15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38&quot;)" office:value-type="string" office:string-value="RUS-038" calcext:value-type="string">
            <text:p>RUS-038</text:p>
          </table:table-cell>
          <table:table-cell table:style-name="ce1" table:formula="of:=IFERROR(__xludf.dummyfunction(&quot;&quot;&quot;COMPUTED_VALUE&quot;&quot;&quot;);&quot;Kaluga&quot;)" office:value-type="string" office:string-value="Kaluga" calcext:value-type="string">
            <text:p>Kaluga</text:p>
          </table:table-cell>
          <table:table-cell table:style-name="ce1" table:formula="of:=IFERROR(__xludf.dummyfunction(&quot;&quot;&quot;COMPUTED_VALUE&quot;&quot;&quot;);&quot;Калуга&quot;)" office:value-type="string" office:string-value="Калуга" calcext:value-type="string">
            <text:p>Калуга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Kaluga&quot;)" office:value-type="string" office:string-value="Óblast de Kaluga" calcext:value-type="string">
            <text:p>Óblast de Kaluga</text:p>
          </table:table-cell>
          <table:table-cell table:style-name="ce1"/>
          <table:table-cell table:style-name="ce1" table:formula="of:=IFERROR(__xludf.dummyfunction(&quot;&quot;&quot;COMPUTED_VALUE&quot;&quot;&quot;);&quot;341 892&quot;)" office:value-type="string" office:string-value="341 892" calcext:value-type="string">
            <text:p>341 89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54)" office:value-type="float" office:value="154" calcext:value-type="float">
            <text:p>154</text:p>
          </table:table-cell>
          <table:table-cell table:style-name="ce1" table:formula="of:=IFERROR(__xludf.dummyfunction(&quot;&quot;&quot;COMPUTED_VALUE&quot;&quot;&quot;);&quot;UE-074&quot;)" office:value-type="string" office:string-value="UE-074" calcext:value-type="string">
            <text:p>UE-074</text:p>
          </table:table-cell>
          <table:table-cell table:style-name="ce1" table:formula="of:=IFERROR(__xludf.dummyfunction(&quot;&quot;&quot;COMPUTED_VALUE&quot;&quot;&quot;);&quot;BUL-02&quot;)" office:value-type="string" office:string-value="BUL-02" calcext:value-type="string">
            <text:p>BUL-02</text:p>
          </table:table-cell>
          <table:table-cell table:style-name="ce1" table:formula="of:=IFERROR(__xludf.dummyfunction(&quot;&quot;&quot;COMPUTED_VALUE&quot;&quot;&quot;);&quot;Plovdiv&quot;)" office:value-type="string" office:string-value="Plovdiv" calcext:value-type="string">
            <text:p>Plovdiv</text:p>
          </table:table-cell>
          <table:table-cell table:style-name="ce1" table:formula="of:=IFERROR(__xludf.dummyfunction(&quot;&quot;&quot;COMPUTED_VALUE&quot;&quot;&quot;);&quot;Пловдив&quot;)" office:value-type="string" office:string-value="Пловдив" calcext:value-type="string">
            <text:p>Пловдив</text:p>
          </table:table-cell>
          <table:table-cell table:style-name="ce1" table:formula="of:=IFERROR(__xludf.dummyfunction(&quot;&quot;&quot;COMPUTED_VALUE&quot;&quot;&quot;);&quot;Bulgaria Bulgaria&quot;)" office:value-type="string" office:string-value="Bulgaria Bulgaria" calcext:value-type="string">
            <text:p>Bulgaria Bulgaria</text:p>
          </table:table-cell>
          <table:table-cell table:style-name="ce1" table:formula="of:=IFERROR(__xludf.dummyfunction(&quot;&quot;&quot;COMPUTED_VALUE&quot;&quot;&quot;);&quot;Provincia de Plovdiv&quot;)" office:value-type="string" office:string-value="Provincia de Plovdiv" calcext:value-type="string">
            <text:p>Provincia de Plovdiv</text:p>
          </table:table-cell>
          <table:table-cell table:style-name="ce1"/>
          <table:table-cell table:style-name="ce1" table:formula="of:=IFERROR(__xludf.dummyfunction(&quot;&quot;&quot;COMPUTED_VALUE&quot;&quot;&quot;);&quot;341 567&quot;)" office:value-type="string" office:string-value="341 567" calcext:value-type="string">
            <text:p>341 56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55)" office:value-type="float" office:value="155" calcext:value-type="float">
            <text:p>155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39&quot;)" office:value-type="string" office:string-value="RUS-039" calcext:value-type="string">
            <text:p>RUS-039</text:p>
          </table:table-cell>
          <table:table-cell table:style-name="ce1" table:formula="of:=IFERROR(__xludf.dummyfunction(&quot;&quot;&quot;COMPUTED_VALUE&quot;&quot;&quot;);&quot;Simferopol&quot;)" office:value-type="string" office:string-value="Simferopol" calcext:value-type="string">
            <text:p>Simferopol</text:p>
          </table:table-cell>
          <table:table-cell table:style-name="ce1" table:formula="of:=IFERROR(__xludf.dummyfunction(&quot;&quot;&quot;COMPUTED_VALUE&quot;&quot;&quot;);&quot;Сімферополь&quot;)" office:value-type="string" office:string-value="Сімферополь" calcext:value-type="string">
            <text:p>Сімферополь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Crimea&quot;)" office:value-type="string" office:string-value="República de Crimea" calcext:value-type="string">
            <text:p>República de Crimea</text:p>
          </table:table-cell>
          <table:table-cell table:style-name="ce1"/>
          <table:table-cell table:style-name="ce1" table:formula="of:=IFERROR(__xludf.dummyfunction(&quot;&quot;&quot;COMPUTED_VALUE&quot;&quot;&quot;);&quot;341 155&quot;)" office:value-type="string" office:string-value="341 155" calcext:value-type="string">
            <text:p>341 15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56)" office:value-type="float" office:value="156" calcext:value-type="float">
            <text:p>156</text:p>
          </table:table-cell>
          <table:table-cell table:style-name="ce1" table:formula="of:=IFERROR(__xludf.dummyfunction(&quot;&quot;&quot;COMPUTED_VALUE&quot;&quot;&quot;);&quot;UE-075&quot;)" office:value-type="string" office:string-value="UE-075" calcext:value-type="string">
            <text:p>UE-075</text:p>
          </table:table-cell>
          <table:table-cell table:style-name="ce1" table:formula="of:=IFERROR(__xludf.dummyfunction(&quot;&quot;&quot;COMPUTED_VALUE&quot;&quot;&quot;);&quot;ALE-18&quot;)" office:value-type="string" office:string-value="ALE-18" calcext:value-type="string">
            <text:p>ALE-18</text:p>
          </table:table-cell>
          <table:table-cell table:style-name="ce1" table:formula="of:=IFERROR(__xludf.dummyfunction(&quot;&quot;&quot;COMPUTED_VALUE&quot;&quot;&quot;);&quot;Bielefeld&quot;)" office:value-type="string" office:string-value="Bielefeld" calcext:value-type="string">
            <text:p>Bielefeld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333 090&quot;)" office:value-type="string" office:string-value="333 090" calcext:value-type="string">
            <text:p>333 09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57)" office:value-type="float" office:value="157" calcext:value-type="float">
            <text:p>157</text:p>
          </table:table-cell>
          <table:table-cell table:style-name="ce1"/>
          <table:table-cell table:style-name="ce1" table:formula="of:=IFERROR(__xludf.dummyfunction(&quot;&quot;&quot;COMPUTED_VALUE&quot;&quot;&quot;);&quot;GBR-16&quot;)" office:value-type="string" office:string-value="GBR-16" calcext:value-type="string">
            <text:p>GBR-16</text:p>
          </table:table-cell>
          <table:table-cell table:style-name="ce1" table:formula="of:=IFERROR(__xludf.dummyfunction(&quot;&quot;&quot;COMPUTED_VALUE&quot;&quot;&quot;);&quot;Belfast&quot;)" office:value-type="string" office:string-value="Belfast" calcext:value-type="string">
            <text:p>Belfast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rlanda del Norte&quot;)" office:value-type="string" office:string-value="Irlanda del Norte" calcext:value-type="string">
            <text:p>Irlanda del Norte</text:p>
          </table:table-cell>
          <table:table-cell table:style-name="ce1"/>
          <table:table-cell table:style-name="ce1" table:formula="of:=IFERROR(__xludf.dummyfunction(&quot;&quot;&quot;COMPUTED_VALUE&quot;&quot;&quot;);&quot;333 000&quot;)" office:value-type="string" office:string-value="333 000" calcext:value-type="string">
            <text:p>333 0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58)" office:value-type="float" office:value="158" calcext:value-type="float">
            <text:p>158</text:p>
          </table:table-cell>
          <table:table-cell table:style-name="ce1"/>
          <table:table-cell table:style-name="ce1" table:formula="of:=IFERROR(__xludf.dummyfunction(&quot;&quot;&quot;COMPUTED_VALUE&quot;&quot;&quot;);&quot;GBR-12&quot;)" office:value-type="string" office:string-value="GBR-12" calcext:value-type="string">
            <text:p>GBR-12</text:p>
          </table:table-cell>
          <table:table-cell table:style-name="ce1" table:formula="of:=IFERROR(__xludf.dummyfunction(&quot;&quot;&quot;COMPUTED_VALUE&quot;&quot;&quot;);&quot;Wakefield&quot;)" office:value-type="string" office:string-value="Wakefield" calcext:value-type="string">
            <text:p>Wakefield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331 800&quot;)" office:value-type="string" office:string-value="331 800" calcext:value-type="string">
            <text:p>331 8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59)" office:value-type="float" office:value="159" calcext:value-type="float">
            <text:p>159</text:p>
          </table:table-cell>
          <table:table-cell table:style-name="ce1" table:formula="of:=IFERROR(__xludf.dummyfunction(&quot;&quot;&quot;COMPUTED_VALUE&quot;&quot;&quot;);&quot;UE-076&quot;)" office:value-type="string" office:string-value="UE-076" calcext:value-type="string">
            <text:p>UE-076</text:p>
          </table:table-cell>
          <table:table-cell table:style-name="ce1" table:formula="of:=IFERROR(__xludf.dummyfunction(&quot;&quot;&quot;COMPUTED_VALUE&quot;&quot;&quot;);&quot;ESP-11&quot;)" office:value-type="string" office:string-value="ESP-11" calcext:value-type="string">
            <text:p>ESP-11</text:p>
          </table:table-cell>
          <table:table-cell table:style-name="ce1" table:formula="of:=IFERROR(__xludf.dummyfunction(&quot;&quot;&quot;COMPUTED_VALUE&quot;&quot;&quot;);&quot;Alicante&quot;)" office:value-type="string" office:string-value="Alicante" calcext:value-type="string">
            <text:p>Alicante</text:p>
          </table:table-cell>
          <table:table-cell table:style-name="ce1" table:formula="of:=IFERROR(__xludf.dummyfunction(&quot;&quot;&quot;COMPUTED_VALUE&quot;&quot;&quot;);&quot;Alacant&quot;)" office:value-type="string" office:string-value="Alacant" calcext:value-type="string">
            <text:p>Alacant</text:p>
          </table:table-cell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omunidad Valenciana&quot;)" office:value-type="string" office:string-value="Comunidad Valenciana" calcext:value-type="string">
            <text:p>Comunidad Valenciana</text:p>
          </table:table-cell>
          <table:table-cell table:style-name="ce1" table:formula="of:=IFERROR(__xludf.dummyfunction(&quot;&quot;&quot;COMPUTED_VALUE&quot;&quot;&quot;);&quot;Provincia de Alicante&quot;)" office:value-type="string" office:string-value="Provincia de Alicante" calcext:value-type="string">
            <text:p>Provincia de Alicante</text:p>
          </table:table-cell>
          <table:table-cell table:style-name="ce1" table:formula="of:=IFERROR(__xludf.dummyfunction(&quot;&quot;&quot;COMPUTED_VALUE&quot;&quot;&quot;);&quot;330 525&quot;)" office:value-type="string" office:string-value="330 525" calcext:value-type="string">
            <text:p>330 52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60)" office:value-type="float" office:value="160" calcext:value-type="float">
            <text:p>16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40&quot;)" office:value-type="string" office:string-value="RUS-040" calcext:value-type="string">
            <text:p>RUS-040</text:p>
          </table:table-cell>
          <table:table-cell table:style-name="ce1" table:formula="of:=IFERROR(__xludf.dummyfunction(&quot;&quot;&quot;COMPUTED_VALUE&quot;&quot;&quot;);&quot;Smolensk&quot;)" office:value-type="string" office:string-value="Smolensk" calcext:value-type="string">
            <text:p>Smolensk</text:p>
          </table:table-cell>
          <table:table-cell table:style-name="ce1" table:formula="of:=IFERROR(__xludf.dummyfunction(&quot;&quot;&quot;COMPUTED_VALUE&quot;&quot;&quot;);&quot;Смоленск&quot;)" office:value-type="string" office:string-value="Смоленск" calcext:value-type="string">
            <text:p>Смолен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Smolensk&quot;)" office:value-type="string" office:string-value="Óblast de Smolensk" calcext:value-type="string">
            <text:p>Óblast de Smolensk</text:p>
          </table:table-cell>
          <table:table-cell table:style-name="ce1"/>
          <table:table-cell table:style-name="ce1" table:formula="of:=IFERROR(__xludf.dummyfunction(&quot;&quot;&quot;COMPUTED_VALUE&quot;&quot;&quot;);&quot;328 906&quot;)" office:value-type="string" office:string-value="328 906" calcext:value-type="string">
            <text:p>328 90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61)" office:value-type="float" office:value="161" calcext:value-type="float">
            <text:p>161</text:p>
          </table:table-cell>
          <table:table-cell table:style-name="ce1" table:formula="of:=IFERROR(__xludf.dummyfunction(&quot;&quot;&quot;COMPUTED_VALUE&quot;&quot;&quot;);&quot;UE-077&quot;)" office:value-type="string" office:string-value="UE-077" calcext:value-type="string">
            <text:p>UE-077</text:p>
          </table:table-cell>
          <table:table-cell table:style-name="ce1" table:formula="of:=IFERROR(__xludf.dummyfunction(&quot;&quot;&quot;COMPUTED_VALUE&quot;&quot;&quot;);&quot;ESP-12&quot;)" office:value-type="string" office:string-value="ESP-12" calcext:value-type="string">
            <text:p>ESP-12</text:p>
          </table:table-cell>
          <table:table-cell table:style-name="ce1" table:formula="of:=IFERROR(__xludf.dummyfunction(&quot;&quot;&quot;COMPUTED_VALUE&quot;&quot;&quot;);&quot;Córdoba&quot;)" office:value-type="string" office:string-value="Córdoba" calcext:value-type="string">
            <text:p>Córdob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Andalucía&quot;)" office:value-type="string" office:string-value="Andalucía" calcext:value-type="string">
            <text:p>Andalucía</text:p>
          </table:table-cell>
          <table:table-cell table:style-name="ce1" table:formula="of:=IFERROR(__xludf.dummyfunction(&quot;&quot;&quot;COMPUTED_VALUE&quot;&quot;&quot;);&quot;Provincia de Córdoba&quot;)" office:value-type="string" office:string-value="Provincia de Córdoba" calcext:value-type="string">
            <text:p>Provincia de Córdoba</text:p>
          </table:table-cell>
          <table:table-cell table:style-name="ce1" table:formula="of:=IFERROR(__xludf.dummyfunction(&quot;&quot;&quot;COMPUTED_VALUE&quot;&quot;&quot;);&quot;326 609&quot;)" office:value-type="string" office:string-value="326 609" calcext:value-type="string">
            <text:p>326 60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62)" office:value-type="float" office:value="162" calcext:value-type="float">
            <text:p>162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41&quot;)" office:value-type="string" office:string-value="RUS-041" calcext:value-type="string">
            <text:p>RUS-041</text:p>
          </table:table-cell>
          <table:table-cell table:style-name="ce1" table:formula="of:=IFERROR(__xludf.dummyfunction(&quot;&quot;&quot;COMPUTED_VALUE&quot;&quot;&quot;);&quot;Volzhsky&quot;)" office:value-type="string" office:string-value="Volzhsky" calcext:value-type="string">
            <text:p>Volzhsky</text:p>
          </table:table-cell>
          <table:table-cell table:style-name="ce1" table:formula="of:=IFERROR(__xludf.dummyfunction(&quot;&quot;&quot;COMPUTED_VALUE&quot;&quot;&quot;);&quot;Волжский&quot;)" office:value-type="string" office:string-value="Волжский" calcext:value-type="string">
            <text:p>Волжский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Volgogrado&quot;)" office:value-type="string" office:string-value="Óblast de Volgogrado" calcext:value-type="string">
            <text:p>Óblast de Volgogrado</text:p>
          </table:table-cell>
          <table:table-cell table:style-name="ce1"/>
          <table:table-cell table:style-name="ce1" table:formula="of:=IFERROR(__xludf.dummyfunction(&quot;&quot;&quot;COMPUTED_VALUE&quot;&quot;&quot;);&quot;325 895&quot;)" office:value-type="string" office:string-value="325 895" calcext:value-type="string">
            <text:p>325 89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63)" office:value-type="float" office:value="163" calcext:value-type="float">
            <text:p>16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AZE-03&quot;)" office:value-type="string" office:string-value="AZE-03" calcext:value-type="string">
            <text:p>AZE-03</text:p>
          </table:table-cell>
          <table:table-cell table:style-name="ce1" table:formula="of:=IFERROR(__xludf.dummyfunction(&quot;&quot;&quot;COMPUTED_VALUE&quot;&quot;&quot;);&quot;Ganja&quot;)" office:value-type="string" office:string-value="Ganja" calcext:value-type="string">
            <text:p>Ganja</text:p>
          </table:table-cell>
          <table:table-cell table:style-name="ce1" table:formula="of:=IFERROR(__xludf.dummyfunction(&quot;&quot;&quot;COMPUTED_VALUE&quot;&quot;&quot;);&quot;Gəncə&quot;)" office:value-type="string" office:string-value="Gəncə" calcext:value-type="string">
            <text:p>Gəncə</text:p>
          </table:table-cell>
          <table:table-cell table:style-name="ce1" table:formula="of:=IFERROR(__xludf.dummyfunction(&quot;&quot;&quot;COMPUTED_VALUE&quot;&quot;&quot;);&quot;Azerbaiyán Azerbaiyán&quot;)" office:value-type="string" office:string-value="Azerbaiyán Azerbaiyán" calcext:value-type="string">
            <text:p>Azerbaiyán Azerbaiyán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Ganja&quot;)" office:value-type="string" office:string-value="Ganja" calcext:value-type="string">
            <text:p>Ganja</text:p>
          </table:table-cell>
          <table:table-cell table:style-name="ce1" table:formula="of:=IFERROR(__xludf.dummyfunction(&quot;&quot;&quot;COMPUTED_VALUE&quot;&quot;&quot;);&quot;325 200&quot;)" office:value-type="string" office:string-value="325 200" calcext:value-type="string">
            <text:p>325 2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64)" office:value-type="float" office:value="164" calcext:value-type="float">
            <text:p>164</text:p>
          </table:table-cell>
          <table:table-cell table:style-name="ce1" table:formula="of:=IFERROR(__xludf.dummyfunction(&quot;&quot;&quot;COMPUTED_VALUE&quot;&quot;&quot;);&quot;UE-078&quot;)" office:value-type="string" office:string-value="UE-078" calcext:value-type="string">
            <text:p>UE-078</text:p>
          </table:table-cell>
          <table:table-cell table:style-name="ce1" table:formula="of:=IFERROR(__xludf.dummyfunction(&quot;&quot;&quot;COMPUTED_VALUE&quot;&quot;&quot;);&quot;ITA-09&quot;)" office:value-type="string" office:string-value="ITA-09" calcext:value-type="string">
            <text:p>ITA-09</text:p>
          </table:table-cell>
          <table:table-cell table:style-name="ce1" table:formula="of:=IFERROR(__xludf.dummyfunction(&quot;&quot;&quot;COMPUTED_VALUE&quot;&quot;&quot;);&quot;Bari&quot;)" office:value-type="string" office:string-value="Bari" calcext:value-type="string">
            <text:p>Bari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Apulia&quot;)" office:value-type="string" office:string-value="Apulia" calcext:value-type="string">
            <text:p>Apulia</text:p>
          </table:table-cell>
          <table:table-cell table:style-name="ce1" table:formula="of:=IFERROR(__xludf.dummyfunction(&quot;&quot;&quot;COMPUTED_VALUE&quot;&quot;&quot;);&quot;Ciudad metropolitana de Bari&quot;)" office:value-type="string" office:string-value="Ciudad metropolitana de Bari" calcext:value-type="string">
            <text:p>Ciudad metropolitana de Bari</text:p>
          </table:table-cell>
          <table:table-cell table:style-name="ce1" table:formula="of:=IFERROR(__xludf.dummyfunction(&quot;&quot;&quot;COMPUTED_VALUE&quot;&quot;&quot;);&quot;325 183&quot;)" office:value-type="string" office:string-value="325 183" calcext:value-type="string">
            <text:p>325 18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65)" office:value-type="float" office:value="165" calcext:value-type="float">
            <text:p>165</text:p>
          </table:table-cell>
          <table:table-cell table:style-name="ce1" table:formula="of:=IFERROR(__xludf.dummyfunction(&quot;&quot;&quot;COMPUTED_VALUE&quot;&quot;&quot;);&quot;UE-079&quot;)" office:value-type="string" office:string-value="UE-079" calcext:value-type="string">
            <text:p>UE-079</text:p>
          </table:table-cell>
          <table:table-cell table:style-name="ce1" table:formula="of:=IFERROR(__xludf.dummyfunction(&quot;&quot;&quot;COMPUTED_VALUE&quot;&quot;&quot;);&quot;POL-09&quot;)" office:value-type="string" office:string-value="POL-09" calcext:value-type="string">
            <text:p>POL-09</text:p>
          </table:table-cell>
          <table:table-cell table:style-name="ce1" table:formula="of:=IFERROR(__xludf.dummyfunction(&quot;&quot;&quot;COMPUTED_VALUE&quot;&quot;&quot;);&quot;Lublin&quot;)" office:value-type="string" office:string-value="Lublin" calcext:value-type="string">
            <text:p>Lublin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Lublin&quot;)" office:value-type="string" office:string-value="Voivodato de Lublin" calcext:value-type="string">
            <text:p>Voivodato de Lublin</text:p>
          </table:table-cell>
          <table:table-cell table:style-name="ce1"/>
          <table:table-cell table:style-name="ce1" table:formula="of:=IFERROR(__xludf.dummyfunction(&quot;&quot;&quot;COMPUTED_VALUE&quot;&quot;&quot;);&quot;324 637&quot;)" office:value-type="string" office:string-value="324 637" calcext:value-type="string">
            <text:p>324 63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66)" office:value-type="float" office:value="166" calcext:value-type="float">
            <text:p>166</text:p>
          </table:table-cell>
          <table:table-cell table:style-name="ce1"/>
          <table:table-cell table:style-name="ce1" table:formula="of:=IFERROR(__xludf.dummyfunction(&quot;&quot;&quot;COMPUTED_VALUE&quot;&quot;&quot;);&quot;GBR-14&quot;)" office:value-type="string" office:string-value="GBR-14" calcext:value-type="string">
            <text:p>GBR-14</text:p>
          </table:table-cell>
          <table:table-cell table:style-name="ce1" table:formula="of:=IFERROR(__xludf.dummyfunction(&quot;&quot;&quot;COMPUTED_VALUE&quot;&quot;&quot;);&quot;Nottingham&quot;)" office:value-type="string" office:string-value="Nottingham" calcext:value-type="string">
            <text:p>Nottingham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321 500&quot;)" office:value-type="string" office:string-value="321 500" calcext:value-type="string">
            <text:p>321 5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67)" office:value-type="float" office:value="167" calcext:value-type="float">
            <text:p>167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42&quot;)" office:value-type="string" office:string-value="RUS-042" calcext:value-type="string">
            <text:p>RUS-042</text:p>
          </table:table-cell>
          <table:table-cell table:style-name="ce1" table:formula="of:=IFERROR(__xludf.dummyfunction(&quot;&quot;&quot;COMPUTED_VALUE&quot;&quot;&quot;);&quot;Oryol&quot;)" office:value-type="string" office:string-value="Oryol" calcext:value-type="string">
            <text:p>Oryol</text:p>
          </table:table-cell>
          <table:table-cell table:style-name="ce1" table:formula="of:=IFERROR(__xludf.dummyfunction(&quot;&quot;&quot;COMPUTED_VALUE&quot;&quot;&quot;);&quot;Орёл&quot;)" office:value-type="string" office:string-value="Орёл" calcext:value-type="string">
            <text:p>Орёл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Oriol&quot;)" office:value-type="string" office:string-value="Óblast de Oriol" calcext:value-type="string">
            <text:p>Óblast de Oriol</text:p>
          </table:table-cell>
          <table:table-cell table:style-name="ce1"/>
          <table:table-cell table:style-name="ce1" table:formula="of:=IFERROR(__xludf.dummyfunction(&quot;&quot;&quot;COMPUTED_VALUE&quot;&quot;&quot;);&quot;319 651&quot;)" office:value-type="string" office:string-value="319 651" calcext:value-type="string">
            <text:p>319 65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68)" office:value-type="float" office:value="168" calcext:value-type="float">
            <text:p>168</text:p>
          </table:table-cell>
          <table:table-cell table:style-name="ce1" table:formula="of:=IFERROR(__xludf.dummyfunction(&quot;&quot;&quot;COMPUTED_VALUE&quot;&quot;&quot;);&quot;UE-080&quot;)" office:value-type="string" office:string-value="UE-080" calcext:value-type="string">
            <text:p>UE-080</text:p>
          </table:table-cell>
          <table:table-cell table:style-name="ce1" table:formula="of:=IFERROR(__xludf.dummyfunction(&quot;&quot;&quot;COMPUTED_VALUE&quot;&quot;&quot;);&quot;ALE-19&quot;)" office:value-type="string" office:string-value="ALE-19" calcext:value-type="string">
            <text:p>ALE-19</text:p>
          </table:table-cell>
          <table:table-cell table:style-name="ce1" table:formula="of:=IFERROR(__xludf.dummyfunction(&quot;&quot;&quot;COMPUTED_VALUE&quot;&quot;&quot;);&quot;Bonn&quot;)" office:value-type="string" office:string-value="Bonn" calcext:value-type="string">
            <text:p>Bonn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318 809&quot;)" office:value-type="string" office:string-value="318 809" calcext:value-type="string">
            <text:p>318 80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69)" office:value-type="float" office:value="169" calcext:value-type="float">
            <text:p>16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43&quot;)" office:value-type="string" office:string-value="RUS-043" calcext:value-type="string">
            <text:p>RUS-043</text:p>
          </table:table-cell>
          <table:table-cell table:style-name="ce1" table:formula="of:=IFERROR(__xludf.dummyfunction(&quot;&quot;&quot;COMPUTED_VALUE&quot;&quot;&quot;);&quot;Cherepovets&quot;)" office:value-type="string" office:string-value="Cherepovets" calcext:value-type="string">
            <text:p>Cherepovets</text:p>
          </table:table-cell>
          <table:table-cell table:style-name="ce1" table:formula="of:=IFERROR(__xludf.dummyfunction(&quot;&quot;&quot;COMPUTED_VALUE&quot;&quot;&quot;);&quot;Череповец&quot;)" office:value-type="string" office:string-value="Череповец" calcext:value-type="string">
            <text:p>Череповец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Vólogda&quot;)" office:value-type="string" office:string-value="Óblast de Vólogda" calcext:value-type="string">
            <text:p>Óblast de Vólogda</text:p>
          </table:table-cell>
          <table:table-cell table:style-name="ce1"/>
          <table:table-cell table:style-name="ce1" table:formula="of:=IFERROR(__xludf.dummyfunction(&quot;&quot;&quot;COMPUTED_VALUE&quot;&quot;&quot;);&quot;318 536&quot;)" office:value-type="string" office:string-value="318 536" calcext:value-type="string">
            <text:p>318 53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70)" office:value-type="float" office:value="170" calcext:value-type="float">
            <text:p>170</text:p>
          </table:table-cell>
          <table:table-cell table:style-name="ce1" table:formula="of:=IFERROR(__xludf.dummyfunction(&quot;&quot;&quot;COMPUTED_VALUE&quot;&quot;&quot;);&quot;UE-081&quot;)" office:value-type="string" office:string-value="UE-081" calcext:value-type="string">
            <text:p>UE-081</text:p>
          </table:table-cell>
          <table:table-cell table:style-name="ce1" table:formula="of:=IFERROR(__xludf.dummyfunction(&quot;&quot;&quot;COMPUTED_VALUE&quot;&quot;&quot;);&quot;ROM-02&quot;)" office:value-type="string" office:string-value="ROM-02" calcext:value-type="string">
            <text:p>ROM-02</text:p>
          </table:table-cell>
          <table:table-cell table:style-name="ce1" table:formula="of:=IFERROR(__xludf.dummyfunction(&quot;&quot;&quot;COMPUTED_VALUE&quot;&quot;&quot;);&quot;Cluj-Napoca&quot;)" office:value-type="string" office:string-value="Cluj-Napoca" calcext:value-type="string">
            <text:p>Cluj-Napoca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Cluj&quot;)" office:value-type="string" office:string-value="Cluj" calcext:value-type="string">
            <text:p>Cluj</text:p>
          </table:table-cell>
          <table:table-cell table:style-name="ce1"/>
          <table:table-cell table:style-name="ce1" table:formula="of:=IFERROR(__xludf.dummyfunction(&quot;&quot;&quot;COMPUTED_VALUE&quot;&quot;&quot;);&quot;316 748&quot;)" office:value-type="string" office:string-value="316 748" calcext:value-type="string">
            <text:p>316 74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71)" office:value-type="float" office:value="171" calcext:value-type="float">
            <text:p>171</text:p>
          </table:table-cell>
          <table:table-cell table:style-name="ce1" table:formula="of:=IFERROR(__xludf.dummyfunction(&quot;&quot;&quot;COMPUTED_VALUE&quot;&quot;&quot;);&quot;UE-082&quot;)" office:value-type="string" office:string-value="UE-082" calcext:value-type="string">
            <text:p>UE-082</text:p>
          </table:table-cell>
          <table:table-cell table:style-name="ce1" table:formula="of:=IFERROR(__xludf.dummyfunction(&quot;&quot;&quot;COMPUTED_VALUE&quot;&quot;&quot;);&quot;ROM-03&quot;)" office:value-type="string" office:string-value="ROM-03" calcext:value-type="string">
            <text:p>ROM-03</text:p>
          </table:table-cell>
          <table:table-cell table:style-name="ce1" table:formula="of:=IFERROR(__xludf.dummyfunction(&quot;&quot;&quot;COMPUTED_VALUE&quot;&quot;&quot;);&quot;Timișoara&quot;)" office:value-type="string" office:string-value="Timișoara" calcext:value-type="string">
            <text:p>Timișoara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Timiș&quot;)" office:value-type="string" office:string-value="Timiș" calcext:value-type="string">
            <text:p>Timiș</text:p>
          </table:table-cell>
          <table:table-cell table:style-name="ce1"/>
          <table:table-cell table:style-name="ce1" table:formula="of:=IFERROR(__xludf.dummyfunction(&quot;&quot;&quot;COMPUTED_VALUE&quot;&quot;&quot;);&quot;315 053&quot;)" office:value-type="string" office:string-value="315 053" calcext:value-type="string">
            <text:p>315 05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72)" office:value-type="float" office:value="172" calcext:value-type="float">
            <text:p>172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44&quot;)" office:value-type="string" office:string-value="RUS-044" calcext:value-type="string">
            <text:p>RUS-044</text:p>
          </table:table-cell>
          <table:table-cell table:style-name="ce1" table:formula="of:=IFERROR(__xludf.dummyfunction(&quot;&quot;&quot;COMPUTED_VALUE&quot;&quot;&quot;);&quot;Saransk&quot;)" office:value-type="string" office:string-value="Saransk" calcext:value-type="string">
            <text:p>Saransk</text:p>
          </table:table-cell>
          <table:table-cell table:style-name="ce1" table:formula="of:=IFERROR(__xludf.dummyfunction(&quot;&quot;&quot;COMPUTED_VALUE&quot;&quot;&quot;);&quot;Саранск&quot;)" office:value-type="string" office:string-value="Саранск" calcext:value-type="string">
            <text:p>Саран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Mordovia&quot;)" office:value-type="string" office:string-value="República de Mordovia" calcext:value-type="string">
            <text:p>República de Mordovia</text:p>
          </table:table-cell>
          <table:table-cell table:style-name="ce1"/>
          <table:table-cell table:style-name="ce1" table:formula="of:=IFERROR(__xludf.dummyfunction(&quot;&quot;&quot;COMPUTED_VALUE&quot;&quot;&quot;);&quot;314 789&quot;)" office:value-type="string" office:string-value="314 789" calcext:value-type="string">
            <text:p>314 78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73)" office:value-type="float" office:value="173" calcext:value-type="float">
            <text:p>173</text:p>
          </table:table-cell>
          <table:table-cell table:style-name="ce1" table:formula="of:=IFERROR(__xludf.dummyfunction(&quot;&quot;&quot;COMPUTED_VALUE&quot;&quot;&quot;);&quot;UE-083&quot;)" office:value-type="string" office:string-value="UE-083" calcext:value-type="string">
            <text:p>UE-083</text:p>
          </table:table-cell>
          <table:table-cell table:style-name="ce1" table:formula="of:=IFERROR(__xludf.dummyfunction(&quot;&quot;&quot;COMPUTED_VALUE&quot;&quot;&quot;);&quot;ITA-10&quot;)" office:value-type="string" office:string-value="ITA-10" calcext:value-type="string">
            <text:p>ITA-10</text:p>
          </table:table-cell>
          <table:table-cell table:style-name="ce1" table:formula="of:=IFERROR(__xludf.dummyfunction(&quot;&quot;&quot;COMPUTED_VALUE&quot;&quot;&quot;);&quot;Catania&quot;)" office:value-type="string" office:string-value="Catania" calcext:value-type="string">
            <text:p>Catania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Sicilia&quot;)" office:value-type="string" office:string-value="Sicilia" calcext:value-type="string">
            <text:p>Sicilia</text:p>
          </table:table-cell>
          <table:table-cell table:style-name="ce1" table:formula="of:=IFERROR(__xludf.dummyfunction(&quot;&quot;&quot;COMPUTED_VALUE&quot;&quot;&quot;);&quot;Ciudad metropolitana de Catania&quot;)" office:value-type="string" office:string-value="Ciudad metropolitana de Catania" calcext:value-type="string">
            <text:p>Ciudad metropolitana de Catania</text:p>
          </table:table-cell>
          <table:table-cell table:style-name="ce1" table:formula="of:=IFERROR(__xludf.dummyfunction(&quot;&quot;&quot;COMPUTED_VALUE&quot;&quot;&quot;);&quot;313 396&quot;)" office:value-type="string" office:string-value="313 396" calcext:value-type="string">
            <text:p>313 39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74)" office:value-type="float" office:value="174" calcext:value-type="float">
            <text:p>17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45&quot;)" office:value-type="string" office:string-value="RUS-045" calcext:value-type="string">
            <text:p>RUS-045</text:p>
          </table:table-cell>
          <table:table-cell table:style-name="ce1" table:formula="of:=IFERROR(__xludf.dummyfunction(&quot;&quot;&quot;COMPUTED_VALUE&quot;&quot;&quot;);&quot;Vólogda&quot;)" office:value-type="string" office:string-value="Vólogda" calcext:value-type="string">
            <text:p>Vólogda</text:p>
          </table:table-cell>
          <table:table-cell table:style-name="ce1" table:formula="of:=IFERROR(__xludf.dummyfunction(&quot;&quot;&quot;COMPUTED_VALUE&quot;&quot;&quot;);&quot;Вологда&quot;)" office:value-type="string" office:string-value="Вологда" calcext:value-type="string">
            <text:p>Вологда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Vólogda&quot;)" office:value-type="string" office:string-value="Óblast de Vólogda" calcext:value-type="string">
            <text:p>Óblast de Vólogda</text:p>
          </table:table-cell>
          <table:table-cell table:style-name="ce1"/>
          <table:table-cell table:style-name="ce1" table:formula="of:=IFERROR(__xludf.dummyfunction(&quot;&quot;&quot;COMPUTED_VALUE&quot;&quot;&quot;);&quot;312 686&quot;)" office:value-type="string" office:string-value="312 686" calcext:value-type="string">
            <text:p>312 68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75)" office:value-type="float" office:value="175" calcext:value-type="float">
            <text:p>175</text:p>
          </table:table-cell>
          <table:table-cell table:style-name="ce1" table:formula="of:=IFERROR(__xludf.dummyfunction(&quot;&quot;&quot;COMPUTED_VALUE&quot;&quot;&quot;);&quot;UE-084&quot;)" office:value-type="string" office:string-value="UE-084" calcext:value-type="string">
            <text:p>UE-084</text:p>
          </table:table-cell>
          <table:table-cell table:style-name="ce1" table:formula="of:=IFERROR(__xludf.dummyfunction(&quot;&quot;&quot;COMPUTED_VALUE&quot;&quot;&quot;);&quot;ALE-20&quot;)" office:value-type="string" office:string-value="ALE-20" calcext:value-type="string">
            <text:p>ALE-20</text:p>
          </table:table-cell>
          <table:table-cell table:style-name="ce1" table:formula="of:=IFERROR(__xludf.dummyfunction(&quot;&quot;&quot;COMPUTED_VALUE&quot;&quot;&quot;);&quot;Münster&quot;)" office:value-type="string" office:string-value="Münster" calcext:value-type="string">
            <text:p>Münster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310 039&quot;)" office:value-type="string" office:string-value="310 039" calcext:value-type="string">
            <text:p>310 03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76)" office:value-type="float" office:value="176" calcext:value-type="float">
            <text:p>17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46&quot;)" office:value-type="string" office:string-value="RUS-046" calcext:value-type="string">
            <text:p>RUS-046</text:p>
          </table:table-cell>
          <table:table-cell table:style-name="ce1" table:formula="of:=IFERROR(__xludf.dummyfunction(&quot;&quot;&quot;COMPUTED_VALUE&quot;&quot;&quot;);&quot;Vladikavkaz&quot;)" office:value-type="string" office:string-value="Vladikavkaz" calcext:value-type="string">
            <text:p>Vladikavkaz</text:p>
          </table:table-cell>
          <table:table-cell table:style-name="ce1" table:formula="of:=IFERROR(__xludf.dummyfunction(&quot;&quot;&quot;COMPUTED_VALUE&quot;&quot;&quot;);&quot;Владикавказ&quot;)" office:value-type="string" office:string-value="Владикавказ" calcext:value-type="string">
            <text:p>Владикавказ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Osetia del Norte - Alania&quot;)" office:value-type="string" office:string-value="República de Osetia del Norte - Alania" calcext:value-type="string">
            <text:p>República de Osetia del Norte - Alania</text:p>
          </table:table-cell>
          <table:table-cell table:style-name="ce1"/>
          <table:table-cell table:style-name="ce1" table:formula="of:=IFERROR(__xludf.dummyfunction(&quot;&quot;&quot;COMPUTED_VALUE&quot;&quot;&quot;);&quot;308 190&quot;)" office:value-type="string" office:string-value="308 190" calcext:value-type="string">
            <text:p>308 19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77)" office:value-type="float" office:value="177" calcext:value-type="float">
            <text:p>177</text:p>
          </table:table-cell>
          <table:table-cell table:style-name="ce1" table:formula="of:=IFERROR(__xludf.dummyfunction(&quot;&quot;&quot;COMPUTED_VALUE&quot;&quot;&quot;);&quot;UE-085&quot;)" office:value-type="string" office:string-value="UE-085" calcext:value-type="string">
            <text:p>UE-085</text:p>
          </table:table-cell>
          <table:table-cell table:style-name="ce1" table:formula="of:=IFERROR(__xludf.dummyfunction(&quot;&quot;&quot;COMPUTED_VALUE&quot;&quot;&quot;);&quot;ALE-21&quot;)" office:value-type="string" office:string-value="ALE-21" calcext:value-type="string">
            <text:p>ALE-21</text:p>
          </table:table-cell>
          <table:table-cell table:style-name="ce1" table:formula="of:=IFERROR(__xludf.dummyfunction(&quot;&quot;&quot;COMPUTED_VALUE&quot;&quot;&quot;);&quot;Karlsruhe&quot;)" office:value-type="string" office:string-value="Karlsruhe" calcext:value-type="string">
            <text:p>Karlsruhe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den-Wurtemberg&quot;)" office:value-type="string" office:string-value="Baden-Wurtemberg" calcext:value-type="string">
            <text:p>Baden-Wurtemberg</text:p>
          </table:table-cell>
          <table:table-cell table:style-name="ce1"/>
          <table:table-cell table:style-name="ce1" table:formula="of:=IFERROR(__xludf.dummyfunction(&quot;&quot;&quot;COMPUTED_VALUE&quot;&quot;&quot;);&quot;307 755&quot;)" office:value-type="string" office:string-value="307 755" calcext:value-type="string">
            <text:p>307 75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78)" office:value-type="float" office:value="178" calcext:value-type="float">
            <text:p>178</text:p>
          </table:table-cell>
          <table:table-cell table:style-name="ce1" table:formula="of:=IFERROR(__xludf.dummyfunction(&quot;&quot;&quot;COMPUTED_VALUE&quot;&quot;&quot;);&quot;UE-086&quot;)" office:value-type="string" office:string-value="UE-086" calcext:value-type="string">
            <text:p>UE-086</text:p>
          </table:table-cell>
          <table:table-cell table:style-name="ce1" table:formula="of:=IFERROR(__xludf.dummyfunction(&quot;&quot;&quot;COMPUTED_VALUE&quot;&quot;&quot;);&quot;SWE-03&quot;)" office:value-type="string" office:string-value="SWE-03" calcext:value-type="string">
            <text:p>SWE-03</text:p>
          </table:table-cell>
          <table:table-cell table:style-name="ce1" table:formula="of:=IFERROR(__xludf.dummyfunction(&quot;&quot;&quot;COMPUTED_VALUE&quot;&quot;&quot;);&quot;Malmö&quot;)" office:value-type="string" office:string-value="Malmö" calcext:value-type="string">
            <text:p>Malmö</text:p>
          </table:table-cell>
          <table:table-cell table:style-name="ce1"/>
          <table:table-cell table:style-name="ce1" table:formula="of:=IFERROR(__xludf.dummyfunction(&quot;&quot;&quot;COMPUTED_VALUE&quot;&quot;&quot;);&quot;SueciaSuecia&quot;)" office:value-type="string" office:string-value="SueciaSuecia" calcext:value-type="string">
            <text:p>SueciaSuecia</text:p>
          </table:table-cell>
          <table:table-cell table:style-name="ce1" table:formula="of:=IFERROR(__xludf.dummyfunction(&quot;&quot;&quot;COMPUTED_VALUE&quot;&quot;&quot;);&quot;Provincia de Escania&quot;)" office:value-type="string" office:string-value="Provincia de Escania" calcext:value-type="string">
            <text:p>Provincia de Escania</text:p>
          </table:table-cell>
          <table:table-cell table:style-name="ce1"/>
          <table:table-cell table:style-name="ce1" table:formula="of:=IFERROR(__xludf.dummyfunction(&quot;&quot;&quot;COMPUTED_VALUE&quot;&quot;&quot;);&quot;307 496&quot;)" office:value-type="string" office:string-value="307 496" calcext:value-type="string">
            <text:p>307 49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79)" office:value-type="float" office:value="179" calcext:value-type="float">
            <text:p>179</text:p>
          </table:table-cell>
          <table:table-cell table:style-name="ce1" table:formula="of:=IFERROR(__xludf.dummyfunction(&quot;&quot;&quot;COMPUTED_VALUE&quot;&quot;&quot;);&quot;UE-087&quot;)" office:value-type="string" office:string-value="UE-087" calcext:value-type="string">
            <text:p>UE-087</text:p>
          </table:table-cell>
          <table:table-cell table:style-name="ce1" table:formula="of:=IFERROR(__xludf.dummyfunction(&quot;&quot;&quot;COMPUTED_VALUE&quot;&quot;&quot;);&quot;ALE-22&quot;)" office:value-type="string" office:string-value="ALE-22" calcext:value-type="string">
            <text:p>ALE-22</text:p>
          </table:table-cell>
          <table:table-cell table:style-name="ce1" table:formula="of:=IFERROR(__xludf.dummyfunction(&quot;&quot;&quot;COMPUTED_VALUE&quot;&quot;&quot;);&quot;Mannheim&quot;)" office:value-type="string" office:string-value="Mannheim" calcext:value-type="string">
            <text:p>Mannheim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den-Wurtemberg&quot;)" office:value-type="string" office:string-value="Baden-Wurtemberg" calcext:value-type="string">
            <text:p>Baden-Wurtemberg</text:p>
          </table:table-cell>
          <table:table-cell table:style-name="ce1"/>
          <table:table-cell table:style-name="ce1" table:formula="of:=IFERROR(__xludf.dummyfunction(&quot;&quot;&quot;COMPUTED_VALUE&quot;&quot;&quot;);&quot;305 780&quot;)" office:value-type="string" office:string-value="305 780" calcext:value-type="string">
            <text:p>305 78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80)" office:value-type="float" office:value="180" calcext:value-type="float">
            <text:p>180</text:p>
          </table:table-cell>
          <table:table-cell table:style-name="ce1" table:formula="of:=IFERROR(__xludf.dummyfunction(&quot;&quot;&quot;COMPUTED_VALUE&quot;&quot;&quot;);&quot;UE-088&quot;)" office:value-type="string" office:string-value="UE-088" calcext:value-type="string">
            <text:p>UE-088</text:p>
          </table:table-cell>
          <table:table-cell table:style-name="ce1" table:formula="of:=IFERROR(__xludf.dummyfunction(&quot;&quot;&quot;COMPUTED_VALUE&quot;&quot;&quot;);&quot;ROM-05&quot;)" office:value-type="string" office:string-value="ROM-05" calcext:value-type="string">
            <text:p>ROM-05</text:p>
          </table:table-cell>
          <table:table-cell table:style-name="ce1" table:formula="of:=IFERROR(__xludf.dummyfunction(&quot;&quot;&quot;COMPUTED_VALUE&quot;&quot;&quot;);&quot;Constanța&quot;)" office:value-type="string" office:string-value="Constanța" calcext:value-type="string">
            <text:p>Constanța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Constanța&quot;)" office:value-type="string" office:string-value="Constanța" calcext:value-type="string">
            <text:p>Constanța</text:p>
          </table:table-cell>
          <table:table-cell table:style-name="ce1"/>
          <table:table-cell table:style-name="ce1" table:formula="of:=IFERROR(__xludf.dummyfunction(&quot;&quot;&quot;COMPUTED_VALUE&quot;&quot;&quot;);&quot;303 399&quot;)" office:value-type="string" office:string-value="303 399" calcext:value-type="string">
            <text:p>303 39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81)" office:value-type="float" office:value="181" calcext:value-type="float">
            <text:p>181</text:p>
          </table:table-cell>
          <table:table-cell table:style-name="ce1" table:formula="of:=IFERROR(__xludf.dummyfunction(&quot;&quot;&quot;COMPUTED_VALUE&quot;&quot;&quot;);&quot;UE-089&quot;)" office:value-type="string" office:string-value="UE-089" calcext:value-type="string">
            <text:p>UE-089</text:p>
          </table:table-cell>
          <table:table-cell table:style-name="ce1" table:formula="of:=IFERROR(__xludf.dummyfunction(&quot;&quot;&quot;COMPUTED_VALUE&quot;&quot;&quot;);&quot;ESP-13&quot;)" office:value-type="string" office:string-value="ESP-13" calcext:value-type="string">
            <text:p>ESP-13</text:p>
          </table:table-cell>
          <table:table-cell table:style-name="ce1" table:formula="of:=IFERROR(__xludf.dummyfunction(&quot;&quot;&quot;COMPUTED_VALUE&quot;&quot;&quot;);&quot;Valladolid&quot;)" office:value-type="string" office:string-value="Valladolid" calcext:value-type="string">
            <text:p>Valladolid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astilla y León&quot;)" office:value-type="string" office:string-value="Castilla y León" calcext:value-type="string">
            <text:p>Castilla y León</text:p>
          </table:table-cell>
          <table:table-cell table:style-name="ce1" table:formula="of:=IFERROR(__xludf.dummyfunction(&quot;&quot;&quot;COMPUTED_VALUE&quot;&quot;&quot;);&quot;Provincia de Valladolid&quot;)" office:value-type="string" office:string-value="Provincia de Valladolid" calcext:value-type="string">
            <text:p>Provincia de Valladolid</text:p>
          </table:table-cell>
          <table:table-cell table:style-name="ce1" table:formula="of:=IFERROR(__xludf.dummyfunction(&quot;&quot;&quot;COMPUTED_VALUE&quot;&quot;&quot;);&quot;301 876&quot;)" office:value-type="string" office:string-value="301 876" calcext:value-type="string">
            <text:p>301 87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82)" office:value-type="float" office:value="182" calcext:value-type="float">
            <text:p>182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47&quot;)" office:value-type="string" office:string-value="RUS-047" calcext:value-type="string">
            <text:p>RUS-047</text:p>
          </table:table-cell>
          <table:table-cell table:style-name="ce1" table:formula="of:=IFERROR(__xludf.dummyfunction(&quot;&quot;&quot;COMPUTED_VALUE&quot;&quot;&quot;);&quot;Podolsk&quot;)" office:value-type="string" office:string-value="Podolsk" calcext:value-type="string">
            <text:p>Podolsk</text:p>
          </table:table-cell>
          <table:table-cell table:style-name="ce1" table:formula="of:=IFERROR(__xludf.dummyfunction(&quot;&quot;&quot;COMPUTED_VALUE&quot;&quot;&quot;);&quot;Подольск&quot;)" office:value-type="string" office:string-value="Подольск" calcext:value-type="string">
            <text:p>Подоль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Moscú&quot;)" office:value-type="string" office:string-value="Óblast de Moscú" calcext:value-type="string">
            <text:p>Óblast de Moscú</text:p>
          </table:table-cell>
          <table:table-cell table:style-name="ce1"/>
          <table:table-cell table:style-name="ce1" table:formula="of:=IFERROR(__xludf.dummyfunction(&quot;&quot;&quot;COMPUTED_VALUE&quot;&quot;&quot;);&quot;299 660&quot;)" office:value-type="string" office:string-value="299 660" calcext:value-type="string">
            <text:p>299 66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83)" office:value-type="float" office:value="183" calcext:value-type="float">
            <text:p>183</text:p>
          </table:table-cell>
          <table:table-cell table:style-name="ce1" table:formula="of:=IFERROR(__xludf.dummyfunction(&quot;&quot;&quot;COMPUTED_VALUE&quot;&quot;&quot;);&quot;UE-090&quot;)" office:value-type="string" office:string-value="UE-090" calcext:value-type="string">
            <text:p>UE-090</text:p>
          </table:table-cell>
          <table:table-cell table:style-name="ce1" table:formula="of:=IFERROR(__xludf.dummyfunction(&quot;&quot;&quot;COMPUTED_VALUE&quot;&quot;&quot;);&quot;POL-10&quot;)" office:value-type="string" office:string-value="POL-10" calcext:value-type="string">
            <text:p>POL-10</text:p>
          </table:table-cell>
          <table:table-cell table:style-name="ce1" table:formula="of:=IFERROR(__xludf.dummyfunction(&quot;&quot;&quot;COMPUTED_VALUE&quot;&quot;&quot;);&quot;Katowice&quot;)" office:value-type="string" office:string-value="Katowice" calcext:value-type="string">
            <text:p>Katowice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Silesia&quot;)" office:value-type="string" office:string-value="Voivodato de Silesia" calcext:value-type="string">
            <text:p>Voivodato de Silesia</text:p>
          </table:table-cell>
          <table:table-cell table:style-name="ce1"/>
          <table:table-cell table:style-name="ce1" table:formula="of:=IFERROR(__xludf.dummyfunction(&quot;&quot;&quot;COMPUTED_VALUE&quot;&quot;&quot;);&quot;298 111&quot;)" office:value-type="string" office:string-value="298 111" calcext:value-type="string">
            <text:p>298 11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84)" office:value-type="float" office:value="184" calcext:value-type="float">
            <text:p>184</text:p>
          </table:table-cell>
          <table:table-cell table:style-name="ce1" table:formula="of:=IFERROR(__xludf.dummyfunction(&quot;&quot;&quot;COMPUTED_VALUE&quot;&quot;&quot;);&quot;UE-091&quot;)" office:value-type="string" office:string-value="UE-091" calcext:value-type="string">
            <text:p>UE-091</text:p>
          </table:table-cell>
          <table:table-cell table:style-name="ce1" table:formula="of:=IFERROR(__xludf.dummyfunction(&quot;&quot;&quot;COMPUTED_VALUE&quot;&quot;&quot;);&quot;FRA-06&quot;)" office:value-type="string" office:string-value="FRA-06" calcext:value-type="string">
            <text:p>FRA-06</text:p>
          </table:table-cell>
          <table:table-cell table:style-name="ce1" table:formula="of:=IFERROR(__xludf.dummyfunction(&quot;&quot;&quot;COMPUTED_VALUE&quot;&quot;&quot;);&quot;Nantes&quot;)" office:value-type="string" office:string-value="Nantes" calcext:value-type="string">
            <text:p>Nantes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País del Loira&quot;)" office:value-type="string" office:string-value="País del Loira" calcext:value-type="string">
            <text:p>País del Loira</text:p>
          </table:table-cell>
          <table:table-cell table:style-name="ce1" table:formula="of:=IFERROR(__xludf.dummyfunction(&quot;&quot;&quot;COMPUTED_VALUE&quot;&quot;&quot;);&quot;Loira Atlántico&quot;)" office:value-type="string" office:string-value="Loira Atlántico" calcext:value-type="string">
            <text:p>Loira Atlántico</text:p>
          </table:table-cell>
          <table:table-cell table:style-name="ce1" table:formula="of:=IFERROR(__xludf.dummyfunction(&quot;&quot;&quot;COMPUTED_VALUE&quot;&quot;&quot;);&quot;298 029&quot;)" office:value-type="string" office:string-value="298 029" calcext:value-type="string">
            <text:p>298 02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85)" office:value-type="float" office:value="185" calcext:value-type="float">
            <text:p>185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AZE-03&quot;)" office:value-type="string" office:string-value="AZE-03" calcext:value-type="string">
            <text:p>AZE-03</text:p>
          </table:table-cell>
          <table:table-cell table:style-name="ce1" table:formula="of:=IFERROR(__xludf.dummyfunction(&quot;&quot;&quot;COMPUTED_VALUE&quot;&quot;&quot;);&quot;Sumqayit&quot;)" office:value-type="string" office:string-value="Sumqayit" calcext:value-type="string">
            <text:p>Sumqayit</text:p>
          </table:table-cell>
          <table:table-cell table:style-name="ce1" table:formula="of:=IFERROR(__xludf.dummyfunction(&quot;&quot;&quot;COMPUTED_VALUE&quot;&quot;&quot;);&quot;Sumqayıt&quot;)" office:value-type="string" office:string-value="Sumqayıt" calcext:value-type="string">
            <text:p>Sumqayıt</text:p>
          </table:table-cell>
          <table:table-cell table:style-name="ce1" table:formula="of:=IFERROR(__xludf.dummyfunction(&quot;&quot;&quot;COMPUTED_VALUE&quot;&quot;&quot;);&quot;Azerbaiyán Azerbaiyán&quot;)" office:value-type="string" office:string-value="Azerbaiyán Azerbaiyán" calcext:value-type="string">
            <text:p>Azerbaiyán Azerbaiyán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Sumqayit&quot;)" office:value-type="string" office:string-value="Sumqayit" calcext:value-type="string">
            <text:p>Sumqayit</text:p>
          </table:table-cell>
          <table:table-cell table:style-name="ce1" table:formula="of:=IFERROR(__xludf.dummyfunction(&quot;&quot;&quot;COMPUTED_VALUE&quot;&quot;&quot;);&quot;298 000&quot;)" office:value-type="string" office:string-value="298 000" calcext:value-type="string">
            <text:p>298 0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86)" office:value-type="float" office:value="186" calcext:value-type="float">
            <text:p>186</text:p>
          </table:table-cell>
          <table:table-cell table:style-name="ce1"/>
          <table:table-cell table:style-name="ce1" table:formula="of:=IFERROR(__xludf.dummyfunction(&quot;&quot;&quot;COMPUTED_VALUE&quot;&quot;&quot;);&quot;GBR-17&quot;)" office:value-type="string" office:string-value="GBR-17" calcext:value-type="string">
            <text:p>GBR-17</text:p>
          </table:table-cell>
          <table:table-cell table:style-name="ce1" table:formula="of:=IFERROR(__xludf.dummyfunction(&quot;&quot;&quot;COMPUTED_VALUE&quot;&quot;&quot;);&quot;Newcastle upon Tyne&quot;)" office:value-type="string" office:string-value="Newcastle upon Tyne" calcext:value-type="string">
            <text:p>Newcastle upon Tyne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296 500&quot;)" office:value-type="string" office:string-value="296 500" calcext:value-type="string">
            <text:p>296 5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87)" office:value-type="float" office:value="187" calcext:value-type="float">
            <text:p>187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16&quot;)" office:value-type="string" office:string-value="UKR-16" calcext:value-type="string">
            <text:p>UKR-16</text:p>
          </table:table-cell>
          <table:table-cell table:style-name="ce1" table:formula="of:=IFERROR(__xludf.dummyfunction(&quot;&quot;&quot;COMPUTED_VALUE&quot;&quot;&quot;);&quot;Jersón&quot;)" office:value-type="string" office:string-value="Jersón" calcext:value-type="string">
            <text:p>Jersón</text:p>
          </table:table-cell>
          <table:table-cell table:style-name="ce1" table:formula="of:=IFERROR(__xludf.dummyfunction(&quot;&quot;&quot;COMPUTED_VALUE&quot;&quot;&quot;);&quot;Херсон&quot;)" office:value-type="string" office:string-value="Херсон" calcext:value-type="string">
            <text:p>Херсон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Jersón&quot;)" office:value-type="string" office:string-value="Óblast de Jersón" calcext:value-type="string">
            <text:p>Óblast de Jersón</text:p>
          </table:table-cell>
          <table:table-cell table:style-name="ce1"/>
          <table:table-cell table:style-name="ce1" table:formula="of:=IFERROR(__xludf.dummyfunction(&quot;&quot;&quot;COMPUTED_VALUE&quot;&quot;&quot;);&quot;296 161&quot;)" office:value-type="string" office:string-value="296 161" calcext:value-type="string">
            <text:p>296 16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88)" office:value-type="float" office:value="188" calcext:value-type="float">
            <text:p>188</text:p>
          </table:table-cell>
          <table:table-cell table:style-name="ce1" table:formula="of:=IFERROR(__xludf.dummyfunction(&quot;&quot;&quot;COMPUTED_VALUE&quot;&quot;&quot;);&quot;UE-092&quot;)" office:value-type="string" office:string-value="UE-092" calcext:value-type="string">
            <text:p>UE-092</text:p>
          </table:table-cell>
          <table:table-cell table:style-name="ce1" table:formula="of:=IFERROR(__xludf.dummyfunction(&quot;&quot;&quot;COMPUTED_VALUE&quot;&quot;&quot;);&quot;POL-11&quot;)" office:value-type="string" office:string-value="POL-11" calcext:value-type="string">
            <text:p>POL-11</text:p>
          </table:table-cell>
          <table:table-cell table:style-name="ce1" table:formula="of:=IFERROR(__xludf.dummyfunction(&quot;&quot;&quot;COMPUTED_VALUE&quot;&quot;&quot;);&quot;Białystok&quot;)" office:value-type="string" office:string-value="Białystok" calcext:value-type="string">
            <text:p>Białystok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Podlaquia&quot;)" office:value-type="string" office:string-value="Voivodato de Podlaquia" calcext:value-type="string">
            <text:p>Voivodato de Podlaquia</text:p>
          </table:table-cell>
          <table:table-cell table:style-name="ce1"/>
          <table:table-cell table:style-name="ce1" table:formula="of:=IFERROR(__xludf.dummyfunction(&quot;&quot;&quot;COMPUTED_VALUE&quot;&quot;&quot;);&quot;295 624&quot;)" office:value-type="string" office:string-value="295 624" calcext:value-type="string">
            <text:p>295 62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89)" office:value-type="float" office:value="189" calcext:value-type="float">
            <text:p>18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17&quot;)" office:value-type="string" office:string-value="UKR-17" calcext:value-type="string">
            <text:p>UKR-17</text:p>
          </table:table-cell>
          <table:table-cell table:style-name="ce1" table:formula="of:=IFERROR(__xludf.dummyfunction(&quot;&quot;&quot;COMPUTED_VALUE&quot;&quot;&quot;);&quot;Poltava&quot;)" office:value-type="string" office:string-value="Poltava" calcext:value-type="string">
            <text:p>Poltava</text:p>
          </table:table-cell>
          <table:table-cell table:style-name="ce1" table:formula="of:=IFERROR(__xludf.dummyfunction(&quot;&quot;&quot;COMPUTED_VALUE&quot;&quot;&quot;);&quot;Полтава&quot;)" office:value-type="string" office:string-value="Полтава" calcext:value-type="string">
            <text:p>Полтава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Poltava&quot;)" office:value-type="string" office:string-value="Óblast de Poltava" calcext:value-type="string">
            <text:p>Óblast de Poltava</text:p>
          </table:table-cell>
          <table:table-cell table:style-name="ce1"/>
          <table:table-cell table:style-name="ce1" table:formula="of:=IFERROR(__xludf.dummyfunction(&quot;&quot;&quot;COMPUTED_VALUE&quot;&quot;&quot;);&quot;294 962&quot;)" office:value-type="string" office:string-value="294 962" calcext:value-type="string">
            <text:p>294 96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90)" office:value-type="float" office:value="190" calcext:value-type="float">
            <text:p>190</text:p>
          </table:table-cell>
          <table:table-cell table:style-name="ce1" table:formula="of:=IFERROR(__xludf.dummyfunction(&quot;&quot;&quot;COMPUTED_VALUE&quot;&quot;&quot;);&quot;UE-093&quot;)" office:value-type="string" office:string-value="UE-093" calcext:value-type="string">
            <text:p>UE-093</text:p>
          </table:table-cell>
          <table:table-cell table:style-name="ce1" table:formula="of:=IFERROR(__xludf.dummyfunction(&quot;&quot;&quot;COMPUTED_VALUE&quot;&quot;&quot;);&quot;ROM-07&quot;)" office:value-type="string" office:string-value="ROM-07" calcext:value-type="string">
            <text:p>ROM-07</text:p>
          </table:table-cell>
          <table:table-cell table:style-name="ce1" table:formula="of:=IFERROR(__xludf.dummyfunction(&quot;&quot;&quot;COMPUTED_VALUE&quot;&quot;&quot;);&quot;Brașov&quot;)" office:value-type="string" office:string-value="Brașov" calcext:value-type="string">
            <text:p>Brașov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Brașov&quot;)" office:value-type="string" office:string-value="Brașov" calcext:value-type="string">
            <text:p>Brașov</text:p>
          </table:table-cell>
          <table:table-cell table:style-name="ce1"/>
          <table:table-cell table:style-name="ce1" table:formula="of:=IFERROR(__xludf.dummyfunction(&quot;&quot;&quot;COMPUTED_VALUE&quot;&quot;&quot;);&quot;290 743&quot;)" office:value-type="string" office:string-value="290 743" calcext:value-type="string">
            <text:p>290 74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91)" office:value-type="float" office:value="191" calcext:value-type="float">
            <text:p>19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18&quot;)" office:value-type="string" office:string-value="UKR-18" calcext:value-type="string">
            <text:p>UKR-18</text:p>
          </table:table-cell>
          <table:table-cell table:style-name="ce1" table:formula="of:=IFERROR(__xludf.dummyfunction(&quot;&quot;&quot;COMPUTED_VALUE&quot;&quot;&quot;);&quot;Chernígov&quot;)" office:value-type="string" office:string-value="Chernígov" calcext:value-type="string">
            <text:p>Chernígov</text:p>
          </table:table-cell>
          <table:table-cell table:style-name="ce1" table:formula="of:=IFERROR(__xludf.dummyfunction(&quot;&quot;&quot;COMPUTED_VALUE&quot;&quot;&quot;);&quot;Чернігів&quot;)" office:value-type="string" office:string-value="Чернігів" calcext:value-type="string">
            <text:p>Чернігів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Chernígov&quot;)" office:value-type="string" office:string-value="Óblast de Chernígov" calcext:value-type="string">
            <text:p>Óblast de Chernígov</text:p>
          </table:table-cell>
          <table:table-cell table:style-name="ce1"/>
          <table:table-cell table:style-name="ce1" table:formula="of:=IFERROR(__xludf.dummyfunction(&quot;&quot;&quot;COMPUTED_VALUE&quot;&quot;&quot;);&quot;294 522&quot;)" office:value-type="string" office:string-value="294 522" calcext:value-type="string">
            <text:p>294 52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92)" office:value-type="float" office:value="192" calcext:value-type="float">
            <text:p>192</text:p>
          </table:table-cell>
          <table:table-cell table:style-name="ce1"/>
          <table:table-cell table:style-name="ce1" table:formula="of:=IFERROR(__xludf.dummyfunction(&quot;&quot;&quot;COMPUTED_VALUE&quot;&quot;&quot;);&quot;GBR-15&quot;)" office:value-type="string" office:string-value="GBR-15" calcext:value-type="string">
            <text:p>GBR-15</text:p>
          </table:table-cell>
          <table:table-cell table:style-name="ce1" table:formula="of:=IFERROR(__xludf.dummyfunction(&quot;&quot;&quot;COMPUTED_VALUE&quot;&quot;&quot;);&quot;Bradford&quot;)" office:value-type="string" office:string-value="Bradford" calcext:value-type="string">
            <text:p>Bradford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West Yorkshire&quot;)" office:value-type="string" office:string-value="West Yorkshire" calcext:value-type="string">
            <text:p>West Yorkshire</text:p>
          </table:table-cell>
          <table:table-cell table:style-name="ce1" table:formula="of:=IFERROR(__xludf.dummyfunction(&quot;&quot;&quot;COMPUTED_VALUE&quot;&quot;&quot;);&quot;293 717&quot;)" office:value-type="string" office:string-value="293 717" calcext:value-type="string">
            <text:p>293 71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93)" office:value-type="float" office:value="193" calcext:value-type="float">
            <text:p>193</text:p>
          </table:table-cell>
          <table:table-cell table:style-name="ce1" table:formula="of:=IFERROR(__xludf.dummyfunction(&quot;&quot;&quot;COMPUTED_VALUE&quot;&quot;&quot;);&quot;UE-094&quot;)" office:value-type="string" office:string-value="UE-094" calcext:value-type="string">
            <text:p>UE-094</text:p>
          </table:table-cell>
          <table:table-cell table:style-name="ce1" table:formula="of:=IFERROR(__xludf.dummyfunction(&quot;&quot;&quot;COMPUTED_VALUE&quot;&quot;&quot;);&quot;ESP-14&quot;)" office:value-type="string" office:string-value="ESP-14" calcext:value-type="string">
            <text:p>ESP-14</text:p>
          </table:table-cell>
          <table:table-cell table:style-name="ce1" table:formula="of:=IFERROR(__xludf.dummyfunction(&quot;&quot;&quot;COMPUTED_VALUE&quot;&quot;&quot;);&quot;Vigo&quot;)" office:value-type="string" office:string-value="Vigo" calcext:value-type="string">
            <text:p>Vigo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Galicia&quot;)" office:value-type="string" office:string-value="Galicia" calcext:value-type="string">
            <text:p>Galicia</text:p>
          </table:table-cell>
          <table:table-cell table:style-name="ce1" table:formula="of:=IFERROR(__xludf.dummyfunction(&quot;&quot;&quot;COMPUTED_VALUE&quot;&quot;&quot;);&quot;Provincia de Pontevedra&quot;)" office:value-type="string" office:string-value="Provincia de Pontevedra" calcext:value-type="string">
            <text:p>Provincia de Pontevedra</text:p>
          </table:table-cell>
          <table:table-cell table:style-name="ce1" table:formula="of:=IFERROR(__xludf.dummyfunction(&quot;&quot;&quot;COMPUTED_VALUE&quot;&quot;&quot;);&quot;292 817&quot;)" office:value-type="string" office:string-value="292 817" calcext:value-type="string">
            <text:p>292 81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94)" office:value-type="float" office:value="194" calcext:value-type="float">
            <text:p>19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48&quot;)" office:value-type="string" office:string-value="RUS-048" calcext:value-type="string">
            <text:p>RUS-048</text:p>
          </table:table-cell>
          <table:table-cell table:style-name="ce1" table:formula="of:=IFERROR(__xludf.dummyfunction(&quot;&quot;&quot;COMPUTED_VALUE&quot;&quot;&quot;);&quot;Grozni&quot;)" office:value-type="string" office:string-value="Grozni" calcext:value-type="string">
            <text:p>Grozni</text:p>
          </table:table-cell>
          <table:table-cell table:style-name="ce1" table:formula="of:=IFERROR(__xludf.dummyfunction(&quot;&quot;&quot;COMPUTED_VALUE&quot;&quot;&quot;);&quot;Грозный&quot;)" office:value-type="string" office:string-value="Грозный" calcext:value-type="string">
            <text:p>Грозный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Chechenia&quot;)" office:value-type="string" office:string-value="República de Chechenia" calcext:value-type="string">
            <text:p>República de Chechenia</text:p>
          </table:table-cell>
          <table:table-cell table:style-name="ce1"/>
          <table:table-cell table:style-name="ce1" table:formula="of:=IFERROR(__xludf.dummyfunction(&quot;&quot;&quot;COMPUTED_VALUE&quot;&quot;&quot;);&quot;291 687&quot;)" office:value-type="string" office:string-value="291 687" calcext:value-type="string">
            <text:p>291 68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95)" office:value-type="float" office:value="195" calcext:value-type="float">
            <text:p>195</text:p>
          </table:table-cell>
          <table:table-cell table:style-name="ce1" table:formula="of:=IFERROR(__xludf.dummyfunction(&quot;&quot;&quot;COMPUTED_VALUE&quot;&quot;&quot;);&quot;UE-095&quot;)" office:value-type="string" office:string-value="UE-095" calcext:value-type="string">
            <text:p>UE-095</text:p>
          </table:table-cell>
          <table:table-cell table:style-name="ce1" table:formula="of:=IFERROR(__xludf.dummyfunction(&quot;&quot;&quot;COMPUTED_VALUE&quot;&quot;&quot;);&quot;CZE-03&quot;)" office:value-type="string" office:string-value="CZE-03" calcext:value-type="string">
            <text:p>CZE-03</text:p>
          </table:table-cell>
          <table:table-cell table:style-name="ce1" table:formula="of:=IFERROR(__xludf.dummyfunction(&quot;&quot;&quot;COMPUTED_VALUE&quot;&quot;&quot;);&quot;Ostrava&quot;)" office:value-type="string" office:string-value="Ostrava" calcext:value-type="string">
            <text:p>Ostrava</text:p>
          </table:table-cell>
          <table:table-cell table:style-name="ce1"/>
          <table:table-cell table:style-name="ce1" table:formula="of:=IFERROR(__xludf.dummyfunction(&quot;&quot;&quot;COMPUTED_VALUE&quot;&quot;&quot;);&quot;República Checa República Checa&quot;)" office:value-type="string" office:string-value="República Checa República Checa" calcext:value-type="string">
            <text:p>República Checa República Checa</text:p>
          </table:table-cell>
          <table:table-cell table:style-name="ce1" table:formula="of:=IFERROR(__xludf.dummyfunction(&quot;&quot;&quot;COMPUTED_VALUE&quot;&quot;&quot;);&quot;Región de Moravia-Silesia&quot;)" office:value-type="string" office:string-value="Región de Moravia-Silesia" calcext:value-type="string">
            <text:p>Región de Moravia-Silesia</text:p>
          </table:table-cell>
          <table:table-cell table:style-name="ce1"/>
          <table:table-cell table:style-name="ce1" table:formula="of:=IFERROR(__xludf.dummyfunction(&quot;&quot;&quot;COMPUTED_VALUE&quot;&quot;&quot;);&quot;291 634&quot;)" office:value-type="string" office:string-value="291 634" calcext:value-type="string">
            <text:p>291 63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96)" office:value-type="float" office:value="196" calcext:value-type="float">
            <text:p>196</text:p>
          </table:table-cell>
          <table:table-cell table:style-name="ce1" table:formula="of:=IFERROR(__xludf.dummyfunction(&quot;&quot;&quot;COMPUTED_VALUE&quot;&quot;&quot;);&quot;UE-096&quot;)" office:value-type="string" office:string-value="UE-096" calcext:value-type="string">
            <text:p>UE-096</text:p>
          </table:table-cell>
          <table:table-cell table:style-name="ce1" table:formula="of:=IFERROR(__xludf.dummyfunction(&quot;&quot;&quot;COMPUTED_VALUE&quot;&quot;&quot;);&quot;ROM-04&quot;)" office:value-type="string" office:string-value="ROM-04" calcext:value-type="string">
            <text:p>ROM-04</text:p>
          </table:table-cell>
          <table:table-cell table:style-name="ce1" table:formula="of:=IFERROR(__xludf.dummyfunction(&quot;&quot;&quot;COMPUTED_VALUE&quot;&quot;&quot;);&quot;Iași&quot;)" office:value-type="string" office:string-value="Iași" calcext:value-type="string">
            <text:p>Iași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Iași&quot;)" office:value-type="string" office:string-value="Iași" calcext:value-type="string">
            <text:p>Iași</text:p>
          </table:table-cell>
          <table:table-cell table:style-name="ce1"/>
          <table:table-cell table:style-name="ce1" table:formula="of:=IFERROR(__xludf.dummyfunction(&quot;&quot;&quot;COMPUTED_VALUE&quot;&quot;&quot;);&quot;290 422&quot;)" office:value-type="string" office:string-value="290 422" calcext:value-type="string">
            <text:p>290 42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97)" office:value-type="float" office:value="197" calcext:value-type="float">
            <text:p>197</text:p>
          </table:table-cell>
          <table:table-cell table:style-name="ce1" table:formula="of:=IFERROR(__xludf.dummyfunction(&quot;&quot;&quot;COMPUTED_VALUE&quot;&quot;&quot;);&quot;UE-097&quot;)" office:value-type="string" office:string-value="UE-097" calcext:value-type="string">
            <text:p>UE-097</text:p>
          </table:table-cell>
          <table:table-cell table:style-name="ce1" table:formula="of:=IFERROR(__xludf.dummyfunction(&quot;&quot;&quot;COMPUTED_VALUE&quot;&quot;&quot;);&quot;LIT-02&quot;)" office:value-type="string" office:string-value="LIT-02" calcext:value-type="string">
            <text:p>LIT-02</text:p>
          </table:table-cell>
          <table:table-cell table:style-name="ce1" table:formula="of:=IFERROR(__xludf.dummyfunction(&quot;&quot;&quot;COMPUTED_VALUE&quot;&quot;&quot;);&quot;Kaunas&quot;)" office:value-type="string" office:string-value="Kaunas" calcext:value-type="string">
            <text:p>Kaunas</text:p>
          </table:table-cell>
          <table:table-cell table:style-name="ce1"/>
          <table:table-cell table:style-name="ce1" table:formula="of:=IFERROR(__xludf.dummyfunction(&quot;&quot;&quot;COMPUTED_VALUE&quot;&quot;&quot;);&quot;Lituania Lituania&quot;)" office:value-type="string" office:string-value="Lituania Lituania" calcext:value-type="string">
            <text:p>Lituania Lituania</text:p>
          </table:table-cell>
          <table:table-cell table:style-name="ce1" table:formula="of:=IFERROR(__xludf.dummyfunction(&quot;&quot;&quot;COMPUTED_VALUE&quot;&quot;&quot;);&quot;Provincia de Kaunas&quot;)" office:value-type="string" office:string-value="Provincia de Kaunas" calcext:value-type="string">
            <text:p>Provincia de Kaunas</text:p>
          </table:table-cell>
          <table:table-cell table:style-name="ce1"/>
          <table:table-cell table:style-name="ce1" table:formula="of:=IFERROR(__xludf.dummyfunction(&quot;&quot;&quot;COMPUTED_VALUE&quot;&quot;&quot;);&quot;290 068&quot;)" office:value-type="string" office:string-value="290 068" calcext:value-type="string">
            <text:p>290 06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98)" office:value-type="float" office:value="198" calcext:value-type="float">
            <text:p>198</text:p>
          </table:table-cell>
          <table:table-cell table:style-name="ce1" table:formula="of:=IFERROR(__xludf.dummyfunction(&quot;&quot;&quot;COMPUTED_VALUE&quot;&quot;&quot;);&quot;UE-098&quot;)" office:value-type="string" office:string-value="UE-098" calcext:value-type="string">
            <text:p>UE-098</text:p>
          </table:table-cell>
          <table:table-cell table:style-name="ce1" table:formula="of:=IFERROR(__xludf.dummyfunction(&quot;&quot;&quot;COMPUTED_VALUE&quot;&quot;&quot;);&quot;ALE-23&quot;)" office:value-type="string" office:string-value="ALE-23" calcext:value-type="string">
            <text:p>ALE-23</text:p>
          </table:table-cell>
          <table:table-cell table:style-name="ce1" table:formula="of:=IFERROR(__xludf.dummyfunction(&quot;&quot;&quot;COMPUTED_VALUE&quot;&quot;&quot;);&quot;Augsburgo&quot;)" office:value-type="string" office:string-value="Augsburgo" calcext:value-type="string">
            <text:p>Augsburgo</text:p>
          </table:table-cell>
          <table:table-cell table:style-name="ce1" table:formula="of:=IFERROR(__xludf.dummyfunction(&quot;&quot;&quot;COMPUTED_VALUE&quot;&quot;&quot;);&quot;Augsburg&quot;)" office:value-type="string" office:string-value="Augsburg" calcext:value-type="string">
            <text:p>Augsburg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viera&quot;)" office:value-type="string" office:string-value="Baviera" calcext:value-type="string">
            <text:p>Baviera</text:p>
          </table:table-cell>
          <table:table-cell table:style-name="ce1"/>
          <table:table-cell table:style-name="ce1" table:formula="of:=IFERROR(__xludf.dummyfunction(&quot;&quot;&quot;COMPUTED_VALUE&quot;&quot;&quot;);&quot;288 631&quot;)" office:value-type="string" office:string-value="288 631" calcext:value-type="string">
            <text:p>288 63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199)" office:value-type="float" office:value="199" calcext:value-type="float">
            <text:p>19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49&quot;)" office:value-type="string" office:string-value="RUS-049" calcext:value-type="string">
            <text:p>RUS-049</text:p>
          </table:table-cell>
          <table:table-cell table:style-name="ce1" table:formula="of:=IFERROR(__xludf.dummyfunction(&quot;&quot;&quot;COMPUTED_VALUE&quot;&quot;&quot;);&quot;Tambov&quot;)" office:value-type="string" office:string-value="Tambov" calcext:value-type="string">
            <text:p>Tambov</text:p>
          </table:table-cell>
          <table:table-cell table:style-name="ce1" table:formula="of:=IFERROR(__xludf.dummyfunction(&quot;&quot;&quot;COMPUTED_VALUE&quot;&quot;&quot;);&quot;Тамбов&quot;)" office:value-type="string" office:string-value="Тамбов" calcext:value-type="string">
            <text:p>Тамбов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Tambov&quot;)" office:value-type="string" office:string-value="Óblast de Tambov" calcext:value-type="string">
            <text:p>Óblast de Tambov</text:p>
          </table:table-cell>
          <table:table-cell table:style-name="ce1"/>
          <table:table-cell table:style-name="ce1" table:formula="of:=IFERROR(__xludf.dummyfunction(&quot;&quot;&quot;COMPUTED_VALUE&quot;&quot;&quot;);&quot;288 414&quot;)" office:value-type="string" office:string-value="288 414" calcext:value-type="string">
            <text:p>288 41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00)" office:value-type="float" office:value="200" calcext:value-type="float">
            <text:p>200</text:p>
          </table:table-cell>
          <table:table-cell table:style-name="ce1"/>
          <table:table-cell table:style-name="ce1" table:formula="of:=IFERROR(__xludf.dummyfunction(&quot;&quot;&quot;COMPUTED_VALUE&quot;&quot;&quot;);&quot;GBR-19&quot;)" office:value-type="string" office:string-value="GBR-19" calcext:value-type="string">
            <text:p>GBR-19</text:p>
          </table:table-cell>
          <table:table-cell table:style-name="ce1" table:formula="of:=IFERROR(__xludf.dummyfunction(&quot;&quot;&quot;COMPUTED_VALUE&quot;&quot;&quot;);&quot;Brighton &amp; Hove&quot;)" office:value-type="string" office:string-value="Brighton &amp; Hove" calcext:value-type="string">
            <text:p>Brighton &amp; Hove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East Sussex&quot;)" office:value-type="string" office:string-value="East Sussex" calcext:value-type="string">
            <text:p>East Sussex</text:p>
          </table:table-cell>
          <table:table-cell table:style-name="ce1" table:formula="of:=IFERROR(__xludf.dummyfunction(&quot;&quot;&quot;COMPUTED_VALUE&quot;&quot;&quot;);&quot;285 300&quot;)" office:value-type="string" office:string-value="285 300" calcext:value-type="string">
            <text:p>285 3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00)" office:value-type="float" office:value="200" calcext:value-type="float">
            <text:p>200</text:p>
          </table:table-cell>
          <table:table-cell table:style-name="ce1" table:formula="of:=IFERROR(__xludf.dummyfunction(&quot;&quot;&quot;COMPUTED_VALUE&quot;&quot;&quot;);&quot;UE-099&quot;)" office:value-type="string" office:string-value="UE-099" calcext:value-type="string">
            <text:p>UE-099</text:p>
          </table:table-cell>
          <table:table-cell table:style-name="ce1" table:formula="of:=IFERROR(__xludf.dummyfunction(&quot;&quot;&quot;COMPUTED_VALUE&quot;&quot;&quot;);&quot;AUT-02&quot;)" office:value-type="string" office:string-value="AUT-02" calcext:value-type="string">
            <text:p>AUT-02</text:p>
          </table:table-cell>
          <table:table-cell table:style-name="ce1" table:formula="of:=IFERROR(__xludf.dummyfunction(&quot;&quot;&quot;COMPUTED_VALUE&quot;&quot;&quot;);&quot;Graz&quot;)" office:value-type="string" office:string-value="Graz" calcext:value-type="string">
            <text:p>Graz</text:p>
          </table:table-cell>
          <table:table-cell table:style-name="ce1"/>
          <table:table-cell table:style-name="ce1" table:formula="of:=IFERROR(__xludf.dummyfunction(&quot;&quot;&quot;COMPUTED_VALUE&quot;&quot;&quot;);&quot;Austria Austria&quot;)" office:value-type="string" office:string-value="Austria Austria" calcext:value-type="string">
            <text:p>Austria Austria</text:p>
          </table:table-cell>
          <table:table-cell table:style-name="ce1" table:formula="of:=IFERROR(__xludf.dummyfunction(&quot;&quot;&quot;COMPUTED_VALUE&quot;&quot;&quot;);&quot;Estiria&quot;)" office:value-type="string" office:string-value="Estiria" calcext:value-type="string">
            <text:p>Estiria</text:p>
          </table:table-cell>
          <table:table-cell table:style-name="ce1"/>
          <table:table-cell table:style-name="ce1" table:formula="of:=IFERROR(__xludf.dummyfunction(&quot;&quot;&quot;COMPUTED_VALUE&quot;&quot;&quot;);&quot;282 479&quot;)" office:value-type="string" office:string-value="282 479" calcext:value-type="string">
            <text:p>282 47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01)" office:value-type="float" office:value="201" calcext:value-type="float">
            <text:p>20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19&quot;)" office:value-type="string" office:string-value="UKR-19" calcext:value-type="string">
            <text:p>UKR-19</text:p>
          </table:table-cell>
          <table:table-cell table:style-name="ce1" table:formula="of:=IFERROR(__xludf.dummyfunction(&quot;&quot;&quot;COMPUTED_VALUE&quot;&quot;&quot;);&quot;Cherkasy&quot;)" office:value-type="string" office:string-value="Cherkasy" calcext:value-type="string">
            <text:p>Cherkasy</text:p>
          </table:table-cell>
          <table:table-cell table:style-name="ce1" table:formula="of:=IFERROR(__xludf.dummyfunction(&quot;&quot;&quot;COMPUTED_VALUE&quot;&quot;&quot;);&quot;Черкаси&quot;)" office:value-type="string" office:string-value="Черкаси" calcext:value-type="string">
            <text:p>Черкаси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Cherkasy&quot;)" office:value-type="string" office:string-value="Óblast de Cherkasy" calcext:value-type="string">
            <text:p>Óblast de Cherkasy</text:p>
          </table:table-cell>
          <table:table-cell table:style-name="ce1"/>
          <table:table-cell table:style-name="ce1" table:formula="of:=IFERROR(__xludf.dummyfunction(&quot;&quot;&quot;COMPUTED_VALUE&quot;&quot;&quot;);&quot;281 549&quot;)" office:value-type="string" office:string-value="281 549" calcext:value-type="string">
            <text:p>281 54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02)" office:value-type="float" office:value="202" calcext:value-type="float">
            <text:p>202</text:p>
          </table:table-cell>
          <table:table-cell table:style-name="ce1" table:formula="of:=IFERROR(__xludf.dummyfunction(&quot;&quot;&quot;COMPUTED_VALUE&quot;&quot;&quot;);&quot;UE-100&quot;)" office:value-type="string" office:string-value="UE-100" calcext:value-type="string">
            <text:p>UE-100</text:p>
          </table:table-cell>
          <table:table-cell table:style-name="ce1" table:formula="of:=IFERROR(__xludf.dummyfunction(&quot;&quot;&quot;COMPUTED_VALUE&quot;&quot;&quot;);&quot;SLV-01&quot;)" office:value-type="string" office:string-value="SLV-01" calcext:value-type="string">
            <text:p>SLV-01</text:p>
          </table:table-cell>
          <table:table-cell table:style-name="ce1" table:formula="of:=IFERROR(__xludf.dummyfunction(&quot;&quot;&quot;COMPUTED_VALUE&quot;&quot;&quot;);&quot;Liubliana&quot;)" office:value-type="string" office:string-value="Liubliana" calcext:value-type="string">
            <text:p>Liubliana</text:p>
          </table:table-cell>
          <table:table-cell table:style-name="ce1" table:formula="of:=IFERROR(__xludf.dummyfunction(&quot;&quot;&quot;COMPUTED_VALUE&quot;&quot;&quot;);&quot;Ljbljana&quot;)" office:value-type="string" office:string-value="Ljbljana" calcext:value-type="string">
            <text:p>Ljbljana</text:p>
          </table:table-cell>
          <table:table-cell table:style-name="ce1" table:formula="of:=IFERROR(__xludf.dummyfunction(&quot;&quot;&quot;COMPUTED_VALUE&quot;&quot;&quot;);&quot;Eslovenia Eslovenia&quot;)" office:value-type="string" office:string-value="Eslovenia Eslovenia" calcext:value-type="string">
            <text:p>Eslovenia Eslovenia</text:p>
          </table:table-cell>
          <table:table-cell table:style-name="ce1" table:formula="of:=IFERROR(__xludf.dummyfunction(&quot;&quot;&quot;COMPUTED_VALUE&quot;&quot;&quot;);&quot;Eslovenia Central&quot;)" office:value-type="string" office:string-value="Eslovenia Central" calcext:value-type="string">
            <text:p>Eslovenia Central</text:p>
          </table:table-cell>
          <table:table-cell table:style-name="ce1"/>
          <table:table-cell table:style-name="ce1" table:formula="of:=IFERROR(__xludf.dummyfunction(&quot;&quot;&quot;COMPUTED_VALUE&quot;&quot;&quot;);&quot;280 310&quot;)" office:value-type="string" office:string-value="280 310" calcext:value-type="string">
            <text:p>280 31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03)" office:value-type="float" office:value="203" calcext:value-type="float">
            <text:p>20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50&quot;)" office:value-type="string" office:string-value="RUS-050" calcext:value-type="string">
            <text:p>RUS-050</text:p>
          </table:table-cell>
          <table:table-cell table:style-name="ce1" table:formula="of:=IFERROR(__xludf.dummyfunction(&quot;&quot;&quot;COMPUTED_VALUE&quot;&quot;&quot;);&quot;Sterlitamak&quot;)" office:value-type="string" office:string-value="Sterlitamak" calcext:value-type="string">
            <text:p>Sterlitamak</text:p>
          </table:table-cell>
          <table:table-cell table:style-name="ce1" table:formula="of:=IFERROR(__xludf.dummyfunction(&quot;&quot;&quot;COMPUTED_VALUE&quot;&quot;&quot;);&quot;Стерлитамак&quot;)" office:value-type="string" office:string-value="Стерлитамак" calcext:value-type="string">
            <text:p>Стерлитама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Baskortostán&quot;)" office:value-type="string" office:string-value="República de Baskortostán" calcext:value-type="string">
            <text:p>República de Baskortostán</text:p>
          </table:table-cell>
          <table:table-cell table:style-name="ce1"/>
          <table:table-cell table:style-name="ce1" table:formula="of:=IFERROR(__xludf.dummyfunction(&quot;&quot;&quot;COMPUTED_VALUE&quot;&quot;&quot;);&quot;279 692&quot;)" office:value-type="string" office:string-value="279 692" calcext:value-type="string">
            <text:p>279 69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04)" office:value-type="float" office:value="204" calcext:value-type="float">
            <text:p>20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SRB-02&quot;)" office:value-type="string" office:string-value="SRB-02" calcext:value-type="string">
            <text:p>SRB-02</text:p>
          </table:table-cell>
          <table:table-cell table:style-name="ce1" table:formula="of:=IFERROR(__xludf.dummyfunction(&quot;&quot;&quot;COMPUTED_VALUE&quot;&quot;&quot;);&quot;Novi Sad&quot;)" office:value-type="string" office:string-value="Novi Sad" calcext:value-type="string">
            <text:p>Novi Sad</text:p>
          </table:table-cell>
          <table:table-cell table:style-name="ce1" table:formula="of:=IFERROR(__xludf.dummyfunction(&quot;&quot;&quot;COMPUTED_VALUE&quot;&quot;&quot;);&quot;Нови Сад&quot;)" office:value-type="string" office:string-value="Нови Сад" calcext:value-type="string">
            <text:p>Нови Сад</text:p>
          </table:table-cell>
          <table:table-cell table:style-name="ce1" table:formula="of:=IFERROR(__xludf.dummyfunction(&quot;&quot;&quot;COMPUTED_VALUE&quot;&quot;&quot;);&quot;Serbia Serbia&quot;)" office:value-type="string" office:string-value="Serbia Serbia" calcext:value-type="string">
            <text:p>Serbia Serbia</text:p>
          </table:table-cell>
          <table:table-cell table:style-name="ce1" table:formula="of:=IFERROR(__xludf.dummyfunction(&quot;&quot;&quot;COMPUTED_VALUE&quot;&quot;&quot;);&quot;Bačka del Sur (Serbia Central)&quot;)" office:value-type="string" office:string-value="Bačka del Sur (Serbia Central)" calcext:value-type="string">
            <text:p>Bačka del Sur (Serbia Central)</text:p>
          </table:table-cell>
          <table:table-cell table:style-name="ce1"/>
          <table:table-cell table:style-name="ce1" table:formula="of:=IFERROR(__xludf.dummyfunction(&quot;&quot;&quot;COMPUTED_VALUE&quot;&quot;&quot;);&quot;277 522&quot;)" office:value-type="string" office:string-value="277 522" calcext:value-type="string">
            <text:p>277 52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05)" office:value-type="float" office:value="205" calcext:value-type="float">
            <text:p>205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NOR-02&quot;)" office:value-type="string" office:string-value="NOR-02" calcext:value-type="string">
            <text:p>NOR-02</text:p>
          </table:table-cell>
          <table:table-cell table:style-name="ce1" table:formula="of:=IFERROR(__xludf.dummyfunction(&quot;&quot;&quot;COMPUTED_VALUE&quot;&quot;&quot;);&quot;Bergen&quot;)" office:value-type="string" office:string-value="Bergen" calcext:value-type="string">
            <text:p>Bergen</text:p>
          </table:table-cell>
          <table:table-cell table:style-name="ce1"/>
          <table:table-cell table:style-name="ce1" table:formula="of:=IFERROR(__xludf.dummyfunction(&quot;&quot;&quot;COMPUTED_VALUE&quot;&quot;&quot;);&quot;NoruegaNoruega&quot;)" office:value-type="string" office:string-value="NoruegaNoruega" calcext:value-type="string">
            <text:p>NoruegaNoruega</text:p>
          </table:table-cell>
          <table:table-cell table:style-name="ce1" table:formula="of:=IFERROR(__xludf.dummyfunction(&quot;&quot;&quot;COMPUTED_VALUE&quot;&quot;&quot;);&quot;Hordaland&quot;)" office:value-type="string" office:string-value="Hordaland" calcext:value-type="string">
            <text:p>Hordaland</text:p>
          </table:table-cell>
          <table:table-cell table:style-name="ce1"/>
          <table:table-cell table:style-name="ce1" table:formula="of:=IFERROR(__xludf.dummyfunction(&quot;&quot;&quot;COMPUTED_VALUE&quot;&quot;&quot;);&quot;277 391&quot;)" office:value-type="string" office:string-value="277 391" calcext:value-type="string">
            <text:p>277 39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06)" office:value-type="float" office:value="206" calcext:value-type="float">
            <text:p>20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51&quot;)" office:value-type="string" office:string-value="RUS-051" calcext:value-type="string">
            <text:p>RUS-051</text:p>
          </table:table-cell>
          <table:table-cell table:style-name="ce1" table:formula="of:=IFERROR(__xludf.dummyfunction(&quot;&quot;&quot;COMPUTED_VALUE&quot;&quot;&quot;);&quot;Petrozavodsk&quot;)" office:value-type="string" office:string-value="Petrozavodsk" calcext:value-type="string">
            <text:p>Petrozavodsk</text:p>
          </table:table-cell>
          <table:table-cell table:style-name="ce1" table:formula="of:=IFERROR(__xludf.dummyfunction(&quot;&quot;&quot;COMPUTED_VALUE&quot;&quot;&quot;);&quot;Петрозаводск&quot;)" office:value-type="string" office:string-value="Петрозаводск" calcext:value-type="string">
            <text:p>Петрозавод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Carelia&quot;)" office:value-type="string" office:string-value="República de Carelia" calcext:value-type="string">
            <text:p>República de Carelia</text:p>
          </table:table-cell>
          <table:table-cell table:style-name="ce1"/>
          <table:table-cell table:style-name="ce1" table:formula="of:=IFERROR(__xludf.dummyfunction(&quot;&quot;&quot;COMPUTED_VALUE&quot;&quot;&quot;);&quot;277 111&quot;)" office:value-type="string" office:string-value="277 111" calcext:value-type="string">
            <text:p>277 11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07)" office:value-type="float" office:value="207" calcext:value-type="float">
            <text:p>207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52&quot;)" office:value-type="string" office:string-value="RUS-052" calcext:value-type="string">
            <text:p>RUS-052</text:p>
          </table:table-cell>
          <table:table-cell table:style-name="ce1" table:formula="of:=IFERROR(__xludf.dummyfunction(&quot;&quot;&quot;COMPUTED_VALUE&quot;&quot;&quot;);&quot;Kostromá&quot;)" office:value-type="string" office:string-value="Kostromá" calcext:value-type="string">
            <text:p>Kostromá</text:p>
          </table:table-cell>
          <table:table-cell table:style-name="ce1" table:formula="of:=IFERROR(__xludf.dummyfunction(&quot;&quot;&quot;COMPUTED_VALUE&quot;&quot;&quot;);&quot;Кострома&quot;)" office:value-type="string" office:string-value="Кострома" calcext:value-type="string">
            <text:p>Кострома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Kostromá&quot;)" office:value-type="string" office:string-value="Óblast de Kostromá" calcext:value-type="string">
            <text:p>Óblast de Kostromá</text:p>
          </table:table-cell>
          <table:table-cell table:style-name="ce1"/>
          <table:table-cell table:style-name="ce1" table:formula="of:=IFERROR(__xludf.dummyfunction(&quot;&quot;&quot;COMPUTED_VALUE&quot;&quot;&quot;);&quot;276 691&quot;)" office:value-type="string" office:string-value="276 691" calcext:value-type="string">
            <text:p>276 69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08)" office:value-type="float" office:value="208" calcext:value-type="float">
            <text:p>208</text:p>
          </table:table-cell>
          <table:table-cell table:style-name="ce1" table:formula="of:=IFERROR(__xludf.dummyfunction(&quot;&quot;&quot;COMPUTED_VALUE&quot;&quot;&quot;);&quot;UE-101&quot;)" office:value-type="string" office:string-value="UE-101" calcext:value-type="string">
            <text:p>UE-101</text:p>
          </table:table-cell>
          <table:table-cell table:style-name="ce1" table:formula="of:=IFERROR(__xludf.dummyfunction(&quot;&quot;&quot;COMPUTED_VALUE&quot;&quot;&quot;);&quot;CYP-01&quot;)" office:value-type="string" office:string-value="CYP-01" calcext:value-type="string">
            <text:p>CYP-01</text:p>
          </table:table-cell>
          <table:table-cell table:style-name="ce1" table:formula="of:=IFERROR(__xludf.dummyfunction(&quot;&quot;&quot;COMPUTED_VALUE&quot;&quot;&quot;);&quot;Nicosia&quot;)" office:value-type="string" office:string-value="Nicosia" calcext:value-type="string">
            <text:p>Nicosia</text:p>
          </table:table-cell>
          <table:table-cell table:style-name="ce1" table:formula="of:=IFERROR(__xludf.dummyfunction(&quot;&quot;&quot;COMPUTED_VALUE&quot;&quot;&quot;);&quot;Λευκωσία / Lefkoşa&quot;)" office:value-type="string" office:string-value="Λευκωσία / Lefkoşa" calcext:value-type="string">
            <text:p>Λευκωσία / Lefkoşa</text:p>
          </table:table-cell>
          <table:table-cell table:style-name="ce1" table:formula="of:=IFERROR(__xludf.dummyfunction(&quot;&quot;&quot;COMPUTED_VALUE&quot;&quot;&quot;);&quot;Chipre Chipre&quot;)" office:value-type="string" office:string-value="Chipre Chipre" calcext:value-type="string">
            <text:p>Chipre Chipre</text:p>
          </table:table-cell>
          <table:table-cell table:style-name="ce1" table:formula="of:=IFERROR(__xludf.dummyfunction(&quot;&quot;&quot;COMPUTED_VALUE&quot;&quot;&quot;);&quot;Distrito de Nicosia&quot;)" office:value-type="string" office:string-value="Distrito de Nicosia" calcext:value-type="string">
            <text:p>Distrito de Nicosia</text:p>
          </table:table-cell>
          <table:table-cell table:style-name="ce1"/>
          <table:table-cell table:style-name="ce1" table:formula="of:=IFERROR(__xludf.dummyfunction(&quot;&quot;&quot;COMPUTED_VALUE&quot;&quot;&quot;);&quot;276 410&quot;)" office:value-type="string" office:string-value="276 410" calcext:value-type="string">
            <text:p>276 41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09)" office:value-type="float" office:value="209" calcext:value-type="float">
            <text:p>209</text:p>
          </table:table-cell>
          <table:table-cell table:style-name="ce1" table:formula="of:=IFERROR(__xludf.dummyfunction(&quot;&quot;&quot;COMPUTED_VALUE&quot;&quot;&quot;);&quot;UE-102&quot;)" office:value-type="string" office:string-value="UE-102" calcext:value-type="string">
            <text:p>UE-102</text:p>
          </table:table-cell>
          <table:table-cell table:style-name="ce1" table:formula="of:=IFERROR(__xludf.dummyfunction(&quot;&quot;&quot;COMPUTED_VALUE&quot;&quot;&quot;);&quot;ALE-24&quot;)" office:value-type="string" office:string-value="ALE-24" calcext:value-type="string">
            <text:p>ALE-24</text:p>
          </table:table-cell>
          <table:table-cell table:style-name="ce1" table:formula="of:=IFERROR(__xludf.dummyfunction(&quot;&quot;&quot;COMPUTED_VALUE&quot;&quot;&quot;);&quot;Wiesbaden&quot;)" office:value-type="string" office:string-value="Wiesbaden" calcext:value-type="string">
            <text:p>Wiesbaden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Hesse&quot;)" office:value-type="string" office:string-value="Hesse" calcext:value-type="string">
            <text:p>Hesse</text:p>
          </table:table-cell>
          <table:table-cell table:style-name="ce1"/>
          <table:table-cell table:style-name="ce1" table:formula="of:=IFERROR(__xludf.dummyfunction(&quot;&quot;&quot;COMPUTED_VALUE&quot;&quot;&quot;);&quot;276 218&quot;)" office:value-type="string" office:string-value="276 218" calcext:value-type="string">
            <text:p>276 21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10)" office:value-type="float" office:value="210" calcext:value-type="float">
            <text:p>210</text:p>
          </table:table-cell>
          <table:table-cell table:style-name="ce1" table:formula="of:=IFERROR(__xludf.dummyfunction(&quot;&quot;&quot;COMPUTED_VALUE&quot;&quot;&quot;);&quot;UE-103&quot;)" office:value-type="string" office:string-value="UE-103" calcext:value-type="string">
            <text:p>UE-103</text:p>
          </table:table-cell>
          <table:table-cell table:style-name="ce1" table:formula="of:=IFERROR(__xludf.dummyfunction(&quot;&quot;&quot;COMPUTED_VALUE&quot;&quot;&quot;);&quot;FRA-07&quot;)" office:value-type="string" office:string-value="FRA-07" calcext:value-type="string">
            <text:p>FRA-07</text:p>
          </table:table-cell>
          <table:table-cell table:style-name="ce1" table:formula="of:=IFERROR(__xludf.dummyfunction(&quot;&quot;&quot;COMPUTED_VALUE&quot;&quot;&quot;);&quot;Estrasburgo&quot;)" office:value-type="string" office:string-value="Estrasburgo" calcext:value-type="string">
            <text:p>Estrasburgo</text:p>
          </table:table-cell>
          <table:table-cell table:style-name="ce1" table:formula="of:=IFERROR(__xludf.dummyfunction(&quot;&quot;&quot;COMPUTED_VALUE&quot;&quot;&quot;);&quot;Strasbourg&quot;)" office:value-type="string" office:string-value="Strasbourg" calcext:value-type="string">
            <text:p>Strasbourg</text:p>
          </table:table-cell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Gran Este&quot;)" office:value-type="string" office:string-value="Gran Este" calcext:value-type="string">
            <text:p>Gran Este</text:p>
          </table:table-cell>
          <table:table-cell table:style-name="ce1" table:formula="of:=IFERROR(__xludf.dummyfunction(&quot;&quot;&quot;COMPUTED_VALUE&quot;&quot;&quot;);&quot;Departamento del Bajo Rin&quot;)" office:value-type="string" office:string-value="Departamento del Bajo Rin" calcext:value-type="string">
            <text:p>Departamento del Bajo Rin</text:p>
          </table:table-cell>
          <table:table-cell table:style-name="ce1" table:formula="of:=IFERROR(__xludf.dummyfunction(&quot;&quot;&quot;COMPUTED_VALUE&quot;&quot;&quot;);&quot;276 170&quot;)" office:value-type="string" office:string-value="276 170" calcext:value-type="string">
            <text:p>276 17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11)" office:value-type="float" office:value="211" calcext:value-type="float">
            <text:p>21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BIH-01&quot;)" office:value-type="string" office:string-value="BIH-01" calcext:value-type="string">
            <text:p>BIH-01</text:p>
          </table:table-cell>
          <table:table-cell table:style-name="ce1" table:formula="of:=IFERROR(__xludf.dummyfunction(&quot;&quot;&quot;COMPUTED_VALUE&quot;&quot;&quot;);&quot;Sarajevo&quot;)" office:value-type="string" office:string-value="Sarajevo" calcext:value-type="string">
            <text:p>Sarajevo</text:p>
          </table:table-cell>
          <table:table-cell table:style-name="ce1" table:formula="of:=IFERROR(__xludf.dummyfunction(&quot;&quot;&quot;COMPUTED_VALUE&quot;&quot;&quot;);&quot;Сарајево&quot;)" office:value-type="string" office:string-value="Сарајево" calcext:value-type="string">
            <text:p>Сарајево</text:p>
          </table:table-cell>
          <table:table-cell table:style-name="ce1" table:formula="of:=IFERROR(__xludf.dummyfunction(&quot;&quot;&quot;COMPUTED_VALUE&quot;&quot;&quot;);&quot;Bosnia y Herzegovina Bosnia y Herzegovina&quot;)" office:value-type="string" office:string-value="Bosnia y Herzegovina Bosnia y Herzegovina" calcext:value-type="string">
            <text:p>Bosnia y Herzegovina Bosnia y Herzegovina</text:p>
          </table:table-cell>
          <table:table-cell table:style-name="ce1" table:formula="of:=IFERROR(__xludf.dummyfunction(&quot;&quot;&quot;COMPUTED_VALUE&quot;&quot;&quot;);&quot;Federación de Bosnia y Herzegovina&quot;)" office:value-type="string" office:string-value="Federación de Bosnia y Herzegovina" calcext:value-type="string">
            <text:p>Federación de Bosnia y Herzegovina</text:p>
          </table:table-cell>
          <table:table-cell table:style-name="ce1" table:formula="of:=IFERROR(__xludf.dummyfunction(&quot;&quot;&quot;COMPUTED_VALUE&quot;&quot;&quot;);&quot;Cantón de Sarajevo&quot;)" office:value-type="string" office:string-value="Cantón de Sarajevo" calcext:value-type="string">
            <text:p>Cantón de Sarajevo</text:p>
          </table:table-cell>
          <table:table-cell table:style-name="ce1" table:formula="of:=IFERROR(__xludf.dummyfunction(&quot;&quot;&quot;COMPUTED_VALUE&quot;&quot;&quot;);&quot;275 524&quot;)" office:value-type="string" office:string-value="275 524" calcext:value-type="string">
            <text:p>275 52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12)" office:value-type="float" office:value="212" calcext:value-type="float">
            <text:p>212</text:p>
          </table:table-cell>
          <table:table-cell table:style-name="ce1" table:formula="of:=IFERROR(__xludf.dummyfunction(&quot;&quot;&quot;COMPUTED_VALUE&quot;&quot;&quot;);&quot;UE-104&quot;)" office:value-type="string" office:string-value="UE-104" calcext:value-type="string">
            <text:p>UE-104</text:p>
          </table:table-cell>
          <table:table-cell table:style-name="ce1" table:formula="of:=IFERROR(__xludf.dummyfunction(&quot;&quot;&quot;COMPUTED_VALUE&quot;&quot;&quot;);&quot;FRA-08&quot;)" office:value-type="string" office:string-value="FRA-08" calcext:value-type="string">
            <text:p>FRA-08</text:p>
          </table:table-cell>
          <table:table-cell table:style-name="ce1" table:formula="of:=IFERROR(__xludf.dummyfunction(&quot;&quot;&quot;COMPUTED_VALUE&quot;&quot;&quot;);&quot;Montpellier&quot;)" office:value-type="string" office:string-value="Montpellier" calcext:value-type="string">
            <text:p>Montpellier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Occitania&quot;)" office:value-type="string" office:string-value="Occitania" calcext:value-type="string">
            <text:p>Occitania</text:p>
          </table:table-cell>
          <table:table-cell table:style-name="ce1" table:formula="of:=IFERROR(__xludf.dummyfunction(&quot;&quot;&quot;COMPUTED_VALUE&quot;&quot;&quot;);&quot;Hérault&quot;)" office:value-type="string" office:string-value="Hérault" calcext:value-type="string">
            <text:p>Hérault</text:p>
          </table:table-cell>
          <table:table-cell table:style-name="ce1" table:formula="of:=IFERROR(__xludf.dummyfunction(&quot;&quot;&quot;COMPUTED_VALUE&quot;&quot;&quot;);&quot;275 318&quot;)" office:value-type="string" office:string-value="275 318" calcext:value-type="string">
            <text:p>275 31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13)" office:value-type="float" office:value="213" calcext:value-type="float">
            <text:p>213</text:p>
          </table:table-cell>
          <table:table-cell table:style-name="ce1" table:formula="of:=IFERROR(__xludf.dummyfunction(&quot;&quot;&quot;COMPUTED_VALUE&quot;&quot;&quot;);&quot;UE-105&quot;)" office:value-type="string" office:string-value="UE-105" calcext:value-type="string">
            <text:p>UE-105</text:p>
          </table:table-cell>
          <table:table-cell table:style-name="ce1" table:formula="of:=IFERROR(__xludf.dummyfunction(&quot;&quot;&quot;COMPUTED_VALUE&quot;&quot;&quot;);&quot;ESP-15&quot;)" office:value-type="string" office:string-value="ESP-15" calcext:value-type="string">
            <text:p>ESP-15</text:p>
          </table:table-cell>
          <table:table-cell table:style-name="ce1" table:formula="of:=IFERROR(__xludf.dummyfunction(&quot;&quot;&quot;COMPUTED_VALUE&quot;&quot;&quot;);&quot;Gijón&quot;)" office:value-type="string" office:string-value="Gijón" calcext:value-type="string">
            <text:p>Gijón</text:p>
          </table:table-cell>
          <table:table-cell table:style-name="ce1" table:formula="of:=IFERROR(__xludf.dummyfunction(&quot;&quot;&quot;COMPUTED_VALUE&quot;&quot;&quot;);&quot;Gijón/Xixón&quot;)" office:value-type="string" office:string-value="Gijón/Xixón" calcext:value-type="string">
            <text:p>Gijón/Xixón</text:p>
          </table:table-cell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Principado de Asturias&quot;)" office:value-type="string" office:string-value="Principado de Asturias" calcext:value-type="string">
            <text:p>Principado de Asturias</text:p>
          </table:table-cell>
          <table:table-cell table:style-name="ce1"/>
          <table:table-cell table:style-name="ce1" table:formula="of:=IFERROR(__xludf.dummyfunction(&quot;&quot;&quot;COMPUTED_VALUE&quot;&quot;&quot;);&quot;273 422&quot;)" office:value-type="string" office:string-value="273 422" calcext:value-type="string">
            <text:p>273 42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14)" office:value-type="float" office:value="214" calcext:value-type="float">
            <text:p>21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KAZ-01&quot;)" office:value-type="string" office:string-value="KAZ-01" calcext:value-type="string">
            <text:p>KAZ-01</text:p>
          </table:table-cell>
          <table:table-cell table:style-name="ce1" table:formula="of:=IFERROR(__xludf.dummyfunction(&quot;&quot;&quot;COMPUTED_VALUE&quot;&quot;&quot;);&quot;Oral&quot;)" office:value-type="string" office:string-value="Oral" calcext:value-type="string">
            <text:p>Oral</text:p>
          </table:table-cell>
          <table:table-cell table:style-name="ce1" table:formula="of:=IFERROR(__xludf.dummyfunction(&quot;&quot;&quot;COMPUTED_VALUE&quot;&quot;&quot;);&quot;Орал&quot;)" office:value-type="string" office:string-value="Орал" calcext:value-type="string">
            <text:p>Орал</text:p>
          </table:table-cell>
          <table:table-cell table:style-name="ce1" table:formula="of:=IFERROR(__xludf.dummyfunction(&quot;&quot;&quot;COMPUTED_VALUE&quot;&quot;&quot;);&quot;KazajistánKazajistán&quot;)" office:value-type="string" office:string-value="KazajistánKazajistán" calcext:value-type="string">
            <text:p>KazajistánKazajistán</text:p>
          </table:table-cell>
          <table:table-cell table:style-name="ce1" table:formula="of:=IFERROR(__xludf.dummyfunction(&quot;&quot;&quot;COMPUTED_VALUE&quot;&quot;&quot;);&quot;Kazajistán Occidental&quot;)" office:value-type="string" office:string-value="Kazajistán Occidental" calcext:value-type="string">
            <text:p>Kazajistán Occidental</text:p>
          </table:table-cell>
          <table:table-cell table:style-name="ce1"/>
          <table:table-cell table:style-name="ce1" table:formula="of:=IFERROR(__xludf.dummyfunction(&quot;&quot;&quot;COMPUTED_VALUE&quot;&quot;&quot;);&quot;271 900&quot;)" office:value-type="string" office:string-value="271 900" calcext:value-type="string">
            <text:p>271 9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15)" office:value-type="float" office:value="215" calcext:value-type="float">
            <text:p>215</text:p>
          </table:table-cell>
          <table:table-cell table:style-name="ce1" table:formula="of:=IFERROR(__xludf.dummyfunction(&quot;&quot;&quot;COMPUTED_VALUE&quot;&quot;&quot;);&quot;UE-106&quot;)" office:value-type="string" office:string-value="UE-106" calcext:value-type="string">
            <text:p>UE-106</text:p>
          </table:table-cell>
          <table:table-cell table:style-name="ce1" table:formula="of:=IFERROR(__xludf.dummyfunction(&quot;&quot;&quot;COMPUTED_VALUE&quot;&quot;&quot;);&quot;FIN-02&quot;)" office:value-type="string" office:string-value="FIN-02" calcext:value-type="string">
            <text:p>FIN-02</text:p>
          </table:table-cell>
          <table:table-cell table:style-name="ce1" table:formula="of:=IFERROR(__xludf.dummyfunction(&quot;&quot;&quot;COMPUTED_VALUE&quot;&quot;&quot;);&quot;Espoo&quot;)" office:value-type="string" office:string-value="Espoo" calcext:value-type="string">
            <text:p>Espoo</text:p>
          </table:table-cell>
          <table:table-cell table:style-name="ce1" table:formula="of:=IFERROR(__xludf.dummyfunction(&quot;&quot;&quot;COMPUTED_VALUE&quot;&quot;&quot;);&quot;Espoo/Esbo&quot;)" office:value-type="string" office:string-value="Espoo/Esbo" calcext:value-type="string">
            <text:p>Espoo/Esbo</text:p>
          </table:table-cell>
          <table:table-cell table:style-name="ce1" table:formula="of:=IFERROR(__xludf.dummyfunction(&quot;&quot;&quot;COMPUTED_VALUE&quot;&quot;&quot;);&quot;Finlandia Finlandia&quot;)" office:value-type="string" office:string-value="Finlandia Finlandia" calcext:value-type="string">
            <text:p>Finlandia Finlandia</text:p>
          </table:table-cell>
          <table:table-cell table:style-name="ce1" table:formula="of:=IFERROR(__xludf.dummyfunction(&quot;&quot;&quot;COMPUTED_VALUE&quot;&quot;&quot;);&quot;Uusimaa&quot;)" office:value-type="string" office:string-value="Uusimaa" calcext:value-type="string">
            <text:p>Uusimaa</text:p>
          </table:table-cell>
          <table:table-cell table:style-name="ce1"/>
          <table:table-cell table:style-name="ce1" table:formula="of:=IFERROR(__xludf.dummyfunction(&quot;&quot;&quot;COMPUTED_VALUE&quot;&quot;&quot;);&quot;270 416&quot;)" office:value-type="string" office:string-value="270 416" calcext:value-type="string">
            <text:p>270 41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16)" office:value-type="float" office:value="216" calcext:value-type="float">
            <text:p>216</text:p>
          </table:table-cell>
          <table:table-cell table:style-name="ce1" table:formula="of:=IFERROR(__xludf.dummyfunction(&quot;&quot;&quot;COMPUTED_VALUE&quot;&quot;&quot;);&quot;UE-107&quot;)" office:value-type="string" office:string-value="UE-107" calcext:value-type="string">
            <text:p>UE-107</text:p>
          </table:table-cell>
          <table:table-cell table:style-name="ce1" table:formula="of:=IFERROR(__xludf.dummyfunction(&quot;&quot;&quot;COMPUTED_VALUE&quot;&quot;&quot;);&quot;ROM-06&quot;)" office:value-type="string" office:string-value="ROM-06" calcext:value-type="string">
            <text:p>ROM-06</text:p>
          </table:table-cell>
          <table:table-cell table:style-name="ce1" table:formula="of:=IFERROR(__xludf.dummyfunction(&quot;&quot;&quot;COMPUTED_VALUE&quot;&quot;&quot;);&quot;Craiova&quot;)" office:value-type="string" office:string-value="Craiova" calcext:value-type="string">
            <text:p>Craiova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Dolj&quot;)" office:value-type="string" office:string-value="Dolj" calcext:value-type="string">
            <text:p>Dolj</text:p>
          </table:table-cell>
          <table:table-cell table:style-name="ce1"/>
          <table:table-cell table:style-name="ce1" table:formula="of:=IFERROR(__xludf.dummyfunction(&quot;&quot;&quot;COMPUTED_VALUE&quot;&quot;&quot;);&quot;269 506&quot;)" office:value-type="string" office:string-value="269 506" calcext:value-type="string">
            <text:p>269 50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17)" office:value-type="float" office:value="217" calcext:value-type="float">
            <text:p>217</text:p>
          </table:table-cell>
          <table:table-cell table:style-name="ce1"/>
          <table:table-cell table:style-name="ce1" table:formula="of:=IFERROR(__xludf.dummyfunction(&quot;&quot;&quot;COMPUTED_VALUE&quot;&quot;&quot;);&quot;GBR-20&quot;)" office:value-type="string" office:string-value="GBR-20" calcext:value-type="string">
            <text:p>GBR-20</text:p>
          </table:table-cell>
          <table:table-cell table:style-name="ce1" table:formula="of:=IFERROR(__xludf.dummyfunction(&quot;&quot;&quot;COMPUTED_VALUE&quot;&quot;&quot;);&quot;Walsall&quot;)" office:value-type="string" office:string-value="Walsall" calcext:value-type="string">
            <text:p>Walsall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Midlands del Oeste&quot;)" office:value-type="string" office:string-value="Midlands del Oeste" calcext:value-type="string">
            <text:p>Midlands del Oeste</text:p>
          </table:table-cell>
          <table:table-cell table:style-name="ce1" table:formula="of:=IFERROR(__xludf.dummyfunction(&quot;&quot;&quot;COMPUTED_VALUE&quot;&quot;&quot;);&quot;269 323&quot;)" office:value-type="string" office:string-value="269 323" calcext:value-type="string">
            <text:p>269 32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18)" office:value-type="float" office:value="218" calcext:value-type="float">
            <text:p>21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22&quot;)" office:value-type="string" office:string-value="UKR-22" calcext:value-type="string">
            <text:p>UKR-22</text:p>
          </table:table-cell>
          <table:table-cell table:style-name="ce1" table:formula="of:=IFERROR(__xludf.dummyfunction(&quot;&quot;&quot;COMPUTED_VALUE&quot;&quot;&quot;);&quot;Jmelnitsky&quot;)" office:value-type="string" office:string-value="Jmelnitsky" calcext:value-type="string">
            <text:p>Jmelnitsky</text:p>
          </table:table-cell>
          <table:table-cell table:style-name="ce1" table:formula="of:=IFERROR(__xludf.dummyfunction(&quot;&quot;&quot;COMPUTED_VALUE&quot;&quot;&quot;);&quot;Хмельницький&quot;)" office:value-type="string" office:string-value="Хмельницький" calcext:value-type="string">
            <text:p>Хмельницький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Jmelnitski&quot;)" office:value-type="string" office:string-value="Óblast de Jmelnitski" calcext:value-type="string">
            <text:p>Óblast de Jmelnitski</text:p>
          </table:table-cell>
          <table:table-cell table:style-name="ce1"/>
          <table:table-cell table:style-name="ce1" table:formula="of:=IFERROR(__xludf.dummyfunction(&quot;&quot;&quot;COMPUTED_VALUE&quot;&quot;&quot;);&quot;268 874&quot;)" office:value-type="string" office:string-value="268 874" calcext:value-type="string">
            <text:p>268 87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19)" office:value-type="float" office:value="219" calcext:value-type="float">
            <text:p>21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20&quot;)" office:value-type="string" office:string-value="UKR-20" calcext:value-type="string">
            <text:p>UKR-20</text:p>
          </table:table-cell>
          <table:table-cell table:style-name="ce1" table:formula="of:=IFERROR(__xludf.dummyfunction(&quot;&quot;&quot;COMPUTED_VALUE&quot;&quot;&quot;);&quot;Zhytomyr&quot;)" office:value-type="string" office:string-value="Zhytomyr" calcext:value-type="string">
            <text:p>Zhytomyr</text:p>
          </table:table-cell>
          <table:table-cell table:style-name="ce1" table:formula="of:=IFERROR(__xludf.dummyfunction(&quot;&quot;&quot;COMPUTED_VALUE&quot;&quot;&quot;);&quot;Житомир&quot;)" office:value-type="string" office:string-value="Житомир" calcext:value-type="string">
            <text:p>Житомир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Zhytomyr&quot;)" office:value-type="string" office:string-value="Óblast de Zhytomyr" calcext:value-type="string">
            <text:p>Óblast de Zhytomyr</text:p>
          </table:table-cell>
          <table:table-cell table:style-name="ce1"/>
          <table:table-cell table:style-name="ce1" table:formula="of:=IFERROR(__xludf.dummyfunction(&quot;&quot;&quot;COMPUTED_VALUE&quot;&quot;&quot;);&quot;268 000&quot;)" office:value-type="string" office:string-value="268 000" calcext:value-type="string">
            <text:p>268 0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20)" office:value-type="float" office:value="220" calcext:value-type="float">
            <text:p>22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21&quot;)" office:value-type="string" office:string-value="UKR-21" calcext:value-type="string">
            <text:p>UKR-21</text:p>
          </table:table-cell>
          <table:table-cell table:style-name="ce1" table:formula="of:=IFERROR(__xludf.dummyfunction(&quot;&quot;&quot;COMPUTED_VALUE&quot;&quot;&quot;);&quot;Sumy&quot;)" office:value-type="string" office:string-value="Sumy" calcext:value-type="string">
            <text:p>Sumy</text:p>
          </table:table-cell>
          <table:table-cell table:style-name="ce1" table:formula="of:=IFERROR(__xludf.dummyfunction(&quot;&quot;&quot;COMPUTED_VALUE&quot;&quot;&quot;);&quot;Суми&quot;)" office:value-type="string" office:string-value="Суми" calcext:value-type="string">
            <text:p>Суми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Sumy&quot;)" office:value-type="string" office:string-value="Óblast de Sumy" calcext:value-type="string">
            <text:p>Óblast de Sumy</text:p>
          </table:table-cell>
          <table:table-cell table:style-name="ce1"/>
          <table:table-cell table:style-name="ce1" table:formula="of:=IFERROR(__xludf.dummyfunction(&quot;&quot;&quot;COMPUTED_VALUE&quot;&quot;&quot;);&quot;267 124&quot;)" office:value-type="string" office:string-value="267 124" calcext:value-type="string">
            <text:p>267 12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21)" office:value-type="float" office:value="221" calcext:value-type="float">
            <text:p>22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53&quot;)" office:value-type="string" office:string-value="RUS-053" calcext:value-type="string">
            <text:p>RUS-053</text:p>
          </table:table-cell>
          <table:table-cell table:style-name="ce1" table:formula="of:=IFERROR(__xludf.dummyfunction(&quot;&quot;&quot;COMPUTED_VALUE&quot;&quot;&quot;);&quot;Novorossiysk&quot;)" office:value-type="string" office:string-value="Novorossiysk" calcext:value-type="string">
            <text:p>Novorossiysk</text:p>
          </table:table-cell>
          <table:table-cell table:style-name="ce1" table:formula="of:=IFERROR(__xludf.dummyfunction(&quot;&quot;&quot;COMPUTED_VALUE&quot;&quot;&quot;);&quot;Новороссийск&quot;)" office:value-type="string" office:string-value="Новороссийск" calcext:value-type="string">
            <text:p>Новороссий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Krai de Krasnodar&quot;)" office:value-type="string" office:string-value="Krai de Krasnodar" calcext:value-type="string">
            <text:p>Krai de Krasnodar</text:p>
          </table:table-cell>
          <table:table-cell table:style-name="ce1"/>
          <table:table-cell table:style-name="ce1" table:formula="of:=IFERROR(__xludf.dummyfunction(&quot;&quot;&quot;COMPUTED_VALUE&quot;&quot;&quot;);&quot;266 977&quot;)" office:value-type="string" office:string-value="266 977" calcext:value-type="string">
            <text:p>266 97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22)" office:value-type="float" office:value="222" calcext:value-type="float">
            <text:p>222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54&quot;)" office:value-type="string" office:string-value="RUS-054" calcext:value-type="string">
            <text:p>RUS-054</text:p>
          </table:table-cell>
          <table:table-cell table:style-name="ce1" table:formula="of:=IFERROR(__xludf.dummyfunction(&quot;&quot;&quot;COMPUTED_VALUE&quot;&quot;&quot;);&quot;Nálchik&quot;)" office:value-type="string" office:string-value="Nálchik" calcext:value-type="string">
            <text:p>Nálchik</text:p>
          </table:table-cell>
          <table:table-cell table:style-name="ce1" table:formula="of:=IFERROR(__xludf.dummyfunction(&quot;&quot;&quot;COMPUTED_VALUE&quot;&quot;&quot;);&quot;Нальчик&quot;)" office:value-type="string" office:string-value="Нальчик" calcext:value-type="string">
            <text:p>Нальчи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Kabardia-Balkaria&quot;)" office:value-type="string" office:string-value="República de Kabardia-Balkaria" calcext:value-type="string">
            <text:p>República de Kabardia-Balkaria</text:p>
          </table:table-cell>
          <table:table-cell table:style-name="ce1"/>
          <table:table-cell table:style-name="ce1" table:formula="of:=IFERROR(__xludf.dummyfunction(&quot;&quot;&quot;COMPUTED_VALUE&quot;&quot;&quot;);&quot;265 162&quot;)" office:value-type="string" office:string-value="265 162" calcext:value-type="string">
            <text:p>265 16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23)" office:value-type="float" office:value="223" calcext:value-type="float">
            <text:p>22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23&quot;)" office:value-type="string" office:string-value="UKR-23" calcext:value-type="string">
            <text:p>UKR-23</text:p>
          </table:table-cell>
          <table:table-cell table:style-name="ce1" table:formula="of:=IFERROR(__xludf.dummyfunction(&quot;&quot;&quot;COMPUTED_VALUE&quot;&quot;&quot;);&quot;Chernivtsi&quot;)" office:value-type="string" office:string-value="Chernivtsi" calcext:value-type="string">
            <text:p>Chernivtsi</text:p>
          </table:table-cell>
          <table:table-cell table:style-name="ce1" table:formula="of:=IFERROR(__xludf.dummyfunction(&quot;&quot;&quot;COMPUTED_VALUE&quot;&quot;&quot;);&quot;Чернівці&quot;)" office:value-type="string" office:string-value="Чернівці" calcext:value-type="string">
            <text:p>Чернівці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Chernivtsi&quot;)" office:value-type="string" office:string-value="Óblast de Chernivtsi" calcext:value-type="string">
            <text:p>Óblast de Chernivtsi</text:p>
          </table:table-cell>
          <table:table-cell table:style-name="ce1"/>
          <table:table-cell table:style-name="ce1" table:formula="of:=IFERROR(__xludf.dummyfunction(&quot;&quot;&quot;COMPUTED_VALUE&quot;&quot;&quot;);&quot;265 064&quot;)" office:value-type="string" office:string-value="265 064" calcext:value-type="string">
            <text:p>265 06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24)" office:value-type="float" office:value="224" calcext:value-type="float">
            <text:p>22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55&quot;)" office:value-type="string" office:string-value="RUS-055" calcext:value-type="string">
            <text:p>RUS-055</text:p>
          </table:table-cell>
          <table:table-cell table:style-name="ce1" table:formula="of:=IFERROR(__xludf.dummyfunction(&quot;&quot;&quot;COMPUTED_VALUE&quot;&quot;&quot;);&quot;Yoshkar-Olá&quot;)" office:value-type="string" office:string-value="Yoshkar-Olá" calcext:value-type="string">
            <text:p>Yoshkar-Olá</text:p>
          </table:table-cell>
          <table:table-cell table:style-name="ce1" table:formula="of:=IFERROR(__xludf.dummyfunction(&quot;&quot;&quot;COMPUTED_VALUE&quot;&quot;&quot;);&quot;Йошкар-Ола&quot;)" office:value-type="string" office:string-value="Йошкар-Ола" calcext:value-type="string">
            <text:p>Йошкар-Ола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Mari-El&quot;)" office:value-type="string" office:string-value="República de Mari-El" calcext:value-type="string">
            <text:p>República de Mari-El</text:p>
          </table:table-cell>
          <table:table-cell table:style-name="ce1"/>
          <table:table-cell table:style-name="ce1" table:formula="of:=IFERROR(__xludf.dummyfunction(&quot;&quot;&quot;COMPUTED_VALUE&quot;&quot;&quot;);&quot;265 044&quot;)" office:value-type="string" office:string-value="265 044" calcext:value-type="string">
            <text:p>265 04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25)" office:value-type="float" office:value="225" calcext:value-type="float">
            <text:p>225</text:p>
          </table:table-cell>
          <table:table-cell table:style-name="ce1" table:formula="of:=IFERROR(__xludf.dummyfunction(&quot;&quot;&quot;COMPUTED_VALUE&quot;&quot;&quot;);&quot;UE-108&quot;)" office:value-type="string" office:string-value="UE-108" calcext:value-type="string">
            <text:p>UE-108</text:p>
          </table:table-cell>
          <table:table-cell table:style-name="ce1" table:formula="of:=IFERROR(__xludf.dummyfunction(&quot;&quot;&quot;COMPUTED_VALUE&quot;&quot;&quot;);&quot;DEN-02&quot;)" office:value-type="string" office:string-value="DEN-02" calcext:value-type="string">
            <text:p>DEN-02</text:p>
          </table:table-cell>
          <table:table-cell table:style-name="ce1" table:formula="of:=IFERROR(__xludf.dummyfunction(&quot;&quot;&quot;COMPUTED_VALUE&quot;&quot;&quot;);&quot;Aarhus&quot;)" office:value-type="string" office:string-value="Aarhus" calcext:value-type="string">
            <text:p>Aarhus</text:p>
          </table:table-cell>
          <table:table-cell table:style-name="ce1" table:formula="of:=IFERROR(__xludf.dummyfunction(&quot;&quot;&quot;COMPUTED_VALUE&quot;&quot;&quot;);&quot;Århus&quot;)" office:value-type="string" office:string-value="Århus" calcext:value-type="string">
            <text:p>Århus</text:p>
          </table:table-cell>
          <table:table-cell table:style-name="ce1" table:formula="of:=IFERROR(__xludf.dummyfunction(&quot;&quot;&quot;COMPUTED_VALUE&quot;&quot;&quot;);&quot;Dinamarca Dinamarca&quot;)" office:value-type="string" office:string-value="Dinamarca Dinamarca" calcext:value-type="string">
            <text:p>Dinamarca Dinamarca</text:p>
          </table:table-cell>
          <table:table-cell table:style-name="ce1" table:formula="of:=IFERROR(__xludf.dummyfunction(&quot;&quot;&quot;COMPUTED_VALUE&quot;&quot;&quot;);&quot;Jutlandia Central&quot;)" office:value-type="string" office:string-value="Jutlandia Central" calcext:value-type="string">
            <text:p>Jutlandia Central</text:p>
          </table:table-cell>
          <table:table-cell table:style-name="ce1"/>
          <table:table-cell table:style-name="ce1" table:formula="of:=IFERROR(__xludf.dummyfunction(&quot;&quot;&quot;COMPUTED_VALUE&quot;&quot;&quot;);&quot;264 716&quot;)" office:value-type="string" office:string-value="264 716" calcext:value-type="string">
            <text:p>264 71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26)" office:value-type="float" office:value="226" calcext:value-type="float">
            <text:p>226</text:p>
          </table:table-cell>
          <table:table-cell table:style-name="ce1"/>
          <table:table-cell table:style-name="ce1" table:formula="of:=IFERROR(__xludf.dummyfunction(&quot;&quot;&quot;COMPUTED_VALUE&quot;&quot;&quot;);&quot;GBR-22&quot;)" office:value-type="string" office:string-value="GBR-22" calcext:value-type="string">
            <text:p>GBR-22</text:p>
          </table:table-cell>
          <table:table-cell table:style-name="ce1" table:formula="of:=IFERROR(__xludf.dummyfunction(&quot;&quot;&quot;COMPUTED_VALUE&quot;&quot;&quot;);&quot;Plymouth&quot;)" office:value-type="string" office:string-value="Plymouth" calcext:value-type="string">
            <text:p>Plymouth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264 200&quot;)" office:value-type="string" office:string-value="264 200" calcext:value-type="string">
            <text:p>264 2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27)" office:value-type="float" office:value="227" calcext:value-type="float">
            <text:p>227</text:p>
          </table:table-cell>
          <table:table-cell table:style-name="ce1" table:formula="of:=IFERROR(__xludf.dummyfunction(&quot;&quot;&quot;COMPUTED_VALUE&quot;&quot;&quot;);&quot;UE-109&quot;)" office:value-type="string" office:string-value="UE-109" calcext:value-type="string">
            <text:p>UE-109</text:p>
          </table:table-cell>
          <table:table-cell table:style-name="ce1" table:formula="of:=IFERROR(__xludf.dummyfunction(&quot;&quot;&quot;COMPUTED_VALUE&quot;&quot;&quot;);&quot;ITA-11&quot;)" office:value-type="string" office:string-value="ITA-11" calcext:value-type="string">
            <text:p>ITA-11</text:p>
          </table:table-cell>
          <table:table-cell table:style-name="ce1" table:formula="of:=IFERROR(__xludf.dummyfunction(&quot;&quot;&quot;COMPUTED_VALUE&quot;&quot;&quot;);&quot;Venecia&quot;)" office:value-type="string" office:string-value="Venecia" calcext:value-type="string">
            <text:p>Venecia</text:p>
          </table:table-cell>
          <table:table-cell table:style-name="ce1" table:formula="of:=IFERROR(__xludf.dummyfunction(&quot;&quot;&quot;COMPUTED_VALUE&quot;&quot;&quot;);&quot;Venezia&quot;)" office:value-type="string" office:string-value="Venezia" calcext:value-type="string">
            <text:p>Venezia</text:p>
          </table:table-cell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Véneto&quot;)" office:value-type="string" office:string-value="Véneto" calcext:value-type="string">
            <text:p>Véneto</text:p>
          </table:table-cell>
          <table:table-cell table:style-name="ce1" table:formula="of:=IFERROR(__xludf.dummyfunction(&quot;&quot;&quot;COMPUTED_VALUE&quot;&quot;&quot;);&quot;Ciudad metropolitana de Venecia&quot;)" office:value-type="string" office:string-value="Ciudad metropolitana de Venecia" calcext:value-type="string">
            <text:p>Ciudad metropolitana de Venecia</text:p>
          </table:table-cell>
          <table:table-cell table:style-name="ce1" table:formula="of:=IFERROR(__xludf.dummyfunction(&quot;&quot;&quot;COMPUTED_VALUE&quot;&quot;&quot;);&quot;261 905&quot;)" office:value-type="string" office:string-value="261 905" calcext:value-type="string">
            <text:p>261 90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28)" office:value-type="float" office:value="228" calcext:value-type="float">
            <text:p>228</text:p>
          </table:table-cell>
          <table:table-cell table:style-name="ce1" table:formula="of:=IFERROR(__xludf.dummyfunction(&quot;&quot;&quot;COMPUTED_VALUE&quot;&quot;&quot;);&quot;UE-110&quot;)" office:value-type="string" office:string-value="UE-110" calcext:value-type="string">
            <text:p>UE-110</text:p>
          </table:table-cell>
          <table:table-cell table:style-name="ce1" table:formula="of:=IFERROR(__xludf.dummyfunction(&quot;&quot;&quot;COMPUTED_VALUE&quot;&quot;&quot;);&quot;ALE-25&quot;)" office:value-type="string" office:string-value="ALE-25" calcext:value-type="string">
            <text:p>ALE-25</text:p>
          </table:table-cell>
          <table:table-cell table:style-name="ce1" table:formula="of:=IFERROR(__xludf.dummyfunction(&quot;&quot;&quot;COMPUTED_VALUE&quot;&quot;&quot;);&quot;Gelsenkirchen&quot;)" office:value-type="string" office:string-value="Gelsenkirchen" calcext:value-type="string">
            <text:p>Gelsenkirchen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260 368&quot;)" office:value-type="string" office:string-value="260 368" calcext:value-type="string">
            <text:p>260 36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29)" office:value-type="float" office:value="229" calcext:value-type="float">
            <text:p>229</text:p>
          </table:table-cell>
          <table:table-cell table:style-name="ce1"/>
          <table:table-cell table:style-name="ce1" table:formula="of:=IFERROR(__xludf.dummyfunction(&quot;&quot;&quot;COMPUTED_VALUE&quot;&quot;&quot;);&quot;GBR-21&quot;)" office:value-type="string" office:string-value="GBR-21" calcext:value-type="string">
            <text:p>GBR-21</text:p>
          </table:table-cell>
          <table:table-cell table:style-name="ce1" table:formula="of:=IFERROR(__xludf.dummyfunction(&quot;&quot;&quot;COMPUTED_VALUE&quot;&quot;&quot;);&quot;Kingston upon Hull&quot;)" office:value-type="string" office:string-value="Kingston upon Hull" calcext:value-type="string">
            <text:p>Kingston upon Hull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260 200&quot;)" office:value-type="string" office:string-value="260 200" calcext:value-type="string">
            <text:p>260 2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30)" office:value-type="float" office:value="230" calcext:value-type="float">
            <text:p>230</text:p>
          </table:table-cell>
          <table:table-cell table:style-name="ce1" table:formula="of:=IFERROR(__xludf.dummyfunction(&quot;&quot;&quot;COMPUTED_VALUE&quot;&quot;&quot;);&quot;UE-111&quot;)" office:value-type="string" office:string-value="UE-111" calcext:value-type="string">
            <text:p>UE-111</text:p>
          </table:table-cell>
          <table:table-cell table:style-name="ce1" table:formula="of:=IFERROR(__xludf.dummyfunction(&quot;&quot;&quot;COMPUTED_VALUE&quot;&quot;&quot;);&quot;ALE-26&quot;)" office:value-type="string" office:string-value="ALE-26" calcext:value-type="string">
            <text:p>ALE-26</text:p>
          </table:table-cell>
          <table:table-cell table:style-name="ce1" table:formula="of:=IFERROR(__xludf.dummyfunction(&quot;&quot;&quot;COMPUTED_VALUE&quot;&quot;&quot;);&quot;Mönchengladbach&quot;)" office:value-type="string" office:string-value="Mönchengladbach" calcext:value-type="string">
            <text:p>Mönchengladbach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259 996&quot;)" office:value-type="string" office:string-value="259 996" calcext:value-type="string">
            <text:p>259 99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31)" office:value-type="float" office:value="231" calcext:value-type="float">
            <text:p>231</text:p>
          </table:table-cell>
          <table:table-cell table:style-name="ce1" table:formula="of:=IFERROR(__xludf.dummyfunction(&quot;&quot;&quot;COMPUTED_VALUE&quot;&quot;&quot;);&quot;UE-112&quot;)" office:value-type="string" office:string-value="UE-112" calcext:value-type="string">
            <text:p>UE-112</text:p>
          </table:table-cell>
          <table:table-cell table:style-name="ce1" table:formula="of:=IFERROR(__xludf.dummyfunction(&quot;&quot;&quot;COMPUTED_VALUE&quot;&quot;&quot;);&quot;ITA-12&quot;)" office:value-type="string" office:string-value="ITA-12" calcext:value-type="string">
            <text:p>ITA-12</text:p>
          </table:table-cell>
          <table:table-cell table:style-name="ce1" table:formula="of:=IFERROR(__xludf.dummyfunction(&quot;&quot;&quot;COMPUTED_VALUE&quot;&quot;&quot;);&quot;Verona&quot;)" office:value-type="string" office:string-value="Verona" calcext:value-type="string">
            <text:p>Verona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Véneto&quot;)" office:value-type="string" office:string-value="Véneto" calcext:value-type="string">
            <text:p>Véneto</text:p>
          </table:table-cell>
          <table:table-cell table:style-name="ce1" table:formula="of:=IFERROR(__xludf.dummyfunction(&quot;&quot;&quot;COMPUTED_VALUE&quot;&quot;&quot;);&quot;Provincia de Verona&quot;)" office:value-type="string" office:string-value="Provincia de Verona" calcext:value-type="string">
            <text:p>Provincia de Verona</text:p>
          </table:table-cell>
          <table:table-cell table:style-name="ce1" table:formula="of:=IFERROR(__xludf.dummyfunction(&quot;&quot;&quot;COMPUTED_VALUE&quot;&quot;&quot;);&quot;257 943&quot;)" office:value-type="string" office:string-value="257 943" calcext:value-type="string">
            <text:p>257 94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32)" office:value-type="float" office:value="232" calcext:value-type="float">
            <text:p>232</text:p>
          </table:table-cell>
          <table:table-cell table:style-name="ce1" table:formula="of:=IFERROR(__xludf.dummyfunction(&quot;&quot;&quot;COMPUTED_VALUE&quot;&quot;&quot;);&quot;UE-113&quot;)" office:value-type="string" office:string-value="UE-113" calcext:value-type="string">
            <text:p>UE-113</text:p>
          </table:table-cell>
          <table:table-cell table:style-name="ce1" table:formula="of:=IFERROR(__xludf.dummyfunction(&quot;&quot;&quot;COMPUTED_VALUE&quot;&quot;&quot;);&quot;BEL-03&quot;)" office:value-type="string" office:string-value="BEL-03" calcext:value-type="string">
            <text:p>BEL-03</text:p>
          </table:table-cell>
          <table:table-cell table:style-name="ce1" table:formula="of:=IFERROR(__xludf.dummyfunction(&quot;&quot;&quot;COMPUTED_VALUE&quot;&quot;&quot;);&quot;Gante&quot;)" office:value-type="string" office:string-value="Gante" calcext:value-type="string">
            <text:p>Gante</text:p>
          </table:table-cell>
          <table:table-cell table:style-name="ce1" table:formula="of:=IFERROR(__xludf.dummyfunction(&quot;&quot;&quot;COMPUTED_VALUE&quot;&quot;&quot;);&quot;Ghent&quot;)" office:value-type="string" office:string-value="Ghent" calcext:value-type="string">
            <text:p>Ghent</text:p>
          </table:table-cell>
          <table:table-cell table:style-name="ce1" table:formula="of:=IFERROR(__xludf.dummyfunction(&quot;&quot;&quot;COMPUTED_VALUE&quot;&quot;&quot;);&quot;Bélgica Bélgica&quot;)" office:value-type="string" office:string-value="Bélgica Bélgica" calcext:value-type="string">
            <text:p>Bélgica Bélgica</text:p>
          </table:table-cell>
          <table:table-cell table:style-name="ce1" table:formula="of:=IFERROR(__xludf.dummyfunction(&quot;&quot;&quot;COMPUTED_VALUE&quot;&quot;&quot;);&quot;Región Flamenca&quot;)" office:value-type="string" office:string-value="Región Flamenca" calcext:value-type="string">
            <text:p>Región Flamenca</text:p>
          </table:table-cell>
          <table:table-cell table:style-name="ce1" table:formula="of:=IFERROR(__xludf.dummyfunction(&quot;&quot;&quot;COMPUTED_VALUE&quot;&quot;&quot;);&quot;Provincia de Flandes Oriental&quot;)" office:value-type="string" office:string-value="Provincia de Flandes Oriental" calcext:value-type="string">
            <text:p>Provincia de Flandes Oriental</text:p>
          </table:table-cell>
          <table:table-cell table:style-name="ce1" table:formula="of:=IFERROR(__xludf.dummyfunction(&quot;&quot;&quot;COMPUTED_VALUE&quot;&quot;&quot;);&quot;257 029&quot;)" office:value-type="string" office:string-value="257 029" calcext:value-type="string">
            <text:p>257 02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33)" office:value-type="float" office:value="233" calcext:value-type="float">
            <text:p>233</text:p>
          </table:table-cell>
          <table:table-cell table:style-name="ce1"/>
          <table:table-cell table:style-name="ce1" table:formula="of:=IFERROR(__xludf.dummyfunction(&quot;&quot;&quot;COMPUTED_VALUE&quot;&quot;&quot;);&quot;GBR-23&quot;)" office:value-type="string" office:string-value="GBR-23" calcext:value-type="string">
            <text:p>GBR-23</text:p>
          </table:table-cell>
          <table:table-cell table:style-name="ce1" table:formula="of:=IFERROR(__xludf.dummyfunction(&quot;&quot;&quot;COMPUTED_VALUE&quot;&quot;&quot;);&quot;Wolverhampton&quot;)" office:value-type="string" office:string-value="Wolverhampton" calcext:value-type="string">
            <text:p>Wolverhampton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256 600&quot;)" office:value-type="string" office:string-value="256 600" calcext:value-type="string">
            <text:p>256 6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34)" office:value-type="float" office:value="234" calcext:value-type="float">
            <text:p>234</text:p>
          </table:table-cell>
          <table:table-cell table:style-name="ce1" table:formula="of:=IFERROR(__xludf.dummyfunction(&quot;&quot;&quot;COMPUTED_VALUE&quot;&quot;&quot;);&quot;UE-114&quot;)" office:value-type="string" office:string-value="UE-114" calcext:value-type="string">
            <text:p>UE-114</text:p>
          </table:table-cell>
          <table:table-cell table:style-name="ce1" table:formula="of:=IFERROR(__xludf.dummyfunction(&quot;&quot;&quot;COMPUTED_VALUE&quot;&quot;&quot;);&quot;ESP-16&quot;)" office:value-type="string" office:string-value="ESP-16" calcext:value-type="string">
            <text:p>ESP-16</text:p>
          </table:table-cell>
          <table:table-cell table:style-name="ce1" table:formula="of:=IFERROR(__xludf.dummyfunction(&quot;&quot;&quot;COMPUTED_VALUE&quot;&quot;&quot;);&quot;Hospitalet de Llobregat&quot;)" office:value-type="string" office:string-value="Hospitalet de Llobregat" calcext:value-type="string">
            <text:p>Hospitalet de Llobregat</text:p>
          </table:table-cell>
          <table:table-cell table:style-name="ce1" table:formula="of:=IFERROR(__xludf.dummyfunction(&quot;&quot;&quot;COMPUTED_VALUE&quot;&quot;&quot;);&quot;L'Hospitalet de Llobregat&quot;)" office:value-type="string" office:string-value="L'Hospitalet de Llobregat" calcext:value-type="string">
            <text:p>L'Hospitalet de Llobregat</text:p>
          </table:table-cell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ataluña&quot;)" office:value-type="string" office:string-value="Cataluña" calcext:value-type="string">
            <text:p>Cataluña</text:p>
          </table:table-cell>
          <table:table-cell table:style-name="ce1" table:formula="of:=IFERROR(__xludf.dummyfunction(&quot;&quot;&quot;COMPUTED_VALUE&quot;&quot;&quot;);&quot;Provincia de Barcelona&quot;)" office:value-type="string" office:string-value="Provincia de Barcelona" calcext:value-type="string">
            <text:p>Provincia de Barcelona</text:p>
          </table:table-cell>
          <table:table-cell table:style-name="ce1" table:formula="of:=IFERROR(__xludf.dummyfunction(&quot;&quot;&quot;COMPUTED_VALUE&quot;&quot;&quot;);&quot;254 804&quot;)" office:value-type="string" office:string-value="254 804" calcext:value-type="string">
            <text:p>254 80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35)" office:value-type="float" office:value="235" calcext:value-type="float">
            <text:p>235</text:p>
          </table:table-cell>
          <table:table-cell table:style-name="ce1"/>
          <table:table-cell table:style-name="ce1" table:formula="of:=IFERROR(__xludf.dummyfunction(&quot;&quot;&quot;COMPUTED_VALUE&quot;&quot;&quot;);&quot;GBR-27&quot;)" office:value-type="string" office:string-value="GBR-27" calcext:value-type="string">
            <text:p>GBR-27</text:p>
          </table:table-cell>
          <table:table-cell table:style-name="ce1" table:formula="of:=IFERROR(__xludf.dummyfunction(&quot;&quot;&quot;COMPUTED_VALUE&quot;&quot;&quot;);&quot;Southampton&quot;)" office:value-type="string" office:string-value="Southampton" calcext:value-type="string">
            <text:p>Southampton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253 651&quot;)" office:value-type="string" office:string-value="253 651" calcext:value-type="string">
            <text:p>253 65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36)" office:value-type="float" office:value="236" calcext:value-type="float">
            <text:p>23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TUR-02&quot;)" office:value-type="string" office:string-value="TUR-02" calcext:value-type="string">
            <text:p>TUR-02</text:p>
          </table:table-cell>
          <table:table-cell table:style-name="ce1" table:formula="of:=IFERROR(__xludf.dummyfunction(&quot;&quot;&quot;COMPUTED_VALUE&quot;&quot;&quot;);&quot;Çorlu&quot;)" office:value-type="string" office:string-value="Çorlu" calcext:value-type="string">
            <text:p>Çorlu</text:p>
          </table:table-cell>
          <table:table-cell table:style-name="ce1" table:formula="of:=IFERROR(__xludf.dummyfunction(&quot;&quot;&quot;COMPUTED_VALUE&quot;&quot;&quot;);&quot;İstanbul&quot;)" office:value-type="string" office:string-value="İstanbul" calcext:value-type="string">
            <text:p>İstanbul</text:p>
          </table:table-cell>
          <table:table-cell table:style-name="ce1" table:formula="of:=IFERROR(__xludf.dummyfunction(&quot;&quot;&quot;COMPUTED_VALUE&quot;&quot;&quot;);&quot;Turquía Turquía&quot;)" office:value-type="string" office:string-value="Turquía Turquía" calcext:value-type="string">
            <text:p>Turquía Turquía</text:p>
          </table:table-cell>
          <table:table-cell table:style-name="ce1" table:formula="of:=IFERROR(__xludf.dummyfunction(&quot;&quot;&quot;COMPUTED_VALUE&quot;&quot;&quot;);&quot;Provincia de Tekirdağ&quot;)" office:value-type="string" office:string-value="Provincia de Tekirdağ" calcext:value-type="string">
            <text:p>Provincia de Tekirdağ</text:p>
          </table:table-cell>
          <table:table-cell table:style-name="ce1"/>
          <table:table-cell table:style-name="ce1" table:formula="of:=IFERROR(__xludf.dummyfunction(&quot;&quot;&quot;COMPUTED_VALUE&quot;&quot;&quot;);&quot;253 551&quot;)" office:value-type="string" office:string-value="253 551" calcext:value-type="string">
            <text:p>253 55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37)" office:value-type="float" office:value="237" calcext:value-type="float">
            <text:p>237</text:p>
          </table:table-cell>
          <table:table-cell table:style-name="ce1"/>
          <table:table-cell table:style-name="ce1" table:formula="of:=IFERROR(__xludf.dummyfunction(&quot;&quot;&quot;COMPUTED_VALUE&quot;&quot;&quot;);&quot;GBR-24&quot;)" office:value-type="string" office:string-value="GBR-24" calcext:value-type="string">
            <text:p>GBR-24</text:p>
          </table:table-cell>
          <table:table-cell table:style-name="ce1" table:formula="of:=IFERROR(__xludf.dummyfunction(&quot;&quot;&quot;COMPUTED_VALUE&quot;&quot;&quot;);&quot;Stoke-on-Trent&quot;)" office:value-type="string" office:string-value="Stoke-on-Trent" calcext:value-type="string">
            <text:p>Stoke-on-Trent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253 200&quot;)" office:value-type="string" office:string-value="253 200" calcext:value-type="string">
            <text:p>253 2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38)" office:value-type="float" office:value="238" calcext:value-type="float">
            <text:p>238</text:p>
          </table:table-cell>
          <table:table-cell table:style-name="ce1" table:formula="of:=IFERROR(__xludf.dummyfunction(&quot;&quot;&quot;COMPUTED_VALUE&quot;&quot;&quot;);&quot;UE-115&quot;)" office:value-type="string" office:string-value="UE-115" calcext:value-type="string">
            <text:p>UE-115</text:p>
          </table:table-cell>
          <table:table-cell table:style-name="ce1" table:formula="of:=IFERROR(__xludf.dummyfunction(&quot;&quot;&quot;COMPUTED_VALUE&quot;&quot;&quot;);&quot;ALE-27&quot;)" office:value-type="string" office:string-value="ALE-27" calcext:value-type="string">
            <text:p>ALE-27</text:p>
          </table:table-cell>
          <table:table-cell table:style-name="ce1" table:formula="of:=IFERROR(__xludf.dummyfunction(&quot;&quot;&quot;COMPUTED_VALUE&quot;&quot;&quot;);&quot;Brunswick&quot;)" office:value-type="string" office:string-value="Brunswick" calcext:value-type="string">
            <text:p>Brunswick</text:p>
          </table:table-cell>
          <table:table-cell table:style-name="ce1" table:formula="of:=IFERROR(__xludf.dummyfunction(&quot;&quot;&quot;COMPUTED_VALUE&quot;&quot;&quot;);&quot;Braunschweig&quot;)" office:value-type="string" office:string-value="Braunschweig" calcext:value-type="string">
            <text:p>Braunschweig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ja Sajonia&quot;)" office:value-type="string" office:string-value="Baja Sajonia" calcext:value-type="string">
            <text:p>Baja Sajonia</text:p>
          </table:table-cell>
          <table:table-cell table:style-name="ce1"/>
          <table:table-cell table:style-name="ce1" table:formula="of:=IFERROR(__xludf.dummyfunction(&quot;&quot;&quot;COMPUTED_VALUE&quot;&quot;&quot;);&quot;252 768&quot;)" office:value-type="string" office:string-value="252 768" calcext:value-type="string">
            <text:p>252 76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39)" office:value-type="float" office:value="239" calcext:value-type="float">
            <text:p>23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56&quot;)" office:value-type="string" office:string-value="RUS-056" calcext:value-type="string">
            <text:p>RUS-056</text:p>
          </table:table-cell>
          <table:table-cell table:style-name="ce1" table:formula="of:=IFERROR(__xludf.dummyfunction(&quot;&quot;&quot;COMPUTED_VALUE&quot;&quot;&quot;);&quot;Taganrog&quot;)" office:value-type="string" office:string-value="Taganrog" calcext:value-type="string">
            <text:p>Taganrog</text:p>
          </table:table-cell>
          <table:table-cell table:style-name="ce1" table:formula="of:=IFERROR(__xludf.dummyfunction(&quot;&quot;&quot;COMPUTED_VALUE&quot;&quot;&quot;);&quot;Таганрог&quot;)" office:value-type="string" office:string-value="Таганрог" calcext:value-type="string">
            <text:p>Таганрог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Rostov&quot;)" office:value-type="string" office:string-value="Óblast de Rostov" calcext:value-type="string">
            <text:p>Óblast de Rostov</text:p>
          </table:table-cell>
          <table:table-cell table:style-name="ce1"/>
          <table:table-cell table:style-name="ce1" table:formula="of:=IFERROR(__xludf.dummyfunction(&quot;&quot;&quot;COMPUTED_VALUE&quot;&quot;&quot;);&quot;251 050&quot;)" office:value-type="string" office:string-value="251 050" calcext:value-type="string">
            <text:p>251 05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40)" office:value-type="float" office:value="240" calcext:value-type="float">
            <text:p>24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24&quot;)" office:value-type="string" office:string-value="UKR-24" calcext:value-type="string">
            <text:p>UKR-24</text:p>
          </table:table-cell>
          <table:table-cell table:style-name="ce1" table:formula="of:=IFERROR(__xludf.dummyfunction(&quot;&quot;&quot;COMPUTED_VALUE&quot;&quot;&quot;);&quot;Horlivka&quot;)" office:value-type="string" office:string-value="Horlivka" calcext:value-type="string">
            <text:p>Horlivka</text:p>
          </table:table-cell>
          <table:table-cell table:style-name="ce1" table:formula="of:=IFERROR(__xludf.dummyfunction(&quot;&quot;&quot;COMPUTED_VALUE&quot;&quot;&quot;);&quot;Горлівка&quot;)" office:value-type="string" office:string-value="Горлівка" calcext:value-type="string">
            <text:p>Горлівка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Donetsk&quot;)" office:value-type="string" office:string-value="Óblast de Donetsk" calcext:value-type="string">
            <text:p>Óblast de Donetsk</text:p>
          </table:table-cell>
          <table:table-cell table:style-name="ce1"/>
          <table:table-cell table:style-name="ce1" table:formula="of:=IFERROR(__xludf.dummyfunction(&quot;&quot;&quot;COMPUTED_VALUE&quot;&quot;&quot;);&quot;250 991&quot;)" office:value-type="string" office:string-value="250 991" calcext:value-type="string">
            <text:p>250 99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41)" office:value-type="float" office:value="241" calcext:value-type="float">
            <text:p>24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25&quot;)" office:value-type="string" office:string-value="UKR-25" calcext:value-type="string">
            <text:p>UKR-25</text:p>
          </table:table-cell>
          <table:table-cell table:style-name="ce1" table:formula="of:=IFERROR(__xludf.dummyfunction(&quot;&quot;&quot;COMPUTED_VALUE&quot;&quot;&quot;);&quot;Rivne&quot;)" office:value-type="string" office:string-value="Rivne" calcext:value-type="string">
            <text:p>Rivne</text:p>
          </table:table-cell>
          <table:table-cell table:style-name="ce1" table:formula="of:=IFERROR(__xludf.dummyfunction(&quot;&quot;&quot;COMPUTED_VALUE&quot;&quot;&quot;);&quot;Рівне&quot;)" office:value-type="string" office:string-value="Рівне" calcext:value-type="string">
            <text:p>Рівне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Rivne&quot;)" office:value-type="string" office:string-value="Óblast de Rivne" calcext:value-type="string">
            <text:p>Óblast de Rivne</text:p>
          </table:table-cell>
          <table:table-cell table:style-name="ce1"/>
          <table:table-cell table:style-name="ce1" table:formula="of:=IFERROR(__xludf.dummyfunction(&quot;&quot;&quot;COMPUTED_VALUE&quot;&quot;&quot;);&quot;249 477&quot;)" office:value-type="string" office:string-value="249 477" calcext:value-type="string">
            <text:p>249 47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42)" office:value-type="float" office:value="242" calcext:value-type="float">
            <text:p>242</text:p>
          </table:table-cell>
          <table:table-cell table:style-name="ce1" table:formula="of:=IFERROR(__xludf.dummyfunction(&quot;&quot;&quot;COMPUTED_VALUE&quot;&quot;&quot;);&quot;UE-116&quot;)" office:value-type="string" office:string-value="UE-116" calcext:value-type="string">
            <text:p>UE-116</text:p>
          </table:table-cell>
          <table:table-cell table:style-name="ce1" table:formula="of:=IFERROR(__xludf.dummyfunction(&quot;&quot;&quot;COMPUTED_VALUE&quot;&quot;&quot;);&quot;ROM-08&quot;)" office:value-type="string" office:string-value="ROM-08" calcext:value-type="string">
            <text:p>ROM-08</text:p>
          </table:table-cell>
          <table:table-cell table:style-name="ce1" table:formula="of:=IFERROR(__xludf.dummyfunction(&quot;&quot;&quot;COMPUTED_VALUE&quot;&quot;&quot;);&quot;Galați&quot;)" office:value-type="string" office:string-value="Galați" calcext:value-type="string">
            <text:p>Galați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Galați&quot;)" office:value-type="string" office:string-value="Galați" calcext:value-type="string">
            <text:p>Galați</text:p>
          </table:table-cell>
          <table:table-cell table:style-name="ce1"/>
          <table:table-cell table:style-name="ce1" table:formula="of:=IFERROR(__xludf.dummyfunction(&quot;&quot;&quot;COMPUTED_VALUE&quot;&quot;&quot;);&quot;249 432&quot;)" office:value-type="string" office:string-value="249 432" calcext:value-type="string">
            <text:p>249 43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43)" office:value-type="float" office:value="243" calcext:value-type="float">
            <text:p>243</text:p>
          </table:table-cell>
          <table:table-cell table:style-name="ce1"/>
          <table:table-cell table:style-name="ce1" table:formula="of:=IFERROR(__xludf.dummyfunction(&quot;&quot;&quot;COMPUTED_VALUE&quot;&quot;&quot;);&quot;GBR-25&quot;)" office:value-type="string" office:string-value="GBR-25" calcext:value-type="string">
            <text:p>GBR-25</text:p>
          </table:table-cell>
          <table:table-cell table:style-name="ce1" table:formula="of:=IFERROR(__xludf.dummyfunction(&quot;&quot;&quot;COMPUTED_VALUE&quot;&quot;&quot;);&quot;Derby&quot;)" office:value-type="string" office:string-value="Derby" calcext:value-type="string">
            <text:p>Derby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248 752&quot;)" office:value-type="string" office:string-value="248 752" calcext:value-type="string">
            <text:p>248 75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44)" office:value-type="float" office:value="244" calcext:value-type="float">
            <text:p>244</text:p>
          </table:table-cell>
          <table:table-cell table:style-name="ce1" table:formula="of:=IFERROR(__xludf.dummyfunction(&quot;&quot;&quot;COMPUTED_VALUE&quot;&quot;&quot;);&quot;UE-117&quot;)" office:value-type="string" office:string-value="UE-117" calcext:value-type="string">
            <text:p>UE-117</text:p>
          </table:table-cell>
          <table:table-cell table:style-name="ce1" table:formula="of:=IFERROR(__xludf.dummyfunction(&quot;&quot;&quot;COMPUTED_VALUE&quot;&quot;&quot;);&quot;ALE-28&quot;)" office:value-type="string" office:string-value="ALE-28" calcext:value-type="string">
            <text:p>ALE-28</text:p>
          </table:table-cell>
          <table:table-cell table:style-name="ce1" table:formula="of:=IFERROR(__xludf.dummyfunction(&quot;&quot;&quot;COMPUTED_VALUE&quot;&quot;&quot;);&quot;Chemnitz&quot;)" office:value-type="string" office:string-value="Chemnitz" calcext:value-type="string">
            <text:p>Chemnitz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Sajonia&quot;)" office:value-type="string" office:string-value="Sajonia" calcext:value-type="string">
            <text:p>Sajonia</text:p>
          </table:table-cell>
          <table:table-cell table:style-name="ce1"/>
          <table:table-cell table:style-name="ce1" table:formula="of:=IFERROR(__xludf.dummyfunction(&quot;&quot;&quot;COMPUTED_VALUE&quot;&quot;&quot;);&quot;248 645&quot;)" office:value-type="string" office:string-value="248 645" calcext:value-type="string">
            <text:p>248 64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45)" office:value-type="float" office:value="245" calcext:value-type="float">
            <text:p>245</text:p>
          </table:table-cell>
          <table:table-cell table:style-name="ce1"/>
          <table:table-cell table:style-name="ce1" table:formula="of:=IFERROR(__xludf.dummyfunction(&quot;&quot;&quot;COMPUTED_VALUE&quot;&quot;&quot;);&quot;GBR-30&quot;)" office:value-type="string" office:string-value="GBR-30" calcext:value-type="string">
            <text:p>GBR-30</text:p>
          </table:table-cell>
          <table:table-cell table:style-name="ce1" table:formula="of:=IFERROR(__xludf.dummyfunction(&quot;&quot;&quot;COMPUTED_VALUE&quot;&quot;&quot;);&quot;Ciudad de Westminster&quot;)" office:value-type="string" office:string-value="Ciudad de Westminster" calcext:value-type="string">
            <text:p>Ciudad de Westminster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Gran Londres&quot;)" office:value-type="string" office:string-value="Gran Londres" calcext:value-type="string">
            <text:p>Gran Londres</text:p>
          </table:table-cell>
          <table:table-cell table:style-name="ce1" table:formula="of:=IFERROR(__xludf.dummyfunction(&quot;&quot;&quot;COMPUTED_VALUE&quot;&quot;&quot;);&quot;247 600&quot;)" office:value-type="string" office:string-value="247 600" calcext:value-type="string">
            <text:p>247 6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46)" office:value-type="float" office:value="246" calcext:value-type="float">
            <text:p>246</text:p>
          </table:table-cell>
          <table:table-cell table:style-name="ce1" table:formula="of:=IFERROR(__xludf.dummyfunction(&quot;&quot;&quot;COMPUTED_VALUE&quot;&quot;&quot;);&quot;UE-118&quot;)" office:value-type="string" office:string-value="UE-118" calcext:value-type="string">
            <text:p>UE-118</text:p>
          </table:table-cell>
          <table:table-cell table:style-name="ce1" table:formula="of:=IFERROR(__xludf.dummyfunction(&quot;&quot;&quot;COMPUTED_VALUE&quot;&quot;&quot;);&quot;POL-12&quot;)" office:value-type="string" office:string-value="POL-12" calcext:value-type="string">
            <text:p>POL-12</text:p>
          </table:table-cell>
          <table:table-cell table:style-name="ce1" table:formula="of:=IFERROR(__xludf.dummyfunction(&quot;&quot;&quot;COMPUTED_VALUE&quot;&quot;&quot;);&quot;Gdynia&quot;)" office:value-type="string" office:string-value="Gdynia" calcext:value-type="string">
            <text:p>Gdynia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Pomerania&quot;)" office:value-type="string" office:string-value="Voivodato de Pomerania" calcext:value-type="string">
            <text:p>Voivodato de Pomerania</text:p>
          </table:table-cell>
          <table:table-cell table:style-name="ce1"/>
          <table:table-cell table:style-name="ce1" table:formula="of:=IFERROR(__xludf.dummyfunction(&quot;&quot;&quot;COMPUTED_VALUE&quot;&quot;&quot;);&quot;247 329&quot;)" office:value-type="string" office:string-value="247 329" calcext:value-type="string">
            <text:p>247 32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47)" office:value-type="float" office:value="247" calcext:value-type="float">
            <text:p>247</text:p>
          </table:table-cell>
          <table:table-cell table:style-name="ce1" table:formula="of:=IFERROR(__xludf.dummyfunction(&quot;&quot;&quot;COMPUTED_VALUE&quot;&quot;&quot;);&quot;UE-119&quot;)" office:value-type="string" office:string-value="UE-119" calcext:value-type="string">
            <text:p>UE-119</text:p>
          </table:table-cell>
          <table:table-cell table:style-name="ce1" table:formula="of:=IFERROR(__xludf.dummyfunction(&quot;&quot;&quot;COMPUTED_VALUE&quot;&quot;&quot;);&quot;FRA-09&quot;)" office:value-type="string" office:string-value="FRA-09" calcext:value-type="string">
            <text:p>FRA-09</text:p>
          </table:table-cell>
          <table:table-cell table:style-name="ce1" table:formula="of:=IFERROR(__xludf.dummyfunction(&quot;&quot;&quot;COMPUTED_VALUE&quot;&quot;&quot;);&quot;Burdeos&quot;)" office:value-type="string" office:string-value="Burdeos" calcext:value-type="string">
            <text:p>Burdeos</text:p>
          </table:table-cell>
          <table:table-cell table:style-name="ce1" table:formula="of:=IFERROR(__xludf.dummyfunction(&quot;&quot;&quot;COMPUTED_VALUE&quot;&quot;&quot;);&quot;Bordeaux&quot;)" office:value-type="string" office:string-value="Bordeaux" calcext:value-type="string">
            <text:p>Bordeaux</text:p>
          </table:table-cell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Nueva Aquitania&quot;)" office:value-type="string" office:string-value="Nueva Aquitania" calcext:value-type="string">
            <text:p>Nueva Aquitania</text:p>
          </table:table-cell>
          <table:table-cell table:style-name="ce1" table:formula="of:=IFERROR(__xludf.dummyfunction(&quot;&quot;&quot;COMPUTED_VALUE&quot;&quot;&quot;);&quot;Gironda&quot;)" office:value-type="string" office:string-value="Gironda" calcext:value-type="string">
            <text:p>Gironda</text:p>
          </table:table-cell>
          <table:table-cell table:style-name="ce1" table:formula="of:=IFERROR(__xludf.dummyfunction(&quot;&quot;&quot;COMPUTED_VALUE&quot;&quot;&quot;);&quot;246 586&quot;)" office:value-type="string" office:string-value="246 586" calcext:value-type="string">
            <text:p>246 58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48)" office:value-type="float" office:value="248" calcext:value-type="float">
            <text:p>248</text:p>
          </table:table-cell>
          <table:table-cell table:style-name="ce1" table:formula="of:=IFERROR(__xludf.dummyfunction(&quot;&quot;&quot;COMPUTED_VALUE&quot;&quot;&quot;);&quot;UE-120&quot;)" office:value-type="string" office:string-value="UE-120" calcext:value-type="string">
            <text:p>UE-120</text:p>
          </table:table-cell>
          <table:table-cell table:style-name="ce1" table:formula="of:=IFERROR(__xludf.dummyfunction(&quot;&quot;&quot;COMPUTED_VALUE&quot;&quot;&quot;);&quot;ALE-30&quot;)" office:value-type="string" office:string-value="ALE-30" calcext:value-type="string">
            <text:p>ALE-30</text:p>
          </table:table-cell>
          <table:table-cell table:style-name="ce1" table:formula="of:=IFERROR(__xludf.dummyfunction(&quot;&quot;&quot;COMPUTED_VALUE&quot;&quot;&quot;);&quot;Kiel&quot;)" office:value-type="string" office:string-value="Kiel" calcext:value-type="string">
            <text:p>Kiel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Schleswig-Holstein&quot;)" office:value-type="string" office:string-value="Schleswig-Holstein" calcext:value-type="string">
            <text:p>Schleswig-Holstein</text:p>
          </table:table-cell>
          <table:table-cell table:style-name="ce1"/>
          <table:table-cell table:style-name="ce1" table:formula="of:=IFERROR(__xludf.dummyfunction(&quot;&quot;&quot;COMPUTED_VALUE&quot;&quot;&quot;);&quot;246 269&quot;)" office:value-type="string" office:string-value="246 269" calcext:value-type="string">
            <text:p>246 26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49)" office:value-type="float" office:value="249" calcext:value-type="float">
            <text:p>249</text:p>
          </table:table-cell>
          <table:table-cell table:style-name="ce1" table:formula="of:=IFERROR(__xludf.dummyfunction(&quot;&quot;&quot;COMPUTED_VALUE&quot;&quot;&quot;);&quot;UE-121&quot;)" office:value-type="string" office:string-value="UE-121" calcext:value-type="string">
            <text:p>UE-121</text:p>
          </table:table-cell>
          <table:table-cell table:style-name="ce1" table:formula="of:=IFERROR(__xludf.dummyfunction(&quot;&quot;&quot;COMPUTED_VALUE&quot;&quot;&quot;);&quot;ALE-29&quot;)" office:value-type="string" office:string-value="ALE-29" calcext:value-type="string">
            <text:p>ALE-29</text:p>
          </table:table-cell>
          <table:table-cell table:style-name="ce1" table:formula="of:=IFERROR(__xludf.dummyfunction(&quot;&quot;&quot;COMPUTED_VALUE&quot;&quot;&quot;);&quot;Aquisgrán&quot;)" office:value-type="string" office:string-value="Aquisgrán" calcext:value-type="string">
            <text:p>Aquisgrán</text:p>
          </table:table-cell>
          <table:table-cell table:style-name="ce1" table:formula="of:=IFERROR(__xludf.dummyfunction(&quot;&quot;&quot;COMPUTED_VALUE&quot;&quot;&quot;);&quot;Aachen&quot;)" office:value-type="string" office:string-value="Aachen" calcext:value-type="string">
            <text:p>Aachen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245 885&quot;)" office:value-type="string" office:string-value="245 885" calcext:value-type="string">
            <text:p>245 88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50)" office:value-type="float" office:value="250" calcext:value-type="float">
            <text:p>25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57&quot;)" office:value-type="string" office:string-value="RUS-057" calcext:value-type="string">
            <text:p>RUS-057</text:p>
          </table:table-cell>
          <table:table-cell table:style-name="ce1" table:formula="of:=IFERROR(__xludf.dummyfunction(&quot;&quot;&quot;COMPUTED_VALUE&quot;&quot;&quot;);&quot;Syktyvkar&quot;)" office:value-type="string" office:string-value="Syktyvkar" calcext:value-type="string">
            <text:p>Syktyvkar</text:p>
          </table:table-cell>
          <table:table-cell table:style-name="ce1" table:formula="of:=IFERROR(__xludf.dummyfunction(&quot;&quot;&quot;COMPUTED_VALUE&quot;&quot;&quot;);&quot;Сыктывкар&quot;)" office:value-type="string" office:string-value="Сыктывкар" calcext:value-type="string">
            <text:p>Сыктывкар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Komi&quot;)" office:value-type="string" office:string-value="República de Komi" calcext:value-type="string">
            <text:p>República de Komi</text:p>
          </table:table-cell>
          <table:table-cell table:style-name="ce1"/>
          <table:table-cell table:style-name="ce1" table:formula="of:=IFERROR(__xludf.dummyfunction(&quot;&quot;&quot;COMPUTED_VALUE&quot;&quot;&quot;);&quot;245 313&quot;)" office:value-type="string" office:string-value="245 313" calcext:value-type="string">
            <text:p>245 31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51)" office:value-type="float" office:value="251" calcext:value-type="float">
            <text:p>25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58&quot;)" office:value-type="string" office:string-value="RUS-058" calcext:value-type="string">
            <text:p>RUS-058</text:p>
          </table:table-cell>
          <table:table-cell table:style-name="ce1" table:formula="of:=IFERROR(__xludf.dummyfunction(&quot;&quot;&quot;COMPUTED_VALUE&quot;&quot;&quot;);&quot;Jimki&quot;)" office:value-type="string" office:string-value="Jimki" calcext:value-type="string">
            <text:p>Jimki</text:p>
          </table:table-cell>
          <table:table-cell table:style-name="ce1" table:formula="of:=IFERROR(__xludf.dummyfunction(&quot;&quot;&quot;COMPUTED_VALUE&quot;&quot;&quot;);&quot;Химки&quot;)" office:value-type="string" office:string-value="Химки" calcext:value-type="string">
            <text:p>Химки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Moscú&quot;)" office:value-type="string" office:string-value="Óblast de Moscú" calcext:value-type="string">
            <text:p>Óblast de Moscú</text:p>
          </table:table-cell>
          <table:table-cell table:style-name="ce1"/>
          <table:table-cell table:style-name="ce1" table:formula="of:=IFERROR(__xludf.dummyfunction(&quot;&quot;&quot;COMPUTED_VALUE&quot;&quot;&quot;);&quot;244 668&quot;)" office:value-type="string" office:string-value="244 668" calcext:value-type="string">
            <text:p>244 66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52)" office:value-type="float" office:value="252" calcext:value-type="float">
            <text:p>252</text:p>
          </table:table-cell>
          <table:table-cell table:style-name="ce1" table:formula="of:=IFERROR(__xludf.dummyfunction(&quot;&quot;&quot;COMPUTED_VALUE&quot;&quot;&quot;);&quot;UE-122&quot;)" office:value-type="string" office:string-value="UE-122" calcext:value-type="string">
            <text:p>UE-122</text:p>
          </table:table-cell>
          <table:table-cell table:style-name="ce1" table:formula="of:=IFERROR(__xludf.dummyfunction(&quot;&quot;&quot;COMPUTED_VALUE&quot;&quot;&quot;);&quot;ESP-18&quot;)" office:value-type="string" office:string-value="ESP-18" calcext:value-type="string">
            <text:p>ESP-18</text:p>
          </table:table-cell>
          <table:table-cell table:style-name="ce1" table:formula="of:=IFERROR(__xludf.dummyfunction(&quot;&quot;&quot;COMPUTED_VALUE&quot;&quot;&quot;);&quot;Vitoria&quot;)" office:value-type="string" office:string-value="Vitoria" calcext:value-type="string">
            <text:p>Vitoria</text:p>
          </table:table-cell>
          <table:table-cell table:style-name="ce1" table:formula="of:=IFERROR(__xludf.dummyfunction(&quot;&quot;&quot;COMPUTED_VALUE&quot;&quot;&quot;);&quot;Vitoria&quot;)" office:value-type="string" office:string-value="Vitoria" calcext:value-type="string">
            <text:p>Vitoria</text:p>
          </table:table-cell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País Vasco&quot;)" office:value-type="string" office:string-value="País Vasco" calcext:value-type="string">
            <text:p>País Vasco</text:p>
          </table:table-cell>
          <table:table-cell table:style-name="ce1" table:formula="of:=IFERROR(__xludf.dummyfunction(&quot;&quot;&quot;COMPUTED_VALUE&quot;&quot;&quot;);&quot;Álava&quot;)" office:value-type="string" office:string-value="Álava" calcext:value-type="string">
            <text:p>Álava</text:p>
          </table:table-cell>
          <table:table-cell table:style-name="ce1" table:formula="of:=IFERROR(__xludf.dummyfunction(&quot;&quot;&quot;COMPUTED_VALUE&quot;&quot;&quot;);&quot;255 000&quot;)" office:value-type="string" office:string-value="255 000" calcext:value-type="string">
            <text:p>255 0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53)" office:value-type="float" office:value="253" calcext:value-type="float">
            <text:p>253</text:p>
          </table:table-cell>
          <table:table-cell table:style-name="ce1"/>
          <table:table-cell table:style-name="ce1" table:formula="of:=IFERROR(__xludf.dummyfunction(&quot;&quot;&quot;COMPUTED_VALUE&quot;&quot;&quot;);&quot;GBR-26&quot;)" office:value-type="string" office:string-value="GBR-26" calcext:value-type="string">
            <text:p>GBR-26</text:p>
          </table:table-cell>
          <table:table-cell table:style-name="ce1" table:formula="of:=IFERROR(__xludf.dummyfunction(&quot;&quot;&quot;COMPUTED_VALUE&quot;&quot;&quot;);&quot;Swansea&quot;)" office:value-type="string" office:string-value="Swansea" calcext:value-type="string">
            <text:p>Swansea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Gales&quot;)" office:value-type="string" office:string-value="Gales" calcext:value-type="string">
            <text:p>Gales</text:p>
          </table:table-cell>
          <table:table-cell table:style-name="ce1"/>
          <table:table-cell table:style-name="ce1" table:formula="of:=IFERROR(__xludf.dummyfunction(&quot;&quot;&quot;COMPUTED_VALUE&quot;&quot;&quot;);&quot;244 500&quot;)" office:value-type="string" office:string-value="244 500" calcext:value-type="string">
            <text:p>244 5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54)" office:value-type="float" office:value="254" calcext:value-type="float">
            <text:p>254</text:p>
          </table:table-cell>
          <table:table-cell table:style-name="ce1" table:formula="of:=IFERROR(__xludf.dummyfunction(&quot;&quot;&quot;COMPUTED_VALUE&quot;&quot;&quot;);&quot;UE-123&quot;)" office:value-type="string" office:string-value="UE-123" calcext:value-type="string">
            <text:p>UE-123</text:p>
          </table:table-cell>
          <table:table-cell table:style-name="ce1" table:formula="of:=IFERROR(__xludf.dummyfunction(&quot;&quot;&quot;COMPUTED_VALUE&quot;&quot;&quot;);&quot;ESP-17&quot;)" office:value-type="string" office:string-value="ESP-17" calcext:value-type="string">
            <text:p>ESP-17</text:p>
          </table:table-cell>
          <table:table-cell table:style-name="ce1" table:formula="of:=IFERROR(__xludf.dummyfunction(&quot;&quot;&quot;COMPUTED_VALUE&quot;&quot;&quot;);&quot;La Coruña&quot;)" office:value-type="string" office:string-value="La Coruña" calcext:value-type="string">
            <text:p>La Coruña</text:p>
          </table:table-cell>
          <table:table-cell table:style-name="ce1" table:formula="of:=IFERROR(__xludf.dummyfunction(&quot;&quot;&quot;COMPUTED_VALUE&quot;&quot;&quot;);&quot;La Coruña&quot;)" office:value-type="string" office:string-value="La Coruña" calcext:value-type="string">
            <text:p>La Coruña</text:p>
          </table:table-cell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Galicia&quot;)" office:value-type="string" office:string-value="Galicia" calcext:value-type="string">
            <text:p>Galicia</text:p>
          </table:table-cell>
          <table:table-cell table:style-name="ce1" table:formula="of:=IFERROR(__xludf.dummyfunction(&quot;&quot;&quot;COMPUTED_VALUE&quot;&quot;&quot;);&quot;Provincia de La Coruña&quot;)" office:value-type="string" office:string-value="Provincia de La Coruña" calcext:value-type="string">
            <text:p>Provincia de La Coruña</text:p>
          </table:table-cell>
          <table:table-cell table:style-name="ce1" table:formula="of:=IFERROR(__xludf.dummyfunction(&quot;&quot;&quot;COMPUTED_VALUE&quot;&quot;&quot;);&quot;243 978&quot;)" office:value-type="string" office:string-value="243 978" calcext:value-type="string">
            <text:p>243 97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55)" office:value-type="float" office:value="255" calcext:value-type="float">
            <text:p>255</text:p>
          </table:table-cell>
          <table:table-cell table:style-name="ce1" table:formula="of:=IFERROR(__xludf.dummyfunction(&quot;&quot;&quot;COMPUTED_VALUE&quot;&quot;&quot;);&quot;UE-124&quot;)" office:value-type="string" office:string-value="UE-124" calcext:value-type="string">
            <text:p>UE-124</text:p>
          </table:table-cell>
          <table:table-cell table:style-name="ce1" table:formula="of:=IFERROR(__xludf.dummyfunction(&quot;&quot;&quot;COMPUTED_VALUE&quot;&quot;&quot;);&quot;POL-13&quot;)" office:value-type="string" office:string-value="POL-13" calcext:value-type="string">
            <text:p>POL-13</text:p>
          </table:table-cell>
          <table:table-cell table:style-name="ce1" table:formula="of:=IFERROR(__xludf.dummyfunction(&quot;&quot;&quot;COMPUTED_VALUE&quot;&quot;&quot;);&quot;Częstochowa&quot;)" office:value-type="string" office:string-value="Częstochowa" calcext:value-type="string">
            <text:p>Częstochowa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Silesia&quot;)" office:value-type="string" office:string-value="Voivodato de Silesia" calcext:value-type="string">
            <text:p>Voivodato de Silesia</text:p>
          </table:table-cell>
          <table:table-cell table:style-name="ce1"/>
          <table:table-cell table:style-name="ce1" table:formula="of:=IFERROR(__xludf.dummyfunction(&quot;&quot;&quot;COMPUTED_VALUE&quot;&quot;&quot;);&quot;242 300&quot;)" office:value-type="string" office:string-value="242 300" calcext:value-type="string">
            <text:p>242 3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56)" office:value-type="float" office:value="256" calcext:value-type="float">
            <text:p>256</text:p>
          </table:table-cell>
          <table:table-cell table:style-name="ce1" table:formula="of:=IFERROR(__xludf.dummyfunction(&quot;&quot;&quot;COMPUTED_VALUE&quot;&quot;&quot;);&quot;UE-125&quot;)" office:value-type="string" office:string-value="UE-125" calcext:value-type="string">
            <text:p>UE-125</text:p>
          </table:table-cell>
          <table:table-cell table:style-name="ce1" table:formula="of:=IFERROR(__xludf.dummyfunction(&quot;&quot;&quot;COMPUTED_VALUE&quot;&quot;&quot;);&quot;SLO-02&quot;)" office:value-type="string" office:string-value="SLO-02" calcext:value-type="string">
            <text:p>SLO-02</text:p>
          </table:table-cell>
          <table:table-cell table:style-name="ce1" table:formula="of:=IFERROR(__xludf.dummyfunction(&quot;&quot;&quot;COMPUTED_VALUE&quot;&quot;&quot;);&quot;Košice&quot;)" office:value-type="string" office:string-value="Košice" calcext:value-type="string">
            <text:p>Košice</text:p>
          </table:table-cell>
          <table:table-cell table:style-name="ce1"/>
          <table:table-cell table:style-name="ce1" table:formula="of:=IFERROR(__xludf.dummyfunction(&quot;&quot;&quot;COMPUTED_VALUE&quot;&quot;&quot;);&quot;EslovaquiaEslovaquia&quot;)" office:value-type="string" office:string-value="EslovaquiaEslovaquia" calcext:value-type="string">
            <text:p>EslovaquiaEslovaquia</text:p>
          </table:table-cell>
          <table:table-cell table:style-name="ce1" table:formula="of:=IFERROR(__xludf.dummyfunction(&quot;&quot;&quot;COMPUTED_VALUE&quot;&quot;&quot;);&quot;Región de Košice&quot;)" office:value-type="string" office:string-value="Región de Košice" calcext:value-type="string">
            <text:p>Región de Košice</text:p>
          </table:table-cell>
          <table:table-cell table:style-name="ce1"/>
          <table:table-cell table:style-name="ce1" table:formula="of:=IFERROR(__xludf.dummyfunction(&quot;&quot;&quot;COMPUTED_VALUE&quot;&quot;&quot;);&quot;239 141&quot;)" office:value-type="string" office:string-value="239 141" calcext:value-type="string">
            <text:p>239 14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57)" office:value-type="float" office:value="257" calcext:value-type="float">
            <text:p>257</text:p>
          </table:table-cell>
          <table:table-cell table:style-name="ce1" table:formula="of:=IFERROR(__xludf.dummyfunction(&quot;&quot;&quot;COMPUTED_VALUE&quot;&quot;&quot;);&quot;UE-126&quot;)" office:value-type="string" office:string-value="UE-126" calcext:value-type="string">
            <text:p>UE-126</text:p>
          </table:table-cell>
          <table:table-cell table:style-name="ce1" table:formula="of:=IFERROR(__xludf.dummyfunction(&quot;&quot;&quot;COMPUTED_VALUE&quot;&quot;&quot;);&quot;POR-02&quot;)" office:value-type="string" office:string-value="POR-02" calcext:value-type="string">
            <text:p>POR-02</text:p>
          </table:table-cell>
          <table:table-cell table:style-name="ce1" table:formula="of:=IFERROR(__xludf.dummyfunction(&quot;&quot;&quot;COMPUTED_VALUE&quot;&quot;&quot;);&quot;Oporto&quot;)" office:value-type="string" office:string-value="Oporto" calcext:value-type="string">
            <text:p>Oporto</text:p>
          </table:table-cell>
          <table:table-cell table:style-name="ce1" table:formula="of:=IFERROR(__xludf.dummyfunction(&quot;&quot;&quot;COMPUTED_VALUE&quot;&quot;&quot;);&quot;Porto&quot;)" office:value-type="string" office:string-value="Porto" calcext:value-type="string">
            <text:p>Porto</text:p>
          </table:table-cell>
          <table:table-cell table:style-name="ce1" table:formula="of:=IFERROR(__xludf.dummyfunction(&quot;&quot;&quot;COMPUTED_VALUE&quot;&quot;&quot;);&quot;Portugal&quot;)" office:value-type="string" office:string-value="Portugal" calcext:value-type="string">
            <text:p>Portugal</text:p>
          </table:table-cell>
          <table:table-cell table:style-name="ce1" table:formula="of:=IFERROR(__xludf.dummyfunction(&quot;&quot;&quot;COMPUTED_VALUE&quot;&quot;&quot;);&quot;Distrito de Oporto&quot;)" office:value-type="string" office:string-value="Distrito de Oporto" calcext:value-type="string">
            <text:p>Distrito de Oporto</text:p>
          </table:table-cell>
          <table:table-cell table:style-name="ce1"/>
          <table:table-cell table:style-name="ce1" table:formula="of:=IFERROR(__xludf.dummyfunction(&quot;&quot;&quot;COMPUTED_VALUE&quot;&quot;&quot;);&quot;237 559&quot;)" office:value-type="string" office:string-value="237 559" calcext:value-type="string">
            <text:p>237 55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58)" office:value-type="float" office:value="258" calcext:value-type="float">
            <text:p>25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26&quot;)" office:value-type="string" office:string-value="UKR-26" calcext:value-type="string">
            <text:p>UKR-26</text:p>
          </table:table-cell>
          <table:table-cell table:style-name="ce1" table:formula="of:=IFERROR(__xludf.dummyfunction(&quot;&quot;&quot;COMPUTED_VALUE&quot;&quot;&quot;);&quot;Dniprodzerzhynsk&quot;)" office:value-type="string" office:string-value="Dniprodzerzhynsk" calcext:value-type="string">
            <text:p>Dniprodzerzhynsk</text:p>
          </table:table-cell>
          <table:table-cell table:style-name="ce1" table:formula="of:=IFERROR(__xludf.dummyfunction(&quot;&quot;&quot;COMPUTED_VALUE&quot;&quot;&quot;);&quot;Дніпродзержинськ&quot;)" office:value-type="string" office:string-value="Дніпродзержинськ" calcext:value-type="string">
            <text:p>Дніпродзержинськ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Dnipropetrovsk&quot;)" office:value-type="string" office:string-value="Óblast de Dnipropetrovsk" calcext:value-type="string">
            <text:p>Óblast de Dnipropetrovsk</text:p>
          </table:table-cell>
          <table:table-cell table:style-name="ce1"/>
          <table:table-cell table:style-name="ce1" table:formula="of:=IFERROR(__xludf.dummyfunction(&quot;&quot;&quot;COMPUTED_VALUE&quot;&quot;&quot;);&quot;237 244&quot;)" office:value-type="string" office:string-value="237 244" calcext:value-type="string">
            <text:p>237 24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59)" office:value-type="float" office:value="259" calcext:value-type="float">
            <text:p>259</text:p>
          </table:table-cell>
          <table:table-cell table:style-name="ce1" table:formula="of:=IFERROR(__xludf.dummyfunction(&quot;&quot;&quot;COMPUTED_VALUE&quot;&quot;&quot;);&quot;UE-127&quot;)" office:value-type="string" office:string-value="UE-127" calcext:value-type="string">
            <text:p>UE-127</text:p>
          </table:table-cell>
          <table:table-cell table:style-name="ce1" table:formula="of:=IFERROR(__xludf.dummyfunction(&quot;&quot;&quot;COMPUTED_VALUE&quot;&quot;&quot;);&quot;ALE-31&quot;)" office:value-type="string" office:string-value="ALE-31" calcext:value-type="string">
            <text:p>ALE-31</text:p>
          </table:table-cell>
          <table:table-cell table:style-name="ce1" table:formula="of:=IFERROR(__xludf.dummyfunction(&quot;&quot;&quot;COMPUTED_VALUE&quot;&quot;&quot;);&quot;Halle&quot;)" office:value-type="string" office:string-value="Halle" calcext:value-type="string">
            <text:p>Halle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Sajonia-Anhalt&quot;)" office:value-type="string" office:string-value="Sajonia-Anhalt" calcext:value-type="string">
            <text:p>Sajonia-Anhalt</text:p>
          </table:table-cell>
          <table:table-cell table:style-name="ce1"/>
          <table:table-cell table:style-name="ce1" table:formula="of:=IFERROR(__xludf.dummyfunction(&quot;&quot;&quot;COMPUTED_VALUE&quot;&quot;&quot;);&quot;236 991&quot;)" office:value-type="string" office:string-value="236 991" calcext:value-type="string">
            <text:p>236 99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60)" office:value-type="float" office:value="260" calcext:value-type="float">
            <text:p>260</text:p>
          </table:table-cell>
          <table:table-cell table:style-name="ce1" table:formula="of:=IFERROR(__xludf.dummyfunction(&quot;&quot;&quot;COMPUTED_VALUE&quot;&quot;&quot;);&quot;UE-128&quot;)" office:value-type="string" office:string-value="UE-128" calcext:value-type="string">
            <text:p>UE-128</text:p>
          </table:table-cell>
          <table:table-cell table:style-name="ce1" table:formula="of:=IFERROR(__xludf.dummyfunction(&quot;&quot;&quot;COMPUTED_VALUE&quot;&quot;&quot;);&quot;ITA-13&quot;)" office:value-type="string" office:string-value="ITA-13" calcext:value-type="string">
            <text:p>ITA-13</text:p>
          </table:table-cell>
          <table:table-cell table:style-name="ce1" table:formula="of:=IFERROR(__xludf.dummyfunction(&quot;&quot;&quot;COMPUTED_VALUE&quot;&quot;&quot;);&quot;Mesina&quot;)" office:value-type="string" office:string-value="Mesina" calcext:value-type="string">
            <text:p>Mesina</text:p>
          </table:table-cell>
          <table:table-cell table:style-name="ce1" table:formula="of:=IFERROR(__xludf.dummyfunction(&quot;&quot;&quot;COMPUTED_VALUE&quot;&quot;&quot;);&quot;Messina&quot;)" office:value-type="string" office:string-value="Messina" calcext:value-type="string">
            <text:p>Messina</text:p>
          </table:table-cell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Sicilia&quot;)" office:value-type="string" office:string-value="Sicilia" calcext:value-type="string">
            <text:p>Sicilia</text:p>
          </table:table-cell>
          <table:table-cell table:style-name="ce1" table:formula="of:=IFERROR(__xludf.dummyfunction(&quot;&quot;&quot;COMPUTED_VALUE&quot;&quot;&quot;);&quot;Ciudad metropolitana de Mesina&quot;)" office:value-type="string" office:string-value="Ciudad metropolitana de Mesina" calcext:value-type="string">
            <text:p>Ciudad metropolitana de Mesina</text:p>
          </table:table-cell>
          <table:table-cell table:style-name="ce1" table:formula="of:=IFERROR(__xludf.dummyfunction(&quot;&quot;&quot;COMPUTED_VALUE&quot;&quot;&quot;);&quot;236 962&quot;)" office:value-type="string" office:string-value="236 962" calcext:value-type="string">
            <text:p>236 96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61)" office:value-type="float" office:value="261" calcext:value-type="float">
            <text:p>26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59&quot;)" office:value-type="string" office:string-value="RUS-059" calcext:value-type="string">
            <text:p>RUS-059</text:p>
          </table:table-cell>
          <table:table-cell table:style-name="ce1" table:formula="of:=IFERROR(__xludf.dummyfunction(&quot;&quot;&quot;COMPUTED_VALUE&quot;&quot;&quot;);&quot;Nizhnekamsk&quot;)" office:value-type="string" office:string-value="Nizhnekamsk" calcext:value-type="string">
            <text:p>Nizhnekamsk</text:p>
          </table:table-cell>
          <table:table-cell table:style-name="ce1" table:formula="of:=IFERROR(__xludf.dummyfunction(&quot;&quot;&quot;COMPUTED_VALUE&quot;&quot;&quot;);&quot;Нижнекамск&quot;)" office:value-type="string" office:string-value="Нижнекамск" calcext:value-type="string">
            <text:p>Нижнекам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Tartaristán&quot;)" office:value-type="string" office:string-value="República de Tartaristán" calcext:value-type="string">
            <text:p>República de Tartaristán</text:p>
          </table:table-cell>
          <table:table-cell table:style-name="ce1"/>
          <table:table-cell table:style-name="ce1" table:formula="of:=IFERROR(__xludf.dummyfunction(&quot;&quot;&quot;COMPUTED_VALUE&quot;&quot;&quot;);&quot;236 197&quot;)" office:value-type="string" office:string-value="236 197" calcext:value-type="string">
            <text:p>236 19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62)" office:value-type="float" office:value="262" calcext:value-type="float">
            <text:p>262</text:p>
          </table:table-cell>
          <table:table-cell table:style-name="ce1" table:formula="of:=IFERROR(__xludf.dummyfunction(&quot;&quot;&quot;COMPUTED_VALUE&quot;&quot;&quot;);&quot;UE-129&quot;)" office:value-type="string" office:string-value="UE-129" calcext:value-type="string">
            <text:p>UE-129</text:p>
          </table:table-cell>
          <table:table-cell table:style-name="ce1" table:formula="of:=IFERROR(__xludf.dummyfunction(&quot;&quot;&quot;COMPUTED_VALUE&quot;&quot;&quot;);&quot;ALE-32&quot;)" office:value-type="string" office:string-value="ALE-32" calcext:value-type="string">
            <text:p>ALE-32</text:p>
          </table:table-cell>
          <table:table-cell table:style-name="ce1" table:formula="of:=IFERROR(__xludf.dummyfunction(&quot;&quot;&quot;COMPUTED_VALUE&quot;&quot;&quot;);&quot;Magdeburgo&quot;)" office:value-type="string" office:string-value="Magdeburgo" calcext:value-type="string">
            <text:p>Magdeburgo</text:p>
          </table:table-cell>
          <table:table-cell table:style-name="ce1" table:formula="of:=IFERROR(__xludf.dummyfunction(&quot;&quot;&quot;COMPUTED_VALUE&quot;&quot;&quot;);&quot;Magdeburg&quot;)" office:value-type="string" office:string-value="Magdeburg" calcext:value-type="string">
            <text:p>Magdeburg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Sajonia-Anhalt&quot;)" office:value-type="string" office:string-value="Sajonia-Anhalt" calcext:value-type="string">
            <text:p>Sajonia-Anhalt</text:p>
          </table:table-cell>
          <table:table-cell table:style-name="ce1"/>
          <table:table-cell table:style-name="ce1" table:formula="of:=IFERROR(__xludf.dummyfunction(&quot;&quot;&quot;COMPUTED_VALUE&quot;&quot;&quot;);&quot;235 723&quot;)" office:value-type="string" office:string-value="235 723" calcext:value-type="string">
            <text:p>235 72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63)" office:value-type="float" office:value="263" calcext:value-type="float">
            <text:p>26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60&quot;)" office:value-type="string" office:string-value="RUS-060" calcext:value-type="string">
            <text:p>RUS-060</text:p>
          </table:table-cell>
          <table:table-cell table:style-name="ce1" table:formula="of:=IFERROR(__xludf.dummyfunction(&quot;&quot;&quot;COMPUTED_VALUE&quot;&quot;&quot;);&quot;Shajty&quot;)" office:value-type="string" office:string-value="Shajty" calcext:value-type="string">
            <text:p>Shajty</text:p>
          </table:table-cell>
          <table:table-cell table:style-name="ce1" table:formula="of:=IFERROR(__xludf.dummyfunction(&quot;&quot;&quot;COMPUTED_VALUE&quot;&quot;&quot;);&quot;Шахты&quot;)" office:value-type="string" office:string-value="Шахты" calcext:value-type="string">
            <text:p>Шахты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Rostov&quot;)" office:value-type="string" office:string-value="Óblast de Rostov" calcext:value-type="string">
            <text:p>Óblast de Rostov</text:p>
          </table:table-cell>
          <table:table-cell table:style-name="ce1"/>
          <table:table-cell table:style-name="ce1" table:formula="of:=IFERROR(__xludf.dummyfunction(&quot;&quot;&quot;COMPUTED_VALUE&quot;&quot;&quot;);&quot;235 492&quot;)" office:value-type="string" office:string-value="235 492" calcext:value-type="string">
            <text:p>235 49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64)" office:value-type="float" office:value="264" calcext:value-type="float">
            <text:p>26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KAZ-02&quot;)" office:value-type="string" office:string-value="KAZ-02" calcext:value-type="string">
            <text:p>KAZ-02</text:p>
          </table:table-cell>
          <table:table-cell table:style-name="ce1" table:formula="of:=IFERROR(__xludf.dummyfunction(&quot;&quot;&quot;COMPUTED_VALUE&quot;&quot;&quot;);&quot;Atyrau&quot;)" office:value-type="string" office:string-value="Atyrau" calcext:value-type="string">
            <text:p>Atyrau</text:p>
          </table:table-cell>
          <table:table-cell table:style-name="ce1" table:formula="of:=IFERROR(__xludf.dummyfunction(&quot;&quot;&quot;COMPUTED_VALUE&quot;&quot;&quot;);&quot;Атырау&quot;)" office:value-type="string" office:string-value="Атырау" calcext:value-type="string">
            <text:p>Атырау</text:p>
          </table:table-cell>
          <table:table-cell table:style-name="ce1" table:formula="of:=IFERROR(__xludf.dummyfunction(&quot;&quot;&quot;COMPUTED_VALUE&quot;&quot;&quot;);&quot;KazajistánKazajistán&quot;)" office:value-type="string" office:string-value="KazajistánKazajistán" calcext:value-type="string">
            <text:p>KazajistánKazajistán</text:p>
          </table:table-cell>
          <table:table-cell table:style-name="ce1" table:formula="of:=IFERROR(__xludf.dummyfunction(&quot;&quot;&quot;COMPUTED_VALUE&quot;&quot;&quot;);&quot;Provincia de Atyrau&quot;)" office:value-type="string" office:string-value="Provincia de Atyrau" calcext:value-type="string">
            <text:p>Provincia de Atyrau</text:p>
          </table:table-cell>
          <table:table-cell table:style-name="ce1"/>
          <table:table-cell table:style-name="ce1" table:formula="of:=IFERROR(__xludf.dummyfunction(&quot;&quot;&quot;COMPUTED_VALUE&quot;&quot;&quot;);&quot;235 175&quot;)" office:value-type="string" office:string-value="235 175" calcext:value-type="string">
            <text:p>235 17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65)" office:value-type="float" office:value="265" calcext:value-type="float">
            <text:p>265</text:p>
          </table:table-cell>
          <table:table-cell table:style-name="ce1" table:formula="of:=IFERROR(__xludf.dummyfunction(&quot;&quot;&quot;COMPUTED_VALUE&quot;&quot;&quot;);&quot;UE-130&quot;)" office:value-type="string" office:string-value="UE-130" calcext:value-type="string">
            <text:p>UE-130</text:p>
          </table:table-cell>
          <table:table-cell table:style-name="ce1" table:formula="of:=IFERROR(__xludf.dummyfunction(&quot;&quot;&quot;COMPUTED_VALUE&quot;&quot;&quot;);&quot;ESP-19&quot;)" office:value-type="string" office:string-value="ESP-19" calcext:value-type="string">
            <text:p>ESP-19</text:p>
          </table:table-cell>
          <table:table-cell table:style-name="ce1" table:formula="of:=IFERROR(__xludf.dummyfunction(&quot;&quot;&quot;COMPUTED_VALUE&quot;&quot;&quot;);&quot;Granada&quot;)" office:value-type="string" office:string-value="Granada" calcext:value-type="string">
            <text:p>Granad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Andalucía&quot;)" office:value-type="string" office:string-value="Andalucía" calcext:value-type="string">
            <text:p>Andalucía</text:p>
          </table:table-cell>
          <table:table-cell table:style-name="ce1" table:formula="of:=IFERROR(__xludf.dummyfunction(&quot;&quot;&quot;COMPUTED_VALUE&quot;&quot;&quot;);&quot;Provincia de Granada&quot;)" office:value-type="string" office:string-value="Provincia de Granada" calcext:value-type="string">
            <text:p>Provincia de Granada</text:p>
          </table:table-cell>
          <table:table-cell table:style-name="ce1" table:formula="of:=IFERROR(__xludf.dummyfunction(&quot;&quot;&quot;COMPUTED_VALUE&quot;&quot;&quot;);&quot;234 758&quot;)" office:value-type="string" office:string-value="234 758" calcext:value-type="string">
            <text:p>234 75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66)" office:value-type="float" office:value="266" calcext:value-type="float">
            <text:p>266</text:p>
          </table:table-cell>
          <table:table-cell table:style-name="ce1"/>
          <table:table-cell table:style-name="ce1" table:formula="of:=IFERROR(__xludf.dummyfunction(&quot;&quot;&quot;COMPUTED_VALUE&quot;&quot;&quot;);&quot;GBR-28&quot;)" office:value-type="string" office:string-value="GBR-28" calcext:value-type="string">
            <text:p>GBR-28</text:p>
          </table:table-cell>
          <table:table-cell table:style-name="ce1" table:formula="of:=IFERROR(__xludf.dummyfunction(&quot;&quot;&quot;COMPUTED_VALUE&quot;&quot;&quot;);&quot;Salford&quot;)" office:value-type="string" office:string-value="Salford" calcext:value-type="string">
            <text:p>Salford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Gran Mánchester&quot;)" office:value-type="string" office:string-value="Gran Mánchester" calcext:value-type="string">
            <text:p>Gran Mánchester</text:p>
          </table:table-cell>
          <table:table-cell table:style-name="ce1" table:formula="of:=IFERROR(__xludf.dummyfunction(&quot;&quot;&quot;COMPUTED_VALUE&quot;&quot;&quot;);&quot;233 933&quot;)" office:value-type="string" office:string-value="233 933" calcext:value-type="string">
            <text:p>233 93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67)" office:value-type="float" office:value="267" calcext:value-type="float">
            <text:p>267</text:p>
          </table:table-cell>
          <table:table-cell table:style-name="ce1" table:formula="of:=IFERROR(__xludf.dummyfunction(&quot;&quot;&quot;COMPUTED_VALUE&quot;&quot;&quot;);&quot;UE-131&quot;)" office:value-type="string" office:string-value="UE-131" calcext:value-type="string">
            <text:p>UE-131</text:p>
          </table:table-cell>
          <table:table-cell table:style-name="ce1" table:formula="of:=IFERROR(__xludf.dummyfunction(&quot;&quot;&quot;COMPUTED_VALUE&quot;&quot;&quot;);&quot;FRA-10&quot;)" office:value-type="string" office:string-value="FRA-10" calcext:value-type="string">
            <text:p>FRA-10</text:p>
          </table:table-cell>
          <table:table-cell table:style-name="ce1" table:formula="of:=IFERROR(__xludf.dummyfunction(&quot;&quot;&quot;COMPUTED_VALUE&quot;&quot;&quot;);&quot;Lille&quot;)" office:value-type="string" office:string-value="Lille" calcext:value-type="string">
            <text:p>Lille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Alta Francia&quot;)" office:value-type="string" office:string-value="Alta Francia" calcext:value-type="string">
            <text:p>Alta Francia</text:p>
          </table:table-cell>
          <table:table-cell table:style-name="ce1" table:formula="of:=IFERROR(__xludf.dummyfunction(&quot;&quot;&quot;COMPUTED_VALUE&quot;&quot;&quot;);&quot;Norte&quot;)" office:value-type="string" office:string-value="Norte" calcext:value-type="string">
            <text:p>Norte</text:p>
          </table:table-cell>
          <table:table-cell table:style-name="ce1" table:formula="of:=IFERROR(__xludf.dummyfunction(&quot;&quot;&quot;COMPUTED_VALUE&quot;&quot;&quot;);&quot;233 897&quot;)" office:value-type="string" office:string-value="233 897" calcext:value-type="string">
            <text:p>233 89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68)" office:value-type="float" office:value="268" calcext:value-type="float">
            <text:p>26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61&quot;)" office:value-type="string" office:string-value="RUS-061" calcext:value-type="string">
            <text:p>RUS-061</text:p>
          </table:table-cell>
          <table:table-cell table:style-name="ce1" table:formula="of:=IFERROR(__xludf.dummyfunction(&quot;&quot;&quot;COMPUTED_VALUE&quot;&quot;&quot;);&quot;Dzerzhinsk&quot;)" office:value-type="string" office:string-value="Dzerzhinsk" calcext:value-type="string">
            <text:p>Dzerzhinsk</text:p>
          </table:table-cell>
          <table:table-cell table:style-name="ce1" table:formula="of:=IFERROR(__xludf.dummyfunction(&quot;&quot;&quot;COMPUTED_VALUE&quot;&quot;&quot;);&quot;Дзержинск&quot;)" office:value-type="string" office:string-value="Дзержинск" calcext:value-type="string">
            <text:p>Дзержин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Nizhni Nóvgorod&quot;)" office:value-type="string" office:string-value="Óblast de Nizhni Nóvgorod" calcext:value-type="string">
            <text:p>Óblast de Nizhni Nóvgorod</text:p>
          </table:table-cell>
          <table:table-cell table:style-name="ce1"/>
          <table:table-cell table:style-name="ce1" table:formula="of:=IFERROR(__xludf.dummyfunction(&quot;&quot;&quot;COMPUTED_VALUE&quot;&quot;&quot;);&quot;233 126&quot;)" office:value-type="string" office:string-value="233 126" calcext:value-type="string">
            <text:p>233 12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69)" office:value-type="float" office:value="269" calcext:value-type="float">
            <text:p>26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27&quot;)" office:value-type="string" office:string-value="UKR-27" calcext:value-type="string">
            <text:p>UKR-27</text:p>
          </table:table-cell>
          <table:table-cell table:style-name="ce1" table:formula="of:=IFERROR(__xludf.dummyfunction(&quot;&quot;&quot;COMPUTED_VALUE&quot;&quot;&quot;);&quot;Kirovogrado&quot;)" office:value-type="string" office:string-value="Kirovogrado" calcext:value-type="string">
            <text:p>Kirovogrado</text:p>
          </table:table-cell>
          <table:table-cell table:style-name="ce1" table:formula="of:=IFERROR(__xludf.dummyfunction(&quot;&quot;&quot;COMPUTED_VALUE&quot;&quot;&quot;);&quot;Кіровоград&quot;)" office:value-type="string" office:string-value="Кіровоград" calcext:value-type="string">
            <text:p>Кіровоград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Kirovogrado&quot;)" office:value-type="string" office:string-value="Óblast de Kirovogrado" calcext:value-type="string">
            <text:p>Óblast de Kirovogrado</text:p>
          </table:table-cell>
          <table:table-cell table:style-name="ce1"/>
          <table:table-cell table:style-name="ce1" table:formula="of:=IFERROR(__xludf.dummyfunction(&quot;&quot;&quot;COMPUTED_VALUE&quot;&quot;&quot;);&quot;232 052&quot;)" office:value-type="string" office:string-value="232 052" calcext:value-type="string">
            <text:p>232 05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70)" office:value-type="float" office:value="270" calcext:value-type="float">
            <text:p>27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62&quot;)" office:value-type="string" office:string-value="RUS-062" calcext:value-type="string">
            <text:p>RUS-062</text:p>
          </table:table-cell>
          <table:table-cell table:style-name="ce1" table:formula="of:=IFERROR(__xludf.dummyfunction(&quot;&quot;&quot;COMPUTED_VALUE&quot;&quot;&quot;);&quot;Orsk&quot;)" office:value-type="string" office:string-value="Orsk" calcext:value-type="string">
            <text:p>Orsk</text:p>
          </table:table-cell>
          <table:table-cell table:style-name="ce1" table:formula="of:=IFERROR(__xludf.dummyfunction(&quot;&quot;&quot;COMPUTED_VALUE&quot;&quot;&quot;);&quot;Орск&quot;)" office:value-type="string" office:string-value="Орск" calcext:value-type="string">
            <text:p>Ор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Oremburgo&quot;)" office:value-type="string" office:string-value="Óblast de Oremburgo" calcext:value-type="string">
            <text:p>Óblast de Oremburgo</text:p>
          </table:table-cell>
          <table:table-cell table:style-name="ce1"/>
          <table:table-cell table:style-name="ce1" table:formula="of:=IFERROR(__xludf.dummyfunction(&quot;&quot;&quot;COMPUTED_VALUE&quot;&quot;&quot;);&quot;231 104&quot;)" office:value-type="string" office:string-value="231 104" calcext:value-type="string">
            <text:p>231 10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71)" office:value-type="float" office:value="271" calcext:value-type="float">
            <text:p>271</text:p>
          </table:table-cell>
          <table:table-cell table:style-name="ce1"/>
          <table:table-cell table:style-name="ce1" table:formula="of:=IFERROR(__xludf.dummyfunction(&quot;&quot;&quot;COMPUTED_VALUE&quot;&quot;&quot;);&quot;GBR-29&quot;)" office:value-type="string" office:string-value="GBR-29" calcext:value-type="string">
            <text:p>GBR-29</text:p>
          </table:table-cell>
          <table:table-cell table:style-name="ce1" table:formula="of:=IFERROR(__xludf.dummyfunction(&quot;&quot;&quot;COMPUTED_VALUE&quot;&quot;&quot;);&quot;Milton Keynes&quot;)" office:value-type="string" office:string-value="Milton Keynes" calcext:value-type="string">
            <text:p>Milton Keynes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Sudeste de Inglaterra&quot;)" office:value-type="string" office:string-value="Sudeste de Inglaterra" calcext:value-type="string">
            <text:p>Sudeste de Inglaterra</text:p>
          </table:table-cell>
          <table:table-cell table:style-name="ce1" table:formula="of:=IFERROR(__xludf.dummyfunction(&quot;&quot;&quot;COMPUTED_VALUE&quot;&quot;&quot;);&quot;229 941&quot;)" office:value-type="string" office:string-value="229 941" calcext:value-type="string">
            <text:p>229 94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72)" office:value-type="float" office:value="272" calcext:value-type="float">
            <text:p>272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28&quot;)" office:value-type="string" office:string-value="UKR-28" calcext:value-type="string">
            <text:p>UKR-28</text:p>
          </table:table-cell>
          <table:table-cell table:style-name="ce1" table:formula="of:=IFERROR(__xludf.dummyfunction(&quot;&quot;&quot;COMPUTED_VALUE&quot;&quot;&quot;);&quot;Ivano-Frankivsk&quot;)" office:value-type="string" office:string-value="Ivano-Frankivsk" calcext:value-type="string">
            <text:p>Ivano-Frankivsk</text:p>
          </table:table-cell>
          <table:table-cell table:style-name="ce1" table:formula="of:=IFERROR(__xludf.dummyfunction(&quot;&quot;&quot;COMPUTED_VALUE&quot;&quot;&quot;);&quot;Івано-Франківськ&quot;)" office:value-type="string" office:string-value="Івано-Франківськ" calcext:value-type="string">
            <text:p>Івано-Франківськ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Ivano-Frankivsk&quot;)" office:value-type="string" office:string-value="Óblast de Ivano-Frankivsk" calcext:value-type="string">
            <text:p>Óblast de Ivano-Frankivsk</text:p>
          </table:table-cell>
          <table:table-cell table:style-name="ce1"/>
          <table:table-cell table:style-name="ce1" table:formula="of:=IFERROR(__xludf.dummyfunction(&quot;&quot;&quot;COMPUTED_VALUE&quot;&quot;&quot;);&quot;229 447&quot;)" office:value-type="string" office:string-value="229 447" calcext:value-type="string">
            <text:p>229 44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73)" office:value-type="float" office:value="273" calcext:value-type="float">
            <text:p>273</text:p>
          </table:table-cell>
          <table:table-cell table:style-name="ce1" table:formula="of:=IFERROR(__xludf.dummyfunction(&quot;&quot;&quot;COMPUTED_VALUE&quot;&quot;&quot;);&quot;UE-132&quot;)" office:value-type="string" office:string-value="UE-132" calcext:value-type="string">
            <text:p>UE-132</text:p>
          </table:table-cell>
          <table:table-cell table:style-name="ce1" table:formula="of:=IFERROR(__xludf.dummyfunction(&quot;&quot;&quot;COMPUTED_VALUE&quot;&quot;&quot;);&quot;ESP-20&quot;)" office:value-type="string" office:string-value="ESP-20" calcext:value-type="string">
            <text:p>ESP-20</text:p>
          </table:table-cell>
          <table:table-cell table:style-name="ce1" table:formula="of:=IFERROR(__xludf.dummyfunction(&quot;&quot;&quot;COMPUTED_VALUE&quot;&quot;&quot;);&quot;Elche&quot;)" office:value-type="string" office:string-value="Elche" calcext:value-type="string">
            <text:p>Elche</text:p>
          </table:table-cell>
          <table:table-cell table:style-name="ce1" table:formula="of:=IFERROR(__xludf.dummyfunction(&quot;&quot;&quot;COMPUTED_VALUE&quot;&quot;&quot;);&quot;Elx&quot;)" office:value-type="string" office:string-value="Elx" calcext:value-type="string">
            <text:p>Elx</text:p>
          </table:table-cell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omunidad Valenciana&quot;)" office:value-type="string" office:string-value="Comunidad Valenciana" calcext:value-type="string">
            <text:p>Comunidad Valenciana</text:p>
          </table:table-cell>
          <table:table-cell table:style-name="ce1" table:formula="of:=IFERROR(__xludf.dummyfunction(&quot;&quot;&quot;COMPUTED_VALUE&quot;&quot;&quot;);&quot;Provincia de Alicante&quot;)" office:value-type="string" office:string-value="Provincia de Alicante" calcext:value-type="string">
            <text:p>Provincia de Alicante</text:p>
          </table:table-cell>
          <table:table-cell table:style-name="ce1" table:formula="of:=IFERROR(__xludf.dummyfunction(&quot;&quot;&quot;COMPUTED_VALUE&quot;&quot;&quot;);&quot;227 659&quot;)" office:value-type="string" office:string-value="227 659" calcext:value-type="string">
            <text:p>227 65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74)" office:value-type="float" office:value="274" calcext:value-type="float">
            <text:p>274</text:p>
          </table:table-cell>
          <table:table-cell table:style-name="ce1" table:formula="of:=IFERROR(__xludf.dummyfunction(&quot;&quot;&quot;COMPUTED_VALUE&quot;&quot;&quot;);&quot;UE-133&quot;)" office:value-type="string" office:string-value="UE-133" calcext:value-type="string">
            <text:p>UE-133</text:p>
          </table:table-cell>
          <table:table-cell table:style-name="ce1" table:formula="of:=IFERROR(__xludf.dummyfunction(&quot;&quot;&quot;COMPUTED_VALUE&quot;&quot;&quot;);&quot;NED-05&quot;)" office:value-type="string" office:string-value="NED-05" calcext:value-type="string">
            <text:p>NED-05</text:p>
          </table:table-cell>
          <table:table-cell table:style-name="ce1" table:formula="of:=IFERROR(__xludf.dummyfunction(&quot;&quot;&quot;COMPUTED_VALUE&quot;&quot;&quot;);&quot;Eindhoven&quot;)" office:value-type="string" office:string-value="Eindhoven" calcext:value-type="string">
            <text:p>Eindhoven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Brabante Septentrional&quot;)" office:value-type="string" office:string-value="Brabante Septentrional" calcext:value-type="string">
            <text:p>Brabante Septentrional</text:p>
          </table:table-cell>
          <table:table-cell table:style-name="ce1"/>
          <table:table-cell table:style-name="ce1" table:formula="of:=IFERROR(__xludf.dummyfunction(&quot;&quot;&quot;COMPUTED_VALUE&quot;&quot;&quot;);&quot;227 100&quot;)" office:value-type="string" office:string-value="227 100" calcext:value-type="string">
            <text:p>227 1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75)" office:value-type="float" office:value="275" calcext:value-type="float">
            <text:p>275</text:p>
          </table:table-cell>
          <table:table-cell table:style-name="ce1" table:formula="of:=IFERROR(__xludf.dummyfunction(&quot;&quot;&quot;COMPUTED_VALUE&quot;&quot;&quot;);&quot;UE-134&quot;)" office:value-type="string" office:string-value="UE-134" calcext:value-type="string">
            <text:p>UE-134</text:p>
          </table:table-cell>
          <table:table-cell table:style-name="ce1" table:formula="of:=IFERROR(__xludf.dummyfunction(&quot;&quot;&quot;COMPUTED_VALUE&quot;&quot;&quot;);&quot;ALE-34&quot;)" office:value-type="string" office:string-value="ALE-34" calcext:value-type="string">
            <text:p>ALE-34</text:p>
          </table:table-cell>
          <table:table-cell table:style-name="ce1" table:formula="of:=IFERROR(__xludf.dummyfunction(&quot;&quot;&quot;COMPUTED_VALUE&quot;&quot;&quot;);&quot;Friburgo de Brisgovia&quot;)" office:value-type="string" office:string-value="Friburgo de Brisgovia" calcext:value-type="string">
            <text:p>Friburgo de Brisgovia</text:p>
          </table:table-cell>
          <table:table-cell table:style-name="ce1" table:formula="of:=IFERROR(__xludf.dummyfunction(&quot;&quot;&quot;COMPUTED_VALUE&quot;&quot;&quot;);&quot;Freiburg im Breisgau&quot;)" office:value-type="string" office:string-value="Freiburg im Breisgau" calcext:value-type="string">
            <text:p>Freiburg im Breisgau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den-Wurtemberg&quot;)" office:value-type="string" office:string-value="Baden-Wurtemberg" calcext:value-type="string">
            <text:p>Baden-Wurtemberg</text:p>
          </table:table-cell>
          <table:table-cell table:style-name="ce1"/>
          <table:table-cell table:style-name="ce1" table:formula="of:=IFERROR(__xludf.dummyfunction(&quot;&quot;&quot;COMPUTED_VALUE&quot;&quot;&quot;);&quot;226 393&quot;)" office:value-type="string" office:string-value="226 393" calcext:value-type="string">
            <text:p>226 39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76)" office:value-type="float" office:value="276" calcext:value-type="float">
            <text:p>276</text:p>
          </table:table-cell>
          <table:table-cell table:style-name="ce1"/>
          <table:table-cell table:style-name="ce1" table:formula="of:=IFERROR(__xludf.dummyfunction(&quot;&quot;&quot;COMPUTED_VALUE&quot;&quot;&quot;);&quot;GBR-31&quot;)" office:value-type="string" office:string-value="GBR-31" calcext:value-type="string">
            <text:p>GBR-31</text:p>
          </table:table-cell>
          <table:table-cell table:style-name="ce1" table:formula="of:=IFERROR(__xludf.dummyfunction(&quot;&quot;&quot;COMPUTED_VALUE&quot;&quot;&quot;);&quot;Northampton&quot;)" office:value-type="string" office:string-value="Northampton" calcext:value-type="string">
            <text:p>Northampton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225 500&quot;)" office:value-type="string" office:string-value="225 500" calcext:value-type="string">
            <text:p>225 5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77)" office:value-type="float" office:value="277" calcext:value-type="float">
            <text:p>277</text:p>
          </table:table-cell>
          <table:table-cell table:style-name="ce1" table:formula="of:=IFERROR(__xludf.dummyfunction(&quot;&quot;&quot;COMPUTED_VALUE&quot;&quot;&quot;);&quot;UE-135&quot;)" office:value-type="string" office:string-value="UE-135" calcext:value-type="string">
            <text:p>UE-135</text:p>
          </table:table-cell>
          <table:table-cell table:style-name="ce1" table:formula="of:=IFERROR(__xludf.dummyfunction(&quot;&quot;&quot;COMPUTED_VALUE&quot;&quot;&quot;);&quot;FIN-03&quot;)" office:value-type="string" office:string-value="FIN-03" calcext:value-type="string">
            <text:p>FIN-03</text:p>
          </table:table-cell>
          <table:table-cell table:style-name="ce1" table:formula="of:=IFERROR(__xludf.dummyfunction(&quot;&quot;&quot;COMPUTED_VALUE&quot;&quot;&quot;);&quot;Tampere&quot;)" office:value-type="string" office:string-value="Tampere" calcext:value-type="string">
            <text:p>Tampere</text:p>
          </table:table-cell>
          <table:table-cell table:style-name="ce1" table:formula="of:=IFERROR(__xludf.dummyfunction(&quot;&quot;&quot;COMPUTED_VALUE&quot;&quot;&quot;);&quot;Tampere/Tammerfors&quot;)" office:value-type="string" office:string-value="Tampere/Tammerfors" calcext:value-type="string">
            <text:p>Tampere/Tammerfors</text:p>
          </table:table-cell>
          <table:table-cell table:style-name="ce1" table:formula="of:=IFERROR(__xludf.dummyfunction(&quot;&quot;&quot;COMPUTED_VALUE&quot;&quot;&quot;);&quot;Finlandia Finlandia&quot;)" office:value-type="string" office:string-value="Finlandia Finlandia" calcext:value-type="string">
            <text:p>Finlandia Finlandia</text:p>
          </table:table-cell>
          <table:table-cell table:style-name="ce1" table:formula="of:=IFERROR(__xludf.dummyfunction(&quot;&quot;&quot;COMPUTED_VALUE&quot;&quot;&quot;);&quot;Pirkanmaa&quot;)" office:value-type="string" office:string-value="Pirkanmaa" calcext:value-type="string">
            <text:p>Pirkanmaa</text:p>
          </table:table-cell>
          <table:table-cell table:style-name="ce1"/>
          <table:table-cell table:style-name="ce1" table:formula="of:=IFERROR(__xludf.dummyfunction(&quot;&quot;&quot;COMPUTED_VALUE&quot;&quot;&quot;);&quot;225 485&quot;)" office:value-type="string" office:string-value="225 485" calcext:value-type="string">
            <text:p>225 48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78)" office:value-type="float" office:value="278" calcext:value-type="float">
            <text:p>27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29&quot;)" office:value-type="string" office:string-value="UKR-29" calcext:value-type="string">
            <text:p>UKR-29</text:p>
          </table:table-cell>
          <table:table-cell table:style-name="ce1" table:formula="of:=IFERROR(__xludf.dummyfunction(&quot;&quot;&quot;COMPUTED_VALUE&quot;&quot;&quot;);&quot;Kremenchuk&quot;)" office:value-type="string" office:string-value="Kremenchuk" calcext:value-type="string">
            <text:p>Kremenchuk</text:p>
          </table:table-cell>
          <table:table-cell table:style-name="ce1" table:formula="of:=IFERROR(__xludf.dummyfunction(&quot;&quot;&quot;COMPUTED_VALUE&quot;&quot;&quot;);&quot;Кременчук&quot;)" office:value-type="string" office:string-value="Кременчук" calcext:value-type="string">
            <text:p>Кременчук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Poltava&quot;)" office:value-type="string" office:string-value="Óblast de Poltava" calcext:value-type="string">
            <text:p>Óblast de Poltava</text:p>
          </table:table-cell>
          <table:table-cell table:style-name="ce1"/>
          <table:table-cell table:style-name="ce1" table:formula="of:=IFERROR(__xludf.dummyfunction(&quot;&quot;&quot;COMPUTED_VALUE&quot;&quot;&quot;);&quot;225 216&quot;)" office:value-type="string" office:string-value="225 216" calcext:value-type="string">
            <text:p>225 21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79)" office:value-type="float" office:value="279" calcext:value-type="float">
            <text:p>279</text:p>
          </table:table-cell>
          <table:table-cell table:style-name="ce1" table:formula="of:=IFERROR(__xludf.dummyfunction(&quot;&quot;&quot;COMPUTED_VALUE&quot;&quot;&quot;);&quot;UE-136&quot;)" office:value-type="string" office:string-value="UE-136" calcext:value-type="string">
            <text:p>UE-136</text:p>
          </table:table-cell>
          <table:table-cell table:style-name="ce1" table:formula="of:=IFERROR(__xludf.dummyfunction(&quot;&quot;&quot;COMPUTED_VALUE&quot;&quot;&quot;);&quot;ALE-33&quot;)" office:value-type="string" office:string-value="ALE-33" calcext:value-type="string">
            <text:p>ALE-33</text:p>
          </table:table-cell>
          <table:table-cell table:style-name="ce1" table:formula="of:=IFERROR(__xludf.dummyfunction(&quot;&quot;&quot;COMPUTED_VALUE&quot;&quot;&quot;);&quot;Krefeld&quot;)" office:value-type="string" office:string-value="Krefeld" calcext:value-type="string">
            <text:p>Krefeld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225 144&quot;)" office:value-type="string" office:string-value="225 144" calcext:value-type="string">
            <text:p>225 14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80)" office:value-type="float" office:value="280" calcext:value-type="float">
            <text:p>28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63&quot;)" office:value-type="string" office:string-value="RUS-063" calcext:value-type="string">
            <text:p>RUS-063</text:p>
          </table:table-cell>
          <table:table-cell table:style-name="ce1" table:formula="of:=IFERROR(__xludf.dummyfunction(&quot;&quot;&quot;COMPUTED_VALUE&quot;&quot;&quot;);&quot;Engels&quot;)" office:value-type="string" office:string-value="Engels" calcext:value-type="string">
            <text:p>Engels</text:p>
          </table:table-cell>
          <table:table-cell table:style-name="ce1" table:formula="of:=IFERROR(__xludf.dummyfunction(&quot;&quot;&quot;COMPUTED_VALUE&quot;&quot;&quot;);&quot;Энгельс&quot;)" office:value-type="string" office:string-value="Энгельс" calcext:value-type="string">
            <text:p>Энгельс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Sarátov&quot;)" office:value-type="string" office:string-value="Óblast de Sarátov" calcext:value-type="string">
            <text:p>Óblast de Sarátov</text:p>
          </table:table-cell>
          <table:table-cell table:style-name="ce1"/>
          <table:table-cell table:style-name="ce1" table:formula="of:=IFERROR(__xludf.dummyfunction(&quot;&quot;&quot;COMPUTED_VALUE&quot;&quot;&quot;);&quot;224 213&quot;)" office:value-type="string" office:string-value="224 213" calcext:value-type="string">
            <text:p>224 21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81)" office:value-type="float" office:value="281" calcext:value-type="float">
            <text:p>28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BIH-02&quot;)" office:value-type="string" office:string-value="BIH-02" calcext:value-type="string">
            <text:p>BIH-02</text:p>
          </table:table-cell>
          <table:table-cell table:style-name="ce1" table:formula="of:=IFERROR(__xludf.dummyfunction(&quot;&quot;&quot;COMPUTED_VALUE&quot;&quot;&quot;);&quot;Bania Luka&quot;)" office:value-type="string" office:string-value="Bania Luka" calcext:value-type="string">
            <text:p>Bania Luka</text:p>
          </table:table-cell>
          <table:table-cell table:style-name="ce1" table:formula="of:=IFERROR(__xludf.dummyfunction(&quot;&quot;&quot;COMPUTED_VALUE&quot;&quot;&quot;);&quot;Бања Лука&quot;)" office:value-type="string" office:string-value="Бања Лука" calcext:value-type="string">
            <text:p>Бања Лука</text:p>
          </table:table-cell>
          <table:table-cell table:style-name="ce1" table:formula="of:=IFERROR(__xludf.dummyfunction(&quot;&quot;&quot;COMPUTED_VALUE&quot;&quot;&quot;);&quot;Bosnia y Herzegovina Bosnia y Herzegovina&quot;)" office:value-type="string" office:string-value="Bosnia y Herzegovina Bosnia y Herzegovina" calcext:value-type="string">
            <text:p>Bosnia y Herzegovina Bosnia y Herzegovina</text:p>
          </table:table-cell>
          <table:table-cell table:style-name="ce1" table:formula="of:=IFERROR(__xludf.dummyfunction(&quot;&quot;&quot;COMPUTED_VALUE&quot;&quot;&quot;);&quot;Republika Srpska&quot;)" office:value-type="string" office:string-value="Republika Srpska" calcext:value-type="string">
            <text:p>Republika Srpska</text:p>
          </table:table-cell>
          <table:table-cell table:style-name="ce1"/>
          <table:table-cell table:style-name="ce1" table:formula="of:=IFERROR(__xludf.dummyfunction(&quot;&quot;&quot;COMPUTED_VALUE&quot;&quot;&quot;);&quot;222 463&quot;)" office:value-type="string" office:string-value="222 463" calcext:value-type="string">
            <text:p>222 46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82)" office:value-type="float" office:value="282" calcext:value-type="float">
            <text:p>282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64&quot;)" office:value-type="string" office:string-value="RUS-064" calcext:value-type="string">
            <text:p>RUS-064</text:p>
          </table:table-cell>
          <table:table-cell table:style-name="ce1" table:formula="of:=IFERROR(__xludf.dummyfunction(&quot;&quot;&quot;COMPUTED_VALUE&quot;&quot;&quot;);&quot;Stary Oskol&quot;)" office:value-type="string" office:string-value="Stary Oskol" calcext:value-type="string">
            <text:p>Stary Oskol</text:p>
          </table:table-cell>
          <table:table-cell table:style-name="ce1" table:formula="of:=IFERROR(__xludf.dummyfunction(&quot;&quot;&quot;COMPUTED_VALUE&quot;&quot;&quot;);&quot;Старый Оскол&quot;)" office:value-type="string" office:string-value="Старый Оскол" calcext:value-type="string">
            <text:p>Старый Оскол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Bélgorod&quot;)" office:value-type="string" office:string-value="Óblast de Bélgorod" calcext:value-type="string">
            <text:p>Óblast de Bélgorod</text:p>
          </table:table-cell>
          <table:table-cell table:style-name="ce1"/>
          <table:table-cell table:style-name="ce1" table:formula="of:=IFERROR(__xludf.dummyfunction(&quot;&quot;&quot;COMPUTED_VALUE&quot;&quot;&quot;);&quot;222 125&quot;)" office:value-type="string" office:string-value="222 125" calcext:value-type="string">
            <text:p>222 12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83)" office:value-type="float" office:value="283" calcext:value-type="float">
            <text:p>28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65&quot;)" office:value-type="string" office:string-value="RUS-065" calcext:value-type="string">
            <text:p>RUS-065</text:p>
          </table:table-cell>
          <table:table-cell table:style-name="ce1" table:formula="of:=IFERROR(__xludf.dummyfunction(&quot;&quot;&quot;COMPUTED_VALUE&quot;&quot;&quot;);&quot;Nóvgorod&quot;)" office:value-type="string" office:string-value="Nóvgorod" calcext:value-type="string">
            <text:p>Nóvgorod</text:p>
          </table:table-cell>
          <table:table-cell table:style-name="ce1" table:formula="of:=IFERROR(__xludf.dummyfunction(&quot;&quot;&quot;COMPUTED_VALUE&quot;&quot;&quot;);&quot;Великий Новгород&quot;)" office:value-type="string" office:string-value="Великий Новгород" calcext:value-type="string">
            <text:p>Великий Новгород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Nóvgorod&quot;)" office:value-type="string" office:string-value="Óblast de Nóvgorod" calcext:value-type="string">
            <text:p>Óblast de Nóvgorod</text:p>
          </table:table-cell>
          <table:table-cell table:style-name="ce1"/>
          <table:table-cell table:style-name="ce1" table:formula="of:=IFERROR(__xludf.dummyfunction(&quot;&quot;&quot;COMPUTED_VALUE&quot;&quot;&quot;);&quot;221 868&quot;)" office:value-type="string" office:string-value="221 868" calcext:value-type="string">
            <text:p>221 86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84)" office:value-type="float" office:value="284" calcext:value-type="float">
            <text:p>28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66&quot;)" office:value-type="string" office:string-value="RUS-066" calcext:value-type="string">
            <text:p>RUS-066</text:p>
          </table:table-cell>
          <table:table-cell table:style-name="ce1" table:formula="of:=IFERROR(__xludf.dummyfunction(&quot;&quot;&quot;COMPUTED_VALUE&quot;&quot;&quot;);&quot;Koroliov&quot;)" office:value-type="string" office:string-value="Koroliov" calcext:value-type="string">
            <text:p>Koroliov</text:p>
          </table:table-cell>
          <table:table-cell table:style-name="ce1" table:formula="of:=IFERROR(__xludf.dummyfunction(&quot;&quot;&quot;COMPUTED_VALUE&quot;&quot;&quot;);&quot;Королёв&quot;)" office:value-type="string" office:string-value="Королёв" calcext:value-type="string">
            <text:p>Королёв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Moscú&quot;)" office:value-type="string" office:string-value="Óblast de Moscú" calcext:value-type="string">
            <text:p>Óblast de Moscú</text:p>
          </table:table-cell>
          <table:table-cell table:style-name="ce1"/>
          <table:table-cell table:style-name="ce1" table:formula="of:=IFERROR(__xludf.dummyfunction(&quot;&quot;&quot;COMPUTED_VALUE&quot;&quot;&quot;);&quot;221 797&quot;)" office:value-type="string" office:string-value="221 797" calcext:value-type="string">
            <text:p>221 79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85)" office:value-type="float" office:value="285" calcext:value-type="float">
            <text:p>285</text:p>
          </table:table-cell>
          <table:table-cell table:style-name="ce1" table:formula="of:=IFERROR(__xludf.dummyfunction(&quot;&quot;&quot;COMPUTED_VALUE&quot;&quot;&quot;);&quot;UE-137&quot;)" office:value-type="string" office:string-value="UE-137" calcext:value-type="string">
            <text:p>UE-137</text:p>
          </table:table-cell>
          <table:table-cell table:style-name="ce1" table:formula="of:=IFERROR(__xludf.dummyfunction(&quot;&quot;&quot;COMPUTED_VALUE&quot;&quot;&quot;);&quot;ESP-21&quot;)" office:value-type="string" office:string-value="ESP-21" calcext:value-type="string">
            <text:p>ESP-21</text:p>
          </table:table-cell>
          <table:table-cell table:style-name="ce1" table:formula="of:=IFERROR(__xludf.dummyfunction(&quot;&quot;&quot;COMPUTED_VALUE&quot;&quot;&quot;);&quot;Oviedo&quot;)" office:value-type="string" office:string-value="Oviedo" calcext:value-type="string">
            <text:p>Oviedo</text:p>
          </table:table-cell>
          <table:table-cell table:style-name="ce1" table:formula="of:=IFERROR(__xludf.dummyfunction(&quot;&quot;&quot;COMPUTED_VALUE&quot;&quot;&quot;);&quot;Oviedo/Uviéu&quot;)" office:value-type="string" office:string-value="Oviedo/Uviéu" calcext:value-type="string">
            <text:p>Oviedo/Uviéu</text:p>
          </table:table-cell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Principado de Asturias&quot;)" office:value-type="string" office:string-value="Principado de Asturias" calcext:value-type="string">
            <text:p>Principado de Asturias</text:p>
          </table:table-cell>
          <table:table-cell table:style-name="ce1"/>
          <table:table-cell table:style-name="ce1" table:formula="of:=IFERROR(__xludf.dummyfunction(&quot;&quot;&quot;COMPUTED_VALUE&quot;&quot;&quot;);&quot;220 567&quot;)" office:value-type="string" office:string-value="220 567" calcext:value-type="string">
            <text:p>220 56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86)" office:value-type="float" office:value="286" calcext:value-type="float">
            <text:p>28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BLR-07&quot;)" office:value-type="string" office:string-value="BLR-07" calcext:value-type="string">
            <text:p>BLR-07</text:p>
          </table:table-cell>
          <table:table-cell table:style-name="ce1" table:formula="of:=IFERROR(__xludf.dummyfunction(&quot;&quot;&quot;COMPUTED_VALUE&quot;&quot;&quot;);&quot;Babruysk&quot;)" office:value-type="string" office:string-value="Babruysk" calcext:value-type="string">
            <text:p>Babruysk</text:p>
          </table:table-cell>
          <table:table-cell table:style-name="ce1" table:formula="of:=IFERROR(__xludf.dummyfunction(&quot;&quot;&quot;COMPUTED_VALUE&quot;&quot;&quot;);&quot;Бабруйск, Babrujsk&quot;)" office:value-type="string" office:string-value="Бабруйск, Babrujsk" calcext:value-type="string">
            <text:p>Бабруйск, Babrujsk</text:p>
          </table:table-cell>
          <table:table-cell table:style-name="ce1" table:formula="of:=IFERROR(__xludf.dummyfunction(&quot;&quot;&quot;COMPUTED_VALUE&quot;&quot;&quot;);&quot;Bielorrusia Bielorrusia&quot;)" office:value-type="string" office:string-value="Bielorrusia Bielorrusia" calcext:value-type="string">
            <text:p>Bielorrusia Bielorrusia</text:p>
          </table:table-cell>
          <table:table-cell table:style-name="ce1" table:formula="of:=IFERROR(__xludf.dummyfunction(&quot;&quot;&quot;COMPUTED_VALUE&quot;&quot;&quot;);&quot;Provincia de Maguilov&quot;)" office:value-type="string" office:string-value="Provincia de Maguilov" calcext:value-type="string">
            <text:p>Provincia de Maguilov</text:p>
          </table:table-cell>
          <table:table-cell table:style-name="ce1"/>
          <table:table-cell table:style-name="ce1" table:formula="of:=IFERROR(__xludf.dummyfunction(&quot;&quot;&quot;COMPUTED_VALUE&quot;&quot;&quot;);&quot;217 940&quot;)" office:value-type="string" office:string-value="217 940" calcext:value-type="string">
            <text:p>217 94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87)" office:value-type="float" office:value="287" calcext:value-type="float">
            <text:p>287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30&quot;)" office:value-type="string" office:string-value="UKR-30" calcext:value-type="string">
            <text:p>UKR-30</text:p>
          </table:table-cell>
          <table:table-cell table:style-name="ce1" table:formula="of:=IFERROR(__xludf.dummyfunction(&quot;&quot;&quot;COMPUTED_VALUE&quot;&quot;&quot;);&quot;Ternopil&quot;)" office:value-type="string" office:string-value="Ternopil" calcext:value-type="string">
            <text:p>Ternopil</text:p>
          </table:table-cell>
          <table:table-cell table:style-name="ce1" table:formula="of:=IFERROR(__xludf.dummyfunction(&quot;&quot;&quot;COMPUTED_VALUE&quot;&quot;&quot;);&quot;Тернопіль&quot;)" office:value-type="string" office:string-value="Тернопіль" calcext:value-type="string">
            <text:p>Тернопіль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Ternopil&quot;)" office:value-type="string" office:string-value="Óblast de Ternopil" calcext:value-type="string">
            <text:p>Óblast de Ternopil</text:p>
          </table:table-cell>
          <table:table-cell table:style-name="ce1"/>
          <table:table-cell table:style-name="ce1" table:formula="of:=IFERROR(__xludf.dummyfunction(&quot;&quot;&quot;COMPUTED_VALUE&quot;&quot;&quot;);&quot;217 584&quot;)" office:value-type="string" office:string-value="217 584" calcext:value-type="string">
            <text:p>217 58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88)" office:value-type="float" office:value="288" calcext:value-type="float">
            <text:p>28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31&quot;)" office:value-type="string" office:string-value="UKR-31" calcext:value-type="string">
            <text:p>UKR-31</text:p>
          </table:table-cell>
          <table:table-cell table:style-name="ce1" table:formula="of:=IFERROR(__xludf.dummyfunction(&quot;&quot;&quot;COMPUTED_VALUE&quot;&quot;&quot;);&quot;Lutsk&quot;)" office:value-type="string" office:string-value="Lutsk" calcext:value-type="string">
            <text:p>Lutsk</text:p>
          </table:table-cell>
          <table:table-cell table:style-name="ce1" table:formula="of:=IFERROR(__xludf.dummyfunction(&quot;&quot;&quot;COMPUTED_VALUE&quot;&quot;&quot;);&quot;Луцьк&quot;)" office:value-type="string" office:string-value="Луцьк" calcext:value-type="string">
            <text:p>Луцьк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Volinia&quot;)" office:value-type="string" office:string-value="Óblast de Volinia" calcext:value-type="string">
            <text:p>Óblast de Volinia</text:p>
          </table:table-cell>
          <table:table-cell table:style-name="ce1"/>
          <table:table-cell table:style-name="ce1" table:formula="of:=IFERROR(__xludf.dummyfunction(&quot;&quot;&quot;COMPUTED_VALUE&quot;&quot;&quot;);&quot;217 082&quot;)" office:value-type="string" office:string-value="217 082" calcext:value-type="string">
            <text:p>217 08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89)" office:value-type="float" office:value="289" calcext:value-type="float">
            <text:p>289</text:p>
          </table:table-cell>
          <table:table-cell table:style-name="ce1"/>
          <table:table-cell table:style-name="ce1" table:formula="of:=IFERROR(__xludf.dummyfunction(&quot;&quot;&quot;COMPUTED_VALUE&quot;&quot;&quot;);&quot;GBR-33&quot;)" office:value-type="string" office:string-value="GBR-33" calcext:value-type="string">
            <text:p>GBR-33</text:p>
          </table:table-cell>
          <table:table-cell table:style-name="ce1" table:formula="of:=IFERROR(__xludf.dummyfunction(&quot;&quot;&quot;COMPUTED_VALUE&quot;&quot;&quot;);&quot;Luton&quot;)" office:value-type="string" office:string-value="Luton" calcext:value-type="string">
            <text:p>Luton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216 800&quot;)" office:value-type="string" office:string-value="216 800" calcext:value-type="string">
            <text:p>216 8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90)" office:value-type="float" office:value="290" calcext:value-type="float">
            <text:p>290</text:p>
          </table:table-cell>
          <table:table-cell table:style-name="ce1" table:formula="of:=IFERROR(__xludf.dummyfunction(&quot;&quot;&quot;COMPUTED_VALUE&quot;&quot;&quot;);&quot;UE-138&quot;)" office:value-type="string" office:string-value="UE-138" calcext:value-type="string">
            <text:p>UE-138</text:p>
          </table:table-cell>
          <table:table-cell table:style-name="ce1" table:formula="of:=IFERROR(__xludf.dummyfunction(&quot;&quot;&quot;COMPUTED_VALUE&quot;&quot;&quot;);&quot;ALE-35&quot;)" office:value-type="string" office:string-value="ALE-35" calcext:value-type="string">
            <text:p>ALE-35</text:p>
          </table:table-cell>
          <table:table-cell table:style-name="ce1" table:formula="of:=IFERROR(__xludf.dummyfunction(&quot;&quot;&quot;COMPUTED_VALUE&quot;&quot;&quot;);&quot;Lubeca&quot;)" office:value-type="string" office:string-value="Lubeca" calcext:value-type="string">
            <text:p>Lubeca</text:p>
          </table:table-cell>
          <table:table-cell table:style-name="ce1" table:formula="of:=IFERROR(__xludf.dummyfunction(&quot;&quot;&quot;COMPUTED_VALUE&quot;&quot;&quot;);&quot;Lübeck&quot;)" office:value-type="string" office:string-value="Lübeck" calcext:value-type="string">
            <text:p>Lübeck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Schleswig-Holstein&quot;)" office:value-type="string" office:string-value="Schleswig-Holstein" calcext:value-type="string">
            <text:p>Schleswig-Holstein</text:p>
          </table:table-cell>
          <table:table-cell table:style-name="ce1"/>
          <table:table-cell table:style-name="ce1" table:formula="of:=IFERROR(__xludf.dummyfunction(&quot;&quot;&quot;COMPUTED_VALUE&quot;&quot;&quot;);&quot;216 253&quot;)" office:value-type="string" office:string-value="216 253" calcext:value-type="string">
            <text:p>216 25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91)" office:value-type="float" office:value="291" calcext:value-type="float">
            <text:p>291</text:p>
          </table:table-cell>
          <table:table-cell table:style-name="ce1" table:formula="of:=IFERROR(__xludf.dummyfunction(&quot;&quot;&quot;COMPUTED_VALUE&quot;&quot;&quot;);&quot;UE-139&quot;)" office:value-type="string" office:string-value="UE-139" calcext:value-type="string">
            <text:p>UE-139</text:p>
          </table:table-cell>
          <table:table-cell table:style-name="ce1" table:formula="of:=IFERROR(__xludf.dummyfunction(&quot;&quot;&quot;COMPUTED_VALUE&quot;&quot;&quot;);&quot;POL-14&quot;)" office:value-type="string" office:string-value="POL-14" calcext:value-type="string">
            <text:p>POL-14</text:p>
          </table:table-cell>
          <table:table-cell table:style-name="ce1" table:formula="of:=IFERROR(__xludf.dummyfunction(&quot;&quot;&quot;COMPUTED_VALUE&quot;&quot;&quot;);&quot;Radom&quot;)" office:value-type="string" office:string-value="Radom" calcext:value-type="string">
            <text:p>Radom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Mazovia&quot;)" office:value-type="string" office:string-value="Voivodato de Mazovia" calcext:value-type="string">
            <text:p>Voivodato de Mazovia</text:p>
          </table:table-cell>
          <table:table-cell table:style-name="ce1"/>
          <table:table-cell table:style-name="ce1" table:formula="of:=IFERROR(__xludf.dummyfunction(&quot;&quot;&quot;COMPUTED_VALUE&quot;&quot;&quot;);&quot;215 653&quot;)" office:value-type="string" office:string-value="215 653" calcext:value-type="string">
            <text:p>215 65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92)" office:value-type="float" office:value="292" calcext:value-type="float">
            <text:p>292</text:p>
          </table:table-cell>
          <table:table-cell table:style-name="ce1" table:formula="of:=IFERROR(__xludf.dummyfunction(&quot;&quot;&quot;COMPUTED_VALUE&quot;&quot;&quot;);&quot;UE-140&quot;)" office:value-type="string" office:string-value="UE-140" calcext:value-type="string">
            <text:p>UE-140</text:p>
          </table:table-cell>
          <table:table-cell table:style-name="ce1" table:formula="of:=IFERROR(__xludf.dummyfunction(&quot;&quot;&quot;COMPUTED_VALUE&quot;&quot;&quot;);&quot;ESP-22&quot;)" office:value-type="string" office:string-value="ESP-22" calcext:value-type="string">
            <text:p>ESP-22</text:p>
          </table:table-cell>
          <table:table-cell table:style-name="ce1" table:formula="of:=IFERROR(__xludf.dummyfunction(&quot;&quot;&quot;COMPUTED_VALUE&quot;&quot;&quot;);&quot;Badalona&quot;)" office:value-type="string" office:string-value="Badalona" calcext:value-type="string">
            <text:p>Badalon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ataluña&quot;)" office:value-type="string" office:string-value="Cataluña" calcext:value-type="string">
            <text:p>Cataluña</text:p>
          </table:table-cell>
          <table:table-cell table:style-name="ce1" table:formula="of:=IFERROR(__xludf.dummyfunction(&quot;&quot;&quot;COMPUTED_VALUE&quot;&quot;&quot;);&quot;Provincia de Barcelona&quot;)" office:value-type="string" office:string-value="Provincia de Barcelona" calcext:value-type="string">
            <text:p>Provincia de Barcelona</text:p>
          </table:table-cell>
          <table:table-cell table:style-name="ce1" table:formula="of:=IFERROR(__xludf.dummyfunction(&quot;&quot;&quot;COMPUTED_VALUE&quot;&quot;&quot;);&quot;215 634&quot;)" office:value-type="string" office:string-value="215 634" calcext:value-type="string">
            <text:p>215 63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93)" office:value-type="float" office:value="293" calcext:value-type="float">
            <text:p>29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67&quot;)" office:value-type="string" office:string-value="RUS-067" calcext:value-type="string">
            <text:p>RUS-067</text:p>
          </table:table-cell>
          <table:table-cell table:style-name="ce1" table:formula="of:=IFERROR(__xludf.dummyfunction(&quot;&quot;&quot;COMPUTED_VALUE&quot;&quot;&quot;);&quot;Balashikha&quot;)" office:value-type="string" office:string-value="Balashikha" calcext:value-type="string">
            <text:p>Balashikha</text:p>
          </table:table-cell>
          <table:table-cell table:style-name="ce1" table:formula="of:=IFERROR(__xludf.dummyfunction(&quot;&quot;&quot;COMPUTED_VALUE&quot;&quot;&quot;);&quot;Балашиха&quot;)" office:value-type="string" office:string-value="Балашиха" calcext:value-type="string">
            <text:p>Балашиха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Moscú&quot;)" office:value-type="string" office:string-value="Óblast de Moscú" calcext:value-type="string">
            <text:p>Óblast de Moscú</text:p>
          </table:table-cell>
          <table:table-cell table:style-name="ce1"/>
          <table:table-cell table:style-name="ce1" table:formula="of:=IFERROR(__xludf.dummyfunction(&quot;&quot;&quot;COMPUTED_VALUE&quot;&quot;&quot;);&quot;215 494&quot;)" office:value-type="string" office:string-value="215 494" calcext:value-type="string">
            <text:p>215 49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94)" office:value-type="float" office:value="294" calcext:value-type="float">
            <text:p>294</text:p>
          </table:table-cell>
          <table:table-cell table:style-name="ce1" table:formula="of:=IFERROR(__xludf.dummyfunction(&quot;&quot;&quot;COMPUTED_VALUE&quot;&quot;&quot;);&quot;UE-141&quot;)" office:value-type="string" office:string-value="UE-141" calcext:value-type="string">
            <text:p>UE-141</text:p>
          </table:table-cell>
          <table:table-cell table:style-name="ce1" table:formula="of:=IFERROR(__xludf.dummyfunction(&quot;&quot;&quot;COMPUTED_VALUE&quot;&quot;&quot;);&quot;ESP-24&quot;)" office:value-type="string" office:string-value="ESP-24" calcext:value-type="string">
            <text:p>ESP-24</text:p>
          </table:table-cell>
          <table:table-cell table:style-name="ce1" table:formula="of:=IFERROR(__xludf.dummyfunction(&quot;&quot;&quot;COMPUTED_VALUE&quot;&quot;&quot;);&quot;Tarrasa&quot;)" office:value-type="string" office:string-value="Tarrasa" calcext:value-type="string">
            <text:p>Tarrasa</text:p>
          </table:table-cell>
          <table:table-cell table:style-name="ce1" table:formula="of:=IFERROR(__xludf.dummyfunction(&quot;&quot;&quot;COMPUTED_VALUE&quot;&quot;&quot;);&quot;Terrassa&quot;)" office:value-type="string" office:string-value="Terrassa" calcext:value-type="string">
            <text:p>Terrassa</text:p>
          </table:table-cell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ataluña&quot;)" office:value-type="string" office:string-value="Cataluña" calcext:value-type="string">
            <text:p>Cataluña</text:p>
          </table:table-cell>
          <table:table-cell table:style-name="ce1" table:formula="of:=IFERROR(__xludf.dummyfunction(&quot;&quot;&quot;COMPUTED_VALUE&quot;&quot;&quot;);&quot;Provincia de Barcelona&quot;)" office:value-type="string" office:string-value="Provincia de Barcelona" calcext:value-type="string">
            <text:p>Provincia de Barcelona</text:p>
          </table:table-cell>
          <table:table-cell table:style-name="ce1" table:formula="of:=IFERROR(__xludf.dummyfunction(&quot;&quot;&quot;COMPUTED_VALUE&quot;&quot;&quot;);&quot;215 121&quot;)" office:value-type="string" office:string-value="215 121" calcext:value-type="string">
            <text:p>215 12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95)" office:value-type="float" office:value="295" calcext:value-type="float">
            <text:p>295</text:p>
          </table:table-cell>
          <table:table-cell table:style-name="ce1" table:formula="of:=IFERROR(__xludf.dummyfunction(&quot;&quot;&quot;COMPUTED_VALUE&quot;&quot;&quot;);&quot;UE-142&quot;)" office:value-type="string" office:string-value="UE-142" calcext:value-type="string">
            <text:p>UE-142</text:p>
          </table:table-cell>
          <table:table-cell table:style-name="ce1" table:formula="of:=IFERROR(__xludf.dummyfunction(&quot;&quot;&quot;COMPUTED_VALUE&quot;&quot;&quot;);&quot;ESP-23&quot;)" office:value-type="string" office:string-value="ESP-23" calcext:value-type="string">
            <text:p>ESP-23</text:p>
          </table:table-cell>
          <table:table-cell table:style-name="ce1" table:formula="of:=IFERROR(__xludf.dummyfunction(&quot;&quot;&quot;COMPUTED_VALUE&quot;&quot;&quot;);&quot;Cartagena&quot;)" office:value-type="string" office:string-value="Cartagena" calcext:value-type="string">
            <text:p>Cartagen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Región de Murcia&quot;)" office:value-type="string" office:string-value="Región de Murcia" calcext:value-type="string">
            <text:p>Región de Murcia</text:p>
          </table:table-cell>
          <table:table-cell table:style-name="ce1"/>
          <table:table-cell table:style-name="ce1" table:formula="of:=IFERROR(__xludf.dummyfunction(&quot;&quot;&quot;COMPUTED_VALUE&quot;&quot;&quot;);&quot;214 759&quot;)" office:value-type="string" office:string-value="214 759" calcext:value-type="string">
            <text:p>214 75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96)" office:value-type="float" office:value="296" calcext:value-type="float">
            <text:p>296</text:p>
          </table:table-cell>
          <table:table-cell table:style-name="ce1" table:formula="of:=IFERROR(__xludf.dummyfunction(&quot;&quot;&quot;COMPUTED_VALUE&quot;&quot;&quot;);&quot;UE-143&quot;)" office:value-type="string" office:string-value="UE-143" calcext:value-type="string">
            <text:p>UE-143</text:p>
          </table:table-cell>
          <table:table-cell table:style-name="ce1" table:formula="of:=IFERROR(__xludf.dummyfunction(&quot;&quot;&quot;COMPUTED_VALUE&quot;&quot;&quot;);&quot;FIN-04&quot;)" office:value-type="string" office:string-value="FIN-04" calcext:value-type="string">
            <text:p>FIN-04</text:p>
          </table:table-cell>
          <table:table-cell table:style-name="ce1" table:formula="of:=IFERROR(__xludf.dummyfunction(&quot;&quot;&quot;COMPUTED_VALUE&quot;&quot;&quot;);&quot;Vantaa&quot;)" office:value-type="string" office:string-value="Vantaa" calcext:value-type="string">
            <text:p>Vantaa</text:p>
          </table:table-cell>
          <table:table-cell table:style-name="ce1" table:formula="of:=IFERROR(__xludf.dummyfunction(&quot;&quot;&quot;COMPUTED_VALUE&quot;&quot;&quot;);&quot;Vantaa/Vanda&quot;)" office:value-type="string" office:string-value="Vantaa/Vanda" calcext:value-type="string">
            <text:p>Vantaa/Vanda</text:p>
          </table:table-cell>
          <table:table-cell table:style-name="ce1" table:formula="of:=IFERROR(__xludf.dummyfunction(&quot;&quot;&quot;COMPUTED_VALUE&quot;&quot;&quot;);&quot;Finlandia Finlandia&quot;)" office:value-type="string" office:string-value="Finlandia Finlandia" calcext:value-type="string">
            <text:p>Finlandia Finlandia</text:p>
          </table:table-cell>
          <table:table-cell table:style-name="ce1" table:formula="of:=IFERROR(__xludf.dummyfunction(&quot;&quot;&quot;COMPUTED_VALUE&quot;&quot;&quot;);&quot;Uusimaa&quot;)" office:value-type="string" office:string-value="Uusimaa" calcext:value-type="string">
            <text:p>Uusimaa</text:p>
          </table:table-cell>
          <table:table-cell table:style-name="ce1"/>
          <table:table-cell table:style-name="ce1" table:formula="of:=IFERROR(__xludf.dummyfunction(&quot;&quot;&quot;COMPUTED_VALUE&quot;&quot;&quot;);&quot;214 605&quot;)" office:value-type="string" office:string-value="214 605" calcext:value-type="string">
            <text:p>214 60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97)" office:value-type="float" office:value="297" calcext:value-type="float">
            <text:p>297</text:p>
          </table:table-cell>
          <table:table-cell table:style-name="ce1" table:formula="of:=IFERROR(__xludf.dummyfunction(&quot;&quot;&quot;COMPUTED_VALUE&quot;&quot;&quot;);&quot;UE-144&quot;)" office:value-type="string" office:string-value="UE-144" calcext:value-type="string">
            <text:p>UE-144</text:p>
          </table:table-cell>
          <table:table-cell table:style-name="ce1" table:formula="of:=IFERROR(__xludf.dummyfunction(&quot;&quot;&quot;COMPUTED_VALUE&quot;&quot;&quot;);&quot;GRE-03&quot;)" office:value-type="string" office:string-value="GRE-03" calcext:value-type="string">
            <text:p>GRE-03</text:p>
          </table:table-cell>
          <table:table-cell table:style-name="ce1" table:formula="of:=IFERROR(__xludf.dummyfunction(&quot;&quot;&quot;COMPUTED_VALUE&quot;&quot;&quot;);&quot;Patras&quot;)" office:value-type="string" office:string-value="Patras" calcext:value-type="string">
            <text:p>Patras</text:p>
          </table:table-cell>
          <table:table-cell table:style-name="ce1" table:formula="of:=IFERROR(__xludf.dummyfunction(&quot;&quot;&quot;COMPUTED_VALUE&quot;&quot;&quot;);&quot;Πάτρα&quot;)" office:value-type="string" office:string-value="Πάτρα" calcext:value-type="string">
            <text:p>Πάτρα</text:p>
          </table:table-cell>
          <table:table-cell table:style-name="ce1" table:formula="of:=IFERROR(__xludf.dummyfunction(&quot;&quot;&quot;COMPUTED_VALUE&quot;&quot;&quot;);&quot;Grecia Grecia&quot;)" office:value-type="string" office:string-value="Grecia Grecia" calcext:value-type="string">
            <text:p>Grecia Grecia</text:p>
          </table:table-cell>
          <table:table-cell table:style-name="ce1" table:formula="of:=IFERROR(__xludf.dummyfunction(&quot;&quot;&quot;COMPUTED_VALUE&quot;&quot;&quot;);&quot;Grecia Occidental&quot;)" office:value-type="string" office:string-value="Grecia Occidental" calcext:value-type="string">
            <text:p>Grecia Occidental</text:p>
          </table:table-cell>
          <table:table-cell table:style-name="ce1" table:formula="of:=IFERROR(__xludf.dummyfunction(&quot;&quot;&quot;COMPUTED_VALUE&quot;&quot;&quot;);&quot;Acaya&quot;)" office:value-type="string" office:string-value="Acaya" calcext:value-type="string">
            <text:p>Acaya</text:p>
          </table:table-cell>
          <table:table-cell table:style-name="ce1" table:formula="of:=IFERROR(__xludf.dummyfunction(&quot;&quot;&quot;COMPUTED_VALUE&quot;&quot;&quot;);&quot;214 580&quot;)" office:value-type="string" office:string-value="214 580" calcext:value-type="string">
            <text:p>214 58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98)" office:value-type="float" office:value="298" calcext:value-type="float">
            <text:p>298</text:p>
          </table:table-cell>
          <table:table-cell table:style-name="ce1" table:formula="of:=IFERROR(__xludf.dummyfunction(&quot;&quot;&quot;COMPUTED_VALUE&quot;&quot;&quot;);&quot;UE-145&quot;)" office:value-type="string" office:string-value="UE-145" calcext:value-type="string">
            <text:p>UE-145</text:p>
          </table:table-cell>
          <table:table-cell table:style-name="ce1" table:formula="of:=IFERROR(__xludf.dummyfunction(&quot;&quot;&quot;COMPUTED_VALUE&quot;&quot;&quot;);&quot;FRA-11&quot;)" office:value-type="string" office:string-value="FRA-11" calcext:value-type="string">
            <text:p>FRA-11</text:p>
          </table:table-cell>
          <table:table-cell table:style-name="ce1" table:formula="of:=IFERROR(__xludf.dummyfunction(&quot;&quot;&quot;COMPUTED_VALUE&quot;&quot;&quot;);&quot;Rennes&quot;)" office:value-type="string" office:string-value="Rennes" calcext:value-type="string">
            <text:p>Rennes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Bretaña&quot;)" office:value-type="string" office:string-value="Bretaña" calcext:value-type="string">
            <text:p>Bretaña</text:p>
          </table:table-cell>
          <table:table-cell table:style-name="ce1" table:formula="of:=IFERROR(__xludf.dummyfunction(&quot;&quot;&quot;COMPUTED_VALUE&quot;&quot;&quot;);&quot;Ille-et-Vilaine&quot;)" office:value-type="string" office:string-value="Ille-et-Vilaine" calcext:value-type="string">
            <text:p>Ille-et-Vilaine</text:p>
          </table:table-cell>
          <table:table-cell table:style-name="ce1" table:formula="of:=IFERROR(__xludf.dummyfunction(&quot;&quot;&quot;COMPUTED_VALUE&quot;&quot;&quot;);&quot;213 454&quot;)" office:value-type="string" office:string-value="213 454" calcext:value-type="string">
            <text:p>213 45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299)" office:value-type="float" office:value="299" calcext:value-type="float">
            <text:p>299</text:p>
          </table:table-cell>
          <table:table-cell table:style-name="ce1" table:formula="of:=IFERROR(__xludf.dummyfunction(&quot;&quot;&quot;COMPUTED_VALUE&quot;&quot;&quot;);&quot;UE-146&quot;)" office:value-type="string" office:string-value="UE-146" calcext:value-type="string">
            <text:p>UE-146</text:p>
          </table:table-cell>
          <table:table-cell table:style-name="ce1" table:formula="of:=IFERROR(__xludf.dummyfunction(&quot;&quot;&quot;COMPUTED_VALUE&quot;&quot;&quot;);&quot;ESP-25&quot;)" office:value-type="string" office:string-value="ESP-25" calcext:value-type="string">
            <text:p>ESP-25</text:p>
          </table:table-cell>
          <table:table-cell table:style-name="ce1" table:formula="of:=IFERROR(__xludf.dummyfunction(&quot;&quot;&quot;COMPUTED_VALUE&quot;&quot;&quot;);&quot;Jerez de la Frontera&quot;)" office:value-type="string" office:string-value="Jerez de la Frontera" calcext:value-type="string">
            <text:p>Jerez de la Fronter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Andalucía&quot;)" office:value-type="string" office:string-value="Andalucía" calcext:value-type="string">
            <text:p>Andalucía</text:p>
          </table:table-cell>
          <table:table-cell table:style-name="ce1" table:formula="of:=IFERROR(__xludf.dummyfunction(&quot;&quot;&quot;COMPUTED_VALUE&quot;&quot;&quot;);&quot;Provincia de Cádiz&quot;)" office:value-type="string" office:string-value="Provincia de Cádiz" calcext:value-type="string">
            <text:p>Provincia de Cádiz</text:p>
          </table:table-cell>
          <table:table-cell table:style-name="ce1" table:formula="of:=IFERROR(__xludf.dummyfunction(&quot;&quot;&quot;COMPUTED_VALUE&quot;&quot;&quot;);&quot;212 830&quot;)" office:value-type="string" office:string-value="212 830" calcext:value-type="string">
            <text:p>212 83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00)" office:value-type="float" office:value="300" calcext:value-type="float">
            <text:p>300</text:p>
          </table:table-cell>
          <table:table-cell table:style-name="ce1" table:formula="of:=IFERROR(__xludf.dummyfunction(&quot;&quot;&quot;COMPUTED_VALUE&quot;&quot;&quot;);&quot;UE-147&quot;)" office:value-type="string" office:string-value="UE-147" calcext:value-type="string">
            <text:p>UE-147</text:p>
          </table:table-cell>
          <table:table-cell table:style-name="ce1" table:formula="of:=IFERROR(__xludf.dummyfunction(&quot;&quot;&quot;COMPUTED_VALUE&quot;&quot;&quot;);&quot;ITA-14&quot;)" office:value-type="string" office:string-value="ITA-14" calcext:value-type="string">
            <text:p>ITA-14</text:p>
          </table:table-cell>
          <table:table-cell table:style-name="ce1" table:formula="of:=IFERROR(__xludf.dummyfunction(&quot;&quot;&quot;COMPUTED_VALUE&quot;&quot;&quot;);&quot;Padua&quot;)" office:value-type="string" office:string-value="Padua" calcext:value-type="string">
            <text:p>Padua</text:p>
          </table:table-cell>
          <table:table-cell table:style-name="ce1" table:formula="of:=IFERROR(__xludf.dummyfunction(&quot;&quot;&quot;COMPUTED_VALUE&quot;&quot;&quot;);&quot;Padova&quot;)" office:value-type="string" office:string-value="Padova" calcext:value-type="string">
            <text:p>Padova</text:p>
          </table:table-cell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Véneto&quot;)" office:value-type="string" office:string-value="Véneto" calcext:value-type="string">
            <text:p>Véneto</text:p>
          </table:table-cell>
          <table:table-cell table:style-name="ce1" table:formula="of:=IFERROR(__xludf.dummyfunction(&quot;&quot;&quot;COMPUTED_VALUE&quot;&quot;&quot;);&quot;Provincia de Padua&quot;)" office:value-type="string" office:string-value="Provincia de Padua" calcext:value-type="string">
            <text:p>Provincia de Padua</text:p>
          </table:table-cell>
          <table:table-cell table:style-name="ce1" table:formula="of:=IFERROR(__xludf.dummyfunction(&quot;&quot;&quot;COMPUTED_VALUE&quot;&quot;&quot;);&quot;211 560&quot;)" office:value-type="string" office:string-value="211 560" calcext:value-type="string">
            <text:p>211 56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01)" office:value-type="float" office:value="301" calcext:value-type="float">
            <text:p>301</text:p>
          </table:table-cell>
          <table:table-cell table:style-name="ce1" table:formula="of:=IFERROR(__xludf.dummyfunction(&quot;&quot;&quot;COMPUTED_VALUE&quot;&quot;&quot;);&quot;UE-148&quot;)" office:value-type="string" office:string-value="UE-148" calcext:value-type="string">
            <text:p>UE-148</text:p>
          </table:table-cell>
          <table:table-cell table:style-name="ce1" table:formula="of:=IFERROR(__xludf.dummyfunction(&quot;&quot;&quot;COMPUTED_VALUE&quot;&quot;&quot;);&quot;ALE-36&quot;)" office:value-type="string" office:string-value="ALE-36" calcext:value-type="string">
            <text:p>ALE-36</text:p>
          </table:table-cell>
          <table:table-cell table:style-name="ce1" table:formula="of:=IFERROR(__xludf.dummyfunction(&quot;&quot;&quot;COMPUTED_VALUE&quot;&quot;&quot;);&quot;Oberhausen&quot;)" office:value-type="string" office:string-value="Oberhausen" calcext:value-type="string">
            <text:p>Oberhausen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210 934&quot;)" office:value-type="string" office:string-value="210 934" calcext:value-type="string">
            <text:p>210 93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02)" office:value-type="float" office:value="302" calcext:value-type="float">
            <text:p>302</text:p>
          </table:table-cell>
          <table:table-cell table:style-name="ce1" table:formula="of:=IFERROR(__xludf.dummyfunction(&quot;&quot;&quot;COMPUTED_VALUE&quot;&quot;&quot;);&quot;UE-149&quot;)" office:value-type="string" office:string-value="UE-149" calcext:value-type="string">
            <text:p>UE-149</text:p>
          </table:table-cell>
          <table:table-cell table:style-name="ce1" table:formula="of:=IFERROR(__xludf.dummyfunction(&quot;&quot;&quot;COMPUTED_VALUE&quot;&quot;&quot;);&quot;NED-06&quot;)" office:value-type="string" office:string-value="NED-06" calcext:value-type="string">
            <text:p>NED-06</text:p>
          </table:table-cell>
          <table:table-cell table:style-name="ce1" table:formula="of:=IFERROR(__xludf.dummyfunction(&quot;&quot;&quot;COMPUTED_VALUE&quot;&quot;&quot;);&quot;Tilburgo&quot;)" office:value-type="string" office:string-value="Tilburgo" calcext:value-type="string">
            <text:p>Tilburgo</text:p>
          </table:table-cell>
          <table:table-cell table:style-name="ce1" table:formula="of:=IFERROR(__xludf.dummyfunction(&quot;&quot;&quot;COMPUTED_VALUE&quot;&quot;&quot;);&quot;Tilburg&quot;)" office:value-type="string" office:string-value="Tilburg" calcext:value-type="string">
            <text:p>Tilburg</text:p>
          </table:table-cell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Brabante Septentrional&quot;)" office:value-type="string" office:string-value="Brabante Septentrional" calcext:value-type="string">
            <text:p>Brabante Septentrional</text:p>
          </table:table-cell>
          <table:table-cell table:style-name="ce1"/>
          <table:table-cell table:style-name="ce1" table:formula="of:=IFERROR(__xludf.dummyfunction(&quot;&quot;&quot;COMPUTED_VALUE&quot;&quot;&quot;);&quot;210 289&quot;)" office:value-type="string" office:string-value="210 289" calcext:value-type="string">
            <text:p>210 28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03)" office:value-type="float" office:value="303" calcext:value-type="float">
            <text:p>303</text:p>
          </table:table-cell>
          <table:table-cell table:style-name="ce1" table:formula="of:=IFERROR(__xludf.dummyfunction(&quot;&quot;&quot;COMPUTED_VALUE&quot;&quot;&quot;);&quot;UE-150&quot;)" office:value-type="string" office:string-value="UE-150" calcext:value-type="string">
            <text:p>UE-150</text:p>
          </table:table-cell>
          <table:table-cell table:style-name="ce1" table:formula="of:=IFERROR(__xludf.dummyfunction(&quot;&quot;&quot;COMPUTED_VALUE&quot;&quot;&quot;);&quot;ALE-37&quot;)" office:value-type="string" office:string-value="ALE-37" calcext:value-type="string">
            <text:p>ALE-37</text:p>
          </table:table-cell>
          <table:table-cell table:style-name="ce1" table:formula="of:=IFERROR(__xludf.dummyfunction(&quot;&quot;&quot;COMPUTED_VALUE&quot;&quot;&quot;);&quot;Erfurt&quot;)" office:value-type="string" office:string-value="Erfurt" calcext:value-type="string">
            <text:p>Erfurt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Turingia&quot;)" office:value-type="string" office:string-value="Turingia" calcext:value-type="string">
            <text:p>Turingia</text:p>
          </table:table-cell>
          <table:table-cell table:style-name="ce1"/>
          <table:table-cell table:style-name="ce1" table:formula="of:=IFERROR(__xludf.dummyfunction(&quot;&quot;&quot;COMPUTED_VALUE&quot;&quot;&quot;);&quot;210 118&quot;)" office:value-type="string" office:string-value="210 118" calcext:value-type="string">
            <text:p>210 11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04)" office:value-type="float" office:value="304" calcext:value-type="float">
            <text:p>304</text:p>
          </table:table-cell>
          <table:table-cell table:style-name="ce1" table:formula="of:=IFERROR(__xludf.dummyfunction(&quot;&quot;&quot;COMPUTED_VALUE&quot;&quot;&quot;);&quot;UE-151&quot;)" office:value-type="string" office:string-value="UE-151" calcext:value-type="string">
            <text:p>UE-151</text:p>
          </table:table-cell>
          <table:table-cell table:style-name="ce1" table:formula="of:=IFERROR(__xludf.dummyfunction(&quot;&quot;&quot;COMPUTED_VALUE&quot;&quot;&quot;);&quot;ROM-09&quot;)" office:value-type="string" office:string-value="ROM-09" calcext:value-type="string">
            <text:p>ROM-09</text:p>
          </table:table-cell>
          <table:table-cell table:style-name="ce1" table:formula="of:=IFERROR(__xludf.dummyfunction(&quot;&quot;&quot;COMPUTED_VALUE&quot;&quot;&quot;);&quot;Ploiești&quot;)" office:value-type="string" office:string-value="Ploiești" calcext:value-type="string">
            <text:p>Ploiești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Prahova&quot;)" office:value-type="string" office:string-value="Prahova" calcext:value-type="string">
            <text:p>Prahova</text:p>
          </table:table-cell>
          <table:table-cell table:style-name="ce1"/>
          <table:table-cell table:style-name="ce1" table:formula="of:=IFERROR(__xludf.dummyfunction(&quot;&quot;&quot;COMPUTED_VALUE&quot;&quot;&quot;);&quot;209 945&quot;)" office:value-type="string" office:string-value="209 945" calcext:value-type="string">
            <text:p>209 94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05)" office:value-type="float" office:value="305" calcext:value-type="float">
            <text:p>305</text:p>
          </table:table-cell>
          <table:table-cell table:style-name="ce1" table:formula="of:=IFERROR(__xludf.dummyfunction(&quot;&quot;&quot;COMPUTED_VALUE&quot;&quot;&quot;);&quot;UE-152&quot;)" office:value-type="string" office:string-value="UE-152" calcext:value-type="string">
            <text:p>UE-152</text:p>
          </table:table-cell>
          <table:table-cell table:style-name="ce1" table:formula="of:=IFERROR(__xludf.dummyfunction(&quot;&quot;&quot;COMPUTED_VALUE&quot;&quot;&quot;);&quot;ALE-39&quot;)" office:value-type="string" office:string-value="ALE-39" calcext:value-type="string">
            <text:p>ALE-39</text:p>
          </table:table-cell>
          <table:table-cell table:style-name="ce1" table:formula="of:=IFERROR(__xludf.dummyfunction(&quot;&quot;&quot;COMPUTED_VALUE&quot;&quot;&quot;);&quot;Maguncia&quot;)" office:value-type="string" office:string-value="Maguncia" calcext:value-type="string">
            <text:p>Maguncia</text:p>
          </table:table-cell>
          <table:table-cell table:style-name="ce1" table:formula="of:=IFERROR(__xludf.dummyfunction(&quot;&quot;&quot;COMPUTED_VALUE&quot;&quot;&quot;);&quot;Mainz&quot;)" office:value-type="string" office:string-value="Mainz" calcext:value-type="string">
            <text:p>Mainz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-Palatinado&quot;)" office:value-type="string" office:string-value="Renania-Palatinado" calcext:value-type="string">
            <text:p>Renania-Palatinado</text:p>
          </table:table-cell>
          <table:table-cell table:style-name="ce1"/>
          <table:table-cell table:style-name="ce1" table:formula="of:=IFERROR(__xludf.dummyfunction(&quot;&quot;&quot;COMPUTED_VALUE&quot;&quot;&quot;);&quot;209 779&quot;)" office:value-type="string" office:string-value="209 779" calcext:value-type="string">
            <text:p>209 77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06)" office:value-type="float" office:value="306" calcext:value-type="float">
            <text:p>306</text:p>
          </table:table-cell>
          <table:table-cell table:style-name="ce1"/>
          <table:table-cell table:style-name="ce1" table:formula="of:=IFERROR(__xludf.dummyfunction(&quot;&quot;&quot;COMPUTED_VALUE&quot;&quot;&quot;);&quot;GBR-34&quot;)" office:value-type="string" office:string-value="GBR-34" calcext:value-type="string">
            <text:p>GBR-34</text:p>
          </table:table-cell>
          <table:table-cell table:style-name="ce1" table:formula="of:=IFERROR(__xludf.dummyfunction(&quot;&quot;&quot;COMPUTED_VALUE&quot;&quot;&quot;);&quot;York&quot;)" office:value-type="string" office:string-value="York" calcext:value-type="string">
            <text:p>York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208 400&quot;)" office:value-type="string" office:string-value="208 400" calcext:value-type="string">
            <text:p>208 4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07)" office:value-type="float" office:value="307" calcext:value-type="float">
            <text:p>307</text:p>
          </table:table-cell>
          <table:table-cell table:style-name="ce1" table:formula="of:=IFERROR(__xludf.dummyfunction(&quot;&quot;&quot;COMPUTED_VALUE&quot;&quot;&quot;);&quot;UE-153&quot;)" office:value-type="string" office:string-value="UE-153" calcext:value-type="string">
            <text:p>UE-153</text:p>
          </table:table-cell>
          <table:table-cell table:style-name="ce1" table:formula="of:=IFERROR(__xludf.dummyfunction(&quot;&quot;&quot;COMPUTED_VALUE&quot;&quot;&quot;);&quot;ESP-26&quot;)" office:value-type="string" office:string-value="ESP-26" calcext:value-type="string">
            <text:p>ESP-26</text:p>
          </table:table-cell>
          <table:table-cell table:style-name="ce1" table:formula="of:=IFERROR(__xludf.dummyfunction(&quot;&quot;&quot;COMPUTED_VALUE&quot;&quot;&quot;);&quot;Sabadell&quot;)" office:value-type="string" office:string-value="Sabadell" calcext:value-type="string">
            <text:p>Sabadell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ataluña&quot;)" office:value-type="string" office:string-value="Cataluña" calcext:value-type="string">
            <text:p>Cataluña</text:p>
          </table:table-cell>
          <table:table-cell table:style-name="ce1" table:formula="of:=IFERROR(__xludf.dummyfunction(&quot;&quot;&quot;COMPUTED_VALUE&quot;&quot;&quot;);&quot;Provincia de Barcelona&quot;)" office:value-type="string" office:string-value="Provincia de Barcelona" calcext:value-type="string">
            <text:p>Provincia de Barcelona</text:p>
          </table:table-cell>
          <table:table-cell table:style-name="ce1" table:formula="of:=IFERROR(__xludf.dummyfunction(&quot;&quot;&quot;COMPUTED_VALUE&quot;&quot;&quot;);&quot;208 246&quot;)" office:value-type="string" office:string-value="208 246" calcext:value-type="string">
            <text:p>208 24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08)" office:value-type="float" office:value="308" calcext:value-type="float">
            <text:p>30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68&quot;)" office:value-type="string" office:string-value="RUS-068" calcext:value-type="string">
            <text:p>RUS-068</text:p>
          </table:table-cell>
          <table:table-cell table:style-name="ce1" table:formula="of:=IFERROR(__xludf.dummyfunction(&quot;&quot;&quot;COMPUTED_VALUE&quot;&quot;&quot;);&quot;Pskov&quot;)" office:value-type="string" office:string-value="Pskov" calcext:value-type="string">
            <text:p>Pskov</text:p>
          </table:table-cell>
          <table:table-cell table:style-name="ce1" table:formula="of:=IFERROR(__xludf.dummyfunction(&quot;&quot;&quot;COMPUTED_VALUE&quot;&quot;&quot;);&quot;Псков&quot;)" office:value-type="string" office:string-value="Псков" calcext:value-type="string">
            <text:p>Псков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Pskov&quot;)" office:value-type="string" office:string-value="Óblast de Pskov" calcext:value-type="string">
            <text:p>Óblast de Pskov</text:p>
          </table:table-cell>
          <table:table-cell table:style-name="ce1"/>
          <table:table-cell table:style-name="ce1" table:formula="of:=IFERROR(__xludf.dummyfunction(&quot;&quot;&quot;COMPUTED_VALUE&quot;&quot;&quot;);&quot;208 145&quot;)" office:value-type="string" office:string-value="208 145" calcext:value-type="string">
            <text:p>208 14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09)" office:value-type="float" office:value="309" calcext:value-type="float">
            <text:p>309</text:p>
          </table:table-cell>
          <table:table-cell table:style-name="ce1" table:formula="of:=IFERROR(__xludf.dummyfunction(&quot;&quot;&quot;COMPUTED_VALUE&quot;&quot;&quot;);&quot;UE-154&quot;)" office:value-type="string" office:string-value="UE-154" calcext:value-type="string">
            <text:p>UE-154</text:p>
          </table:table-cell>
          <table:table-cell table:style-name="ce1" table:formula="of:=IFERROR(__xludf.dummyfunction(&quot;&quot;&quot;COMPUTED_VALUE&quot;&quot;&quot;);&quot;POL-15&quot;)" office:value-type="string" office:string-value="POL-15" calcext:value-type="string">
            <text:p>POL-15</text:p>
          </table:table-cell>
          <table:table-cell table:style-name="ce1" table:formula="of:=IFERROR(__xludf.dummyfunction(&quot;&quot;&quot;COMPUTED_VALUE&quot;&quot;&quot;);&quot;Sosnowiec&quot;)" office:value-type="string" office:string-value="Sosnowiec" calcext:value-type="string">
            <text:p>Sosnowiec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Silesia&quot;)" office:value-type="string" office:string-value="Voivodato de Silesia" calcext:value-type="string">
            <text:p>Voivodato de Silesia</text:p>
          </table:table-cell>
          <table:table-cell table:style-name="ce1"/>
          <table:table-cell table:style-name="ce1" table:formula="of:=IFERROR(__xludf.dummyfunction(&quot;&quot;&quot;COMPUTED_VALUE&quot;&quot;&quot;);&quot;206 516&quot;)" office:value-type="string" office:string-value="206 516" calcext:value-type="string">
            <text:p>206 51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10)" office:value-type="float" office:value="310" calcext:value-type="float">
            <text:p>31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32&quot;)" office:value-type="string" office:string-value="UKR-32" calcext:value-type="string">
            <text:p>UKR-32</text:p>
          </table:table-cell>
          <table:table-cell table:style-name="ce1" table:formula="of:=IFERROR(__xludf.dummyfunction(&quot;&quot;&quot;COMPUTED_VALUE&quot;&quot;&quot;);&quot;Bila Tserkva&quot;)" office:value-type="string" office:string-value="Bila Tserkva" calcext:value-type="string">
            <text:p>Bila Tserkva</text:p>
          </table:table-cell>
          <table:table-cell table:style-name="ce1" table:formula="of:=IFERROR(__xludf.dummyfunction(&quot;&quot;&quot;COMPUTED_VALUE&quot;&quot;&quot;);&quot;Біла Церква&quot;)" office:value-type="string" office:string-value="Біла Церква" calcext:value-type="string">
            <text:p>Біла Церква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Kiev&quot;)" office:value-type="string" office:string-value="Óblast de Kiev" calcext:value-type="string">
            <text:p>Óblast de Kiev</text:p>
          </table:table-cell>
          <table:table-cell table:style-name="ce1"/>
          <table:table-cell table:style-name="ce1" table:formula="of:=IFERROR(__xludf.dummyfunction(&quot;&quot;&quot;COMPUTED_VALUE&quot;&quot;&quot;);&quot;206 441&quot;)" office:value-type="string" office:string-value="206 441" calcext:value-type="string">
            <text:p>206 44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11)" office:value-type="float" office:value="311" calcext:value-type="float">
            <text:p>311</text:p>
          </table:table-cell>
          <table:table-cell table:style-name="ce1" table:formula="of:=IFERROR(__xludf.dummyfunction(&quot;&quot;&quot;COMPUTED_VALUE&quot;&quot;&quot;);&quot;UE-155&quot;)" office:value-type="string" office:string-value="UE-155" calcext:value-type="string">
            <text:p>UE-155</text:p>
          </table:table-cell>
          <table:table-cell table:style-name="ce1" table:formula="of:=IFERROR(__xludf.dummyfunction(&quot;&quot;&quot;COMPUTED_VALUE&quot;&quot;&quot;);&quot;BUL-04&quot;)" office:value-type="string" office:string-value="BUL-04" calcext:value-type="string">
            <text:p>BUL-04</text:p>
          </table:table-cell>
          <table:table-cell table:style-name="ce1" table:formula="of:=IFERROR(__xludf.dummyfunction(&quot;&quot;&quot;COMPUTED_VALUE&quot;&quot;&quot;);&quot;Burgas&quot;)" office:value-type="string" office:string-value="Burgas" calcext:value-type="string">
            <text:p>Burgas</text:p>
          </table:table-cell>
          <table:table-cell table:style-name="ce1" table:formula="of:=IFERROR(__xludf.dummyfunction(&quot;&quot;&quot;COMPUTED_VALUE&quot;&quot;&quot;);&quot;Бургас&quot;)" office:value-type="string" office:string-value="Бургас" calcext:value-type="string">
            <text:p>Бургас</text:p>
          </table:table-cell>
          <table:table-cell table:style-name="ce1" table:formula="of:=IFERROR(__xludf.dummyfunction(&quot;&quot;&quot;COMPUTED_VALUE&quot;&quot;&quot;);&quot;Bulgaria Bulgaria&quot;)" office:value-type="string" office:string-value="Bulgaria Bulgaria" calcext:value-type="string">
            <text:p>Bulgaria Bulgaria</text:p>
          </table:table-cell>
          <table:table-cell table:style-name="ce1" table:formula="of:=IFERROR(__xludf.dummyfunction(&quot;&quot;&quot;COMPUTED_VALUE&quot;&quot;&quot;);&quot;Provincia de Burgas&quot;)" office:value-type="string" office:string-value="Provincia de Burgas" calcext:value-type="string">
            <text:p>Provincia de Burgas</text:p>
          </table:table-cell>
          <table:table-cell table:style-name="ce1"/>
          <table:table-cell table:style-name="ce1" table:formula="of:=IFERROR(__xludf.dummyfunction(&quot;&quot;&quot;COMPUTED_VALUE&quot;&quot;&quot;);&quot;206 371&quot;)" office:value-type="string" office:string-value="206 371" calcext:value-type="string">
            <text:p>206 37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12)" office:value-type="float" office:value="312" calcext:value-type="float">
            <text:p>312</text:p>
          </table:table-cell>
          <table:table-cell table:style-name="ce1" table:formula="of:=IFERROR(__xludf.dummyfunction(&quot;&quot;&quot;COMPUTED_VALUE&quot;&quot;&quot;);&quot;UE-156&quot;)" office:value-type="string" office:string-value="UE-156" calcext:value-type="string">
            <text:p>UE-156</text:p>
          </table:table-cell>
          <table:table-cell table:style-name="ce1" table:formula="of:=IFERROR(__xludf.dummyfunction(&quot;&quot;&quot;COMPUTED_VALUE&quot;&quot;&quot;);&quot;ALE-38&quot;)" office:value-type="string" office:string-value="ALE-38" calcext:value-type="string">
            <text:p>ALE-38</text:p>
          </table:table-cell>
          <table:table-cell table:style-name="ce1" table:formula="of:=IFERROR(__xludf.dummyfunction(&quot;&quot;&quot;COMPUTED_VALUE&quot;&quot;&quot;);&quot;Rostock&quot;)" office:value-type="string" office:string-value="Rostock" calcext:value-type="string">
            <text:p>Rostock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Mecklemburgo-Pomerania Occidental&quot;)" office:value-type="string" office:string-value="Mecklemburgo-Pomerania Occidental" calcext:value-type="string">
            <text:p>Mecklemburgo-Pomerania Occidental</text:p>
          </table:table-cell>
          <table:table-cell table:style-name="ce1"/>
          <table:table-cell table:style-name="ce1" table:formula="of:=IFERROR(__xludf.dummyfunction(&quot;&quot;&quot;COMPUTED_VALUE&quot;&quot;&quot;);&quot;206 011&quot;)" office:value-type="string" office:string-value="206 011" calcext:value-type="string">
            <text:p>206 01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13)" office:value-type="float" office:value="313" calcext:value-type="float">
            <text:p>313</text:p>
          </table:table-cell>
          <table:table-cell table:style-name="ce1" table:formula="of:=IFERROR(__xludf.dummyfunction(&quot;&quot;&quot;COMPUTED_VALUE&quot;&quot;&quot;);&quot;UE-157&quot;)" office:value-type="string" office:string-value="UE-157" calcext:value-type="string">
            <text:p>UE-157</text:p>
          </table:table-cell>
          <table:table-cell table:style-name="ce1" table:formula="of:=IFERROR(__xludf.dummyfunction(&quot;&quot;&quot;COMPUTED_VALUE&quot;&quot;&quot;);&quot;ESP-28&quot;)" office:value-type="string" office:string-value="ESP-28" calcext:value-type="string">
            <text:p>ESP-28</text:p>
          </table:table-cell>
          <table:table-cell table:style-name="ce1" table:formula="of:=IFERROR(__xludf.dummyfunction(&quot;&quot;&quot;COMPUTED_VALUE&quot;&quot;&quot;);&quot;Móstoles&quot;)" office:value-type="string" office:string-value="Móstoles" calcext:value-type="string">
            <text:p>Móstoles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omunidad de Madrid&quot;)" office:value-type="string" office:string-value="Comunidad de Madrid" calcext:value-type="string">
            <text:p>Comunidad de Madrid</text:p>
          </table:table-cell>
          <table:table-cell table:style-name="ce1"/>
          <table:table-cell table:style-name="ce1" table:formula="of:=IFERROR(__xludf.dummyfunction(&quot;&quot;&quot;COMPUTED_VALUE&quot;&quot;&quot;);&quot;205 614&quot;)" office:value-type="string" office:string-value="205 614" calcext:value-type="string">
            <text:p>205 61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14)" office:value-type="float" office:value="314" calcext:value-type="float">
            <text:p>31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69&quot;)" office:value-type="string" office:string-value="RUS-069" calcext:value-type="string">
            <text:p>RUS-069</text:p>
          </table:table-cell>
          <table:table-cell table:style-name="ce1" table:formula="of:=IFERROR(__xludf.dummyfunction(&quot;&quot;&quot;COMPUTED_VALUE&quot;&quot;&quot;);&quot;Mytishchi&quot;)" office:value-type="string" office:string-value="Mytishchi" calcext:value-type="string">
            <text:p>Mytishchi</text:p>
          </table:table-cell>
          <table:table-cell table:style-name="ce1" table:formula="of:=IFERROR(__xludf.dummyfunction(&quot;&quot;&quot;COMPUTED_VALUE&quot;&quot;&quot;);&quot;Мытищи&quot;)" office:value-type="string" office:string-value="Мытищи" calcext:value-type="string">
            <text:p>Мытищи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Moscú&quot;)" office:value-type="string" office:string-value="Óblast de Moscú" calcext:value-type="string">
            <text:p>Óblast de Moscú</text:p>
          </table:table-cell>
          <table:table-cell table:style-name="ce1"/>
          <table:table-cell table:style-name="ce1" table:formula="of:=IFERROR(__xludf.dummyfunction(&quot;&quot;&quot;COMPUTED_VALUE&quot;&quot;&quot;);&quot;205 397&quot;)" office:value-type="string" office:string-value="205 397" calcext:value-type="string">
            <text:p>205 39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15)" office:value-type="float" office:value="315" calcext:value-type="float">
            <text:p>315</text:p>
          </table:table-cell>
          <table:table-cell table:style-name="ce1"/>
          <table:table-cell table:style-name="ce1" table:formula="of:=IFERROR(__xludf.dummyfunction(&quot;&quot;&quot;COMPUTED_VALUE&quot;&quot;&quot;);&quot;GBR-32&quot;)" office:value-type="string" office:string-value="GBR-32" calcext:value-type="string">
            <text:p>GBR-32</text:p>
          </table:table-cell>
          <table:table-cell table:style-name="ce1" table:formula="of:=IFERROR(__xludf.dummyfunction(&quot;&quot;&quot;COMPUTED_VALUE&quot;&quot;&quot;);&quot;Portsmouth&quot;)" office:value-type="string" office:string-value="Portsmouth" calcext:value-type="string">
            <text:p>Portsmouth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205 056&quot;)" office:value-type="string" office:string-value="205 056" calcext:value-type="string">
            <text:p>205 05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16)" office:value-type="float" office:value="316" calcext:value-type="float">
            <text:p>31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KOS-01&quot;)" office:value-type="string" office:string-value="KOS-01" calcext:value-type="string">
            <text:p>KOS-01</text:p>
          </table:table-cell>
          <table:table-cell table:style-name="ce1" table:formula="of:=IFERROR(__xludf.dummyfunction(&quot;&quot;&quot;COMPUTED_VALUE&quot;&quot;&quot;);&quot;Pristina (en disputa con Serbia)&quot;)" office:value-type="string" office:string-value="Pristina (en disputa con Serbia)" calcext:value-type="string">
            <text:p>Pristina (en disputa con Serbia)</text:p>
          </table:table-cell>
          <table:table-cell table:style-name="ce1" table:formula="of:=IFERROR(__xludf.dummyfunction(&quot;&quot;&quot;COMPUTED_VALUE&quot;&quot;&quot;);&quot;Приштина&quot;)" office:value-type="string" office:string-value="Приштина" calcext:value-type="string">
            <text:p>Приштина</text:p>
          </table:table-cell>
          <table:table-cell table:style-name="ce1" table:formula="of:=IFERROR(__xludf.dummyfunction(&quot;&quot;&quot;COMPUTED_VALUE&quot;&quot;&quot;);&quot;Kosovo Kosovo&quot;)" office:value-type="string" office:string-value="Kosovo Kosovo" calcext:value-type="string">
            <text:p>Kosovo Kosovo</text:p>
          </table:table-cell>
          <table:table-cell table:style-name="ce1" table:formula="of:=IFERROR(__xludf.dummyfunction(&quot;&quot;&quot;COMPUTED_VALUE&quot;&quot;&quot;);&quot;Bačka del Norte (Kosovo)&quot;)" office:value-type="string" office:string-value="Bačka del Norte (Kosovo)" calcext:value-type="string">
            <text:p>Bačka del Norte (Kosovo)</text:p>
          </table:table-cell>
          <table:table-cell table:style-name="ce1"/>
          <table:table-cell table:style-name="ce1" table:formula="of:=IFERROR(__xludf.dummyfunction(&quot;&quot;&quot;COMPUTED_VALUE&quot;&quot;&quot;);&quot;204 721&quot;)" office:value-type="string" office:string-value="204 721" calcext:value-type="string">
            <text:p>204 72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17)" office:value-type="float" office:value="317" calcext:value-type="float">
            <text:p>317</text:p>
          </table:table-cell>
          <table:table-cell table:style-name="ce1" table:formula="of:=IFERROR(__xludf.dummyfunction(&quot;&quot;&quot;COMPUTED_VALUE&quot;&quot;&quot;);&quot;UE-158&quot;)" office:value-type="string" office:string-value="UE-158" calcext:value-type="string">
            <text:p>UE-158</text:p>
          </table:table-cell>
          <table:table-cell table:style-name="ce1" table:formula="of:=IFERROR(__xludf.dummyfunction(&quot;&quot;&quot;COMPUTED_VALUE&quot;&quot;&quot;);&quot;ITA-15&quot;)" office:value-type="string" office:string-value="ITA-15" calcext:value-type="string">
            <text:p>ITA-15</text:p>
          </table:table-cell>
          <table:table-cell table:style-name="ce1" table:formula="of:=IFERROR(__xludf.dummyfunction(&quot;&quot;&quot;COMPUTED_VALUE&quot;&quot;&quot;);&quot;Trieste&quot;)" office:value-type="string" office:string-value="Trieste" calcext:value-type="string">
            <text:p>Trieste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Friuli-Venecia Julia&quot;)" office:value-type="string" office:string-value="Friuli-Venecia Julia" calcext:value-type="string">
            <text:p>Friuli-Venecia Julia</text:p>
          </table:table-cell>
          <table:table-cell table:style-name="ce1" table:formula="of:=IFERROR(__xludf.dummyfunction(&quot;&quot;&quot;COMPUTED_VALUE&quot;&quot;&quot;);&quot;Provincia de Trieste&quot;)" office:value-type="string" office:string-value="Provincia de Trieste" calcext:value-type="string">
            <text:p>Provincia de Trieste</text:p>
          </table:table-cell>
          <table:table-cell table:style-name="ce1" table:formula="of:=IFERROR(__xludf.dummyfunction(&quot;&quot;&quot;COMPUTED_VALUE&quot;&quot;&quot;);&quot;204 234&quot;)" office:value-type="string" office:string-value="204 234" calcext:value-type="string">
            <text:p>204 23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18)" office:value-type="float" office:value="318" calcext:value-type="float">
            <text:p>318</text:p>
          </table:table-cell>
          <table:table-cell table:style-name="ce1" table:formula="of:=IFERROR(__xludf.dummyfunction(&quot;&quot;&quot;COMPUTED_VALUE&quot;&quot;&quot;);&quot;UE-159&quot;)" office:value-type="string" office:string-value="UE-159" calcext:value-type="string">
            <text:p>UE-159</text:p>
          </table:table-cell>
          <table:table-cell table:style-name="ce1" table:formula="of:=IFERROR(__xludf.dummyfunction(&quot;&quot;&quot;COMPUTED_VALUE&quot;&quot;&quot;);&quot;HUN-02&quot;)" office:value-type="string" office:string-value="HUN-02" calcext:value-type="string">
            <text:p>HUN-02</text:p>
          </table:table-cell>
          <table:table-cell table:style-name="ce1" table:formula="of:=IFERROR(__xludf.dummyfunction(&quot;&quot;&quot;COMPUTED_VALUE&quot;&quot;&quot;);&quot;Debrecen&quot;)" office:value-type="string" office:string-value="Debrecen" calcext:value-type="string">
            <text:p>Debrecen</text:p>
          </table:table-cell>
          <table:table-cell table:style-name="ce1"/>
          <table:table-cell table:style-name="ce1" table:formula="of:=IFERROR(__xludf.dummyfunction(&quot;&quot;&quot;COMPUTED_VALUE&quot;&quot;&quot;);&quot;Hungría Hungría&quot;)" office:value-type="string" office:string-value="Hungría Hungría" calcext:value-type="string">
            <text:p>Hungría Hungría</text:p>
          </table:table-cell>
          <table:table-cell table:style-name="ce1" table:formula="of:=IFERROR(__xludf.dummyfunction(&quot;&quot;&quot;COMPUTED_VALUE&quot;&quot;&quot;);&quot;Hajdú-Bihar&quot;)" office:value-type="string" office:string-value="Hajdú-Bihar" calcext:value-type="string">
            <text:p>Hajdú-Bihar</text:p>
          </table:table-cell>
          <table:table-cell table:style-name="ce1"/>
          <table:table-cell table:style-name="ce1" table:formula="of:=IFERROR(__xludf.dummyfunction(&quot;&quot;&quot;COMPUTED_VALUE&quot;&quot;&quot;);&quot;203 506&quot;)" office:value-type="string" office:string-value="203 506" calcext:value-type="string">
            <text:p>203 50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19)" office:value-type="float" office:value="319" calcext:value-type="float">
            <text:p>319</text:p>
          </table:table-cell>
          <table:table-cell table:style-name="ce1" table:formula="of:=IFERROR(__xludf.dummyfunction(&quot;&quot;&quot;COMPUTED_VALUE&quot;&quot;&quot;);&quot;UE-160&quot;)" office:value-type="string" office:string-value="UE-160" calcext:value-type="string">
            <text:p>UE-160</text:p>
          </table:table-cell>
          <table:table-cell table:style-name="ce1" table:formula="of:=IFERROR(__xludf.dummyfunction(&quot;&quot;&quot;COMPUTED_VALUE&quot;&quot;&quot;);&quot;POL-16&quot;)" office:value-type="string" office:string-value="POL-16" calcext:value-type="string">
            <text:p>POL-16</text:p>
          </table:table-cell>
          <table:table-cell table:style-name="ce1" table:formula="of:=IFERROR(__xludf.dummyfunction(&quot;&quot;&quot;COMPUTED_VALUE&quot;&quot;&quot;);&quot;Toruń&quot;)" office:value-type="string" office:string-value="Toruń" calcext:value-type="string">
            <text:p>Toruń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Cuyavia y Pomerania&quot;)" office:value-type="string" office:string-value="Voivodato de Cuyavia y Pomerania" calcext:value-type="string">
            <text:p>Voivodato de Cuyavia y Pomerania</text:p>
          </table:table-cell>
          <table:table-cell table:style-name="ce1"/>
          <table:table-cell table:style-name="ce1" table:formula="of:=IFERROR(__xludf.dummyfunction(&quot;&quot;&quot;COMPUTED_VALUE&quot;&quot;&quot;);&quot;202 591&quot;)" office:value-type="string" office:string-value="202 591" calcext:value-type="string">
            <text:p>202 59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20)" office:value-type="float" office:value="320" calcext:value-type="float">
            <text:p>32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SUI-02&quot;)" office:value-type="string" office:string-value="SUI-02" calcext:value-type="string">
            <text:p>SUI-02</text:p>
          </table:table-cell>
          <table:table-cell table:style-name="ce1" table:formula="of:=IFERROR(__xludf.dummyfunction(&quot;&quot;&quot;COMPUTED_VALUE&quot;&quot;&quot;);&quot;Ginebra&quot;)" office:value-type="string" office:string-value="Ginebra" calcext:value-type="string">
            <text:p>Ginebra</text:p>
          </table:table-cell>
          <table:table-cell table:style-name="ce1" table:formula="of:=IFERROR(__xludf.dummyfunction(&quot;&quot;&quot;COMPUTED_VALUE&quot;&quot;&quot;);&quot;Genève/Genf&quot;)" office:value-type="string" office:string-value="Genève/Genf" calcext:value-type="string">
            <text:p>Genève/Genf</text:p>
          </table:table-cell>
          <table:table-cell table:style-name="ce1" table:formula="of:=IFERROR(__xludf.dummyfunction(&quot;&quot;&quot;COMPUTED_VALUE&quot;&quot;&quot;);&quot;Suiza Suiza&quot;)" office:value-type="string" office:string-value="Suiza Suiza" calcext:value-type="string">
            <text:p>Suiza Suiza</text:p>
          </table:table-cell>
          <table:table-cell table:style-name="ce1" table:formula="of:=IFERROR(__xludf.dummyfunction(&quot;&quot;&quot;COMPUTED_VALUE&quot;&quot;&quot;);&quot;Cantón de Ginebra&quot;)" office:value-type="string" office:string-value="Cantón de Ginebra" calcext:value-type="string">
            <text:p>Cantón de Ginebra</text:p>
          </table:table-cell>
          <table:table-cell table:style-name="ce1"/>
          <table:table-cell table:style-name="ce1" table:formula="of:=IFERROR(__xludf.dummyfunction(&quot;&quot;&quot;COMPUTED_VALUE&quot;&quot;&quot;);&quot;201 813&quot;)" office:value-type="string" office:string-value="201 813" calcext:value-type="string">
            <text:p>201 81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21)" office:value-type="float" office:value="321" calcext:value-type="float">
            <text:p>321</text:p>
          </table:table-cell>
          <table:table-cell table:style-name="ce1" table:formula="of:=IFERROR(__xludf.dummyfunction(&quot;&quot;&quot;COMPUTED_VALUE&quot;&quot;&quot;);&quot;UE-161&quot;)" office:value-type="string" office:string-value="UE-161" calcext:value-type="string">
            <text:p>UE-161</text:p>
          </table:table-cell>
          <table:table-cell table:style-name="ce1" table:formula="of:=IFERROR(__xludf.dummyfunction(&quot;&quot;&quot;COMPUTED_VALUE&quot;&quot;&quot;);&quot;BEL-04&quot;)" office:value-type="string" office:string-value="BEL-04" calcext:value-type="string">
            <text:p>BEL-04</text:p>
          </table:table-cell>
          <table:table-cell table:style-name="ce1" table:formula="of:=IFERROR(__xludf.dummyfunction(&quot;&quot;&quot;COMPUTED_VALUE&quot;&quot;&quot;);&quot;Charleroi&quot;)" office:value-type="string" office:string-value="Charleroi" calcext:value-type="string">
            <text:p>Charleroi</text:p>
          </table:table-cell>
          <table:table-cell table:style-name="ce1"/>
          <table:table-cell table:style-name="ce1" table:formula="of:=IFERROR(__xludf.dummyfunction(&quot;&quot;&quot;COMPUTED_VALUE&quot;&quot;&quot;);&quot;Bélgica Bélgica&quot;)" office:value-type="string" office:string-value="Bélgica Bélgica" calcext:value-type="string">
            <text:p>Bélgica Bélgica</text:p>
          </table:table-cell>
          <table:table-cell table:style-name="ce1" table:formula="of:=IFERROR(__xludf.dummyfunction(&quot;&quot;&quot;COMPUTED_VALUE&quot;&quot;&quot;);&quot;Región Valona&quot;)" office:value-type="string" office:string-value="Región Valona" calcext:value-type="string">
            <text:p>Región Valona</text:p>
          </table:table-cell>
          <table:table-cell table:style-name="ce1" table:formula="of:=IFERROR(__xludf.dummyfunction(&quot;&quot;&quot;COMPUTED_VALUE&quot;&quot;&quot;);&quot;Provincia de Henao&quot;)" office:value-type="string" office:string-value="Provincia de Henao" calcext:value-type="string">
            <text:p>Provincia de Henao</text:p>
          </table:table-cell>
          <table:table-cell table:style-name="ce1" table:formula="of:=IFERROR(__xludf.dummyfunction(&quot;&quot;&quot;COMPUTED_VALUE&quot;&quot;&quot;);&quot;201 761&quot;)" office:value-type="string" office:string-value="201 761" calcext:value-type="string">
            <text:p>201 76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22)" office:value-type="float" office:value="322" calcext:value-type="float">
            <text:p>322</text:p>
          </table:table-cell>
          <table:table-cell table:style-name="ce1" table:formula="of:=IFERROR(__xludf.dummyfunction(&quot;&quot;&quot;COMPUTED_VALUE&quot;&quot;&quot;);&quot;UE-162&quot;)" office:value-type="string" office:string-value="UE-162" calcext:value-type="string">
            <text:p>UE-162</text:p>
          </table:table-cell>
          <table:table-cell table:style-name="ce1" table:formula="of:=IFERROR(__xludf.dummyfunction(&quot;&quot;&quot;COMPUTED_VALUE&quot;&quot;&quot;);&quot;ESP-31&quot;)" office:value-type="string" office:string-value="ESP-31" calcext:value-type="string">
            <text:p>ESP-31</text:p>
          </table:table-cell>
          <table:table-cell table:style-name="ce1" table:formula="of:=IFERROR(__xludf.dummyfunction(&quot;&quot;&quot;COMPUTED_VALUE&quot;&quot;&quot;);&quot;Pamplona&quot;)" office:value-type="string" office:string-value="Pamplona" calcext:value-type="string">
            <text:p>Pamplona</text:p>
          </table:table-cell>
          <table:table-cell table:style-name="ce1" table:formula="of:=IFERROR(__xludf.dummyfunction(&quot;&quot;&quot;COMPUTED_VALUE&quot;&quot;&quot;);&quot;Pamplona/Iruña&quot;)" office:value-type="string" office:string-value="Pamplona/Iruña" calcext:value-type="string">
            <text:p>Pamplona/Iruña</text:p>
          </table:table-cell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Navarra&quot;)" office:value-type="string" office:string-value="Navarra" calcext:value-type="string">
            <text:p>Navarra</text:p>
          </table:table-cell>
          <table:table-cell table:style-name="ce1"/>
          <table:table-cell table:style-name="ce1" table:formula="of:=IFERROR(__xludf.dummyfunction(&quot;&quot;&quot;COMPUTED_VALUE&quot;&quot;&quot;);&quot;201 311&quot;)" office:value-type="string" office:string-value="201 311" calcext:value-type="string">
            <text:p>201 31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23)" office:value-type="float" office:value="323" calcext:value-type="float">
            <text:p>323</text:p>
          </table:table-cell>
          <table:table-cell table:style-name="ce1" table:formula="of:=IFERROR(__xludf.dummyfunction(&quot;&quot;&quot;COMPUTED_VALUE&quot;&quot;&quot;);&quot;UE-163&quot;)" office:value-type="string" office:string-value="UE-163" calcext:value-type="string">
            <text:p>UE-163</text:p>
          </table:table-cell>
          <table:table-cell table:style-name="ce1" table:formula="of:=IFERROR(__xludf.dummyfunction(&quot;&quot;&quot;COMPUTED_VALUE&quot;&quot;&quot;);&quot;FIN-05&quot;)" office:value-type="string" office:string-value="FIN-05" calcext:value-type="string">
            <text:p>FIN-05</text:p>
          </table:table-cell>
          <table:table-cell table:style-name="ce1" table:formula="of:=IFERROR(__xludf.dummyfunction(&quot;&quot;&quot;COMPUTED_VALUE&quot;&quot;&quot;);&quot;Oulu&quot;)" office:value-type="string" office:string-value="Oulu" calcext:value-type="string">
            <text:p>Oulu</text:p>
          </table:table-cell>
          <table:table-cell table:style-name="ce1" table:formula="of:=IFERROR(__xludf.dummyfunction(&quot;&quot;&quot;COMPUTED_VALUE&quot;&quot;&quot;);&quot;Oulu/Uleåborg&quot;)" office:value-type="string" office:string-value="Oulu/Uleåborg" calcext:value-type="string">
            <text:p>Oulu/Uleåborg</text:p>
          </table:table-cell>
          <table:table-cell table:style-name="ce1" table:formula="of:=IFERROR(__xludf.dummyfunction(&quot;&quot;&quot;COMPUTED_VALUE&quot;&quot;&quot;);&quot;Finlandia Finlandia&quot;)" office:value-type="string" office:string-value="Finlandia Finlandia" calcext:value-type="string">
            <text:p>Finlandia Finlandia</text:p>
          </table:table-cell>
          <table:table-cell table:style-name="ce1" table:formula="of:=IFERROR(__xludf.dummyfunction(&quot;&quot;&quot;COMPUTED_VALUE&quot;&quot;&quot;);&quot;Ostrobotnia del Norte&quot;)" office:value-type="string" office:string-value="Ostrobotnia del Norte" calcext:value-type="string">
            <text:p>Ostrobotnia del Norte</text:p>
          </table:table-cell>
          <table:table-cell table:style-name="ce1"/>
          <table:table-cell table:style-name="ce1" table:formula="of:=IFERROR(__xludf.dummyfunction(&quot;&quot;&quot;COMPUTED_VALUE&quot;&quot;&quot;);&quot;201 124&quot;)" office:value-type="string" office:string-value="201 124" calcext:value-type="string">
            <text:p>201 12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24)" office:value-type="float" office:value="324" calcext:value-type="float">
            <text:p>324</text:p>
          </table:table-cell>
          <table:table-cell table:style-name="ce1" table:formula="of:=IFERROR(__xludf.dummyfunction(&quot;&quot;&quot;COMPUTED_VALUE&quot;&quot;&quot;);&quot;UE-164&quot;)" office:value-type="string" office:string-value="UE-164" calcext:value-type="string">
            <text:p>UE-164</text:p>
          </table:table-cell>
          <table:table-cell table:style-name="ce1" table:formula="of:=IFERROR(__xludf.dummyfunction(&quot;&quot;&quot;COMPUTED_VALUE&quot;&quot;&quot;);&quot;NED-08&quot;)" office:value-type="string" office:string-value="NED-08" calcext:value-type="string">
            <text:p>NED-08</text:p>
          </table:table-cell>
          <table:table-cell table:style-name="ce1" table:formula="of:=IFERROR(__xludf.dummyfunction(&quot;&quot;&quot;COMPUTED_VALUE&quot;&quot;&quot;);&quot;Groninga&quot;)" office:value-type="string" office:string-value="Groninga" calcext:value-type="string">
            <text:p>Groninga</text:p>
          </table:table-cell>
          <table:table-cell table:style-name="ce1" table:formula="of:=IFERROR(__xludf.dummyfunction(&quot;&quot;&quot;COMPUTED_VALUE&quot;&quot;&quot;);&quot;Groningen&quot;)" office:value-type="string" office:string-value="Groningen" calcext:value-type="string">
            <text:p>Groningen</text:p>
          </table:table-cell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Groninga&quot;)" office:value-type="string" office:string-value="Groninga" calcext:value-type="string">
            <text:p>Groninga</text:p>
          </table:table-cell>
          <table:table-cell table:style-name="ce1"/>
          <table:table-cell table:style-name="ce1" table:formula="of:=IFERROR(__xludf.dummyfunction(&quot;&quot;&quot;COMPUTED_VALUE&quot;&quot;&quot;);&quot;200 952&quot;)" office:value-type="string" office:string-value="200 952" calcext:value-type="string">
            <text:p>200 95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25)" office:value-type="float" office:value="325" calcext:value-type="float">
            <text:p>325</text:p>
          </table:table-cell>
          <table:table-cell table:style-name="ce1" table:formula="of:=IFERROR(__xludf.dummyfunction(&quot;&quot;&quot;COMPUTED_VALUE&quot;&quot;&quot;);&quot;UE-165&quot;)" office:value-type="string" office:string-value="UE-165" calcext:value-type="string">
            <text:p>UE-165</text:p>
          </table:table-cell>
          <table:table-cell table:style-name="ce1" table:formula="of:=IFERROR(__xludf.dummyfunction(&quot;&quot;&quot;COMPUTED_VALUE&quot;&quot;&quot;);&quot;ITA-17&quot;)" office:value-type="string" office:string-value="ITA-17" calcext:value-type="string">
            <text:p>ITA-17</text:p>
          </table:table-cell>
          <table:table-cell table:style-name="ce1" table:formula="of:=IFERROR(__xludf.dummyfunction(&quot;&quot;&quot;COMPUTED_VALUE&quot;&quot;&quot;);&quot;Taranto&quot;)" office:value-type="string" office:string-value="Taranto" calcext:value-type="string">
            <text:p>Taranto</text:p>
          </table:table-cell>
          <table:table-cell table:style-name="ce1" table:formula="of:=IFERROR(__xludf.dummyfunction(&quot;&quot;&quot;COMPUTED_VALUE&quot;&quot;&quot;);&quot;Tarento&quot;)" office:value-type="string" office:string-value="Tarento" calcext:value-type="string">
            <text:p>Tarento</text:p>
          </table:table-cell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Apulia&quot;)" office:value-type="string" office:string-value="Apulia" calcext:value-type="string">
            <text:p>Apulia</text:p>
          </table:table-cell>
          <table:table-cell table:style-name="ce1" table:formula="of:=IFERROR(__xludf.dummyfunction(&quot;&quot;&quot;COMPUTED_VALUE&quot;&quot;&quot;);&quot;Provincia de Tarento&quot;)" office:value-type="string" office:string-value="Provincia de Tarento" calcext:value-type="string">
            <text:p>Provincia de Tarento</text:p>
          </table:table-cell>
          <table:table-cell table:style-name="ce1" table:formula="of:=IFERROR(__xludf.dummyfunction(&quot;&quot;&quot;COMPUTED_VALUE&quot;&quot;&quot;);&quot;200 385&quot;)" office:value-type="string" office:string-value="200 385" calcext:value-type="string">
            <text:p>200 38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26)" office:value-type="float" office:value="326" calcext:value-type="float">
            <text:p>326</text:p>
          </table:table-cell>
          <table:table-cell table:style-name="ce1" table:formula="of:=IFERROR(__xludf.dummyfunction(&quot;&quot;&quot;COMPUTED_VALUE&quot;&quot;&quot;);&quot;UE-166&quot;)" office:value-type="string" office:string-value="UE-166" calcext:value-type="string">
            <text:p>UE-166</text:p>
          </table:table-cell>
          <table:table-cell table:style-name="ce1" table:formula="of:=IFERROR(__xludf.dummyfunction(&quot;&quot;&quot;COMPUTED_VALUE&quot;&quot;&quot;);&quot;NED-07&quot;)" office:value-type="string" office:string-value="NED-07" calcext:value-type="string">
            <text:p>NED-07</text:p>
          </table:table-cell>
          <table:table-cell table:style-name="ce1" table:formula="of:=IFERROR(__xludf.dummyfunction(&quot;&quot;&quot;COMPUTED_VALUE&quot;&quot;&quot;);&quot;Almere&quot;)" office:value-type="string" office:string-value="Almere" calcext:value-type="string">
            <text:p>Almere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Flevoland&quot;)" office:value-type="string" office:string-value="Flevoland" calcext:value-type="string">
            <text:p>Flevoland</text:p>
          </table:table-cell>
          <table:table-cell table:style-name="ce1"/>
          <table:table-cell table:style-name="ce1" table:formula="of:=IFERROR(__xludf.dummyfunction(&quot;&quot;&quot;COMPUTED_VALUE&quot;&quot;&quot;);&quot;198 315&quot;)" office:value-type="string" office:string-value="198 315" calcext:value-type="string">
            <text:p>198 31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27)" office:value-type="float" office:value="327" calcext:value-type="float">
            <text:p>327</text:p>
          </table:table-cell>
          <table:table-cell table:style-name="ce1" table:formula="of:=IFERROR(__xludf.dummyfunction(&quot;&quot;&quot;COMPUTED_VALUE&quot;&quot;&quot;);&quot;UE-167&quot;)" office:value-type="string" office:string-value="UE-167" calcext:value-type="string">
            <text:p>UE-167</text:p>
          </table:table-cell>
          <table:table-cell table:style-name="ce1" table:formula="of:=IFERROR(__xludf.dummyfunction(&quot;&quot;&quot;COMPUTED_VALUE&quot;&quot;&quot;);&quot;AUT-03&quot;)" office:value-type="string" office:string-value="AUT-03" calcext:value-type="string">
            <text:p>AUT-03</text:p>
          </table:table-cell>
          <table:table-cell table:style-name="ce1" table:formula="of:=IFERROR(__xludf.dummyfunction(&quot;&quot;&quot;COMPUTED_VALUE&quot;&quot;&quot;);&quot;Linz&quot;)" office:value-type="string" office:string-value="Linz" calcext:value-type="string">
            <text:p>Linz</text:p>
          </table:table-cell>
          <table:table-cell table:style-name="ce1"/>
          <table:table-cell table:style-name="ce1" table:formula="of:=IFERROR(__xludf.dummyfunction(&quot;&quot;&quot;COMPUTED_VALUE&quot;&quot;&quot;);&quot;Austria Austria&quot;)" office:value-type="string" office:string-value="Austria Austria" calcext:value-type="string">
            <text:p>Austria Austria</text:p>
          </table:table-cell>
          <table:table-cell table:style-name="ce1" table:formula="of:=IFERROR(__xludf.dummyfunction(&quot;&quot;&quot;COMPUTED_VALUE&quot;&quot;&quot;);&quot;Alta Austria&quot;)" office:value-type="string" office:string-value="Alta Austria" calcext:value-type="string">
            <text:p>Alta Austria</text:p>
          </table:table-cell>
          <table:table-cell table:style-name="ce1"/>
          <table:table-cell table:style-name="ce1" table:formula="of:=IFERROR(__xludf.dummyfunction(&quot;&quot;&quot;COMPUTED_VALUE&quot;&quot;&quot;);&quot;198 181&quot;)" office:value-type="string" office:string-value="198 181" calcext:value-type="string">
            <text:p>198 18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28)" office:value-type="float" office:value="328" calcext:value-type="float">
            <text:p>328</text:p>
          </table:table-cell>
          <table:table-cell table:style-name="ce1" table:formula="of:=IFERROR(__xludf.dummyfunction(&quot;&quot;&quot;COMPUTED_VALUE&quot;&quot;&quot;);&quot;UE-168&quot;)" office:value-type="string" office:string-value="UE-168" calcext:value-type="string">
            <text:p>UE-168</text:p>
          </table:table-cell>
          <table:table-cell table:style-name="ce1" table:formula="of:=IFERROR(__xludf.dummyfunction(&quot;&quot;&quot;COMPUTED_VALUE&quot;&quot;&quot;);&quot;ALE-40&quot;)" office:value-type="string" office:string-value="ALE-40" calcext:value-type="string">
            <text:p>ALE-40</text:p>
          </table:table-cell>
          <table:table-cell table:style-name="ce1" table:formula="of:=IFERROR(__xludf.dummyfunction(&quot;&quot;&quot;COMPUTED_VALUE&quot;&quot;&quot;);&quot;Kassel&quot;)" office:value-type="string" office:string-value="Kassel" calcext:value-type="string">
            <text:p>Kassel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Hesse&quot;)" office:value-type="string" office:string-value="Hesse" calcext:value-type="string">
            <text:p>Hesse</text:p>
          </table:table-cell>
          <table:table-cell table:style-name="ce1"/>
          <table:table-cell table:style-name="ce1" table:formula="of:=IFERROR(__xludf.dummyfunction(&quot;&quot;&quot;COMPUTED_VALUE&quot;&quot;&quot;);&quot;197 984&quot;)" office:value-type="string" office:string-value="197 984" calcext:value-type="string">
            <text:p>197 98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29)" office:value-type="float" office:value="329" calcext:value-type="float">
            <text:p>32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70&quot;)" office:value-type="string" office:string-value="RUS-070" calcext:value-type="string">
            <text:p>RUS-070</text:p>
          </table:table-cell>
          <table:table-cell table:style-name="ce1" table:formula="of:=IFERROR(__xludf.dummyfunction(&quot;&quot;&quot;COMPUTED_VALUE&quot;&quot;&quot;);&quot;Lyubertsy&quot;)" office:value-type="string" office:string-value="Lyubertsy" calcext:value-type="string">
            <text:p>Lyubertsy</text:p>
          </table:table-cell>
          <table:table-cell table:style-name="ce1" table:formula="of:=IFERROR(__xludf.dummyfunction(&quot;&quot;&quot;COMPUTED_VALUE&quot;&quot;&quot;);&quot;Люберцы&quot;)" office:value-type="string" office:string-value="Люберцы" calcext:value-type="string">
            <text:p>Люберцы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Moscú&quot;)" office:value-type="string" office:string-value="Óblast de Moscú" calcext:value-type="string">
            <text:p>Óblast de Moscú</text:p>
          </table:table-cell>
          <table:table-cell table:style-name="ce1"/>
          <table:table-cell table:style-name="ce1" table:formula="of:=IFERROR(__xludf.dummyfunction(&quot;&quot;&quot;COMPUTED_VALUE&quot;&quot;&quot;);&quot;197 705&quot;)" office:value-type="string" office:string-value="197 705" calcext:value-type="string">
            <text:p>197 70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30)" office:value-type="float" office:value="330" calcext:value-type="float">
            <text:p>330</text:p>
          </table:table-cell>
          <table:table-cell table:style-name="ce1"/>
          <table:table-cell table:style-name="ce1" table:formula="of:=IFERROR(__xludf.dummyfunction(&quot;&quot;&quot;COMPUTED_VALUE&quot;&quot;&quot;);&quot;GBR-38&quot;)" office:value-type="string" office:string-value="GBR-38" calcext:value-type="string">
            <text:p>GBR-38</text:p>
          </table:table-cell>
          <table:table-cell table:style-name="ce1" table:formula="of:=IFERROR(__xludf.dummyfunction(&quot;&quot;&quot;COMPUTED_VALUE&quot;&quot;&quot;);&quot;Peterborough&quot;)" office:value-type="string" office:string-value="Peterborough" calcext:value-type="string">
            <text:p>Peterborough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197 100&quot;)" office:value-type="string" office:string-value="197 100" calcext:value-type="string">
            <text:p>197 1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31)" office:value-type="float" office:value="331" calcext:value-type="float">
            <text:p>331</text:p>
          </table:table-cell>
          <table:table-cell table:style-name="ce1" table:formula="of:=IFERROR(__xludf.dummyfunction(&quot;&quot;&quot;COMPUTED_VALUE&quot;&quot;&quot;);&quot;UE-169&quot;)" office:value-type="string" office:string-value="UE-169" calcext:value-type="string">
            <text:p>UE-169</text:p>
          </table:table-cell>
          <table:table-cell table:style-name="ce1" table:formula="of:=IFERROR(__xludf.dummyfunction(&quot;&quot;&quot;COMPUTED_VALUE&quot;&quot;&quot;);&quot;BEL-05&quot;)" office:value-type="string" office:string-value="BEL-05" calcext:value-type="string">
            <text:p>BEL-05</text:p>
          </table:table-cell>
          <table:table-cell table:style-name="ce1" table:formula="of:=IFERROR(__xludf.dummyfunction(&quot;&quot;&quot;COMPUTED_VALUE&quot;&quot;&quot;);&quot;Lieja&quot;)" office:value-type="string" office:string-value="Lieja" calcext:value-type="string">
            <text:p>Lieja</text:p>
          </table:table-cell>
          <table:table-cell table:style-name="ce1" table:formula="of:=IFERROR(__xludf.dummyfunction(&quot;&quot;&quot;COMPUTED_VALUE&quot;&quot;&quot;);&quot;Liège&quot;)" office:value-type="string" office:string-value="Liège" calcext:value-type="string">
            <text:p>Liège</text:p>
          </table:table-cell>
          <table:table-cell table:style-name="ce1" table:formula="of:=IFERROR(__xludf.dummyfunction(&quot;&quot;&quot;COMPUTED_VALUE&quot;&quot;&quot;);&quot;Bélgica Bélgica&quot;)" office:value-type="string" office:string-value="Bélgica Bélgica" calcext:value-type="string">
            <text:p>Bélgica Bélgica</text:p>
          </table:table-cell>
          <table:table-cell table:style-name="ce1" table:formula="of:=IFERROR(__xludf.dummyfunction(&quot;&quot;&quot;COMPUTED_VALUE&quot;&quot;&quot;);&quot;Región Valona&quot;)" office:value-type="string" office:string-value="Región Valona" calcext:value-type="string">
            <text:p>Región Valona</text:p>
          </table:table-cell>
          <table:table-cell table:style-name="ce1" table:formula="of:=IFERROR(__xludf.dummyfunction(&quot;&quot;&quot;COMPUTED_VALUE&quot;&quot;&quot;);&quot;Provincia de Lieja&quot;)" office:value-type="string" office:string-value="Provincia de Lieja" calcext:value-type="string">
            <text:p>Provincia de Lieja</text:p>
          </table:table-cell>
          <table:table-cell table:style-name="ce1" table:formula="of:=IFERROR(__xludf.dummyfunction(&quot;&quot;&quot;COMPUTED_VALUE&quot;&quot;&quot;);&quot;196 970&quot;)" office:value-type="string" office:string-value="196 970" calcext:value-type="string">
            <text:p>196 97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32)" office:value-type="float" office:value="332" calcext:value-type="float">
            <text:p>332</text:p>
          </table:table-cell>
          <table:table-cell table:style-name="ce1"/>
          <table:table-cell table:style-name="ce1" table:formula="of:=IFERROR(__xludf.dummyfunction(&quot;&quot;&quot;COMPUTED_VALUE&quot;&quot;&quot;);&quot;GBR-36&quot;)" office:value-type="string" office:string-value="GBR-36" calcext:value-type="string">
            <text:p>GBR-36</text:p>
          </table:table-cell>
          <table:table-cell table:style-name="ce1" table:formula="of:=IFERROR(__xludf.dummyfunction(&quot;&quot;&quot;COMPUTED_VALUE&quot;&quot;&quot;);&quot;Aberdeen&quot;)" office:value-type="string" office:string-value="Aberdeen" calcext:value-type="string">
            <text:p>Aberdeen</text:p>
          </table:table-cell>
          <table:table-cell table:style-name="ce1" table:formula="of:=IFERROR(__xludf.dummyfunction(&quot;&quot;&quot;COMPUTED_VALUE&quot;&quot;&quot;);&quot;Aiberdeen/ Obar Dheathain&quot;)" office:value-type="string" office:string-value="Aiberdeen/ Obar Dheathain" calcext:value-type="string">
            <text:p>Aiberdeen/ Obar Dheathain</text:p>
          </table:table-cell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Escocia&quot;)" office:value-type="string" office:string-value="Escocia" calcext:value-type="string">
            <text:p>Escocia</text:p>
          </table:table-cell>
          <table:table-cell table:style-name="ce1"/>
          <table:table-cell table:style-name="ce1" table:formula="of:=IFERROR(__xludf.dummyfunction(&quot;&quot;&quot;COMPUTED_VALUE&quot;&quot;&quot;);&quot;196 670&quot;)" office:value-type="string" office:string-value="196 670" calcext:value-type="string">
            <text:p>196 67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33)" office:value-type="float" office:value="333" calcext:value-type="float">
            <text:p>333</text:p>
          </table:table-cell>
          <table:table-cell table:style-name="ce1" table:formula="of:=IFERROR(__xludf.dummyfunction(&quot;&quot;&quot;COMPUTED_VALUE&quot;&quot;&quot;);&quot;UE-170&quot;)" office:value-type="string" office:string-value="UE-170" calcext:value-type="string">
            <text:p>UE-170</text:p>
          </table:table-cell>
          <table:table-cell table:style-name="ce1" table:formula="of:=IFERROR(__xludf.dummyfunction(&quot;&quot;&quot;COMPUTED_VALUE&quot;&quot;&quot;);&quot;ROM-10&quot;)" office:value-type="string" office:string-value="ROM-10" calcext:value-type="string">
            <text:p>ROM-10</text:p>
          </table:table-cell>
          <table:table-cell table:style-name="ce1" table:formula="of:=IFERROR(__xludf.dummyfunction(&quot;&quot;&quot;COMPUTED_VALUE&quot;&quot;&quot;);&quot;Oradea&quot;)" office:value-type="string" office:string-value="Oradea" calcext:value-type="string">
            <text:p>Oradea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Bihor&quot;)" office:value-type="string" office:string-value="Bihor" calcext:value-type="string">
            <text:p>Bihor</text:p>
          </table:table-cell>
          <table:table-cell table:style-name="ce1"/>
          <table:table-cell table:style-name="ce1" table:formula="of:=IFERROR(__xludf.dummyfunction(&quot;&quot;&quot;COMPUTED_VALUE&quot;&quot;&quot;);&quot;196 367&quot;)" office:value-type="string" office:string-value="196 367" calcext:value-type="string">
            <text:p>196 36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34)" office:value-type="float" office:value="334" calcext:value-type="float">
            <text:p>334</text:p>
          </table:table-cell>
          <table:table-cell table:style-name="ce1" table:formula="of:=IFERROR(__xludf.dummyfunction(&quot;&quot;&quot;COMPUTED_VALUE&quot;&quot;&quot;);&quot;UE-171&quot;)" office:value-type="string" office:string-value="UE-171" calcext:value-type="string">
            <text:p>UE-171</text:p>
          </table:table-cell>
          <table:table-cell table:style-name="ce1" table:formula="of:=IFERROR(__xludf.dummyfunction(&quot;&quot;&quot;COMPUTED_VALUE&quot;&quot;&quot;);&quot;ITA-16&quot;)" office:value-type="string" office:string-value="ITA-16" calcext:value-type="string">
            <text:p>ITA-16</text:p>
          </table:table-cell>
          <table:table-cell table:style-name="ce1" table:formula="of:=IFERROR(__xludf.dummyfunction(&quot;&quot;&quot;COMPUTED_VALUE&quot;&quot;&quot;);&quot;Brescia&quot;)" office:value-type="string" office:string-value="Brescia" calcext:value-type="string">
            <text:p>Brescia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Lombardía&quot;)" office:value-type="string" office:string-value="Lombardía" calcext:value-type="string">
            <text:p>Lombardía</text:p>
          </table:table-cell>
          <table:table-cell table:style-name="ce1" table:formula="of:=IFERROR(__xludf.dummyfunction(&quot;&quot;&quot;COMPUTED_VALUE&quot;&quot;&quot;);&quot;Provincia de Brescia&quot;)" office:value-type="string" office:string-value="Provincia de Brescia" calcext:value-type="string">
            <text:p>Provincia de Brescia</text:p>
          </table:table-cell>
          <table:table-cell table:style-name="ce1" table:formula="of:=IFERROR(__xludf.dummyfunction(&quot;&quot;&quot;COMPUTED_VALUE&quot;&quot;&quot;);&quot;196 359&quot;)" office:value-type="string" office:string-value="196 359" calcext:value-type="string">
            <text:p>196 35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35)" office:value-type="float" office:value="335" calcext:value-type="float">
            <text:p>335</text:p>
          </table:table-cell>
          <table:table-cell table:style-name="ce1" table:formula="of:=IFERROR(__xludf.dummyfunction(&quot;&quot;&quot;COMPUTED_VALUE&quot;&quot;&quot;);&quot;UE-172&quot;)" office:value-type="string" office:string-value="UE-172" calcext:value-type="string">
            <text:p>UE-172</text:p>
          </table:table-cell>
          <table:table-cell table:style-name="ce1" table:formula="of:=IFERROR(__xludf.dummyfunction(&quot;&quot;&quot;COMPUTED_VALUE&quot;&quot;&quot;);&quot;ESP-29&quot;)" office:value-type="string" office:string-value="ESP-29" calcext:value-type="string">
            <text:p>ESP-29</text:p>
          </table:table-cell>
          <table:table-cell table:style-name="ce1" table:formula="of:=IFERROR(__xludf.dummyfunction(&quot;&quot;&quot;COMPUTED_VALUE&quot;&quot;&quot;);&quot;Alcalá de Henares&quot;)" office:value-type="string" office:string-value="Alcalá de Henares" calcext:value-type="string">
            <text:p>Alcalá de Henares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omunidad de Madrid&quot;)" office:value-type="string" office:string-value="Comunidad de Madrid" calcext:value-type="string">
            <text:p>Comunidad de Madrid</text:p>
          </table:table-cell>
          <table:table-cell table:style-name="ce1"/>
          <table:table-cell table:style-name="ce1" table:formula="of:=IFERROR(__xludf.dummyfunction(&quot;&quot;&quot;COMPUTED_VALUE&quot;&quot;&quot;);&quot;195 907&quot;)" office:value-type="string" office:string-value="195 907" calcext:value-type="string">
            <text:p>195 90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36)" office:value-type="float" office:value="336" calcext:value-type="float">
            <text:p>336</text:p>
          </table:table-cell>
          <table:table-cell table:style-name="ce1" table:formula="of:=IFERROR(__xludf.dummyfunction(&quot;&quot;&quot;COMPUTED_VALUE&quot;&quot;&quot;);&quot;UE-173&quot;)" office:value-type="string" office:string-value="UE-173" calcext:value-type="string">
            <text:p>UE-173</text:p>
          </table:table-cell>
          <table:table-cell table:style-name="ce1" table:formula="of:=IFERROR(__xludf.dummyfunction(&quot;&quot;&quot;COMPUTED_VALUE&quot;&quot;&quot;);&quot;ESP-32&quot;)" office:value-type="string" office:string-value="ESP-32" calcext:value-type="string">
            <text:p>ESP-32</text:p>
          </table:table-cell>
          <table:table-cell table:style-name="ce1" table:formula="of:=IFERROR(__xludf.dummyfunction(&quot;&quot;&quot;COMPUTED_VALUE&quot;&quot;&quot;);&quot;Almería&quot;)" office:value-type="string" office:string-value="Almería" calcext:value-type="string">
            <text:p>Almerí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Andalucía&quot;)" office:value-type="string" office:string-value="Andalucía" calcext:value-type="string">
            <text:p>Andalucía</text:p>
          </table:table-cell>
          <table:table-cell table:style-name="ce1" table:formula="of:=IFERROR(__xludf.dummyfunction(&quot;&quot;&quot;COMPUTED_VALUE&quot;&quot;&quot;);&quot;Provincia de Almería&quot;)" office:value-type="string" office:string-value="Provincia de Almería" calcext:value-type="string">
            <text:p>Provincia de Almería</text:p>
          </table:table-cell>
          <table:table-cell table:style-name="ce1" table:formula="of:=IFERROR(__xludf.dummyfunction(&quot;&quot;&quot;COMPUTED_VALUE&quot;&quot;&quot;);&quot;194 515&quot;)" office:value-type="string" office:string-value="194 515" calcext:value-type="string">
            <text:p>194 51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37)" office:value-type="float" office:value="337" calcext:value-type="float">
            <text:p>337</text:p>
          </table:table-cell>
          <table:table-cell table:style-name="ce1" table:formula="of:=IFERROR(__xludf.dummyfunction(&quot;&quot;&quot;COMPUTED_VALUE&quot;&quot;&quot;);&quot;UE-174&quot;)" office:value-type="string" office:string-value="UE-174" calcext:value-type="string">
            <text:p>UE-174</text:p>
          </table:table-cell>
          <table:table-cell table:style-name="ce1" table:formula="of:=IFERROR(__xludf.dummyfunction(&quot;&quot;&quot;COMPUTED_VALUE&quot;&quot;&quot;);&quot;ITA-19&quot;)" office:value-type="string" office:string-value="ITA-19" calcext:value-type="string">
            <text:p>ITA-19</text:p>
          </table:table-cell>
          <table:table-cell table:style-name="ce1" table:formula="of:=IFERROR(__xludf.dummyfunction(&quot;&quot;&quot;COMPUTED_VALUE&quot;&quot;&quot;);&quot;Parma&quot;)" office:value-type="string" office:string-value="Parma" calcext:value-type="string">
            <text:p>Parma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Emilia-Romaña&quot;)" office:value-type="string" office:string-value="Emilia-Romaña" calcext:value-type="string">
            <text:p>Emilia-Romaña</text:p>
          </table:table-cell>
          <table:table-cell table:style-name="ce1" table:formula="of:=IFERROR(__xludf.dummyfunction(&quot;&quot;&quot;COMPUTED_VALUE&quot;&quot;&quot;);&quot;Provincia de Parma&quot;)" office:value-type="string" office:string-value="Provincia de Parma" calcext:value-type="string">
            <text:p>Provincia de Parma</text:p>
          </table:table-cell>
          <table:table-cell table:style-name="ce1" table:formula="of:=IFERROR(__xludf.dummyfunction(&quot;&quot;&quot;COMPUTED_VALUE&quot;&quot;&quot;);&quot;194 417&quot;)" office:value-type="string" office:string-value="194 417" calcext:value-type="string">
            <text:p>194 41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38)" office:value-type="float" office:value="338" calcext:value-type="float">
            <text:p>338</text:p>
          </table:table-cell>
          <table:table-cell table:style-name="ce1" table:formula="of:=IFERROR(__xludf.dummyfunction(&quot;&quot;&quot;COMPUTED_VALUE&quot;&quot;&quot;);&quot;UE-175&quot;)" office:value-type="string" office:string-value="UE-175" calcext:value-type="string">
            <text:p>UE-175</text:p>
          </table:table-cell>
          <table:table-cell table:style-name="ce1" table:formula="of:=IFERROR(__xludf.dummyfunction(&quot;&quot;&quot;COMPUTED_VALUE&quot;&quot;&quot;);&quot;ESP-30&quot;)" office:value-type="string" office:string-value="ESP-30" calcext:value-type="string">
            <text:p>ESP-30</text:p>
          </table:table-cell>
          <table:table-cell table:style-name="ce1" table:formula="of:=IFERROR(__xludf.dummyfunction(&quot;&quot;&quot;COMPUTED_VALUE&quot;&quot;&quot;);&quot;Fuenlabrada&quot;)" office:value-type="string" office:string-value="Fuenlabrada" calcext:value-type="string">
            <text:p>Fuenlabrad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omunidad de Madrid&quot;)" office:value-type="string" office:string-value="Comunidad de Madrid" calcext:value-type="string">
            <text:p>Comunidad de Madrid</text:p>
          </table:table-cell>
          <table:table-cell table:style-name="ce1"/>
          <table:table-cell table:style-name="ce1" table:formula="of:=IFERROR(__xludf.dummyfunction(&quot;&quot;&quot;COMPUTED_VALUE&quot;&quot;&quot;);&quot;194 171&quot;)" office:value-type="string" office:string-value="194 171" calcext:value-type="string">
            <text:p>194 17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39)" office:value-type="float" office:value="339" calcext:value-type="float">
            <text:p>33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71&quot;)" office:value-type="string" office:string-value="RUS-071" calcext:value-type="string">
            <text:p>RUS-071</text:p>
          </table:table-cell>
          <table:table-cell table:style-name="ce1" table:formula="of:=IFERROR(__xludf.dummyfunction(&quot;&quot;&quot;COMPUTED_VALUE&quot;&quot;&quot;);&quot;Balakovo&quot;)" office:value-type="string" office:string-value="Balakovo" calcext:value-type="string">
            <text:p>Balakovo</text:p>
          </table:table-cell>
          <table:table-cell table:style-name="ce1" table:formula="of:=IFERROR(__xludf.dummyfunction(&quot;&quot;&quot;COMPUTED_VALUE&quot;&quot;&quot;);&quot;Балаково&quot;)" office:value-type="string" office:string-value="Балаково" calcext:value-type="string">
            <text:p>Балаково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Sarátov&quot;)" office:value-type="string" office:string-value="Óblast de Sarátov" calcext:value-type="string">
            <text:p>Óblast de Sarátov</text:p>
          </table:table-cell>
          <table:table-cell table:style-name="ce1"/>
          <table:table-cell table:style-name="ce1" table:formula="of:=IFERROR(__xludf.dummyfunction(&quot;&quot;&quot;COMPUTED_VALUE&quot;&quot;&quot;);&quot;192 359&quot;)" office:value-type="string" office:string-value="192 359" calcext:value-type="string">
            <text:p>192 35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40)" office:value-type="float" office:value="340" calcext:value-type="float">
            <text:p>34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72&quot;)" office:value-type="string" office:string-value="RUS-072" calcext:value-type="string">
            <text:p>RUS-072</text:p>
          </table:table-cell>
          <table:table-cell table:style-name="ce1" table:formula="of:=IFERROR(__xludf.dummyfunction(&quot;&quot;&quot;COMPUTED_VALUE&quot;&quot;&quot;);&quot;Rybinsk&quot;)" office:value-type="string" office:string-value="Rybinsk" calcext:value-type="string">
            <text:p>Rybinsk</text:p>
          </table:table-cell>
          <table:table-cell table:style-name="ce1" table:formula="of:=IFERROR(__xludf.dummyfunction(&quot;&quot;&quot;COMPUTED_VALUE&quot;&quot;&quot;);&quot;Рыбинск&quot;)" office:value-type="string" office:string-value="Рыбинск" calcext:value-type="string">
            <text:p>Рыбин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Yaroslavl&quot;)" office:value-type="string" office:string-value="Óblast de Yaroslavl" calcext:value-type="string">
            <text:p>Óblast de Yaroslavl</text:p>
          </table:table-cell>
          <table:table-cell table:style-name="ce1"/>
          <table:table-cell table:style-name="ce1" table:formula="of:=IFERROR(__xludf.dummyfunction(&quot;&quot;&quot;COMPUTED_VALUE&quot;&quot;&quot;);&quot;191 840&quot;)" office:value-type="string" office:string-value="191 840" calcext:value-type="string">
            <text:p>191 84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41)" office:value-type="float" office:value="341" calcext:value-type="float">
            <text:p>341</text:p>
          </table:table-cell>
          <table:table-cell table:style-name="ce1" table:formula="of:=IFERROR(__xludf.dummyfunction(&quot;&quot;&quot;COMPUTED_VALUE&quot;&quot;&quot;);&quot;UE-176&quot;)" office:value-type="string" office:string-value="UE-176" calcext:value-type="string">
            <text:p>UE-176</text:p>
          </table:table-cell>
          <table:table-cell table:style-name="ce1" table:formula="of:=IFERROR(__xludf.dummyfunction(&quot;&quot;&quot;COMPUTED_VALUE&quot;&quot;&quot;);&quot;ITA-18&quot;)" office:value-type="string" office:string-value="ITA-18" calcext:value-type="string">
            <text:p>ITA-18</text:p>
          </table:table-cell>
          <table:table-cell table:style-name="ce1" table:formula="of:=IFERROR(__xludf.dummyfunction(&quot;&quot;&quot;COMPUTED_VALUE&quot;&quot;&quot;);&quot;Prato&quot;)" office:value-type="string" office:string-value="Prato" calcext:value-type="string">
            <text:p>Prato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Toscana&quot;)" office:value-type="string" office:string-value="Toscana" calcext:value-type="string">
            <text:p>Toscana</text:p>
          </table:table-cell>
          <table:table-cell table:style-name="ce1" table:formula="of:=IFERROR(__xludf.dummyfunction(&quot;&quot;&quot;COMPUTED_VALUE&quot;&quot;&quot;);&quot;Provincia de Prato&quot;)" office:value-type="string" office:string-value="Provincia de Prato" calcext:value-type="string">
            <text:p>Provincia de Prato</text:p>
          </table:table-cell>
          <table:table-cell table:style-name="ce1" table:formula="of:=IFERROR(__xludf.dummyfunction(&quot;&quot;&quot;COMPUTED_VALUE&quot;&quot;&quot;);&quot;191 749&quot;)" office:value-type="string" office:string-value="191 749" calcext:value-type="string">
            <text:p>191 74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42)" office:value-type="float" office:value="342" calcext:value-type="float">
            <text:p>342</text:p>
          </table:table-cell>
          <table:table-cell table:style-name="ce1" table:formula="of:=IFERROR(__xludf.dummyfunction(&quot;&quot;&quot;COMPUTED_VALUE&quot;&quot;&quot;);&quot;UE-177&quot;)" office:value-type="string" office:string-value="UE-177" calcext:value-type="string">
            <text:p>UE-177</text:p>
          </table:table-cell>
          <table:table-cell table:style-name="ce1" table:formula="of:=IFERROR(__xludf.dummyfunction(&quot;&quot;&quot;COMPUTED_VALUE&quot;&quot;&quot;);&quot;POL-17&quot;)" office:value-type="string" office:string-value="POL-17" calcext:value-type="string">
            <text:p>POL-17</text:p>
          </table:table-cell>
          <table:table-cell table:style-name="ce1" table:formula="of:=IFERROR(__xludf.dummyfunction(&quot;&quot;&quot;COMPUTED_VALUE&quot;&quot;&quot;);&quot;Kielce&quot;)" office:value-type="string" office:string-value="Kielce" calcext:value-type="string">
            <text:p>Kielce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Santa Cruz&quot;)" office:value-type="string" office:string-value="Voivodato de Santa Cruz" calcext:value-type="string">
            <text:p>Voivodato de Santa Cruz</text:p>
          </table:table-cell>
          <table:table-cell table:style-name="ce1"/>
          <table:table-cell table:style-name="ce1" table:formula="of:=IFERROR(__xludf.dummyfunction(&quot;&quot;&quot;COMPUTED_VALUE&quot;&quot;&quot;);&quot;191 605&quot;)" office:value-type="string" office:string-value="191 605" calcext:value-type="string">
            <text:p>191 60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43)" office:value-type="float" office:value="343" calcext:value-type="float">
            <text:p>34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73&quot;)" office:value-type="string" office:string-value="RUS-073" calcext:value-type="string">
            <text:p>RUS-073</text:p>
          </table:table-cell>
          <table:table-cell table:style-name="ce1" table:formula="of:=IFERROR(__xludf.dummyfunction(&quot;&quot;&quot;COMPUTED_VALUE&quot;&quot;&quot;);&quot;Armavir&quot;)" office:value-type="string" office:string-value="Armavir" calcext:value-type="string">
            <text:p>Armavir</text:p>
          </table:table-cell>
          <table:table-cell table:style-name="ce1" table:formula="of:=IFERROR(__xludf.dummyfunction(&quot;&quot;&quot;COMPUTED_VALUE&quot;&quot;&quot;);&quot;Армавир&quot;)" office:value-type="string" office:string-value="Армавир" calcext:value-type="string">
            <text:p>Армавир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Krai de Krasnodar&quot;)" office:value-type="string" office:string-value="Krai de Krasnodar" calcext:value-type="string">
            <text:p>Krai de Krasnodar</text:p>
          </table:table-cell>
          <table:table-cell table:style-name="ce1"/>
          <table:table-cell table:style-name="ce1" table:formula="of:=IFERROR(__xludf.dummyfunction(&quot;&quot;&quot;COMPUTED_VALUE&quot;&quot;&quot;);&quot;190 871&quot;)" office:value-type="string" office:string-value="190 871" calcext:value-type="string">
            <text:p>190 87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44)" office:value-type="float" office:value="344" calcext:value-type="float">
            <text:p>34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NOR-04&quot;)" office:value-type="string" office:string-value="NOR-04" calcext:value-type="string">
            <text:p>NOR-04</text:p>
          </table:table-cell>
          <table:table-cell table:style-name="ce1" table:formula="of:=IFERROR(__xludf.dummyfunction(&quot;&quot;&quot;COMPUTED_VALUE&quot;&quot;&quot;);&quot;Trondheim&quot;)" office:value-type="string" office:string-value="Trondheim" calcext:value-type="string">
            <text:p>Trondheim</text:p>
          </table:table-cell>
          <table:table-cell table:style-name="ce1"/>
          <table:table-cell table:style-name="ce1" table:formula="of:=IFERROR(__xludf.dummyfunction(&quot;&quot;&quot;COMPUTED_VALUE&quot;&quot;&quot;);&quot;NoruegaNoruega&quot;)" office:value-type="string" office:string-value="NoruegaNoruega" calcext:value-type="string">
            <text:p>NoruegaNoruega</text:p>
          </table:table-cell>
          <table:table-cell table:style-name="ce1" table:formula="of:=IFERROR(__xludf.dummyfunction(&quot;&quot;&quot;COMPUTED_VALUE&quot;&quot;&quot;);&quot;Sør-Trøndelag&quot;)" office:value-type="string" office:string-value="Sør-Trøndelag" calcext:value-type="string">
            <text:p>Sør-Trøndelag</text:p>
          </table:table-cell>
          <table:table-cell table:style-name="ce1"/>
          <table:table-cell table:style-name="ce1" table:formula="of:=IFERROR(__xludf.dummyfunction(&quot;&quot;&quot;COMPUTED_VALUE&quot;&quot;&quot;);&quot;190 464&quot;)" office:value-type="string" office:string-value="190 464" calcext:value-type="string">
            <text:p>190 46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45)" office:value-type="float" office:value="345" calcext:value-type="float">
            <text:p>345</text:p>
          </table:table-cell>
          <table:table-cell table:style-name="ce1" table:formula="of:=IFERROR(__xludf.dummyfunction(&quot;&quot;&quot;COMPUTED_VALUE&quot;&quot;&quot;);&quot;UE-178&quot;)" office:value-type="string" office:string-value="UE-178" calcext:value-type="string">
            <text:p>UE-178</text:p>
          </table:table-cell>
          <table:table-cell table:style-name="ce1" table:formula="of:=IFERROR(__xludf.dummyfunction(&quot;&quot;&quot;COMPUTED_VALUE&quot;&quot;&quot;);&quot;ALE-41&quot;)" office:value-type="string" office:string-value="ALE-41" calcext:value-type="string">
            <text:p>ALE-41</text:p>
          </table:table-cell>
          <table:table-cell table:style-name="ce1" table:formula="of:=IFERROR(__xludf.dummyfunction(&quot;&quot;&quot;COMPUTED_VALUE&quot;&quot;&quot;);&quot;Hagen&quot;)" office:value-type="string" office:string-value="Hagen" calcext:value-type="string">
            <text:p>Hagen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189 044&quot;)" office:value-type="string" office:string-value="189 044" calcext:value-type="string">
            <text:p>189 04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46)" office:value-type="float" office:value="346" calcext:value-type="float">
            <text:p>346</text:p>
          </table:table-cell>
          <table:table-cell table:style-name="ce1" table:formula="of:=IFERROR(__xludf.dummyfunction(&quot;&quot;&quot;COMPUTED_VALUE&quot;&quot;&quot;);&quot;UE-179&quot;)" office:value-type="string" office:string-value="UE-179" calcext:value-type="string">
            <text:p>UE-179</text:p>
          </table:table-cell>
          <table:table-cell table:style-name="ce1" table:formula="of:=IFERROR(__xludf.dummyfunction(&quot;&quot;&quot;COMPUTED_VALUE&quot;&quot;&quot;);&quot;POL-23&quot;)" office:value-type="string" office:string-value="POL-23" calcext:value-type="string">
            <text:p>POL-23</text:p>
          </table:table-cell>
          <table:table-cell table:style-name="ce1" table:formula="of:=IFERROR(__xludf.dummyfunction(&quot;&quot;&quot;COMPUTED_VALUE&quot;&quot;&quot;);&quot;Rzeszów&quot;)" office:value-type="string" office:string-value="Rzeszów" calcext:value-type="string">
            <text:p>Rzeszów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Subcarpacia&quot;)" office:value-type="string" office:string-value="Voivodato de Subcarpacia" calcext:value-type="string">
            <text:p>Voivodato de Subcarpacia</text:p>
          </table:table-cell>
          <table:table-cell table:style-name="ce1"/>
          <table:table-cell table:style-name="ce1" table:formula="of:=IFERROR(__xludf.dummyfunction(&quot;&quot;&quot;COMPUTED_VALUE&quot;&quot;&quot;);&quot;188 021&quot;)" office:value-type="string" office:string-value="188 021" calcext:value-type="string">
            <text:p>188 02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47)" office:value-type="float" office:value="347" calcext:value-type="float">
            <text:p>347</text:p>
          </table:table-cell>
          <table:table-cell table:style-name="ce1" table:formula="of:=IFERROR(__xludf.dummyfunction(&quot;&quot;&quot;COMPUTED_VALUE&quot;&quot;&quot;);&quot;UE-180&quot;)" office:value-type="string" office:string-value="UE-180" calcext:value-type="string">
            <text:p>UE-180</text:p>
          </table:table-cell>
          <table:table-cell table:style-name="ce1" table:formula="of:=IFERROR(__xludf.dummyfunction(&quot;&quot;&quot;COMPUTED_VALUE&quot;&quot;&quot;);&quot;ESP-33&quot;)" office:value-type="string" office:string-value="ESP-33" calcext:value-type="string">
            <text:p>ESP-33</text:p>
          </table:table-cell>
          <table:table-cell table:style-name="ce1" table:formula="of:=IFERROR(__xludf.dummyfunction(&quot;&quot;&quot;COMPUTED_VALUE&quot;&quot;&quot;);&quot;Leganés&quot;)" office:value-type="string" office:string-value="Leganés" calcext:value-type="string">
            <text:p>Leganés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omunidad de Madrid&quot;)" office:value-type="string" office:string-value="Comunidad de Madrid" calcext:value-type="string">
            <text:p>Comunidad de Madrid</text:p>
          </table:table-cell>
          <table:table-cell table:style-name="ce1"/>
          <table:table-cell table:style-name="ce1" table:formula="of:=IFERROR(__xludf.dummyfunction(&quot;&quot;&quot;COMPUTED_VALUE&quot;&quot;&quot;);&quot;187 173&quot;)" office:value-type="string" office:string-value="187 173" calcext:value-type="string">
            <text:p>187 17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48)" office:value-type="float" office:value="348" calcext:value-type="float">
            <text:p>348</text:p>
          </table:table-cell>
          <table:table-cell table:style-name="ce1" table:formula="of:=IFERROR(__xludf.dummyfunction(&quot;&quot;&quot;COMPUTED_VALUE&quot;&quot;&quot;);&quot;UE-181&quot;)" office:value-type="string" office:string-value="UE-181" calcext:value-type="string">
            <text:p>UE-181</text:p>
          </table:table-cell>
          <table:table-cell table:style-name="ce1" table:formula="of:=IFERROR(__xludf.dummyfunction(&quot;&quot;&quot;COMPUTED_VALUE&quot;&quot;&quot;);&quot;POR-03&quot;)" office:value-type="string" office:string-value="POR-03" calcext:value-type="string">
            <text:p>POR-03</text:p>
          </table:table-cell>
          <table:table-cell table:style-name="ce1" table:formula="of:=IFERROR(__xludf.dummyfunction(&quot;&quot;&quot;COMPUTED_VALUE&quot;&quot;&quot;);&quot;Vila Nova de Gaia&quot;)" office:value-type="string" office:string-value="Vila Nova de Gaia" calcext:value-type="string">
            <text:p>Vila Nova de Gaia</text:p>
          </table:table-cell>
          <table:table-cell table:style-name="ce1"/>
          <table:table-cell table:style-name="ce1" table:formula="of:=IFERROR(__xludf.dummyfunction(&quot;&quot;&quot;COMPUTED_VALUE&quot;&quot;&quot;);&quot;Portugal&quot;)" office:value-type="string" office:string-value="Portugal" calcext:value-type="string">
            <text:p>Portugal</text:p>
          </table:table-cell>
          <table:table-cell table:style-name="ce1" table:formula="of:=IFERROR(__xludf.dummyfunction(&quot;&quot;&quot;COMPUTED_VALUE&quot;&quot;&quot;);&quot;Distrito de Oporto&quot;)" office:value-type="string" office:string-value="Distrito de Oporto" calcext:value-type="string">
            <text:p>Distrito de Oporto</text:p>
          </table:table-cell>
          <table:table-cell table:style-name="ce1"/>
          <table:table-cell table:style-name="ce1" table:formula="of:=IFERROR(__xludf.dummyfunction(&quot;&quot;&quot;COMPUTED_VALUE&quot;&quot;&quot;);&quot;186 503&quot;)" office:value-type="string" office:string-value="186 503" calcext:value-type="string">
            <text:p>186 50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49)" office:value-type="float" office:value="349" calcext:value-type="float">
            <text:p>349</text:p>
          </table:table-cell>
          <table:table-cell table:style-name="ce1" table:formula="of:=IFERROR(__xludf.dummyfunction(&quot;&quot;&quot;COMPUTED_VALUE&quot;&quot;&quot;);&quot;UE-182&quot;)" office:value-type="string" office:string-value="UE-182" calcext:value-type="string">
            <text:p>UE-182</text:p>
          </table:table-cell>
          <table:table-cell table:style-name="ce1" table:formula="of:=IFERROR(__xludf.dummyfunction(&quot;&quot;&quot;COMPUTED_VALUE&quot;&quot;&quot;);&quot;ESP-34&quot;)" office:value-type="string" office:string-value="ESP-34" calcext:value-type="string">
            <text:p>ESP-34</text:p>
          </table:table-cell>
          <table:table-cell table:style-name="ce1" table:formula="of:=IFERROR(__xludf.dummyfunction(&quot;&quot;&quot;COMPUTED_VALUE&quot;&quot;&quot;);&quot;San Sebastián&quot;)" office:value-type="string" office:string-value="San Sebastián" calcext:value-type="string">
            <text:p>San Sebastián</text:p>
          </table:table-cell>
          <table:table-cell table:style-name="ce1" table:formula="of:=IFERROR(__xludf.dummyfunction(&quot;&quot;&quot;COMPUTED_VALUE&quot;&quot;&quot;);&quot;Donostia/San Sebastián&quot;)" office:value-type="string" office:string-value="Donostia/San Sebastián" calcext:value-type="string">
            <text:p>Donostia/San Sebastián</text:p>
          </table:table-cell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País Vasco&quot;)" office:value-type="string" office:string-value="País Vasco" calcext:value-type="string">
            <text:p>País Vasco</text:p>
          </table:table-cell>
          <table:table-cell table:style-name="ce1" table:formula="of:=IFERROR(__xludf.dummyfunction(&quot;&quot;&quot;COMPUTED_VALUE&quot;&quot;&quot;);&quot;Guipúzcoa&quot;)" office:value-type="string" office:string-value="Guipúzcoa" calcext:value-type="string">
            <text:p>Guipúzcoa</text:p>
          </table:table-cell>
          <table:table-cell table:style-name="ce1" table:formula="of:=IFERROR(__xludf.dummyfunction(&quot;&quot;&quot;COMPUTED_VALUE&quot;&quot;&quot;);&quot;186 064&quot;)" office:value-type="string" office:string-value="186 064" calcext:value-type="string">
            <text:p>186 06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50)" office:value-type="float" office:value="350" calcext:value-type="float">
            <text:p>350</text:p>
          </table:table-cell>
          <table:table-cell table:style-name="ce1" table:formula="of:=IFERROR(__xludf.dummyfunction(&quot;&quot;&quot;COMPUTED_VALUE&quot;&quot;&quot;);&quot;UE-183&quot;)" office:value-type="string" office:string-value="UE-183" calcext:value-type="string">
            <text:p>UE-183</text:p>
          </table:table-cell>
          <table:table-cell table:style-name="ce1" table:formula="of:=IFERROR(__xludf.dummyfunction(&quot;&quot;&quot;COMPUTED_VALUE&quot;&quot;&quot;);&quot;FIN-06&quot;)" office:value-type="string" office:string-value="FIN-06" calcext:value-type="string">
            <text:p>FIN-06</text:p>
          </table:table-cell>
          <table:table-cell table:style-name="ce1" table:formula="of:=IFERROR(__xludf.dummyfunction(&quot;&quot;&quot;COMPUTED_VALUE&quot;&quot;&quot;);&quot;Turku&quot;)" office:value-type="string" office:string-value="Turku" calcext:value-type="string">
            <text:p>Turku</text:p>
          </table:table-cell>
          <table:table-cell table:style-name="ce1" table:formula="of:=IFERROR(__xludf.dummyfunction(&quot;&quot;&quot;COMPUTED_VALUE&quot;&quot;&quot;);&quot;Turku/Åbo&quot;)" office:value-type="string" office:string-value="Turku/Åbo" calcext:value-type="string">
            <text:p>Turku/Åbo</text:p>
          </table:table-cell>
          <table:table-cell table:style-name="ce1" table:formula="of:=IFERROR(__xludf.dummyfunction(&quot;&quot;&quot;COMPUTED_VALUE&quot;&quot;&quot;);&quot;Finlandia Finlandia&quot;)" office:value-type="string" office:string-value="Finlandia Finlandia" calcext:value-type="string">
            <text:p>Finlandia Finlandia</text:p>
          </table:table-cell>
          <table:table-cell table:style-name="ce1" table:formula="of:=IFERROR(__xludf.dummyfunction(&quot;&quot;&quot;COMPUTED_VALUE&quot;&quot;&quot;);&quot;Finlandia Propia&quot;)" office:value-type="string" office:string-value="Finlandia Propia" calcext:value-type="string">
            <text:p>Finlandia Propia</text:p>
          </table:table-cell>
          <table:table-cell table:style-name="ce1"/>
          <table:table-cell table:style-name="ce1" table:formula="of:=IFERROR(__xludf.dummyfunction(&quot;&quot;&quot;COMPUTED_VALUE&quot;&quot;&quot;);&quot;186 014&quot;)" office:value-type="string" office:string-value="186 014" calcext:value-type="string">
            <text:p>186 01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51)" office:value-type="float" office:value="351" calcext:value-type="float">
            <text:p>35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74&quot;)" office:value-type="string" office:string-value="RUS-074" calcext:value-type="string">
            <text:p>RUS-074</text:p>
          </table:table-cell>
          <table:table-cell table:style-name="ce1" table:formula="of:=IFERROR(__xludf.dummyfunction(&quot;&quot;&quot;COMPUTED_VALUE&quot;&quot;&quot;);&quot;Severodvinsk&quot;)" office:value-type="string" office:string-value="Severodvinsk" calcext:value-type="string">
            <text:p>Severodvinsk</text:p>
          </table:table-cell>
          <table:table-cell table:style-name="ce1" table:formula="of:=IFERROR(__xludf.dummyfunction(&quot;&quot;&quot;COMPUTED_VALUE&quot;&quot;&quot;);&quot;Северодвинск&quot;)" office:value-type="string" office:string-value="Северодвинск" calcext:value-type="string">
            <text:p>Северодвин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Arcángel&quot;)" office:value-type="string" office:string-value="Óblast de Arcángel" calcext:value-type="string">
            <text:p>Óblast de Arcángel</text:p>
          </table:table-cell>
          <table:table-cell table:style-name="ce1"/>
          <table:table-cell table:style-name="ce1" table:formula="of:=IFERROR(__xludf.dummyfunction(&quot;&quot;&quot;COMPUTED_VALUE&quot;&quot;&quot;);&quot;185 075&quot;)" office:value-type="string" office:string-value="185 075" calcext:value-type="string">
            <text:p>185 07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52)" office:value-type="float" office:value="352" calcext:value-type="float">
            <text:p>352</text:p>
          </table:table-cell>
          <table:table-cell table:style-name="ce1" table:formula="of:=IFERROR(__xludf.dummyfunction(&quot;&quot;&quot;COMPUTED_VALUE&quot;&quot;&quot;);&quot;UE-184&quot;)" office:value-type="string" office:string-value="UE-184" calcext:value-type="string">
            <text:p>UE-184</text:p>
          </table:table-cell>
          <table:table-cell table:style-name="ce1" table:formula="of:=IFERROR(__xludf.dummyfunction(&quot;&quot;&quot;COMPUTED_VALUE&quot;&quot;&quot;);&quot;ITA-21&quot;)" office:value-type="string" office:string-value="ITA-21" calcext:value-type="string">
            <text:p>ITA-21</text:p>
          </table:table-cell>
          <table:table-cell table:style-name="ce1" table:formula="of:=IFERROR(__xludf.dummyfunction(&quot;&quot;&quot;COMPUTED_VALUE&quot;&quot;&quot;);&quot;Módena&quot;)" office:value-type="string" office:string-value="Módena" calcext:value-type="string">
            <text:p>Módena</text:p>
          </table:table-cell>
          <table:table-cell table:style-name="ce1" table:formula="of:=IFERROR(__xludf.dummyfunction(&quot;&quot;&quot;COMPUTED_VALUE&quot;&quot;&quot;);&quot;Modena&quot;)" office:value-type="string" office:string-value="Modena" calcext:value-type="string">
            <text:p>Modena</text:p>
          </table:table-cell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Emilia-Romaña&quot;)" office:value-type="string" office:string-value="Emilia-Romaña" calcext:value-type="string">
            <text:p>Emilia-Romaña</text:p>
          </table:table-cell>
          <table:table-cell table:style-name="ce1" table:formula="of:=IFERROR(__xludf.dummyfunction(&quot;&quot;&quot;COMPUTED_VALUE&quot;&quot;&quot;);&quot;Provincia de Módena&quot;)" office:value-type="string" office:string-value="Provincia de Módena" calcext:value-type="string">
            <text:p>Provincia de Módena</text:p>
          </table:table-cell>
          <table:table-cell table:style-name="ce1" table:formula="of:=IFERROR(__xludf.dummyfunction(&quot;&quot;&quot;COMPUTED_VALUE&quot;&quot;&quot;);&quot;184 727&quot;)" office:value-type="string" office:string-value="184 727" calcext:value-type="string">
            <text:p>184 72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53)" office:value-type="float" office:value="353" calcext:value-type="float">
            <text:p>353</text:p>
          </table:table-cell>
          <table:table-cell table:style-name="ce1"/>
          <table:table-cell table:style-name="ce1" table:formula="of:=IFERROR(__xludf.dummyfunction(&quot;&quot;&quot;COMPUTED_VALUE&quot;&quot;&quot;);&quot;GBR-39&quot;)" office:value-type="string" office:string-value="GBR-39" calcext:value-type="string">
            <text:p>GBR-39</text:p>
          </table:table-cell>
          <table:table-cell table:style-name="ce1" table:formula="of:=IFERROR(__xludf.dummyfunction(&quot;&quot;&quot;COMPUTED_VALUE&quot;&quot;&quot;);&quot;Bournemouth&quot;)" office:value-type="string" office:string-value="Bournemouth" calcext:value-type="string">
            <text:p>Bournemouth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183 491&quot;)" office:value-type="string" office:string-value="183 491" calcext:value-type="string">
            <text:p>183 49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54)" office:value-type="float" office:value="354" calcext:value-type="float">
            <text:p>35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SRB-03&quot;)" office:value-type="string" office:string-value="SRB-03" calcext:value-type="string">
            <text:p>SRB-03</text:p>
          </table:table-cell>
          <table:table-cell table:style-name="ce1" table:formula="of:=IFERROR(__xludf.dummyfunction(&quot;&quot;&quot;COMPUTED_VALUE&quot;&quot;&quot;);&quot;Niš&quot;)" office:value-type="string" office:string-value="Niš" calcext:value-type="string">
            <text:p>Niš</text:p>
          </table:table-cell>
          <table:table-cell table:style-name="ce1" table:formula="of:=IFERROR(__xludf.dummyfunction(&quot;&quot;&quot;COMPUTED_VALUE&quot;&quot;&quot;);&quot;Ниш&quot;)" office:value-type="string" office:string-value="Ниш" calcext:value-type="string">
            <text:p>Ниш</text:p>
          </table:table-cell>
          <table:table-cell table:style-name="ce1" table:formula="of:=IFERROR(__xludf.dummyfunction(&quot;&quot;&quot;COMPUTED_VALUE&quot;&quot;&quot;);&quot;Serbia Serbia&quot;)" office:value-type="string" office:string-value="Serbia Serbia" calcext:value-type="string">
            <text:p>Serbia Serbia</text:p>
          </table:table-cell>
          <table:table-cell table:style-name="ce1" table:formula="of:=IFERROR(__xludf.dummyfunction(&quot;&quot;&quot;COMPUTED_VALUE&quot;&quot;&quot;);&quot;Nišava (Serbia Central)&quot;)" office:value-type="string" office:string-value="Nišava (Serbia Central)" calcext:value-type="string">
            <text:p>Nišava (Serbia Central)</text:p>
          </table:table-cell>
          <table:table-cell table:style-name="ce1"/>
          <table:table-cell table:style-name="ce1" table:formula="of:=IFERROR(__xludf.dummyfunction(&quot;&quot;&quot;COMPUTED_VALUE&quot;&quot;&quot;);&quot;183 164&quot;)" office:value-type="string" office:string-value="183 164" calcext:value-type="string">
            <text:p>183 16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55)" office:value-type="float" office:value="355" calcext:value-type="float">
            <text:p>355</text:p>
          </table:table-cell>
          <table:table-cell table:style-name="ce1" table:formula="of:=IFERROR(__xludf.dummyfunction(&quot;&quot;&quot;COMPUTED_VALUE&quot;&quot;&quot;);&quot;UE-185&quot;)" office:value-type="string" office:string-value="UE-185" calcext:value-type="string">
            <text:p>UE-185</text:p>
          </table:table-cell>
          <table:table-cell table:style-name="ce1" table:formula="of:=IFERROR(__xludf.dummyfunction(&quot;&quot;&quot;COMPUTED_VALUE&quot;&quot;&quot;);&quot;FRA-12&quot;)" office:value-type="string" office:string-value="FRA-12" calcext:value-type="string">
            <text:p>FRA-12</text:p>
          </table:table-cell>
          <table:table-cell table:style-name="ce1" table:formula="of:=IFERROR(__xludf.dummyfunction(&quot;&quot;&quot;COMPUTED_VALUE&quot;&quot;&quot;);&quot;Reims&quot;)" office:value-type="string" office:string-value="Reims" calcext:value-type="string">
            <text:p>Reims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Gran Este&quot;)" office:value-type="string" office:string-value="Gran Este" calcext:value-type="string">
            <text:p>Gran Este</text:p>
          </table:table-cell>
          <table:table-cell table:style-name="ce1" table:formula="of:=IFERROR(__xludf.dummyfunction(&quot;&quot;&quot;COMPUTED_VALUE&quot;&quot;&quot;);&quot;Marne&quot;)" office:value-type="string" office:string-value="Marne" calcext:value-type="string">
            <text:p>Marne</text:p>
          </table:table-cell>
          <table:table-cell table:style-name="ce1" table:formula="of:=IFERROR(__xludf.dummyfunction(&quot;&quot;&quot;COMPUTED_VALUE&quot;&quot;&quot;);&quot;183 042&quot;)" office:value-type="string" office:string-value="183 042" calcext:value-type="string">
            <text:p>183 04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56)" office:value-type="float" office:value="356" calcext:value-type="float">
            <text:p>356</text:p>
          </table:table-cell>
          <table:table-cell table:style-name="ce1" table:formula="of:=IFERROR(__xludf.dummyfunction(&quot;&quot;&quot;COMPUTED_VALUE&quot;&quot;&quot;);&quot;UE-186&quot;)" office:value-type="string" office:string-value="UE-186" calcext:value-type="string">
            <text:p>UE-186</text:p>
          </table:table-cell>
          <table:table-cell table:style-name="ce1" table:formula="of:=IFERROR(__xludf.dummyfunction(&quot;&quot;&quot;COMPUTED_VALUE&quot;&quot;&quot;);&quot;POL-18&quot;)" office:value-type="string" office:string-value="POL-18" calcext:value-type="string">
            <text:p>POL-18</text:p>
          </table:table-cell>
          <table:table-cell table:style-name="ce1" table:formula="of:=IFERROR(__xludf.dummyfunction(&quot;&quot;&quot;COMPUTED_VALUE&quot;&quot;&quot;);&quot;Gliwice&quot;)" office:value-type="string" office:string-value="Gliwice" calcext:value-type="string">
            <text:p>Gliwice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Silesia&quot;)" office:value-type="string" office:string-value="Voivodato de Silesia" calcext:value-type="string">
            <text:p>Voivodato de Silesia</text:p>
          </table:table-cell>
          <table:table-cell table:style-name="ce1"/>
          <table:table-cell table:style-name="ce1" table:formula="of:=IFERROR(__xludf.dummyfunction(&quot;&quot;&quot;COMPUTED_VALUE&quot;&quot;&quot;);&quot;182 969&quot;)" office:value-type="string" office:string-value="182 969" calcext:value-type="string">
            <text:p>182 96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57)" office:value-type="float" office:value="357" calcext:value-type="float">
            <text:p>357</text:p>
          </table:table-cell>
          <table:table-cell table:style-name="ce1" table:formula="of:=IFERROR(__xludf.dummyfunction(&quot;&quot;&quot;COMPUTED_VALUE&quot;&quot;&quot;);&quot;UE-187&quot;)" office:value-type="string" office:string-value="UE-187" calcext:value-type="string">
            <text:p>UE-187</text:p>
          </table:table-cell>
          <table:table-cell table:style-name="ce1" table:formula="of:=IFERROR(__xludf.dummyfunction(&quot;&quot;&quot;COMPUTED_VALUE&quot;&quot;&quot;);&quot;ITA-20&quot;)" office:value-type="string" office:string-value="ITA-20" calcext:value-type="string">
            <text:p>ITA-20</text:p>
          </table:table-cell>
          <table:table-cell table:style-name="ce1" table:formula="of:=IFERROR(__xludf.dummyfunction(&quot;&quot;&quot;COMPUTED_VALUE&quot;&quot;&quot;);&quot;Reggio Calabria&quot;)" office:value-type="string" office:string-value="Reggio Calabria" calcext:value-type="string">
            <text:p>Reggio Calabria</text:p>
          </table:table-cell>
          <table:table-cell table:style-name="ce1" table:formula="of:=IFERROR(__xludf.dummyfunction(&quot;&quot;&quot;COMPUTED_VALUE&quot;&quot;&quot;);&quot;Reggio di Calabria&quot;)" office:value-type="string" office:string-value="Reggio di Calabria" calcext:value-type="string">
            <text:p>Reggio di Calabria</text:p>
          </table:table-cell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Calabria&quot;)" office:value-type="string" office:string-value="Calabria" calcext:value-type="string">
            <text:p>Calabria</text:p>
          </table:table-cell>
          <table:table-cell table:style-name="ce1" table:formula="of:=IFERROR(__xludf.dummyfunction(&quot;&quot;&quot;COMPUTED_VALUE&quot;&quot;&quot;);&quot;Ciudad metropolitana de Regio de Calabria&quot;)" office:value-type="string" office:string-value="Ciudad metropolitana de Regio de Calabria" calcext:value-type="string">
            <text:p>Ciudad metropolitana de Regio de Calabria</text:p>
          </table:table-cell>
          <table:table-cell table:style-name="ce1" table:formula="of:=IFERROR(__xludf.dummyfunction(&quot;&quot;&quot;COMPUTED_VALUE&quot;&quot;&quot;);&quot;182 703&quot;)" office:value-type="string" office:string-value="182 703" calcext:value-type="string">
            <text:p>182 70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58)" office:value-type="float" office:value="358" calcext:value-type="float">
            <text:p>358</text:p>
          </table:table-cell>
          <table:table-cell table:style-name="ce1"/>
          <table:table-cell table:style-name="ce1" table:formula="of:=IFERROR(__xludf.dummyfunction(&quot;&quot;&quot;COMPUTED_VALUE&quot;&quot;&quot;);&quot;GBR-37&quot;)" office:value-type="string" office:string-value="GBR-37" calcext:value-type="string">
            <text:p>GBR-37</text:p>
          </table:table-cell>
          <table:table-cell table:style-name="ce1" table:formula="of:=IFERROR(__xludf.dummyfunction(&quot;&quot;&quot;COMPUTED_VALUE&quot;&quot;&quot;);&quot;Swindon&quot;)" office:value-type="string" office:string-value="Swindon" calcext:value-type="string">
            <text:p>Swindon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182 441&quot;)" office:value-type="string" office:string-value="182 441" calcext:value-type="string">
            <text:p>182 44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59)" office:value-type="float" office:value="359" calcext:value-type="float">
            <text:p>359</text:p>
          </table:table-cell>
          <table:table-cell table:style-name="ce1" table:formula="of:=IFERROR(__xludf.dummyfunction(&quot;&quot;&quot;COMPUTED_VALUE&quot;&quot;&quot;);&quot;UE-188&quot;)" office:value-type="string" office:string-value="UE-188" calcext:value-type="string">
            <text:p>UE-188</text:p>
          </table:table-cell>
          <table:table-cell table:style-name="ce1" table:formula="of:=IFERROR(__xludf.dummyfunction(&quot;&quot;&quot;COMPUTED_VALUE&quot;&quot;&quot;);&quot;POR-05&quot;)" office:value-type="string" office:string-value="POR-05" calcext:value-type="string">
            <text:p>POR-05</text:p>
          </table:table-cell>
          <table:table-cell table:style-name="ce1" table:formula="of:=IFERROR(__xludf.dummyfunction(&quot;&quot;&quot;COMPUTED_VALUE&quot;&quot;&quot;);&quot;Braga&quot;)" office:value-type="string" office:string-value="Braga" calcext:value-type="string">
            <text:p>Braga</text:p>
          </table:table-cell>
          <table:table-cell table:style-name="ce1"/>
          <table:table-cell table:style-name="ce1" table:formula="of:=IFERROR(__xludf.dummyfunction(&quot;&quot;&quot;COMPUTED_VALUE&quot;&quot;&quot;);&quot;Portugal&quot;)" office:value-type="string" office:string-value="Portugal" calcext:value-type="string">
            <text:p>Portugal</text:p>
          </table:table-cell>
          <table:table-cell table:style-name="ce1" table:formula="of:=IFERROR(__xludf.dummyfunction(&quot;&quot;&quot;COMPUTED_VALUE&quot;&quot;&quot;);&quot;Distrito de Braga&quot;)" office:value-type="string" office:string-value="Distrito de Braga" calcext:value-type="string">
            <text:p>Distrito de Braga</text:p>
          </table:table-cell>
          <table:table-cell table:style-name="ce1"/>
          <table:table-cell table:style-name="ce1" table:formula="of:=IFERROR(__xludf.dummyfunction(&quot;&quot;&quot;COMPUTED_VALUE&quot;&quot;&quot;);&quot;181 494&quot;)" office:value-type="string" office:string-value="181 494" calcext:value-type="string">
            <text:p>181 49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60)" office:value-type="float" office:value="360" calcext:value-type="float">
            <text:p>360</text:p>
          </table:table-cell>
          <table:table-cell table:style-name="ce1" table:formula="of:=IFERROR(__xludf.dummyfunction(&quot;&quot;&quot;COMPUTED_VALUE&quot;&quot;&quot;);&quot;UE-189&quot;)" office:value-type="string" office:string-value="UE-189" calcext:value-type="string">
            <text:p>UE-189</text:p>
          </table:table-cell>
          <table:table-cell table:style-name="ce1" table:formula="of:=IFERROR(__xludf.dummyfunction(&quot;&quot;&quot;COMPUTED_VALUE&quot;&quot;&quot;);&quot;NED-09&quot;)" office:value-type="string" office:string-value="NED-09" calcext:value-type="string">
            <text:p>NED-09</text:p>
          </table:table-cell>
          <table:table-cell table:style-name="ce1" table:formula="of:=IFERROR(__xludf.dummyfunction(&quot;&quot;&quot;COMPUTED_VALUE&quot;&quot;&quot;);&quot;Breda&quot;)" office:value-type="string" office:string-value="Breda" calcext:value-type="string">
            <text:p>Breda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Brabante Septentrional&quot;)" office:value-type="string" office:string-value="Brabante Septentrional" calcext:value-type="string">
            <text:p>Brabante Septentrional</text:p>
          </table:table-cell>
          <table:table-cell table:style-name="ce1"/>
          <table:table-cell table:style-name="ce1" table:formula="of:=IFERROR(__xludf.dummyfunction(&quot;&quot;&quot;COMPUTED_VALUE&quot;&quot;&quot;);&quot;180 420&quot;)" office:value-type="string" office:string-value="180 420" calcext:value-type="string">
            <text:p>180 42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61)" office:value-type="float" office:value="361" calcext:value-type="float">
            <text:p>361</text:p>
          </table:table-cell>
          <table:table-cell table:style-name="ce1" table:formula="of:=IFERROR(__xludf.dummyfunction(&quot;&quot;&quot;COMPUTED_VALUE&quot;&quot;&quot;);&quot;UE-190&quot;)" office:value-type="string" office:string-value="UE-190" calcext:value-type="string">
            <text:p>UE-190</text:p>
          </table:table-cell>
          <table:table-cell table:style-name="ce1" table:formula="of:=IFERROR(__xludf.dummyfunction(&quot;&quot;&quot;COMPUTED_VALUE&quot;&quot;&quot;);&quot;ROM-11&quot;)" office:value-type="string" office:string-value="ROM-11" calcext:value-type="string">
            <text:p>ROM-11</text:p>
          </table:table-cell>
          <table:table-cell table:style-name="ce1" table:formula="of:=IFERROR(__xludf.dummyfunction(&quot;&quot;&quot;COMPUTED_VALUE&quot;&quot;&quot;);&quot;Brăila&quot;)" office:value-type="string" office:string-value="Brăila" calcext:value-type="string">
            <text:p>Brăila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Brăila&quot;)" office:value-type="string" office:string-value="Brăila" calcext:value-type="string">
            <text:p>Brăila</text:p>
          </table:table-cell>
          <table:table-cell table:style-name="ce1"/>
          <table:table-cell table:style-name="ce1" table:formula="of:=IFERROR(__xludf.dummyfunction(&quot;&quot;&quot;COMPUTED_VALUE&quot;&quot;&quot;);&quot;180 302&quot;)" office:value-type="string" office:string-value="180 302" calcext:value-type="string">
            <text:p>180 30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62)" office:value-type="float" office:value="362" calcext:value-type="float">
            <text:p>362</text:p>
          </table:table-cell>
          <table:table-cell table:style-name="ce1"/>
          <table:table-cell table:style-name="ce1" table:formula="of:=IFERROR(__xludf.dummyfunction(&quot;&quot;&quot;COMPUTED_VALUE&quot;&quot;&quot;);&quot;GBR-40&quot;)" office:value-type="string" office:string-value="GBR-40" calcext:value-type="string">
            <text:p>GBR-40</text:p>
          </table:table-cell>
          <table:table-cell table:style-name="ce1" table:formula="of:=IFERROR(__xludf.dummyfunction(&quot;&quot;&quot;COMPUTED_VALUE&quot;&quot;&quot;);&quot;Southend-on-Sea&quot;)" office:value-type="string" office:string-value="Southend-on-Sea" calcext:value-type="string">
            <text:p>Southend-on-Sea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179 800&quot;)" office:value-type="string" office:string-value="179 800" calcext:value-type="string">
            <text:p>179 8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63)" office:value-type="float" office:value="363" calcext:value-type="float">
            <text:p>36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BLR-08&quot;)" office:value-type="string" office:string-value="BLR-08" calcext:value-type="string">
            <text:p>BLR-08</text:p>
          </table:table-cell>
          <table:table-cell table:style-name="ce1" table:formula="of:=IFERROR(__xludf.dummyfunction(&quot;&quot;&quot;COMPUTED_VALUE&quot;&quot;&quot;);&quot;Baranovichi&quot;)" office:value-type="string" office:string-value="Baranovichi" calcext:value-type="string">
            <text:p>Baranovichi</text:p>
          </table:table-cell>
          <table:table-cell table:style-name="ce1" table:formula="of:=IFERROR(__xludf.dummyfunction(&quot;&quot;&quot;COMPUTED_VALUE&quot;&quot;&quot;);&quot;Баранавічы, Baranavičy&quot;)" office:value-type="string" office:string-value="Баранавічы, Baranavičy" calcext:value-type="string">
            <text:p>Баранавічы, Baranavičy</text:p>
          </table:table-cell>
          <table:table-cell table:style-name="ce1" table:formula="of:=IFERROR(__xludf.dummyfunction(&quot;&quot;&quot;COMPUTED_VALUE&quot;&quot;&quot;);&quot;Bielorrusia Bielorrusia&quot;)" office:value-type="string" office:string-value="Bielorrusia Bielorrusia" calcext:value-type="string">
            <text:p>Bielorrusia Bielorrusia</text:p>
          </table:table-cell>
          <table:table-cell table:style-name="ce1" table:formula="of:=IFERROR(__xludf.dummyfunction(&quot;&quot;&quot;COMPUTED_VALUE&quot;&quot;&quot;);&quot;Provincia de Brest&quot;)" office:value-type="string" office:string-value="Provincia de Brest" calcext:value-type="string">
            <text:p>Provincia de Brest</text:p>
          </table:table-cell>
          <table:table-cell table:style-name="ce1"/>
          <table:table-cell table:style-name="ce1" table:formula="of:=IFERROR(__xludf.dummyfunction(&quot;&quot;&quot;COMPUTED_VALUE&quot;&quot;&quot;);&quot;179 439&quot;)" office:value-type="string" office:string-value="179 439" calcext:value-type="string">
            <text:p>179 43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64)" office:value-type="float" office:value="364" calcext:value-type="float">
            <text:p>364</text:p>
          </table:table-cell>
          <table:table-cell table:style-name="ce1" table:formula="of:=IFERROR(__xludf.dummyfunction(&quot;&quot;&quot;COMPUTED_VALUE&quot;&quot;&quot;);&quot;UE-191&quot;)" office:value-type="string" office:string-value="UE-191" calcext:value-type="string">
            <text:p>UE-191</text:p>
          </table:table-cell>
          <table:table-cell table:style-name="ce1" table:formula="of:=IFERROR(__xludf.dummyfunction(&quot;&quot;&quot;COMPUTED_VALUE&quot;&quot;&quot;);&quot;ALE-43&quot;)" office:value-type="string" office:string-value="ALE-43" calcext:value-type="string">
            <text:p>ALE-43</text:p>
          </table:table-cell>
          <table:table-cell table:style-name="ce1" table:formula="of:=IFERROR(__xludf.dummyfunction(&quot;&quot;&quot;COMPUTED_VALUE&quot;&quot;&quot;);&quot;Hamm&quot;)" office:value-type="string" office:string-value="Hamm" calcext:value-type="string">
            <text:p>Hamm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179 397&quot;)" office:value-type="string" office:string-value="179 397" calcext:value-type="string">
            <text:p>179 39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65)" office:value-type="float" office:value="365" calcext:value-type="float">
            <text:p>365</text:p>
          </table:table-cell>
          <table:table-cell table:style-name="ce1" table:formula="of:=IFERROR(__xludf.dummyfunction(&quot;&quot;&quot;COMPUTED_VALUE&quot;&quot;&quot;);&quot;UE-192&quot;)" office:value-type="string" office:string-value="UE-192" calcext:value-type="string">
            <text:p>UE-192</text:p>
          </table:table-cell>
          <table:table-cell table:style-name="ce1" table:formula="of:=IFERROR(__xludf.dummyfunction(&quot;&quot;&quot;COMPUTED_VALUE&quot;&quot;&quot;);&quot;ALE-42&quot;)" office:value-type="string" office:string-value="ALE-42" calcext:value-type="string">
            <text:p>ALE-42</text:p>
          </table:table-cell>
          <table:table-cell table:style-name="ce1" table:formula="of:=IFERROR(__xludf.dummyfunction(&quot;&quot;&quot;COMPUTED_VALUE&quot;&quot;&quot;);&quot;Saarbrücken&quot;)" office:value-type="string" office:string-value="Saarbrücken" calcext:value-type="string">
            <text:p>Saarbrücken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Sarre&quot;)" office:value-type="string" office:string-value="Sarre" calcext:value-type="string">
            <text:p>Sarre</text:p>
          </table:table-cell>
          <table:table-cell table:style-name="ce1"/>
          <table:table-cell table:style-name="ce1" table:formula="of:=IFERROR(__xludf.dummyfunction(&quot;&quot;&quot;COMPUTED_VALUE&quot;&quot;&quot;);&quot;178 151&quot;)" office:value-type="string" office:string-value="178 151" calcext:value-type="string">
            <text:p>178 15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66)" office:value-type="float" office:value="366" calcext:value-type="float">
            <text:p>366</text:p>
          </table:table-cell>
          <table:table-cell table:style-name="ce1" table:formula="of:=IFERROR(__xludf.dummyfunction(&quot;&quot;&quot;COMPUTED_VALUE&quot;&quot;&quot;);&quot;UE-193&quot;)" office:value-type="string" office:string-value="UE-193" calcext:value-type="string">
            <text:p>UE-193</text:p>
          </table:table-cell>
          <table:table-cell table:style-name="ce1" table:formula="of:=IFERROR(__xludf.dummyfunction(&quot;&quot;&quot;COMPUTED_VALUE&quot;&quot;&quot;);&quot;DEN-03&quot;)" office:value-type="string" office:string-value="DEN-03" calcext:value-type="string">
            <text:p>DEN-03</text:p>
          </table:table-cell>
          <table:table-cell table:style-name="ce1" table:formula="of:=IFERROR(__xludf.dummyfunction(&quot;&quot;&quot;COMPUTED_VALUE&quot;&quot;&quot;);&quot;Odense&quot;)" office:value-type="string" office:string-value="Odense" calcext:value-type="string">
            <text:p>Odense</text:p>
          </table:table-cell>
          <table:table-cell table:style-name="ce1" table:formula="of:=IFERROR(__xludf.dummyfunction(&quot;&quot;&quot;COMPUTED_VALUE&quot;&quot;&quot;);&quot;Odense&quot;)" office:value-type="string" office:string-value="Odense" calcext:value-type="string">
            <text:p>Odense</text:p>
          </table:table-cell>
          <table:table-cell table:style-name="ce1" table:formula="of:=IFERROR(__xludf.dummyfunction(&quot;&quot;&quot;COMPUTED_VALUE&quot;&quot;&quot;);&quot;Dinamarca Dinamarca&quot;)" office:value-type="string" office:string-value="Dinamarca Dinamarca" calcext:value-type="string">
            <text:p>Dinamarca Dinamarca</text:p>
          </table:table-cell>
          <table:table-cell table:style-name="ce1" table:formula="of:=IFERROR(__xludf.dummyfunction(&quot;&quot;&quot;COMPUTED_VALUE&quot;&quot;&quot;);&quot;Dinamarca Meridional&quot;)" office:value-type="string" office:string-value="Dinamarca Meridional" calcext:value-type="string">
            <text:p>Dinamarca Meridional</text:p>
          </table:table-cell>
          <table:table-cell table:style-name="ce1"/>
          <table:table-cell table:style-name="ce1" table:formula="of:=IFERROR(__xludf.dummyfunction(&quot;&quot;&quot;COMPUTED_VALUE&quot;&quot;&quot;);&quot;176 683&quot;)" office:value-type="string" office:string-value="176 683" calcext:value-type="string">
            <text:p>176 68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67)" office:value-type="float" office:value="367" calcext:value-type="float">
            <text:p>367</text:p>
          </table:table-cell>
          <table:table-cell table:style-name="ce1" table:formula="of:=IFERROR(__xludf.dummyfunction(&quot;&quot;&quot;COMPUTED_VALUE&quot;&quot;&quot;);&quot;UE-194&quot;)" office:value-type="string" office:string-value="UE-194" calcext:value-type="string">
            <text:p>UE-194</text:p>
          </table:table-cell>
          <table:table-cell table:style-name="ce1" table:formula="of:=IFERROR(__xludf.dummyfunction(&quot;&quot;&quot;COMPUTED_VALUE&quot;&quot;&quot;);&quot;ESP-35&quot;)" office:value-type="string" office:string-value="ESP-35" calcext:value-type="string">
            <text:p>ESP-35</text:p>
          </table:table-cell>
          <table:table-cell table:style-name="ce1" table:formula="of:=IFERROR(__xludf.dummyfunction(&quot;&quot;&quot;COMPUTED_VALUE&quot;&quot;&quot;);&quot;Getafe&quot;)" office:value-type="string" office:string-value="Getafe" calcext:value-type="string">
            <text:p>Getafe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omunidad de Madrid&quot;)" office:value-type="string" office:string-value="Comunidad de Madrid" calcext:value-type="string">
            <text:p>Comunidad de Madrid</text:p>
          </table:table-cell>
          <table:table-cell table:style-name="ce1"/>
          <table:table-cell table:style-name="ce1" table:formula="of:=IFERROR(__xludf.dummyfunction(&quot;&quot;&quot;COMPUTED_VALUE&quot;&quot;&quot;);&quot;176 659&quot;)" office:value-type="string" office:string-value="176 659" calcext:value-type="string">
            <text:p>176 65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68)" office:value-type="float" office:value="368" calcext:value-type="float">
            <text:p>368</text:p>
          </table:table-cell>
          <table:table-cell table:style-name="ce1" table:formula="of:=IFERROR(__xludf.dummyfunction(&quot;&quot;&quot;COMPUTED_VALUE&quot;&quot;&quot;);&quot;UE-195&quot;)" office:value-type="string" office:string-value="UE-195" calcext:value-type="string">
            <text:p>UE-195</text:p>
          </table:table-cell>
          <table:table-cell table:style-name="ce1" table:formula="of:=IFERROR(__xludf.dummyfunction(&quot;&quot;&quot;COMPUTED_VALUE&quot;&quot;&quot;);&quot;ESP-36&quot;)" office:value-type="string" office:string-value="ESP-36" calcext:value-type="string">
            <text:p>ESP-36</text:p>
          </table:table-cell>
          <table:table-cell table:style-name="ce1" table:formula="of:=IFERROR(__xludf.dummyfunction(&quot;&quot;&quot;COMPUTED_VALUE&quot;&quot;&quot;);&quot;Burgos&quot;)" office:value-type="string" office:string-value="Burgos" calcext:value-type="string">
            <text:p>Burgos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astilla y León&quot;)" office:value-type="string" office:string-value="Castilla y León" calcext:value-type="string">
            <text:p>Castilla y León</text:p>
          </table:table-cell>
          <table:table-cell table:style-name="ce1" table:formula="of:=IFERROR(__xludf.dummyfunction(&quot;&quot;&quot;COMPUTED_VALUE&quot;&quot;&quot;);&quot;Provincia de Burgos&quot;)" office:value-type="string" office:string-value="Provincia de Burgos" calcext:value-type="string">
            <text:p>Provincia de Burgos</text:p>
          </table:table-cell>
          <table:table-cell table:style-name="ce1" table:formula="of:=IFERROR(__xludf.dummyfunction(&quot;&quot;&quot;COMPUTED_VALUE&quot;&quot;&quot;);&quot;176 608&quot;)" office:value-type="string" office:string-value="176 608" calcext:value-type="string">
            <text:p>176 60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69)" office:value-type="float" office:value="369" calcext:value-type="float">
            <text:p>36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SUI-03&quot;)" office:value-type="string" office:string-value="SUI-03" calcext:value-type="string">
            <text:p>SUI-03</text:p>
          </table:table-cell>
          <table:table-cell table:style-name="ce1" table:formula="of:=IFERROR(__xludf.dummyfunction(&quot;&quot;&quot;COMPUTED_VALUE&quot;&quot;&quot;);&quot;Basilea&quot;)" office:value-type="string" office:string-value="Basilea" calcext:value-type="string">
            <text:p>Basilea</text:p>
          </table:table-cell>
          <table:table-cell table:style-name="ce1" table:formula="of:=IFERROR(__xludf.dummyfunction(&quot;&quot;&quot;COMPUTED_VALUE&quot;&quot;&quot;);&quot;Basel&quot;)" office:value-type="string" office:string-value="Basel" calcext:value-type="string">
            <text:p>Basel</text:p>
          </table:table-cell>
          <table:table-cell table:style-name="ce1" table:formula="of:=IFERROR(__xludf.dummyfunction(&quot;&quot;&quot;COMPUTED_VALUE&quot;&quot;&quot;);&quot;Suiza Suiza&quot;)" office:value-type="string" office:string-value="Suiza Suiza" calcext:value-type="string">
            <text:p>Suiza Suiza</text:p>
          </table:table-cell>
          <table:table-cell table:style-name="ce1" table:formula="of:=IFERROR(__xludf.dummyfunction(&quot;&quot;&quot;COMPUTED_VALUE&quot;&quot;&quot;);&quot;Cantón de Basilea-Ciudad&quot;)" office:value-type="string" office:string-value="Cantón de Basilea-Ciudad" calcext:value-type="string">
            <text:p>Cantón de Basilea-Ciudad</text:p>
          </table:table-cell>
          <table:table-cell table:style-name="ce1"/>
          <table:table-cell table:style-name="ce1" table:formula="of:=IFERROR(__xludf.dummyfunction(&quot;&quot;&quot;COMPUTED_VALUE&quot;&quot;&quot;);&quot;175 940&quot;)" office:value-type="string" office:string-value="175 940" calcext:value-type="string">
            <text:p>175 94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70)" office:value-type="float" office:value="370" calcext:value-type="float">
            <text:p>370</text:p>
          </table:table-cell>
          <table:table-cell table:style-name="ce1" table:formula="of:=IFERROR(__xludf.dummyfunction(&quot;&quot;&quot;COMPUTED_VALUE&quot;&quot;&quot;);&quot;UE-196&quot;)" office:value-type="string" office:string-value="UE-196" calcext:value-type="string">
            <text:p>UE-196</text:p>
          </table:table-cell>
          <table:table-cell table:style-name="ce1" table:formula="of:=IFERROR(__xludf.dummyfunction(&quot;&quot;&quot;COMPUTED_VALUE&quot;&quot;&quot;);&quot;POL-19&quot;)" office:value-type="string" office:string-value="POL-19" calcext:value-type="string">
            <text:p>POL-19</text:p>
          </table:table-cell>
          <table:table-cell table:style-name="ce1" table:formula="of:=IFERROR(__xludf.dummyfunction(&quot;&quot;&quot;COMPUTED_VALUE&quot;&quot;&quot;);&quot;Zabrze&quot;)" office:value-type="string" office:string-value="Zabrze" calcext:value-type="string">
            <text:p>Zabrze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Silesia&quot;)" office:value-type="string" office:string-value="Voivodato de Silesia" calcext:value-type="string">
            <text:p>Voivodato de Silesia</text:p>
          </table:table-cell>
          <table:table-cell table:style-name="ce1"/>
          <table:table-cell table:style-name="ce1" table:formula="of:=IFERROR(__xludf.dummyfunction(&quot;&quot;&quot;COMPUTED_VALUE&quot;&quot;&quot;);&quot;175 882&quot;)" office:value-type="string" office:string-value="175 882" calcext:value-type="string">
            <text:p>175 88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71)" office:value-type="float" office:value="371" calcext:value-type="float">
            <text:p>371</text:p>
          </table:table-cell>
          <table:table-cell table:style-name="ce1" table:formula="of:=IFERROR(__xludf.dummyfunction(&quot;&quot;&quot;COMPUTED_VALUE&quot;&quot;&quot;);&quot;UE-197&quot;)" office:value-type="string" office:string-value="UE-197" calcext:value-type="string">
            <text:p>UE-197</text:p>
          </table:table-cell>
          <table:table-cell table:style-name="ce1" table:formula="of:=IFERROR(__xludf.dummyfunction(&quot;&quot;&quot;COMPUTED_VALUE&quot;&quot;&quot;);&quot;GRE-04&quot;)" office:value-type="string" office:string-value="GRE-04" calcext:value-type="string">
            <text:p>GRE-04</text:p>
          </table:table-cell>
          <table:table-cell table:style-name="ce1" table:formula="of:=IFERROR(__xludf.dummyfunction(&quot;&quot;&quot;COMPUTED_VALUE&quot;&quot;&quot;);&quot;El Pireo&quot;)" office:value-type="string" office:string-value="El Pireo" calcext:value-type="string">
            <text:p>El Pireo</text:p>
          </table:table-cell>
          <table:table-cell table:style-name="ce1" table:formula="of:=IFERROR(__xludf.dummyfunction(&quot;&quot;&quot;COMPUTED_VALUE&quot;&quot;&quot;);&quot;Πειραιάς&quot;)" office:value-type="string" office:string-value="Πειραιάς" calcext:value-type="string">
            <text:p>Πειραιάς</text:p>
          </table:table-cell>
          <table:table-cell table:style-name="ce1" table:formula="of:=IFERROR(__xludf.dummyfunction(&quot;&quot;&quot;COMPUTED_VALUE&quot;&quot;&quot;);&quot;Grecia Grecia&quot;)" office:value-type="string" office:string-value="Grecia Grecia" calcext:value-type="string">
            <text:p>Grecia Grecia</text:p>
          </table:table-cell>
          <table:table-cell table:style-name="ce1" table:formula="of:=IFERROR(__xludf.dummyfunction(&quot;&quot;&quot;COMPUTED_VALUE&quot;&quot;&quot;);&quot;Periferia de Ática&quot;)" office:value-type="string" office:string-value="Periferia de Ática" calcext:value-type="string">
            <text:p>Periferia de Ática</text:p>
          </table:table-cell>
          <table:table-cell table:style-name="ce1" table:formula="of:=IFERROR(__xludf.dummyfunction(&quot;&quot;&quot;COMPUTED_VALUE&quot;&quot;&quot;);&quot;Unidad periférica de El Pireo&quot;)" office:value-type="string" office:string-value="Unidad periférica de El Pireo" calcext:value-type="string">
            <text:p>Unidad periférica de El Pireo</text:p>
          </table:table-cell>
          <table:table-cell table:style-name="ce1" table:formula="of:=IFERROR(__xludf.dummyfunction(&quot;&quot;&quot;COMPUTED_VALUE&quot;&quot;&quot;);&quot;175 697&quot;)" office:value-type="string" office:string-value="175 697" calcext:value-type="string">
            <text:p>175 69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72)" office:value-type="float" office:value="372" calcext:value-type="float">
            <text:p>372</text:p>
          </table:table-cell>
          <table:table-cell table:style-name="ce1" table:formula="of:=IFERROR(__xludf.dummyfunction(&quot;&quot;&quot;COMPUTED_VALUE&quot;&quot;&quot;);&quot;UE-198&quot;)" office:value-type="string" office:string-value="UE-198" calcext:value-type="string">
            <text:p>UE-198</text:p>
          </table:table-cell>
          <table:table-cell table:style-name="ce1" table:formula="of:=IFERROR(__xludf.dummyfunction(&quot;&quot;&quot;COMPUTED_VALUE&quot;&quot;&quot;);&quot;POR-04&quot;)" office:value-type="string" office:string-value="POR-04" calcext:value-type="string">
            <text:p>POR-04</text:p>
          </table:table-cell>
          <table:table-cell table:style-name="ce1" table:formula="of:=IFERROR(__xludf.dummyfunction(&quot;&quot;&quot;COMPUTED_VALUE&quot;&quot;&quot;);&quot;Amadora&quot;)" office:value-type="string" office:string-value="Amadora" calcext:value-type="string">
            <text:p>Amadora</text:p>
          </table:table-cell>
          <table:table-cell table:style-name="ce1"/>
          <table:table-cell table:style-name="ce1" table:formula="of:=IFERROR(__xludf.dummyfunction(&quot;&quot;&quot;COMPUTED_VALUE&quot;&quot;&quot;);&quot;Portugal&quot;)" office:value-type="string" office:string-value="Portugal" calcext:value-type="string">
            <text:p>Portugal</text:p>
          </table:table-cell>
          <table:table-cell table:style-name="ce1" table:formula="of:=IFERROR(__xludf.dummyfunction(&quot;&quot;&quot;COMPUTED_VALUE&quot;&quot;&quot;);&quot;Distrito de Lisboa&quot;)" office:value-type="string" office:string-value="Distrito de Lisboa" calcext:value-type="string">
            <text:p>Distrito de Lisboa</text:p>
          </table:table-cell>
          <table:table-cell table:style-name="ce1"/>
          <table:table-cell table:style-name="ce1" table:formula="of:=IFERROR(__xludf.dummyfunction(&quot;&quot;&quot;COMPUTED_VALUE&quot;&quot;&quot;);&quot;175 136&quot;)" office:value-type="string" office:string-value="175 136" calcext:value-type="string">
            <text:p>175 13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73)" office:value-type="float" office:value="373" calcext:value-type="float">
            <text:p>373</text:p>
          </table:table-cell>
          <table:table-cell table:style-name="ce1" table:formula="of:=IFERROR(__xludf.dummyfunction(&quot;&quot;&quot;COMPUTED_VALUE&quot;&quot;&quot;);&quot;UE-199&quot;)" office:value-type="string" office:string-value="UE-199" calcext:value-type="string">
            <text:p>UE-199</text:p>
          </table:table-cell>
          <table:table-cell table:style-name="ce1" table:formula="of:=IFERROR(__xludf.dummyfunction(&quot;&quot;&quot;COMPUTED_VALUE&quot;&quot;&quot;);&quot;POR-09&quot;)" office:value-type="string" office:string-value="POR-09" calcext:value-type="string">
            <text:p>POR-09</text:p>
          </table:table-cell>
          <table:table-cell table:style-name="ce1" table:formula="of:=IFERROR(__xludf.dummyfunction(&quot;&quot;&quot;COMPUTED_VALUE&quot;&quot;&quot;);&quot;Almada&quot;)" office:value-type="string" office:string-value="Almada" calcext:value-type="string">
            <text:p>Almada</text:p>
          </table:table-cell>
          <table:table-cell table:style-name="ce1"/>
          <table:table-cell table:style-name="ce1" table:formula="of:=IFERROR(__xludf.dummyfunction(&quot;&quot;&quot;COMPUTED_VALUE&quot;&quot;&quot;);&quot;Portugal&quot;)" office:value-type="string" office:string-value="Portugal" calcext:value-type="string">
            <text:p>Portugal</text:p>
          </table:table-cell>
          <table:table-cell table:style-name="ce1" table:formula="of:=IFERROR(__xludf.dummyfunction(&quot;&quot;&quot;COMPUTED_VALUE&quot;&quot;&quot;);&quot;Distrito de Setúbal&quot;)" office:value-type="string" office:string-value="Distrito de Setúbal" calcext:value-type="string">
            <text:p>Distrito de Setúbal</text:p>
          </table:table-cell>
          <table:table-cell table:style-name="ce1"/>
          <table:table-cell table:style-name="ce1" table:formula="of:=IFERROR(__xludf.dummyfunction(&quot;&quot;&quot;COMPUTED_VALUE&quot;&quot;&quot;);&quot;174 030&quot;)" office:value-type="string" office:string-value="174 030" calcext:value-type="string">
            <text:p>174 03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74)" office:value-type="float" office:value="374" calcext:value-type="float">
            <text:p>374</text:p>
          </table:table-cell>
          <table:table-cell table:style-name="ce1" table:formula="of:=IFERROR(__xludf.dummyfunction(&quot;&quot;&quot;COMPUTED_VALUE&quot;&quot;&quot;);&quot;UE-200&quot;)" office:value-type="string" office:string-value="UE-200" calcext:value-type="string">
            <text:p>UE-200</text:p>
          </table:table-cell>
          <table:table-cell table:style-name="ce1" table:formula="of:=IFERROR(__xludf.dummyfunction(&quot;&quot;&quot;COMPUTED_VALUE&quot;&quot;&quot;);&quot;POL-22&quot;)" office:value-type="string" office:string-value="POL-22" calcext:value-type="string">
            <text:p>POL-22</text:p>
          </table:table-cell>
          <table:table-cell table:style-name="ce1" table:formula="of:=IFERROR(__xludf.dummyfunction(&quot;&quot;&quot;COMPUTED_VALUE&quot;&quot;&quot;);&quot;Olsztyn&quot;)" office:value-type="string" office:string-value="Olsztyn" calcext:value-type="string">
            <text:p>Olsztyn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Varmia y Masuria&quot;)" office:value-type="string" office:string-value="Voivodato de Varmia y Masuria" calcext:value-type="string">
            <text:p>Voivodato de Varmia y Masuria</text:p>
          </table:table-cell>
          <table:table-cell table:style-name="ce1"/>
          <table:table-cell table:style-name="ce1" table:formula="of:=IFERROR(__xludf.dummyfunction(&quot;&quot;&quot;COMPUTED_VALUE&quot;&quot;&quot;);&quot;173 599&quot;)" office:value-type="string" office:string-value="173 599" calcext:value-type="string">
            <text:p>173 59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75)" office:value-type="float" office:value="375" calcext:value-type="float">
            <text:p>375</text:p>
          </table:table-cell>
          <table:table-cell table:style-name="ce1" table:formula="of:=IFERROR(__xludf.dummyfunction(&quot;&quot;&quot;COMPUTED_VALUE&quot;&quot;&quot;);&quot;UE-201&quot;)" office:value-type="string" office:string-value="UE-201" calcext:value-type="string">
            <text:p>UE-201</text:p>
          </table:table-cell>
          <table:table-cell table:style-name="ce1" table:formula="of:=IFERROR(__xludf.dummyfunction(&quot;&quot;&quot;COMPUTED_VALUE&quot;&quot;&quot;);&quot;FRA-13&quot;)" office:value-type="string" office:string-value="FRA-13" calcext:value-type="string">
            <text:p>FRA-13</text:p>
          </table:table-cell>
          <table:table-cell table:style-name="ce1" table:formula="of:=IFERROR(__xludf.dummyfunction(&quot;&quot;&quot;COMPUTED_VALUE&quot;&quot;&quot;);&quot;El Havre&quot;)" office:value-type="string" office:string-value="El Havre" calcext:value-type="string">
            <text:p>El Havre</text:p>
          </table:table-cell>
          <table:table-cell table:style-name="ce1" table:formula="of:=IFERROR(__xludf.dummyfunction(&quot;&quot;&quot;COMPUTED_VALUE&quot;&quot;&quot;);&quot;Le Havre&quot;)" office:value-type="string" office:string-value="Le Havre" calcext:value-type="string">
            <text:p>Le Havre</text:p>
          </table:table-cell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Normandía&quot;)" office:value-type="string" office:string-value="Normandía" calcext:value-type="string">
            <text:p>Normandía</text:p>
          </table:table-cell>
          <table:table-cell table:style-name="ce1" table:formula="of:=IFERROR(__xludf.dummyfunction(&quot;&quot;&quot;COMPUTED_VALUE&quot;&quot;&quot;);&quot;Sena-Marítimo&quot;)" office:value-type="string" office:string-value="Sena-Marítimo" calcext:value-type="string">
            <text:p>Sena-Marítimo</text:p>
          </table:table-cell>
          <table:table-cell table:style-name="ce1" table:formula="of:=IFERROR(__xludf.dummyfunction(&quot;&quot;&quot;COMPUTED_VALUE&quot;&quot;&quot;);&quot;172 807&quot;)" office:value-type="string" office:string-value="172 807" calcext:value-type="string">
            <text:p>172 80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76)" office:value-type="float" office:value="376" calcext:value-type="float">
            <text:p>376</text:p>
          </table:table-cell>
          <table:table-cell table:style-name="ce1" table:formula="of:=IFERROR(__xludf.dummyfunction(&quot;&quot;&quot;COMPUTED_VALUE&quot;&quot;&quot;);&quot;UE-202&quot;)" office:value-type="string" office:string-value="UE-202" calcext:value-type="string">
            <text:p>UE-202</text:p>
          </table:table-cell>
          <table:table-cell table:style-name="ce1" table:formula="of:=IFERROR(__xludf.dummyfunction(&quot;&quot;&quot;COMPUTED_VALUE&quot;&quot;&quot;);&quot;ESP-37&quot;)" office:value-type="string" office:string-value="ESP-37" calcext:value-type="string">
            <text:p>ESP-37</text:p>
          </table:table-cell>
          <table:table-cell table:style-name="ce1" table:formula="of:=IFERROR(__xludf.dummyfunction(&quot;&quot;&quot;COMPUTED_VALUE&quot;&quot;&quot;);&quot;Santander&quot;)" office:value-type="string" office:string-value="Santander" calcext:value-type="string">
            <text:p>Santander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antabria&quot;)" office:value-type="string" office:string-value="Cantabria" calcext:value-type="string">
            <text:p>Cantabria</text:p>
          </table:table-cell>
          <table:table-cell table:style-name="ce1"/>
          <table:table-cell table:style-name="ce1" table:formula="of:=IFERROR(__xludf.dummyfunction(&quot;&quot;&quot;COMPUTED_VALUE&quot;&quot;&quot;);&quot;172 656&quot;)" office:value-type="string" office:string-value="172 656" calcext:value-type="string">
            <text:p>172 65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77)" office:value-type="float" office:value="377" calcext:value-type="float">
            <text:p>377</text:p>
          </table:table-cell>
          <table:table-cell table:style-name="ce1"/>
          <table:table-cell table:style-name="ce1" table:formula="of:=IFERROR(__xludf.dummyfunction(&quot;&quot;&quot;COMPUTED_VALUE&quot;&quot;&quot;);&quot;GBR-18&quot;)" office:value-type="string" office:string-value="GBR-18" calcext:value-type="string">
            <text:p>GBR-18</text:p>
          </table:table-cell>
          <table:table-cell table:style-name="ce1" table:formula="of:=IFERROR(__xludf.dummyfunction(&quot;&quot;&quot;COMPUTED_VALUE&quot;&quot;&quot;);&quot;Sunderland&quot;)" office:value-type="string" office:string-value="Sunderland" calcext:value-type="string">
            <text:p>Sunderland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Nordeste de Inglaterra&quot;)" office:value-type="string" office:string-value="Nordeste de Inglaterra" calcext:value-type="string">
            <text:p>Nordeste de Inglaterra</text:p>
          </table:table-cell>
          <table:table-cell table:style-name="ce1" table:formula="of:=IFERROR(__xludf.dummyfunction(&quot;&quot;&quot;COMPUTED_VALUE&quot;&quot;&quot;);&quot;174 286&quot;)" office:value-type="string" office:string-value="174 286" calcext:value-type="string">
            <text:p>174 28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78)" office:value-type="float" office:value="378" calcext:value-type="float">
            <text:p>378</text:p>
          </table:table-cell>
          <table:table-cell table:style-name="ce1" table:formula="of:=IFERROR(__xludf.dummyfunction(&quot;&quot;&quot;COMPUTED_VALUE&quot;&quot;&quot;);&quot;UE-203&quot;)" office:value-type="string" office:string-value="UE-203" calcext:value-type="string">
            <text:p>UE-203</text:p>
          </table:table-cell>
          <table:table-cell table:style-name="ce1" table:formula="of:=IFERROR(__xludf.dummyfunction(&quot;&quot;&quot;COMPUTED_VALUE&quot;&quot;&quot;);&quot;GRE-05&quot;)" office:value-type="string" office:string-value="GRE-05" calcext:value-type="string">
            <text:p>GRE-05</text:p>
          </table:table-cell>
          <table:table-cell table:style-name="ce1" table:formula="of:=IFERROR(__xludf.dummyfunction(&quot;&quot;&quot;COMPUTED_VALUE&quot;&quot;&quot;);&quot;Heraclión&quot;)" office:value-type="string" office:string-value="Heraclión" calcext:value-type="string">
            <text:p>Heraclión</text:p>
          </table:table-cell>
          <table:table-cell table:style-name="ce1" table:formula="of:=IFERROR(__xludf.dummyfunction(&quot;&quot;&quot;COMPUTED_VALUE&quot;&quot;&quot;);&quot;Ηράκλειο&quot;)" office:value-type="string" office:string-value="Ηράκλειο" calcext:value-type="string">
            <text:p>Ηράκλειο</text:p>
          </table:table-cell>
          <table:table-cell table:style-name="ce1" table:formula="of:=IFERROR(__xludf.dummyfunction(&quot;&quot;&quot;COMPUTED_VALUE&quot;&quot;&quot;);&quot;Grecia Grecia&quot;)" office:value-type="string" office:string-value="Grecia Grecia" calcext:value-type="string">
            <text:p>Grecia Grecia</text:p>
          </table:table-cell>
          <table:table-cell table:style-name="ce1" table:formula="of:=IFERROR(__xludf.dummyfunction(&quot;&quot;&quot;COMPUTED_VALUE&quot;&quot;&quot;);&quot;Periferia de Creta&quot;)" office:value-type="string" office:string-value="Periferia de Creta" calcext:value-type="string">
            <text:p>Periferia de Creta</text:p>
          </table:table-cell>
          <table:table-cell table:style-name="ce1" table:formula="of:=IFERROR(__xludf.dummyfunction(&quot;&quot;&quot;COMPUTED_VALUE&quot;&quot;&quot;);&quot;Unidad periférica de Heraclión&quot;)" office:value-type="string" office:string-value="Unidad periférica de Heraclión" calcext:value-type="string">
            <text:p>Unidad periférica de Heraclión</text:p>
          </table:table-cell>
          <table:table-cell table:style-name="ce1" table:formula="of:=IFERROR(__xludf.dummyfunction(&quot;&quot;&quot;COMPUTED_VALUE&quot;&quot;&quot;);&quot;173 450&quot;)" office:value-type="string" office:string-value="173 450" calcext:value-type="string">
            <text:p>173 45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79)" office:value-type="float" office:value="379" calcext:value-type="float">
            <text:p>37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75&quot;)" office:value-type="string" office:string-value="RUS-075" calcext:value-type="string">
            <text:p>RUS-075</text:p>
          </table:table-cell>
          <table:table-cell table:style-name="ce1" table:formula="of:=IFERROR(__xludf.dummyfunction(&quot;&quot;&quot;COMPUTED_VALUE&quot;&quot;&quot;);&quot;Syzran&quot;)" office:value-type="string" office:string-value="Syzran" calcext:value-type="string">
            <text:p>Syzran</text:p>
          </table:table-cell>
          <table:table-cell table:style-name="ce1" table:formula="of:=IFERROR(__xludf.dummyfunction(&quot;&quot;&quot;COMPUTED_VALUE&quot;&quot;&quot;);&quot;Сызрань&quot;)" office:value-type="string" office:string-value="Сызрань" calcext:value-type="string">
            <text:p>Сызрань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Samara&quot;)" office:value-type="string" office:string-value="Óblast de Samara" calcext:value-type="string">
            <text:p>Óblast de Samara</text:p>
          </table:table-cell>
          <table:table-cell table:style-name="ce1"/>
          <table:table-cell table:style-name="ce1" table:formula="of:=IFERROR(__xludf.dummyfunction(&quot;&quot;&quot;COMPUTED_VALUE&quot;&quot;&quot;);&quot;173 260&quot;)" office:value-type="string" office:string-value="173 260" calcext:value-type="string">
            <text:p>173 26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80)" office:value-type="float" office:value="380" calcext:value-type="float">
            <text:p>380</text:p>
          </table:table-cell>
          <table:table-cell table:style-name="ce1" table:formula="of:=IFERROR(__xludf.dummyfunction(&quot;&quot;&quot;COMPUTED_VALUE&quot;&quot;&quot;);&quot;UE-204&quot;)" office:value-type="string" office:string-value="UE-204" calcext:value-type="string">
            <text:p>UE-204</text:p>
          </table:table-cell>
          <table:table-cell table:style-name="ce1" table:formula="of:=IFERROR(__xludf.dummyfunction(&quot;&quot;&quot;COMPUTED_VALUE&quot;&quot;&quot;);&quot;ESP-38&quot;)" office:value-type="string" office:string-value="ESP-38" calcext:value-type="string">
            <text:p>ESP-38</text:p>
          </table:table-cell>
          <table:table-cell table:style-name="ce1" table:formula="of:=IFERROR(__xludf.dummyfunction(&quot;&quot;&quot;COMPUTED_VALUE&quot;&quot;&quot;);&quot;Albacete&quot;)" office:value-type="string" office:string-value="Albacete" calcext:value-type="string">
            <text:p>Albacete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astilla-La Mancha&quot;)" office:value-type="string" office:string-value="Castilla-La Mancha" calcext:value-type="string">
            <text:p>Castilla-La Mancha</text:p>
          </table:table-cell>
          <table:table-cell table:style-name="ce1" table:formula="of:=IFERROR(__xludf.dummyfunction(&quot;&quot;&quot;COMPUTED_VALUE&quot;&quot;&quot;);&quot;Provincia de Albacete&quot;)" office:value-type="string" office:string-value="Provincia de Albacete" calcext:value-type="string">
            <text:p>Provincia de Albacete</text:p>
          </table:table-cell>
          <table:table-cell table:style-name="ce1" table:formula="of:=IFERROR(__xludf.dummyfunction(&quot;&quot;&quot;COMPUTED_VALUE&quot;&quot;&quot;);&quot;172 426&quot;)" office:value-type="string" office:string-value="172 426" calcext:value-type="string">
            <text:p>172 42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81)" office:value-type="float" office:value="381" calcext:value-type="float">
            <text:p>381</text:p>
          </table:table-cell>
          <table:table-cell table:style-name="ce1" table:formula="of:=IFERROR(__xludf.dummyfunction(&quot;&quot;&quot;COMPUTED_VALUE&quot;&quot;&quot;);&quot;UE-205&quot;)" office:value-type="string" office:string-value="UE-205" calcext:value-type="string">
            <text:p>UE-205</text:p>
          </table:table-cell>
          <table:table-cell table:style-name="ce1" table:formula="of:=IFERROR(__xludf.dummyfunction(&quot;&quot;&quot;COMPUTED_VALUE&quot;&quot;&quot;);&quot;POL-21&quot;)" office:value-type="string" office:string-value="POL-21" calcext:value-type="string">
            <text:p>POL-21</text:p>
          </table:table-cell>
          <table:table-cell table:style-name="ce1" table:formula="of:=IFERROR(__xludf.dummyfunction(&quot;&quot;&quot;COMPUTED_VALUE&quot;&quot;&quot;);&quot;Bielsko-Biała&quot;)" office:value-type="string" office:string-value="Bielsko-Biała" calcext:value-type="string">
            <text:p>Bielsko-Biała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Silesia&quot;)" office:value-type="string" office:string-value="Voivodato de Silesia" calcext:value-type="string">
            <text:p>Voivodato de Silesia</text:p>
          </table:table-cell>
          <table:table-cell table:style-name="ce1"/>
          <table:table-cell table:style-name="ce1" table:formula="of:=IFERROR(__xludf.dummyfunction(&quot;&quot;&quot;COMPUTED_VALUE&quot;&quot;&quot;);&quot;172 407&quot;)" office:value-type="string" office:string-value="172 407" calcext:value-type="string">
            <text:p>172 40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82)" office:value-type="float" office:value="382" calcext:value-type="float">
            <text:p>382</text:p>
          </table:table-cell>
          <table:table-cell table:style-name="ce1" table:formula="of:=IFERROR(__xludf.dummyfunction(&quot;&quot;&quot;COMPUTED_VALUE&quot;&quot;&quot;);&quot;UE-206&quot;)" office:value-type="string" office:string-value="UE-206" calcext:value-type="string">
            <text:p>UE-206</text:p>
          </table:table-cell>
          <table:table-cell table:style-name="ce1" table:formula="of:=IFERROR(__xludf.dummyfunction(&quot;&quot;&quot;COMPUTED_VALUE&quot;&quot;&quot;);&quot;NED-10&quot;)" office:value-type="string" office:string-value="NED-10" calcext:value-type="string">
            <text:p>NED-10</text:p>
          </table:table-cell>
          <table:table-cell table:style-name="ce1" table:formula="of:=IFERROR(__xludf.dummyfunction(&quot;&quot;&quot;COMPUTED_VALUE&quot;&quot;&quot;);&quot;Nijmegen&quot;)" office:value-type="string" office:string-value="Nijmegen" calcext:value-type="string">
            <text:p>Nijmegen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Güeldres&quot;)" office:value-type="string" office:string-value="Güeldres" calcext:value-type="string">
            <text:p>Güeldres</text:p>
          </table:table-cell>
          <table:table-cell table:style-name="ce1"/>
          <table:table-cell table:style-name="ce1" table:formula="of:=IFERROR(__xludf.dummyfunction(&quot;&quot;&quot;COMPUTED_VALUE&quot;&quot;&quot;);&quot;172 063&quot;)" office:value-type="string" office:string-value="172 063" calcext:value-type="string">
            <text:p>172 06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83)" office:value-type="float" office:value="383" calcext:value-type="float">
            <text:p>383</text:p>
          </table:table-cell>
          <table:table-cell table:style-name="ce1" table:formula="of:=IFERROR(__xludf.dummyfunction(&quot;&quot;&quot;COMPUTED_VALUE&quot;&quot;&quot;);&quot;UE-207&quot;)" office:value-type="string" office:string-value="UE-207" calcext:value-type="string">
            <text:p>UE-207</text:p>
          </table:table-cell>
          <table:table-cell table:style-name="ce1" table:formula="of:=IFERROR(__xludf.dummyfunction(&quot;&quot;&quot;COMPUTED_VALUE&quot;&quot;&quot;);&quot;ITA-22&quot;)" office:value-type="string" office:string-value="ITA-22" calcext:value-type="string">
            <text:p>ITA-22</text:p>
          </table:table-cell>
          <table:table-cell table:style-name="ce1" table:formula="of:=IFERROR(__xludf.dummyfunction(&quot;&quot;&quot;COMPUTED_VALUE&quot;&quot;&quot;);&quot;Reggio Emilia&quot;)" office:value-type="string" office:string-value="Reggio Emilia" calcext:value-type="string">
            <text:p>Reggio Emilia</text:p>
          </table:table-cell>
          <table:table-cell table:style-name="ce1" table:formula="of:=IFERROR(__xludf.dummyfunction(&quot;&quot;&quot;COMPUTED_VALUE&quot;&quot;&quot;);&quot;Reggio nell'Emilia&quot;)" office:value-type="string" office:string-value="Reggio nell'Emilia" calcext:value-type="string">
            <text:p>Reggio nell'Emilia</text:p>
          </table:table-cell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Emilia-Romaña&quot;)" office:value-type="string" office:string-value="Emilia-Romaña" calcext:value-type="string">
            <text:p>Emilia-Romaña</text:p>
          </table:table-cell>
          <table:table-cell table:style-name="ce1" table:formula="of:=IFERROR(__xludf.dummyfunction(&quot;&quot;&quot;COMPUTED_VALUE&quot;&quot;&quot;);&quot;Provincia de Reggio Emilia&quot;)" office:value-type="string" office:string-value="Provincia de Reggio Emilia" calcext:value-type="string">
            <text:p>Provincia de Reggio Emilia</text:p>
          </table:table-cell>
          <table:table-cell table:style-name="ce1" table:formula="of:=IFERROR(__xludf.dummyfunction(&quot;&quot;&quot;COMPUTED_VALUE&quot;&quot;&quot;);&quot;170 996}&quot;)" office:value-type="string" office:string-value="170 996}" calcext:value-type="string">
            <text:p>170 996}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84)" office:value-type="float" office:value="384" calcext:value-type="float">
            <text:p>384</text:p>
          </table:table-cell>
          <table:table-cell table:style-name="ce1" table:formula="of:=IFERROR(__xludf.dummyfunction(&quot;&quot;&quot;COMPUTED_VALUE&quot;&quot;&quot;);&quot;UE-208&quot;)" office:value-type="string" office:string-value="UE-208" calcext:value-type="string">
            <text:p>UE-208</text:p>
          </table:table-cell>
          <table:table-cell table:style-name="ce1" table:formula="of:=IFERROR(__xludf.dummyfunction(&quot;&quot;&quot;COMPUTED_VALUE&quot;&quot;&quot;);&quot;ESP-39&quot;)" office:value-type="string" office:string-value="ESP-39" calcext:value-type="string">
            <text:p>ESP-39</text:p>
          </table:table-cell>
          <table:table-cell table:style-name="ce1" table:formula="of:=IFERROR(__xludf.dummyfunction(&quot;&quot;&quot;COMPUTED_VALUE&quot;&quot;&quot;);&quot;Castellón de la Plana&quot;)" office:value-type="string" office:string-value="Castellón de la Plana" calcext:value-type="string">
            <text:p>Castellón de la Plan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omunidad Valenciana&quot;)" office:value-type="string" office:string-value="Comunidad Valenciana" calcext:value-type="string">
            <text:p>Comunidad Valenciana</text:p>
          </table:table-cell>
          <table:table-cell table:style-name="ce1" table:formula="of:=IFERROR(__xludf.dummyfunction(&quot;&quot;&quot;COMPUTED_VALUE&quot;&quot;&quot;);&quot;Provincia de Castellón&quot;)" office:value-type="string" office:string-value="Provincia de Castellón" calcext:value-type="string">
            <text:p>Provincia de Castellón</text:p>
          </table:table-cell>
          <table:table-cell table:style-name="ce1" table:formula="of:=IFERROR(__xludf.dummyfunction(&quot;&quot;&quot;COMPUTED_VALUE&quot;&quot;&quot;);&quot;170 990&quot;)" office:value-type="string" office:string-value="170 990" calcext:value-type="string">
            <text:p>170 99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85)" office:value-type="float" office:value="385" calcext:value-type="float">
            <text:p>385</text:p>
          </table:table-cell>
          <table:table-cell table:style-name="ce1" table:formula="of:=IFERROR(__xludf.dummyfunction(&quot;&quot;&quot;COMPUTED_VALUE&quot;&quot;&quot;);&quot;UE-209&quot;)" office:value-type="string" office:string-value="UE-209" calcext:value-type="string">
            <text:p>UE-209</text:p>
          </table:table-cell>
          <table:table-cell table:style-name="ce1" table:formula="of:=IFERROR(__xludf.dummyfunction(&quot;&quot;&quot;COMPUTED_VALUE&quot;&quot;&quot;);&quot;FRA-14&quot;)" office:value-type="string" office:string-value="FRA-14" calcext:value-type="string">
            <text:p>FRA-14</text:p>
          </table:table-cell>
          <table:table-cell table:style-name="ce1" table:formula="of:=IFERROR(__xludf.dummyfunction(&quot;&quot;&quot;COMPUTED_VALUE&quot;&quot;&quot;);&quot;Saint-Étienne&quot;)" office:value-type="string" office:string-value="Saint-Étienne" calcext:value-type="string">
            <text:p>Saint-Étienne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Auvernia-Ródano-Alpes&quot;)" office:value-type="string" office:string-value="Auvernia-Ródano-Alpes" calcext:value-type="string">
            <text:p>Auvernia-Ródano-Alpes</text:p>
          </table:table-cell>
          <table:table-cell table:style-name="ce1" table:formula="of:=IFERROR(__xludf.dummyfunction(&quot;&quot;&quot;COMPUTED_VALUE&quot;&quot;&quot;);&quot;Loira&quot;)" office:value-type="string" office:string-value="Loira" calcext:value-type="string">
            <text:p>Loira</text:p>
          </table:table-cell>
          <table:table-cell table:style-name="ce1" table:formula="of:=IFERROR(__xludf.dummyfunction(&quot;&quot;&quot;COMPUTED_VALUE&quot;&quot;&quot;);&quot;170 761&quot;)" office:value-type="string" office:string-value="170 761" calcext:value-type="string">
            <text:p>170 76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86)" office:value-type="float" office:value="386" calcext:value-type="float">
            <text:p>38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76&quot;)" office:value-type="string" office:string-value="RUS-076" calcext:value-type="string">
            <text:p>RUS-076</text:p>
          </table:table-cell>
          <table:table-cell table:style-name="ce1" table:formula="of:=IFERROR(__xludf.dummyfunction(&quot;&quot;&quot;COMPUTED_VALUE&quot;&quot;&quot;);&quot;Volgodonsk&quot;)" office:value-type="string" office:string-value="Volgodonsk" calcext:value-type="string">
            <text:p>Volgodonsk</text:p>
          </table:table-cell>
          <table:table-cell table:style-name="ce1" table:formula="of:=IFERROR(__xludf.dummyfunction(&quot;&quot;&quot;COMPUTED_VALUE&quot;&quot;&quot;);&quot;Волгодонск&quot;)" office:value-type="string" office:string-value="Волгодонск" calcext:value-type="string">
            <text:p>Волгодон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Rostov&quot;)" office:value-type="string" office:string-value="Óblast de Rostov" calcext:value-type="string">
            <text:p>Óblast de Rostov</text:p>
          </table:table-cell>
          <table:table-cell table:style-name="ce1"/>
          <table:table-cell table:style-name="ce1" table:formula="of:=IFERROR(__xludf.dummyfunction(&quot;&quot;&quot;COMPUTED_VALUE&quot;&quot;&quot;);&quot;170 558&quot;)" office:value-type="string" office:string-value="170 558" calcext:value-type="string">
            <text:p>170 55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87)" office:value-type="float" office:value="387" calcext:value-type="float">
            <text:p>387</text:p>
          </table:table-cell>
          <table:table-cell table:style-name="ce1" table:formula="of:=IFERROR(__xludf.dummyfunction(&quot;&quot;&quot;COMPUTED_VALUE&quot;&quot;&quot;);&quot;UE-210&quot;)" office:value-type="string" office:string-value="UE-210" calcext:value-type="string">
            <text:p>UE-210</text:p>
          </table:table-cell>
          <table:table-cell table:style-name="ce1" table:formula="of:=IFERROR(__xludf.dummyfunction(&quot;&quot;&quot;COMPUTED_VALUE&quot;&quot;&quot;);&quot;CZE-04&quot;)" office:value-type="string" office:string-value="CZE-04" calcext:value-type="string">
            <text:p>CZE-04</text:p>
          </table:table-cell>
          <table:table-cell table:style-name="ce1" table:formula="of:=IFERROR(__xludf.dummyfunction(&quot;&quot;&quot;COMPUTED_VALUE&quot;&quot;&quot;);&quot;Pilsen&quot;)" office:value-type="string" office:string-value="Pilsen" calcext:value-type="string">
            <text:p>Pilsen</text:p>
          </table:table-cell>
          <table:table-cell table:style-name="ce1" table:formula="of:=IFERROR(__xludf.dummyfunction(&quot;&quot;&quot;COMPUTED_VALUE&quot;&quot;&quot;);&quot;Plzeň&quot;)" office:value-type="string" office:string-value="Plzeň" calcext:value-type="string">
            <text:p>Plzeň</text:p>
          </table:table-cell>
          <table:table-cell table:style-name="ce1" table:formula="of:=IFERROR(__xludf.dummyfunction(&quot;&quot;&quot;COMPUTED_VALUE&quot;&quot;&quot;);&quot;República Checa República Checa&quot;)" office:value-type="string" office:string-value="República Checa República Checa" calcext:value-type="string">
            <text:p>República Checa República Checa</text:p>
          </table:table-cell>
          <table:table-cell table:style-name="ce1" table:formula="of:=IFERROR(__xludf.dummyfunction(&quot;&quot;&quot;COMPUTED_VALUE&quot;&quot;&quot;);&quot;Región de Pilsen&quot;)" office:value-type="string" office:string-value="Región de Pilsen" calcext:value-type="string">
            <text:p>Región de Pilsen</text:p>
          </table:table-cell>
          <table:table-cell table:style-name="ce1"/>
          <table:table-cell table:style-name="ce1" table:formula="of:=IFERROR(__xludf.dummyfunction(&quot;&quot;&quot;COMPUTED_VALUE&quot;&quot;&quot;);&quot;170 548&quot;)" office:value-type="string" office:string-value="170 548" calcext:value-type="string">
            <text:p>170 54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88)" office:value-type="float" office:value="388" calcext:value-type="float">
            <text:p>388</text:p>
          </table:table-cell>
          <table:table-cell table:style-name="ce1"/>
          <table:table-cell table:style-name="ce1" table:formula="of:=IFERROR(__xludf.dummyfunction(&quot;&quot;&quot;COMPUTED_VALUE&quot;&quot;&quot;);&quot;GBR-41&quot;)" office:value-type="string" office:string-value="GBR-41" calcext:value-type="string">
            <text:p>GBR-41</text:p>
          </table:table-cell>
          <table:table-cell table:style-name="ce1" table:formula="of:=IFERROR(__xludf.dummyfunction(&quot;&quot;&quot;COMPUTED_VALUE&quot;&quot;&quot;);&quot;Telford&quot;)" office:value-type="string" office:string-value="Telford" calcext:value-type="string">
            <text:p>Telford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Midlands Occidentales&quot;)" office:value-type="string" office:string-value="Midlands Occidentales" calcext:value-type="string">
            <text:p>Midlands Occidentales</text:p>
          </table:table-cell>
          <table:table-cell table:style-name="ce1" table:formula="of:=IFERROR(__xludf.dummyfunction(&quot;&quot;&quot;COMPUTED_VALUE&quot;&quot;&quot;);&quot;170 300&quot;)" office:value-type="string" office:string-value="170 300" calcext:value-type="string">
            <text:p>170 3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89)" office:value-type="float" office:value="389" calcext:value-type="float">
            <text:p>389</text:p>
          </table:table-cell>
          <table:table-cell table:style-name="ce1" table:formula="of:=IFERROR(__xludf.dummyfunction(&quot;&quot;&quot;COMPUTED_VALUE&quot;&quot;&quot;);&quot;UE-211&quot;)" office:value-type="string" office:string-value="UE-211" calcext:value-type="string">
            <text:p>UE-211</text:p>
          </table:table-cell>
          <table:table-cell table:style-name="ce1" table:formula="of:=IFERROR(__xludf.dummyfunction(&quot;&quot;&quot;COMPUTED_VALUE&quot;&quot;&quot;);&quot;POL-20&quot;)" office:value-type="string" office:string-value="POL-20" calcext:value-type="string">
            <text:p>POL-20</text:p>
          </table:table-cell>
          <table:table-cell table:style-name="ce1" table:formula="of:=IFERROR(__xludf.dummyfunction(&quot;&quot;&quot;COMPUTED_VALUE&quot;&quot;&quot;);&quot;Bytom&quot;)" office:value-type="string" office:string-value="Bytom" calcext:value-type="string">
            <text:p>Bytom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Silesia&quot;)" office:value-type="string" office:string-value="Voivodato de Silesia" calcext:value-type="string">
            <text:p>Voivodato de Silesia</text:p>
          </table:table-cell>
          <table:table-cell table:style-name="ce1"/>
          <table:table-cell table:style-name="ce1" table:formula="of:=IFERROR(__xludf.dummyfunction(&quot;&quot;&quot;COMPUTED_VALUE&quot;&quot;&quot;);&quot;169 617&quot;)" office:value-type="string" office:string-value="169 617" calcext:value-type="string">
            <text:p>169 61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90)" office:value-type="float" office:value="390" calcext:value-type="float">
            <text:p>390</text:p>
          </table:table-cell>
          <table:table-cell table:style-name="ce1" table:formula="of:=IFERROR(__xludf.dummyfunction(&quot;&quot;&quot;COMPUTED_VALUE&quot;&quot;&quot;);&quot;UE-212&quot;)" office:value-type="string" office:string-value="UE-212" calcext:value-type="string">
            <text:p>UE-212</text:p>
          </table:table-cell>
          <table:table-cell table:style-name="ce1" table:formula="of:=IFERROR(__xludf.dummyfunction(&quot;&quot;&quot;COMPUTED_VALUE&quot;&quot;&quot;);&quot;ALE-44&quot;)" office:value-type="string" office:string-value="ALE-44" calcext:value-type="string">
            <text:p>ALE-44</text:p>
          </table:table-cell>
          <table:table-cell table:style-name="ce1" table:formula="of:=IFERROR(__xludf.dummyfunction(&quot;&quot;&quot;COMPUTED_VALUE&quot;&quot;&quot;);&quot;Mülheim&quot;)" office:value-type="string" office:string-value="Mülheim" calcext:value-type="string">
            <text:p>Mülheim</text:p>
          </table:table-cell>
          <table:table-cell table:style-name="ce1" table:formula="of:=IFERROR(__xludf.dummyfunction(&quot;&quot;&quot;COMPUTED_VALUE&quot;&quot;&quot;);&quot;Mülheim an der Ruhr&quot;)" office:value-type="string" office:string-value="Mülheim an der Ruhr" calcext:value-type="string">
            <text:p>Mülheim an der Ruhr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169 278&quot;)" office:value-type="string" office:string-value="169 278" calcext:value-type="string">
            <text:p>169 27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91)" office:value-type="float" office:value="391" calcext:value-type="float">
            <text:p>39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77&quot;)" office:value-type="string" office:string-value="RUS-077" calcext:value-type="string">
            <text:p>RUS-077</text:p>
          </table:table-cell>
          <table:table-cell table:style-name="ce1" table:formula="of:=IFERROR(__xludf.dummyfunction(&quot;&quot;&quot;COMPUTED_VALUE&quot;&quot;&quot;);&quot;Novocherkassk&quot;)" office:value-type="string" office:string-value="Novocherkassk" calcext:value-type="string">
            <text:p>Novocherkassk</text:p>
          </table:table-cell>
          <table:table-cell table:style-name="ce1" table:formula="of:=IFERROR(__xludf.dummyfunction(&quot;&quot;&quot;COMPUTED_VALUE&quot;&quot;&quot;);&quot;Новочеркасск&quot;)" office:value-type="string" office:string-value="Новочеркасск" calcext:value-type="string">
            <text:p>Новочеркас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Rostov&quot;)" office:value-type="string" office:string-value="Óblast de Rostov" calcext:value-type="string">
            <text:p>Óblast de Rostov</text:p>
          </table:table-cell>
          <table:table-cell table:style-name="ce1"/>
          <table:table-cell table:style-name="ce1" table:formula="of:=IFERROR(__xludf.dummyfunction(&quot;&quot;&quot;COMPUTED_VALUE&quot;&quot;&quot;);&quot;168 766&quot;)" office:value-type="string" office:string-value="168 766" calcext:value-type="string">
            <text:p>168 76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92)" office:value-type="float" office:value="392" calcext:value-type="float">
            <text:p>392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78&quot;)" office:value-type="string" office:string-value="RUS-078" calcext:value-type="string">
            <text:p>RUS-078</text:p>
          </table:table-cell>
          <table:table-cell table:style-name="ce1" table:formula="of:=IFERROR(__xludf.dummyfunction(&quot;&quot;&quot;COMPUTED_VALUE&quot;&quot;&quot;);&quot;Bereznikí&quot;)" office:value-type="string" office:string-value="Bereznikí" calcext:value-type="string">
            <text:p>Bereznikí</text:p>
          </table:table-cell>
          <table:table-cell table:style-name="ce1" table:formula="of:=IFERROR(__xludf.dummyfunction(&quot;&quot;&quot;COMPUTED_VALUE&quot;&quot;&quot;);&quot;Березники&quot;)" office:value-type="string" office:string-value="Березники" calcext:value-type="string">
            <text:p>Березники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Krai de Perm&quot;)" office:value-type="string" office:string-value="Krai de Perm" calcext:value-type="string">
            <text:p>Krai de Perm</text:p>
          </table:table-cell>
          <table:table-cell table:style-name="ce1"/>
          <table:table-cell table:style-name="ce1" table:formula="of:=IFERROR(__xludf.dummyfunction(&quot;&quot;&quot;COMPUTED_VALUE&quot;&quot;&quot;);&quot;168 598&quot;)" office:value-type="string" office:string-value="168 598" calcext:value-type="string">
            <text:p>168 59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93)" office:value-type="float" office:value="393" calcext:value-type="float">
            <text:p>393</text:p>
          </table:table-cell>
          <table:table-cell table:style-name="ce1" table:formula="of:=IFERROR(__xludf.dummyfunction(&quot;&quot;&quot;COMPUTED_VALUE&quot;&quot;&quot;);&quot;UE-213&quot;)" office:value-type="string" office:string-value="UE-213" calcext:value-type="string">
            <text:p>UE-213</text:p>
          </table:table-cell>
          <table:table-cell table:style-name="ce1" table:formula="of:=IFERROR(__xludf.dummyfunction(&quot;&quot;&quot;COMPUTED_VALUE&quot;&quot;&quot;);&quot;ALE-47&quot;)" office:value-type="string" office:string-value="ALE-47" calcext:value-type="string">
            <text:p>ALE-47</text:p>
          </table:table-cell>
          <table:table-cell table:style-name="ce1" table:formula="of:=IFERROR(__xludf.dummyfunction(&quot;&quot;&quot;COMPUTED_VALUE&quot;&quot;&quot;);&quot;Potsdam&quot;)" office:value-type="string" office:string-value="Potsdam" calcext:value-type="string">
            <text:p>Potsdam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randeburgo&quot;)" office:value-type="string" office:string-value="Brandeburgo" calcext:value-type="string">
            <text:p>Brandeburgo</text:p>
          </table:table-cell>
          <table:table-cell table:style-name="ce1"/>
          <table:table-cell table:style-name="ce1" table:formula="of:=IFERROR(__xludf.dummyfunction(&quot;&quot;&quot;COMPUTED_VALUE&quot;&quot;&quot;);&quot;167 745&quot;)" office:value-type="string" office:string-value="167 745" calcext:value-type="string">
            <text:p>167 74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94)" office:value-type="float" office:value="394" calcext:value-type="float">
            <text:p>394</text:p>
          </table:table-cell>
          <table:table-cell table:style-name="ce1" table:formula="of:=IFERROR(__xludf.dummyfunction(&quot;&quot;&quot;COMPUTED_VALUE&quot;&quot;&quot;);&quot;UE-214&quot;)" office:value-type="string" office:string-value="UE-214" calcext:value-type="string">
            <text:p>UE-214</text:p>
          </table:table-cell>
          <table:table-cell table:style-name="ce1" table:formula="of:=IFERROR(__xludf.dummyfunction(&quot;&quot;&quot;COMPUTED_VALUE&quot;&quot;&quot;);&quot;ESP-40&quot;)" office:value-type="string" office:string-value="ESP-40" calcext:value-type="string">
            <text:p>ESP-40</text:p>
          </table:table-cell>
          <table:table-cell table:style-name="ce1" table:formula="of:=IFERROR(__xludf.dummyfunction(&quot;&quot;&quot;COMPUTED_VALUE&quot;&quot;&quot;);&quot;Alcorcón&quot;)" office:value-type="string" office:string-value="Alcorcón" calcext:value-type="string">
            <text:p>Alcorcón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omunidad de Madrid&quot;)" office:value-type="string" office:string-value="Comunidad de Madrid" calcext:value-type="string">
            <text:p>Comunidad de Madrid</text:p>
          </table:table-cell>
          <table:table-cell table:style-name="ce1"/>
          <table:table-cell table:style-name="ce1" table:formula="of:=IFERROR(__xludf.dummyfunction(&quot;&quot;&quot;COMPUTED_VALUE&quot;&quot;&quot;);&quot;167 354&quot;)" office:value-type="string" office:string-value="167 354" calcext:value-type="string">
            <text:p>167 35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95)" office:value-type="float" office:value="395" calcext:value-type="float">
            <text:p>395</text:p>
          </table:table-cell>
          <table:table-cell table:style-name="ce1" table:formula="of:=IFERROR(__xludf.dummyfunction(&quot;&quot;&quot;COMPUTED_VALUE&quot;&quot;&quot;);&quot;UE-215&quot;)" office:value-type="string" office:string-value="UE-215" calcext:value-type="string">
            <text:p>UE-215</text:p>
          </table:table-cell>
          <table:table-cell table:style-name="ce1" table:formula="of:=IFERROR(__xludf.dummyfunction(&quot;&quot;&quot;COMPUTED_VALUE&quot;&quot;&quot;);&quot;ITA-23&quot;)" office:value-type="string" office:string-value="ITA-23" calcext:value-type="string">
            <text:p>ITA-23</text:p>
          </table:table-cell>
          <table:table-cell table:style-name="ce1" table:formula="of:=IFERROR(__xludf.dummyfunction(&quot;&quot;&quot;COMPUTED_VALUE&quot;&quot;&quot;);&quot;Perugia&quot;)" office:value-type="string" office:string-value="Perugia" calcext:value-type="string">
            <text:p>Perugia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Umbría&quot;)" office:value-type="string" office:string-value="Umbría" calcext:value-type="string">
            <text:p>Umbría</text:p>
          </table:table-cell>
          <table:table-cell table:style-name="ce1" table:formula="of:=IFERROR(__xludf.dummyfunction(&quot;&quot;&quot;COMPUTED_VALUE&quot;&quot;&quot;);&quot;Provincia de Perugia&quot;)" office:value-type="string" office:string-value="Provincia de Perugia" calcext:value-type="string">
            <text:p>Provincia de Perugia</text:p>
          </table:table-cell>
          <table:table-cell table:style-name="ce1" table:formula="of:=IFERROR(__xludf.dummyfunction(&quot;&quot;&quot;COMPUTED_VALUE&quot;&quot;&quot;);&quot;166 676&quot;)" office:value-type="string" office:string-value="166 676" calcext:value-type="string">
            <text:p>166 67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96)" office:value-type="float" office:value="396" calcext:value-type="float">
            <text:p>39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TUR-04&quot;)" office:value-type="string" office:string-value="TUR-04" calcext:value-type="string">
            <text:p>TUR-04</text:p>
          </table:table-cell>
          <table:table-cell table:style-name="ce1" table:formula="of:=IFERROR(__xludf.dummyfunction(&quot;&quot;&quot;COMPUTED_VALUE&quot;&quot;&quot;);&quot;Edirne&quot;)" office:value-type="string" office:string-value="Edirne" calcext:value-type="string">
            <text:p>Edirne</text:p>
          </table:table-cell>
          <table:table-cell table:style-name="ce1" table:formula="of:=IFERROR(__xludf.dummyfunction(&quot;&quot;&quot;COMPUTED_VALUE&quot;&quot;&quot;);&quot;İstanbul&quot;)" office:value-type="string" office:string-value="İstanbul" calcext:value-type="string">
            <text:p>İstanbul</text:p>
          </table:table-cell>
          <table:table-cell table:style-name="ce1" table:formula="of:=IFERROR(__xludf.dummyfunction(&quot;&quot;&quot;COMPUTED_VALUE&quot;&quot;&quot;);&quot;Turquía Turquía&quot;)" office:value-type="string" office:string-value="Turquía Turquía" calcext:value-type="string">
            <text:p>Turquía Turquía</text:p>
          </table:table-cell>
          <table:table-cell table:style-name="ce1" table:formula="of:=IFERROR(__xludf.dummyfunction(&quot;&quot;&quot;COMPUTED_VALUE&quot;&quot;&quot;);&quot;Provincia de Edirne&quot;)" office:value-type="string" office:string-value="Provincia de Edirne" calcext:value-type="string">
            <text:p>Provincia de Edirne</text:p>
          </table:table-cell>
          <table:table-cell table:style-name="ce1"/>
          <table:table-cell table:style-name="ce1" table:formula="of:=IFERROR(__xludf.dummyfunction(&quot;&quot;&quot;COMPUTED_VALUE&quot;&quot;&quot;);&quot;165 979&quot;)" office:value-type="string" office:string-value="165 979" calcext:value-type="string">
            <text:p>165 97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97)" office:value-type="float" office:value="397" calcext:value-type="float">
            <text:p>397</text:p>
          </table:table-cell>
          <table:table-cell table:style-name="ce1" table:formula="of:=IFERROR(__xludf.dummyfunction(&quot;&quot;&quot;COMPUTED_VALUE&quot;&quot;&quot;);&quot;UE-216&quot;)" office:value-type="string" office:string-value="UE-216" calcext:value-type="string">
            <text:p>UE-216</text:p>
          </table:table-cell>
          <table:table-cell table:style-name="ce1" table:formula="of:=IFERROR(__xludf.dummyfunction(&quot;&quot;&quot;COMPUTED_VALUE&quot;&quot;&quot;);&quot;CRO-02&quot;)" office:value-type="string" office:string-value="CRO-02" calcext:value-type="string">
            <text:p>CRO-02</text:p>
          </table:table-cell>
          <table:table-cell table:style-name="ce1" table:formula="of:=IFERROR(__xludf.dummyfunction(&quot;&quot;&quot;COMPUTED_VALUE&quot;&quot;&quot;);&quot;Split&quot;)" office:value-type="string" office:string-value="Split" calcext:value-type="string">
            <text:p>Split</text:p>
          </table:table-cell>
          <table:table-cell table:style-name="ce1"/>
          <table:table-cell table:style-name="ce1" table:formula="of:=IFERROR(__xludf.dummyfunction(&quot;&quot;&quot;COMPUTED_VALUE&quot;&quot;&quot;);&quot;Croacia Croacia&quot;)" office:value-type="string" office:string-value="Croacia Croacia" calcext:value-type="string">
            <text:p>Croacia Croacia</text:p>
          </table:table-cell>
          <table:table-cell table:style-name="ce1" table:formula="of:=IFERROR(__xludf.dummyfunction(&quot;&quot;&quot;COMPUTED_VALUE&quot;&quot;&quot;);&quot;Condado de Split-Dalmacia&quot;)" office:value-type="string" office:string-value="Condado de Split-Dalmacia" calcext:value-type="string">
            <text:p>Condado de Split-Dalmacia</text:p>
          </table:table-cell>
          <table:table-cell table:style-name="ce1"/>
          <table:table-cell table:style-name="ce1" table:formula="of:=IFERROR(__xludf.dummyfunction(&quot;&quot;&quot;COMPUTED_VALUE&quot;&quot;&quot;);&quot;165 893&quot;)" office:value-type="string" office:string-value="165 893" calcext:value-type="string">
            <text:p>165 89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98)" office:value-type="float" office:value="398" calcext:value-type="float">
            <text:p>398</text:p>
          </table:table-cell>
          <table:table-cell table:style-name="ce1" table:formula="of:=IFERROR(__xludf.dummyfunction(&quot;&quot;&quot;COMPUTED_VALUE&quot;&quot;&quot;);&quot;UE-217&quot;)" office:value-type="string" office:string-value="UE-217" calcext:value-type="string">
            <text:p>UE-217</text:p>
          </table:table-cell>
          <table:table-cell table:style-name="ce1" table:formula="of:=IFERROR(__xludf.dummyfunction(&quot;&quot;&quot;COMPUTED_VALUE&quot;&quot;&quot;);&quot;FRA-15&quot;)" office:value-type="string" office:string-value="FRA-15" calcext:value-type="string">
            <text:p>FRA-15</text:p>
          </table:table-cell>
          <table:table-cell table:style-name="ce1" table:formula="of:=IFERROR(__xludf.dummyfunction(&quot;&quot;&quot;COMPUTED_VALUE&quot;&quot;&quot;);&quot;Toulon&quot;)" office:value-type="string" office:string-value="Toulon" calcext:value-type="string">
            <text:p>Toulon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Provenza-Alpes-Costa Azul&quot;)" office:value-type="string" office:string-value="Provenza-Alpes-Costa Azul" calcext:value-type="string">
            <text:p>Provenza-Alpes-Costa Azul</text:p>
          </table:table-cell>
          <table:table-cell table:style-name="ce1" table:formula="of:=IFERROR(__xludf.dummyfunction(&quot;&quot;&quot;COMPUTED_VALUE&quot;&quot;&quot;);&quot;Var&quot;)" office:value-type="string" office:string-value="Var" calcext:value-type="string">
            <text:p>Var</text:p>
          </table:table-cell>
          <table:table-cell table:style-name="ce1" table:formula="of:=IFERROR(__xludf.dummyfunction(&quot;&quot;&quot;COMPUTED_VALUE&quot;&quot;&quot;);&quot;165 584&quot;)" office:value-type="string" office:string-value="165 584" calcext:value-type="string">
            <text:p>165 58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399)" office:value-type="float" office:value="399" calcext:value-type="float">
            <text:p>399</text:p>
          </table:table-cell>
          <table:table-cell table:style-name="ce1" table:formula="of:=IFERROR(__xludf.dummyfunction(&quot;&quot;&quot;COMPUTED_VALUE&quot;&quot;&quot;);&quot;UE-218&quot;)" office:value-type="string" office:string-value="UE-218" calcext:value-type="string">
            <text:p>UE-218</text:p>
          </table:table-cell>
          <table:table-cell table:style-name="ce1" table:formula="of:=IFERROR(__xludf.dummyfunction(&quot;&quot;&quot;COMPUTED_VALUE&quot;&quot;&quot;);&quot;ALE-45&quot;)" office:value-type="string" office:string-value="ALE-45" calcext:value-type="string">
            <text:p>ALE-45</text:p>
          </table:table-cell>
          <table:table-cell table:style-name="ce1" table:formula="of:=IFERROR(__xludf.dummyfunction(&quot;&quot;&quot;COMPUTED_VALUE&quot;&quot;&quot;);&quot;Ludwigshafen am Rhein&quot;)" office:value-type="string" office:string-value="Ludwigshafen am Rhein" calcext:value-type="string">
            <text:p>Ludwigshafen am Rhein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-Palatinado&quot;)" office:value-type="string" office:string-value="Renania-Palatinado" calcext:value-type="string">
            <text:p>Renania-Palatinado</text:p>
          </table:table-cell>
          <table:table-cell table:style-name="ce1"/>
          <table:table-cell table:style-name="ce1" table:formula="of:=IFERROR(__xludf.dummyfunction(&quot;&quot;&quot;COMPUTED_VALUE&quot;&quot;&quot;);&quot;164 718&quot;)" office:value-type="string" office:string-value="164 718" calcext:value-type="string">
            <text:p>164 71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00)" office:value-type="float" office:value="400" calcext:value-type="float">
            <text:p>400</text:p>
          </table:table-cell>
          <table:table-cell table:style-name="ce1" table:formula="of:=IFERROR(__xludf.dummyfunction(&quot;&quot;&quot;COMPUTED_VALUE&quot;&quot;&quot;);&quot;UE-219&quot;)" office:value-type="string" office:string-value="UE-219" calcext:value-type="string">
            <text:p>UE-219</text:p>
          </table:table-cell>
          <table:table-cell table:style-name="ce1" table:formula="of:=IFERROR(__xludf.dummyfunction(&quot;&quot;&quot;COMPUTED_VALUE&quot;&quot;&quot;);&quot;ALE-48&quot;)" office:value-type="string" office:string-value="ALE-48" calcext:value-type="string">
            <text:p>ALE-48</text:p>
          </table:table-cell>
          <table:table-cell table:style-name="ce1" table:formula="of:=IFERROR(__xludf.dummyfunction(&quot;&quot;&quot;COMPUTED_VALUE&quot;&quot;&quot;);&quot;Oldemburgo&quot;)" office:value-type="string" office:string-value="Oldemburgo" calcext:value-type="string">
            <text:p>Oldemburgo</text:p>
          </table:table-cell>
          <table:table-cell table:style-name="ce1" table:formula="of:=IFERROR(__xludf.dummyfunction(&quot;&quot;&quot;COMPUTED_VALUE&quot;&quot;&quot;);&quot;Oldemburg&quot;)" office:value-type="string" office:string-value="Oldemburg" calcext:value-type="string">
            <text:p>Oldemburg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ja Sajonia&quot;)" office:value-type="string" office:string-value="Baja Sajonia" calcext:value-type="string">
            <text:p>Baja Sajonia</text:p>
          </table:table-cell>
          <table:table-cell table:style-name="ce1"/>
          <table:table-cell table:style-name="ce1" table:formula="of:=IFERROR(__xludf.dummyfunction(&quot;&quot;&quot;COMPUTED_VALUE&quot;&quot;&quot;);&quot;163 830&quot;)" office:value-type="string" office:string-value="163 830" calcext:value-type="string">
            <text:p>163 83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01)" office:value-type="float" office:value="401" calcext:value-type="float">
            <text:p>401</text:p>
          </table:table-cell>
          <table:table-cell table:style-name="ce1" table:formula="of:=IFERROR(__xludf.dummyfunction(&quot;&quot;&quot;COMPUTED_VALUE&quot;&quot;&quot;);&quot;UE-220&quot;)" office:value-type="string" office:string-value="UE-220" calcext:value-type="string">
            <text:p>UE-220</text:p>
          </table:table-cell>
          <table:table-cell table:style-name="ce1" table:formula="of:=IFERROR(__xludf.dummyfunction(&quot;&quot;&quot;COMPUTED_VALUE&quot;&quot;&quot;);&quot;ALE-46&quot;)" office:value-type="string" office:string-value="ALE-46" calcext:value-type="string">
            <text:p>ALE-46</text:p>
          </table:table-cell>
          <table:table-cell table:style-name="ce1" table:formula="of:=IFERROR(__xludf.dummyfunction(&quot;&quot;&quot;COMPUTED_VALUE&quot;&quot;&quot;);&quot;Leverkusen&quot;)" office:value-type="string" office:string-value="Leverkusen" calcext:value-type="string">
            <text:p>Leverkusen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163 487&quot;)" office:value-type="string" office:string-value="163 487" calcext:value-type="string">
            <text:p>163 48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02)" office:value-type="float" office:value="402" calcext:value-type="float">
            <text:p>402</text:p>
          </table:table-cell>
          <table:table-cell table:style-name="ce1" table:formula="of:=IFERROR(__xludf.dummyfunction(&quot;&quot;&quot;COMPUTED_VALUE&quot;&quot;&quot;);&quot;UE-221&quot;)" office:value-type="string" office:string-value="UE-221" calcext:value-type="string">
            <text:p>UE-221</text:p>
          </table:table-cell>
          <table:table-cell table:style-name="ce1" table:formula="of:=IFERROR(__xludf.dummyfunction(&quot;&quot;&quot;COMPUTED_VALUE&quot;&quot;&quot;);&quot;GRE-06&quot;)" office:value-type="string" office:string-value="GRE-06" calcext:value-type="string">
            <text:p>GRE-06</text:p>
          </table:table-cell>
          <table:table-cell table:style-name="ce1" table:formula="of:=IFERROR(__xludf.dummyfunction(&quot;&quot;&quot;COMPUTED_VALUE&quot;&quot;&quot;);&quot;Lárisa&quot;)" office:value-type="string" office:string-value="Lárisa" calcext:value-type="string">
            <text:p>Lárisa</text:p>
          </table:table-cell>
          <table:table-cell table:style-name="ce1" table:formula="of:=IFERROR(__xludf.dummyfunction(&quot;&quot;&quot;COMPUTED_VALUE&quot;&quot;&quot;);&quot;Λάρισα&quot;)" office:value-type="string" office:string-value="Λάρισα" calcext:value-type="string">
            <text:p>Λάρισα</text:p>
          </table:table-cell>
          <table:table-cell table:style-name="ce1" table:formula="of:=IFERROR(__xludf.dummyfunction(&quot;&quot;&quot;COMPUTED_VALUE&quot;&quot;&quot;);&quot;Grecia Grecia&quot;)" office:value-type="string" office:string-value="Grecia Grecia" calcext:value-type="string">
            <text:p>Grecia Grecia</text:p>
          </table:table-cell>
          <table:table-cell table:style-name="ce1" table:formula="of:=IFERROR(__xludf.dummyfunction(&quot;&quot;&quot;COMPUTED_VALUE&quot;&quot;&quot;);&quot;Grecia Central&quot;)" office:value-type="string" office:string-value="Grecia Central" calcext:value-type="string">
            <text:p>Grecia Central</text:p>
          </table:table-cell>
          <table:table-cell table:style-name="ce1" table:formula="of:=IFERROR(__xludf.dummyfunction(&quot;&quot;&quot;COMPUTED_VALUE&quot;&quot;&quot;);&quot;Unidad periférica de Lárisa&quot;)" office:value-type="string" office:string-value="Unidad periférica de Lárisa" calcext:value-type="string">
            <text:p>Unidad periférica de Lárisa</text:p>
          </table:table-cell>
          <table:table-cell table:style-name="ce1" table:formula="of:=IFERROR(__xludf.dummyfunction(&quot;&quot;&quot;COMPUTED_VALUE&quot;&quot;&quot;);&quot;163 380&quot;)" office:value-type="string" office:string-value="163 380" calcext:value-type="string">
            <text:p>163 38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03)" office:value-type="float" office:value="403" calcext:value-type="float">
            <text:p>403</text:p>
          </table:table-cell>
          <table:table-cell table:style-name="ce1"/>
          <table:table-cell table:style-name="ce1" table:formula="of:=IFERROR(__xludf.dummyfunction(&quot;&quot;&quot;COMPUTED_VALUE&quot;&quot;&quot;);&quot;GBR-43&quot;)" office:value-type="string" office:string-value="GBR-43" calcext:value-type="string">
            <text:p>GBR-43</text:p>
          </table:table-cell>
          <table:table-cell table:style-name="ce1" table:formula="of:=IFERROR(__xludf.dummyfunction(&quot;&quot;&quot;COMPUTED_VALUE&quot;&quot;&quot;);&quot;Reading&quot;)" office:value-type="string" office:string-value="Reading" calcext:value-type="string">
            <text:p>Reading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162 700&quot;)" office:value-type="string" office:string-value="162 700" calcext:value-type="string">
            <text:p>162 7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04)" office:value-type="float" office:value="404" calcext:value-type="float">
            <text:p>404</text:p>
          </table:table-cell>
          <table:table-cell table:style-name="ce1" table:formula="of:=IFERROR(__xludf.dummyfunction(&quot;&quot;&quot;COMPUTED_VALUE&quot;&quot;&quot;);&quot;UE-222&quot;)" office:value-type="string" office:string-value="UE-222" calcext:value-type="string">
            <text:p>UE-222</text:p>
          </table:table-cell>
          <table:table-cell table:style-name="ce1" table:formula="of:=IFERROR(__xludf.dummyfunction(&quot;&quot;&quot;COMPUTED_VALUE&quot;&quot;&quot;);&quot;ALE-49&quot;)" office:value-type="string" office:string-value="ALE-49" calcext:value-type="string">
            <text:p>ALE-49</text:p>
          </table:table-cell>
          <table:table-cell table:style-name="ce1" table:formula="of:=IFERROR(__xludf.dummyfunction(&quot;&quot;&quot;COMPUTED_VALUE&quot;&quot;&quot;);&quot;Osnabrück&quot;)" office:value-type="string" office:string-value="Osnabrück" calcext:value-type="string">
            <text:p>Osnabrück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ja Sajonia&quot;)" office:value-type="string" office:string-value="Baja Sajonia" calcext:value-type="string">
            <text:p>Baja Sajonia</text:p>
          </table:table-cell>
          <table:table-cell table:style-name="ce1"/>
          <table:table-cell table:style-name="ce1" table:formula="of:=IFERROR(__xludf.dummyfunction(&quot;&quot;&quot;COMPUTED_VALUE&quot;&quot;&quot;);&quot;162 403&quot;)" office:value-type="string" office:string-value="162 403" calcext:value-type="string">
            <text:p>162 40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05)" office:value-type="float" office:value="405" calcext:value-type="float">
            <text:p>405</text:p>
          </table:table-cell>
          <table:table-cell table:style-name="ce1" table:formula="of:=IFERROR(__xludf.dummyfunction(&quot;&quot;&quot;COMPUTED_VALUE&quot;&quot;&quot;);&quot;UE-223&quot;)" office:value-type="string" office:string-value="UE-223" calcext:value-type="string">
            <text:p>UE-223</text:p>
          </table:table-cell>
          <table:table-cell table:style-name="ce1" table:formula="of:=IFERROR(__xludf.dummyfunction(&quot;&quot;&quot;COMPUTED_VALUE&quot;&quot;&quot;);&quot;HUN-03&quot;)" office:value-type="string" office:string-value="HUN-03" calcext:value-type="string">
            <text:p>HUN-03</text:p>
          </table:table-cell>
          <table:table-cell table:style-name="ce1" table:formula="of:=IFERROR(__xludf.dummyfunction(&quot;&quot;&quot;COMPUTED_VALUE&quot;&quot;&quot;);&quot;Szeged&quot;)" office:value-type="string" office:string-value="Szeged" calcext:value-type="string">
            <text:p>Szeged</text:p>
          </table:table-cell>
          <table:table-cell table:style-name="ce1"/>
          <table:table-cell table:style-name="ce1" table:formula="of:=IFERROR(__xludf.dummyfunction(&quot;&quot;&quot;COMPUTED_VALUE&quot;&quot;&quot;);&quot;Hungría Hungría&quot;)" office:value-type="string" office:string-value="Hungría Hungría" calcext:value-type="string">
            <text:p>Hungría Hungría</text:p>
          </table:table-cell>
          <table:table-cell table:style-name="ce1" table:formula="of:=IFERROR(__xludf.dummyfunction(&quot;&quot;&quot;COMPUTED_VALUE&quot;&quot;&quot;);&quot;Csongrád&quot;)" office:value-type="string" office:string-value="Csongrád" calcext:value-type="string">
            <text:p>Csongrád</text:p>
          </table:table-cell>
          <table:table-cell table:style-name="ce1"/>
          <table:table-cell table:style-name="ce1" table:formula="of:=IFERROR(__xludf.dummyfunction(&quot;&quot;&quot;COMPUTED_VALUE&quot;&quot;&quot;);&quot;162 621&quot;)" office:value-type="string" office:string-value="162 621" calcext:value-type="string">
            <text:p>162 62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06)" office:value-type="float" office:value="406" calcext:value-type="float">
            <text:p>406</text:p>
          </table:table-cell>
          <table:table-cell table:style-name="ce1"/>
          <table:table-cell table:style-name="ce1" table:formula="of:=IFERROR(__xludf.dummyfunction(&quot;&quot;&quot;COMPUTED_VALUE&quot;&quot;&quot;);&quot;GBR-51&quot;)" office:value-type="string" office:string-value="GBR-51" calcext:value-type="string">
            <text:p>GBR-51</text:p>
          </table:table-cell>
          <table:table-cell table:style-name="ce1" table:formula="of:=IFERROR(__xludf.dummyfunction(&quot;&quot;&quot;COMPUTED_VALUE&quot;&quot;&quot;);&quot;Slough&quot;)" office:value-type="string" office:string-value="Slough" calcext:value-type="string">
            <text:p>Slough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Berkshire&quot;)" office:value-type="string" office:string-value="Berkshire" calcext:value-type="string">
            <text:p>Berkshire</text:p>
          </table:table-cell>
          <table:table-cell table:style-name="ce1" table:formula="of:=IFERROR(__xludf.dummyfunction(&quot;&quot;&quot;COMPUTED_VALUE&quot;&quot;&quot;);&quot;161 055&quot;)" office:value-type="string" office:string-value="161 055" calcext:value-type="string">
            <text:p>161 05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07)" office:value-type="float" office:value="407" calcext:value-type="float">
            <text:p>407</text:p>
          </table:table-cell>
          <table:table-cell table:style-name="ce1" table:formula="of:=IFERROR(__xludf.dummyfunction(&quot;&quot;&quot;COMPUTED_VALUE&quot;&quot;&quot;);&quot;UE-224&quot;)" office:value-type="string" office:string-value="UE-224" calcext:value-type="string">
            <text:p>UE-224</text:p>
          </table:table-cell>
          <table:table-cell table:style-name="ce1" table:formula="of:=IFERROR(__xludf.dummyfunction(&quot;&quot;&quot;COMPUTED_VALUE&quot;&quot;&quot;);&quot;FRA-16&quot;)" office:value-type="string" office:string-value="FRA-16" calcext:value-type="string">
            <text:p>FRA-16</text:p>
          </table:table-cell>
          <table:table-cell table:style-name="ce1" table:formula="of:=IFERROR(__xludf.dummyfunction(&quot;&quot;&quot;COMPUTED_VALUE&quot;&quot;&quot;);&quot;Grenoble&quot;)" office:value-type="string" office:string-value="Grenoble" calcext:value-type="string">
            <text:p>Grenoble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Auvernia-Ródano-Alpes&quot;)" office:value-type="string" office:string-value="Auvernia-Ródano-Alpes" calcext:value-type="string">
            <text:p>Auvernia-Ródano-Alpes</text:p>
          </table:table-cell>
          <table:table-cell table:style-name="ce1" table:formula="of:=IFERROR(__xludf.dummyfunction(&quot;&quot;&quot;COMPUTED_VALUE&quot;&quot;&quot;);&quot;Isère&quot;)" office:value-type="string" office:string-value="Isère" calcext:value-type="string">
            <text:p>Isère</text:p>
          </table:table-cell>
          <table:table-cell table:style-name="ce1" table:formula="of:=IFERROR(__xludf.dummyfunction(&quot;&quot;&quot;COMPUTED_VALUE&quot;&quot;&quot;);&quot;160 779&quot;)" office:value-type="string" office:string-value="160 779" calcext:value-type="string">
            <text:p>160 77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08)" office:value-type="float" office:value="408" calcext:value-type="float">
            <text:p>408</text:p>
          </table:table-cell>
          <table:table-cell table:style-name="ce1" table:formula="of:=IFERROR(__xludf.dummyfunction(&quot;&quot;&quot;COMPUTED_VALUE&quot;&quot;&quot;);&quot;UE-225&quot;)" office:value-type="string" office:string-value="UE-225" calcext:value-type="string">
            <text:p>UE-225</text:p>
          </table:table-cell>
          <table:table-cell table:style-name="ce1" table:formula="of:=IFERROR(__xludf.dummyfunction(&quot;&quot;&quot;COMPUTED_VALUE&quot;&quot;&quot;);&quot;BUL-05&quot;)" office:value-type="string" office:string-value="BUL-05" calcext:value-type="string">
            <text:p>BUL-05</text:p>
          </table:table-cell>
          <table:table-cell table:style-name="ce1" table:formula="of:=IFERROR(__xludf.dummyfunction(&quot;&quot;&quot;COMPUTED_VALUE&quot;&quot;&quot;);&quot;Ruse&quot;)" office:value-type="string" office:string-value="Ruse" calcext:value-type="string">
            <text:p>Ruse</text:p>
          </table:table-cell>
          <table:table-cell table:style-name="ce1" table:formula="of:=IFERROR(__xludf.dummyfunction(&quot;&quot;&quot;COMPUTED_VALUE&quot;&quot;&quot;);&quot;Русе&quot;)" office:value-type="string" office:string-value="Русе" calcext:value-type="string">
            <text:p>Русе</text:p>
          </table:table-cell>
          <table:table-cell table:style-name="ce1" table:formula="of:=IFERROR(__xludf.dummyfunction(&quot;&quot;&quot;COMPUTED_VALUE&quot;&quot;&quot;);&quot;Bulgaria Bulgaria&quot;)" office:value-type="string" office:string-value="Bulgaria Bulgaria" calcext:value-type="string">
            <text:p>Bulgaria Bulgaria</text:p>
          </table:table-cell>
          <table:table-cell table:style-name="ce1" table:formula="of:=IFERROR(__xludf.dummyfunction(&quot;&quot;&quot;COMPUTED_VALUE&quot;&quot;&quot;);&quot;Provincia de Ruse&quot;)" office:value-type="string" office:string-value="Provincia de Ruse" calcext:value-type="string">
            <text:p>Provincia de Ruse</text:p>
          </table:table-cell>
          <table:table-cell table:style-name="ce1"/>
          <table:table-cell table:style-name="ce1" table:formula="of:=IFERROR(__xludf.dummyfunction(&quot;&quot;&quot;COMPUTED_VALUE&quot;&quot;&quot;);&quot;161 044&quot;)" office:value-type="string" office:string-value="161 044" calcext:value-type="string">
            <text:p>161 04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09)" office:value-type="float" office:value="409" calcext:value-type="float">
            <text:p>409</text:p>
          </table:table-cell>
          <table:table-cell table:style-name="ce1" table:formula="of:=IFERROR(__xludf.dummyfunction(&quot;&quot;&quot;COMPUTED_VALUE&quot;&quot;&quot;);&quot;UE-226&quot;)" office:value-type="string" office:string-value="UE-226" calcext:value-type="string">
            <text:p>UE-226</text:p>
          </table:table-cell>
          <table:table-cell table:style-name="ce1" table:formula="of:=IFERROR(__xludf.dummyfunction(&quot;&quot;&quot;COMPUTED_VALUE&quot;&quot;&quot;);&quot;ALE-54&quot;)" office:value-type="string" office:string-value="ALE-54" calcext:value-type="string">
            <text:p>ALE-54</text:p>
          </table:table-cell>
          <table:table-cell table:style-name="ce1" table:formula="of:=IFERROR(__xludf.dummyfunction(&quot;&quot;&quot;COMPUTED_VALUE&quot;&quot;&quot;);&quot;Darmstadt&quot;)" office:value-type="string" office:string-value="Darmstadt" calcext:value-type="string">
            <text:p>Darmstadt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Hesse&quot;)" office:value-type="string" office:string-value="Hesse" calcext:value-type="string">
            <text:p>Hesse</text:p>
          </table:table-cell>
          <table:table-cell table:style-name="ce1"/>
          <table:table-cell table:style-name="ce1" table:formula="of:=IFERROR(__xludf.dummyfunction(&quot;&quot;&quot;COMPUTED_VALUE&quot;&quot;&quot;);&quot;159 982&quot;)" office:value-type="string" office:string-value="159 982" calcext:value-type="string">
            <text:p>159 98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10)" office:value-type="float" office:value="410" calcext:value-type="float">
            <text:p>410</text:p>
          </table:table-cell>
          <table:table-cell table:style-name="ce1" table:formula="of:=IFERROR(__xludf.dummyfunction(&quot;&quot;&quot;COMPUTED_VALUE&quot;&quot;&quot;);&quot;UE-227&quot;)" office:value-type="string" office:string-value="UE-227" calcext:value-type="string">
            <text:p>UE-227</text:p>
          </table:table-cell>
          <table:table-cell table:style-name="ce1" table:formula="of:=IFERROR(__xludf.dummyfunction(&quot;&quot;&quot;COMPUTED_VALUE&quot;&quot;&quot;);&quot;HUN-04&quot;)" office:value-type="string" office:string-value="HUN-04" calcext:value-type="string">
            <text:p>HUN-04</text:p>
          </table:table-cell>
          <table:table-cell table:style-name="ce1" table:formula="of:=IFERROR(__xludf.dummyfunction(&quot;&quot;&quot;COMPUTED_VALUE&quot;&quot;&quot;);&quot;Miskolc&quot;)" office:value-type="string" office:string-value="Miskolc" calcext:value-type="string">
            <text:p>Miskolc</text:p>
          </table:table-cell>
          <table:table-cell table:style-name="ce1"/>
          <table:table-cell table:style-name="ce1" table:formula="of:=IFERROR(__xludf.dummyfunction(&quot;&quot;&quot;COMPUTED_VALUE&quot;&quot;&quot;);&quot;Hungría Hungría&quot;)" office:value-type="string" office:string-value="Hungría Hungría" calcext:value-type="string">
            <text:p>Hungría Hungría</text:p>
          </table:table-cell>
          <table:table-cell table:style-name="ce1" table:formula="of:=IFERROR(__xludf.dummyfunction(&quot;&quot;&quot;COMPUTED_VALUE&quot;&quot;&quot;);&quot;Borsod-Abaúj-Zemplén&quot;)" office:value-type="string" office:string-value="Borsod-Abaúj-Zemplén" calcext:value-type="string">
            <text:p>Borsod-Abaúj-Zemplén</text:p>
          </table:table-cell>
          <table:table-cell table:style-name="ce1"/>
          <table:table-cell table:style-name="ce1" table:formula="of:=IFERROR(__xludf.dummyfunction(&quot;&quot;&quot;COMPUTED_VALUE&quot;&quot;&quot;);&quot;159 554&quot;)" office:value-type="string" office:string-value="159 554" calcext:value-type="string">
            <text:p>159 55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11)" office:value-type="float" office:value="411" calcext:value-type="float">
            <text:p>41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33&quot;)" office:value-type="string" office:string-value="UKR-33" calcext:value-type="string">
            <text:p>UKR-33</text:p>
          </table:table-cell>
          <table:table-cell table:style-name="ce1" table:formula="of:=IFERROR(__xludf.dummyfunction(&quot;&quot;&quot;COMPUTED_VALUE&quot;&quot;&quot;);&quot;Kramatorsk&quot;)" office:value-type="string" office:string-value="Kramatorsk" calcext:value-type="string">
            <text:p>Kramatorsk</text:p>
          </table:table-cell>
          <table:table-cell table:style-name="ce1" table:formula="of:=IFERROR(__xludf.dummyfunction(&quot;&quot;&quot;COMPUTED_VALUE&quot;&quot;&quot;);&quot;Краматорськ&quot;)" office:value-type="string" office:string-value="Краматорськ" calcext:value-type="string">
            <text:p>Краматорськ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Donetsk&quot;)" office:value-type="string" office:string-value="Óblast de Donetsk" calcext:value-type="string">
            <text:p>Óblast de Donetsk</text:p>
          </table:table-cell>
          <table:table-cell table:style-name="ce1"/>
          <table:table-cell table:style-name="ce1" table:formula="of:=IFERROR(__xludf.dummyfunction(&quot;&quot;&quot;COMPUTED_VALUE&quot;&quot;&quot;);&quot;159 445&quot;)" office:value-type="string" office:string-value="159 445" calcext:value-type="string">
            <text:p>159 44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12)" office:value-type="float" office:value="412" calcext:value-type="float">
            <text:p>412</text:p>
          </table:table-cell>
          <table:table-cell table:style-name="ce1" table:formula="of:=IFERROR(__xludf.dummyfunction(&quot;&quot;&quot;COMPUTED_VALUE&quot;&quot;&quot;);&quot;UE-228&quot;)" office:value-type="string" office:string-value="UE-228" calcext:value-type="string">
            <text:p>UE-228</text:p>
          </table:table-cell>
          <table:table-cell table:style-name="ce1" table:formula="of:=IFERROR(__xludf.dummyfunction(&quot;&quot;&quot;COMPUTED_VALUE&quot;&quot;&quot;);&quot;NED-13&quot;)" office:value-type="string" office:string-value="NED-13" calcext:value-type="string">
            <text:p>NED-13</text:p>
          </table:table-cell>
          <table:table-cell table:style-name="ce1" table:formula="of:=IFERROR(__xludf.dummyfunction(&quot;&quot;&quot;COMPUTED_VALUE&quot;&quot;&quot;);&quot;Haarlem&quot;)" office:value-type="string" office:string-value="Haarlem" calcext:value-type="string">
            <text:p>Haarlem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Holanda Septentrional&quot;)" office:value-type="string" office:string-value="Holanda Septentrional" calcext:value-type="string">
            <text:p>Holanda Septentrional</text:p>
          </table:table-cell>
          <table:table-cell table:style-name="ce1"/>
          <table:table-cell table:style-name="ce1" table:formula="of:=IFERROR(__xludf.dummyfunction(&quot;&quot;&quot;COMPUTED_VALUE&quot;&quot;&quot;);&quot;159 340&quot;)" office:value-type="string" office:string-value="159 340" calcext:value-type="string">
            <text:p>159 34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13)" office:value-type="float" office:value="413" calcext:value-type="float">
            <text:p>413</text:p>
          </table:table-cell>
          <table:table-cell table:style-name="ce1" table:formula="of:=IFERROR(__xludf.dummyfunction(&quot;&quot;&quot;COMPUTED_VALUE&quot;&quot;&quot;);&quot;UE-229&quot;)" office:value-type="string" office:string-value="UE-229" calcext:value-type="string">
            <text:p>UE-229</text:p>
          </table:table-cell>
          <table:table-cell table:style-name="ce1" table:formula="of:=IFERROR(__xludf.dummyfunction(&quot;&quot;&quot;COMPUTED_VALUE&quot;&quot;&quot;);&quot;ITA-25&quot;)" office:value-type="string" office:string-value="ITA-25" calcext:value-type="string">
            <text:p>ITA-25</text:p>
          </table:table-cell>
          <table:table-cell table:style-name="ce1" table:formula="of:=IFERROR(__xludf.dummyfunction(&quot;&quot;&quot;COMPUTED_VALUE&quot;&quot;&quot;);&quot;Rávena&quot;)" office:value-type="string" office:string-value="Rávena" calcext:value-type="string">
            <text:p>Rávena</text:p>
          </table:table-cell>
          <table:table-cell table:style-name="ce1" table:formula="of:=IFERROR(__xludf.dummyfunction(&quot;&quot;&quot;COMPUTED_VALUE&quot;&quot;&quot;);&quot;Ravenna&quot;)" office:value-type="string" office:string-value="Ravenna" calcext:value-type="string">
            <text:p>Ravenna</text:p>
          </table:table-cell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Emilia-Romaña&quot;)" office:value-type="string" office:string-value="Emilia-Romaña" calcext:value-type="string">
            <text:p>Emilia-Romaña</text:p>
          </table:table-cell>
          <table:table-cell table:style-name="ce1" table:formula="of:=IFERROR(__xludf.dummyfunction(&quot;&quot;&quot;COMPUTED_VALUE&quot;&quot;&quot;);&quot;Provincia de Rávena&quot;)" office:value-type="string" office:string-value="Provincia de Rávena" calcext:value-type="string">
            <text:p>Provincia de Rávena</text:p>
          </table:table-cell>
          <table:table-cell table:style-name="ce1" table:formula="of:=IFERROR(__xludf.dummyfunction(&quot;&quot;&quot;COMPUTED_VALUE&quot;&quot;&quot;);&quot;159 162&quot;)" office:value-type="string" office:string-value="159 162" calcext:value-type="string">
            <text:p>159 16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14)" office:value-type="float" office:value="414" calcext:value-type="float">
            <text:p>414</text:p>
          </table:table-cell>
          <table:table-cell table:style-name="ce1" table:formula="of:=IFERROR(__xludf.dummyfunction(&quot;&quot;&quot;COMPUTED_VALUE&quot;&quot;&quot;);&quot;UE-230&quot;)" office:value-type="string" office:string-value="UE-230" calcext:value-type="string">
            <text:p>UE-230</text:p>
          </table:table-cell>
          <table:table-cell table:style-name="ce1" table:formula="of:=IFERROR(__xludf.dummyfunction(&quot;&quot;&quot;COMPUTED_VALUE&quot;&quot;&quot;);&quot;ROM-12&quot;)" office:value-type="string" office:string-value="ROM-12" calcext:value-type="string">
            <text:p>ROM-12</text:p>
          </table:table-cell>
          <table:table-cell table:style-name="ce1" table:formula="of:=IFERROR(__xludf.dummyfunction(&quot;&quot;&quot;COMPUTED_VALUE&quot;&quot;&quot;);&quot;Arad&quot;)" office:value-type="string" office:string-value="Arad" calcext:value-type="string">
            <text:p>Arad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Arad&quot;)" office:value-type="string" office:string-value="Arad" calcext:value-type="string">
            <text:p>Arad</text:p>
          </table:table-cell>
          <table:table-cell table:style-name="ce1"/>
          <table:table-cell table:style-name="ce1" table:formula="of:=IFERROR(__xludf.dummyfunction(&quot;&quot;&quot;COMPUTED_VALUE&quot;&quot;&quot;);&quot;159 074&quot;)" office:value-type="string" office:string-value="159 074" calcext:value-type="string">
            <text:p>159 07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15)" office:value-type="float" office:value="415" calcext:value-type="float">
            <text:p>415</text:p>
          </table:table-cell>
          <table:table-cell table:style-name="ce1" table:formula="of:=IFERROR(__xludf.dummyfunction(&quot;&quot;&quot;COMPUTED_VALUE&quot;&quot;&quot;);&quot;UE-231&quot;)" office:value-type="string" office:string-value="UE-231" calcext:value-type="string">
            <text:p>UE-231</text:p>
          </table:table-cell>
          <table:table-cell table:style-name="ce1" table:formula="of:=IFERROR(__xludf.dummyfunction(&quot;&quot;&quot;COMPUTED_VALUE&quot;&quot;&quot;);&quot;NED-11&quot;)" office:value-type="string" office:string-value="NED-11" calcext:value-type="string">
            <text:p>NED-11</text:p>
          </table:table-cell>
          <table:table-cell table:style-name="ce1" table:formula="of:=IFERROR(__xludf.dummyfunction(&quot;&quot;&quot;COMPUTED_VALUE&quot;&quot;&quot;);&quot;Apeldoorn&quot;)" office:value-type="string" office:string-value="Apeldoorn" calcext:value-type="string">
            <text:p>Apeldoorn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Güeldres&quot;)" office:value-type="string" office:string-value="Güeldres" calcext:value-type="string">
            <text:p>Güeldres</text:p>
          </table:table-cell>
          <table:table-cell table:style-name="ce1"/>
          <table:table-cell table:style-name="ce1" table:formula="of:=IFERROR(__xludf.dummyfunction(&quot;&quot;&quot;COMPUTED_VALUE&quot;&quot;&quot;);&quot;159 041&quot;)" office:value-type="string" office:string-value="159 041" calcext:value-type="string">
            <text:p>159 04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16)" office:value-type="float" office:value="416" calcext:value-type="float">
            <text:p>416</text:p>
          </table:table-cell>
          <table:table-cell table:style-name="ce1" table:formula="of:=IFERROR(__xludf.dummyfunction(&quot;&quot;&quot;COMPUTED_VALUE&quot;&quot;&quot;);&quot;UE-232&quot;)" office:value-type="string" office:string-value="UE-232" calcext:value-type="string">
            <text:p>UE-232</text:p>
          </table:table-cell>
          <table:table-cell table:style-name="ce1" table:formula="of:=IFERROR(__xludf.dummyfunction(&quot;&quot;&quot;COMPUTED_VALUE&quot;&quot;&quot;);&quot;ITA-24&quot;)" office:value-type="string" office:string-value="ITA-24" calcext:value-type="string">
            <text:p>ITA-24</text:p>
          </table:table-cell>
          <table:table-cell table:style-name="ce1" table:formula="of:=IFERROR(__xludf.dummyfunction(&quot;&quot;&quot;COMPUTED_VALUE&quot;&quot;&quot;);&quot;Livorno&quot;)" office:value-type="string" office:string-value="Livorno" calcext:value-type="string">
            <text:p>Livorno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Toscana&quot;)" office:value-type="string" office:string-value="Toscana" calcext:value-type="string">
            <text:p>Toscana</text:p>
          </table:table-cell>
          <table:table-cell table:style-name="ce1" table:formula="of:=IFERROR(__xludf.dummyfunction(&quot;&quot;&quot;COMPUTED_VALUE&quot;&quot;&quot;);&quot;Provincia de Livorno&quot;)" office:value-type="string" office:string-value="Provincia de Livorno" calcext:value-type="string">
            <text:p>Provincia de Livorno</text:p>
          </table:table-cell>
          <table:table-cell table:style-name="ce1" table:formula="of:=IFERROR(__xludf.dummyfunction(&quot;&quot;&quot;COMPUTED_VALUE&quot;&quot;&quot;);&quot;159 020&quot;)" office:value-type="string" office:string-value="159 020" calcext:value-type="string">
            <text:p>159 02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17)" office:value-type="float" office:value="417" calcext:value-type="float">
            <text:p>417</text:p>
          </table:table-cell>
          <table:table-cell table:style-name="ce1" table:formula="of:=IFERROR(__xludf.dummyfunction(&quot;&quot;&quot;COMPUTED_VALUE&quot;&quot;&quot;);&quot;UE-233&quot;)" office:value-type="string" office:string-value="UE-233" calcext:value-type="string">
            <text:p>UE-233</text:p>
          </table:table-cell>
          <table:table-cell table:style-name="ce1" table:formula="of:=IFERROR(__xludf.dummyfunction(&quot;&quot;&quot;COMPUTED_VALUE&quot;&quot;&quot;);&quot;ALE-50&quot;)" office:value-type="string" office:string-value="ALE-50" calcext:value-type="string">
            <text:p>ALE-50</text:p>
          </table:table-cell>
          <table:table-cell table:style-name="ce1" table:formula="of:=IFERROR(__xludf.dummyfunction(&quot;&quot;&quot;COMPUTED_VALUE&quot;&quot;&quot;);&quot;Solingen&quot;)" office:value-type="string" office:string-value="Solingen" calcext:value-type="string">
            <text:p>Solingen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158 726&quot;)" office:value-type="string" office:string-value="158 726" calcext:value-type="string">
            <text:p>158 72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18)" office:value-type="float" office:value="418" calcext:value-type="float">
            <text:p>418</text:p>
          </table:table-cell>
          <table:table-cell table:style-name="ce1" table:formula="of:=IFERROR(__xludf.dummyfunction(&quot;&quot;&quot;COMPUTED_VALUE&quot;&quot;&quot;);&quot;UE-234&quot;)" office:value-type="string" office:string-value="UE-234" calcext:value-type="string">
            <text:p>UE-234</text:p>
          </table:table-cell>
          <table:table-cell table:style-name="ce1" table:formula="of:=IFERROR(__xludf.dummyfunction(&quot;&quot;&quot;COMPUTED_VALUE&quot;&quot;&quot;);&quot;BUL-06&quot;)" office:value-type="string" office:string-value="BUL-06" calcext:value-type="string">
            <text:p>BUL-06</text:p>
          </table:table-cell>
          <table:table-cell table:style-name="ce1" table:formula="of:=IFERROR(__xludf.dummyfunction(&quot;&quot;&quot;COMPUTED_VALUE&quot;&quot;&quot;);&quot;Stara Zagora&quot;)" office:value-type="string" office:string-value="Stara Zagora" calcext:value-type="string">
            <text:p>Stara Zagora</text:p>
          </table:table-cell>
          <table:table-cell table:style-name="ce1" table:formula="of:=IFERROR(__xludf.dummyfunction(&quot;&quot;&quot;COMPUTED_VALUE&quot;&quot;&quot;);&quot;Стара Загора&quot;)" office:value-type="string" office:string-value="Стара Загора" calcext:value-type="string">
            <text:p>Стара Загора</text:p>
          </table:table-cell>
          <table:table-cell table:style-name="ce1" table:formula="of:=IFERROR(__xludf.dummyfunction(&quot;&quot;&quot;COMPUTED_VALUE&quot;&quot;&quot;);&quot;Bulgaria Bulgaria&quot;)" office:value-type="string" office:string-value="Bulgaria Bulgaria" calcext:value-type="string">
            <text:p>Bulgaria Bulgaria</text:p>
          </table:table-cell>
          <table:table-cell table:style-name="ce1" table:formula="of:=IFERROR(__xludf.dummyfunction(&quot;&quot;&quot;COMPUTED_VALUE&quot;&quot;&quot;);&quot;Provincia de Stara Zagora&quot;)" office:value-type="string" office:string-value="Provincia de Stara Zagora" calcext:value-type="string">
            <text:p>Provincia de Stara Zagora</text:p>
          </table:table-cell>
          <table:table-cell table:style-name="ce1"/>
          <table:table-cell table:style-name="ce1" table:formula="of:=IFERROR(__xludf.dummyfunction(&quot;&quot;&quot;COMPUTED_VALUE&quot;&quot;&quot;);&quot;158 563&quot;)" office:value-type="string" office:string-value="158 563" calcext:value-type="string">
            <text:p>158 56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19)" office:value-type="float" office:value="419" calcext:value-type="float">
            <text:p>41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79&quot;)" office:value-type="string" office:string-value="RUS-079" calcext:value-type="string">
            <text:p>RUS-079</text:p>
          </table:table-cell>
          <table:table-cell table:style-name="ce1" table:formula="of:=IFERROR(__xludf.dummyfunction(&quot;&quot;&quot;COMPUTED_VALUE&quot;&quot;&quot;);&quot;Elektrostal&quot;)" office:value-type="string" office:string-value="Elektrostal" calcext:value-type="string">
            <text:p>Elektrostal</text:p>
          </table:table-cell>
          <table:table-cell table:style-name="ce1" table:formula="of:=IFERROR(__xludf.dummyfunction(&quot;&quot;&quot;COMPUTED_VALUE&quot;&quot;&quot;);&quot;Электросталь&quot;)" office:value-type="string" office:string-value="Электросталь" calcext:value-type="string">
            <text:p>Электросталь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Moscú&quot;)" office:value-type="string" office:string-value="Óblast de Moscú" calcext:value-type="string">
            <text:p>Óblast de Moscú</text:p>
          </table:table-cell>
          <table:table-cell table:style-name="ce1"/>
          <table:table-cell table:style-name="ce1" table:formula="of:=IFERROR(__xludf.dummyfunction(&quot;&quot;&quot;COMPUTED_VALUE&quot;&quot;&quot;);&quot;158 508&quot;)" office:value-type="string" office:string-value="158 508" calcext:value-type="string">
            <text:p>158 50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20)" office:value-type="float" office:value="420" calcext:value-type="float">
            <text:p>420</text:p>
          </table:table-cell>
          <table:table-cell table:style-name="ce1" table:formula="of:=IFERROR(__xludf.dummyfunction(&quot;&quot;&quot;COMPUTED_VALUE&quot;&quot;&quot;);&quot;UE-235&quot;)" office:value-type="string" office:string-value="UE-235" calcext:value-type="string">
            <text:p>UE-235</text:p>
          </table:table-cell>
          <table:table-cell table:style-name="ce1" table:formula="of:=IFERROR(__xludf.dummyfunction(&quot;&quot;&quot;COMPUTED_VALUE&quot;&quot;&quot;);&quot;NED-12&quot;)" office:value-type="string" office:string-value="NED-12" calcext:value-type="string">
            <text:p>NED-12</text:p>
          </table:table-cell>
          <table:table-cell table:style-name="ce1" table:formula="of:=IFERROR(__xludf.dummyfunction(&quot;&quot;&quot;COMPUTED_VALUE&quot;&quot;&quot;);&quot;Enschede&quot;)" office:value-type="string" office:string-value="Enschede" calcext:value-type="string">
            <text:p>Enschede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Overijssel&quot;)" office:value-type="string" office:string-value="Overijssel" calcext:value-type="string">
            <text:p>Overijssel</text:p>
          </table:table-cell>
          <table:table-cell table:style-name="ce1"/>
          <table:table-cell table:style-name="ce1" table:formula="of:=IFERROR(__xludf.dummyfunction(&quot;&quot;&quot;COMPUTED_VALUE&quot;&quot;&quot;);&quot;158 004&quot;)" office:value-type="string" office:string-value="158 004" calcext:value-type="string">
            <text:p>158 00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21)" office:value-type="float" office:value="421" calcext:value-type="float">
            <text:p>421</text:p>
          </table:table-cell>
          <table:table-cell table:style-name="ce1" table:formula="of:=IFERROR(__xludf.dummyfunction(&quot;&quot;&quot;COMPUTED_VALUE&quot;&quot;&quot;);&quot;UE-236&quot;)" office:value-type="string" office:string-value="UE-236" calcext:value-type="string">
            <text:p>UE-236</text:p>
          </table:table-cell>
          <table:table-cell table:style-name="ce1" table:formula="of:=IFERROR(__xludf.dummyfunction(&quot;&quot;&quot;COMPUTED_VALUE&quot;&quot;&quot;);&quot;ALE-53&quot;)" office:value-type="string" office:string-value="ALE-53" calcext:value-type="string">
            <text:p>ALE-53</text:p>
          </table:table-cell>
          <table:table-cell table:style-name="ce1" table:formula="of:=IFERROR(__xludf.dummyfunction(&quot;&quot;&quot;COMPUTED_VALUE&quot;&quot;&quot;);&quot;Heidelberg&quot;)" office:value-type="string" office:string-value="Heidelberg" calcext:value-type="string">
            <text:p>Heidelberg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den-Wurtemberg&quot;)" office:value-type="string" office:string-value="Baden-Wurtemberg" calcext:value-type="string">
            <text:p>Baden-Wurtemberg</text:p>
          </table:table-cell>
          <table:table-cell table:style-name="ce1"/>
          <table:table-cell table:style-name="ce1" table:formula="of:=IFERROR(__xludf.dummyfunction(&quot;&quot;&quot;COMPUTED_VALUE&quot;&quot;&quot;);&quot;156 267&quot;)" office:value-type="string" office:string-value="156 267" calcext:value-type="string">
            <text:p>156 26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22)" office:value-type="float" office:value="422" calcext:value-type="float">
            <text:p>422</text:p>
          </table:table-cell>
          <table:table-cell table:style-name="ce1"/>
          <table:table-cell table:style-name="ce1" table:formula="of:=IFERROR(__xludf.dummyfunction(&quot;&quot;&quot;COMPUTED_VALUE&quot;&quot;&quot;);&quot;MNE-01&quot;)" office:value-type="string" office:string-value="MNE-01" calcext:value-type="string">
            <text:p>MNE-01</text:p>
          </table:table-cell>
          <table:table-cell table:style-name="ce1" table:formula="of:=IFERROR(__xludf.dummyfunction(&quot;&quot;&quot;COMPUTED_VALUE&quot;&quot;&quot;);&quot;Podgorica&quot;)" office:value-type="string" office:string-value="Podgorica" calcext:value-type="string">
            <text:p>Podgorica</text:p>
          </table:table-cell>
          <table:table-cell table:style-name="ce1"/>
          <table:table-cell table:style-name="ce1" table:formula="of:=IFERROR(__xludf.dummyfunction(&quot;&quot;&quot;COMPUTED_VALUE&quot;&quot;&quot;);&quot;MontenegroMontenegro&quot;)" office:value-type="string" office:string-value="MontenegroMontenegro" calcext:value-type="string">
            <text:p>MontenegroMontenegro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Municipio de Podgorica&quot;)" office:value-type="string" office:string-value="Municipio de Podgorica" calcext:value-type="string">
            <text:p>Municipio de Podgorica</text:p>
          </table:table-cell>
          <table:table-cell table:style-name="ce1" table:formula="of:=IFERROR(__xludf.dummyfunction(&quot;&quot;&quot;COMPUTED_VALUE&quot;&quot;&quot;);&quot;156 169&quot;)" office:value-type="string" office:string-value="156 169" calcext:value-type="string">
            <text:p>156 16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23)" office:value-type="float" office:value="423" calcext:value-type="float">
            <text:p>423</text:p>
          </table:table-cell>
          <table:table-cell table:style-name="ce1" table:formula="of:=IFERROR(__xludf.dummyfunction(&quot;&quot;&quot;COMPUTED_VALUE&quot;&quot;&quot;);&quot;UE-237&quot;)" office:value-type="string" office:string-value="UE-237" calcext:value-type="string">
            <text:p>UE-237</text:p>
          </table:table-cell>
          <table:table-cell table:style-name="ce1" table:formula="of:=IFERROR(__xludf.dummyfunction(&quot;&quot;&quot;COMPUTED_VALUE&quot;&quot;&quot;);&quot;ALE-51&quot;)" office:value-type="string" office:string-value="ALE-51" calcext:value-type="string">
            <text:p>ALE-51</text:p>
          </table:table-cell>
          <table:table-cell table:style-name="ce1" table:formula="of:=IFERROR(__xludf.dummyfunction(&quot;&quot;&quot;COMPUTED_VALUE&quot;&quot;&quot;);&quot;Herne&quot;)" office:value-type="string" office:string-value="Herne" calcext:value-type="string">
            <text:p>Herne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155 851&quot;)" office:value-type="string" office:string-value="155 851" calcext:value-type="string">
            <text:p>155 85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24)" office:value-type="float" office:value="424" calcext:value-type="float">
            <text:p>424</text:p>
          </table:table-cell>
          <table:table-cell table:style-name="ce1" table:formula="of:=IFERROR(__xludf.dummyfunction(&quot;&quot;&quot;COMPUTED_VALUE&quot;&quot;&quot;);&quot;UE-238&quot;)" office:value-type="string" office:string-value="UE-238" calcext:value-type="string">
            <text:p>UE-238</text:p>
          </table:table-cell>
          <table:table-cell table:style-name="ce1" table:formula="of:=IFERROR(__xludf.dummyfunction(&quot;&quot;&quot;COMPUTED_VALUE&quot;&quot;&quot;);&quot;ALE-52&quot;)" office:value-type="string" office:string-value="ALE-52" calcext:value-type="string">
            <text:p>ALE-52</text:p>
          </table:table-cell>
          <table:table-cell table:style-name="ce1" table:formula="of:=IFERROR(__xludf.dummyfunction(&quot;&quot;&quot;COMPUTED_VALUE&quot;&quot;&quot;);&quot;Neuss&quot;)" office:value-type="string" office:string-value="Neuss" calcext:value-type="string">
            <text:p>Neuss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155 414&quot;)" office:value-type="string" office:string-value="155 414" calcext:value-type="string">
            <text:p>155 41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25)" office:value-type="float" office:value="425" calcext:value-type="float">
            <text:p>425</text:p>
          </table:table-cell>
          <table:table-cell table:style-name="ce1" table:formula="of:=IFERROR(__xludf.dummyfunction(&quot;&quot;&quot;COMPUTED_VALUE&quot;&quot;&quot;);&quot;UE-239&quot;)" office:value-type="string" office:string-value="UE-239" calcext:value-type="string">
            <text:p>UE-239</text:p>
          </table:table-cell>
          <table:table-cell table:style-name="ce1" table:formula="of:=IFERROR(__xludf.dummyfunction(&quot;&quot;&quot;COMPUTED_VALUE&quot;&quot;&quot;);&quot;ROM-13&quot;)" office:value-type="string" office:string-value="ROM-13" calcext:value-type="string">
            <text:p>ROM-13</text:p>
          </table:table-cell>
          <table:table-cell table:style-name="ce1" table:formula="of:=IFERROR(__xludf.dummyfunction(&quot;&quot;&quot;COMPUTED_VALUE&quot;&quot;&quot;);&quot;Pitești&quot;)" office:value-type="string" office:string-value="Pitești" calcext:value-type="string">
            <text:p>Pitești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Argeș&quot;)" office:value-type="string" office:string-value="Argeș" calcext:value-type="string">
            <text:p>Argeș</text:p>
          </table:table-cell>
          <table:table-cell table:style-name="ce1"/>
          <table:table-cell table:style-name="ce1" table:formula="of:=IFERROR(__xludf.dummyfunction(&quot;&quot;&quot;COMPUTED_VALUE&quot;&quot;&quot;);&quot;155 383&quot;)" office:value-type="string" office:string-value="155 383" calcext:value-type="string">
            <text:p>155 38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26)" office:value-type="float" office:value="426" calcext:value-type="float">
            <text:p>42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34&quot;)" office:value-type="string" office:string-value="UKR-34" calcext:value-type="string">
            <text:p>UKR-34</text:p>
          </table:table-cell>
          <table:table-cell table:style-name="ce1" table:formula="of:=IFERROR(__xludf.dummyfunction(&quot;&quot;&quot;COMPUTED_VALUE&quot;&quot;&quot;);&quot;Melitopol&quot;)" office:value-type="string" office:string-value="Melitopol" calcext:value-type="string">
            <text:p>Melitopol</text:p>
          </table:table-cell>
          <table:table-cell table:style-name="ce1" table:formula="of:=IFERROR(__xludf.dummyfunction(&quot;&quot;&quot;COMPUTED_VALUE&quot;&quot;&quot;);&quot;Мелітополь&quot;)" office:value-type="string" office:string-value="Мелітополь" calcext:value-type="string">
            <text:p>Мелітополь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Zaporizhia&quot;)" office:value-type="string" office:string-value="Óblast de Zaporizhia" calcext:value-type="string">
            <text:p>Óblast de Zaporizhia</text:p>
          </table:table-cell>
          <table:table-cell table:style-name="ce1"/>
          <table:table-cell table:style-name="ce1" table:formula="of:=IFERROR(__xludf.dummyfunction(&quot;&quot;&quot;COMPUTED_VALUE&quot;&quot;&quot;);&quot;154 992&quot;)" office:value-type="string" office:string-value="154 992" calcext:value-type="string">
            <text:p>154 99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27)" office:value-type="float" office:value="427" calcext:value-type="float">
            <text:p>427</text:p>
          </table:table-cell>
          <table:table-cell table:style-name="ce1"/>
          <table:table-cell table:style-name="ce1" table:formula="of:=IFERROR(__xludf.dummyfunction(&quot;&quot;&quot;COMPUTED_VALUE&quot;&quot;&quot;);&quot;GEO-03&quot;)" office:value-type="string" office:string-value="GEO-03" calcext:value-type="string">
            <text:p>GEO-03</text:p>
          </table:table-cell>
          <table:table-cell table:style-name="ce1" table:formula="of:=IFERROR(__xludf.dummyfunction(&quot;&quot;&quot;COMPUTED_VALUE&quot;&quot;&quot;);&quot;Batumi&quot;)" office:value-type="string" office:string-value="Batumi" calcext:value-type="string">
            <text:p>Batumi</text:p>
          </table:table-cell>
          <table:table-cell table:style-name="ce1" table:formula="of:=IFERROR(__xludf.dummyfunction(&quot;&quot;&quot;COMPUTED_VALUE&quot;&quot;&quot;);&quot;ბათუმი&quot;)" office:value-type="string" office:string-value="ბათუმი" calcext:value-type="string">
            <text:p>ბათუმი</text:p>
          </table:table-cell>
          <table:table-cell table:style-name="ce1" table:formula="of:=IFERROR(__xludf.dummyfunction(&quot;&quot;&quot;COMPUTED_VALUE&quot;&quot;&quot;);&quot;Georgia Georgia&quot;)" office:value-type="string" office:string-value="Georgia Georgia" calcext:value-type="string">
            <text:p>Georgia Georgia</text:p>
          </table:table-cell>
          <table:table-cell table:style-name="ce1" table:formula="of:=IFERROR(__xludf.dummyfunction(&quot;&quot;&quot;COMPUTED_VALUE&quot;&quot;&quot;);&quot;Adjaria&quot;)" office:value-type="string" office:string-value="Adjaria" calcext:value-type="string">
            <text:p>Adjaria</text:p>
          </table:table-cell>
          <table:table-cell table:style-name="ce1"/>
          <table:table-cell table:style-name="ce1" table:formula="of:=IFERROR(__xludf.dummyfunction(&quot;&quot;&quot;COMPUTED_VALUE&quot;&quot;&quot;);&quot;154 600&quot;)" office:value-type="string" office:string-value="154 600" calcext:value-type="string">
            <text:p>154 6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28)" office:value-type="float" office:value="428" calcext:value-type="float">
            <text:p>428</text:p>
          </table:table-cell>
          <table:table-cell table:style-name="ce1" table:formula="of:=IFERROR(__xludf.dummyfunction(&quot;&quot;&quot;COMPUTED_VALUE&quot;&quot;&quot;);&quot;UE-240&quot;)" office:value-type="string" office:string-value="UE-240" calcext:value-type="string">
            <text:p>UE-240</text:p>
          </table:table-cell>
          <table:table-cell table:style-name="ce1" table:formula="of:=IFERROR(__xludf.dummyfunction(&quot;&quot;&quot;COMPUTED_VALUE&quot;&quot;&quot;);&quot;LIT-03&quot;)" office:value-type="string" office:string-value="LIT-03" calcext:value-type="string">
            <text:p>LIT-03</text:p>
          </table:table-cell>
          <table:table-cell table:style-name="ce1" table:formula="of:=IFERROR(__xludf.dummyfunction(&quot;&quot;&quot;COMPUTED_VALUE&quot;&quot;&quot;);&quot;Klaipėda&quot;)" office:value-type="string" office:string-value="Klaipėda" calcext:value-type="string">
            <text:p>Klaipėda</text:p>
          </table:table-cell>
          <table:table-cell table:style-name="ce1"/>
          <table:table-cell table:style-name="ce1" table:formula="of:=IFERROR(__xludf.dummyfunction(&quot;&quot;&quot;COMPUTED_VALUE&quot;&quot;&quot;);&quot;Lituania Lituania&quot;)" office:value-type="string" office:string-value="Lituania Lituania" calcext:value-type="string">
            <text:p>Lituania Lituania</text:p>
          </table:table-cell>
          <table:table-cell table:style-name="ce1" table:formula="of:=IFERROR(__xludf.dummyfunction(&quot;&quot;&quot;COMPUTED_VALUE&quot;&quot;&quot;);&quot;Provincia de Klaipėda&quot;)" office:value-type="string" office:string-value="Provincia de Klaipėda" calcext:value-type="string">
            <text:p>Provincia de Klaipėda</text:p>
          </table:table-cell>
          <table:table-cell table:style-name="ce1"/>
          <table:table-cell table:style-name="ce1" table:formula="of:=IFERROR(__xludf.dummyfunction(&quot;&quot;&quot;COMPUTED_VALUE&quot;&quot;&quot;);&quot;154 275&quot;)" office:value-type="string" office:string-value="154 275" calcext:value-type="string">
            <text:p>154 27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29)" office:value-type="float" office:value="429" calcext:value-type="float">
            <text:p>429</text:p>
          </table:table-cell>
          <table:table-cell table:style-name="ce1" table:formula="of:=IFERROR(__xludf.dummyfunction(&quot;&quot;&quot;COMPUTED_VALUE&quot;&quot;&quot;);&quot;UE-241&quot;)" office:value-type="string" office:string-value="UE-241" calcext:value-type="string">
            <text:p>UE-241</text:p>
          </table:table-cell>
          <table:table-cell table:style-name="ce1" table:formula="of:=IFERROR(__xludf.dummyfunction(&quot;&quot;&quot;COMPUTED_VALUE&quot;&quot;&quot;);&quot;ITA-26&quot;)" office:value-type="string" office:string-value="ITA-26" calcext:value-type="string">
            <text:p>ITA-26</text:p>
          </table:table-cell>
          <table:table-cell table:style-name="ce1" table:formula="of:=IFERROR(__xludf.dummyfunction(&quot;&quot;&quot;COMPUTED_VALUE&quot;&quot;&quot;);&quot;Cagliari&quot;)" office:value-type="string" office:string-value="Cagliari" calcext:value-type="string">
            <text:p>Cagliari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Cerdeña&quot;)" office:value-type="string" office:string-value="Cerdeña" calcext:value-type="string">
            <text:p>Cerdeña</text:p>
          </table:table-cell>
          <table:table-cell table:style-name="ce1" table:formula="of:=IFERROR(__xludf.dummyfunction(&quot;&quot;&quot;COMPUTED_VALUE&quot;&quot;&quot;);&quot;Ciudad metropolitana de Cagliari&quot;)" office:value-type="string" office:string-value="Ciudad metropolitana de Cagliari" calcext:value-type="string">
            <text:p>Ciudad metropolitana de Cagliari</text:p>
          </table:table-cell>
          <table:table-cell table:style-name="ce1" table:formula="of:=IFERROR(__xludf.dummyfunction(&quot;&quot;&quot;COMPUTED_VALUE&quot;&quot;&quot;);&quot;154 224&quot;)" office:value-type="string" office:string-value="154 224" calcext:value-type="string">
            <text:p>154 22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30)" office:value-type="float" office:value="430" calcext:value-type="float">
            <text:p>430</text:p>
          </table:table-cell>
          <table:table-cell table:style-name="ce1" table:formula="of:=IFERROR(__xludf.dummyfunction(&quot;&quot;&quot;COMPUTED_VALUE&quot;&quot;&quot;);&quot;UE-242&quot;)" office:value-type="string" office:string-value="UE-242" calcext:value-type="string">
            <text:p>UE-242</text:p>
          </table:table-cell>
          <table:table-cell table:style-name="ce1" table:formula="of:=IFERROR(__xludf.dummyfunction(&quot;&quot;&quot;COMPUTED_VALUE&quot;&quot;&quot;);&quot;NED-14&quot;)" office:value-type="string" office:string-value="NED-14" calcext:value-type="string">
            <text:p>NED-14</text:p>
          </table:table-cell>
          <table:table-cell table:style-name="ce1" table:formula="of:=IFERROR(__xludf.dummyfunction(&quot;&quot;&quot;COMPUTED_VALUE&quot;&quot;&quot;);&quot;Arnhem&quot;)" office:value-type="string" office:string-value="Arnhem" calcext:value-type="string">
            <text:p>Arnhem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Güeldres&quot;)" office:value-type="string" office:string-value="Güeldres" calcext:value-type="string">
            <text:p>Güeldres</text:p>
          </table:table-cell>
          <table:table-cell table:style-name="ce1"/>
          <table:table-cell table:style-name="ce1" table:formula="of:=IFERROR(__xludf.dummyfunction(&quot;&quot;&quot;COMPUTED_VALUE&quot;&quot;&quot;);&quot;153 864&quot;)" office:value-type="string" office:string-value="153 864" calcext:value-type="string">
            <text:p>153 86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31)" office:value-type="float" office:value="431" calcext:value-type="float">
            <text:p>431</text:p>
          </table:table-cell>
          <table:table-cell table:style-name="ce1" table:formula="of:=IFERROR(__xludf.dummyfunction(&quot;&quot;&quot;COMPUTED_VALUE&quot;&quot;&quot;);&quot;UE-243&quot;)" office:value-type="string" office:string-value="UE-243" calcext:value-type="string">
            <text:p>UE-243</text:p>
          </table:table-cell>
          <table:table-cell table:style-name="ce1" table:formula="of:=IFERROR(__xludf.dummyfunction(&quot;&quot;&quot;COMPUTED_VALUE&quot;&quot;&quot;);&quot;FRA-17&quot;)" office:value-type="string" office:string-value="FRA-17" calcext:value-type="string">
            <text:p>FRA-17</text:p>
          </table:table-cell>
          <table:table-cell table:style-name="ce1" table:formula="of:=IFERROR(__xludf.dummyfunction(&quot;&quot;&quot;COMPUTED_VALUE&quot;&quot;&quot;);&quot;Dijon&quot;)" office:value-type="string" office:string-value="Dijon" calcext:value-type="string">
            <text:p>Dijon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Borgoña-Franco Condado&quot;)" office:value-type="string" office:string-value="Borgoña-Franco Condado" calcext:value-type="string">
            <text:p>Borgoña-Franco Condado</text:p>
          </table:table-cell>
          <table:table-cell table:style-name="ce1" table:formula="of:=IFERROR(__xludf.dummyfunction(&quot;&quot;&quot;COMPUTED_VALUE&quot;&quot;&quot;);&quot;Côte-d'Or&quot;)" office:value-type="string" office:string-value="Côte-d'Or" calcext:value-type="string">
            <text:p>Côte-d'Or</text:p>
          </table:table-cell>
          <table:table-cell table:style-name="ce1" table:formula="of:=IFERROR(__xludf.dummyfunction(&quot;&quot;&quot;COMPUTED_VALUE&quot;&quot;&quot;);&quot;153 668&quot;)" office:value-type="string" office:string-value="153 668" calcext:value-type="string">
            <text:p>153 66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32)" office:value-type="float" office:value="432" calcext:value-type="float">
            <text:p>432</text:p>
          </table:table-cell>
          <table:table-cell table:style-name="ce1" table:formula="of:=IFERROR(__xludf.dummyfunction(&quot;&quot;&quot;COMPUTED_VALUE&quot;&quot;&quot;);&quot;UE-244&quot;)" office:value-type="string" office:string-value="UE-244" calcext:value-type="string">
            <text:p>UE-244</text:p>
          </table:table-cell>
          <table:table-cell table:style-name="ce1" table:formula="of:=IFERROR(__xludf.dummyfunction(&quot;&quot;&quot;COMPUTED_VALUE&quot;&quot;&quot;);&quot;NED-16&quot;)" office:value-type="string" office:string-value="NED-16" calcext:value-type="string">
            <text:p>NED-16</text:p>
          </table:table-cell>
          <table:table-cell table:style-name="ce1" table:formula="of:=IFERROR(__xludf.dummyfunction(&quot;&quot;&quot;COMPUTED_VALUE&quot;&quot;&quot;);&quot;Amersfoort&quot;)" office:value-type="string" office:string-value="Amersfoort" calcext:value-type="string">
            <text:p>Amersfoort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Provincia de Utrecht&quot;)" office:value-type="string" office:string-value="Provincia de Utrecht" calcext:value-type="string">
            <text:p>Provincia de Utrecht</text:p>
          </table:table-cell>
          <table:table-cell table:style-name="ce1"/>
          <table:table-cell table:style-name="ce1" table:formula="of:=IFERROR(__xludf.dummyfunction(&quot;&quot;&quot;COMPUTED_VALUE&quot;&quot;&quot;);&quot;153 615&quot;)" office:value-type="string" office:string-value="153 615" calcext:value-type="string">
            <text:p>153 61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33)" office:value-type="float" office:value="433" calcext:value-type="float">
            <text:p>43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80&quot;)" office:value-type="string" office:string-value="RUS-080" calcext:value-type="string">
            <text:p>RUS-080</text:p>
          </table:table-cell>
          <table:table-cell table:style-name="ce1" table:formula="of:=IFERROR(__xludf.dummyfunction(&quot;&quot;&quot;COMPUTED_VALUE&quot;&quot;&quot;);&quot;Salavat&quot;)" office:value-type="string" office:string-value="Salavat" calcext:value-type="string">
            <text:p>Salavat</text:p>
          </table:table-cell>
          <table:table-cell table:style-name="ce1" table:formula="of:=IFERROR(__xludf.dummyfunction(&quot;&quot;&quot;COMPUTED_VALUE&quot;&quot;&quot;);&quot;Салават&quot;)" office:value-type="string" office:string-value="Салават" calcext:value-type="string">
            <text:p>Салават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Baskortostán&quot;)" office:value-type="string" office:string-value="República de Baskortostán" calcext:value-type="string">
            <text:p>República de Baskortostán</text:p>
          </table:table-cell>
          <table:table-cell table:style-name="ce1"/>
          <table:table-cell table:style-name="ce1" table:formula="of:=IFERROR(__xludf.dummyfunction(&quot;&quot;&quot;COMPUTED_VALUE&quot;&quot;&quot;);&quot;153 181&quot;)" office:value-type="string" office:string-value="153 181" calcext:value-type="string">
            <text:p>153 18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34)" office:value-type="float" office:value="434" calcext:value-type="float">
            <text:p>434</text:p>
          </table:table-cell>
          <table:table-cell table:style-name="ce1" table:formula="of:=IFERROR(__xludf.dummyfunction(&quot;&quot;&quot;COMPUTED_VALUE&quot;&quot;&quot;);&quot;UE-245&quot;)" office:value-type="string" office:string-value="UE-245" calcext:value-type="string">
            <text:p>UE-245</text:p>
          </table:table-cell>
          <table:table-cell table:style-name="ce1" table:formula="of:=IFERROR(__xludf.dummyfunction(&quot;&quot;&quot;COMPUTED_VALUE&quot;&quot;&quot;);&quot;SWE-04&quot;)" office:value-type="string" office:string-value="SWE-04" calcext:value-type="string">
            <text:p>SWE-04</text:p>
          </table:table-cell>
          <table:table-cell table:style-name="ce1" table:formula="of:=IFERROR(__xludf.dummyfunction(&quot;&quot;&quot;COMPUTED_VALUE&quot;&quot;&quot;);&quot;Upsala&quot;)" office:value-type="string" office:string-value="Upsala" calcext:value-type="string">
            <text:p>Upsala</text:p>
          </table:table-cell>
          <table:table-cell table:style-name="ce1" table:formula="of:=IFERROR(__xludf.dummyfunction(&quot;&quot;&quot;COMPUTED_VALUE&quot;&quot;&quot;);&quot;Uppsala&quot;)" office:value-type="string" office:string-value="Uppsala" calcext:value-type="string">
            <text:p>Uppsala</text:p>
          </table:table-cell>
          <table:table-cell table:style-name="ce1" table:formula="of:=IFERROR(__xludf.dummyfunction(&quot;&quot;&quot;COMPUTED_VALUE&quot;&quot;&quot;);&quot;SueciaSuecia&quot;)" office:value-type="string" office:string-value="SueciaSuecia" calcext:value-type="string">
            <text:p>SueciaSuecia</text:p>
          </table:table-cell>
          <table:table-cell table:style-name="ce1" table:formula="of:=IFERROR(__xludf.dummyfunction(&quot;&quot;&quot;COMPUTED_VALUE&quot;&quot;&quot;);&quot;Provincia de Upsala&quot;)" office:value-type="string" office:string-value="Provincia de Upsala" calcext:value-type="string">
            <text:p>Provincia de Upsala</text:p>
          </table:table-cell>
          <table:table-cell table:style-name="ce1"/>
          <table:table-cell table:style-name="ce1" table:formula="of:=IFERROR(__xludf.dummyfunction(&quot;&quot;&quot;COMPUTED_VALUE&quot;&quot;&quot;);&quot;152 617&quot;)" office:value-type="string" office:string-value="152 617" calcext:value-type="string">
            <text:p>152 61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35)" office:value-type="float" office:value="435" calcext:value-type="float">
            <text:p>435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81&quot;)" office:value-type="string" office:string-value="RUS-081" calcext:value-type="string">
            <text:p>RUS-081</text:p>
          </table:table-cell>
          <table:table-cell table:style-name="ce1" table:formula="of:=IFERROR(__xludf.dummyfunction(&quot;&quot;&quot;COMPUTED_VALUE&quot;&quot;&quot;);&quot;Almetyevsk&quot;)" office:value-type="string" office:string-value="Almetyevsk" calcext:value-type="string">
            <text:p>Almetyevsk</text:p>
          </table:table-cell>
          <table:table-cell table:style-name="ce1" table:formula="of:=IFERROR(__xludf.dummyfunction(&quot;&quot;&quot;COMPUTED_VALUE&quot;&quot;&quot;);&quot;Альметьевск&quot;)" office:value-type="string" office:string-value="Альметьевск" calcext:value-type="string">
            <text:p>Альметьев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Tartaristán&quot;)" office:value-type="string" office:string-value="República de Tartaristán" calcext:value-type="string">
            <text:p>República de Tartaristán</text:p>
          </table:table-cell>
          <table:table-cell table:style-name="ce1"/>
          <table:table-cell table:style-name="ce1" table:formula="of:=IFERROR(__xludf.dummyfunction(&quot;&quot;&quot;COMPUTED_VALUE&quot;&quot;&quot;);&quot;152 580&quot;)" office:value-type="string" office:string-value="152 580" calcext:value-type="string">
            <text:p>152 58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36)" office:value-type="float" office:value="436" calcext:value-type="float">
            <text:p>436</text:p>
          </table:table-cell>
          <table:table-cell table:style-name="ce1" table:formula="of:=IFERROR(__xludf.dummyfunction(&quot;&quot;&quot;COMPUTED_VALUE&quot;&quot;&quot;);&quot;UE-246&quot;)" office:value-type="string" office:string-value="UE-246" calcext:value-type="string">
            <text:p>UE-246</text:p>
          </table:table-cell>
          <table:table-cell table:style-name="ce1" table:formula="of:=IFERROR(__xludf.dummyfunction(&quot;&quot;&quot;COMPUTED_VALUE&quot;&quot;&quot;);&quot;ITA-27&quot;)" office:value-type="string" office:string-value="ITA-27" calcext:value-type="string">
            <text:p>ITA-27</text:p>
          </table:table-cell>
          <table:table-cell table:style-name="ce1" table:formula="of:=IFERROR(__xludf.dummyfunction(&quot;&quot;&quot;COMPUTED_VALUE&quot;&quot;&quot;);&quot;Foggia&quot;)" office:value-type="string" office:string-value="Foggia" calcext:value-type="string">
            <text:p>Foggia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Apulia&quot;)" office:value-type="string" office:string-value="Apulia" calcext:value-type="string">
            <text:p>Apulia</text:p>
          </table:table-cell>
          <table:table-cell table:style-name="ce1" table:formula="of:=IFERROR(__xludf.dummyfunction(&quot;&quot;&quot;COMPUTED_VALUE&quot;&quot;&quot;);&quot;Provincia de Foggia&quot;)" office:value-type="string" office:string-value="Provincia de Foggia" calcext:value-type="string">
            <text:p>Provincia de Foggia</text:p>
          </table:table-cell>
          <table:table-cell table:style-name="ce1" table:formula="of:=IFERROR(__xludf.dummyfunction(&quot;&quot;&quot;COMPUTED_VALUE&quot;&quot;&quot;);&quot;151 975&quot;)" office:value-type="string" office:string-value="151 975" calcext:value-type="string">
            <text:p>151 97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37)" office:value-type="float" office:value="437" calcext:value-type="float">
            <text:p>437</text:p>
          </table:table-cell>
          <table:table-cell table:style-name="ce1"/>
          <table:table-cell table:style-name="ce1" table:formula="of:=IFERROR(__xludf.dummyfunction(&quot;&quot;&quot;COMPUTED_VALUE&quot;&quot;&quot;);&quot;GBR-45&quot;)" office:value-type="string" office:string-value="GBR-45" calcext:value-type="string">
            <text:p>GBR-45</text:p>
          </table:table-cell>
          <table:table-cell table:style-name="ce1" table:formula="of:=IFERROR(__xludf.dummyfunction(&quot;&quot;&quot;COMPUTED_VALUE&quot;&quot;&quot;);&quot;Oxford&quot;)" office:value-type="string" office:string-value="Oxford" calcext:value-type="string">
            <text:p>Oxford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151 906&quot;)" office:value-type="string" office:string-value="151 906" calcext:value-type="string">
            <text:p>151 90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38)" office:value-type="float" office:value="438" calcext:value-type="float">
            <text:p>438</text:p>
          </table:table-cell>
          <table:table-cell table:style-name="ce1" table:formula="of:=IFERROR(__xludf.dummyfunction(&quot;&quot;&quot;COMPUTED_VALUE&quot;&quot;&quot;);&quot;UE-247&quot;)" office:value-type="string" office:string-value="UE-247" calcext:value-type="string">
            <text:p>UE-247</text:p>
          </table:table-cell>
          <table:table-cell table:style-name="ce1" table:formula="of:=IFERROR(__xludf.dummyfunction(&quot;&quot;&quot;COMPUTED_VALUE&quot;&quot;&quot;);&quot;NED-15&quot;)" office:value-type="string" office:string-value="NED-15" calcext:value-type="string">
            <text:p>NED-15</text:p>
          </table:table-cell>
          <table:table-cell table:style-name="ce1" table:formula="of:=IFERROR(__xludf.dummyfunction(&quot;&quot;&quot;COMPUTED_VALUE&quot;&quot;&quot;);&quot;Zaanstad&quot;)" office:value-type="string" office:string-value="Zaanstad" calcext:value-type="string">
            <text:p>Zaanstad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Holanda Septentrional&quot;)" office:value-type="string" office:string-value="Holanda Septentrional" calcext:value-type="string">
            <text:p>Holanda Septentrional</text:p>
          </table:table-cell>
          <table:table-cell table:style-name="ce1"/>
          <table:table-cell table:style-name="ce1" table:formula="of:=IFERROR(__xludf.dummyfunction(&quot;&quot;&quot;COMPUTED_VALUE&quot;&quot;&quot;);&quot;151 109&quot;)" office:value-type="string" office:string-value="151 109" calcext:value-type="string">
            <text:p>151 10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39)" office:value-type="float" office:value="439" calcext:value-type="float">
            <text:p>439</text:p>
          </table:table-cell>
          <table:table-cell table:style-name="ce1" table:formula="of:=IFERROR(__xludf.dummyfunction(&quot;&quot;&quot;COMPUTED_VALUE&quot;&quot;&quot;);&quot;UE-248&quot;)" office:value-type="string" office:string-value="UE-248" calcext:value-type="string">
            <text:p>UE-248</text:p>
          </table:table-cell>
          <table:table-cell table:style-name="ce1" table:formula="of:=IFERROR(__xludf.dummyfunction(&quot;&quot;&quot;COMPUTED_VALUE&quot;&quot;&quot;);&quot;FRA-21&quot;)" office:value-type="string" office:string-value="FRA-21" calcext:value-type="string">
            <text:p>FRA-21</text:p>
          </table:table-cell>
          <table:table-cell table:style-name="ce1" table:formula="of:=IFERROR(__xludf.dummyfunction(&quot;&quot;&quot;COMPUTED_VALUE&quot;&quot;&quot;);&quot;Nîmes&quot;)" office:value-type="string" office:string-value="Nîmes" calcext:value-type="string">
            <text:p>Nîmes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Occitania&quot;)" office:value-type="string" office:string-value="Occitania" calcext:value-type="string">
            <text:p>Occitania</text:p>
          </table:table-cell>
          <table:table-cell table:style-name="ce1" table:formula="of:=IFERROR(__xludf.dummyfunction(&quot;&quot;&quot;COMPUTED_VALUE&quot;&quot;&quot;);&quot;Gard&quot;)" office:value-type="string" office:string-value="Gard" calcext:value-type="string">
            <text:p>Gard</text:p>
          </table:table-cell>
          <table:table-cell table:style-name="ce1" table:formula="of:=IFERROR(__xludf.dummyfunction(&quot;&quot;&quot;COMPUTED_VALUE&quot;&quot;&quot;);&quot;151 075&quot;)" office:value-type="string" office:string-value="151 075" calcext:value-type="string">
            <text:p>151 07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40)" office:value-type="float" office:value="440" calcext:value-type="float">
            <text:p>440</text:p>
          </table:table-cell>
          <table:table-cell table:style-name="ce1" table:formula="of:=IFERROR(__xludf.dummyfunction(&quot;&quot;&quot;COMPUTED_VALUE&quot;&quot;&quot;);&quot;UE-249&quot;)" office:value-type="string" office:string-value="UE-249" calcext:value-type="string">
            <text:p>UE-249</text:p>
          </table:table-cell>
          <table:table-cell table:style-name="ce1" table:formula="of:=IFERROR(__xludf.dummyfunction(&quot;&quot;&quot;COMPUTED_VALUE&quot;&quot;&quot;);&quot;FRA-18&quot;)" office:value-type="string" office:string-value="FRA-18" calcext:value-type="string">
            <text:p>FRA-18</text:p>
          </table:table-cell>
          <table:table-cell table:style-name="ce1" table:formula="of:=IFERROR(__xludf.dummyfunction(&quot;&quot;&quot;COMPUTED_VALUE&quot;&quot;&quot;);&quot;Angers&quot;)" office:value-type="string" office:string-value="Angers" calcext:value-type="string">
            <text:p>Angers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País del Loira&quot;)" office:value-type="string" office:string-value="País del Loira" calcext:value-type="string">
            <text:p>País del Loira</text:p>
          </table:table-cell>
          <table:table-cell table:style-name="ce1" table:formula="of:=IFERROR(__xludf.dummyfunction(&quot;&quot;&quot;COMPUTED_VALUE&quot;&quot;&quot;);&quot;Maine y Loira&quot;)" office:value-type="string" office:string-value="Maine y Loira" calcext:value-type="string">
            <text:p>Maine y Loira</text:p>
          </table:table-cell>
          <table:table-cell table:style-name="ce1" table:formula="of:=IFERROR(__xludf.dummyfunction(&quot;&quot;&quot;COMPUTED_VALUE&quot;&quot;&quot;);&quot;151 056&quot;)" office:value-type="string" office:string-value="151 056" calcext:value-type="string">
            <text:p>151 05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41)" office:value-type="float" office:value="441" calcext:value-type="float">
            <text:p>441</text:p>
          </table:table-cell>
          <table:table-cell table:style-name="ce1" table:formula="of:=IFERROR(__xludf.dummyfunction(&quot;&quot;&quot;COMPUTED_VALUE&quot;&quot;&quot;);&quot;UE-250&quot;)" office:value-type="string" office:string-value="UE-250" calcext:value-type="string">
            <text:p>UE-250</text:p>
          </table:table-cell>
          <table:table-cell table:style-name="ce1" table:formula="of:=IFERROR(__xludf.dummyfunction(&quot;&quot;&quot;COMPUTED_VALUE&quot;&quot;&quot;);&quot;AUT-04&quot;)" office:value-type="string" office:string-value="AUT-04" calcext:value-type="string">
            <text:p>AUT-04</text:p>
          </table:table-cell>
          <table:table-cell table:style-name="ce1" table:formula="of:=IFERROR(__xludf.dummyfunction(&quot;&quot;&quot;COMPUTED_VALUE&quot;&quot;&quot;);&quot;Salzburgo&quot;)" office:value-type="string" office:string-value="Salzburgo" calcext:value-type="string">
            <text:p>Salzburgo</text:p>
          </table:table-cell>
          <table:table-cell table:style-name="ce1" table:formula="of:=IFERROR(__xludf.dummyfunction(&quot;&quot;&quot;COMPUTED_VALUE&quot;&quot;&quot;);&quot;Salzburg&quot;)" office:value-type="string" office:string-value="Salzburg" calcext:value-type="string">
            <text:p>Salzburg</text:p>
          </table:table-cell>
          <table:table-cell table:style-name="ce1" table:formula="of:=IFERROR(__xludf.dummyfunction(&quot;&quot;&quot;COMPUTED_VALUE&quot;&quot;&quot;);&quot;Austria Austria&quot;)" office:value-type="string" office:string-value="Austria Austria" calcext:value-type="string">
            <text:p>Austria Austria</text:p>
          </table:table-cell>
          <table:table-cell table:style-name="ce1" table:formula="of:=IFERROR(__xludf.dummyfunction(&quot;&quot;&quot;COMPUTED_VALUE&quot;&quot;&quot;);&quot;Salzburgo&quot;)" office:value-type="string" office:string-value="Salzburgo" calcext:value-type="string">
            <text:p>Salzburgo</text:p>
          </table:table-cell>
          <table:table-cell table:style-name="ce1"/>
          <table:table-cell table:style-name="ce1" table:formula="of:=IFERROR(__xludf.dummyfunction(&quot;&quot;&quot;COMPUTED_VALUE&quot;&quot;&quot;);&quot;150 887&quot;)" office:value-type="string" office:string-value="150 887" calcext:value-type="string">
            <text:p>150 88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42)" office:value-type="float" office:value="442" calcext:value-type="float">
            <text:p>442</text:p>
          </table:table-cell>
          <table:table-cell table:style-name="ce1" table:formula="of:=IFERROR(__xludf.dummyfunction(&quot;&quot;&quot;COMPUTED_VALUE&quot;&quot;&quot;);&quot;UE-251&quot;)" office:value-type="string" office:string-value="UE-251" calcext:value-type="string">
            <text:p>UE-251</text:p>
          </table:table-cell>
          <table:table-cell table:style-name="ce1" table:formula="of:=IFERROR(__xludf.dummyfunction(&quot;&quot;&quot;COMPUTED_VALUE&quot;&quot;&quot;);&quot;ESP-41&quot;)" office:value-type="string" office:string-value="ESP-41" calcext:value-type="string">
            <text:p>ESP-41</text:p>
          </table:table-cell>
          <table:table-cell table:style-name="ce1" table:formula="of:=IFERROR(__xludf.dummyfunction(&quot;&quot;&quot;COMPUTED_VALUE&quot;&quot;&quot;);&quot;Logroño&quot;)" office:value-type="string" office:string-value="Logroño" calcext:value-type="string">
            <text:p>Logroño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La Rioja&quot;)" office:value-type="string" office:string-value="La Rioja" calcext:value-type="string">
            <text:p>La Rioja</text:p>
          </table:table-cell>
          <table:table-cell table:style-name="ce1"/>
          <table:table-cell table:style-name="ce1" table:formula="of:=IFERROR(__xludf.dummyfunction(&quot;&quot;&quot;COMPUTED_VALUE&quot;&quot;&quot;);&quot;150 876&quot;)" office:value-type="string" office:string-value="150 876" calcext:value-type="string">
            <text:p>150 87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43)" office:value-type="float" office:value="443" calcext:value-type="float">
            <text:p>44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SRB-04&quot;)" office:value-type="string" office:string-value="SRB-04" calcext:value-type="string">
            <text:p>SRB-04</text:p>
          </table:table-cell>
          <table:table-cell table:style-name="ce1" table:formula="of:=IFERROR(__xludf.dummyfunction(&quot;&quot;&quot;COMPUTED_VALUE&quot;&quot;&quot;);&quot;Kragujevac&quot;)" office:value-type="string" office:string-value="Kragujevac" calcext:value-type="string">
            <text:p>Kragujevac</text:p>
          </table:table-cell>
          <table:table-cell table:style-name="ce1" table:formula="of:=IFERROR(__xludf.dummyfunction(&quot;&quot;&quot;COMPUTED_VALUE&quot;&quot;&quot;);&quot;Крагујевац&quot;)" office:value-type="string" office:string-value="Крагујевац" calcext:value-type="string">
            <text:p>Крагујевац</text:p>
          </table:table-cell>
          <table:table-cell table:style-name="ce1" table:formula="of:=IFERROR(__xludf.dummyfunction(&quot;&quot;&quot;COMPUTED_VALUE&quot;&quot;&quot;);&quot;Serbia Serbia&quot;)" office:value-type="string" office:string-value="Serbia Serbia" calcext:value-type="string">
            <text:p>Serbia Serbia</text:p>
          </table:table-cell>
          <table:table-cell table:style-name="ce1" table:formula="of:=IFERROR(__xludf.dummyfunction(&quot;&quot;&quot;COMPUTED_VALUE&quot;&quot;&quot;);&quot;Šumadija (Serbia Central)&quot;)" office:value-type="string" office:string-value="Šumadija (Serbia Central)" calcext:value-type="string">
            <text:p>Šumadija (Serbia Central)</text:p>
          </table:table-cell>
          <table:table-cell table:style-name="ce1"/>
          <table:table-cell table:style-name="ce1" table:formula="of:=IFERROR(__xludf.dummyfunction(&quot;&quot;&quot;COMPUTED_VALUE&quot;&quot;&quot;);&quot;150 835&quot;)" office:value-type="string" office:string-value="150 835" calcext:value-type="string">
            <text:p>150 83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44)" office:value-type="float" office:value="444" calcext:value-type="float">
            <text:p>44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TUR-03&quot;)" office:value-type="string" office:string-value="TUR-03" calcext:value-type="string">
            <text:p>TUR-03</text:p>
          </table:table-cell>
          <table:table-cell table:style-name="ce1" table:formula="of:=IFERROR(__xludf.dummyfunction(&quot;&quot;&quot;COMPUTED_VALUE&quot;&quot;&quot;);&quot;Tekirdağ&quot;)" office:value-type="string" office:string-value="Tekirdağ" calcext:value-type="string">
            <text:p>Tekirdağ</text:p>
          </table:table-cell>
          <table:table-cell table:style-name="ce1" table:formula="of:=IFERROR(__xludf.dummyfunction(&quot;&quot;&quot;COMPUTED_VALUE&quot;&quot;&quot;);&quot;İstanbul&quot;)" office:value-type="string" office:string-value="İstanbul" calcext:value-type="string">
            <text:p>İstanbul</text:p>
          </table:table-cell>
          <table:table-cell table:style-name="ce1" table:formula="of:=IFERROR(__xludf.dummyfunction(&quot;&quot;&quot;COMPUTED_VALUE&quot;&quot;&quot;);&quot;Turquía Turquía&quot;)" office:value-type="string" office:string-value="Turquía Turquía" calcext:value-type="string">
            <text:p>Turquía Turquía</text:p>
          </table:table-cell>
          <table:table-cell table:style-name="ce1" table:formula="of:=IFERROR(__xludf.dummyfunction(&quot;&quot;&quot;COMPUTED_VALUE&quot;&quot;&quot;);&quot;Provincia de Tekirdağ&quot;)" office:value-type="string" office:string-value="Provincia de Tekirdağ" calcext:value-type="string">
            <text:p>Provincia de Tekirdağ</text:p>
          </table:table-cell>
          <table:table-cell table:style-name="ce1"/>
          <table:table-cell table:style-name="ce1" table:formula="of:=IFERROR(__xludf.dummyfunction(&quot;&quot;&quot;COMPUTED_VALUE&quot;&quot;&quot;);&quot;150 112&quot;)" office:value-type="string" office:string-value="150 112" calcext:value-type="string">
            <text:p>150 11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45)" office:value-type="float" office:value="445" calcext:value-type="float">
            <text:p>445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42&quot;)" office:value-type="string" office:string-value="UKR-42" calcext:value-type="string">
            <text:p>UKR-42</text:p>
          </table:table-cell>
          <table:table-cell table:style-name="ce1" table:formula="of:=IFERROR(__xludf.dummyfunction(&quot;&quot;&quot;COMPUTED_VALUE&quot;&quot;&quot;);&quot;Sievierodonetsk&quot;)" office:value-type="string" office:string-value="Sievierodonetsk" calcext:value-type="string">
            <text:p>Sievierodonetsk</text:p>
          </table:table-cell>
          <table:table-cell table:style-name="ce1" table:formula="of:=IFERROR(__xludf.dummyfunction(&quot;&quot;&quot;COMPUTED_VALUE&quot;&quot;&quot;);&quot;Сєверодонецьк&quot;)" office:value-type="string" office:string-value="Сєверодонецьк" calcext:value-type="string">
            <text:p>Сєверодонецьк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Lugansk&quot;)" office:value-type="string" office:string-value="Óblast de Lugansk" calcext:value-type="string">
            <text:p>Óblast de Lugansk</text:p>
          </table:table-cell>
          <table:table-cell table:style-name="ce1"/>
          <table:table-cell table:style-name="ce1" table:formula="of:=IFERROR(__xludf.dummyfunction(&quot;&quot;&quot;COMPUTED_VALUE&quot;&quot;&quot;);&quot;150 000&quot;)" office:value-type="string" office:string-value="150 000" calcext:value-type="string">
            <text:p>150 0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46)" office:value-type="float" office:value="446" calcext:value-type="float">
            <text:p>446</text:p>
          </table:table-cell>
          <table:table-cell table:style-name="ce1" table:formula="of:=IFERROR(__xludf.dummyfunction(&quot;&quot;&quot;COMPUTED_VALUE&quot;&quot;&quot;);&quot;UE-252&quot;)" office:value-type="string" office:string-value="UE-252" calcext:value-type="string">
            <text:p>UE-252</text:p>
          </table:table-cell>
          <table:table-cell table:style-name="ce1" table:formula="of:=IFERROR(__xludf.dummyfunction(&quot;&quot;&quot;COMPUTED_VALUE&quot;&quot;&quot;);&quot;ESP-43&quot;)" office:value-type="string" office:string-value="ESP-43" calcext:value-type="string">
            <text:p>ESP-43</text:p>
          </table:table-cell>
          <table:table-cell table:style-name="ce1" table:formula="of:=IFERROR(__xludf.dummyfunction(&quot;&quot;&quot;COMPUTED_VALUE&quot;&quot;&quot;);&quot;Badajoz&quot;)" office:value-type="string" office:string-value="Badajoz" calcext:value-type="string">
            <text:p>Badajoz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Extremadura&quot;)" office:value-type="string" office:string-value="Extremadura" calcext:value-type="string">
            <text:p>Extremadura</text:p>
          </table:table-cell>
          <table:table-cell table:style-name="ce1" table:formula="of:=IFERROR(__xludf.dummyfunction(&quot;&quot;&quot;COMPUTED_VALUE&quot;&quot;&quot;);&quot;Provincia de Badajoz&quot;)" office:value-type="string" office:string-value="Provincia de Badajoz" calcext:value-type="string">
            <text:p>Provincia de Badajoz</text:p>
          </table:table-cell>
          <table:table-cell table:style-name="ce1" table:formula="of:=IFERROR(__xludf.dummyfunction(&quot;&quot;&quot;COMPUTED_VALUE&quot;&quot;&quot;);&quot;149 946&quot;)" office:value-type="string" office:string-value="149 946" calcext:value-type="string">
            <text:p>149 94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47)" office:value-type="float" office:value="447" calcext:value-type="float">
            <text:p>447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82&quot;)" office:value-type="string" office:string-value="RUS-082" calcext:value-type="string">
            <text:p>RUS-082</text:p>
          </table:table-cell>
          <table:table-cell table:style-name="ce1" table:formula="of:=IFERROR(__xludf.dummyfunction(&quot;&quot;&quot;COMPUTED_VALUE&quot;&quot;&quot;);&quot;Kerch&quot;)" office:value-type="string" office:string-value="Kerch" calcext:value-type="string">
            <text:p>Kerch</text:p>
          </table:table-cell>
          <table:table-cell table:style-name="ce1" table:formula="of:=IFERROR(__xludf.dummyfunction(&quot;&quot;&quot;COMPUTED_VALUE&quot;&quot;&quot;);&quot;Керч&quot;)" office:value-type="string" office:string-value="Керч" calcext:value-type="string">
            <text:p>Керч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Crimea&quot;)" office:value-type="string" office:string-value="República de Crimea" calcext:value-type="string">
            <text:p>República de Crimea</text:p>
          </table:table-cell>
          <table:table-cell table:style-name="ce1"/>
          <table:table-cell table:style-name="ce1" table:formula="of:=IFERROR(__xludf.dummyfunction(&quot;&quot;&quot;COMPUTED_VALUE&quot;&quot;&quot;);&quot;149 566&quot;)" office:value-type="string" office:string-value="149 566" calcext:value-type="string">
            <text:p>149 56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48)" office:value-type="float" office:value="448" calcext:value-type="float">
            <text:p>448</text:p>
          </table:table-cell>
          <table:table-cell table:style-name="ce1" table:formula="of:=IFERROR(__xludf.dummyfunction(&quot;&quot;&quot;COMPUTED_VALUE&quot;&quot;&quot;);&quot;UE-253&quot;)" office:value-type="string" office:string-value="UE-253" calcext:value-type="string">
            <text:p>UE-253</text:p>
          </table:table-cell>
          <table:table-cell table:style-name="ce1" table:formula="of:=IFERROR(__xludf.dummyfunction(&quot;&quot;&quot;COMPUTED_VALUE&quot;&quot;&quot;);&quot;ITA-28&quot;)" office:value-type="string" office:string-value="ITA-28" calcext:value-type="string">
            <text:p>ITA-28</text:p>
          </table:table-cell>
          <table:table-cell table:style-name="ce1" table:formula="of:=IFERROR(__xludf.dummyfunction(&quot;&quot;&quot;COMPUTED_VALUE&quot;&quot;&quot;);&quot;Rímini&quot;)" office:value-type="string" office:string-value="Rímini" calcext:value-type="string">
            <text:p>Rímini</text:p>
          </table:table-cell>
          <table:table-cell table:style-name="ce1" table:formula="of:=IFERROR(__xludf.dummyfunction(&quot;&quot;&quot;COMPUTED_VALUE&quot;&quot;&quot;);&quot;Rimini&quot;)" office:value-type="string" office:string-value="Rimini" calcext:value-type="string">
            <text:p>Rimini</text:p>
          </table:table-cell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Emilia-Romaña&quot;)" office:value-type="string" office:string-value="Emilia-Romaña" calcext:value-type="string">
            <text:p>Emilia-Romaña</text:p>
          </table:table-cell>
          <table:table-cell table:style-name="ce1" table:formula="of:=IFERROR(__xludf.dummyfunction(&quot;&quot;&quot;COMPUTED_VALUE&quot;&quot;&quot;);&quot;Provincia de Rímini&quot;)" office:value-type="string" office:string-value="Provincia de Rímini" calcext:value-type="string">
            <text:p>Provincia de Rímini</text:p>
          </table:table-cell>
          <table:table-cell table:style-name="ce1" table:formula="of:=IFERROR(__xludf.dummyfunction(&quot;&quot;&quot;COMPUTED_VALUE&quot;&quot;&quot;);&quot;148 908&quot;)" office:value-type="string" office:string-value="148 908" calcext:value-type="string">
            <text:p>148 90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49)" office:value-type="float" office:value="449" calcext:value-type="float">
            <text:p>449</text:p>
          </table:table-cell>
          <table:table-cell table:style-name="ce1" table:formula="of:=IFERROR(__xludf.dummyfunction(&quot;&quot;&quot;COMPUTED_VALUE&quot;&quot;&quot;);&quot;UE-254&quot;)" office:value-type="string" office:string-value="UE-254" calcext:value-type="string">
            <text:p>UE-254</text:p>
          </table:table-cell>
          <table:table-cell table:style-name="ce1" table:formula="of:=IFERROR(__xludf.dummyfunction(&quot;&quot;&quot;COMPUTED_VALUE&quot;&quot;&quot;);&quot;FRA-19&quot;)" office:value-type="string" office:string-value="FRA-19" calcext:value-type="string">
            <text:p>FRA-19</text:p>
          </table:table-cell>
          <table:table-cell table:style-name="ce1" table:formula="of:=IFERROR(__xludf.dummyfunction(&quot;&quot;&quot;COMPUTED_VALUE&quot;&quot;&quot;);&quot;Villeurbanne&quot;)" office:value-type="string" office:string-value="Villeurbanne" calcext:value-type="string">
            <text:p>Villeurbanne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Auvernia-Ródano-Alpes&quot;)" office:value-type="string" office:string-value="Auvernia-Ródano-Alpes" calcext:value-type="string">
            <text:p>Auvernia-Ródano-Alpes</text:p>
          </table:table-cell>
          <table:table-cell table:style-name="ce1" table:formula="of:=IFERROR(__xludf.dummyfunction(&quot;&quot;&quot;COMPUTED_VALUE&quot;&quot;&quot;);&quot;Ródano&quot;)" office:value-type="string" office:string-value="Ródano" calcext:value-type="string">
            <text:p>Ródano</text:p>
          </table:table-cell>
          <table:table-cell table:style-name="ce1" table:formula="of:=IFERROR(__xludf.dummyfunction(&quot;&quot;&quot;COMPUTED_VALUE&quot;&quot;&quot;);&quot;148 543&quot;)" office:value-type="string" office:string-value="148 543" calcext:value-type="string">
            <text:p>148 54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50)" office:value-type="float" office:value="450" calcext:value-type="float">
            <text:p>450</text:p>
          </table:table-cell>
          <table:table-cell table:style-name="ce1"/>
          <table:table-cell table:style-name="ce1" table:formula="of:=IFERROR(__xludf.dummyfunction(&quot;&quot;&quot;COMPUTED_VALUE&quot;&quot;&quot;);&quot;GBR-44&quot;)" office:value-type="string" office:string-value="GBR-44" calcext:value-type="string">
            <text:p>GBR-44</text:p>
          </table:table-cell>
          <table:table-cell table:style-name="ce1" table:formula="of:=IFERROR(__xludf.dummyfunction(&quot;&quot;&quot;COMPUTED_VALUE&quot;&quot;&quot;);&quot;Dundee&quot;)" office:value-type="string" office:string-value="Dundee" calcext:value-type="string">
            <text:p>Dundee</text:p>
          </table:table-cell>
          <table:table-cell table:style-name="ce1" table:formula="of:=IFERROR(__xludf.dummyfunction(&quot;&quot;&quot;COMPUTED_VALUE&quot;&quot;&quot;);&quot;Dundee/Dùn Dèagh&quot;)" office:value-type="string" office:string-value="Dundee/Dùn Dèagh" calcext:value-type="string">
            <text:p>Dundee/Dùn Dèagh</text:p>
          </table:table-cell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Escocia&quot;)" office:value-type="string" office:string-value="Escocia" calcext:value-type="string">
            <text:p>Escocia</text:p>
          </table:table-cell>
          <table:table-cell table:style-name="ce1"/>
          <table:table-cell table:style-name="ce1" table:formula="of:=IFERROR(__xludf.dummyfunction(&quot;&quot;&quot;COMPUTED_VALUE&quot;&quot;&quot;);&quot;148 270&quot;)" office:value-type="string" office:string-value="148 270" calcext:value-type="string">
            <text:p>148 27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51)" office:value-type="float" office:value="451" calcext:value-type="float">
            <text:p>451</text:p>
          </table:table-cell>
          <table:table-cell table:style-name="ce1" table:formula="of:=IFERROR(__xludf.dummyfunction(&quot;&quot;&quot;COMPUTED_VALUE&quot;&quot;&quot;);&quot;UE-255&quot;)" office:value-type="string" office:string-value="UE-255" calcext:value-type="string">
            <text:p>UE-255</text:p>
          </table:table-cell>
          <table:table-cell table:style-name="ce1" table:formula="of:=IFERROR(__xludf.dummyfunction(&quot;&quot;&quot;COMPUTED_VALUE&quot;&quot;&quot;);&quot;ALE-55&quot;)" office:value-type="string" office:string-value="ALE-55" calcext:value-type="string">
            <text:p>ALE-55</text:p>
          </table:table-cell>
          <table:table-cell table:style-name="ce1" table:formula="of:=IFERROR(__xludf.dummyfunction(&quot;&quot;&quot;COMPUTED_VALUE&quot;&quot;&quot;);&quot;Paderborn&quot;)" office:value-type="string" office:string-value="Paderborn" calcext:value-type="string">
            <text:p>Paderborn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148 126&quot;)" office:value-type="string" office:string-value="148 126" calcext:value-type="string">
            <text:p>148 12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52)" office:value-type="float" office:value="452" calcext:value-type="float">
            <text:p>452</text:p>
          </table:table-cell>
          <table:table-cell table:style-name="ce1"/>
          <table:table-cell table:style-name="ce1" table:formula="of:=IFERROR(__xludf.dummyfunction(&quot;&quot;&quot;COMPUTED_VALUE&quot;&quot;&quot;);&quot;GEO-02&quot;)" office:value-type="string" office:string-value="GEO-02" calcext:value-type="string">
            <text:p>GEO-02</text:p>
          </table:table-cell>
          <table:table-cell table:style-name="ce1" table:formula="of:=IFERROR(__xludf.dummyfunction(&quot;&quot;&quot;COMPUTED_VALUE&quot;&quot;&quot;);&quot;Kutaisi&quot;)" office:value-type="string" office:string-value="Kutaisi" calcext:value-type="string">
            <text:p>Kutaisi</text:p>
          </table:table-cell>
          <table:table-cell table:style-name="ce1" table:formula="of:=IFERROR(__xludf.dummyfunction(&quot;&quot;&quot;COMPUTED_VALUE&quot;&quot;&quot;);&quot;ქუთაისი&quot;)" office:value-type="string" office:string-value="ქუთაისი" calcext:value-type="string">
            <text:p>ქუთაისი</text:p>
          </table:table-cell>
          <table:table-cell table:style-name="ce1" table:formula="of:=IFERROR(__xludf.dummyfunction(&quot;&quot;&quot;COMPUTED_VALUE&quot;&quot;&quot;);&quot;Georgia Georgia&quot;)" office:value-type="string" office:string-value="Georgia Georgia" calcext:value-type="string">
            <text:p>Georgia Georgia</text:p>
          </table:table-cell>
          <table:table-cell table:style-name="ce1" table:formula="of:=IFERROR(__xludf.dummyfunction(&quot;&quot;&quot;COMPUTED_VALUE&quot;&quot;&quot;);&quot;Imereti&quot;)" office:value-type="string" office:string-value="Imereti" calcext:value-type="string">
            <text:p>Imereti</text:p>
          </table:table-cell>
          <table:table-cell table:style-name="ce1"/>
          <table:table-cell table:style-name="ce1" table:formula="of:=IFERROR(__xludf.dummyfunction(&quot;&quot;&quot;COMPUTED_VALUE&quot;&quot;&quot;);&quot;147 900&quot;)" office:value-type="string" office:string-value="147 900" calcext:value-type="string">
            <text:p>147 9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53)" office:value-type="float" office:value="453" calcext:value-type="float">
            <text:p>453</text:p>
          </table:table-cell>
          <table:table-cell table:style-name="ce1"/>
          <table:table-cell table:style-name="ce1" table:formula="of:=IFERROR(__xludf.dummyfunction(&quot;&quot;&quot;COMPUTED_VALUE&quot;&quot;&quot;);&quot;GBR-47&quot;)" office:value-type="string" office:string-value="GBR-47" calcext:value-type="string">
            <text:p>GBR-47</text:p>
          </table:table-cell>
          <table:table-cell table:style-name="ce1" table:formula="of:=IFERROR(__xludf.dummyfunction(&quot;&quot;&quot;COMPUTED_VALUE&quot;&quot;&quot;);&quot;Poole&quot;)" office:value-type="string" office:string-value="Poole" calcext:value-type="string">
            <text:p>Poole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147 645&quot;)" office:value-type="string" office:string-value="147 645" calcext:value-type="string">
            <text:p>147 64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54)" office:value-type="float" office:value="454" calcext:value-type="float">
            <text:p>454</text:p>
          </table:table-cell>
          <table:table-cell table:style-name="ce1" table:formula="of:=IFERROR(__xludf.dummyfunction(&quot;&quot;&quot;COMPUTED_VALUE&quot;&quot;&quot;);&quot;UE-256&quot;)" office:value-type="string" office:string-value="UE-256" calcext:value-type="string">
            <text:p>UE-256</text:p>
          </table:table-cell>
          <table:table-cell table:style-name="ce1" table:formula="of:=IFERROR(__xludf.dummyfunction(&quot;&quot;&quot;COMPUTED_VALUE&quot;&quot;&quot;);&quot;ROM-14&quot;)" office:value-type="string" office:string-value="ROM-14" calcext:value-type="string">
            <text:p>ROM-14</text:p>
          </table:table-cell>
          <table:table-cell table:style-name="ce1" table:formula="of:=IFERROR(__xludf.dummyfunction(&quot;&quot;&quot;COMPUTED_VALUE&quot;&quot;&quot;);&quot;Sibiu&quot;)" office:value-type="string" office:string-value="Sibiu" calcext:value-type="string">
            <text:p>Sibiu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Sibiu&quot;)" office:value-type="string" office:string-value="Sibiu" calcext:value-type="string">
            <text:p>Sibiu</text:p>
          </table:table-cell>
          <table:table-cell table:style-name="ce1"/>
          <table:table-cell table:style-name="ce1" table:formula="of:=IFERROR(__xludf.dummyfunction(&quot;&quot;&quot;COMPUTED_VALUE&quot;&quot;&quot;);&quot;147 245&quot;)" office:value-type="string" office:string-value="147 245" calcext:value-type="string">
            <text:p>147 24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55)" office:value-type="float" office:value="455" calcext:value-type="float">
            <text:p>455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ARM-02&quot;)" office:value-type="string" office:string-value="ARM-02" calcext:value-type="string">
            <text:p>ARM-02</text:p>
          </table:table-cell>
          <table:table-cell table:style-name="ce1" table:formula="of:=IFERROR(__xludf.dummyfunction(&quot;&quot;&quot;COMPUTED_VALUE&quot;&quot;&quot;);&quot;Gyumri&quot;)" office:value-type="string" office:string-value="Gyumri" calcext:value-type="string">
            <text:p>Gyumri</text:p>
          </table:table-cell>
          <table:table-cell table:style-name="ce1" table:formula="of:=IFERROR(__xludf.dummyfunction(&quot;&quot;&quot;COMPUTED_VALUE&quot;&quot;&quot;);&quot;Գյումրի&quot;)" office:value-type="string" office:string-value="Գյումրի" calcext:value-type="string">
            <text:p>Գյումրի</text:p>
          </table:table-cell>
          <table:table-cell table:style-name="ce1" table:formula="of:=IFERROR(__xludf.dummyfunction(&quot;&quot;&quot;COMPUTED_VALUE&quot;&quot;&quot;);&quot;Armenia Armenia&quot;)" office:value-type="string" office:string-value="Armenia Armenia" calcext:value-type="string">
            <text:p>Armenia Armenia</text:p>
          </table:table-cell>
          <table:table-cell table:style-name="ce1" table:formula="of:=IFERROR(__xludf.dummyfunction(&quot;&quot;&quot;COMPUTED_VALUE&quot;&quot;&quot;);&quot;Provincia de Shirak&quot;)" office:value-type="string" office:string-value="Provincia de Shirak" calcext:value-type="string">
            <text:p>Provincia de Shirak</text:p>
          </table:table-cell>
          <table:table-cell table:style-name="ce1"/>
          <table:table-cell table:style-name="ce1" table:formula="of:=IFERROR(__xludf.dummyfunction(&quot;&quot;&quot;COMPUTED_VALUE&quot;&quot;&quot;);&quot;146 400&quot;)" office:value-type="string" office:string-value="146 400" calcext:value-type="string">
            <text:p>146 4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56)" office:value-type="float" office:value="456" calcext:value-type="float">
            <text:p>456</text:p>
          </table:table-cell>
          <table:table-cell table:style-name="ce1"/>
          <table:table-cell table:style-name="ce1" table:formula="of:=IFERROR(__xludf.dummyfunction(&quot;&quot;&quot;COMPUTED_VALUE&quot;&quot;&quot;);&quot;GBR-48&quot;)" office:value-type="string" office:string-value="GBR-48" calcext:value-type="string">
            <text:p>GBR-48</text:p>
          </table:table-cell>
          <table:table-cell table:style-name="ce1" table:formula="of:=IFERROR(__xludf.dummyfunction(&quot;&quot;&quot;COMPUTED_VALUE&quot;&quot;&quot;);&quot;Huddersfield&quot;)" office:value-type="string" office:string-value="Huddersfield" calcext:value-type="string">
            <text:p>Huddersfield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146 234&quot;)" office:value-type="string" office:string-value="146 234" calcext:value-type="string">
            <text:p>146 23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57)" office:value-type="float" office:value="457" calcext:value-type="float">
            <text:p>457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83&quot;)" office:value-type="string" office:string-value="RUS-083" calcext:value-type="string">
            <text:p>RUS-083</text:p>
          </table:table-cell>
          <table:table-cell table:style-name="ce1" table:formula="of:=IFERROR(__xludf.dummyfunction(&quot;&quot;&quot;COMPUTED_VALUE&quot;&quot;&quot;);&quot;Pyatigorsk&quot;)" office:value-type="string" office:string-value="Pyatigorsk" calcext:value-type="string">
            <text:p>Pyatigorsk</text:p>
          </table:table-cell>
          <table:table-cell table:style-name="ce1" table:formula="of:=IFERROR(__xludf.dummyfunction(&quot;&quot;&quot;COMPUTED_VALUE&quot;&quot;&quot;);&quot;Пятигорск&quot;)" office:value-type="string" office:string-value="Пятигорск" calcext:value-type="string">
            <text:p>Пятигор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Krai de Stávropol&quot;)" office:value-type="string" office:string-value="Krai de Stávropol" calcext:value-type="string">
            <text:p>Krai de Stávropol</text:p>
          </table:table-cell>
          <table:table-cell table:style-name="ce1"/>
          <table:table-cell table:style-name="ce1" table:formula="of:=IFERROR(__xludf.dummyfunction(&quot;&quot;&quot;COMPUTED_VALUE&quot;&quot;&quot;);&quot;145 836&quot;)" office:value-type="string" office:string-value="145 836" calcext:value-type="string">
            <text:p>145 83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58)" office:value-type="float" office:value="458" calcext:value-type="float">
            <text:p>458</text:p>
          </table:table-cell>
          <table:table-cell table:style-name="ce1"/>
          <table:table-cell table:style-name="ce1" table:formula="of:=IFERROR(__xludf.dummyfunction(&quot;&quot;&quot;COMPUTED_VALUE&quot;&quot;&quot;);&quot;GBR-52&quot;)" office:value-type="string" office:string-value="GBR-52" calcext:value-type="string">
            <text:p>GBR-52</text:p>
          </table:table-cell>
          <table:table-cell table:style-name="ce1" table:formula="of:=IFERROR(__xludf.dummyfunction(&quot;&quot;&quot;COMPUTED_VALUE&quot;&quot;&quot;);&quot;Ciudad de St Albans&quot;)" office:value-type="string" office:string-value="Ciudad de St Albans" calcext:value-type="string">
            <text:p>Ciudad de St Albans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145 800&quot;)" office:value-type="string" office:string-value="145 800" calcext:value-type="string">
            <text:p>145 8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59)" office:value-type="float" office:value="459" calcext:value-type="float">
            <text:p>459</text:p>
          </table:table-cell>
          <table:table-cell table:style-name="ce1"/>
          <table:table-cell table:style-name="ce1" table:formula="of:=IFERROR(__xludf.dummyfunction(&quot;&quot;&quot;COMPUTED_VALUE&quot;&quot;&quot;);&quot;GBR-49&quot;)" office:value-type="string" office:string-value="GBR-49" calcext:value-type="string">
            <text:p>GBR-49</text:p>
          </table:table-cell>
          <table:table-cell table:style-name="ce1" table:formula="of:=IFERROR(__xludf.dummyfunction(&quot;&quot;&quot;COMPUTED_VALUE&quot;&quot;&quot;);&quot;Newport&quot;)" office:value-type="string" office:string-value="Newport" calcext:value-type="string">
            <text:p>Newport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Gales&quot;)" office:value-type="string" office:string-value="Gales" calcext:value-type="string">
            <text:p>Gales</text:p>
          </table:table-cell>
          <table:table-cell table:style-name="ce1"/>
          <table:table-cell table:style-name="ce1" table:formula="of:=IFERROR(__xludf.dummyfunction(&quot;&quot;&quot;COMPUTED_VALUE&quot;&quot;&quot;);&quot;145 736&quot;)" office:value-type="string" office:string-value="145 736" calcext:value-type="string">
            <text:p>145 73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60)" office:value-type="float" office:value="460" calcext:value-type="float">
            <text:p>460</text:p>
          </table:table-cell>
          <table:table-cell table:style-name="ce1" table:formula="of:=IFERROR(__xludf.dummyfunction(&quot;&quot;&quot;COMPUTED_VALUE&quot;&quot;&quot;);&quot;UE-257&quot;)" office:value-type="string" office:string-value="UE-257" calcext:value-type="string">
            <text:p>UE-257</text:p>
          </table:table-cell>
          <table:table-cell table:style-name="ce1" table:formula="of:=IFERROR(__xludf.dummyfunction(&quot;&quot;&quot;COMPUTED_VALUE&quot;&quot;&quot;);&quot;ESP-45&quot;)" office:value-type="string" office:string-value="ESP-45" calcext:value-type="string">
            <text:p>ESP-45</text:p>
          </table:table-cell>
          <table:table-cell table:style-name="ce1" table:formula="of:=IFERROR(__xludf.dummyfunction(&quot;&quot;&quot;COMPUTED_VALUE&quot;&quot;&quot;);&quot;Huelva&quot;)" office:value-type="string" office:string-value="Huelva" calcext:value-type="string">
            <text:p>Huelv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Andalucía&quot;)" office:value-type="string" office:string-value="Andalucía" calcext:value-type="string">
            <text:p>Andalucía</text:p>
          </table:table-cell>
          <table:table-cell table:style-name="ce1" table:formula="of:=IFERROR(__xludf.dummyfunction(&quot;&quot;&quot;COMPUTED_VALUE&quot;&quot;&quot;);&quot;Provincia de Huelva&quot;)" office:value-type="string" office:string-value="Provincia de Huelva" calcext:value-type="string">
            <text:p>Provincia de Huelva</text:p>
          </table:table-cell>
          <table:table-cell table:style-name="ce1" table:formula="of:=IFERROR(__xludf.dummyfunction(&quot;&quot;&quot;COMPUTED_VALUE&quot;&quot;&quot;);&quot;145 468&quot;)" office:value-type="string" office:string-value="145 468" calcext:value-type="string">
            <text:p>145 46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61)" office:value-type="float" office:value="461" calcext:value-type="float">
            <text:p>461</text:p>
          </table:table-cell>
          <table:table-cell table:style-name="ce1" table:formula="of:=IFERROR(__xludf.dummyfunction(&quot;&quot;&quot;COMPUTED_VALUE&quot;&quot;&quot;);&quot;UE-258&quot;)" office:value-type="string" office:string-value="UE-258" calcext:value-type="string">
            <text:p>UE-258</text:p>
          </table:table-cell>
          <table:table-cell table:style-name="ce1" table:formula="of:=IFERROR(__xludf.dummyfunction(&quot;&quot;&quot;COMPUTED_VALUE&quot;&quot;&quot;);&quot;ALE-56&quot;)" office:value-type="string" office:string-value="ALE-56" calcext:value-type="string">
            <text:p>ALE-56</text:p>
          </table:table-cell>
          <table:table-cell table:style-name="ce1" table:formula="of:=IFERROR(__xludf.dummyfunction(&quot;&quot;&quot;COMPUTED_VALUE&quot;&quot;&quot;);&quot;Ratisbona&quot;)" office:value-type="string" office:string-value="Ratisbona" calcext:value-type="string">
            <text:p>Ratisbona</text:p>
          </table:table-cell>
          <table:table-cell table:style-name="ce1" table:formula="of:=IFERROR(__xludf.dummyfunction(&quot;&quot;&quot;COMPUTED_VALUE&quot;&quot;&quot;);&quot;Regensburg&quot;)" office:value-type="string" office:string-value="Regensburg" calcext:value-type="string">
            <text:p>Regensburg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viera&quot;)" office:value-type="string" office:string-value="Baviera" calcext:value-type="string">
            <text:p>Baviera</text:p>
          </table:table-cell>
          <table:table-cell table:style-name="ce1"/>
          <table:table-cell table:style-name="ce1" table:formula="of:=IFERROR(__xludf.dummyfunction(&quot;&quot;&quot;COMPUTED_VALUE&quot;&quot;&quot;);&quot;145 465&quot;)" office:value-type="string" office:string-value="145 465" calcext:value-type="string">
            <text:p>145 46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62)" office:value-type="float" office:value="462" calcext:value-type="float">
            <text:p>462</text:p>
          </table:table-cell>
          <table:table-cell table:style-name="ce1" table:formula="of:=IFERROR(__xludf.dummyfunction(&quot;&quot;&quot;COMPUTED_VALUE&quot;&quot;&quot;);&quot;UE-259&quot;)" office:value-type="string" office:string-value="UE-259" calcext:value-type="string">
            <text:p>UE-259</text:p>
          </table:table-cell>
          <table:table-cell table:style-name="ce1" table:formula="of:=IFERROR(__xludf.dummyfunction(&quot;&quot;&quot;COMPUTED_VALUE&quot;&quot;&quot;);&quot;HUN-05&quot;)" office:value-type="string" office:string-value="HUN-05" calcext:value-type="string">
            <text:p>HUN-05</text:p>
          </table:table-cell>
          <table:table-cell table:style-name="ce1" table:formula="of:=IFERROR(__xludf.dummyfunction(&quot;&quot;&quot;COMPUTED_VALUE&quot;&quot;&quot;);&quot;Pécs&quot;)" office:value-type="string" office:string-value="Pécs" calcext:value-type="string">
            <text:p>Pécs</text:p>
          </table:table-cell>
          <table:table-cell table:style-name="ce1"/>
          <table:table-cell table:style-name="ce1" table:formula="of:=IFERROR(__xludf.dummyfunction(&quot;&quot;&quot;COMPUTED_VALUE&quot;&quot;&quot;);&quot;Hungría Hungría&quot;)" office:value-type="string" office:string-value="Hungría Hungría" calcext:value-type="string">
            <text:p>Hungría Hungría</text:p>
          </table:table-cell>
          <table:table-cell table:style-name="ce1" table:formula="of:=IFERROR(__xludf.dummyfunction(&quot;&quot;&quot;COMPUTED_VALUE&quot;&quot;&quot;);&quot;Baranya&quot;)" office:value-type="string" office:string-value="Baranya" calcext:value-type="string">
            <text:p>Baranya</text:p>
          </table:table-cell>
          <table:table-cell table:style-name="ce1"/>
          <table:table-cell table:style-name="ce1" table:formula="of:=IFERROR(__xludf.dummyfunction(&quot;&quot;&quot;COMPUTED_VALUE&quot;&quot;&quot;);&quot;145 347&quot;)" office:value-type="string" office:string-value="145 347" calcext:value-type="string">
            <text:p>145 34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63)" office:value-type="float" office:value="463" calcext:value-type="float">
            <text:p>463</text:p>
          </table:table-cell>
          <table:table-cell table:style-name="ce1" table:formula="of:=IFERROR(__xludf.dummyfunction(&quot;&quot;&quot;COMPUTED_VALUE&quot;&quot;&quot;);&quot;UE-260&quot;)" office:value-type="string" office:string-value="UE-260" calcext:value-type="string">
            <text:p>UE-260</text:p>
          </table:table-cell>
          <table:table-cell table:style-name="ce1" table:formula="of:=IFERROR(__xludf.dummyfunction(&quot;&quot;&quot;COMPUTED_VALUE&quot;&quot;&quot;);&quot;ESP-44&quot;)" office:value-type="string" office:string-value="ESP-44" calcext:value-type="string">
            <text:p>ESP-44</text:p>
          </table:table-cell>
          <table:table-cell table:style-name="ce1" table:formula="of:=IFERROR(__xludf.dummyfunction(&quot;&quot;&quot;COMPUTED_VALUE&quot;&quot;&quot;);&quot;Salamanca&quot;)" office:value-type="string" office:string-value="Salamanca" calcext:value-type="string">
            <text:p>Salamanc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astilla y León&quot;)" office:value-type="string" office:string-value="Castilla y León" calcext:value-type="string">
            <text:p>Castilla y León</text:p>
          </table:table-cell>
          <table:table-cell table:style-name="ce1" table:formula="of:=IFERROR(__xludf.dummyfunction(&quot;&quot;&quot;COMPUTED_VALUE&quot;&quot;&quot;);&quot;Provincia de Salamanca&quot;)" office:value-type="string" office:string-value="Provincia de Salamanca" calcext:value-type="string">
            <text:p>Provincia de Salamanca</text:p>
          </table:table-cell>
          <table:table-cell table:style-name="ce1" table:formula="of:=IFERROR(__xludf.dummyfunction(&quot;&quot;&quot;COMPUTED_VALUE&quot;&quot;&quot;);&quot;144 949&quot;)" office:value-type="string" office:string-value="144 949" calcext:value-type="string">
            <text:p>144 94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64)" office:value-type="float" office:value="464" calcext:value-type="float">
            <text:p>464</text:p>
          </table:table-cell>
          <table:table-cell table:style-name="ce1" table:formula="of:=IFERROR(__xludf.dummyfunction(&quot;&quot;&quot;COMPUTED_VALUE&quot;&quot;&quot;);&quot;UE-261&quot;)" office:value-type="string" office:string-value="UE-261" calcext:value-type="string">
            <text:p>UE-261</text:p>
          </table:table-cell>
          <table:table-cell table:style-name="ce1" table:formula="of:=IFERROR(__xludf.dummyfunction(&quot;&quot;&quot;COMPUTED_VALUE&quot;&quot;&quot;);&quot;GRE-07&quot;)" office:value-type="string" office:string-value="GRE-07" calcext:value-type="string">
            <text:p>GRE-07</text:p>
          </table:table-cell>
          <table:table-cell table:style-name="ce1" table:formula="of:=IFERROR(__xludf.dummyfunction(&quot;&quot;&quot;COMPUTED_VALUE&quot;&quot;&quot;);&quot;Volos&quot;)" office:value-type="string" office:string-value="Volos" calcext:value-type="string">
            <text:p>Volos</text:p>
          </table:table-cell>
          <table:table-cell table:style-name="ce1" table:formula="of:=IFERROR(__xludf.dummyfunction(&quot;&quot;&quot;COMPUTED_VALUE&quot;&quot;&quot;);&quot;Βόλος&quot;)" office:value-type="string" office:string-value="Βόλος" calcext:value-type="string">
            <text:p>Βόλος</text:p>
          </table:table-cell>
          <table:table-cell table:style-name="ce1" table:formula="of:=IFERROR(__xludf.dummyfunction(&quot;&quot;&quot;COMPUTED_VALUE&quot;&quot;&quot;);&quot;Grecia Grecia&quot;)" office:value-type="string" office:string-value="Grecia Grecia" calcext:value-type="string">
            <text:p>Grecia Grecia</text:p>
          </table:table-cell>
          <table:table-cell table:style-name="ce1" table:formula="of:=IFERROR(__xludf.dummyfunction(&quot;&quot;&quot;COMPUTED_VALUE&quot;&quot;&quot;);&quot;Periferia de Tesalia&quot;)" office:value-type="string" office:string-value="Periferia de Tesalia" calcext:value-type="string">
            <text:p>Periferia de Tesalia</text:p>
          </table:table-cell>
          <table:table-cell table:style-name="ce1" table:formula="of:=IFERROR(__xludf.dummyfunction(&quot;&quot;&quot;COMPUTED_VALUE&quot;&quot;&quot;);&quot;Unidad periférica de Magnesia&quot;)" office:value-type="string" office:string-value="Unidad periférica de Magnesia" calcext:value-type="string">
            <text:p>Unidad periférica de Magnesia</text:p>
          </table:table-cell>
          <table:table-cell table:style-name="ce1" table:formula="of:=IFERROR(__xludf.dummyfunction(&quot;&quot;&quot;COMPUTED_VALUE&quot;&quot;&quot;);&quot;144 420&quot;)" office:value-type="string" office:string-value="144 420" calcext:value-type="string">
            <text:p>144 42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66)" office:value-type="float" office:value="466" calcext:value-type="float">
            <text:p>466</text:p>
          </table:table-cell>
          <table:table-cell table:style-name="ce1" table:formula="of:=IFERROR(__xludf.dummyfunction(&quot;&quot;&quot;COMPUTED_VALUE&quot;&quot;&quot;);&quot;UE-262&quot;)" office:value-type="string" office:string-value="UE-262" calcext:value-type="string">
            <text:p>UE-262</text:p>
          </table:table-cell>
          <table:table-cell table:style-name="ce1" table:formula="of:=IFERROR(__xludf.dummyfunction(&quot;&quot;&quot;COMPUTED_VALUE&quot;&quot;&quot;);&quot;ROM-15&quot;)" office:value-type="string" office:string-value="ROM-15" calcext:value-type="string">
            <text:p>ROM-15</text:p>
          </table:table-cell>
          <table:table-cell table:style-name="ce1" table:formula="of:=IFERROR(__xludf.dummyfunction(&quot;&quot;&quot;COMPUTED_VALUE&quot;&quot;&quot;);&quot;Bacău&quot;)" office:value-type="string" office:string-value="Bacău" calcext:value-type="string">
            <text:p>Bacău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Bacău&quot;)" office:value-type="string" office:string-value="Bacău" calcext:value-type="string">
            <text:p>Bacău</text:p>
          </table:table-cell>
          <table:table-cell table:style-name="ce1"/>
          <table:table-cell table:style-name="ce1" table:formula="of:=IFERROR(__xludf.dummyfunction(&quot;&quot;&quot;COMPUTED_VALUE&quot;&quot;&quot;);&quot;144 307&quot;)" office:value-type="string" office:string-value="144 307" calcext:value-type="string">
            <text:p>144 30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67)" office:value-type="float" office:value="467" calcext:value-type="float">
            <text:p>467</text:p>
          </table:table-cell>
          <table:table-cell table:style-name="ce1" table:formula="of:=IFERROR(__xludf.dummyfunction(&quot;&quot;&quot;COMPUTED_VALUE&quot;&quot;&quot;);&quot;UE-263&quot;)" office:value-type="string" office:string-value="UE-263" calcext:value-type="string">
            <text:p>UE-263</text:p>
          </table:table-cell>
          <table:table-cell table:style-name="ce1" table:formula="of:=IFERROR(__xludf.dummyfunction(&quot;&quot;&quot;COMPUTED_VALUE&quot;&quot;&quot;);&quot;NED-17&quot;)" office:value-type="string" office:string-value="NED-17" calcext:value-type="string">
            <text:p>NED-17</text:p>
          </table:table-cell>
          <table:table-cell table:style-name="ce1" table:formula="of:=IFERROR(__xludf.dummyfunction(&quot;&quot;&quot;COMPUTED_VALUE&quot;&quot;&quot;);&quot;Haarlemmermeer&quot;)" office:value-type="string" office:string-value="Haarlemmermeer" calcext:value-type="string">
            <text:p>Haarlemmermeer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Holanda Septentrional&quot;)" office:value-type="string" office:string-value="Holanda Septentrional" calcext:value-type="string">
            <text:p>Holanda Septentrional</text:p>
          </table:table-cell>
          <table:table-cell table:style-name="ce1"/>
          <table:table-cell table:style-name="ce1" table:formula="of:=IFERROR(__xludf.dummyfunction(&quot;&quot;&quot;COMPUTED_VALUE&quot;&quot;&quot;);&quot;144 226&quot;)" office:value-type="string" office:string-value="144 226" calcext:value-type="string">
            <text:p>144 22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68)" office:value-type="float" office:value="468" calcext:value-type="float">
            <text:p>46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84&quot;)" office:value-type="string" office:string-value="RUS-084" calcext:value-type="string">
            <text:p>RUS-084</text:p>
          </table:table-cell>
          <table:table-cell table:style-name="ce1" table:formula="of:=IFERROR(__xludf.dummyfunction(&quot;&quot;&quot;COMPUTED_VALUE&quot;&quot;&quot;);&quot;Kolomna&quot;)" office:value-type="string" office:string-value="Kolomna" calcext:value-type="string">
            <text:p>Kolomna</text:p>
          </table:table-cell>
          <table:table-cell table:style-name="ce1" table:formula="of:=IFERROR(__xludf.dummyfunction(&quot;&quot;&quot;COMPUTED_VALUE&quot;&quot;&quot;);&quot;Коломна&quot;)" office:value-type="string" office:string-value="Коломна" calcext:value-type="string">
            <text:p>Коломна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Moscú&quot;)" office:value-type="string" office:string-value="Óblast de Moscú" calcext:value-type="string">
            <text:p>Óblast de Moscú</text:p>
          </table:table-cell>
          <table:table-cell table:style-name="ce1"/>
          <table:table-cell table:style-name="ce1" table:formula="of:=IFERROR(__xludf.dummyfunction(&quot;&quot;&quot;COMPUTED_VALUE&quot;&quot;&quot;);&quot;144 125&quot;)" office:value-type="string" office:string-value="144 125" calcext:value-type="string">
            <text:p>144 12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69)" office:value-type="float" office:value="469" calcext:value-type="float">
            <text:p>469</text:p>
          </table:table-cell>
          <table:table-cell table:style-name="ce1" table:formula="of:=IFERROR(__xludf.dummyfunction(&quot;&quot;&quot;COMPUTED_VALUE&quot;&quot;&quot;);&quot;UE-264&quot;)" office:value-type="string" office:string-value="UE-264" calcext:value-type="string">
            <text:p>UE-264</text:p>
          </table:table-cell>
          <table:table-cell table:style-name="ce1" table:formula="of:=IFERROR(__xludf.dummyfunction(&quot;&quot;&quot;COMPUTED_VALUE&quot;&quot;&quot;);&quot;NED-18&quot;)" office:value-type="string" office:string-value="NED-18" calcext:value-type="string">
            <text:p>NED-18</text:p>
          </table:table-cell>
          <table:table-cell table:style-name="ce1" table:formula="of:=IFERROR(__xludf.dummyfunction(&quot;&quot;&quot;COMPUTED_VALUE&quot;&quot;&quot;);&quot;Bolduque&quot;)" office:value-type="string" office:string-value="Bolduque" calcext:value-type="string">
            <text:p>Bolduque</text:p>
          </table:table-cell>
          <table:table-cell table:style-name="ce1" table:formula="of:=IFERROR(__xludf.dummyfunction(&quot;&quot;&quot;COMPUTED_VALUE&quot;&quot;&quot;);&quot;’s-Hertogenbosch&quot;)" office:value-type="string" office:string-value="’s-Hertogenbosch" calcext:value-type="string">
            <text:p>’s-Hertogenbosch</text:p>
          </table:table-cell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Brabante Septentrional&quot;)" office:value-type="string" office:string-value="Brabante Septentrional" calcext:value-type="string">
            <text:p>Brabante Septentrional</text:p>
          </table:table-cell>
          <table:table-cell table:style-name="ce1"/>
          <table:table-cell table:style-name="ce1" table:formula="of:=IFERROR(__xludf.dummyfunction(&quot;&quot;&quot;COMPUTED_VALUE&quot;&quot;&quot;);&quot;143 945&quot;)" office:value-type="string" office:string-value="143 945" calcext:value-type="string">
            <text:p>143 94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70)" office:value-type="float" office:value="470" calcext:value-type="float">
            <text:p>470</text:p>
          </table:table-cell>
          <table:table-cell table:style-name="ce1" table:formula="of:=IFERROR(__xludf.dummyfunction(&quot;&quot;&quot;COMPUTED_VALUE&quot;&quot;&quot;);&quot;UE-265&quot;)" office:value-type="string" office:string-value="UE-265" calcext:value-type="string">
            <text:p>UE-265</text:p>
          </table:table-cell>
          <table:table-cell table:style-name="ce1" table:formula="of:=IFERROR(__xludf.dummyfunction(&quot;&quot;&quot;COMPUTED_VALUE&quot;&quot;&quot;);&quot;FRA-20&quot;)" office:value-type="string" office:string-value="FRA-20" calcext:value-type="string">
            <text:p>FRA-20</text:p>
          </table:table-cell>
          <table:table-cell table:style-name="ce1" table:formula="of:=IFERROR(__xludf.dummyfunction(&quot;&quot;&quot;COMPUTED_VALUE&quot;&quot;&quot;);&quot;Le Mans&quot;)" office:value-type="string" office:string-value="Le Mans" calcext:value-type="string">
            <text:p>Le Mans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País del Loira&quot;)" office:value-type="string" office:string-value="País del Loira" calcext:value-type="string">
            <text:p>País del Loira</text:p>
          </table:table-cell>
          <table:table-cell table:style-name="ce1" table:formula="of:=IFERROR(__xludf.dummyfunction(&quot;&quot;&quot;COMPUTED_VALUE&quot;&quot;&quot;);&quot;Sarthe&quot;)" office:value-type="string" office:string-value="Sarthe" calcext:value-type="string">
            <text:p>Sarthe</text:p>
          </table:table-cell>
          <table:table-cell table:style-name="ce1" table:formula="of:=IFERROR(__xludf.dummyfunction(&quot;&quot;&quot;COMPUTED_VALUE&quot;&quot;&quot;);&quot;143 813&quot;)" office:value-type="string" office:string-value="143 813" calcext:value-type="string">
            <text:p>143 81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71)" office:value-type="float" office:value="471" calcext:value-type="float">
            <text:p>471</text:p>
          </table:table-cell>
          <table:table-cell table:style-name="ce1" table:formula="of:=IFERROR(__xludf.dummyfunction(&quot;&quot;&quot;COMPUTED_VALUE&quot;&quot;&quot;);&quot;UE-266&quot;)" office:value-type="string" office:string-value="UE-266" calcext:value-type="string">
            <text:p>UE-266</text:p>
          </table:table-cell>
          <table:table-cell table:style-name="ce1" table:formula="of:=IFERROR(__xludf.dummyfunction(&quot;&quot;&quot;COMPUTED_VALUE&quot;&quot;&quot;);&quot;POR-08&quot;)" office:value-type="string" office:string-value="POR-08" calcext:value-type="string">
            <text:p>POR-08</text:p>
          </table:table-cell>
          <table:table-cell table:style-name="ce1" table:formula="of:=IFERROR(__xludf.dummyfunction(&quot;&quot;&quot;COMPUTED_VALUE&quot;&quot;&quot;);&quot;Coímbra&quot;)" office:value-type="string" office:string-value="Coímbra" calcext:value-type="string">
            <text:p>Coímbra</text:p>
          </table:table-cell>
          <table:table-cell table:style-name="ce1" table:formula="of:=IFERROR(__xludf.dummyfunction(&quot;&quot;&quot;COMPUTED_VALUE&quot;&quot;&quot;);&quot;Coímbra&quot;)" office:value-type="string" office:string-value="Coímbra" calcext:value-type="string">
            <text:p>Coímbra</text:p>
          </table:table-cell>
          <table:table-cell table:style-name="ce1" table:formula="of:=IFERROR(__xludf.dummyfunction(&quot;&quot;&quot;COMPUTED_VALUE&quot;&quot;&quot;);&quot;Portugal&quot;)" office:value-type="string" office:string-value="Portugal" calcext:value-type="string">
            <text:p>Portugal</text:p>
          </table:table-cell>
          <table:table-cell table:style-name="ce1" table:formula="of:=IFERROR(__xludf.dummyfunction(&quot;&quot;&quot;COMPUTED_VALUE&quot;&quot;&quot;);&quot;Distrito de Coímbra&quot;)" office:value-type="string" office:string-value="Distrito de Coímbra" calcext:value-type="string">
            <text:p>Distrito de Coímbra</text:p>
          </table:table-cell>
          <table:table-cell table:style-name="ce1"/>
          <table:table-cell table:style-name="ce1" table:formula="of:=IFERROR(__xludf.dummyfunction(&quot;&quot;&quot;COMPUTED_VALUE&quot;&quot;&quot;);&quot;143 396&quot;)" office:value-type="string" office:string-value="143 396" calcext:value-type="string">
            <text:p>143 39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72)" office:value-type="float" office:value="472" calcext:value-type="float">
            <text:p>472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85&quot;)" office:value-type="string" office:string-value="RUS-085" calcext:value-type="string">
            <text:p>RUS-085</text:p>
          </table:table-cell>
          <table:table-cell table:style-name="ce1" table:formula="of:=IFERROR(__xludf.dummyfunction(&quot;&quot;&quot;COMPUTED_VALUE&quot;&quot;&quot;);&quot;Maykop&quot;)" office:value-type="string" office:string-value="Maykop" calcext:value-type="string">
            <text:p>Maykop</text:p>
          </table:table-cell>
          <table:table-cell table:style-name="ce1" table:formula="of:=IFERROR(__xludf.dummyfunction(&quot;&quot;&quot;COMPUTED_VALUE&quot;&quot;&quot;);&quot;Майкоп&quot;)" office:value-type="string" office:string-value="Майкоп" calcext:value-type="string">
            <text:p>Майкоп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Adiguesia&quot;)" office:value-type="string" office:string-value="República de Adiguesia" calcext:value-type="string">
            <text:p>República de Adiguesia</text:p>
          </table:table-cell>
          <table:table-cell table:style-name="ce1"/>
          <table:table-cell table:style-name="ce1" table:formula="of:=IFERROR(__xludf.dummyfunction(&quot;&quot;&quot;COMPUTED_VALUE&quot;&quot;&quot;);&quot;143 343&quot;)" office:value-type="string" office:string-value="143 343" calcext:value-type="string">
            <text:p>143 34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73)" office:value-type="float" office:value="473" calcext:value-type="float">
            <text:p>473</text:p>
          </table:table-cell>
          <table:table-cell table:style-name="ce1" table:formula="of:=IFERROR(__xludf.dummyfunction(&quot;&quot;&quot;COMPUTED_VALUE&quot;&quot;&quot;);&quot;UE-267&quot;)" office:value-type="string" office:string-value="UE-267" calcext:value-type="string">
            <text:p>UE-267</text:p>
          </table:table-cell>
          <table:table-cell table:style-name="ce1" table:formula="of:=IFERROR(__xludf.dummyfunction(&quot;&quot;&quot;COMPUTED_VALUE&quot;&quot;&quot;);&quot;FRA-23&quot;)" office:value-type="string" office:string-value="FRA-23" calcext:value-type="string">
            <text:p>FRA-23</text:p>
          </table:table-cell>
          <table:table-cell table:style-name="ce1" table:formula="of:=IFERROR(__xludf.dummyfunction(&quot;&quot;&quot;COMPUTED_VALUE&quot;&quot;&quot;);&quot;Brest (Finisterre)&quot;)" office:value-type="string" office:string-value="Brest (Finisterre)" calcext:value-type="string">
            <text:p>Brest (Finisterre)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Bretaña&quot;)" office:value-type="string" office:string-value="Bretaña" calcext:value-type="string">
            <text:p>Bretaña</text:p>
          </table:table-cell>
          <table:table-cell table:style-name="ce1" table:formula="of:=IFERROR(__xludf.dummyfunction(&quot;&quot;&quot;COMPUTED_VALUE&quot;&quot;&quot;);&quot;Finisterre&quot;)" office:value-type="string" office:string-value="Finisterre" calcext:value-type="string">
            <text:p>Finisterre</text:p>
          </table:table-cell>
          <table:table-cell table:style-name="ce1" table:formula="of:=IFERROR(__xludf.dummyfunction(&quot;&quot;&quot;COMPUTED_VALUE&quot;&quot;&quot;);&quot;143 027&quot;)" office:value-type="string" office:string-value="143 027" calcext:value-type="string">
            <text:p>143 02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74)" office:value-type="float" office:value="474" calcext:value-type="float">
            <text:p>47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BLR-09&quot;)" office:value-type="string" office:string-value="BLR-09" calcext:value-type="string">
            <text:p>BLR-09</text:p>
          </table:table-cell>
          <table:table-cell table:style-name="ce1" table:formula="of:=IFERROR(__xludf.dummyfunction(&quot;&quot;&quot;COMPUTED_VALUE&quot;&quot;&quot;);&quot;Borisov&quot;)" office:value-type="string" office:string-value="Borisov" calcext:value-type="string">
            <text:p>Borisov</text:p>
          </table:table-cell>
          <table:table-cell table:style-name="ce1" table:formula="of:=IFERROR(__xludf.dummyfunction(&quot;&quot;&quot;COMPUTED_VALUE&quot;&quot;&quot;);&quot;Барысаў, Barysaŭ&quot;)" office:value-type="string" office:string-value="Барысаў, Barysaŭ" calcext:value-type="string">
            <text:p>Барысаў, Barysaŭ</text:p>
          </table:table-cell>
          <table:table-cell table:style-name="ce1" table:formula="of:=IFERROR(__xludf.dummyfunction(&quot;&quot;&quot;COMPUTED_VALUE&quot;&quot;&quot;);&quot;Bielorrusia Bielorrusia&quot;)" office:value-type="string" office:string-value="Bielorrusia Bielorrusia" calcext:value-type="string">
            <text:p>Bielorrusia Bielorrusia</text:p>
          </table:table-cell>
          <table:table-cell table:style-name="ce1" table:formula="of:=IFERROR(__xludf.dummyfunction(&quot;&quot;&quot;COMPUTED_VALUE&quot;&quot;&quot;);&quot;Provincia de Minsk&quot;)" office:value-type="string" office:string-value="Provincia de Minsk" calcext:value-type="string">
            <text:p>Provincia de Minsk</text:p>
          </table:table-cell>
          <table:table-cell table:style-name="ce1"/>
          <table:table-cell table:style-name="ce1" table:formula="of:=IFERROR(__xludf.dummyfunction(&quot;&quot;&quot;COMPUTED_VALUE&quot;&quot;&quot;);&quot;142 993&quot;)" office:value-type="string" office:string-value="142 993" calcext:value-type="string">
            <text:p>142 99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75)" office:value-type="float" office:value="475" calcext:value-type="float">
            <text:p>475</text:p>
          </table:table-cell>
          <table:table-cell table:style-name="ce1" table:formula="of:=IFERROR(__xludf.dummyfunction(&quot;&quot;&quot;COMPUTED_VALUE&quot;&quot;&quot;);&quot;UE-268&quot;)" office:value-type="string" office:string-value="UE-268" calcext:value-type="string">
            <text:p>UE-268</text:p>
          </table:table-cell>
          <table:table-cell table:style-name="ce1" table:formula="of:=IFERROR(__xludf.dummyfunction(&quot;&quot;&quot;COMPUTED_VALUE&quot;&quot;&quot;);&quot;FRA-22&quot;)" office:value-type="string" office:string-value="FRA-22" calcext:value-type="string">
            <text:p>FRA-22</text:p>
          </table:table-cell>
          <table:table-cell table:style-name="ce1" table:formula="of:=IFERROR(__xludf.dummyfunction(&quot;&quot;&quot;COMPUTED_VALUE&quot;&quot;&quot;);&quot;Aix-en-Provence&quot;)" office:value-type="string" office:string-value="Aix-en-Provence" calcext:value-type="string">
            <text:p>Aix-en-Provence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Provenza-Alpes-Costa Azul&quot;)" office:value-type="string" office:string-value="Provenza-Alpes-Costa Azul" calcext:value-type="string">
            <text:p>Provenza-Alpes-Costa Azul</text:p>
          </table:table-cell>
          <table:table-cell table:style-name="ce1" table:formula="of:=IFERROR(__xludf.dummyfunction(&quot;&quot;&quot;COMPUTED_VALUE&quot;&quot;&quot;);&quot;Bocas del Ródano&quot;)" office:value-type="string" office:string-value="Bocas del Ródano" calcext:value-type="string">
            <text:p>Bocas del Ródano</text:p>
          </table:table-cell>
          <table:table-cell table:style-name="ce1" table:formula="of:=IFERROR(__xludf.dummyfunction(&quot;&quot;&quot;COMPUTED_VALUE&quot;&quot;&quot;);&quot;142 149&quot;)" office:value-type="string" office:string-value="142 149" calcext:value-type="string">
            <text:p>142 14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76)" office:value-type="float" office:value="476" calcext:value-type="float">
            <text:p>476</text:p>
          </table:table-cell>
          <table:table-cell table:style-name="ce1"/>
          <table:table-cell table:style-name="ce1" table:formula="of:=IFERROR(__xludf.dummyfunction(&quot;&quot;&quot;COMPUTED_VALUE&quot;&quot;&quot;);&quot;GBR-50&quot;)" office:value-type="string" office:string-value="GBR-50" calcext:value-type="string">
            <text:p>GBR-50</text:p>
          </table:table-cell>
          <table:table-cell table:style-name="ce1" table:formula="of:=IFERROR(__xludf.dummyfunction(&quot;&quot;&quot;COMPUTED_VALUE&quot;&quot;&quot;);&quot;Blackpool&quot;)" office:value-type="string" office:string-value="Blackpool" calcext:value-type="string">
            <text:p>Blackpool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Lancashire&quot;)" office:value-type="string" office:string-value="Lancashire" calcext:value-type="string">
            <text:p>Lancashire</text:p>
          </table:table-cell>
          <table:table-cell table:style-name="ce1" table:formula="of:=IFERROR(__xludf.dummyfunction(&quot;&quot;&quot;COMPUTED_VALUE&quot;&quot;&quot;);&quot;142 065&quot;)" office:value-type="string" office:string-value="142 065" calcext:value-type="string">
            <text:p>142 06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77)" office:value-type="float" office:value="477" calcext:value-type="float">
            <text:p>477</text:p>
          </table:table-cell>
          <table:table-cell table:style-name="ce1"/>
          <table:table-cell table:style-name="ce1" table:formula="of:=IFERROR(__xludf.dummyfunction(&quot;&quot;&quot;COMPUTED_VALUE&quot;&quot;&quot;);&quot;GBR-59&quot;)" office:value-type="string" office:string-value="GBR-59" calcext:value-type="string">
            <text:p>GBR-59</text:p>
          </table:table-cell>
          <table:table-cell table:style-name="ce1" table:formula="of:=IFERROR(__xludf.dummyfunction(&quot;&quot;&quot;COMPUTED_VALUE&quot;&quot;&quot;);&quot;Norwich&quot;)" office:value-type="string" office:string-value="Norwich" calcext:value-type="string">
            <text:p>Norwich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141 800&quot;)" office:value-type="string" office:string-value="141 800" calcext:value-type="string">
            <text:p>141 8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78)" office:value-type="float" office:value="478" calcext:value-type="float">
            <text:p>47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SUI-05&quot;)" office:value-type="string" office:string-value="SUI-05" calcext:value-type="string">
            <text:p>SUI-05</text:p>
          </table:table-cell>
          <table:table-cell table:style-name="ce1" table:formula="of:=IFERROR(__xludf.dummyfunction(&quot;&quot;&quot;COMPUTED_VALUE&quot;&quot;&quot;);&quot;Berna&quot;)" office:value-type="string" office:string-value="Berna" calcext:value-type="string">
            <text:p>Berna</text:p>
          </table:table-cell>
          <table:table-cell table:style-name="ce1" table:formula="of:=IFERROR(__xludf.dummyfunction(&quot;&quot;&quot;COMPUTED_VALUE&quot;&quot;&quot;);&quot;Bern&quot;)" office:value-type="string" office:string-value="Bern" calcext:value-type="string">
            <text:p>Bern</text:p>
          </table:table-cell>
          <table:table-cell table:style-name="ce1" table:formula="of:=IFERROR(__xludf.dummyfunction(&quot;&quot;&quot;COMPUTED_VALUE&quot;&quot;&quot;);&quot;Suiza Suiza&quot;)" office:value-type="string" office:string-value="Suiza Suiza" calcext:value-type="string">
            <text:p>Suiza Suiza</text:p>
          </table:table-cell>
          <table:table-cell table:style-name="ce1" table:formula="of:=IFERROR(__xludf.dummyfunction(&quot;&quot;&quot;COMPUTED_VALUE&quot;&quot;&quot;);&quot;Cantón de Berna&quot;)" office:value-type="string" office:string-value="Cantón de Berna" calcext:value-type="string">
            <text:p>Cantón de Berna</text:p>
          </table:table-cell>
          <table:table-cell table:style-name="ce1"/>
          <table:table-cell table:style-name="ce1" table:formula="of:=IFERROR(__xludf.dummyfunction(&quot;&quot;&quot;COMPUTED_VALUE&quot;&quot;&quot;);&quot;141 660&quot;)" office:value-type="string" office:string-value="141 660" calcext:value-type="string">
            <text:p>141 66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79)" office:value-type="float" office:value="479" calcext:value-type="float">
            <text:p>47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86&quot;)" office:value-type="string" office:string-value="RUS-086" calcext:value-type="string">
            <text:p>RUS-086</text:p>
          </table:table-cell>
          <table:table-cell table:style-name="ce1" table:formula="of:=IFERROR(__xludf.dummyfunction(&quot;&quot;&quot;COMPUTED_VALUE&quot;&quot;&quot;);&quot;Odintsovo&quot;)" office:value-type="string" office:string-value="Odintsovo" calcext:value-type="string">
            <text:p>Odintsovo</text:p>
          </table:table-cell>
          <table:table-cell table:style-name="ce1" table:formula="of:=IFERROR(__xludf.dummyfunction(&quot;&quot;&quot;COMPUTED_VALUE&quot;&quot;&quot;);&quot;Одинцово&quot;)" office:value-type="string" office:string-value="Одинцово" calcext:value-type="string">
            <text:p>Одинцово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Moscú&quot;)" office:value-type="string" office:string-value="Óblast de Moscú" calcext:value-type="string">
            <text:p>Óblast de Moscú</text:p>
          </table:table-cell>
          <table:table-cell table:style-name="ce1"/>
          <table:table-cell table:style-name="ce1" table:formula="of:=IFERROR(__xludf.dummyfunction(&quot;&quot;&quot;COMPUTED_VALUE&quot;&quot;&quot;);&quot;141 493&quot;)" office:value-type="string" office:string-value="141 493" calcext:value-type="string">
            <text:p>141 49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80)" office:value-type="float" office:value="480" calcext:value-type="float">
            <text:p>480</text:p>
          </table:table-cell>
          <table:table-cell table:style-name="ce1" table:formula="of:=IFERROR(__xludf.dummyfunction(&quot;&quot;&quot;COMPUTED_VALUE&quot;&quot;&quot;);&quot;UE-269&quot;)" office:value-type="string" office:string-value="UE-269" calcext:value-type="string">
            <text:p>UE-269</text:p>
          </table:table-cell>
          <table:table-cell table:style-name="ce1" table:formula="of:=IFERROR(__xludf.dummyfunction(&quot;&quot;&quot;COMPUTED_VALUE&quot;&quot;&quot;);&quot;FRA-24&quot;)" office:value-type="string" office:string-value="FRA-24" calcext:value-type="string">
            <text:p>FRA-24</text:p>
          </table:table-cell>
          <table:table-cell table:style-name="ce1" table:formula="of:=IFERROR(__xludf.dummyfunction(&quot;&quot;&quot;COMPUTED_VALUE&quot;&quot;&quot;);&quot;Clermont-Ferrand&quot;)" office:value-type="string" office:string-value="Clermont-Ferrand" calcext:value-type="string">
            <text:p>Clermont-Ferrand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Auvernia-Ródano-Alpes&quot;)" office:value-type="string" office:string-value="Auvernia-Ródano-Alpes" calcext:value-type="string">
            <text:p>Auvernia-Ródano-Alpes</text:p>
          </table:table-cell>
          <table:table-cell table:style-name="ce1" table:formula="of:=IFERROR(__xludf.dummyfunction(&quot;&quot;&quot;COMPUTED_VALUE&quot;&quot;&quot;);&quot;Puy-de-Dôme&quot;)" office:value-type="string" office:string-value="Puy-de-Dôme" calcext:value-type="string">
            <text:p>Puy-de-Dôme</text:p>
          </table:table-cell>
          <table:table-cell table:style-name="ce1" table:formula="of:=IFERROR(__xludf.dummyfunction(&quot;&quot;&quot;COMPUTED_VALUE&quot;&quot;&quot;);&quot;141 365&quot;)" office:value-type="string" office:string-value="141 365" calcext:value-type="string">
            <text:p>141 36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81)" office:value-type="float" office:value="481" calcext:value-type="float">
            <text:p>481</text:p>
          </table:table-cell>
          <table:table-cell table:style-name="ce1" table:formula="of:=IFERROR(__xludf.dummyfunction(&quot;&quot;&quot;COMPUTED_VALUE&quot;&quot;&quot;);&quot;UE-270&quot;)" office:value-type="string" office:string-value="UE-270" calcext:value-type="string">
            <text:p>UE-270</text:p>
          </table:table-cell>
          <table:table-cell table:style-name="ce1" table:formula="of:=IFERROR(__xludf.dummyfunction(&quot;&quot;&quot;COMPUTED_VALUE&quot;&quot;&quot;);&quot;ESP-46&quot;)" office:value-type="string" office:string-value="ESP-46" calcext:value-type="string">
            <text:p>ESP-46</text:p>
          </table:table-cell>
          <table:table-cell table:style-name="ce1" table:formula="of:=IFERROR(__xludf.dummyfunction(&quot;&quot;&quot;COMPUTED_VALUE&quot;&quot;&quot;);&quot;Marbella&quot;)" office:value-type="string" office:string-value="Marbella" calcext:value-type="string">
            <text:p>Marbell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Andalucía&quot;)" office:value-type="string" office:string-value="Andalucía" calcext:value-type="string">
            <text:p>Andalucía</text:p>
          </table:table-cell>
          <table:table-cell table:style-name="ce1" table:formula="of:=IFERROR(__xludf.dummyfunction(&quot;&quot;&quot;COMPUTED_VALUE&quot;&quot;&quot;);&quot;Provincia de Málaga&quot;)" office:value-type="string" office:string-value="Provincia de Málaga" calcext:value-type="string">
            <text:p>Provincia de Málaga</text:p>
          </table:table-cell>
          <table:table-cell table:style-name="ce1" table:formula="of:=IFERROR(__xludf.dummyfunction(&quot;&quot;&quot;COMPUTED_VALUE&quot;&quot;&quot;);&quot;140 744&quot;)" office:value-type="string" office:string-value="140 744" calcext:value-type="string">
            <text:p>140 74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82)" office:value-type="float" office:value="482" calcext:value-type="float">
            <text:p>482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87&quot;)" office:value-type="string" office:string-value="RUS-087" calcext:value-type="string">
            <text:p>RUS-087</text:p>
          </table:table-cell>
          <table:table-cell table:style-name="ce1" table:formula="of:=IFERROR(__xludf.dummyfunction(&quot;&quot;&quot;COMPUTED_VALUE&quot;&quot;&quot;);&quot;Jasaviurt&quot;)" office:value-type="string" office:string-value="Jasaviurt" calcext:value-type="string">
            <text:p>Jasaviurt</text:p>
          </table:table-cell>
          <table:table-cell table:style-name="ce1" table:formula="of:=IFERROR(__xludf.dummyfunction(&quot;&quot;&quot;COMPUTED_VALUE&quot;&quot;&quot;);&quot;Хасавюрт&quot;)" office:value-type="string" office:string-value="Хасавюрт" calcext:value-type="string">
            <text:p>Хасавюрт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Daguestán&quot;)" office:value-type="string" office:string-value="República de Daguestán" calcext:value-type="string">
            <text:p>República de Daguestán</text:p>
          </table:table-cell>
          <table:table-cell table:style-name="ce1"/>
          <table:table-cell table:style-name="ce1" table:formula="of:=IFERROR(__xludf.dummyfunction(&quot;&quot;&quot;COMPUTED_VALUE&quot;&quot;&quot;);&quot;140 047&quot;)" office:value-type="string" office:string-value="140 047" calcext:value-type="string">
            <text:p>140 04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83)" office:value-type="float" office:value="483" calcext:value-type="float">
            <text:p>483</text:p>
          </table:table-cell>
          <table:table-cell table:style-name="ce1" table:formula="of:=IFERROR(__xludf.dummyfunction(&quot;&quot;&quot;COMPUTED_VALUE&quot;&quot;&quot;);&quot;UE-271&quot;)" office:value-type="string" office:string-value="UE-271" calcext:value-type="string">
            <text:p>UE-271</text:p>
          </table:table-cell>
          <table:table-cell table:style-name="ce1" table:formula="of:=IFERROR(__xludf.dummyfunction(&quot;&quot;&quot;COMPUTED_VALUE&quot;&quot;&quot;);&quot;POL-25&quot;)" office:value-type="string" office:string-value="POL-25" calcext:value-type="string">
            <text:p>POL-25</text:p>
          </table:table-cell>
          <table:table-cell table:style-name="ce1" table:formula="of:=IFERROR(__xludf.dummyfunction(&quot;&quot;&quot;COMPUTED_VALUE&quot;&quot;&quot;);&quot;Rybnik&quot;)" office:value-type="string" office:string-value="Rybnik" calcext:value-type="string">
            <text:p>Rybnik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Silesia&quot;)" office:value-type="string" office:string-value="Voivodato de Silesia" calcext:value-type="string">
            <text:p>Voivodato de Silesia</text:p>
          </table:table-cell>
          <table:table-cell table:style-name="ce1"/>
          <table:table-cell table:style-name="ce1" table:formula="of:=IFERROR(__xludf.dummyfunction(&quot;&quot;&quot;COMPUTED_VALUE&quot;&quot;&quot;);&quot;139 540&quot;)" office:value-type="string" office:string-value="139 540" calcext:value-type="string">
            <text:p>139 54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84)" office:value-type="float" office:value="484" calcext:value-type="float">
            <text:p>484</text:p>
          </table:table-cell>
          <table:table-cell table:style-name="ce1" table:formula="of:=IFERROR(__xludf.dummyfunction(&quot;&quot;&quot;COMPUTED_VALUE&quot;&quot;&quot;);&quot;UE-272&quot;)" office:value-type="string" office:string-value="UE-272" calcext:value-type="string">
            <text:p>UE-272</text:p>
          </table:table-cell>
          <table:table-cell table:style-name="ce1" table:formula="of:=IFERROR(__xludf.dummyfunction(&quot;&quot;&quot;COMPUTED_VALUE&quot;&quot;&quot;);&quot;POL-24&quot;)" office:value-type="string" office:string-value="POL-24" calcext:value-type="string">
            <text:p>POL-24</text:p>
          </table:table-cell>
          <table:table-cell table:style-name="ce1" table:formula="of:=IFERROR(__xludf.dummyfunction(&quot;&quot;&quot;COMPUTED_VALUE&quot;&quot;&quot;);&quot;Ruda Śląska&quot;)" office:value-type="string" office:string-value="Ruda Śląska" calcext:value-type="string">
            <text:p>Ruda Śląska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Silesia&quot;)" office:value-type="string" office:string-value="Voivodato de Silesia" calcext:value-type="string">
            <text:p>Voivodato de Silesia</text:p>
          </table:table-cell>
          <table:table-cell table:style-name="ce1"/>
          <table:table-cell table:style-name="ce1" table:formula="of:=IFERROR(__xludf.dummyfunction(&quot;&quot;&quot;COMPUTED_VALUE&quot;&quot;&quot;);&quot;139 412&quot;)" office:value-type="string" office:string-value="139 412" calcext:value-type="string">
            <text:p>139 41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85)" office:value-type="float" office:value="485" calcext:value-type="float">
            <text:p>485</text:p>
          </table:table-cell>
          <table:table-cell table:style-name="ce1" table:formula="of:=IFERROR(__xludf.dummyfunction(&quot;&quot;&quot;COMPUTED_VALUE&quot;&quot;&quot;);&quot;UE-273&quot;)" office:value-type="string" office:string-value="UE-273" calcext:value-type="string">
            <text:p>UE-273</text:p>
          </table:table-cell>
          <table:table-cell table:style-name="ce1" table:formula="of:=IFERROR(__xludf.dummyfunction(&quot;&quot;&quot;COMPUTED_VALUE&quot;&quot;&quot;);&quot;POL-34&quot;)" office:value-type="string" office:string-value="POL-34" calcext:value-type="string">
            <text:p>POL-34</text:p>
          </table:table-cell>
          <table:table-cell table:style-name="ce1" table:formula="of:=IFERROR(__xludf.dummyfunction(&quot;&quot;&quot;COMPUTED_VALUE&quot;&quot;&quot;);&quot;Zielona Góra&quot;)" office:value-type="string" office:string-value="Zielona Góra" calcext:value-type="string">
            <text:p>Zielona Góra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Lebus&quot;)" office:value-type="string" office:string-value="Voivodato de Lebus" calcext:value-type="string">
            <text:p>Voivodato de Lebus</text:p>
          </table:table-cell>
          <table:table-cell table:style-name="ce1"/>
          <table:table-cell table:style-name="ce1" table:formula="of:=IFERROR(__xludf.dummyfunction(&quot;&quot;&quot;COMPUTED_VALUE&quot;&quot;&quot;);&quot;138 898&quot;)" office:value-type="string" office:string-value="138 898" calcext:value-type="string">
            <text:p>138 89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86)" office:value-type="float" office:value="486" calcext:value-type="float">
            <text:p>48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88&quot;)" office:value-type="string" office:string-value="RUS-088" calcext:value-type="string">
            <text:p>RUS-088</text:p>
          </table:table-cell>
          <table:table-cell table:style-name="ce1" table:formula="of:=IFERROR(__xludf.dummyfunction(&quot;&quot;&quot;COMPUTED_VALUE&quot;&quot;&quot;);&quot;Kovrov&quot;)" office:value-type="string" office:string-value="Kovrov" calcext:value-type="string">
            <text:p>Kovrov</text:p>
          </table:table-cell>
          <table:table-cell table:style-name="ce1" table:formula="of:=IFERROR(__xludf.dummyfunction(&quot;&quot;&quot;COMPUTED_VALUE&quot;&quot;&quot;);&quot;Ковров&quot;)" office:value-type="string" office:string-value="Ковров" calcext:value-type="string">
            <text:p>Ковров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Vladímir&quot;)" office:value-type="string" office:string-value="Óblast de Vladímir" calcext:value-type="string">
            <text:p>Óblast de Vladímir</text:p>
          </table:table-cell>
          <table:table-cell table:style-name="ce1"/>
          <table:table-cell table:style-name="ce1" table:formula="of:=IFERROR(__xludf.dummyfunction(&quot;&quot;&quot;COMPUTED_VALUE&quot;&quot;&quot;);&quot;138 552&quot;)" office:value-type="string" office:string-value="138 552" calcext:value-type="string">
            <text:p>138 55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87)" office:value-type="float" office:value="487" calcext:value-type="float">
            <text:p>487</text:p>
          </table:table-cell>
          <table:table-cell table:style-name="ce1"/>
          <table:table-cell table:style-name="ce1" table:formula="of:=IFERROR(__xludf.dummyfunction(&quot;&quot;&quot;COMPUTED_VALUE&quot;&quot;&quot;);&quot;GBR-55&quot;)" office:value-type="string" office:string-value="GBR-55" calcext:value-type="string">
            <text:p>GBR-55</text:p>
          </table:table-cell>
          <table:table-cell table:style-name="ce1" table:formula="of:=IFERROR(__xludf.dummyfunction(&quot;&quot;&quot;COMPUTED_VALUE&quot;&quot;&quot;);&quot;Middlesbrough&quot;)" office:value-type="string" office:string-value="Middlesbrough" calcext:value-type="string">
            <text:p>Middlesbrough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Yorkshire del Norte&quot;)" office:value-type="string" office:string-value="Yorkshire del Norte" calcext:value-type="string">
            <text:p>Yorkshire del Norte</text:p>
          </table:table-cell>
          <table:table-cell table:style-name="ce1" table:formula="of:=IFERROR(__xludf.dummyfunction(&quot;&quot;&quot;COMPUTED_VALUE&quot;&quot;&quot;);&quot;138 400&quot;)" office:value-type="string" office:string-value="138 400" calcext:value-type="string">
            <text:p>138 4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88)" office:value-type="float" office:value="488" calcext:value-type="float">
            <text:p>48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BLR-10&quot;)" office:value-type="string" office:string-value="BLR-10" calcext:value-type="string">
            <text:p>BLR-10</text:p>
          </table:table-cell>
          <table:table-cell table:style-name="ce1" table:formula="of:=IFERROR(__xludf.dummyfunction(&quot;&quot;&quot;COMPUTED_VALUE&quot;&quot;&quot;);&quot;Pinsk&quot;)" office:value-type="string" office:string-value="Pinsk" calcext:value-type="string">
            <text:p>Pinsk</text:p>
          </table:table-cell>
          <table:table-cell table:style-name="ce1" table:formula="of:=IFERROR(__xludf.dummyfunction(&quot;&quot;&quot;COMPUTED_VALUE&quot;&quot;&quot;);&quot;Пінск, Pinsk&quot;)" office:value-type="string" office:string-value="Пінск, Pinsk" calcext:value-type="string">
            <text:p>Пінск, Pinsk</text:p>
          </table:table-cell>
          <table:table-cell table:style-name="ce1" table:formula="of:=IFERROR(__xludf.dummyfunction(&quot;&quot;&quot;COMPUTED_VALUE&quot;&quot;&quot;);&quot;Bielorrusia Bielorrusia&quot;)" office:value-type="string" office:string-value="Bielorrusia Bielorrusia" calcext:value-type="string">
            <text:p>Bielorrusia Bielorrusia</text:p>
          </table:table-cell>
          <table:table-cell table:style-name="ce1" table:formula="of:=IFERROR(__xludf.dummyfunction(&quot;&quot;&quot;COMPUTED_VALUE&quot;&quot;&quot;);&quot;Provincia de Brest&quot;)" office:value-type="string" office:string-value="Provincia de Brest" calcext:value-type="string">
            <text:p>Provincia de Brest</text:p>
          </table:table-cell>
          <table:table-cell table:style-name="ce1"/>
          <table:table-cell table:style-name="ce1" table:formula="of:=IFERROR(__xludf.dummyfunction(&quot;&quot;&quot;COMPUTED_VALUE&quot;&quot;&quot;);&quot;138 202&quot;)" office:value-type="string" office:string-value="138 202" calcext:value-type="string">
            <text:p>138 20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89)" office:value-type="float" office:value="489" calcext:value-type="float">
            <text:p>489</text:p>
          </table:table-cell>
          <table:table-cell table:style-name="ce1" table:formula="of:=IFERROR(__xludf.dummyfunction(&quot;&quot;&quot;COMPUTED_VALUE&quot;&quot;&quot;);&quot;UE-274&quot;)" office:value-type="string" office:string-value="UE-274" calcext:value-type="string">
            <text:p>UE-274</text:p>
          </table:table-cell>
          <table:table-cell table:style-name="ce1" table:formula="of:=IFERROR(__xludf.dummyfunction(&quot;&quot;&quot;COMPUTED_VALUE&quot;&quot;&quot;);&quot;ESP-47&quot;)" office:value-type="string" office:string-value="ESP-47" calcext:value-type="string">
            <text:p>ESP-47</text:p>
          </table:table-cell>
          <table:table-cell table:style-name="ce1" table:formula="of:=IFERROR(__xludf.dummyfunction(&quot;&quot;&quot;COMPUTED_VALUE&quot;&quot;&quot;);&quot;Lérida&quot;)" office:value-type="string" office:string-value="Lérida" calcext:value-type="string">
            <text:p>Lérida</text:p>
          </table:table-cell>
          <table:table-cell table:style-name="ce1" table:formula="of:=IFERROR(__xludf.dummyfunction(&quot;&quot;&quot;COMPUTED_VALUE&quot;&quot;&quot;);&quot;Lleida&quot;)" office:value-type="string" office:string-value="Lleida" calcext:value-type="string">
            <text:p>Lleida</text:p>
          </table:table-cell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ataluña&quot;)" office:value-type="string" office:string-value="Cataluña" calcext:value-type="string">
            <text:p>Cataluña</text:p>
          </table:table-cell>
          <table:table-cell table:style-name="ce1" table:formula="of:=IFERROR(__xludf.dummyfunction(&quot;&quot;&quot;COMPUTED_VALUE&quot;&quot;&quot;);&quot;Provincia de Lérida&quot;)" office:value-type="string" office:string-value="Provincia de Lérida" calcext:value-type="string">
            <text:p>Provincia de Lérida</text:p>
          </table:table-cell>
          <table:table-cell table:style-name="ce1" table:formula="of:=IFERROR(__xludf.dummyfunction(&quot;&quot;&quot;COMPUTED_VALUE&quot;&quot;&quot;);&quot;138 144&quot;)" office:value-type="string" office:string-value="138 144" calcext:value-type="string">
            <text:p>138 14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90)" office:value-type="float" office:value="490" calcext:value-type="float">
            <text:p>490</text:p>
          </table:table-cell>
          <table:table-cell table:style-name="ce1" table:formula="of:=IFERROR(__xludf.dummyfunction(&quot;&quot;&quot;COMPUTED_VALUE&quot;&quot;&quot;);&quot;UE-275&quot;)" office:value-type="string" office:string-value="UE-275" calcext:value-type="string">
            <text:p>UE-275</text:p>
          </table:table-cell>
          <table:table-cell table:style-name="ce1" table:formula="of:=IFERROR(__xludf.dummyfunction(&quot;&quot;&quot;COMPUTED_VALUE&quot;&quot;&quot;);&quot;GRE-08&quot;)" office:value-type="string" office:string-value="GRE-08" calcext:value-type="string">
            <text:p>GRE-08</text:p>
          </table:table-cell>
          <table:table-cell table:style-name="ce1" table:formula="of:=IFERROR(__xludf.dummyfunction(&quot;&quot;&quot;COMPUTED_VALUE&quot;&quot;&quot;);&quot;Peristeri&quot;)" office:value-type="string" office:string-value="Peristeri" calcext:value-type="string">
            <text:p>Peristeri</text:p>
          </table:table-cell>
          <table:table-cell table:style-name="ce1" table:formula="of:=IFERROR(__xludf.dummyfunction(&quot;&quot;&quot;COMPUTED_VALUE&quot;&quot;&quot;);&quot;Περιστέρι&quot;)" office:value-type="string" office:string-value="Περιστέρι" calcext:value-type="string">
            <text:p>Περιστέρι</text:p>
          </table:table-cell>
          <table:table-cell table:style-name="ce1" table:formula="of:=IFERROR(__xludf.dummyfunction(&quot;&quot;&quot;COMPUTED_VALUE&quot;&quot;&quot;);&quot;Grecia Grecia&quot;)" office:value-type="string" office:string-value="Grecia Grecia" calcext:value-type="string">
            <text:p>Grecia Grecia</text:p>
          </table:table-cell>
          <table:table-cell table:style-name="ce1" table:formula="of:=IFERROR(__xludf.dummyfunction(&quot;&quot;&quot;COMPUTED_VALUE&quot;&quot;&quot;);&quot;Periferia de Ática&quot;)" office:value-type="string" office:string-value="Periferia de Ática" calcext:value-type="string">
            <text:p>Periferia de Ática</text:p>
          </table:table-cell>
          <table:table-cell table:style-name="ce1" table:formula="of:=IFERROR(__xludf.dummyfunction(&quot;&quot;&quot;COMPUTED_VALUE&quot;&quot;&quot;);&quot;Unidad periférica de Atenas Occidental&quot;)" office:value-type="string" office:string-value="Unidad periférica de Atenas Occidental" calcext:value-type="string">
            <text:p>Unidad periférica de Atenas Occidental</text:p>
          </table:table-cell>
          <table:table-cell table:style-name="ce1" table:formula="of:=IFERROR(__xludf.dummyfunction(&quot;&quot;&quot;COMPUTED_VALUE&quot;&quot;&quot;);&quot;137 918&quot;)" office:value-type="string" office:string-value="137 918" calcext:value-type="string">
            <text:p>137 91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91)" office:value-type="float" office:value="491" calcext:value-type="float">
            <text:p>49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SUI-04&quot;)" office:value-type="string" office:string-value="SUI-04" calcext:value-type="string">
            <text:p>SUI-04</text:p>
          </table:table-cell>
          <table:table-cell table:style-name="ce1" table:formula="of:=IFERROR(__xludf.dummyfunction(&quot;&quot;&quot;COMPUTED_VALUE&quot;&quot;&quot;);&quot;Lausana&quot;)" office:value-type="string" office:string-value="Lausana" calcext:value-type="string">
            <text:p>Lausana</text:p>
          </table:table-cell>
          <table:table-cell table:style-name="ce1" table:formula="of:=IFERROR(__xludf.dummyfunction(&quot;&quot;&quot;COMPUTED_VALUE&quot;&quot;&quot;);&quot;Lausanne&quot;)" office:value-type="string" office:string-value="Lausanne" calcext:value-type="string">
            <text:p>Lausanne</text:p>
          </table:table-cell>
          <table:table-cell table:style-name="ce1" table:formula="of:=IFERROR(__xludf.dummyfunction(&quot;&quot;&quot;COMPUTED_VALUE&quot;&quot;&quot;);&quot;Suiza Suiza&quot;)" office:value-type="string" office:string-value="Suiza Suiza" calcext:value-type="string">
            <text:p>Suiza Suiza</text:p>
          </table:table-cell>
          <table:table-cell table:style-name="ce1" table:formula="of:=IFERROR(__xludf.dummyfunction(&quot;&quot;&quot;COMPUTED_VALUE&quot;&quot;&quot;);&quot;Cantón de Vaud&quot;)" office:value-type="string" office:string-value="Cantón de Vaud" calcext:value-type="string">
            <text:p>Cantón de Vaud</text:p>
          </table:table-cell>
          <table:table-cell table:style-name="ce1"/>
          <table:table-cell table:style-name="ce1" table:formula="of:=IFERROR(__xludf.dummyfunction(&quot;&quot;&quot;COMPUTED_VALUE&quot;&quot;&quot;);&quot;137 810&quot;)" office:value-type="string" office:string-value="137 810" calcext:value-type="string">
            <text:p>137 81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92)" office:value-type="float" office:value="492" calcext:value-type="float">
            <text:p>492</text:p>
          </table:table-cell>
          <table:table-cell table:style-name="ce1" table:formula="of:=IFERROR(__xludf.dummyfunction(&quot;&quot;&quot;COMPUTED_VALUE&quot;&quot;&quot;);&quot;UE-276&quot;)" office:value-type="string" office:string-value="UE-276" calcext:value-type="string">
            <text:p>UE-276</text:p>
          </table:table-cell>
          <table:table-cell table:style-name="ce1" table:formula="of:=IFERROR(__xludf.dummyfunction(&quot;&quot;&quot;COMPUTED_VALUE&quot;&quot;&quot;);&quot;FIN-07&quot;)" office:value-type="string" office:string-value="FIN-07" calcext:value-type="string">
            <text:p>FIN-07</text:p>
          </table:table-cell>
          <table:table-cell table:style-name="ce1" table:formula="of:=IFERROR(__xludf.dummyfunction(&quot;&quot;&quot;COMPUTED_VALUE&quot;&quot;&quot;);&quot;Jyväskylä&quot;)" office:value-type="string" office:string-value="Jyväskylä" calcext:value-type="string">
            <text:p>Jyväskylä</text:p>
          </table:table-cell>
          <table:table-cell table:style-name="ce1" table:formula="of:=IFERROR(__xludf.dummyfunction(&quot;&quot;&quot;COMPUTED_VALUE&quot;&quot;&quot;);&quot;Jyväskylä&quot;)" office:value-type="string" office:string-value="Jyväskylä" calcext:value-type="string">
            <text:p>Jyväskylä</text:p>
          </table:table-cell>
          <table:table-cell table:style-name="ce1" table:formula="of:=IFERROR(__xludf.dummyfunction(&quot;&quot;&quot;COMPUTED_VALUE&quot;&quot;&quot;);&quot;Finlandia Finlandia&quot;)" office:value-type="string" office:string-value="Finlandia Finlandia" calcext:value-type="string">
            <text:p>Finlandia Finlandia</text:p>
          </table:table-cell>
          <table:table-cell table:style-name="ce1" table:formula="of:=IFERROR(__xludf.dummyfunction(&quot;&quot;&quot;COMPUTED_VALUE&quot;&quot;&quot;);&quot;Finlandia Central&quot;)" office:value-type="string" office:string-value="Finlandia Central" calcext:value-type="string">
            <text:p>Finlandia Central</text:p>
          </table:table-cell>
          <table:table-cell table:style-name="ce1"/>
          <table:table-cell table:style-name="ce1" table:formula="of:=IFERROR(__xludf.dummyfunction(&quot;&quot;&quot;COMPUTED_VALUE&quot;&quot;&quot;);&quot;137 392&quot;)" office:value-type="string" office:string-value="137 392" calcext:value-type="string">
            <text:p>137 39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93)" office:value-type="float" office:value="493" calcext:value-type="float">
            <text:p>493</text:p>
          </table:table-cell>
          <table:table-cell table:style-name="ce1" table:formula="of:=IFERROR(__xludf.dummyfunction(&quot;&quot;&quot;COMPUTED_VALUE&quot;&quot;&quot;);&quot;UE-277&quot;)" office:value-type="string" office:string-value="UE-277" calcext:value-type="string">
            <text:p>UE-277</text:p>
          </table:table-cell>
          <table:table-cell table:style-name="ce1" table:formula="of:=IFERROR(__xludf.dummyfunction(&quot;&quot;&quot;COMPUTED_VALUE&quot;&quot;&quot;);&quot;FRA-26&quot;)" office:value-type="string" office:string-value="FRA-26" calcext:value-type="string">
            <text:p>FRA-26</text:p>
          </table:table-cell>
          <table:table-cell table:style-name="ce1" table:formula="of:=IFERROR(__xludf.dummyfunction(&quot;&quot;&quot;COMPUTED_VALUE&quot;&quot;&quot;);&quot;Tours&quot;)" office:value-type="string" office:string-value="Tours" calcext:value-type="string">
            <text:p>Tours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Centro (Francia)&quot;)" office:value-type="string" office:string-value="Centro (Francia)" calcext:value-type="string">
            <text:p>Centro (Francia)</text:p>
          </table:table-cell>
          <table:table-cell table:style-name="ce1" table:formula="of:=IFERROR(__xludf.dummyfunction(&quot;&quot;&quot;COMPUTED_VALUE&quot;&quot;&quot;);&quot;Indre-et-Loire&quot;)" office:value-type="string" office:string-value="Indre-et-Loire" calcext:value-type="string">
            <text:p>Indre-et-Loire</text:p>
          </table:table-cell>
          <table:table-cell table:style-name="ce1" table:formula="of:=IFERROR(__xludf.dummyfunction(&quot;&quot;&quot;COMPUTED_VALUE&quot;&quot;&quot;);&quot;136 125&quot;)" office:value-type="string" office:string-value="136 125" calcext:value-type="string">
            <text:p>136 12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94)" office:value-type="float" office:value="494" calcext:value-type="float">
            <text:p>494</text:p>
          </table:table-cell>
          <table:table-cell table:style-name="ce1"/>
          <table:table-cell table:style-name="ce1" table:formula="of:=IFERROR(__xludf.dummyfunction(&quot;&quot;&quot;COMPUTED_VALUE&quot;&quot;&quot;);&quot;GBR-57&quot;)" office:value-type="string" office:string-value="GBR-57" calcext:value-type="string">
            <text:p>GBR-57</text:p>
          </table:table-cell>
          <table:table-cell table:style-name="ce1" table:formula="of:=IFERROR(__xludf.dummyfunction(&quot;&quot;&quot;COMPUTED_VALUE&quot;&quot;&quot;);&quot;Stockport&quot;)" office:value-type="string" office:string-value="Stockport" calcext:value-type="string">
            <text:p>Stockport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Gran Mánchester&quot;)" office:value-type="string" office:string-value="Gran Mánchester" calcext:value-type="string">
            <text:p>Gran Mánchester</text:p>
          </table:table-cell>
          <table:table-cell table:style-name="ce1" table:formula="of:=IFERROR(__xludf.dummyfunction(&quot;&quot;&quot;COMPUTED_VALUE&quot;&quot;&quot;);&quot;136 082&quot;)" office:value-type="string" office:string-value="136 082" calcext:value-type="string">
            <text:p>136 08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95)" office:value-type="float" office:value="495" calcext:value-type="float">
            <text:p>495</text:p>
          </table:table-cell>
          <table:table-cell table:style-name="ce1" table:formula="of:=IFERROR(__xludf.dummyfunction(&quot;&quot;&quot;COMPUTED_VALUE&quot;&quot;&quot;);&quot;UE-278&quot;)" office:value-type="string" office:string-value="UE-278" calcext:value-type="string">
            <text:p>UE-278</text:p>
          </table:table-cell>
          <table:table-cell table:style-name="ce1" table:formula="of:=IFERROR(__xludf.dummyfunction(&quot;&quot;&quot;COMPUTED_VALUE&quot;&quot;&quot;);&quot;ITA-29&quot;)" office:value-type="string" office:string-value="ITA-29" calcext:value-type="string">
            <text:p>ITA-29</text:p>
          </table:table-cell>
          <table:table-cell table:style-name="ce1" table:formula="of:=IFERROR(__xludf.dummyfunction(&quot;&quot;&quot;COMPUTED_VALUE&quot;&quot;&quot;);&quot;Salerno&quot;)" office:value-type="string" office:string-value="Salerno" calcext:value-type="string">
            <text:p>Salerno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Campania&quot;)" office:value-type="string" office:string-value="Campania" calcext:value-type="string">
            <text:p>Campania</text:p>
          </table:table-cell>
          <table:table-cell table:style-name="ce1" table:formula="of:=IFERROR(__xludf.dummyfunction(&quot;&quot;&quot;COMPUTED_VALUE&quot;&quot;&quot;);&quot;Provincia de Salerno&quot;)" office:value-type="string" office:string-value="Provincia de Salerno" calcext:value-type="string">
            <text:p>Provincia de Salerno</text:p>
          </table:table-cell>
          <table:table-cell table:style-name="ce1" table:formula="of:=IFERROR(__xludf.dummyfunction(&quot;&quot;&quot;COMPUTED_VALUE&quot;&quot;&quot;);&quot;135 066&quot;)" office:value-type="string" office:string-value="135 066" calcext:value-type="string">
            <text:p>135 06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96)" office:value-type="float" office:value="496" calcext:value-type="float">
            <text:p>496</text:p>
          </table:table-cell>
          <table:table-cell table:style-name="ce1" table:formula="of:=IFERROR(__xludf.dummyfunction(&quot;&quot;&quot;COMPUTED_VALUE&quot;&quot;&quot;);&quot;UE-279&quot;)" office:value-type="string" office:string-value="UE-279" calcext:value-type="string">
            <text:p>UE-279</text:p>
          </table:table-cell>
          <table:table-cell table:style-name="ce1" table:formula="of:=IFERROR(__xludf.dummyfunction(&quot;&quot;&quot;COMPUTED_VALUE&quot;&quot;&quot;);&quot;FRA-25&quot;)" office:value-type="string" office:string-value="FRA-25" calcext:value-type="string">
            <text:p>FRA-25</text:p>
          </table:table-cell>
          <table:table-cell table:style-name="ce1" table:formula="of:=IFERROR(__xludf.dummyfunction(&quot;&quot;&quot;COMPUTED_VALUE&quot;&quot;&quot;);&quot;Limoges&quot;)" office:value-type="string" office:string-value="Limoges" calcext:value-type="string">
            <text:p>Limoges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Nueva Aquitania&quot;)" office:value-type="string" office:string-value="Nueva Aquitania" calcext:value-type="string">
            <text:p>Nueva Aquitania</text:p>
          </table:table-cell>
          <table:table-cell table:style-name="ce1" table:formula="of:=IFERROR(__xludf.dummyfunction(&quot;&quot;&quot;COMPUTED_VALUE&quot;&quot;&quot;);&quot;Haute-Vienne&quot;)" office:value-type="string" office:string-value="Haute-Vienne" calcext:value-type="string">
            <text:p>Haute-Vienne</text:p>
          </table:table-cell>
          <table:table-cell table:style-name="ce1" table:formula="of:=IFERROR(__xludf.dummyfunction(&quot;&quot;&quot;COMPUTED_VALUE&quot;&quot;&quot;);&quot;134 577&quot;)" office:value-type="string" office:string-value="134 577" calcext:value-type="string">
            <text:p>134 57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97)" office:value-type="float" office:value="497" calcext:value-type="float">
            <text:p>497</text:p>
          </table:table-cell>
          <table:table-cell table:style-name="ce1" table:formula="of:=IFERROR(__xludf.dummyfunction(&quot;&quot;&quot;COMPUTED_VALUE&quot;&quot;&quot;);&quot;UE-280&quot;)" office:value-type="string" office:string-value="UE-280" calcext:value-type="string">
            <text:p>UE-280</text:p>
          </table:table-cell>
          <table:table-cell table:style-name="ce1" table:formula="of:=IFERROR(__xludf.dummyfunction(&quot;&quot;&quot;COMPUTED_VALUE&quot;&quot;&quot;);&quot;ROM-16&quot;)" office:value-type="string" office:string-value="ROM-16" calcext:value-type="string">
            <text:p>ROM-16</text:p>
          </table:table-cell>
          <table:table-cell table:style-name="ce1" table:formula="of:=IFERROR(__xludf.dummyfunction(&quot;&quot;&quot;COMPUTED_VALUE&quot;&quot;&quot;);&quot;Târgu Mureș&quot;)" office:value-type="string" office:string-value="Târgu Mureș" calcext:value-type="string">
            <text:p>Târgu Mureș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Mureș&quot;)" office:value-type="string" office:string-value="Mureș" calcext:value-type="string">
            <text:p>Mureș</text:p>
          </table:table-cell>
          <table:table-cell table:style-name="ce1"/>
          <table:table-cell table:style-name="ce1" table:formula="of:=IFERROR(__xludf.dummyfunction(&quot;&quot;&quot;COMPUTED_VALUE&quot;&quot;&quot;);&quot;134 290&quot;)" office:value-type="string" office:string-value="134 290" calcext:value-type="string">
            <text:p>134 29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98)" office:value-type="float" office:value="498" calcext:value-type="float">
            <text:p>498</text:p>
          </table:table-cell>
          <table:table-cell table:style-name="ce1"/>
          <table:table-cell table:style-name="ce1" table:formula="of:=IFERROR(__xludf.dummyfunction(&quot;&quot;&quot;COMPUTED_VALUE&quot;&quot;&quot;);&quot;GBR-58&quot;)" office:value-type="string" office:string-value="GBR-58" calcext:value-type="string">
            <text:p>GBR-58</text:p>
          </table:table-cell>
          <table:table-cell table:style-name="ce1" table:formula="of:=IFERROR(__xludf.dummyfunction(&quot;&quot;&quot;COMPUTED_VALUE&quot;&quot;&quot;);&quot;Ipswich&quot;)" office:value-type="string" office:string-value="Ipswich" calcext:value-type="string">
            <text:p>Ipswich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Suffolk&quot;)" office:value-type="string" office:string-value="Suffolk" calcext:value-type="string">
            <text:p>Suffolk</text:p>
          </table:table-cell>
          <table:table-cell table:style-name="ce1" table:formula="of:=IFERROR(__xludf.dummyfunction(&quot;&quot;&quot;COMPUTED_VALUE&quot;&quot;&quot;);&quot;133 384&quot;)" office:value-type="string" office:string-value="133 384" calcext:value-type="string">
            <text:p>133 38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499)" office:value-type="float" office:value="499" calcext:value-type="float">
            <text:p>499</text:p>
          </table:table-cell>
          <table:table-cell table:style-name="ce1" table:formula="of:=IFERROR(__xludf.dummyfunction(&quot;&quot;&quot;COMPUTED_VALUE&quot;&quot;&quot;);&quot;UE-081&quot;)" office:value-type="string" office:string-value="UE-081" calcext:value-type="string">
            <text:p>UE-081</text:p>
          </table:table-cell>
          <table:table-cell table:style-name="ce1" table:formula="of:=IFERROR(__xludf.dummyfunction(&quot;&quot;&quot;COMPUTED_VALUE&quot;&quot;&quot;);&quot;BEL-06&quot;)" office:value-type="string" office:string-value="BEL-06" calcext:value-type="string">
            <text:p>BEL-06</text:p>
          </table:table-cell>
          <table:table-cell table:style-name="ce1" table:formula="of:=IFERROR(__xludf.dummyfunction(&quot;&quot;&quot;COMPUTED_VALUE&quot;&quot;&quot;);&quot;Schaerbeek&quot;)" office:value-type="string" office:string-value="Schaerbeek" calcext:value-type="string">
            <text:p>Schaerbeek</text:p>
          </table:table-cell>
          <table:table-cell table:style-name="ce1" table:formula="of:=IFERROR(__xludf.dummyfunction(&quot;&quot;&quot;COMPUTED_VALUE&quot;&quot;&quot;);&quot;Schaerbeek/Schaarbeek&quot;)" office:value-type="string" office:string-value="Schaerbeek/Schaarbeek" calcext:value-type="string">
            <text:p>Schaerbeek/Schaarbeek</text:p>
          </table:table-cell>
          <table:table-cell table:style-name="ce1" table:formula="of:=IFERROR(__xludf.dummyfunction(&quot;&quot;&quot;COMPUTED_VALUE&quot;&quot;&quot;);&quot;Bélgica Bélgica&quot;)" office:value-type="string" office:string-value="Bélgica Bélgica" calcext:value-type="string">
            <text:p>Bélgica Bélgica</text:p>
          </table:table-cell>
          <table:table-cell table:style-name="ce1" table:formula="of:=IFERROR(__xludf.dummyfunction(&quot;&quot;&quot;COMPUTED_VALUE&quot;&quot;&quot;);&quot;Región de Bruselas Capital&quot;)" office:value-type="string" office:string-value="Región de Bruselas Capital" calcext:value-type="string">
            <text:p>Región de Bruselas Capital</text:p>
          </table:table-cell>
          <table:table-cell table:style-name="ce1"/>
          <table:table-cell table:style-name="ce1" table:formula="of:=IFERROR(__xludf.dummyfunction(&quot;&quot;&quot;COMPUTED_VALUE&quot;&quot;&quot;);&quot;132 590&quot;)" office:value-type="string" office:string-value="132 590" calcext:value-type="string">
            <text:p>132 59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00)" office:value-type="float" office:value="500" calcext:value-type="float">
            <text:p>500</text:p>
          </table:table-cell>
          <table:table-cell table:style-name="ce1" table:formula="of:=IFERROR(__xludf.dummyfunction(&quot;&quot;&quot;COMPUTED_VALUE&quot;&quot;&quot;);&quot;UE-282&quot;)" office:value-type="string" office:string-value="UE-282" calcext:value-type="string">
            <text:p>UE-282</text:p>
          </table:table-cell>
          <table:table-cell table:style-name="ce1" table:formula="of:=IFERROR(__xludf.dummyfunction(&quot;&quot;&quot;COMPUTED_VALUE&quot;&quot;&quot;);&quot;FRA-27&quot;)" office:value-type="string" office:string-value="FRA-27" calcext:value-type="string">
            <text:p>FRA-27</text:p>
          </table:table-cell>
          <table:table-cell table:style-name="ce1" table:formula="of:=IFERROR(__xludf.dummyfunction(&quot;&quot;&quot;COMPUTED_VALUE&quot;&quot;&quot;);&quot;Amiens&quot;)" office:value-type="string" office:string-value="Amiens" calcext:value-type="string">
            <text:p>Amiens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Alta Francia&quot;)" office:value-type="string" office:string-value="Alta Francia" calcext:value-type="string">
            <text:p>Alta Francia</text:p>
          </table:table-cell>
          <table:table-cell table:style-name="ce1" table:formula="of:=IFERROR(__xludf.dummyfunction(&quot;&quot;&quot;COMPUTED_VALUE&quot;&quot;&quot;);&quot;Somme&quot;)" office:value-type="string" office:string-value="Somme" calcext:value-type="string">
            <text:p>Somme</text:p>
          </table:table-cell>
          <table:table-cell table:style-name="ce1" table:formula="of:=IFERROR(__xludf.dummyfunction(&quot;&quot;&quot;COMPUTED_VALUE&quot;&quot;&quot;);&quot;132 479&quot;)" office:value-type="string" office:string-value="132 479" calcext:value-type="string">
            <text:p>132 47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01)" office:value-type="float" office:value="501" calcext:value-type="float">
            <text:p>50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NOR-03&quot;)" office:value-type="string" office:string-value="NOR-03" calcext:value-type="string">
            <text:p>NOR-03</text:p>
          </table:table-cell>
          <table:table-cell table:style-name="ce1" table:formula="of:=IFERROR(__xludf.dummyfunction(&quot;&quot;&quot;COMPUTED_VALUE&quot;&quot;&quot;);&quot;Stavanger&quot;)" office:value-type="string" office:string-value="Stavanger" calcext:value-type="string">
            <text:p>Stavanger</text:p>
          </table:table-cell>
          <table:table-cell table:style-name="ce1"/>
          <table:table-cell table:style-name="ce1" table:formula="of:=IFERROR(__xludf.dummyfunction(&quot;&quot;&quot;COMPUTED_VALUE&quot;&quot;&quot;);&quot;NoruegaNoruega&quot;)" office:value-type="string" office:string-value="NoruegaNoruega" calcext:value-type="string">
            <text:p>NoruegaNoruega</text:p>
          </table:table-cell>
          <table:table-cell table:style-name="ce1" table:formula="of:=IFERROR(__xludf.dummyfunction(&quot;&quot;&quot;COMPUTED_VALUE&quot;&quot;&quot;);&quot;Rogaland&quot;)" office:value-type="string" office:string-value="Rogaland" calcext:value-type="string">
            <text:p>Rogaland</text:p>
          </table:table-cell>
          <table:table-cell table:style-name="ce1"/>
          <table:table-cell table:style-name="ce1" table:formula="of:=IFERROR(__xludf.dummyfunction(&quot;&quot;&quot;COMPUTED_VALUE&quot;&quot;&quot;);&quot;132 644&quot;)" office:value-type="string" office:string-value="132 644" calcext:value-type="string">
            <text:p>132 64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02)" office:value-type="float" office:value="502" calcext:value-type="float">
            <text:p>502</text:p>
          </table:table-cell>
          <table:table-cell table:style-name="ce1" table:formula="of:=IFERROR(__xludf.dummyfunction(&quot;&quot;&quot;COMPUTED_VALUE&quot;&quot;&quot;);&quot;UE-283&quot;)" office:value-type="string" office:string-value="UE-283" calcext:value-type="string">
            <text:p>UE-283</text:p>
          </table:table-cell>
          <table:table-cell table:style-name="ce1" table:formula="of:=IFERROR(__xludf.dummyfunction(&quot;&quot;&quot;COMPUTED_VALUE&quot;&quot;&quot;);&quot;ALE-57&quot;)" office:value-type="string" office:string-value="ALE-57" calcext:value-type="string">
            <text:p>ALE-57</text:p>
          </table:table-cell>
          <table:table-cell table:style-name="ce1" table:formula="of:=IFERROR(__xludf.dummyfunction(&quot;&quot;&quot;COMPUTED_VALUE&quot;&quot;&quot;);&quot;Ingolstadt&quot;)" office:value-type="string" office:string-value="Ingolstadt" calcext:value-type="string">
            <text:p>Ingolstadt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viera&quot;)" office:value-type="string" office:string-value="Baviera" calcext:value-type="string">
            <text:p>Baviera</text:p>
          </table:table-cell>
          <table:table-cell table:style-name="ce1"/>
          <table:table-cell table:style-name="ce1" table:formula="of:=IFERROR(__xludf.dummyfunction(&quot;&quot;&quot;COMPUTED_VALUE&quot;&quot;&quot;);&quot;132 438&quot;)" office:value-type="string" office:string-value="132 438" calcext:value-type="string">
            <text:p>132 43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03)" office:value-type="float" office:value="503" calcext:value-type="float">
            <text:p>503</text:p>
          </table:table-cell>
          <table:table-cell table:style-name="ce1" table:formula="of:=IFERROR(__xludf.dummyfunction(&quot;&quot;&quot;COMPUTED_VALUE&quot;&quot;&quot;);&quot;UE-284&quot;)" office:value-type="string" office:string-value="UE-284" calcext:value-type="string">
            <text:p>UE-284</text:p>
          </table:table-cell>
          <table:table-cell table:style-name="ce1" table:formula="of:=IFERROR(__xludf.dummyfunction(&quot;&quot;&quot;COMPUTED_VALUE&quot;&quot;&quot;);&quot;ITA-30&quot;)" office:value-type="string" office:string-value="ITA-30" calcext:value-type="string">
            <text:p>ITA-30</text:p>
          </table:table-cell>
          <table:table-cell table:style-name="ce1" table:formula="of:=IFERROR(__xludf.dummyfunction(&quot;&quot;&quot;COMPUTED_VALUE&quot;&quot;&quot;);&quot;Ferrara&quot;)" office:value-type="string" office:string-value="Ferrara" calcext:value-type="string">
            <text:p>Ferrara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Emilia-Romaña&quot;)" office:value-type="string" office:string-value="Emilia-Romaña" calcext:value-type="string">
            <text:p>Emilia-Romaña</text:p>
          </table:table-cell>
          <table:table-cell table:style-name="ce1" table:formula="of:=IFERROR(__xludf.dummyfunction(&quot;&quot;&quot;COMPUTED_VALUE&quot;&quot;&quot;);&quot;Provincia de Ferrara&quot;)" office:value-type="string" office:string-value="Provincia de Ferrara" calcext:value-type="string">
            <text:p>Provincia de Ferrara</text:p>
          </table:table-cell>
          <table:table-cell table:style-name="ce1" table:formula="of:=IFERROR(__xludf.dummyfunction(&quot;&quot;&quot;COMPUTED_VALUE&quot;&quot;&quot;);&quot;132 009&quot;)" office:value-type="string" office:string-value="132 009" calcext:value-type="string">
            <text:p>132 00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04)" office:value-type="float" office:value="504" calcext:value-type="float">
            <text:p>504</text:p>
          </table:table-cell>
          <table:table-cell table:style-name="ce1" table:formula="of:=IFERROR(__xludf.dummyfunction(&quot;&quot;&quot;COMPUTED_VALUE&quot;&quot;&quot;);&quot;UE-285&quot;)" office:value-type="string" office:string-value="UE-285" calcext:value-type="string">
            <text:p>UE-285</text:p>
          </table:table-cell>
          <table:table-cell table:style-name="ce1" table:formula="of:=IFERROR(__xludf.dummyfunction(&quot;&quot;&quot;COMPUTED_VALUE&quot;&quot;&quot;);&quot;ESP-50&quot;)" office:value-type="string" office:string-value="ESP-50" calcext:value-type="string">
            <text:p>ESP-50</text:p>
          </table:table-cell>
          <table:table-cell table:style-name="ce1" table:formula="of:=IFERROR(__xludf.dummyfunction(&quot;&quot;&quot;COMPUTED_VALUE&quot;&quot;&quot;);&quot;Dos Hermanas&quot;)" office:value-type="string" office:string-value="Dos Hermanas" calcext:value-type="string">
            <text:p>Dos Hermanas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Andalucía&quot;)" office:value-type="string" office:string-value="Andalucía" calcext:value-type="string">
            <text:p>Andalucía</text:p>
          </table:table-cell>
          <table:table-cell table:style-name="ce1" table:formula="of:=IFERROR(__xludf.dummyfunction(&quot;&quot;&quot;COMPUTED_VALUE&quot;&quot;&quot;);&quot;Provincia de Sevilla&quot;)" office:value-type="string" office:string-value="Provincia de Sevilla" calcext:value-type="string">
            <text:p>Provincia de Sevilla</text:p>
          </table:table-cell>
          <table:table-cell table:style-name="ce1" table:formula="of:=IFERROR(__xludf.dummyfunction(&quot;&quot;&quot;COMPUTED_VALUE&quot;&quot;&quot;);&quot;131 855&quot;)" office:value-type="string" office:string-value="131 855" calcext:value-type="string">
            <text:p>131 85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05)" office:value-type="float" office:value="505" calcext:value-type="float">
            <text:p>505</text:p>
          </table:table-cell>
          <table:table-cell table:style-name="ce1"/>
          <table:table-cell table:style-name="ce1" table:formula="of:=IFERROR(__xludf.dummyfunction(&quot;&quot;&quot;COMPUTED_VALUE&quot;&quot;&quot;);&quot;GBR-61&quot;)" office:value-type="string" office:string-value="GBR-61" calcext:value-type="string">
            <text:p>GBR-61</text:p>
          </table:table-cell>
          <table:table-cell table:style-name="ce1" table:formula="of:=IFERROR(__xludf.dummyfunction(&quot;&quot;&quot;COMPUTED_VALUE&quot;&quot;&quot;);&quot;Cambridge&quot;)" office:value-type="string" office:string-value="Cambridge" calcext:value-type="string">
            <text:p>Cambridge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131 800&quot;)" office:value-type="string" office:string-value="131 800" calcext:value-type="string">
            <text:p>131 8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06)" office:value-type="float" office:value="506" calcext:value-type="float">
            <text:p>506</text:p>
          </table:table-cell>
          <table:table-cell table:style-name="ce1" table:formula="of:=IFERROR(__xludf.dummyfunction(&quot;&quot;&quot;COMPUTED_VALUE&quot;&quot;&quot;);&quot;UE-286&quot;)" office:value-type="string" office:string-value="UE-286" calcext:value-type="string">
            <text:p>UE-286</text:p>
          </table:table-cell>
          <table:table-cell table:style-name="ce1" table:formula="of:=IFERROR(__xludf.dummyfunction(&quot;&quot;&quot;COMPUTED_VALUE&quot;&quot;&quot;);&quot;ESP-48&quot;)" office:value-type="string" office:string-value="ESP-48" calcext:value-type="string">
            <text:p>ESP-48</text:p>
          </table:table-cell>
          <table:table-cell table:style-name="ce1" table:formula="of:=IFERROR(__xludf.dummyfunction(&quot;&quot;&quot;COMPUTED_VALUE&quot;&quot;&quot;);&quot;Tarragona&quot;)" office:value-type="string" office:string-value="Tarragona" calcext:value-type="string">
            <text:p>Tarragon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ataluña&quot;)" office:value-type="string" office:string-value="Cataluña" calcext:value-type="string">
            <text:p>Cataluña</text:p>
          </table:table-cell>
          <table:table-cell table:style-name="ce1" table:formula="of:=IFERROR(__xludf.dummyfunction(&quot;&quot;&quot;COMPUTED_VALUE&quot;&quot;&quot;);&quot;Provincia de Tarragona&quot;)" office:value-type="string" office:string-value="Provincia de Tarragona" calcext:value-type="string">
            <text:p>Provincia de Tarragona</text:p>
          </table:table-cell>
          <table:table-cell table:style-name="ce1" table:formula="of:=IFERROR(__xludf.dummyfunction(&quot;&quot;&quot;COMPUTED_VALUE&quot;&quot;&quot;);&quot;131 094&quot;)" office:value-type="string" office:string-value="131 094" calcext:value-type="string">
            <text:p>131 09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07)" office:value-type="float" office:value="507" calcext:value-type="float">
            <text:p>507</text:p>
          </table:table-cell>
          <table:table-cell table:style-name="ce1" table:formula="of:=IFERROR(__xludf.dummyfunction(&quot;&quot;&quot;COMPUTED_VALUE&quot;&quot;&quot;);&quot;UE-287&quot;)" office:value-type="string" office:string-value="UE-287" calcext:value-type="string">
            <text:p>UE-287</text:p>
          </table:table-cell>
          <table:table-cell table:style-name="ce1" table:formula="of:=IFERROR(__xludf.dummyfunction(&quot;&quot;&quot;COMPUTED_VALUE&quot;&quot;&quot;);&quot;AUT-05&quot;)" office:value-type="string" office:string-value="AUT-05" calcext:value-type="string">
            <text:p>AUT-05</text:p>
          </table:table-cell>
          <table:table-cell table:style-name="ce1" table:formula="of:=IFERROR(__xludf.dummyfunction(&quot;&quot;&quot;COMPUTED_VALUE&quot;&quot;&quot;);&quot;Innsbruck&quot;)" office:value-type="string" office:string-value="Innsbruck" calcext:value-type="string">
            <text:p>Innsbruck</text:p>
          </table:table-cell>
          <table:table-cell table:style-name="ce1"/>
          <table:table-cell table:style-name="ce1" table:formula="of:=IFERROR(__xludf.dummyfunction(&quot;&quot;&quot;COMPUTED_VALUE&quot;&quot;&quot;);&quot;Austria Austria&quot;)" office:value-type="string" office:string-value="Austria Austria" calcext:value-type="string">
            <text:p>Austria Austria</text:p>
          </table:table-cell>
          <table:table-cell table:style-name="ce1" table:formula="of:=IFERROR(__xludf.dummyfunction(&quot;&quot;&quot;COMPUTED_VALUE&quot;&quot;&quot;);&quot;Tirol&quot;)" office:value-type="string" office:string-value="Tirol" calcext:value-type="string">
            <text:p>Tirol</text:p>
          </table:table-cell>
          <table:table-cell table:style-name="ce1"/>
          <table:table-cell table:style-name="ce1" table:formula="of:=IFERROR(__xludf.dummyfunction(&quot;&quot;&quot;COMPUTED_VALUE&quot;&quot;&quot;);&quot;130 894&quot;)" office:value-type="string" office:string-value="130 894" calcext:value-type="string">
            <text:p>130 89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08)" office:value-type="float" office:value="508" calcext:value-type="float">
            <text:p>50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89&quot;)" office:value-type="string" office:string-value="RUS-089" calcext:value-type="string">
            <text:p>RUS-089</text:p>
          </table:table-cell>
          <table:table-cell table:style-name="ce1" table:formula="of:=IFERROR(__xludf.dummyfunction(&quot;&quot;&quot;COMPUTED_VALUE&quot;&quot;&quot;);&quot;Kislovodsk&quot;)" office:value-type="string" office:string-value="Kislovodsk" calcext:value-type="string">
            <text:p>Kislovodsk</text:p>
          </table:table-cell>
          <table:table-cell table:style-name="ce1" table:formula="of:=IFERROR(__xludf.dummyfunction(&quot;&quot;&quot;COMPUTED_VALUE&quot;&quot;&quot;);&quot;Кисловодск&quot;)" office:value-type="string" office:string-value="Кисловодск" calcext:value-type="string">
            <text:p>Кисловод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Krai de Stávropol&quot;)" office:value-type="string" office:string-value="Krai de Stávropol" calcext:value-type="string">
            <text:p>Krai de Stávropol</text:p>
          </table:table-cell>
          <table:table-cell table:style-name="ce1"/>
          <table:table-cell table:style-name="ce1" table:formula="of:=IFERROR(__xludf.dummyfunction(&quot;&quot;&quot;COMPUTED_VALUE&quot;&quot;&quot;);&quot;129 861&quot;)" office:value-type="string" office:string-value="129 861" calcext:value-type="string">
            <text:p>129 86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09)" office:value-type="float" office:value="509" calcext:value-type="float">
            <text:p>509</text:p>
          </table:table-cell>
          <table:table-cell table:style-name="ce1"/>
          <table:table-cell table:style-name="ce1" table:formula="of:=IFERROR(__xludf.dummyfunction(&quot;&quot;&quot;COMPUTED_VALUE&quot;&quot;&quot;);&quot;GBR-63&quot;)" office:value-type="string" office:string-value="GBR-63" calcext:value-type="string">
            <text:p>GBR-63</text:p>
          </table:table-cell>
          <table:table-cell table:style-name="ce1" table:formula="of:=IFERROR(__xludf.dummyfunction(&quot;&quot;&quot;COMPUTED_VALUE&quot;&quot;&quot;);&quot;Exeter&quot;)" office:value-type="string" office:string-value="Exeter" calcext:value-type="string">
            <text:p>Exeter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129 800&quot;)" office:value-type="string" office:string-value="129 800" calcext:value-type="string">
            <text:p>129 8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10)" office:value-type="float" office:value="510" calcext:value-type="float">
            <text:p>510</text:p>
          </table:table-cell>
          <table:table-cell table:style-name="ce1" table:formula="of:=IFERROR(__xludf.dummyfunction(&quot;&quot;&quot;COMPUTED_VALUE&quot;&quot;&quot;);&quot;UE-288&quot;)" office:value-type="string" office:string-value="UE-288" calcext:value-type="string">
            <text:p>UE-288</text:p>
          </table:table-cell>
          <table:table-cell table:style-name="ce1" table:formula="of:=IFERROR(__xludf.dummyfunction(&quot;&quot;&quot;COMPUTED_VALUE&quot;&quot;&quot;);&quot;HUN-06&quot;)" office:value-type="string" office:string-value="HUN-06" calcext:value-type="string">
            <text:p>HUN-06</text:p>
          </table:table-cell>
          <table:table-cell table:style-name="ce1" table:formula="of:=IFERROR(__xludf.dummyfunction(&quot;&quot;&quot;COMPUTED_VALUE&quot;&quot;&quot;);&quot;Győr&quot;)" office:value-type="string" office:string-value="Győr" calcext:value-type="string">
            <text:p>Győr</text:p>
          </table:table-cell>
          <table:table-cell table:style-name="ce1"/>
          <table:table-cell table:style-name="ce1" table:formula="of:=IFERROR(__xludf.dummyfunction(&quot;&quot;&quot;COMPUTED_VALUE&quot;&quot;&quot;);&quot;Hungría Hungría&quot;)" office:value-type="string" office:string-value="Hungría Hungría" calcext:value-type="string">
            <text:p>Hungría Hungría</text:p>
          </table:table-cell>
          <table:table-cell table:style-name="ce1" table:formula="of:=IFERROR(__xludf.dummyfunction(&quot;&quot;&quot;COMPUTED_VALUE&quot;&quot;&quot;);&quot;Győr-Moson-Sopron&quot;)" office:value-type="string" office:string-value="Győr-Moson-Sopron" calcext:value-type="string">
            <text:p>Győr-Moson-Sopron</text:p>
          </table:table-cell>
          <table:table-cell table:style-name="ce1"/>
          <table:table-cell table:style-name="ce1" table:formula="of:=IFERROR(__xludf.dummyfunction(&quot;&quot;&quot;COMPUTED_VALUE&quot;&quot;&quot;);&quot;129 568&quot;)" office:value-type="string" office:string-value="129 568" calcext:value-type="string">
            <text:p>129 56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11)" office:value-type="float" office:value="511" calcext:value-type="float">
            <text:p>51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MOL-03&quot;)" office:value-type="string" office:string-value="MOL-03" calcext:value-type="string">
            <text:p>MOL-03</text:p>
          </table:table-cell>
          <table:table-cell table:style-name="ce1" table:formula="of:=IFERROR(__xludf.dummyfunction(&quot;&quot;&quot;COMPUTED_VALUE&quot;&quot;&quot;);&quot;Tiráspol&quot;)" office:value-type="string" office:string-value="Tiráspol" calcext:value-type="string">
            <text:p>Tiráspol</text:p>
          </table:table-cell>
          <table:table-cell table:style-name="ce1" table:formula="of:=IFERROR(__xludf.dummyfunction(&quot;&quot;&quot;COMPUTED_VALUE&quot;&quot;&quot;);&quot;Tiraspol&quot;)" office:value-type="string" office:string-value="Tiraspol" calcext:value-type="string">
            <text:p>Tiraspol</text:p>
          </table:table-cell>
          <table:table-cell table:style-name="ce1" table:formula="of:=IFERROR(__xludf.dummyfunction(&quot;&quot;&quot;COMPUTED_VALUE&quot;&quot;&quot;);&quot;Moldavia Moldavia&quot;)" office:value-type="string" office:string-value="Moldavia Moldavia" calcext:value-type="string">
            <text:p>Moldavia Moldavia</text:p>
          </table:table-cell>
          <table:table-cell table:style-name="ce1" table:formula="of:=IFERROR(__xludf.dummyfunction(&quot;&quot;&quot;COMPUTED_VALUE&quot;&quot;&quot;);&quot;Transnitria&quot;)" office:value-type="string" office:string-value="Transnitria" calcext:value-type="string">
            <text:p>Transnitria</text:p>
          </table:table-cell>
          <table:table-cell table:style-name="ce1"/>
          <table:table-cell table:style-name="ce1" table:formula="of:=IFERROR(__xludf.dummyfunction(&quot;&quot;&quot;COMPUTED_VALUE&quot;&quot;&quot;);&quot;128 807&quot;)" office:value-type="string" office:string-value="128 807" calcext:value-type="string">
            <text:p>128 80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12)" office:value-type="float" office:value="512" calcext:value-type="float">
            <text:p>512</text:p>
          </table:table-cell>
          <table:table-cell table:style-name="ce1"/>
          <table:table-cell table:style-name="ce1" table:formula="of:=IFERROR(__xludf.dummyfunction(&quot;&quot;&quot;COMPUTED_VALUE&quot;&quot;&quot;);&quot;GBR-62&quot;)" office:value-type="string" office:string-value="GBR-62" calcext:value-type="string">
            <text:p>GBR-62</text:p>
          </table:table-cell>
          <table:table-cell table:style-name="ce1" table:formula="of:=IFERROR(__xludf.dummyfunction(&quot;&quot;&quot;COMPUTED_VALUE&quot;&quot;&quot;);&quot;Gloucester&quot;)" office:value-type="string" office:string-value="Gloucester" calcext:value-type="string">
            <text:p>Gloucester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/>
          <table:table-cell table:style-name="ce1" table:formula="of:=IFERROR(__xludf.dummyfunction(&quot;&quot;&quot;COMPUTED_VALUE&quot;&quot;&quot;);&quot;128 500&quot;)" office:value-type="string" office:string-value="128 500" calcext:value-type="string">
            <text:p>128 5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13)" office:value-type="float" office:value="513" calcext:value-type="float">
            <text:p>513</text:p>
          </table:table-cell>
          <table:table-cell table:style-name="ce1" table:formula="of:=IFERROR(__xludf.dummyfunction(&quot;&quot;&quot;COMPUTED_VALUE&quot;&quot;&quot;);&quot;UE-289&quot;)" office:value-type="string" office:string-value="UE-289" calcext:value-type="string">
            <text:p>UE-289</text:p>
          </table:table-cell>
          <table:table-cell table:style-name="ce1" table:formula="of:=IFERROR(__xludf.dummyfunction(&quot;&quot;&quot;COMPUTED_VALUE&quot;&quot;&quot;);&quot;POL-26&quot;)" office:value-type="string" office:string-value="POL-26" calcext:value-type="string">
            <text:p>POL-26</text:p>
          </table:table-cell>
          <table:table-cell table:style-name="ce1" table:formula="of:=IFERROR(__xludf.dummyfunction(&quot;&quot;&quot;COMPUTED_VALUE&quot;&quot;&quot;);&quot;Tychy&quot;)" office:value-type="string" office:string-value="Tychy" calcext:value-type="string">
            <text:p>Tychy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Silesia&quot;)" office:value-type="string" office:string-value="Voivodato de Silesia" calcext:value-type="string">
            <text:p>Voivodato de Silesia</text:p>
          </table:table-cell>
          <table:table-cell table:style-name="ce1"/>
          <table:table-cell table:style-name="ce1" table:formula="of:=IFERROR(__xludf.dummyfunction(&quot;&quot;&quot;COMPUTED_VALUE&quot;&quot;&quot;);&quot;128 415&quot;)" office:value-type="string" office:string-value="128 415" calcext:value-type="string">
            <text:p>128 41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14)" office:value-type="float" office:value="514" calcext:value-type="float">
            <text:p>514</text:p>
          </table:table-cell>
          <table:table-cell table:style-name="ce1"/>
          <table:table-cell table:style-name="ce1" table:formula="of:=IFERROR(__xludf.dummyfunction(&quot;&quot;&quot;COMPUTED_VALUE&quot;&quot;&quot;);&quot;GBR-54&quot;)" office:value-type="string" office:string-value="GBR-54" calcext:value-type="string">
            <text:p>GBR-54</text:p>
          </table:table-cell>
          <table:table-cell table:style-name="ce1" table:formula="of:=IFERROR(__xludf.dummyfunction(&quot;&quot;&quot;COMPUTED_VALUE&quot;&quot;&quot;);&quot;Bolton&quot;)" office:value-type="string" office:string-value="Bolton" calcext:value-type="string">
            <text:p>Bolton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Gran Mánchester&quot;)" office:value-type="string" office:string-value="Gran Mánchester" calcext:value-type="string">
            <text:p>Gran Mánchester</text:p>
          </table:table-cell>
          <table:table-cell table:style-name="ce1" table:formula="of:=IFERROR(__xludf.dummyfunction(&quot;&quot;&quot;COMPUTED_VALUE&quot;&quot;&quot;);&quot;128 139&quot;)" office:value-type="string" office:string-value="128 139" calcext:value-type="string">
            <text:p>128 13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15)" office:value-type="float" office:value="515" calcext:value-type="float">
            <text:p>515</text:p>
          </table:table-cell>
          <table:table-cell table:style-name="ce1" table:formula="of:=IFERROR(__xludf.dummyfunction(&quot;&quot;&quot;COMPUTED_VALUE&quot;&quot;&quot;);&quot;UE-290&quot;)" office:value-type="string" office:string-value="UE-290" calcext:value-type="string">
            <text:p>UE-290</text:p>
          </table:table-cell>
          <table:table-cell table:style-name="ce1" table:formula="of:=IFERROR(__xludf.dummyfunction(&quot;&quot;&quot;COMPUTED_VALUE&quot;&quot;&quot;);&quot;POL-29&quot;)" office:value-type="string" office:string-value="POL-29" calcext:value-type="string">
            <text:p>POL-29</text:p>
          </table:table-cell>
          <table:table-cell table:style-name="ce1" table:formula="of:=IFERROR(__xludf.dummyfunction(&quot;&quot;&quot;COMPUTED_VALUE&quot;&quot;&quot;);&quot;Opole&quot;)" office:value-type="string" office:string-value="Opole" calcext:value-type="string">
            <text:p>Opole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Opole&quot;)" office:value-type="string" office:string-value="Voivodato de Opole" calcext:value-type="string">
            <text:p>Voivodato de Opole</text:p>
          </table:table-cell>
          <table:table-cell table:style-name="ce1"/>
          <table:table-cell table:style-name="ce1" table:formula="of:=IFERROR(__xludf.dummyfunction(&quot;&quot;&quot;COMPUTED_VALUE&quot;&quot;&quot;);&quot;127 792&quot;)" office:value-type="string" office:string-value="127 792" calcext:value-type="string">
            <text:p>127 79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16)" office:value-type="float" office:value="516" calcext:value-type="float">
            <text:p>516</text:p>
          </table:table-cell>
          <table:table-cell table:style-name="ce1" table:formula="of:=IFERROR(__xludf.dummyfunction(&quot;&quot;&quot;COMPUTED_VALUE&quot;&quot;&quot;);&quot;UE-091&quot;)" office:value-type="string" office:string-value="UE-091" calcext:value-type="string">
            <text:p>UE-091</text:p>
          </table:table-cell>
          <table:table-cell table:style-name="ce1" table:formula="of:=IFERROR(__xludf.dummyfunction(&quot;&quot;&quot;COMPUTED_VALUE&quot;&quot;&quot;);&quot;ITA-31&quot;)" office:value-type="string" office:string-value="ITA-31" calcext:value-type="string">
            <text:p>ITA-31</text:p>
          </table:table-cell>
          <table:table-cell table:style-name="ce1" table:formula="of:=IFERROR(__xludf.dummyfunction(&quot;&quot;&quot;COMPUTED_VALUE&quot;&quot;&quot;);&quot;Sácer&quot;)" office:value-type="string" office:string-value="Sácer" calcext:value-type="string">
            <text:p>Sácer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Cerdeña&quot;)" office:value-type="string" office:string-value="Cerdeña" calcext:value-type="string">
            <text:p>Cerdeña</text:p>
          </table:table-cell>
          <table:table-cell table:style-name="ce1" table:formula="of:=IFERROR(__xludf.dummyfunction(&quot;&quot;&quot;COMPUTED_VALUE&quot;&quot;&quot;);&quot;Provincia de Sácer&quot;)" office:value-type="string" office:string-value="Provincia de Sácer" calcext:value-type="string">
            <text:p>Provincia de Sácer</text:p>
          </table:table-cell>
          <table:table-cell table:style-name="ce1" table:formula="of:=IFERROR(__xludf.dummyfunction(&quot;&quot;&quot;COMPUTED_VALUE&quot;&quot;&quot;);&quot;127 745&quot;)" office:value-type="string" office:string-value="127 745" calcext:value-type="string">
            <text:p>127 74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17)" office:value-type="float" office:value="517" calcext:value-type="float">
            <text:p>517</text:p>
          </table:table-cell>
          <table:table-cell table:style-name="ce1" table:formula="of:=IFERROR(__xludf.dummyfunction(&quot;&quot;&quot;COMPUTED_VALUE&quot;&quot;&quot;);&quot;UE-292&quot;)" office:value-type="string" office:string-value="UE-292" calcext:value-type="string">
            <text:p>UE-292</text:p>
          </table:table-cell>
          <table:table-cell table:style-name="ce1" table:formula="of:=IFERROR(__xludf.dummyfunction(&quot;&quot;&quot;COMPUTED_VALUE&quot;&quot;&quot;);&quot;CRO-03&quot;)" office:value-type="string" office:string-value="CRO-03" calcext:value-type="string">
            <text:p>CRO-03</text:p>
          </table:table-cell>
          <table:table-cell table:style-name="ce1" table:formula="of:=IFERROR(__xludf.dummyfunction(&quot;&quot;&quot;COMPUTED_VALUE&quot;&quot;&quot;);&quot;Rijeka&quot;)" office:value-type="string" office:string-value="Rijeka" calcext:value-type="string">
            <text:p>Rijeka</text:p>
          </table:table-cell>
          <table:table-cell table:style-name="ce1"/>
          <table:table-cell table:style-name="ce1" table:formula="of:=IFERROR(__xludf.dummyfunction(&quot;&quot;&quot;COMPUTED_VALUE&quot;&quot;&quot;);&quot;Croacia Croacia&quot;)" office:value-type="string" office:string-value="Croacia Croacia" calcext:value-type="string">
            <text:p>Croacia Croacia</text:p>
          </table:table-cell>
          <table:table-cell table:style-name="ce1" table:formula="of:=IFERROR(__xludf.dummyfunction(&quot;&quot;&quot;COMPUTED_VALUE&quot;&quot;&quot;);&quot;Condado de Primorje-Gorski Kotar&quot;)" office:value-type="string" office:string-value="Condado de Primorje-Gorski Kotar" calcext:value-type="string">
            <text:p>Condado de Primorje-Gorski Kotar</text:p>
          </table:table-cell>
          <table:table-cell table:style-name="ce1"/>
          <table:table-cell table:style-name="ce1" table:formula="of:=IFERROR(__xludf.dummyfunction(&quot;&quot;&quot;COMPUTED_VALUE&quot;&quot;&quot;);&quot;127 498&quot;)" office:value-type="string" office:string-value="127 498" calcext:value-type="string">
            <text:p>127 49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18)" office:value-type="float" office:value="518" calcext:value-type="float">
            <text:p>518</text:p>
          </table:table-cell>
          <table:table-cell table:style-name="ce1" table:formula="of:=IFERROR(__xludf.dummyfunction(&quot;&quot;&quot;COMPUTED_VALUE&quot;&quot;&quot;);&quot;UE-293&quot;)" office:value-type="string" office:string-value="UE-293" calcext:value-type="string">
            <text:p>UE-293</text:p>
          </table:table-cell>
          <table:table-cell table:style-name="ce1" table:formula="of:=IFERROR(__xludf.dummyfunction(&quot;&quot;&quot;COMPUTED_VALUE&quot;&quot;&quot;);&quot;ESP-51&quot;)" office:value-type="string" office:string-value="ESP-51" calcext:value-type="string">
            <text:p>ESP-51</text:p>
          </table:table-cell>
          <table:table-cell table:style-name="ce1" table:formula="of:=IFERROR(__xludf.dummyfunction(&quot;&quot;&quot;COMPUTED_VALUE&quot;&quot;&quot;);&quot;Torrejón de Ardoz&quot;)" office:value-type="string" office:string-value="Torrejón de Ardoz" calcext:value-type="string">
            <text:p>Torrejón de Ardoz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omunidad de Madrid&quot;)" office:value-type="string" office:string-value="Comunidad de Madrid" calcext:value-type="string">
            <text:p>Comunidad de Madrid</text:p>
          </table:table-cell>
          <table:table-cell table:style-name="ce1" table:formula="of:=IFERROR(__xludf.dummyfunction(&quot;&quot;&quot;COMPUTED_VALUE&quot;&quot;&quot;);&quot;Comunidad de Madrid&quot;)" office:value-type="string" office:string-value="Comunidad de Madrid" calcext:value-type="string">
            <text:p>Comunidad de Madrid</text:p>
          </table:table-cell>
          <table:table-cell table:style-name="ce1" table:formula="of:=IFERROR(__xludf.dummyfunction(&quot;&quot;&quot;COMPUTED_VALUE&quot;&quot;&quot;);&quot;126 981&quot;)" office:value-type="string" office:string-value="126 981" calcext:value-type="string">
            <text:p>126 98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19)" office:value-type="float" office:value="519" calcext:value-type="float">
            <text:p>51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90&quot;)" office:value-type="string" office:string-value="RUS-090" calcext:value-type="string">
            <text:p>RUS-090</text:p>
          </table:table-cell>
          <table:table-cell table:style-name="ce1" table:formula="of:=IFERROR(__xludf.dummyfunction(&quot;&quot;&quot;COMPUTED_VALUE&quot;&quot;&quot;);&quot;Neftekamsk&quot;)" office:value-type="string" office:string-value="Neftekamsk" calcext:value-type="string">
            <text:p>Neftekamsk</text:p>
          </table:table-cell>
          <table:table-cell table:style-name="ce1" table:formula="of:=IFERROR(__xludf.dummyfunction(&quot;&quot;&quot;COMPUTED_VALUE&quot;&quot;&quot;);&quot;Нефтекамск&quot;)" office:value-type="string" office:string-value="Нефтекамск" calcext:value-type="string">
            <text:p>Нефтекам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Baskortostán&quot;)" office:value-type="string" office:string-value="República de Baskortostán" calcext:value-type="string">
            <text:p>República de Baskortostán</text:p>
          </table:table-cell>
          <table:table-cell table:style-name="ce1"/>
          <table:table-cell table:style-name="ce1" table:formula="of:=IFERROR(__xludf.dummyfunction(&quot;&quot;&quot;COMPUTED_VALUE&quot;&quot;&quot;);&quot;126 805&quot;)" office:value-type="string" office:string-value="126 805" calcext:value-type="string">
            <text:p>126 80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20)" office:value-type="float" office:value="520" calcext:value-type="float">
            <text:p>520</text:p>
          </table:table-cell>
          <table:table-cell table:style-name="ce1" table:formula="of:=IFERROR(__xludf.dummyfunction(&quot;&quot;&quot;COMPUTED_VALUE&quot;&quot;&quot;);&quot;UE-294&quot;)" office:value-type="string" office:string-value="UE-294" calcext:value-type="string">
            <text:p>UE-294</text:p>
          </table:table-cell>
          <table:table-cell table:style-name="ce1" table:formula="of:=IFERROR(__xludf.dummyfunction(&quot;&quot;&quot;COMPUTED_VALUE&quot;&quot;&quot;);&quot;ESP-49&quot;)" office:value-type="string" office:string-value="ESP-49" calcext:value-type="string">
            <text:p>ESP-49</text:p>
          </table:table-cell>
          <table:table-cell table:style-name="ce1" table:formula="of:=IFERROR(__xludf.dummyfunction(&quot;&quot;&quot;COMPUTED_VALUE&quot;&quot;&quot;);&quot;León&quot;)" office:value-type="string" office:string-value="León" calcext:value-type="string">
            <text:p>León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astilla y León&quot;)" office:value-type="string" office:string-value="Castilla y León" calcext:value-type="string">
            <text:p>Castilla y León</text:p>
          </table:table-cell>
          <table:table-cell table:style-name="ce1" table:formula="of:=IFERROR(__xludf.dummyfunction(&quot;&quot;&quot;COMPUTED_VALUE&quot;&quot;&quot;);&quot;Provincia de León&quot;)" office:value-type="string" office:string-value="Provincia de León" calcext:value-type="string">
            <text:p>Provincia de León</text:p>
          </table:table-cell>
          <table:table-cell table:style-name="ce1" table:formula="of:=IFERROR(__xludf.dummyfunction(&quot;&quot;&quot;COMPUTED_VALUE&quot;&quot;&quot;);&quot;126 192&quot;)" office:value-type="string" office:string-value="126 192" calcext:value-type="string">
            <text:p>126 19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21)" office:value-type="float" office:value="521" calcext:value-type="float">
            <text:p>521</text:p>
          </table:table-cell>
          <table:table-cell table:style-name="ce1" table:formula="of:=IFERROR(__xludf.dummyfunction(&quot;&quot;&quot;COMPUTED_VALUE&quot;&quot;&quot;);&quot;UE-295&quot;)" office:value-type="string" office:string-value="UE-295" calcext:value-type="string">
            <text:p>UE-295</text:p>
          </table:table-cell>
          <table:table-cell table:style-name="ce1" table:formula="of:=IFERROR(__xludf.dummyfunction(&quot;&quot;&quot;COMPUTED_VALUE&quot;&quot;&quot;);&quot;ITA-35&quot;)" office:value-type="string" office:string-value="ITA-35" calcext:value-type="string">
            <text:p>ITA-35</text:p>
          </table:table-cell>
          <table:table-cell table:style-name="ce1" table:formula="of:=IFERROR(__xludf.dummyfunction(&quot;&quot;&quot;COMPUTED_VALUE&quot;&quot;&quot;);&quot;Latina&quot;)" office:value-type="string" office:string-value="Latina" calcext:value-type="string">
            <text:p>Latina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Lacio&quot;)" office:value-type="string" office:string-value="Lacio" calcext:value-type="string">
            <text:p>Lacio</text:p>
          </table:table-cell>
          <table:table-cell table:style-name="ce1" table:formula="of:=IFERROR(__xludf.dummyfunction(&quot;&quot;&quot;COMPUTED_VALUE&quot;&quot;&quot;);&quot;Provincia de Latina&quot;)" office:value-type="string" office:string-value="Provincia de Latina" calcext:value-type="string">
            <text:p>Provincia de Latina</text:p>
          </table:table-cell>
          <table:table-cell table:style-name="ce1" table:formula="of:=IFERROR(__xludf.dummyfunction(&quot;&quot;&quot;COMPUTED_VALUE&quot;&quot;&quot;);&quot;126 181&quot;)" office:value-type="string" office:string-value="126 181" calcext:value-type="string">
            <text:p>126 18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22)" office:value-type="float" office:value="522" calcext:value-type="float">
            <text:p>522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91&quot;)" office:value-type="string" office:string-value="RUS-091" calcext:value-type="string">
            <text:p>RUS-091</text:p>
          </table:table-cell>
          <table:table-cell table:style-name="ce1" table:formula="of:=IFERROR(__xludf.dummyfunction(&quot;&quot;&quot;COMPUTED_VALUE&quot;&quot;&quot;);&quot;Novocheboksarsk&quot;)" office:value-type="string" office:string-value="Novocheboksarsk" calcext:value-type="string">
            <text:p>Novocheboksarsk</text:p>
          </table:table-cell>
          <table:table-cell table:style-name="ce1" table:formula="of:=IFERROR(__xludf.dummyfunction(&quot;&quot;&quot;COMPUTED_VALUE&quot;&quot;&quot;);&quot;Новочебоксарск&quot;)" office:value-type="string" office:string-value="Новочебоксарск" calcext:value-type="string">
            <text:p>Новочебоксар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Chuvasia&quot;)" office:value-type="string" office:string-value="República de Chuvasia" calcext:value-type="string">
            <text:p>República de Chuvasia</text:p>
          </table:table-cell>
          <table:table-cell table:style-name="ce1"/>
          <table:table-cell table:style-name="ce1" table:formula="of:=IFERROR(__xludf.dummyfunction(&quot;&quot;&quot;COMPUTED_VALUE&quot;&quot;&quot;);&quot;126 072&quot;)" office:value-type="string" office:string-value="126 072" calcext:value-type="string">
            <text:p>126 07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23)" office:value-type="float" office:value="523" calcext:value-type="float">
            <text:p>52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92&quot;)" office:value-type="string" office:string-value="RUS-092" calcext:value-type="string">
            <text:p>RUS-092</text:p>
          </table:table-cell>
          <table:table-cell table:style-name="ce1" table:formula="of:=IFERROR(__xludf.dummyfunction(&quot;&quot;&quot;COMPUTED_VALUE&quot;&quot;&quot;);&quot;Sérpujov&quot;)" office:value-type="string" office:string-value="Sérpujov" calcext:value-type="string">
            <text:p>Sérpujov</text:p>
          </table:table-cell>
          <table:table-cell table:style-name="ce1" table:formula="of:=IFERROR(__xludf.dummyfunction(&quot;&quot;&quot;COMPUTED_VALUE&quot;&quot;&quot;);&quot;Серпухов&quot;)" office:value-type="string" office:string-value="Серпухов" calcext:value-type="string">
            <text:p>Серпухов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Moscú&quot;)" office:value-type="string" office:string-value="Óblast de Moscú" calcext:value-type="string">
            <text:p>Óblast de Moscú</text:p>
          </table:table-cell>
          <table:table-cell table:style-name="ce1"/>
          <table:table-cell table:style-name="ce1" table:formula="of:=IFERROR(__xludf.dummyfunction(&quot;&quot;&quot;COMPUTED_VALUE&quot;&quot;&quot;);&quot;125 929&quot;)" office:value-type="string" office:string-value="125 929" calcext:value-type="string">
            <text:p>125 92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24)" office:value-type="float" office:value="624" calcext:value-type="float">
            <text:p>62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93&quot;)" office:value-type="string" office:string-value="RUS-093" calcext:value-type="string">
            <text:p>RUS-093</text:p>
          </table:table-cell>
          <table:table-cell table:style-name="ce1" table:formula="of:=IFERROR(__xludf.dummyfunction(&quot;&quot;&quot;COMPUTED_VALUE&quot;&quot;&quot;);&quot;Shchólkovo&quot;)" office:value-type="string" office:string-value="Shchólkovo" calcext:value-type="string">
            <text:p>Shchólkovo</text:p>
          </table:table-cell>
          <table:table-cell table:style-name="ce1" table:formula="of:=IFERROR(__xludf.dummyfunction(&quot;&quot;&quot;COMPUTED_VALUE&quot;&quot;&quot;);&quot;Щёлково&quot;)" office:value-type="string" office:string-value="Щёлково" calcext:value-type="string">
            <text:p>Щёлково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Moscú&quot;)" office:value-type="string" office:string-value="Óblast de Moscú" calcext:value-type="string">
            <text:p>Óblast de Moscú</text:p>
          </table:table-cell>
          <table:table-cell table:style-name="ce1"/>
          <table:table-cell table:style-name="ce1" table:formula="of:=IFERROR(__xludf.dummyfunction(&quot;&quot;&quot;COMPUTED_VALUE&quot;&quot;&quot;);&quot;125 843&quot;)" office:value-type="string" office:string-value="125 843" calcext:value-type="string">
            <text:p>125 84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25)" office:value-type="float" office:value="525" calcext:value-type="float">
            <text:p>525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94&quot;)" office:value-type="string" office:string-value="RUS-094" calcext:value-type="string">
            <text:p>RUS-094</text:p>
          </table:table-cell>
          <table:table-cell table:style-name="ce1" table:formula="of:=IFERROR(__xludf.dummyfunction(&quot;&quot;&quot;COMPUTED_VALUE&quot;&quot;&quot;);&quot;Novomoskovsk&quot;)" office:value-type="string" office:string-value="Novomoskovsk" calcext:value-type="string">
            <text:p>Novomoskovsk</text:p>
          </table:table-cell>
          <table:table-cell table:style-name="ce1" table:formula="of:=IFERROR(__xludf.dummyfunction(&quot;&quot;&quot;COMPUTED_VALUE&quot;&quot;&quot;);&quot;Новомосковск&quot;)" office:value-type="string" office:string-value="Новомосковск" calcext:value-type="string">
            <text:p>Новомосков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Tula&quot;)" office:value-type="string" office:string-value="Óblast de Tula" calcext:value-type="string">
            <text:p>Óblast de Tula</text:p>
          </table:table-cell>
          <table:table-cell table:style-name="ce1"/>
          <table:table-cell table:style-name="ce1" table:formula="of:=IFERROR(__xludf.dummyfunction(&quot;&quot;&quot;COMPUTED_VALUE&quot;&quot;&quot;);&quot;125 647&quot;)" office:value-type="string" office:string-value="125 647" calcext:value-type="string">
            <text:p>125 64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26)" office:value-type="float" office:value="526" calcext:value-type="float">
            <text:p>526</text:p>
          </table:table-cell>
          <table:table-cell table:style-name="ce1" table:formula="of:=IFERROR(__xludf.dummyfunction(&quot;&quot;&quot;COMPUTED_VALUE&quot;&quot;&quot;);&quot;UE-296&quot;)" office:value-type="string" office:string-value="UE-296" calcext:value-type="string">
            <text:p>UE-296</text:p>
          </table:table-cell>
          <table:table-cell table:style-name="ce1" table:formula="of:=IFERROR(__xludf.dummyfunction(&quot;&quot;&quot;COMPUTED_VALUE&quot;&quot;&quot;);&quot;IRE-02&quot;)" office:value-type="string" office:string-value="IRE-02" calcext:value-type="string">
            <text:p>IRE-02</text:p>
          </table:table-cell>
          <table:table-cell table:style-name="ce1" table:formula="of:=IFERROR(__xludf.dummyfunction(&quot;&quot;&quot;COMPUTED_VALUE&quot;&quot;&quot;);&quot;Cork&quot;)" office:value-type="string" office:string-value="Cork" calcext:value-type="string">
            <text:p>Cork</text:p>
          </table:table-cell>
          <table:table-cell table:style-name="ce1" table:formula="of:=IFERROR(__xludf.dummyfunction(&quot;&quot;&quot;COMPUTED_VALUE&quot;&quot;&quot;);&quot;Cork/Corcaigh&quot;)" office:value-type="string" office:string-value="Cork/Corcaigh" calcext:value-type="string">
            <text:p>Cork/Corcaigh</text:p>
          </table:table-cell>
          <table:table-cell table:style-name="ce1" table:formula="of:=IFERROR(__xludf.dummyfunction(&quot;&quot;&quot;COMPUTED_VALUE&quot;&quot;&quot;);&quot;Irlanda&quot;)" office:value-type="string" office:string-value="Irlanda" calcext:value-type="string">
            <text:p>Irlanda</text:p>
          </table:table-cell>
          <table:table-cell table:style-name="ce1" table:formula="of:=IFERROR(__xludf.dummyfunction(&quot;&quot;&quot;COMPUTED_VALUE&quot;&quot;&quot;);&quot;Munster (Irlanda)&quot;)" office:value-type="string" office:string-value="Munster (Irlanda)" calcext:value-type="string">
            <text:p>Munster (Irlanda)</text:p>
          </table:table-cell>
          <table:table-cell table:style-name="ce1" table:formula="of:=IFERROR(__xludf.dummyfunction(&quot;&quot;&quot;COMPUTED_VALUE&quot;&quot;&quot;);&quot;Condado de Cork&quot;)" office:value-type="string" office:string-value="Condado de Cork" calcext:value-type="string">
            <text:p>Condado de Cork</text:p>
          </table:table-cell>
          <table:table-cell table:style-name="ce1" table:formula="of:=IFERROR(__xludf.dummyfunction(&quot;&quot;&quot;COMPUTED_VALUE&quot;&quot;&quot;);&quot;125 622&quot;)" office:value-type="string" office:string-value="125 622" calcext:value-type="string">
            <text:p>125 62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27)" office:value-type="float" office:value="527" calcext:value-type="float">
            <text:p>527</text:p>
          </table:table-cell>
          <table:table-cell table:style-name="ce1" table:formula="of:=IFERROR(__xludf.dummyfunction(&quot;&quot;&quot;COMPUTED_VALUE&quot;&quot;&quot;);&quot;UE-297&quot;)" office:value-type="string" office:string-value="UE-297" calcext:value-type="string">
            <text:p>UE-297</text:p>
          </table:table-cell>
          <table:table-cell table:style-name="ce1" table:formula="of:=IFERROR(__xludf.dummyfunction(&quot;&quot;&quot;COMPUTED_VALUE&quot;&quot;&quot;);&quot;ESP-53&quot;)" office:value-type="string" office:string-value="ESP-53" calcext:value-type="string">
            <text:p>ESP-53</text:p>
          </table:table-cell>
          <table:table-cell table:style-name="ce1" table:formula="of:=IFERROR(__xludf.dummyfunction(&quot;&quot;&quot;COMPUTED_VALUE&quot;&quot;&quot;);&quot;Mataró&quot;)" office:value-type="string" office:string-value="Mataró" calcext:value-type="string">
            <text:p>Mataró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ataluña&quot;)" office:value-type="string" office:string-value="Cataluña" calcext:value-type="string">
            <text:p>Cataluña</text:p>
          </table:table-cell>
          <table:table-cell table:style-name="ce1" table:formula="of:=IFERROR(__xludf.dummyfunction(&quot;&quot;&quot;COMPUTED_VALUE&quot;&quot;&quot;);&quot;Provincia de Barcelona&quot;)" office:value-type="string" office:string-value="Provincia de Barcelona" calcext:value-type="string">
            <text:p>Provincia de Barcelona</text:p>
          </table:table-cell>
          <table:table-cell table:style-name="ce1" table:formula="of:=IFERROR(__xludf.dummyfunction(&quot;&quot;&quot;COMPUTED_VALUE&quot;&quot;&quot;);&quot;125 517&quot;)" office:value-type="string" office:string-value="125 517" calcext:value-type="string">
            <text:p>125 51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28)" office:value-type="float" office:value="528" calcext:value-type="float">
            <text:p>528</text:p>
          </table:table-cell>
          <table:table-cell table:style-name="ce1"/>
          <table:table-cell table:style-name="ce1" table:formula="of:=IFERROR(__xludf.dummyfunction(&quot;&quot;&quot;COMPUTED_VALUE&quot;&quot;&quot;);&quot;GEO-04&quot;)" office:value-type="string" office:string-value="GEO-04" calcext:value-type="string">
            <text:p>GEO-04</text:p>
          </table:table-cell>
          <table:table-cell table:style-name="ce1" table:formula="of:=IFERROR(__xludf.dummyfunction(&quot;&quot;&quot;COMPUTED_VALUE&quot;&quot;&quot;);&quot;Rustavi&quot;)" office:value-type="string" office:string-value="Rustavi" calcext:value-type="string">
            <text:p>Rustavi</text:p>
          </table:table-cell>
          <table:table-cell table:style-name="ce1" table:formula="of:=IFERROR(__xludf.dummyfunction(&quot;&quot;&quot;COMPUTED_VALUE&quot;&quot;&quot;);&quot;რუსთავი&quot;)" office:value-type="string" office:string-value="რუსთავი" calcext:value-type="string">
            <text:p>რუსთავი</text:p>
          </table:table-cell>
          <table:table-cell table:style-name="ce1" table:formula="of:=IFERROR(__xludf.dummyfunction(&quot;&quot;&quot;COMPUTED_VALUE&quot;&quot;&quot;);&quot;Georgia Georgia&quot;)" office:value-type="string" office:string-value="Georgia Georgia" calcext:value-type="string">
            <text:p>Georgia Georgia</text:p>
          </table:table-cell>
          <table:table-cell table:style-name="ce1" table:formula="of:=IFERROR(__xludf.dummyfunction(&quot;&quot;&quot;COMPUTED_VALUE&quot;&quot;&quot;);&quot;Kvemo Kartli&quot;)" office:value-type="string" office:string-value="Kvemo Kartli" calcext:value-type="string">
            <text:p>Kvemo Kartli</text:p>
          </table:table-cell>
          <table:table-cell table:style-name="ce1"/>
          <table:table-cell table:style-name="ce1" table:formula="of:=IFERROR(__xludf.dummyfunction(&quot;&quot;&quot;COMPUTED_VALUE&quot;&quot;&quot;);&quot;125 103&quot;)" office:value-type="string" office:string-value="125 103" calcext:value-type="string">
            <text:p>125 10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29)" office:value-type="float" office:value="529" calcext:value-type="float">
            <text:p>529</text:p>
          </table:table-cell>
          <table:table-cell table:style-name="ce1" table:formula="of:=IFERROR(__xludf.dummyfunction(&quot;&quot;&quot;COMPUTED_VALUE&quot;&quot;&quot;);&quot;UE-298&quot;)" office:value-type="string" office:string-value="UE-298" calcext:value-type="string">
            <text:p>UE-298</text:p>
          </table:table-cell>
          <table:table-cell table:style-name="ce1" table:formula="of:=IFERROR(__xludf.dummyfunction(&quot;&quot;&quot;COMPUTED_VALUE&quot;&quot;&quot;);&quot;NED-23&quot;)" office:value-type="string" office:string-value="NED-23" calcext:value-type="string">
            <text:p>NED-23</text:p>
          </table:table-cell>
          <table:table-cell table:style-name="ce1" table:formula="of:=IFERROR(__xludf.dummyfunction(&quot;&quot;&quot;COMPUTED_VALUE&quot;&quot;&quot;);&quot;Zwolle&quot;)" office:value-type="string" office:string-value="Zwolle" calcext:value-type="string">
            <text:p>Zwolle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Overijssel&quot;)" office:value-type="string" office:string-value="Overijssel" calcext:value-type="string">
            <text:p>Overijssel</text:p>
          </table:table-cell>
          <table:table-cell table:style-name="ce1"/>
          <table:table-cell table:style-name="ce1" table:formula="of:=IFERROR(__xludf.dummyfunction(&quot;&quot;&quot;COMPUTED_VALUE&quot;&quot;&quot;);&quot;124 914&quot;)" office:value-type="string" office:string-value="124 914" calcext:value-type="string">
            <text:p>124 91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30)" office:value-type="float" office:value="530" calcext:value-type="float">
            <text:p>530</text:p>
          </table:table-cell>
          <table:table-cell table:style-name="ce1" table:formula="of:=IFERROR(__xludf.dummyfunction(&quot;&quot;&quot;COMPUTED_VALUE&quot;&quot;&quot;);&quot;UE-299&quot;)" office:value-type="string" office:string-value="UE-299" calcext:value-type="string">
            <text:p>UE-299</text:p>
          </table:table-cell>
          <table:table-cell table:style-name="ce1" table:formula="of:=IFERROR(__xludf.dummyfunction(&quot;&quot;&quot;COMPUTED_VALUE&quot;&quot;&quot;);&quot;ALE-58&quot;)" office:value-type="string" office:string-value="ALE-58" calcext:value-type="string">
            <text:p>ALE-58</text:p>
          </table:table-cell>
          <table:table-cell table:style-name="ce1" table:formula="of:=IFERROR(__xludf.dummyfunction(&quot;&quot;&quot;COMPUTED_VALUE&quot;&quot;&quot;);&quot;Wurzburgo&quot;)" office:value-type="string" office:string-value="Wurzburgo" calcext:value-type="string">
            <text:p>Wurzburgo</text:p>
          </table:table-cell>
          <table:table-cell table:style-name="ce1" table:formula="of:=IFERROR(__xludf.dummyfunction(&quot;&quot;&quot;COMPUTED_VALUE&quot;&quot;&quot;);&quot;Würzburg&quot;)" office:value-type="string" office:string-value="Würzburg" calcext:value-type="string">
            <text:p>Würzburg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viera&quot;)" office:value-type="string" office:string-value="Baviera" calcext:value-type="string">
            <text:p>Baviera</text:p>
          </table:table-cell>
          <table:table-cell table:style-name="ce1"/>
          <table:table-cell table:style-name="ce1" table:formula="of:=IFERROR(__xludf.dummyfunction(&quot;&quot;&quot;COMPUTED_VALUE&quot;&quot;&quot;);&quot;124 873&quot;)" office:value-type="string" office:string-value="124 873" calcext:value-type="string">
            <text:p>124 87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31)" office:value-type="float" office:value="531" calcext:value-type="float">
            <text:p>53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ISL-01&quot;)" office:value-type="string" office:string-value="ISL-01" calcext:value-type="string">
            <text:p>ISL-01</text:p>
          </table:table-cell>
          <table:table-cell table:style-name="ce1" table:formula="of:=IFERROR(__xludf.dummyfunction(&quot;&quot;&quot;COMPUTED_VALUE&quot;&quot;&quot;);&quot;Reikiavik&quot;)" office:value-type="string" office:string-value="Reikiavik" calcext:value-type="string">
            <text:p>Reikiavik</text:p>
          </table:table-cell>
          <table:table-cell table:style-name="ce1" table:formula="of:=IFERROR(__xludf.dummyfunction(&quot;&quot;&quot;COMPUTED_VALUE&quot;&quot;&quot;);&quot;Reykjavík&quot;)" office:value-type="string" office:string-value="Reykjavík" calcext:value-type="string">
            <text:p>Reykjavík</text:p>
          </table:table-cell>
          <table:table-cell table:style-name="ce1" table:formula="of:=IFERROR(__xludf.dummyfunction(&quot;&quot;&quot;COMPUTED_VALUE&quot;&quot;&quot;);&quot;Islandia Islandia&quot;)" office:value-type="string" office:string-value="Islandia Islandia" calcext:value-type="string">
            <text:p>Islandia Islandia</text:p>
          </table:table-cell>
          <table:table-cell table:style-name="ce1" table:number-columns-repeated="2"/>
          <table:table-cell table:style-name="ce1" table:formula="of:=IFERROR(__xludf.dummyfunction(&quot;&quot;&quot;COMPUTED_VALUE&quot;&quot;&quot;);&quot;124 800&quot;)" office:value-type="string" office:string-value="124 800" calcext:value-type="string">
            <text:p>124 8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32)" office:value-type="float" office:value="532" calcext:value-type="float">
            <text:p>532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95&quot;)" office:value-type="string" office:string-value="RUS-095" calcext:value-type="string">
            <text:p>RUS-095</text:p>
          </table:table-cell>
          <table:table-cell table:style-name="ce1" table:formula="of:=IFERROR(__xludf.dummyfunction(&quot;&quot;&quot;COMPUTED_VALUE&quot;&quot;&quot;);&quot;Batáisk&quot;)" office:value-type="string" office:string-value="Batáisk" calcext:value-type="string">
            <text:p>Batáisk</text:p>
          </table:table-cell>
          <table:table-cell table:style-name="ce1" table:formula="of:=IFERROR(__xludf.dummyfunction(&quot;&quot;&quot;COMPUTED_VALUE&quot;&quot;&quot;);&quot;Батайск&quot;)" office:value-type="string" office:string-value="Батайск" calcext:value-type="string">
            <text:p>Батай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Rostov&quot;)" office:value-type="string" office:string-value="Óblast de Rostov" calcext:value-type="string">
            <text:p>Óblast de Rostov</text:p>
          </table:table-cell>
          <table:table-cell table:style-name="ce1"/>
          <table:table-cell table:style-name="ce1" table:formula="of:=IFERROR(__xludf.dummyfunction(&quot;&quot;&quot;COMPUTED_VALUE&quot;&quot;&quot;);&quot;124 705&quot;)" office:value-type="string" office:string-value="124 705" calcext:value-type="string">
            <text:p>124 70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33)" office:value-type="float" office:value="533" calcext:value-type="float">
            <text:p>533</text:p>
          </table:table-cell>
          <table:table-cell table:style-name="ce1" table:formula="of:=IFERROR(__xludf.dummyfunction(&quot;&quot;&quot;COMPUTED_VALUE&quot;&quot;&quot;);&quot;UE-300&quot;)" office:value-type="string" office:string-value="UE-300" calcext:value-type="string">
            <text:p>UE-300</text:p>
          </table:table-cell>
          <table:table-cell table:style-name="ce1" table:formula="of:=IFERROR(__xludf.dummyfunction(&quot;&quot;&quot;COMPUTED_VALUE&quot;&quot;&quot;);&quot;ESP-52&quot;)" office:value-type="string" office:string-value="ESP-52" calcext:value-type="string">
            <text:p>ESP-52</text:p>
          </table:table-cell>
          <table:table-cell table:style-name="ce1" table:formula="of:=IFERROR(__xludf.dummyfunction(&quot;&quot;&quot;COMPUTED_VALUE&quot;&quot;&quot;);&quot;Parla&quot;)" office:value-type="string" office:string-value="Parla" calcext:value-type="string">
            <text:p>Parla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omunidad de Madrid&quot;)" office:value-type="string" office:string-value="Comunidad de Madrid" calcext:value-type="string">
            <text:p>Comunidad de Madrid</text:p>
          </table:table-cell>
          <table:table-cell table:style-name="ce1" table:formula="of:=IFERROR(__xludf.dummyfunction(&quot;&quot;&quot;COMPUTED_VALUE&quot;&quot;&quot;);&quot;Comunidad de Madrid&quot;)" office:value-type="string" office:string-value="Comunidad de Madrid" calcext:value-type="string">
            <text:p>Comunidad de Madrid</text:p>
          </table:table-cell>
          <table:table-cell table:style-name="ce1" table:formula="of:=IFERROR(__xludf.dummyfunction(&quot;&quot;&quot;COMPUTED_VALUE&quot;&quot;&quot;);&quot;124 661&quot;)" office:value-type="string" office:string-value="124 661" calcext:value-type="string">
            <text:p>124 66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34)" office:value-type="float" office:value="534" calcext:value-type="float">
            <text:p>534</text:p>
          </table:table-cell>
          <table:table-cell table:style-name="ce1" table:formula="of:=IFERROR(__xludf.dummyfunction(&quot;&quot;&quot;COMPUTED_VALUE&quot;&quot;&quot;);&quot;UE-301&quot;)" office:value-type="string" office:string-value="UE-301" calcext:value-type="string">
            <text:p>UE-301</text:p>
          </table:table-cell>
          <table:table-cell table:style-name="ce1" table:formula="of:=IFERROR(__xludf.dummyfunction(&quot;&quot;&quot;COMPUTED_VALUE&quot;&quot;&quot;);&quot;ALE-60&quot;)" office:value-type="string" office:string-value="ALE-60" calcext:value-type="string">
            <text:p>ALE-60</text:p>
          </table:table-cell>
          <table:table-cell table:style-name="ce1" table:formula="of:=IFERROR(__xludf.dummyfunction(&quot;&quot;&quot;COMPUTED_VALUE&quot;&quot;&quot;);&quot;Fürth&quot;)" office:value-type="string" office:string-value="Fürth" calcext:value-type="string">
            <text:p>Fürth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viera&quot;)" office:value-type="string" office:string-value="Baviera" calcext:value-type="string">
            <text:p>Baviera</text:p>
          </table:table-cell>
          <table:table-cell table:style-name="ce1"/>
          <table:table-cell table:style-name="ce1" table:formula="of:=IFERROR(__xludf.dummyfunction(&quot;&quot;&quot;COMPUTED_VALUE&quot;&quot;&quot;);&quot;124 171&quot;)" office:value-type="string" office:string-value="124 171" calcext:value-type="string">
            <text:p>124 17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35)" office:value-type="float" office:value="535" calcext:value-type="float">
            <text:p>535</text:p>
          </table:table-cell>
          <table:table-cell table:style-name="ce1" table:formula="of:=IFERROR(__xludf.dummyfunction(&quot;&quot;&quot;COMPUTED_VALUE&quot;&quot;&quot;);&quot;UE-302&quot;)" office:value-type="string" office:string-value="UE-302" calcext:value-type="string">
            <text:p>UE-302</text:p>
          </table:table-cell>
          <table:table-cell table:style-name="ce1" table:formula="of:=IFERROR(__xludf.dummyfunction(&quot;&quot;&quot;COMPUTED_VALUE&quot;&quot;&quot;);&quot;ALE-59&quot;)" office:value-type="string" office:string-value="ALE-59" calcext:value-type="string">
            <text:p>ALE-59</text:p>
          </table:table-cell>
          <table:table-cell table:style-name="ce1" table:formula="of:=IFERROR(__xludf.dummyfunction(&quot;&quot;&quot;COMPUTED_VALUE&quot;&quot;&quot;);&quot;Wolfsburgo&quot;)" office:value-type="string" office:string-value="Wolfsburgo" calcext:value-type="string">
            <text:p>Wolfsburgo</text:p>
          </table:table-cell>
          <table:table-cell table:style-name="ce1" table:formula="of:=IFERROR(__xludf.dummyfunction(&quot;&quot;&quot;COMPUTED_VALUE&quot;&quot;&quot;);&quot;Wolfsburg&quot;)" office:value-type="string" office:string-value="Wolfsburg" calcext:value-type="string">
            <text:p>Wolfsburg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ja Sajonia&quot;)" office:value-type="string" office:string-value="Baja Sajonia" calcext:value-type="string">
            <text:p>Baja Sajonia</text:p>
          </table:table-cell>
          <table:table-cell table:style-name="ce1"/>
          <table:table-cell table:style-name="ce1" table:formula="of:=IFERROR(__xludf.dummyfunction(&quot;&quot;&quot;COMPUTED_VALUE&quot;&quot;&quot;);&quot;124 045&quot;)" office:value-type="string" office:string-value="124 045" calcext:value-type="string">
            <text:p>124 04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36)" office:value-type="float" office:value="536" calcext:value-type="float">
            <text:p>536</text:p>
          </table:table-cell>
          <table:table-cell table:style-name="ce1" table:formula="of:=IFERROR(__xludf.dummyfunction(&quot;&quot;&quot;COMPUTED_VALUE&quot;&quot;&quot;);&quot;UE-303&quot;)" office:value-type="string" office:string-value="UE-303" calcext:value-type="string">
            <text:p>UE-303</text:p>
          </table:table-cell>
          <table:table-cell table:style-name="ce1" table:formula="of:=IFERROR(__xludf.dummyfunction(&quot;&quot;&quot;COMPUTED_VALUE&quot;&quot;&quot;);&quot;POL-31&quot;)" office:value-type="string" office:string-value="POL-31" calcext:value-type="string">
            <text:p>POL-31</text:p>
          </table:table-cell>
          <table:table-cell table:style-name="ce1" table:formula="of:=IFERROR(__xludf.dummyfunction(&quot;&quot;&quot;COMPUTED_VALUE&quot;&quot;&quot;);&quot;Gorzów Wielkopolski&quot;)" office:value-type="string" office:string-value="Gorzów Wielkopolski" calcext:value-type="string">
            <text:p>Gorzów Wielkopolski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Lebus&quot;)" office:value-type="string" office:string-value="Voivodato de Lebus" calcext:value-type="string">
            <text:p>Voivodato de Lebus</text:p>
          </table:table-cell>
          <table:table-cell table:style-name="ce1"/>
          <table:table-cell table:style-name="ce1" table:formula="of:=IFERROR(__xludf.dummyfunction(&quot;&quot;&quot;COMPUTED_VALUE&quot;&quot;&quot;);&quot;123 911&quot;)" office:value-type="string" office:string-value="123 911" calcext:value-type="string">
            <text:p>123 91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37)" office:value-type="float" office:value="537" calcext:value-type="float">
            <text:p>537</text:p>
          </table:table-cell>
          <table:table-cell table:style-name="ce1" table:formula="of:=IFERROR(__xludf.dummyfunction(&quot;&quot;&quot;COMPUTED_VALUE&quot;&quot;&quot;);&quot;UE-304&quot;)" office:value-type="string" office:string-value="UE-304" calcext:value-type="string">
            <text:p>UE-304</text:p>
          </table:table-cell>
          <table:table-cell table:style-name="ce1" table:formula="of:=IFERROR(__xludf.dummyfunction(&quot;&quot;&quot;COMPUTED_VALUE&quot;&quot;&quot;);&quot;NED-19&quot;)" office:value-type="string" office:string-value="NED-19" calcext:value-type="string">
            <text:p>NED-19</text:p>
          </table:table-cell>
          <table:table-cell table:style-name="ce1" table:formula="of:=IFERROR(__xludf.dummyfunction(&quot;&quot;&quot;COMPUTED_VALUE&quot;&quot;&quot;);&quot;Zoetermeer&quot;)" office:value-type="string" office:string-value="Zoetermeer" calcext:value-type="string">
            <text:p>Zoetermeer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Holanda Meridional&quot;)" office:value-type="string" office:string-value="Holanda Meridional" calcext:value-type="string">
            <text:p>Holanda Meridional</text:p>
          </table:table-cell>
          <table:table-cell table:style-name="ce1"/>
          <table:table-cell table:style-name="ce1" table:formula="of:=IFERROR(__xludf.dummyfunction(&quot;&quot;&quot;COMPUTED_VALUE&quot;&quot;&quot;);&quot;123 784&quot;)" office:value-type="string" office:string-value="123 784" calcext:value-type="string">
            <text:p>123 78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38)" office:value-type="float" office:value="538" calcext:value-type="float">
            <text:p>538</text:p>
          </table:table-cell>
          <table:table-cell table:style-name="ce1" table:formula="of:=IFERROR(__xludf.dummyfunction(&quot;&quot;&quot;COMPUTED_VALUE&quot;&quot;&quot;);&quot;UE-305&quot;)" office:value-type="string" office:string-value="UE-305" calcext:value-type="string">
            <text:p>UE-305</text:p>
          </table:table-cell>
          <table:table-cell table:style-name="ce1" table:formula="of:=IFERROR(__xludf.dummyfunction(&quot;&quot;&quot;COMPUTED_VALUE&quot;&quot;&quot;);&quot;ROM-17&quot;)" office:value-type="string" office:string-value="ROM-17" calcext:value-type="string">
            <text:p>ROM-17</text:p>
          </table:table-cell>
          <table:table-cell table:style-name="ce1" table:formula="of:=IFERROR(__xludf.dummyfunction(&quot;&quot;&quot;COMPUTED_VALUE&quot;&quot;&quot;);&quot;Baia Mare&quot;)" office:value-type="string" office:string-value="Baia Mare" calcext:value-type="string">
            <text:p>Baia Mare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Maramureș&quot;)" office:value-type="string" office:string-value="Maramureș" calcext:value-type="string">
            <text:p>Maramureș</text:p>
          </table:table-cell>
          <table:table-cell table:style-name="ce1"/>
          <table:table-cell table:style-name="ce1" table:formula="of:=IFERROR(__xludf.dummyfunction(&quot;&quot;&quot;COMPUTED_VALUE&quot;&quot;&quot;);&quot;123 738&quot;)" office:value-type="string" office:string-value="123 738" calcext:value-type="string">
            <text:p>123 73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39)" office:value-type="float" office:value="539" calcext:value-type="float">
            <text:p>539</text:p>
          </table:table-cell>
          <table:table-cell table:style-name="ce1" table:formula="of:=IFERROR(__xludf.dummyfunction(&quot;&quot;&quot;COMPUTED_VALUE&quot;&quot;&quot;);&quot;UE-306&quot;)" office:value-type="string" office:string-value="UE-306" calcext:value-type="string">
            <text:p>UE-306</text:p>
          </table:table-cell>
          <table:table-cell table:style-name="ce1" table:formula="of:=IFERROR(__xludf.dummyfunction(&quot;&quot;&quot;COMPUTED_VALUE&quot;&quot;&quot;);&quot;ALE-63&quot;)" office:value-type="string" office:string-value="ALE-63" calcext:value-type="string">
            <text:p>ALE-63</text:p>
          </table:table-cell>
          <table:table-cell table:style-name="ce1" table:formula="of:=IFERROR(__xludf.dummyfunction(&quot;&quot;&quot;COMPUTED_VALUE&quot;&quot;&quot;);&quot;Offenbach&quot;)" office:value-type="string" office:string-value="Offenbach" calcext:value-type="string">
            <text:p>Offenbach</text:p>
          </table:table-cell>
          <table:table-cell table:style-name="ce1" table:formula="of:=IFERROR(__xludf.dummyfunction(&quot;&quot;&quot;COMPUTED_VALUE&quot;&quot;&quot;);&quot;Offenbach am Main&quot;)" office:value-type="string" office:string-value="Offenbach am Main" calcext:value-type="string">
            <text:p>Offenbach am Main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Hesse&quot;)" office:value-type="string" office:string-value="Hesse" calcext:value-type="string">
            <text:p>Hesse</text:p>
          </table:table-cell>
          <table:table-cell table:style-name="ce1"/>
          <table:table-cell table:style-name="ce1" table:formula="of:=IFERROR(__xludf.dummyfunction(&quot;&quot;&quot;COMPUTED_VALUE&quot;&quot;&quot;);&quot;123 734&quot;)" office:value-type="string" office:string-value="123 734" calcext:value-type="string">
            <text:p>123 73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40)" office:value-type="float" office:value="540" calcext:value-type="float">
            <text:p>540</text:p>
          </table:table-cell>
          <table:table-cell table:style-name="ce1" table:formula="of:=IFERROR(__xludf.dummyfunction(&quot;&quot;&quot;COMPUTED_VALUE&quot;&quot;&quot;);&quot;UE-307&quot;)" office:value-type="string" office:string-value="UE-307" calcext:value-type="string">
            <text:p>UE-307</text:p>
          </table:table-cell>
          <table:table-cell table:style-name="ce1" table:formula="of:=IFERROR(__xludf.dummyfunction(&quot;&quot;&quot;COMPUTED_VALUE&quot;&quot;&quot;);&quot;ITA-38&quot;)" office:value-type="string" office:string-value="ITA-38" calcext:value-type="string">
            <text:p>ITA-38</text:p>
          </table:table-cell>
          <table:table-cell table:style-name="ce1" table:formula="of:=IFERROR(__xludf.dummyfunction(&quot;&quot;&quot;COMPUTED_VALUE&quot;&quot;&quot;);&quot;Giugliano de Campania&quot;)" office:value-type="string" office:string-value="Giugliano de Campania" calcext:value-type="string">
            <text:p>Giugliano de Campania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Campania&quot;)" office:value-type="string" office:string-value="Campania" calcext:value-type="string">
            <text:p>Campania</text:p>
          </table:table-cell>
          <table:table-cell table:style-name="ce1" table:formula="of:=IFERROR(__xludf.dummyfunction(&quot;&quot;&quot;COMPUTED_VALUE&quot;&quot;&quot;);&quot;Ciudad metropolitana de Nápoles&quot;)" office:value-type="string" office:string-value="Ciudad metropolitana de Nápoles" calcext:value-type="string">
            <text:p>Ciudad metropolitana de Nápoles</text:p>
          </table:table-cell>
          <table:table-cell table:style-name="ce1" table:formula="of:=IFERROR(__xludf.dummyfunction(&quot;&quot;&quot;COMPUTED_VALUE&quot;&quot;&quot;);&quot;123 276&quot;)" office:value-type="string" office:string-value="123 276" calcext:value-type="string">
            <text:p>123 27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41)" office:value-type="float" office:value="541" calcext:value-type="float">
            <text:p>54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96&quot;)" office:value-type="string" office:string-value="RUS-096" calcext:value-type="string">
            <text:p>RUS-096</text:p>
          </table:table-cell>
          <table:table-cell table:style-name="ce1" table:formula="of:=IFERROR(__xludf.dummyfunction(&quot;&quot;&quot;COMPUTED_VALUE&quot;&quot;&quot;);&quot;Derbent&quot;)" office:value-type="string" office:string-value="Derbent" calcext:value-type="string">
            <text:p>Derbent</text:p>
          </table:table-cell>
          <table:table-cell table:style-name="ce1" table:formula="of:=IFERROR(__xludf.dummyfunction(&quot;&quot;&quot;COMPUTED_VALUE&quot;&quot;&quot;);&quot;Дербент&quot;)" office:value-type="string" office:string-value="Дербент" calcext:value-type="string">
            <text:p>Дербент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Daguestán&quot;)" office:value-type="string" office:string-value="República de Daguestán" calcext:value-type="string">
            <text:p>República de Daguestán</text:p>
          </table:table-cell>
          <table:table-cell table:style-name="ce1"/>
          <table:table-cell table:style-name="ce1" table:formula="of:=IFERROR(__xludf.dummyfunction(&quot;&quot;&quot;COMPUTED_VALUE&quot;&quot;&quot;);&quot;123 162&quot;)" office:value-type="string" office:string-value="123 162" calcext:value-type="string">
            <text:p>123 16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42)" office:value-type="float" office:value="542" calcext:value-type="float">
            <text:p>542</text:p>
          </table:table-cell>
          <table:table-cell table:style-name="ce1" table:formula="of:=IFERROR(__xludf.dummyfunction(&quot;&quot;&quot;COMPUTED_VALUE&quot;&quot;&quot;);&quot;UE-308&quot;)" office:value-type="string" office:string-value="UE-308" calcext:value-type="string">
            <text:p>UE-308</text:p>
          </table:table-cell>
          <table:table-cell table:style-name="ce1" table:formula="of:=IFERROR(__xludf.dummyfunction(&quot;&quot;&quot;COMPUTED_VALUE&quot;&quot;&quot;);&quot;ITA-34&quot;)" office:value-type="string" office:string-value="ITA-34" calcext:value-type="string">
            <text:p>ITA-34</text:p>
          </table:table-cell>
          <table:table-cell table:style-name="ce1" table:formula="of:=IFERROR(__xludf.dummyfunction(&quot;&quot;&quot;COMPUTED_VALUE&quot;&quot;&quot;);&quot;Monza&quot;)" office:value-type="string" office:string-value="Monza" calcext:value-type="string">
            <text:p>Monza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Lombardía&quot;)" office:value-type="string" office:string-value="Lombardía" calcext:value-type="string">
            <text:p>Lombardía</text:p>
          </table:table-cell>
          <table:table-cell table:style-name="ce1" table:formula="of:=IFERROR(__xludf.dummyfunction(&quot;&quot;&quot;COMPUTED_VALUE&quot;&quot;&quot;);&quot;Provincia de Monza y Brianza&quot;)" office:value-type="string" office:string-value="Provincia de Monza y Brianza" calcext:value-type="string">
            <text:p>Provincia de Monza y Brianza</text:p>
          </table:table-cell>
          <table:table-cell table:style-name="ce1" table:formula="of:=IFERROR(__xludf.dummyfunction(&quot;&quot;&quot;COMPUTED_VALUE&quot;&quot;&quot;);&quot;122 728&quot;)" office:value-type="string" office:string-value="122 728" calcext:value-type="string">
            <text:p>122 72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43)" office:value-type="float" office:value="543" calcext:value-type="float">
            <text:p>543</text:p>
          </table:table-cell>
          <table:table-cell table:style-name="ce1"/>
          <table:table-cell table:style-name="ce1" table:formula="of:=IFERROR(__xludf.dummyfunction(&quot;&quot;&quot;COMPUTED_VALUE&quot;&quot;&quot;);&quot;GBR-56&quot;)" office:value-type="string" office:string-value="GBR-56" calcext:value-type="string">
            <text:p>GBR-56</text:p>
          </table:table-cell>
          <table:table-cell table:style-name="ce1" table:formula="of:=IFERROR(__xludf.dummyfunction(&quot;&quot;&quot;COMPUTED_VALUE&quot;&quot;&quot;);&quot;Preston&quot;)" office:value-type="string" office:string-value="Preston" calcext:value-type="string">
            <text:p>Preston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Lancashire&quot;)" office:value-type="string" office:string-value="Lancashire" calcext:value-type="string">
            <text:p>Lancashire</text:p>
          </table:table-cell>
          <table:table-cell table:style-name="ce1" table:formula="of:=IFERROR(__xludf.dummyfunction(&quot;&quot;&quot;COMPUTED_VALUE&quot;&quot;&quot;);&quot;122 719&quot;)" office:value-type="string" office:string-value="122 719" calcext:value-type="string">
            <text:p>122 71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44)" office:value-type="float" office:value="544" calcext:value-type="float">
            <text:p>544</text:p>
          </table:table-cell>
          <table:table-cell table:style-name="ce1" table:formula="of:=IFERROR(__xludf.dummyfunction(&quot;&quot;&quot;COMPUTED_VALUE&quot;&quot;&quot;);&quot;UE-309&quot;)" office:value-type="string" office:string-value="UE-309" calcext:value-type="string">
            <text:p>UE-309</text:p>
          </table:table-cell>
          <table:table-cell table:style-name="ce1" table:formula="of:=IFERROR(__xludf.dummyfunction(&quot;&quot;&quot;COMPUTED_VALUE&quot;&quot;&quot;);&quot;POL-27&quot;)" office:value-type="string" office:string-value="POL-27" calcext:value-type="string">
            <text:p>POL-27</text:p>
          </table:table-cell>
          <table:table-cell table:style-name="ce1" table:formula="of:=IFERROR(__xludf.dummyfunction(&quot;&quot;&quot;COMPUTED_VALUE&quot;&quot;&quot;);&quot;Dąbrowa Górnicza&quot;)" office:value-type="string" office:string-value="Dąbrowa Górnicza" calcext:value-type="string">
            <text:p>Dąbrowa Górnicza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Silesia&quot;)" office:value-type="string" office:string-value="Voivodato de Silesia" calcext:value-type="string">
            <text:p>Voivodato de Silesia</text:p>
          </table:table-cell>
          <table:table-cell table:style-name="ce1"/>
          <table:table-cell table:style-name="ce1" table:formula="of:=IFERROR(__xludf.dummyfunction(&quot;&quot;&quot;COMPUTED_VALUE&quot;&quot;&quot;);&quot;122 712&quot;)" office:value-type="string" office:string-value="122 712" calcext:value-type="string">
            <text:p>122 71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45)" office:value-type="float" office:value="545" calcext:value-type="float">
            <text:p>545</text:p>
          </table:table-cell>
          <table:table-cell table:style-name="ce1" table:formula="of:=IFERROR(__xludf.dummyfunction(&quot;&quot;&quot;COMPUTED_VALUE&quot;&quot;&quot;);&quot;UE-310&quot;)" office:value-type="string" office:string-value="UE-310" calcext:value-type="string">
            <text:p>UE-310</text:p>
          </table:table-cell>
          <table:table-cell table:style-name="ce1" table:formula="of:=IFERROR(__xludf.dummyfunction(&quot;&quot;&quot;COMPUTED_VALUE&quot;&quot;&quot;);&quot;ALE-61&quot;)" office:value-type="string" office:string-value="ALE-61" calcext:value-type="string">
            <text:p>ALE-61</text:p>
          </table:table-cell>
          <table:table-cell table:style-name="ce1" table:formula="of:=IFERROR(__xludf.dummyfunction(&quot;&quot;&quot;COMPUTED_VALUE&quot;&quot;&quot;);&quot;Ulm&quot;)" office:value-type="string" office:string-value="Ulm" calcext:value-type="string">
            <text:p>Ulm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den-Wurtemberg&quot;)" office:value-type="string" office:string-value="Baden-Wurtemberg" calcext:value-type="string">
            <text:p>Baden-Wurtemberg</text:p>
          </table:table-cell>
          <table:table-cell table:style-name="ce1"/>
          <table:table-cell table:style-name="ce1" table:formula="of:=IFERROR(__xludf.dummyfunction(&quot;&quot;&quot;COMPUTED_VALUE&quot;&quot;&quot;);&quot;122 636&quot;)" office:value-type="string" office:string-value="122 636" calcext:value-type="string">
            <text:p>122 63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46)" office:value-type="float" office:value="546" calcext:value-type="float">
            <text:p>546</text:p>
          </table:table-cell>
          <table:table-cell table:style-name="ce1" table:formula="of:=IFERROR(__xludf.dummyfunction(&quot;&quot;&quot;COMPUTED_VALUE&quot;&quot;&quot;);&quot;UE-311&quot;)" office:value-type="string" office:string-value="UE-311" calcext:value-type="string">
            <text:p>UE-311</text:p>
          </table:table-cell>
          <table:table-cell table:style-name="ce1" table:formula="of:=IFERROR(__xludf.dummyfunction(&quot;&quot;&quot;COMPUTED_VALUE&quot;&quot;&quot;);&quot;ALE-62&quot;)" office:value-type="string" office:string-value="ALE-62" calcext:value-type="string">
            <text:p>ALE-62</text:p>
          </table:table-cell>
          <table:table-cell table:style-name="ce1" table:formula="of:=IFERROR(__xludf.dummyfunction(&quot;&quot;&quot;COMPUTED_VALUE&quot;&quot;&quot;);&quot;Heilbronn&quot;)" office:value-type="string" office:string-value="Heilbronn" calcext:value-type="string">
            <text:p>Heilbronn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den-Wurtemberg&quot;)" office:value-type="string" office:string-value="Baden-Wurtemberg" calcext:value-type="string">
            <text:p>Baden-Wurtemberg</text:p>
          </table:table-cell>
          <table:table-cell table:style-name="ce1"/>
          <table:table-cell table:style-name="ce1" table:formula="of:=IFERROR(__xludf.dummyfunction(&quot;&quot;&quot;COMPUTED_VALUE&quot;&quot;&quot;);&quot;122 567&quot;)" office:value-type="string" office:string-value="122 567" calcext:value-type="string">
            <text:p>122 56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47)" office:value-type="float" office:value="547" calcext:value-type="float">
            <text:p>547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97&quot;)" office:value-type="string" office:string-value="RUS-097" calcext:value-type="string">
            <text:p>RUS-097</text:p>
          </table:table-cell>
          <table:table-cell table:style-name="ce1" table:formula="of:=IFERROR(__xludf.dummyfunction(&quot;&quot;&quot;COMPUTED_VALUE&quot;&quot;&quot;);&quot;Cherkessk&quot;)" office:value-type="string" office:string-value="Cherkessk" calcext:value-type="string">
            <text:p>Cherkessk</text:p>
          </table:table-cell>
          <table:table-cell table:style-name="ce1" table:formula="of:=IFERROR(__xludf.dummyfunction(&quot;&quot;&quot;COMPUTED_VALUE&quot;&quot;&quot;);&quot;Черкесск&quot;)" office:value-type="string" office:string-value="Черкесск" calcext:value-type="string">
            <text:p>Черкес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Karacháyevo-Cherkesia&quot;)" office:value-type="string" office:string-value="República de Karacháyevo-Cherkesia" calcext:value-type="string">
            <text:p>República de Karacháyevo-Cherkesia</text:p>
          </table:table-cell>
          <table:table-cell table:style-name="ce1"/>
          <table:table-cell table:style-name="ce1" table:formula="of:=IFERROR(__xludf.dummyfunction(&quot;&quot;&quot;COMPUTED_VALUE&quot;&quot;&quot;);&quot;122 478&quot;)" office:value-type="string" office:string-value="122 478" calcext:value-type="string">
            <text:p>122 47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48)" office:value-type="float" office:value="548" calcext:value-type="float">
            <text:p>548</text:p>
          </table:table-cell>
          <table:table-cell table:style-name="ce1" table:formula="of:=IFERROR(__xludf.dummyfunction(&quot;&quot;&quot;COMPUTED_VALUE&quot;&quot;&quot;);&quot;UE-312&quot;)" office:value-type="string" office:string-value="UE-312" calcext:value-type="string">
            <text:p>UE-312</text:p>
          </table:table-cell>
          <table:table-cell table:style-name="ce1" table:formula="of:=IFERROR(__xludf.dummyfunction(&quot;&quot;&quot;COMPUTED_VALUE&quot;&quot;&quot;);&quot;NED-21&quot;)" office:value-type="string" office:string-value="NED-21" calcext:value-type="string">
            <text:p>NED-21</text:p>
          </table:table-cell>
          <table:table-cell table:style-name="ce1" table:formula="of:=IFERROR(__xludf.dummyfunction(&quot;&quot;&quot;COMPUTED_VALUE&quot;&quot;&quot;);&quot;Maastricht&quot;)" office:value-type="string" office:string-value="Maastricht" calcext:value-type="string">
            <text:p>Maastricht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Limburgo&quot;)" office:value-type="string" office:string-value="Limburgo" calcext:value-type="string">
            <text:p>Limburgo</text:p>
          </table:table-cell>
          <table:table-cell table:style-name="ce1"/>
          <table:table-cell table:style-name="ce1" table:formula="of:=IFERROR(__xludf.dummyfunction(&quot;&quot;&quot;COMPUTED_VALUE&quot;&quot;&quot;);&quot;122 418&quot;)" office:value-type="string" office:string-value="122 418" calcext:value-type="string">
            <text:p>122 41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49)" office:value-type="float" office:value="549" calcext:value-type="float">
            <text:p>549</text:p>
          </table:table-cell>
          <table:table-cell table:style-name="ce1" table:formula="of:=IFERROR(__xludf.dummyfunction(&quot;&quot;&quot;COMPUTED_VALUE&quot;&quot;&quot;);&quot;UE-313&quot;)" office:value-type="string" office:string-value="UE-313" calcext:value-type="string">
            <text:p>UE-313</text:p>
          </table:table-cell>
          <table:table-cell table:style-name="ce1" table:formula="of:=IFERROR(__xludf.dummyfunction(&quot;&quot;&quot;COMPUTED_VALUE&quot;&quot;&quot;);&quot;ALE-66&quot;)" office:value-type="string" office:string-value="ALE-66" calcext:value-type="string">
            <text:p>ALE-66</text:p>
          </table:table-cell>
          <table:table-cell table:style-name="ce1" table:formula="of:=IFERROR(__xludf.dummyfunction(&quot;&quot;&quot;COMPUTED_VALUE&quot;&quot;&quot;);&quot;Pforzheim&quot;)" office:value-type="string" office:string-value="Pforzheim" calcext:value-type="string">
            <text:p>Pforzheim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den-Wurtemberg&quot;)" office:value-type="string" office:string-value="Baden-Wurtemberg" calcext:value-type="string">
            <text:p>Baden-Wurtemberg</text:p>
          </table:table-cell>
          <table:table-cell table:style-name="ce1"/>
          <table:table-cell table:style-name="ce1" table:formula="of:=IFERROR(__xludf.dummyfunction(&quot;&quot;&quot;COMPUTED_VALUE&quot;&quot;&quot;);&quot;122 247&quot;)" office:value-type="string" office:string-value="122 247" calcext:value-type="string">
            <text:p>122 24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50)" office:value-type="float" office:value="550" calcext:value-type="float">
            <text:p>550</text:p>
          </table:table-cell>
          <table:table-cell table:style-name="ce1" table:formula="of:=IFERROR(__xludf.dummyfunction(&quot;&quot;&quot;COMPUTED_VALUE&quot;&quot;&quot;);&quot;UE-314&quot;)" office:value-type="string" office:string-value="UE-314" calcext:value-type="string">
            <text:p>UE-314</text:p>
          </table:table-cell>
          <table:table-cell table:style-name="ce1" table:formula="of:=IFERROR(__xludf.dummyfunction(&quot;&quot;&quot;COMPUTED_VALUE&quot;&quot;&quot;);&quot;ITA-32&quot;)" office:value-type="string" office:string-value="ITA-32" calcext:value-type="string">
            <text:p>ITA-32</text:p>
          </table:table-cell>
          <table:table-cell table:style-name="ce1" table:formula="of:=IFERROR(__xludf.dummyfunction(&quot;&quot;&quot;COMPUTED_VALUE&quot;&quot;&quot;);&quot;Siracusa&quot;)" office:value-type="string" office:string-value="Siracusa" calcext:value-type="string">
            <text:p>Siracusa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Sicilia&quot;)" office:value-type="string" office:string-value="Sicilia" calcext:value-type="string">
            <text:p>Sicilia</text:p>
          </table:table-cell>
          <table:table-cell table:style-name="ce1" table:formula="of:=IFERROR(__xludf.dummyfunction(&quot;&quot;&quot;COMPUTED_VALUE&quot;&quot;&quot;);&quot;Provincia de Siracusa&quot;)" office:value-type="string" office:string-value="Provincia de Siracusa" calcext:value-type="string">
            <text:p>Provincia de Siracusa</text:p>
          </table:table-cell>
          <table:table-cell table:style-name="ce1" table:formula="of:=IFERROR(__xludf.dummyfunction(&quot;&quot;&quot;COMPUTED_VALUE&quot;&quot;&quot;);&quot;122 086&quot;)" office:value-type="string" office:string-value="122 086" calcext:value-type="string">
            <text:p>122 08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51)" office:value-type="float" office:value="651" calcext:value-type="float">
            <text:p>651</text:p>
          </table:table-cell>
          <table:table-cell table:style-name="ce1"/>
          <table:table-cell table:style-name="ce1" table:formula="of:=IFERROR(__xludf.dummyfunction(&quot;&quot;&quot;COMPUTED_VALUE&quot;&quot;&quot;);&quot;GBR-68&quot;)" office:value-type="string" office:string-value="GBR-68" calcext:value-type="string">
            <text:p>GBR-68</text:p>
          </table:table-cell>
          <table:table-cell table:style-name="ce1" table:formula="of:=IFERROR(__xludf.dummyfunction(&quot;&quot;&quot;COMPUTED_VALUE&quot;&quot;&quot;);&quot;Colchester&quot;)" office:value-type="string" office:string-value="Colchester" calcext:value-type="string">
            <text:p>Colchester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Essex&quot;)" office:value-type="string" office:string-value="Essex" calcext:value-type="string">
            <text:p>Essex</text:p>
          </table:table-cell>
          <table:table-cell table:style-name="ce1" table:formula="of:=IFERROR(__xludf.dummyfunction(&quot;&quot;&quot;COMPUTED_VALUE&quot;&quot;&quot;);&quot;121 859&quot;)" office:value-type="string" office:string-value="121 859" calcext:value-type="string">
            <text:p>121 85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52)" office:value-type="float" office:value="552" calcext:value-type="float">
            <text:p>552</text:p>
          </table:table-cell>
          <table:table-cell table:style-name="ce1" table:formula="of:=IFERROR(__xludf.dummyfunction(&quot;&quot;&quot;COMPUTED_VALUE&quot;&quot;&quot;);&quot;UE-315&quot;)" office:value-type="string" office:string-value="UE-315" calcext:value-type="string">
            <text:p>UE-315</text:p>
          </table:table-cell>
          <table:table-cell table:style-name="ce1" table:formula="of:=IFERROR(__xludf.dummyfunction(&quot;&quot;&quot;COMPUTED_VALUE&quot;&quot;&quot;);&quot;POL-28&quot;)" office:value-type="string" office:string-value="POL-28" calcext:value-type="string">
            <text:p>POL-28</text:p>
          </table:table-cell>
          <table:table-cell table:style-name="ce1" table:formula="of:=IFERROR(__xludf.dummyfunction(&quot;&quot;&quot;COMPUTED_VALUE&quot;&quot;&quot;);&quot;Płock&quot;)" office:value-type="string" office:string-value="Płock" calcext:value-type="string">
            <text:p>Płock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Mazovia&quot;)" office:value-type="string" office:string-value="Voivodato de Mazovia" calcext:value-type="string">
            <text:p>Voivodato de Mazovia</text:p>
          </table:table-cell>
          <table:table-cell table:style-name="ce1"/>
          <table:table-cell table:style-name="ce1" table:formula="of:=IFERROR(__xludf.dummyfunction(&quot;&quot;&quot;COMPUTED_VALUE&quot;&quot;&quot;);&quot;121 468&quot;)" office:value-type="string" office:string-value="121 468" calcext:value-type="string">
            <text:p>121 46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53)" office:value-type="float" office:value="553" calcext:value-type="float">
            <text:p>553</text:p>
          </table:table-cell>
          <table:table-cell table:style-name="ce1" table:formula="of:=IFERROR(__xludf.dummyfunction(&quot;&quot;&quot;COMPUTED_VALUE&quot;&quot;&quot;);&quot;UE-316&quot;)" office:value-type="string" office:string-value="UE-316" calcext:value-type="string">
            <text:p>UE-316</text:p>
          </table:table-cell>
          <table:table-cell table:style-name="ce1" table:formula="of:=IFERROR(__xludf.dummyfunction(&quot;&quot;&quot;COMPUTED_VALUE&quot;&quot;&quot;);&quot;POL-30&quot;)" office:value-type="string" office:string-value="POL-30" calcext:value-type="string">
            <text:p>POL-30</text:p>
          </table:table-cell>
          <table:table-cell table:style-name="ce1" table:formula="of:=IFERROR(__xludf.dummyfunction(&quot;&quot;&quot;COMPUTED_VALUE&quot;&quot;&quot;);&quot;Elbląg&quot;)" office:value-type="string" office:string-value="Elbląg" calcext:value-type="string">
            <text:p>Elbląg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Varmia y Masuria&quot;)" office:value-type="string" office:string-value="Voivodato de Varmia y Masuria" calcext:value-type="string">
            <text:p>Voivodato de Varmia y Masuria</text:p>
          </table:table-cell>
          <table:table-cell table:style-name="ce1"/>
          <table:table-cell table:style-name="ce1" table:formula="of:=IFERROR(__xludf.dummyfunction(&quot;&quot;&quot;COMPUTED_VALUE&quot;&quot;&quot;);&quot;121 412&quot;)" office:value-type="string" office:string-value="121 412" calcext:value-type="string">
            <text:p>121 41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54)" office:value-type="float" office:value="554" calcext:value-type="float">
            <text:p>554</text:p>
          </table:table-cell>
          <table:table-cell table:style-name="ce1" table:formula="of:=IFERROR(__xludf.dummyfunction(&quot;&quot;&quot;COMPUTED_VALUE&quot;&quot;&quot;);&quot;UE-317&quot;)" office:value-type="string" office:string-value="UE-317" calcext:value-type="string">
            <text:p>UE-317</text:p>
          </table:table-cell>
          <table:table-cell table:style-name="ce1" table:formula="of:=IFERROR(__xludf.dummyfunction(&quot;&quot;&quot;COMPUTED_VALUE&quot;&quot;&quot;);&quot;NED-22&quot;)" office:value-type="string" office:string-value="NED-22" calcext:value-type="string">
            <text:p>NED-22</text:p>
          </table:table-cell>
          <table:table-cell table:style-name="ce1" table:formula="of:=IFERROR(__xludf.dummyfunction(&quot;&quot;&quot;COMPUTED_VALUE&quot;&quot;&quot;);&quot;Leiden&quot;)" office:value-type="string" office:string-value="Leiden" calcext:value-type="string">
            <text:p>Leiden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Holanda Meridional&quot;)" office:value-type="string" office:string-value="Holanda Meridional" calcext:value-type="string">
            <text:p>Holanda Meridional</text:p>
          </table:table-cell>
          <table:table-cell table:style-name="ce1"/>
          <table:table-cell table:style-name="ce1" table:formula="of:=IFERROR(__xludf.dummyfunction(&quot;&quot;&quot;COMPUTED_VALUE&quot;&quot;&quot;);&quot;121 249&quot;)" office:value-type="string" office:string-value="121 249" calcext:value-type="string">
            <text:p>121 24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55)" office:value-type="float" office:value="555" calcext:value-type="float">
            <text:p>555</text:p>
          </table:table-cell>
          <table:table-cell table:style-name="ce1" table:formula="of:=IFERROR(__xludf.dummyfunction(&quot;&quot;&quot;COMPUTED_VALUE&quot;&quot;&quot;);&quot;UE-318&quot;)" office:value-type="string" office:string-value="UE-318" calcext:value-type="string">
            <text:p>UE-318</text:p>
          </table:table-cell>
          <table:table-cell table:style-name="ce1" table:formula="of:=IFERROR(__xludf.dummyfunction(&quot;&quot;&quot;COMPUTED_VALUE&quot;&quot;&quot;);&quot;FRA-29&quot;)" office:value-type="string" office:string-value="FRA-29" calcext:value-type="string">
            <text:p>FRA-29</text:p>
          </table:table-cell>
          <table:table-cell table:style-name="ce1" table:formula="of:=IFERROR(__xludf.dummyfunction(&quot;&quot;&quot;COMPUTED_VALUE&quot;&quot;&quot;);&quot;Perpiñán&quot;)" office:value-type="string" office:string-value="Perpiñán" calcext:value-type="string">
            <text:p>Perpiñán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Occitanaia&quot;)" office:value-type="string" office:string-value="Occitanaia" calcext:value-type="string">
            <text:p>Occitanaia</text:p>
          </table:table-cell>
          <table:table-cell table:style-name="ce1" table:formula="of:=IFERROR(__xludf.dummyfunction(&quot;&quot;&quot;COMPUTED_VALUE&quot;&quot;&quot;);&quot;Pirineos Orientales&quot;)" office:value-type="string" office:string-value="Pirineos Orientales" calcext:value-type="string">
            <text:p>Pirineos Orientales</text:p>
          </table:table-cell>
          <table:table-cell table:style-name="ce1" table:formula="of:=IFERROR(__xludf.dummyfunction(&quot;&quot;&quot;COMPUTED_VALUE&quot;&quot;&quot;);&quot;120 605&quot;)" office:value-type="string" office:string-value="120 605" calcext:value-type="string">
            <text:p>120 60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56)" office:value-type="float" office:value="556" calcext:value-type="float">
            <text:p>556</text:p>
          </table:table-cell>
          <table:table-cell table:style-name="ce1" table:formula="of:=IFERROR(__xludf.dummyfunction(&quot;&quot;&quot;COMPUTED_VALUE&quot;&quot;&quot;);&quot;UE-319&quot;)" office:value-type="string" office:string-value="UE-319" calcext:value-type="string">
            <text:p>UE-319</text:p>
          </table:table-cell>
          <table:table-cell table:style-name="ce1" table:formula="of:=IFERROR(__xludf.dummyfunction(&quot;&quot;&quot;COMPUTED_VALUE&quot;&quot;&quot;);&quot;ESP-56&quot;)" office:value-type="string" office:string-value="ESP-56" calcext:value-type="string">
            <text:p>ESP-56</text:p>
          </table:table-cell>
          <table:table-cell table:style-name="ce1" table:formula="of:=IFERROR(__xludf.dummyfunction(&quot;&quot;&quot;COMPUTED_VALUE&quot;&quot;&quot;);&quot;Algeciras&quot;)" office:value-type="string" office:string-value="Algeciras" calcext:value-type="string">
            <text:p>Algeciras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Andalucía&quot;)" office:value-type="string" office:string-value="Andalucía" calcext:value-type="string">
            <text:p>Andalucía</text:p>
          </table:table-cell>
          <table:table-cell table:style-name="ce1" table:formula="of:=IFERROR(__xludf.dummyfunction(&quot;&quot;&quot;COMPUTED_VALUE&quot;&quot;&quot;);&quot;Provincia de Cádiz&quot;)" office:value-type="string" office:string-value="Provincia de Cádiz" calcext:value-type="string">
            <text:p>Provincia de Cádiz</text:p>
          </table:table-cell>
          <table:table-cell table:style-name="ce1" table:formula="of:=IFERROR(__xludf.dummyfunction(&quot;&quot;&quot;COMPUTED_VALUE&quot;&quot;&quot;);&quot;120 601&quot;)" office:value-type="string" office:string-value="120 601" calcext:value-type="string">
            <text:p>120 60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57)" office:value-type="float" office:value="557" calcext:value-type="float">
            <text:p>557</text:p>
          </table:table-cell>
          <table:table-cell table:style-name="ce1" table:formula="of:=IFERROR(__xludf.dummyfunction(&quot;&quot;&quot;COMPUTED_VALUE&quot;&quot;&quot;);&quot;UE-320&quot;)" office:value-type="string" office:string-value="UE-320" calcext:value-type="string">
            <text:p>UE-320</text:p>
          </table:table-cell>
          <table:table-cell table:style-name="ce1" table:formula="of:=IFERROR(__xludf.dummyfunction(&quot;&quot;&quot;COMPUTED_VALUE&quot;&quot;&quot;);&quot;ITA-33&quot;)" office:value-type="string" office:string-value="ITA-33" calcext:value-type="string">
            <text:p>ITA-33</text:p>
          </table:table-cell>
          <table:table-cell table:style-name="ce1" table:formula="of:=IFERROR(__xludf.dummyfunction(&quot;&quot;&quot;COMPUTED_VALUE&quot;&quot;&quot;);&quot;Pescara&quot;)" office:value-type="string" office:string-value="Pescara" calcext:value-type="string">
            <text:p>Pescara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Abruzos&quot;)" office:value-type="string" office:string-value="Abruzos" calcext:value-type="string">
            <text:p>Abruzos</text:p>
          </table:table-cell>
          <table:table-cell table:style-name="ce1" table:formula="of:=IFERROR(__xludf.dummyfunction(&quot;&quot;&quot;COMPUTED_VALUE&quot;&quot;&quot;);&quot;Provincia de Pescara&quot;)" office:value-type="string" office:string-value="Provincia de Pescara" calcext:value-type="string">
            <text:p>Provincia de Pescara</text:p>
          </table:table-cell>
          <table:table-cell table:style-name="ce1" table:formula="of:=IFERROR(__xludf.dummyfunction(&quot;&quot;&quot;COMPUTED_VALUE&quot;&quot;&quot;);&quot;120 525&quot;)" office:value-type="string" office:string-value="120 525" calcext:value-type="string">
            <text:p>120 52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58)" office:value-type="float" office:value="558" calcext:value-type="float">
            <text:p>55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98&quot;)" office:value-type="string" office:string-value="RUS-098" calcext:value-type="string">
            <text:p>RUS-098</text:p>
          </table:table-cell>
          <table:table-cell table:style-name="ce1" table:formula="of:=IFERROR(__xludf.dummyfunction(&quot;&quot;&quot;COMPUTED_VALUE&quot;&quot;&quot;);&quot;Oréjovo-Zúyevo&quot;)" office:value-type="string" office:string-value="Oréjovo-Zúyevo" calcext:value-type="string">
            <text:p>Oréjovo-Zúyevo</text:p>
          </table:table-cell>
          <table:table-cell table:style-name="ce1" table:formula="of:=IFERROR(__xludf.dummyfunction(&quot;&quot;&quot;COMPUTED_VALUE&quot;&quot;&quot;);&quot;Орехово-Зуево&quot;)" office:value-type="string" office:string-value="Орехово-Зуево" calcext:value-type="string">
            <text:p>Орехово-Зуево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Moscú&quot;)" office:value-type="string" office:string-value="Óblast de Moscú" calcext:value-type="string">
            <text:p>Óblast de Moscú</text:p>
          </table:table-cell>
          <table:table-cell table:style-name="ce1"/>
          <table:table-cell table:style-name="ce1" table:formula="of:=IFERROR(__xludf.dummyfunction(&quot;&quot;&quot;COMPUTED_VALUE&quot;&quot;&quot;);&quot;119 956&quot;)" office:value-type="string" office:string-value="119 956" calcext:value-type="string">
            <text:p>119 95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59)" office:value-type="float" office:value="559" calcext:value-type="float">
            <text:p>559</text:p>
          </table:table-cell>
          <table:table-cell table:style-name="ce1" table:formula="of:=IFERROR(__xludf.dummyfunction(&quot;&quot;&quot;COMPUTED_VALUE&quot;&quot;&quot;);&quot;UE-321&quot;)" office:value-type="string" office:string-value="UE-321" calcext:value-type="string">
            <text:p>UE-321</text:p>
          </table:table-cell>
          <table:table-cell table:style-name="ce1" table:formula="of:=IFERROR(__xludf.dummyfunction(&quot;&quot;&quot;COMPUTED_VALUE&quot;&quot;&quot;);&quot;ITA-36&quot;)" office:value-type="string" office:string-value="ITA-36" calcext:value-type="string">
            <text:p>ITA-36</text:p>
          </table:table-cell>
          <table:table-cell table:style-name="ce1" table:formula="of:=IFERROR(__xludf.dummyfunction(&quot;&quot;&quot;COMPUTED_VALUE&quot;&quot;&quot;);&quot;Bérgamo&quot;)" office:value-type="string" office:string-value="Bérgamo" calcext:value-type="string">
            <text:p>Bérgamo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Lombardía&quot;)" office:value-type="string" office:string-value="Lombardía" calcext:value-type="string">
            <text:p>Lombardía</text:p>
          </table:table-cell>
          <table:table-cell table:style-name="ce1" table:formula="of:=IFERROR(__xludf.dummyfunction(&quot;&quot;&quot;COMPUTED_VALUE&quot;&quot;&quot;);&quot;Provincia de Bérgamo&quot;)" office:value-type="string" office:string-value="Provincia de Bérgamo" calcext:value-type="string">
            <text:p>Provincia de Bérgamo</text:p>
          </table:table-cell>
          <table:table-cell table:style-name="ce1" table:formula="of:=IFERROR(__xludf.dummyfunction(&quot;&quot;&quot;COMPUTED_VALUE&quot;&quot;&quot;);&quot;119 806&quot;)" office:value-type="string" office:string-value="119 806" calcext:value-type="string">
            <text:p>119 80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60)" office:value-type="float" office:value="560" calcext:value-type="float">
            <text:p>560</text:p>
          </table:table-cell>
          <table:table-cell table:style-name="ce1" table:formula="of:=IFERROR(__xludf.dummyfunction(&quot;&quot;&quot;COMPUTED_VALUE&quot;&quot;&quot;);&quot;UE-322&quot;)" office:value-type="string" office:string-value="UE-322" calcext:value-type="string">
            <text:p>UE-322</text:p>
          </table:table-cell>
          <table:table-cell table:style-name="ce1" table:formula="of:=IFERROR(__xludf.dummyfunction(&quot;&quot;&quot;COMPUTED_VALUE&quot;&quot;&quot;);&quot;ESP-54&quot;)" office:value-type="string" office:string-value="ESP-54" calcext:value-type="string">
            <text:p>ESP-54</text:p>
          </table:table-cell>
          <table:table-cell table:style-name="ce1" table:formula="of:=IFERROR(__xludf.dummyfunction(&quot;&quot;&quot;COMPUTED_VALUE&quot;&quot;&quot;);&quot;Cádiz&quot;)" office:value-type="string" office:string-value="Cádiz" calcext:value-type="string">
            <text:p>Cádiz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Andalucía&quot;)" office:value-type="string" office:string-value="Andalucía" calcext:value-type="string">
            <text:p>Andalucía</text:p>
          </table:table-cell>
          <table:table-cell table:style-name="ce1" table:formula="of:=IFERROR(__xludf.dummyfunction(&quot;&quot;&quot;COMPUTED_VALUE&quot;&quot;&quot;);&quot;Provincia de Cádiz&quot;)" office:value-type="string" office:string-value="Provincia de Cádiz" calcext:value-type="string">
            <text:p>Provincia de Cádiz</text:p>
          </table:table-cell>
          <table:table-cell table:style-name="ce1" table:formula="of:=IFERROR(__xludf.dummyfunction(&quot;&quot;&quot;COMPUTED_VALUE&quot;&quot;&quot;);&quot;118 919&quot;)" office:value-type="string" office:string-value="118 919" calcext:value-type="string">
            <text:p>118 91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61)" office:value-type="float" office:value="561" calcext:value-type="float">
            <text:p>561</text:p>
          </table:table-cell>
          <table:table-cell table:style-name="ce1" table:formula="of:=IFERROR(__xludf.dummyfunction(&quot;&quot;&quot;COMPUTED_VALUE&quot;&quot;&quot;);&quot;UE-323&quot;)" office:value-type="string" office:string-value="UE-323" calcext:value-type="string">
            <text:p>UE-323</text:p>
          </table:table-cell>
          <table:table-cell table:style-name="ce1" table:formula="of:=IFERROR(__xludf.dummyfunction(&quot;&quot;&quot;COMPUTED_VALUE&quot;&quot;&quot;);&quot;ALE-64&quot;)" office:value-type="string" office:string-value="ALE-64" calcext:value-type="string">
            <text:p>ALE-64</text:p>
          </table:table-cell>
          <table:table-cell table:style-name="ce1" table:formula="of:=IFERROR(__xludf.dummyfunction(&quot;&quot;&quot;COMPUTED_VALUE&quot;&quot;&quot;);&quot;Gotinga&quot;)" office:value-type="string" office:string-value="Gotinga" calcext:value-type="string">
            <text:p>Gotinga</text:p>
          </table:table-cell>
          <table:table-cell table:style-name="ce1" table:formula="of:=IFERROR(__xludf.dummyfunction(&quot;&quot;&quot;COMPUTED_VALUE&quot;&quot;&quot;);&quot;Göttingen&quot;)" office:value-type="string" office:string-value="Göttingen" calcext:value-type="string">
            <text:p>Göttingen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ja Sajonia&quot;)" office:value-type="string" office:string-value="Baja Sajonia" calcext:value-type="string">
            <text:p>Baja Sajonia</text:p>
          </table:table-cell>
          <table:table-cell table:style-name="ce1"/>
          <table:table-cell table:style-name="ce1" table:formula="of:=IFERROR(__xludf.dummyfunction(&quot;&quot;&quot;COMPUTED_VALUE&quot;&quot;&quot;);&quot;118 914&quot;)" office:value-type="string" office:string-value="118 914" calcext:value-type="string">
            <text:p>118 91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62)" office:value-type="float" office:value="562" calcext:value-type="float">
            <text:p>562</text:p>
          </table:table-cell>
          <table:table-cell table:style-name="ce1" table:formula="of:=IFERROR(__xludf.dummyfunction(&quot;&quot;&quot;COMPUTED_VALUE&quot;&quot;&quot;);&quot;UE-324&quot;)" office:value-type="string" office:string-value="UE-324" calcext:value-type="string">
            <text:p>UE-324</text:p>
          </table:table-cell>
          <table:table-cell table:style-name="ce1" table:formula="of:=IFERROR(__xludf.dummyfunction(&quot;&quot;&quot;COMPUTED_VALUE&quot;&quot;&quot;);&quot;FIN-09&quot;)" office:value-type="string" office:string-value="FIN-09" calcext:value-type="string">
            <text:p>FIN-09</text:p>
          </table:table-cell>
          <table:table-cell table:style-name="ce1" table:formula="of:=IFERROR(__xludf.dummyfunction(&quot;&quot;&quot;COMPUTED_VALUE&quot;&quot;&quot;);&quot;Lahti&quot;)" office:value-type="string" office:string-value="Lahti" calcext:value-type="string">
            <text:p>Lahti</text:p>
          </table:table-cell>
          <table:table-cell table:style-name="ce1" table:formula="of:=IFERROR(__xludf.dummyfunction(&quot;&quot;&quot;COMPUTED_VALUE&quot;&quot;&quot;);&quot;Lahti/Lahtis&quot;)" office:value-type="string" office:string-value="Lahti/Lahtis" calcext:value-type="string">
            <text:p>Lahti/Lahtis</text:p>
          </table:table-cell>
          <table:table-cell table:style-name="ce1" table:formula="of:=IFERROR(__xludf.dummyfunction(&quot;&quot;&quot;COMPUTED_VALUE&quot;&quot;&quot;);&quot;Finlandia Finlandia&quot;)" office:value-type="string" office:string-value="Finlandia Finlandia" calcext:value-type="string">
            <text:p>Finlandia Finlandia</text:p>
          </table:table-cell>
          <table:table-cell table:style-name="ce1" table:formula="of:=IFERROR(__xludf.dummyfunction(&quot;&quot;&quot;COMPUTED_VALUE&quot;&quot;&quot;);&quot;Päijänne Tavastia&quot;)" office:value-type="string" office:string-value="Päijänne Tavastia" calcext:value-type="string">
            <text:p>Päijänne Tavastia</text:p>
          </table:table-cell>
          <table:table-cell table:style-name="ce1"/>
          <table:table-cell table:style-name="ce1" table:formula="of:=IFERROR(__xludf.dummyfunction(&quot;&quot;&quot;COMPUTED_VALUE&quot;&quot;&quot;);&quot;118 848&quot;)" office:value-type="string" office:string-value="118 848" calcext:value-type="string">
            <text:p>118 84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63)" office:value-type="float" office:value="563" calcext:value-type="float">
            <text:p>563</text:p>
          </table:table-cell>
          <table:table-cell table:style-name="ce1" table:formula="of:=IFERROR(__xludf.dummyfunction(&quot;&quot;&quot;COMPUTED_VALUE&quot;&quot;&quot;);&quot;UE-325&quot;)" office:value-type="string" office:string-value="UE-325" calcext:value-type="string">
            <text:p>UE-325</text:p>
          </table:table-cell>
          <table:table-cell table:style-name="ce1" table:formula="of:=IFERROR(__xludf.dummyfunction(&quot;&quot;&quot;COMPUTED_VALUE&quot;&quot;&quot;);&quot;NED-20&quot;)" office:value-type="string" office:string-value="NED-20" calcext:value-type="string">
            <text:p>NED-20</text:p>
          </table:table-cell>
          <table:table-cell table:style-name="ce1" table:formula="of:=IFERROR(__xludf.dummyfunction(&quot;&quot;&quot;COMPUTED_VALUE&quot;&quot;&quot;);&quot;Dordrecht&quot;)" office:value-type="string" office:string-value="Dordrecht" calcext:value-type="string">
            <text:p>Dordrecht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Holanda Meridional&quot;)" office:value-type="string" office:string-value="Holanda Meridional" calcext:value-type="string">
            <text:p>Holanda Meridional</text:p>
          </table:table-cell>
          <table:table-cell table:style-name="ce1"/>
          <table:table-cell table:style-name="ce1" table:formula="of:=IFERROR(__xludf.dummyfunction(&quot;&quot;&quot;COMPUTED_VALUE&quot;&quot;&quot;);&quot;118 782&quot;)" office:value-type="string" office:string-value="118 782" calcext:value-type="string">
            <text:p>118 78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64)" office:value-type="float" office:value="564" calcext:value-type="float">
            <text:p>564</text:p>
          </table:table-cell>
          <table:table-cell table:style-name="ce1" table:formula="of:=IFERROR(__xludf.dummyfunction(&quot;&quot;&quot;COMPUTED_VALUE&quot;&quot;&quot;);&quot;UE-326&quot;)" office:value-type="string" office:string-value="UE-326" calcext:value-type="string">
            <text:p>UE-326</text:p>
          </table:table-cell>
          <table:table-cell table:style-name="ce1" table:formula="of:=IFERROR(__xludf.dummyfunction(&quot;&quot;&quot;COMPUTED_VALUE&quot;&quot;&quot;);&quot;HUN-07&quot;)" office:value-type="string" office:string-value="HUN-07" calcext:value-type="string">
            <text:p>HUN-07</text:p>
          </table:table-cell>
          <table:table-cell table:style-name="ce1" table:formula="of:=IFERROR(__xludf.dummyfunction(&quot;&quot;&quot;COMPUTED_VALUE&quot;&quot;&quot;);&quot;Nyíregyháza&quot;)" office:value-type="string" office:string-value="Nyíregyháza" calcext:value-type="string">
            <text:p>Nyíregyháza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Hungría Hungría&quot;)" office:value-type="string" office:string-value="Hungría Hungría" calcext:value-type="string">
            <text:p>Hungría Hungría</text:p>
          </table:table-cell>
          <table:table-cell table:style-name="ce1" table:formula="of:=IFERROR(__xludf.dummyfunction(&quot;&quot;&quot;COMPUTED_VALUE&quot;&quot;&quot;);&quot;Szabolcs-Szatmár-Bereg&quot;)" office:value-type="string" office:string-value="Szabolcs-Szatmár-Bereg" calcext:value-type="string">
            <text:p>Szabolcs-Szatmár-Bereg</text:p>
          </table:table-cell>
          <table:table-cell table:style-name="ce1"/>
          <table:table-cell table:style-name="ce1" table:formula="of:=IFERROR(__xludf.dummyfunction(&quot;&quot;&quot;COMPUTED_VALUE&quot;&quot;&quot;);&quot;118 058&quot;)" office:value-type="string" office:string-value="118 058" calcext:value-type="string">
            <text:p>118 05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65)" office:value-type="float" office:value="565" calcext:value-type="float">
            <text:p>565</text:p>
          </table:table-cell>
          <table:table-cell table:style-name="ce1" table:formula="of:=IFERROR(__xludf.dummyfunction(&quot;&quot;&quot;COMPUTED_VALUE&quot;&quot;&quot;);&quot;UE-327&quot;)" office:value-type="string" office:string-value="UE-327" calcext:value-type="string">
            <text:p>UE-327</text:p>
          </table:table-cell>
          <table:table-cell table:style-name="ce1" table:formula="of:=IFERROR(__xludf.dummyfunction(&quot;&quot;&quot;COMPUTED_VALUE&quot;&quot;&quot;);&quot;BEL-07&quot;)" office:value-type="string" office:string-value="BEL-07" calcext:value-type="string">
            <text:p>BEL-07</text:p>
          </table:table-cell>
          <table:table-cell table:style-name="ce1" table:formula="of:=IFERROR(__xludf.dummyfunction(&quot;&quot;&quot;COMPUTED_VALUE&quot;&quot;&quot;);&quot;Brujas&quot;)" office:value-type="string" office:string-value="Brujas" calcext:value-type="string">
            <text:p>Brujas</text:p>
          </table:table-cell>
          <table:table-cell table:style-name="ce1" table:formula="of:=IFERROR(__xludf.dummyfunction(&quot;&quot;&quot;COMPUTED_VALUE&quot;&quot;&quot;);&quot;Brugge&quot;)" office:value-type="string" office:string-value="Brugge" calcext:value-type="string">
            <text:p>Brugge</text:p>
          </table:table-cell>
          <table:table-cell table:style-name="ce1" table:formula="of:=IFERROR(__xludf.dummyfunction(&quot;&quot;&quot;COMPUTED_VALUE&quot;&quot;&quot;);&quot;Bélgica Bélgica&quot;)" office:value-type="string" office:string-value="Bélgica Bélgica" calcext:value-type="string">
            <text:p>Bélgica Bélgica</text:p>
          </table:table-cell>
          <table:table-cell table:style-name="ce1" table:formula="of:=IFERROR(__xludf.dummyfunction(&quot;&quot;&quot;COMPUTED_VALUE&quot;&quot;&quot;);&quot;Región Flamenca&quot;)" office:value-type="string" office:string-value="Región Flamenca" calcext:value-type="string">
            <text:p>Región Flamenca</text:p>
          </table:table-cell>
          <table:table-cell table:style-name="ce1" table:formula="of:=IFERROR(__xludf.dummyfunction(&quot;&quot;&quot;COMPUTED_VALUE&quot;&quot;&quot;);&quot;Provincia de Flandes Occidental&quot;)" office:value-type="string" office:string-value="Provincia de Flandes Occidental" calcext:value-type="string">
            <text:p>Provincia de Flandes Occidental</text:p>
          </table:table-cell>
          <table:table-cell table:style-name="ce1" table:formula="of:=IFERROR(__xludf.dummyfunction(&quot;&quot;&quot;COMPUTED_VALUE&quot;&quot;&quot;);&quot;118 053&quot;)" office:value-type="string" office:string-value="118 053" calcext:value-type="string">
            <text:p>118 05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66)" office:value-type="float" office:value="566" calcext:value-type="float">
            <text:p>566</text:p>
          </table:table-cell>
          <table:table-cell table:style-name="ce1"/>
          <table:table-cell table:style-name="ce1" table:formula="of:=IFERROR(__xludf.dummyfunction(&quot;&quot;&quot;COMPUTED_VALUE&quot;&quot;&quot;);&quot;GBR-67&quot;)" office:value-type="string" office:string-value="GBR-67" calcext:value-type="string">
            <text:p>GBR-67</text:p>
          </table:table-cell>
          <table:table-cell table:style-name="ce1" table:formula="of:=IFERROR(__xludf.dummyfunction(&quot;&quot;&quot;COMPUTED_VALUE&quot;&quot;&quot;);&quot;Blackburn&quot;)" office:value-type="string" office:string-value="Blackburn" calcext:value-type="string">
            <text:p>Blackburn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Lancashire&quot;)" office:value-type="string" office:string-value="Lancashire" calcext:value-type="string">
            <text:p>Lancashire</text:p>
          </table:table-cell>
          <table:table-cell table:style-name="ce1" table:formula="of:=IFERROR(__xludf.dummyfunction(&quot;&quot;&quot;COMPUTED_VALUE&quot;&quot;&quot;);&quot;117 963&quot;)" office:value-type="string" office:string-value="117 963" calcext:value-type="string">
            <text:p>117 96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67)" office:value-type="float" office:value="567" calcext:value-type="float">
            <text:p>567</text:p>
          </table:table-cell>
          <table:table-cell table:style-name="ce1" table:formula="of:=IFERROR(__xludf.dummyfunction(&quot;&quot;&quot;COMPUTED_VALUE&quot;&quot;&quot;);&quot;UE-328&quot;)" office:value-type="string" office:string-value="UE-328" calcext:value-type="string">
            <text:p>UE-328</text:p>
          </table:table-cell>
          <table:table-cell table:style-name="ce1" table:formula="of:=IFERROR(__xludf.dummyfunction(&quot;&quot;&quot;COMPUTED_VALUE&quot;&quot;&quot;);&quot;ITA-37&quot;)" office:value-type="string" office:string-value="ITA-37" calcext:value-type="string">
            <text:p>ITA-37</text:p>
          </table:table-cell>
          <table:table-cell table:style-name="ce1" table:formula="of:=IFERROR(__xludf.dummyfunction(&quot;&quot;&quot;COMPUTED_VALUE&quot;&quot;&quot;);&quot;Forlì&quot;)" office:value-type="string" office:string-value="Forlì" calcext:value-type="string">
            <text:p>Forlì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Emilia-Romaña&quot;)" office:value-type="string" office:string-value="Emilia-Romaña" calcext:value-type="string">
            <text:p>Emilia-Romaña</text:p>
          </table:table-cell>
          <table:table-cell table:style-name="ce1" table:formula="of:=IFERROR(__xludf.dummyfunction(&quot;&quot;&quot;COMPUTED_VALUE&quot;&quot;&quot;);&quot;Provincia de Forlì-Cesena&quot;)" office:value-type="string" office:string-value="Provincia de Forlì-Cesena" calcext:value-type="string">
            <text:p>Provincia de Forlì-Cesena</text:p>
          </table:table-cell>
          <table:table-cell table:style-name="ce1" table:formula="of:=IFERROR(__xludf.dummyfunction(&quot;&quot;&quot;COMPUTED_VALUE&quot;&quot;&quot;);&quot;117 859&quot;)" office:value-type="string" office:string-value="117 859" calcext:value-type="string">
            <text:p>117 85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68)" office:value-type="float" office:value="568" calcext:value-type="float">
            <text:p>56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99&quot;)" office:value-type="string" office:string-value="RUS-099" calcext:value-type="string">
            <text:p>RUS-099</text:p>
          </table:table-cell>
          <table:table-cell table:style-name="ce1" table:formula="of:=IFERROR(__xludf.dummyfunction(&quot;&quot;&quot;COMPUTED_VALUE&quot;&quot;&quot;);&quot;Nevinnomyssk&quot;)" office:value-type="string" office:string-value="Nevinnomyssk" calcext:value-type="string">
            <text:p>Nevinnomyssk</text:p>
          </table:table-cell>
          <table:table-cell table:style-name="ce1" table:formula="of:=IFERROR(__xludf.dummyfunction(&quot;&quot;&quot;COMPUTED_VALUE&quot;&quot;&quot;);&quot;Невинномысск&quot;)" office:value-type="string" office:string-value="Невинномысск" calcext:value-type="string">
            <text:p>Невинномыс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Krai de Stávropol&quot;)" office:value-type="string" office:string-value="Krai de Stávropol" calcext:value-type="string">
            <text:p>Krai de Stávropol</text:p>
          </table:table-cell>
          <table:table-cell table:style-name="ce1"/>
          <table:table-cell table:style-name="ce1" table:formula="of:=IFERROR(__xludf.dummyfunction(&quot;&quot;&quot;COMPUTED_VALUE&quot;&quot;&quot;);&quot;117 676&quot;)" office:value-type="string" office:string-value="117 676" calcext:value-type="string">
            <text:p>117 67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69)" office:value-type="float" office:value="569" calcext:value-type="float">
            <text:p>569</text:p>
          </table:table-cell>
          <table:table-cell table:style-name="ce1" table:formula="of:=IFERROR(__xludf.dummyfunction(&quot;&quot;&quot;COMPUTED_VALUE&quot;&quot;&quot;);&quot;UE-329&quot;)" office:value-type="string" office:string-value="UE-329" calcext:value-type="string">
            <text:p>UE-329</text:p>
          </table:table-cell>
          <table:table-cell table:style-name="ce1" table:formula="of:=IFERROR(__xludf.dummyfunction(&quot;&quot;&quot;COMPUTED_VALUE&quot;&quot;&quot;);&quot;SWE-06&quot;)" office:value-type="string" office:string-value="SWE-06" calcext:value-type="string">
            <text:p>SWE-06</text:p>
          </table:table-cell>
          <table:table-cell table:style-name="ce1" table:formula="of:=IFERROR(__xludf.dummyfunction(&quot;&quot;&quot;COMPUTED_VALUE&quot;&quot;&quot;);&quot;Örebro&quot;)" office:value-type="string" office:string-value="Örebro" calcext:value-type="string">
            <text:p>Örebro</text:p>
          </table:table-cell>
          <table:table-cell table:style-name="ce1"/>
          <table:table-cell table:style-name="ce1" table:formula="of:=IFERROR(__xludf.dummyfunction(&quot;&quot;&quot;COMPUTED_VALUE&quot;&quot;&quot;);&quot;SueciaSuecia&quot;)" office:value-type="string" office:string-value="SueciaSuecia" calcext:value-type="string">
            <text:p>SueciaSuecia</text:p>
          </table:table-cell>
          <table:table-cell table:style-name="ce1" table:formula="of:=IFERROR(__xludf.dummyfunction(&quot;&quot;&quot;COMPUTED_VALUE&quot;&quot;&quot;);&quot;Provincia de Örebro&quot;)" office:value-type="string" office:string-value="Provincia de Örebro" calcext:value-type="string">
            <text:p>Provincia de Örebro</text:p>
          </table:table-cell>
          <table:table-cell table:style-name="ce1"/>
          <table:table-cell table:style-name="ce1" table:formula="of:=IFERROR(__xludf.dummyfunction(&quot;&quot;&quot;COMPUTED_VALUE&quot;&quot;&quot;);&quot;117 543&quot;)" office:value-type="string" office:string-value="117 543" calcext:value-type="string">
            <text:p>117 54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70)" office:value-type="float" office:value="570" calcext:value-type="float">
            <text:p>570</text:p>
          </table:table-cell>
          <table:table-cell table:style-name="ce1" table:formula="of:=IFERROR(__xludf.dummyfunction(&quot;&quot;&quot;COMPUTED_VALUE&quot;&quot;&quot;);&quot;UE-330&quot;)" office:value-type="string" office:string-value="UE-330" calcext:value-type="string">
            <text:p>UE-330</text:p>
          </table:table-cell>
          <table:table-cell table:style-name="ce1" table:formula="of:=IFERROR(__xludf.dummyfunction(&quot;&quot;&quot;COMPUTED_VALUE&quot;&quot;&quot;);&quot;BEL-08&quot;)" office:value-type="string" office:string-value="BEL-08" calcext:value-type="string">
            <text:p>BEL-08</text:p>
          </table:table-cell>
          <table:table-cell table:style-name="ce1" table:formula="of:=IFERROR(__xludf.dummyfunction(&quot;&quot;&quot;COMPUTED_VALUE&quot;&quot;&quot;);&quot;Anderlecht&quot;)" office:value-type="string" office:string-value="Anderlecht" calcext:value-type="string">
            <text:p>Anderlecht</text:p>
          </table:table-cell>
          <table:table-cell table:style-name="ce1"/>
          <table:table-cell table:style-name="ce1" table:formula="of:=IFERROR(__xludf.dummyfunction(&quot;&quot;&quot;COMPUTED_VALUE&quot;&quot;&quot;);&quot;Bélgica Bélgica&quot;)" office:value-type="string" office:string-value="Bélgica Bélgica" calcext:value-type="string">
            <text:p>Bélgica Bélgica</text:p>
          </table:table-cell>
          <table:table-cell table:style-name="ce1" table:formula="of:=IFERROR(__xludf.dummyfunction(&quot;&quot;&quot;COMPUTED_VALUE&quot;&quot;&quot;);&quot;Región de Bruselas Capital&quot;)" office:value-type="string" office:string-value="Región de Bruselas Capital" calcext:value-type="string">
            <text:p>Región de Bruselas Capital</text:p>
          </table:table-cell>
          <table:table-cell table:style-name="ce1"/>
          <table:table-cell table:style-name="ce1" table:formula="of:=IFERROR(__xludf.dummyfunction(&quot;&quot;&quot;COMPUTED_VALUE&quot;&quot;&quot;);&quot;117 412&quot;)" office:value-type="string" office:string-value="117 412" calcext:value-type="string">
            <text:p>117 41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71)" office:value-type="float" office:value="571" calcext:value-type="float">
            <text:p>571</text:p>
          </table:table-cell>
          <table:table-cell table:style-name="ce1" table:formula="of:=IFERROR(__xludf.dummyfunction(&quot;&quot;&quot;COMPUTED_VALUE&quot;&quot;&quot;);&quot;UE-331&quot;)" office:value-type="string" office:string-value="UE-331" calcext:value-type="string">
            <text:p>UE-331</text:p>
          </table:table-cell>
          <table:table-cell table:style-name="ce1" table:formula="of:=IFERROR(__xludf.dummyfunction(&quot;&quot;&quot;COMPUTED_VALUE&quot;&quot;&quot;);&quot;ITA-39&quot;)" office:value-type="string" office:string-value="ITA-39" calcext:value-type="string">
            <text:p>ITA-39</text:p>
          </table:table-cell>
          <table:table-cell table:style-name="ce1" table:formula="of:=IFERROR(__xludf.dummyfunction(&quot;&quot;&quot;COMPUTED_VALUE&quot;&quot;&quot;);&quot;Trento&quot;)" office:value-type="string" office:string-value="Trento" calcext:value-type="string">
            <text:p>Trento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Trentino-Alto Adigio&quot;)" office:value-type="string" office:string-value="Trentino-Alto Adigio" calcext:value-type="string">
            <text:p>Trentino-Alto Adigio</text:p>
          </table:table-cell>
          <table:table-cell table:style-name="ce1" table:formula="of:=IFERROR(__xludf.dummyfunction(&quot;&quot;&quot;COMPUTED_VALUE&quot;&quot;&quot;);&quot;Provincia de Trento&quot;)" office:value-type="string" office:string-value="Provincia de Trento" calcext:value-type="string">
            <text:p>Provincia de Trento</text:p>
          </table:table-cell>
          <table:table-cell table:style-name="ce1" table:formula="of:=IFERROR(__xludf.dummyfunction(&quot;&quot;&quot;COMPUTED_VALUE&quot;&quot;&quot;);&quot;117 185&quot;)" office:value-type="string" office:string-value="117 185" calcext:value-type="string">
            <text:p>117 18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72)" office:value-type="float" office:value="572" calcext:value-type="float">
            <text:p>572</text:p>
          </table:table-cell>
          <table:table-cell table:style-name="ce1" table:formula="of:=IFERROR(__xludf.dummyfunction(&quot;&quot;&quot;COMPUTED_VALUE&quot;&quot;&quot;);&quot;UE-332&quot;)" office:value-type="string" office:string-value="UE-332" calcext:value-type="string">
            <text:p>UE-332</text:p>
          </table:table-cell>
          <table:table-cell table:style-name="ce1" table:formula="of:=IFERROR(__xludf.dummyfunction(&quot;&quot;&quot;COMPUTED_VALUE&quot;&quot;&quot;);&quot;ALE-65&quot;)" office:value-type="string" office:string-value="ALE-65" calcext:value-type="string">
            <text:p>ALE-65</text:p>
          </table:table-cell>
          <table:table-cell table:style-name="ce1" table:formula="of:=IFERROR(__xludf.dummyfunction(&quot;&quot;&quot;COMPUTED_VALUE&quot;&quot;&quot;);&quot;Bottrop&quot;)" office:value-type="string" office:string-value="Bottrop" calcext:value-type="string">
            <text:p>Bottrop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117 143&quot;)" office:value-type="string" office:string-value="117 143" calcext:value-type="string">
            <text:p>117 14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73)" office:value-type="float" office:value="573" calcext:value-type="float">
            <text:p>573</text:p>
          </table:table-cell>
          <table:table-cell table:style-name="ce1" table:formula="of:=IFERROR(__xludf.dummyfunction(&quot;&quot;&quot;COMPUTED_VALUE&quot;&quot;&quot;);&quot;UE-333&quot;)" office:value-type="string" office:string-value="UE-333" calcext:value-type="string">
            <text:p>UE-333</text:p>
          </table:table-cell>
          <table:table-cell table:style-name="ce1" table:formula="of:=IFERROR(__xludf.dummyfunction(&quot;&quot;&quot;COMPUTED_VALUE&quot;&quot;&quot;);&quot;FRA-28&quot;)" office:value-type="string" office:string-value="FRA-28" calcext:value-type="string">
            <text:p>FRA-28</text:p>
          </table:table-cell>
          <table:table-cell table:style-name="ce1" table:formula="of:=IFERROR(__xludf.dummyfunction(&quot;&quot;&quot;COMPUTED_VALUE&quot;&quot;&quot;);&quot;Metz&quot;)" office:value-type="string" office:string-value="Metz" calcext:value-type="string">
            <text:p>Metz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Gran Este&quot;)" office:value-type="string" office:string-value="Gran Este" calcext:value-type="string">
            <text:p>Gran Este</text:p>
          </table:table-cell>
          <table:table-cell table:style-name="ce1" table:formula="of:=IFERROR(__xludf.dummyfunction(&quot;&quot;&quot;COMPUTED_VALUE&quot;&quot;&quot;);&quot;Mosela&quot;)" office:value-type="string" office:string-value="Mosela" calcext:value-type="string">
            <text:p>Mosela</text:p>
          </table:table-cell>
          <table:table-cell table:style-name="ce1" table:formula="of:=IFERROR(__xludf.dummyfunction(&quot;&quot;&quot;COMPUTED_VALUE&quot;&quot;&quot;);&quot;117 619&quot;)" office:value-type="string" office:string-value="117 619" calcext:value-type="string">
            <text:p>117 61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74)" office:value-type="float" office:value="574" calcext:value-type="float">
            <text:p>574</text:p>
          </table:table-cell>
          <table:table-cell table:style-name="ce1" table:formula="of:=IFERROR(__xludf.dummyfunction(&quot;&quot;&quot;COMPUTED_VALUE&quot;&quot;&quot;);&quot;UE-334&quot;)" office:value-type="string" office:string-value="UE-334" calcext:value-type="string">
            <text:p>UE-334</text:p>
          </table:table-cell>
          <table:table-cell table:style-name="ce1" table:formula="of:=IFERROR(__xludf.dummyfunction(&quot;&quot;&quot;COMPUTED_VALUE&quot;&quot;&quot;);&quot;ESP-55&quot;)" office:value-type="string" office:string-value="ESP-55" calcext:value-type="string">
            <text:p>ESP-55</text:p>
          </table:table-cell>
          <table:table-cell table:style-name="ce1" table:formula="of:=IFERROR(__xludf.dummyfunction(&quot;&quot;&quot;COMPUTED_VALUE&quot;&quot;&quot;);&quot;Santa Coloma de Gramanet&quot;)" office:value-type="string" office:string-value="Santa Coloma de Gramanet" calcext:value-type="string">
            <text:p>Santa Coloma de Gramanet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ataluña&quot;)" office:value-type="string" office:string-value="Cataluña" calcext:value-type="string">
            <text:p>Cataluña</text:p>
          </table:table-cell>
          <table:table-cell table:style-name="ce1" table:formula="of:=IFERROR(__xludf.dummyfunction(&quot;&quot;&quot;COMPUTED_VALUE&quot;&quot;&quot;);&quot;Provincia de Barcelona&quot;)" office:value-type="string" office:string-value="Provincia de Barcelona" calcext:value-type="string">
            <text:p>Provincia de Barcelona</text:p>
          </table:table-cell>
          <table:table-cell table:style-name="ce1" table:formula="of:=IFERROR(__xludf.dummyfunction(&quot;&quot;&quot;COMPUTED_VALUE&quot;&quot;&quot;);&quot;117 153&quot;)" office:value-type="string" office:string-value="117 153" calcext:value-type="string">
            <text:p>117 15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75)" office:value-type="float" office:value="575" calcext:value-type="float">
            <text:p>575</text:p>
          </table:table-cell>
          <table:table-cell table:style-name="ce1" table:formula="of:=IFERROR(__xludf.dummyfunction(&quot;&quot;&quot;COMPUTED_VALUE&quot;&quot;&quot;);&quot;UE-335&quot;)" office:value-type="string" office:string-value="UE-335" calcext:value-type="string">
            <text:p>UE-335</text:p>
          </table:table-cell>
          <table:table-cell table:style-name="ce1" table:formula="of:=IFERROR(__xludf.dummyfunction(&quot;&quot;&quot;COMPUTED_VALUE&quot;&quot;&quot;);&quot;FRA-31&quot;)" office:value-type="string" office:string-value="FRA-31" calcext:value-type="string">
            <text:p>FRA-31</text:p>
          </table:table-cell>
          <table:table-cell table:style-name="ce1" table:formula="of:=IFERROR(__xludf.dummyfunction(&quot;&quot;&quot;COMPUTED_VALUE&quot;&quot;&quot;);&quot;Boulogne-Billancourt&quot;)" office:value-type="string" office:string-value="Boulogne-Billancourt" calcext:value-type="string">
            <text:p>Boulogne-Billancourt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Isla de Francia&quot;)" office:value-type="string" office:string-value="Isla de Francia" calcext:value-type="string">
            <text:p>Isla de Francia</text:p>
          </table:table-cell>
          <table:table-cell table:style-name="ce1" table:formula="of:=IFERROR(__xludf.dummyfunction(&quot;&quot;&quot;COMPUTED_VALUE&quot;&quot;&quot;);&quot;Hauts-de-Seine&quot;)" office:value-type="string" office:string-value="Hauts-de-Seine" calcext:value-type="string">
            <text:p>Hauts-de-Seine</text:p>
          </table:table-cell>
          <table:table-cell table:style-name="ce1" table:formula="of:=IFERROR(__xludf.dummyfunction(&quot;&quot;&quot;COMPUTED_VALUE&quot;&quot;&quot;);&quot;116 927&quot;)" office:value-type="string" office:string-value="116 927" calcext:value-type="string">
            <text:p>116 92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76)" office:value-type="float" office:value="576" calcext:value-type="float">
            <text:p>576</text:p>
          </table:table-cell>
          <table:table-cell table:style-name="ce1" table:formula="of:=IFERROR(__xludf.dummyfunction(&quot;&quot;&quot;COMPUTED_VALUE&quot;&quot;&quot;);&quot;UE-336&quot;)" office:value-type="string" office:string-value="UE-336" calcext:value-type="string">
            <text:p>UE-336</text:p>
          </table:table-cell>
          <table:table-cell table:style-name="ce1" table:formula="of:=IFERROR(__xludf.dummyfunction(&quot;&quot;&quot;COMPUTED_VALUE&quot;&quot;&quot;);&quot;FRA-30&quot;)" office:value-type="string" office:string-value="FRA-30" calcext:value-type="string">
            <text:p>FRA-30</text:p>
          </table:table-cell>
          <table:table-cell table:style-name="ce1" table:formula="of:=IFERROR(__xludf.dummyfunction(&quot;&quot;&quot;COMPUTED_VALUE&quot;&quot;&quot;);&quot;Besançon&quot;)" office:value-type="string" office:string-value="Besançon" calcext:value-type="string">
            <text:p>Besançon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Franche-Comté&quot;)" office:value-type="string" office:string-value="Franche-Comté" calcext:value-type="string">
            <text:p>Franche-Comté</text:p>
          </table:table-cell>
          <table:table-cell table:style-name="ce1" table:formula="of:=IFERROR(__xludf.dummyfunction(&quot;&quot;&quot;COMPUTED_VALUE&quot;&quot;&quot;);&quot;Doubs&quot;)" office:value-type="string" office:string-value="Doubs" calcext:value-type="string">
            <text:p>Doubs</text:p>
          </table:table-cell>
          <table:table-cell table:style-name="ce1" table:formula="of:=IFERROR(__xludf.dummyfunction(&quot;&quot;&quot;COMPUTED_VALUE&quot;&quot;&quot;);&quot;116 690&quot;)" office:value-type="string" office:string-value="116 690" calcext:value-type="string">
            <text:p>116 69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77)" office:value-type="float" office:value="577" calcext:value-type="float">
            <text:p>577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100&quot;)" office:value-type="string" office:string-value="RUS-100" calcext:value-type="string">
            <text:p>RUS-100</text:p>
          </table:table-cell>
          <table:table-cell table:style-name="ce1" table:formula="of:=IFERROR(__xludf.dummyfunction(&quot;&quot;&quot;COMPUTED_VALUE&quot;&quot;&quot;);&quot;Dimitrovgrad&quot;)" office:value-type="string" office:string-value="Dimitrovgrad" calcext:value-type="string">
            <text:p>Dimitrovgrad</text:p>
          </table:table-cell>
          <table:table-cell table:style-name="ce1" table:formula="of:=IFERROR(__xludf.dummyfunction(&quot;&quot;&quot;COMPUTED_VALUE&quot;&quot;&quot;);&quot;Димитровград&quot;)" office:value-type="string" office:string-value="Димитровград" calcext:value-type="string">
            <text:p>Димитровград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Uliánovsk&quot;)" office:value-type="string" office:string-value="Óblast de Uliánovsk" calcext:value-type="string">
            <text:p>Óblast de Uliánovsk</text:p>
          </table:table-cell>
          <table:table-cell table:style-name="ce1"/>
          <table:table-cell table:style-name="ce1" table:formula="of:=IFERROR(__xludf.dummyfunction(&quot;&quot;&quot;COMPUTED_VALUE&quot;&quot;&quot;);&quot;116 055&quot;)" office:value-type="string" office:string-value="116 055" calcext:value-type="string">
            <text:p>116 05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78)" office:value-type="float" office:value="578" calcext:value-type="float">
            <text:p>57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101&quot;)" office:value-type="string" office:string-value="RUS-101" calcext:value-type="string">
            <text:p>RUS-101</text:p>
          </table:table-cell>
          <table:table-cell table:style-name="ce1" table:formula="of:=IFERROR(__xludf.dummyfunction(&quot;&quot;&quot;COMPUTED_VALUE&quot;&quot;&quot;);&quot;Nazran&quot;)" office:value-type="string" office:string-value="Nazran" calcext:value-type="string">
            <text:p>Nazran</text:p>
          </table:table-cell>
          <table:table-cell table:style-name="ce1" table:formula="of:=IFERROR(__xludf.dummyfunction(&quot;&quot;&quot;COMPUTED_VALUE&quot;&quot;&quot;);&quot;Назрань&quot;)" office:value-type="string" office:string-value="Назрань" calcext:value-type="string">
            <text:p>Назрань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Ingusetia&quot;)" office:value-type="string" office:string-value="República de Ingusetia" calcext:value-type="string">
            <text:p>República de Ingusetia</text:p>
          </table:table-cell>
          <table:table-cell table:style-name="ce1"/>
          <table:table-cell table:style-name="ce1" table:formula="of:=IFERROR(__xludf.dummyfunction(&quot;&quot;&quot;COMPUTED_VALUE&quot;&quot;&quot;);&quot;116 020&quot;)" office:value-type="string" office:string-value="116 020" calcext:value-type="string">
            <text:p>116 02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79)" office:value-type="float" office:value="579" calcext:value-type="float">
            <text:p>57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BLR-11&quot;)" office:value-type="string" office:string-value="BLR-11" calcext:value-type="string">
            <text:p>BLR-11</text:p>
          </table:table-cell>
          <table:table-cell table:style-name="ce1" table:formula="of:=IFERROR(__xludf.dummyfunction(&quot;&quot;&quot;COMPUTED_VALUE&quot;&quot;&quot;);&quot;Orsha&quot;)" office:value-type="string" office:string-value="Orsha" calcext:value-type="string">
            <text:p>Orsha</text:p>
          </table:table-cell>
          <table:table-cell table:style-name="ce1" table:formula="of:=IFERROR(__xludf.dummyfunction(&quot;&quot;&quot;COMPUTED_VALUE&quot;&quot;&quot;);&quot;Орша, Orša&quot;)" office:value-type="string" office:string-value="Орша, Orša" calcext:value-type="string">
            <text:p>Орша, Orša</text:p>
          </table:table-cell>
          <table:table-cell table:style-name="ce1" table:formula="of:=IFERROR(__xludf.dummyfunction(&quot;&quot;&quot;COMPUTED_VALUE&quot;&quot;&quot;);&quot;Bielorrusia Bielorrusia&quot;)" office:value-type="string" office:string-value="Bielorrusia Bielorrusia" calcext:value-type="string">
            <text:p>Bielorrusia Bielorrusia</text:p>
          </table:table-cell>
          <table:table-cell table:style-name="ce1" table:formula="of:=IFERROR(__xludf.dummyfunction(&quot;&quot;&quot;COMPUTED_VALUE&quot;&quot;&quot;);&quot;Provincia de Vítebsk&quot;)" office:value-type="string" office:string-value="Provincia de Vítebsk" calcext:value-type="string">
            <text:p>Provincia de Vítebsk</text:p>
          </table:table-cell>
          <table:table-cell table:style-name="ce1"/>
          <table:table-cell table:style-name="ce1" table:formula="of:=IFERROR(__xludf.dummyfunction(&quot;&quot;&quot;COMPUTED_VALUE&quot;&quot;&quot;);&quot;115 938&quot;)" office:value-type="string" office:string-value="115 938" calcext:value-type="string">
            <text:p>115 93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80)" office:value-type="float" office:value="580" calcext:value-type="float">
            <text:p>58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36&quot;)" office:value-type="string" office:string-value="UKR-36" calcext:value-type="string">
            <text:p>UKR-36</text:p>
          </table:table-cell>
          <table:table-cell table:style-name="ce1" table:formula="of:=IFERROR(__xludf.dummyfunction(&quot;&quot;&quot;COMPUTED_VALUE&quot;&quot;&quot;);&quot;Nikopol&quot;)" office:value-type="string" office:string-value="Nikopol" calcext:value-type="string">
            <text:p>Nikopol</text:p>
          </table:table-cell>
          <table:table-cell table:style-name="ce1" table:formula="of:=IFERROR(__xludf.dummyfunction(&quot;&quot;&quot;COMPUTED_VALUE&quot;&quot;&quot;);&quot;Нікополь&quot;)" office:value-type="string" office:string-value="Нікополь" calcext:value-type="string">
            <text:p>Нікополь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Dnipropetrovsk&quot;)" office:value-type="string" office:string-value="Óblast de Dnipropetrovsk" calcext:value-type="string">
            <text:p>Óblast de Dnipropetrovsk</text:p>
          </table:table-cell>
          <table:table-cell table:style-name="ce1"/>
          <table:table-cell table:style-name="ce1" table:formula="of:=IFERROR(__xludf.dummyfunction(&quot;&quot;&quot;COMPUTED_VALUE&quot;&quot;&quot;);&quot;115 756&quot;)" office:value-type="string" office:string-value="115 756" calcext:value-type="string">
            <text:p>115 75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81)" office:value-type="float" office:value="581" calcext:value-type="float">
            <text:p>581</text:p>
          </table:table-cell>
          <table:table-cell table:style-name="ce1"/>
          <table:table-cell table:style-name="ce1" table:formula="of:=IFERROR(__xludf.dummyfunction(&quot;&quot;&quot;COMPUTED_VALUE&quot;&quot;&quot;);&quot;ALB-02&quot;)" office:value-type="string" office:string-value="ALB-02" calcext:value-type="string">
            <text:p>ALB-02</text:p>
          </table:table-cell>
          <table:table-cell table:style-name="ce1" table:formula="of:=IFERROR(__xludf.dummyfunction(&quot;&quot;&quot;COMPUTED_VALUE&quot;&quot;&quot;);&quot;Durrës&quot;)" office:value-type="string" office:string-value="Durrës" calcext:value-type="string">
            <text:p>Durrës</text:p>
          </table:table-cell>
          <table:table-cell table:style-name="ce1"/>
          <table:table-cell table:style-name="ce1" table:formula="of:=IFERROR(__xludf.dummyfunction(&quot;&quot;&quot;COMPUTED_VALUE&quot;&quot;&quot;);&quot;AlbaniaAlbania&quot;)" office:value-type="string" office:string-value="AlbaniaAlbania" calcext:value-type="string">
            <text:p>AlbaniaAlbania</text:p>
          </table:table-cell>
          <table:table-cell table:style-name="ce1" table:formula="of:=IFERROR(__xludf.dummyfunction(&quot;&quot;&quot;COMPUTED_VALUE&quot;&quot;&quot;);&quot;Condado de Durrës&quot;)" office:value-type="string" office:string-value="Condado de Durrës" calcext:value-type="string">
            <text:p>Condado de Durrës</text:p>
          </table:table-cell>
          <table:table-cell table:style-name="ce1" table:formula="of:=IFERROR(__xludf.dummyfunction(&quot;&quot;&quot;COMPUTED_VALUE&quot;&quot;&quot;);&quot;Distrito de Durrës&quot;)" office:value-type="string" office:string-value="Distrito de Durrës" calcext:value-type="string">
            <text:p>Distrito de Durrës</text:p>
          </table:table-cell>
          <table:table-cell table:style-name="ce1" table:formula="of:=IFERROR(__xludf.dummyfunction(&quot;&quot;&quot;COMPUTED_VALUE&quot;&quot;&quot;);&quot;115 550&quot;)" office:value-type="string" office:string-value="115 550" calcext:value-type="string">
            <text:p>115 55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82)" office:value-type="float" office:value="582" calcext:value-type="float">
            <text:p>582</text:p>
          </table:table-cell>
          <table:table-cell table:style-name="ce1" table:formula="of:=IFERROR(__xludf.dummyfunction(&quot;&quot;&quot;COMPUTED_VALUE&quot;&quot;&quot;);&quot;UE-337&quot;)" office:value-type="string" office:string-value="UE-337" calcext:value-type="string">
            <text:p>UE-337</text:p>
          </table:table-cell>
          <table:table-cell table:style-name="ce1" table:formula="of:=IFERROR(__xludf.dummyfunction(&quot;&quot;&quot;COMPUTED_VALUE&quot;&quot;&quot;);&quot;ROM-18&quot;)" office:value-type="string" office:string-value="ROM-18" calcext:value-type="string">
            <text:p>ROM-18</text:p>
          </table:table-cell>
          <table:table-cell table:style-name="ce1" table:formula="of:=IFERROR(__xludf.dummyfunction(&quot;&quot;&quot;COMPUTED_VALUE&quot;&quot;&quot;);&quot;Buzău&quot;)" office:value-type="string" office:string-value="Buzău" calcext:value-type="string">
            <text:p>Buzău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Buzău&quot;)" office:value-type="string" office:string-value="Buzău" calcext:value-type="string">
            <text:p>Buzău</text:p>
          </table:table-cell>
          <table:table-cell table:style-name="ce1"/>
          <table:table-cell table:style-name="ce1" table:formula="of:=IFERROR(__xludf.dummyfunction(&quot;&quot;&quot;COMPUTED_VALUE&quot;&quot;&quot;);&quot;115 494&quot;)" office:value-type="string" office:string-value="115 494" calcext:value-type="string">
            <text:p>115 49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83)" office:value-type="float" office:value="583" calcext:value-type="float">
            <text:p>583</text:p>
          </table:table-cell>
          <table:table-cell table:style-name="ce1" table:formula="of:=IFERROR(__xludf.dummyfunction(&quot;&quot;&quot;COMPUTED_VALUE&quot;&quot;&quot;);&quot;UE-338&quot;)" office:value-type="string" office:string-value="UE-338" calcext:value-type="string">
            <text:p>UE-338</text:p>
          </table:table-cell>
          <table:table-cell table:style-name="ce1" table:formula="of:=IFERROR(__xludf.dummyfunction(&quot;&quot;&quot;COMPUTED_VALUE&quot;&quot;&quot;);&quot;GRE-09&quot;)" office:value-type="string" office:string-value="GRE-09" calcext:value-type="string">
            <text:p>GRE-09</text:p>
          </table:table-cell>
          <table:table-cell table:style-name="ce1" table:formula="of:=IFERROR(__xludf.dummyfunction(&quot;&quot;&quot;COMPUTED_VALUE&quot;&quot;&quot;);&quot;Rodas&quot;)" office:value-type="string" office:string-value="Rodas" calcext:value-type="string">
            <text:p>Rodas</text:p>
          </table:table-cell>
          <table:table-cell table:style-name="ce1" table:formula="of:=IFERROR(__xludf.dummyfunction(&quot;&quot;&quot;COMPUTED_VALUE&quot;&quot;&quot;);&quot;Ρόδος&quot;)" office:value-type="string" office:string-value="Ρόδος" calcext:value-type="string">
            <text:p>Ρόδος</text:p>
          </table:table-cell>
          <table:table-cell table:style-name="ce1" table:formula="of:=IFERROR(__xludf.dummyfunction(&quot;&quot;&quot;COMPUTED_VALUE&quot;&quot;&quot;);&quot;Grecia Grecia&quot;)" office:value-type="string" office:string-value="Grecia Grecia" calcext:value-type="string">
            <text:p>Grecia Grecia</text:p>
          </table:table-cell>
          <table:table-cell table:style-name="ce1" table:formula="of:=IFERROR(__xludf.dummyfunction(&quot;&quot;&quot;COMPUTED_VALUE&quot;&quot;&quot;);&quot;Periferia de Egeo Meridional&quot;)" office:value-type="string" office:string-value="Periferia de Egeo Meridional" calcext:value-type="string">
            <text:p>Periferia de Egeo Meridional</text:p>
          </table:table-cell>
          <table:table-cell table:style-name="ce1" table:formula="of:=IFERROR(__xludf.dummyfunction(&quot;&quot;&quot;COMPUTED_VALUE&quot;&quot;&quot;);&quot;Unidad periférica de Rodas&quot;)" office:value-type="string" office:string-value="Unidad periférica de Rodas" calcext:value-type="string">
            <text:p>Unidad periférica de Rodas</text:p>
          </table:table-cell>
          <table:table-cell table:style-name="ce1" table:formula="of:=IFERROR(__xludf.dummyfunction(&quot;&quot;&quot;COMPUTED_VALUE&quot;&quot;&quot;);&quot;115 490&quot;)" office:value-type="string" office:string-value="115 490" calcext:value-type="string">
            <text:p>115 49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84)" office:value-type="float" office:value="584" calcext:value-type="float">
            <text:p>584</text:p>
          </table:table-cell>
          <table:table-cell table:style-name="ce1" table:formula="of:=IFERROR(__xludf.dummyfunction(&quot;&quot;&quot;COMPUTED_VALUE&quot;&quot;&quot;);&quot;UE-339&quot;)" office:value-type="string" office:string-value="UE-339" calcext:value-type="string">
            <text:p>UE-339</text:p>
          </table:table-cell>
          <table:table-cell table:style-name="ce1" table:formula="of:=IFERROR(__xludf.dummyfunction(&quot;&quot;&quot;COMPUTED_VALUE&quot;&quot;&quot;);&quot;LUX-01&quot;)" office:value-type="string" office:string-value="LUX-01" calcext:value-type="string">
            <text:p>LUX-01</text:p>
          </table:table-cell>
          <table:table-cell table:style-name="ce1" table:formula="of:=IFERROR(__xludf.dummyfunction(&quot;&quot;&quot;COMPUTED_VALUE&quot;&quot;&quot;);&quot;Luxemburgo&quot;)" office:value-type="string" office:string-value="Luxemburgo" calcext:value-type="string">
            <text:p>Luxemburgo</text:p>
          </table:table-cell>
          <table:table-cell table:style-name="ce1" table:formula="of:=IFERROR(__xludf.dummyfunction(&quot;&quot;&quot;COMPUTED_VALUE&quot;&quot;&quot;);&quot;Luxembourg / Lëtzebuerg / Luxemburg&quot;)" office:value-type="string" office:string-value="Luxembourg / Lëtzebuerg / Luxemburg" calcext:value-type="string">
            <text:p>Luxembourg / Lëtzebuerg / Luxemburg</text:p>
          </table:table-cell>
          <table:table-cell table:style-name="ce1" table:formula="of:=IFERROR(__xludf.dummyfunction(&quot;&quot;&quot;COMPUTED_VALUE&quot;&quot;&quot;);&quot;Luxemburgo Luxemburgo&quot;)" office:value-type="string" office:string-value="Luxemburgo Luxemburgo" calcext:value-type="string">
            <text:p>Luxemburgo Luxemburgo</text:p>
          </table:table-cell>
          <table:table-cell table:style-name="ce1" table:formula="of:=IFERROR(__xludf.dummyfunction(&quot;&quot;&quot;COMPUTED_VALUE&quot;&quot;&quot;);&quot;Cantón de Luxemburgo&quot;)" office:value-type="string" office:string-value="Cantón de Luxemburgo" calcext:value-type="string">
            <text:p>Cantón de Luxemburgo</text:p>
          </table:table-cell>
          <table:table-cell table:style-name="ce1"/>
          <table:table-cell table:style-name="ce1" table:formula="of:=IFERROR(__xludf.dummyfunction(&quot;&quot;&quot;COMPUTED_VALUE&quot;&quot;&quot;);&quot;115 227&quot;)" office:value-type="string" office:string-value="115 227" calcext:value-type="string">
            <text:p>115 22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85)" office:value-type="float" office:value="585" calcext:value-type="float">
            <text:p>585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38&quot;)" office:value-type="string" office:string-value="UKR-38" calcext:value-type="string">
            <text:p>UKR-38</text:p>
          </table:table-cell>
          <table:table-cell table:style-name="ce1" table:formula="of:=IFERROR(__xludf.dummyfunction(&quot;&quot;&quot;COMPUTED_VALUE&quot;&quot;&quot;);&quot;Uzhhorod&quot;)" office:value-type="string" office:string-value="Uzhhorod" calcext:value-type="string">
            <text:p>Uzhhorod</text:p>
          </table:table-cell>
          <table:table-cell table:style-name="ce1" table:formula="of:=IFERROR(__xludf.dummyfunction(&quot;&quot;&quot;COMPUTED_VALUE&quot;&quot;&quot;);&quot;Ужгород&quot;)" office:value-type="string" office:string-value="Ужгород" calcext:value-type="string">
            <text:p>Ужгород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Zakarpatia&quot;)" office:value-type="string" office:string-value="Óblast de Zakarpatia" calcext:value-type="string">
            <text:p>Óblast de Zakarpatia</text:p>
          </table:table-cell>
          <table:table-cell table:style-name="ce1"/>
          <table:table-cell table:style-name="ce1" table:formula="of:=IFERROR(__xludf.dummyfunction(&quot;&quot;&quot;COMPUTED_VALUE&quot;&quot;&quot;);&quot;115 164&quot;)" office:value-type="string" office:string-value="115 164" calcext:value-type="string">
            <text:p>115 16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86)" office:value-type="float" office:value="586" calcext:value-type="float">
            <text:p>586</text:p>
          </table:table-cell>
          <table:table-cell table:style-name="ce1" table:formula="of:=IFERROR(__xludf.dummyfunction(&quot;&quot;&quot;COMPUTED_VALUE&quot;&quot;&quot;);&quot;UE-340&quot;)" office:value-type="string" office:string-value="UE-340" calcext:value-type="string">
            <text:p>UE-340</text:p>
          </table:table-cell>
          <table:table-cell table:style-name="ce1" table:formula="of:=IFERROR(__xludf.dummyfunction(&quot;&quot;&quot;COMPUTED_VALUE&quot;&quot;&quot;);&quot;FRA-32&quot;)" office:value-type="string" office:string-value="FRA-32" calcext:value-type="string">
            <text:p>FRA-32</text:p>
          </table:table-cell>
          <table:table-cell table:style-name="ce1" table:formula="of:=IFERROR(__xludf.dummyfunction(&quot;&quot;&quot;COMPUTED_VALUE&quot;&quot;&quot;);&quot;Orléans&quot;)" office:value-type="string" office:string-value="Orléans" calcext:value-type="string">
            <text:p>Orléans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Centro (Francia)&quot;)" office:value-type="string" office:string-value="Centro (Francia)" calcext:value-type="string">
            <text:p>Centro (Francia)</text:p>
          </table:table-cell>
          <table:table-cell table:style-name="ce1" table:formula="of:=IFERROR(__xludf.dummyfunction(&quot;&quot;&quot;COMPUTED_VALUE&quot;&quot;&quot;);&quot;Loiret&quot;)" office:value-type="string" office:string-value="Loiret" calcext:value-type="string">
            <text:p>Loiret</text:p>
          </table:table-cell>
          <table:table-cell table:style-name="ce1" table:formula="of:=IFERROR(__xludf.dummyfunction(&quot;&quot;&quot;COMPUTED_VALUE&quot;&quot;&quot;);&quot;114 977&quot;)" office:value-type="string" office:string-value="114 977" calcext:value-type="string">
            <text:p>114 97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87)" office:value-type="float" office:value="587" calcext:value-type="float">
            <text:p>587</text:p>
          </table:table-cell>
          <table:table-cell table:style-name="ce1" table:formula="of:=IFERROR(__xludf.dummyfunction(&quot;&quot;&quot;COMPUTED_VALUE&quot;&quot;&quot;);&quot;UE-341&quot;)" office:value-type="string" office:string-value="UE-341" calcext:value-type="string">
            <text:p>UE-341</text:p>
          </table:table-cell>
          <table:table-cell table:style-name="ce1" table:formula="of:=IFERROR(__xludf.dummyfunction(&quot;&quot;&quot;COMPUTED_VALUE&quot;&quot;&quot;);&quot;ALE-74&quot;)" office:value-type="string" office:string-value="ALE-74" calcext:value-type="string">
            <text:p>ALE-74</text:p>
          </table:table-cell>
          <table:table-cell table:style-name="ce1" table:formula="of:=IFERROR(__xludf.dummyfunction(&quot;&quot;&quot;COMPUTED_VALUE&quot;&quot;&quot;);&quot;Tréveris&quot;)" office:value-type="string" office:string-value="Tréveris" calcext:value-type="string">
            <text:p>Tréveris</text:p>
          </table:table-cell>
          <table:table-cell table:style-name="ce1" table:formula="of:=IFERROR(__xludf.dummyfunction(&quot;&quot;&quot;COMPUTED_VALUE&quot;&quot;&quot;);&quot;Trier&quot;)" office:value-type="string" office:string-value="Trier" calcext:value-type="string">
            <text:p>Trier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-Palatinado&quot;)" office:value-type="string" office:string-value="Renania-Palatinado" calcext:value-type="string">
            <text:p>Renania-Palatinado</text:p>
          </table:table-cell>
          <table:table-cell table:style-name="ce1"/>
          <table:table-cell table:style-name="ce1" table:formula="of:=IFERROR(__xludf.dummyfunction(&quot;&quot;&quot;COMPUTED_VALUE&quot;&quot;&quot;);&quot;114 914&quot;)" office:value-type="string" office:string-value="114 914" calcext:value-type="string">
            <text:p>114 91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88)" office:value-type="float" office:value="588" calcext:value-type="float">
            <text:p>588</text:p>
          </table:table-cell>
          <table:table-cell table:style-name="ce1" table:formula="of:=IFERROR(__xludf.dummyfunction(&quot;&quot;&quot;COMPUTED_VALUE&quot;&quot;&quot;);&quot;UE-342&quot;)" office:value-type="string" office:string-value="UE-342" calcext:value-type="string">
            <text:p>UE-342</text:p>
          </table:table-cell>
          <table:table-cell table:style-name="ce1" table:formula="of:=IFERROR(__xludf.dummyfunction(&quot;&quot;&quot;COMPUTED_VALUE&quot;&quot;&quot;);&quot;ESP-57&quot;)" office:value-type="string" office:string-value="ESP-57" calcext:value-type="string">
            <text:p>ESP-57</text:p>
          </table:table-cell>
          <table:table-cell table:style-name="ce1" table:formula="of:=IFERROR(__xludf.dummyfunction(&quot;&quot;&quot;COMPUTED_VALUE&quot;&quot;&quot;);&quot;Jaén&quot;)" office:value-type="string" office:string-value="Jaén" calcext:value-type="string">
            <text:p>Jaén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Andalucía&quot;)" office:value-type="string" office:string-value="Andalucía" calcext:value-type="string">
            <text:p>Andalucía</text:p>
          </table:table-cell>
          <table:table-cell table:style-name="ce1" table:formula="of:=IFERROR(__xludf.dummyfunction(&quot;&quot;&quot;COMPUTED_VALUE&quot;&quot;&quot;);&quot;Provincia de Jaén&quot;)" office:value-type="string" office:string-value="Provincia de Jaén" calcext:value-type="string">
            <text:p>Provincia de Jaén</text:p>
          </table:table-cell>
          <table:table-cell table:style-name="ce1" table:formula="of:=IFERROR(__xludf.dummyfunction(&quot;&quot;&quot;COMPUTED_VALUE&quot;&quot;&quot;);&quot;114 658&quot;)" office:value-type="string" office:string-value="114 658" calcext:value-type="string">
            <text:p>114 65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89)" office:value-type="float" office:value="589" calcext:value-type="float">
            <text:p>589</text:p>
          </table:table-cell>
          <table:table-cell table:style-name="ce1" table:formula="of:=IFERROR(__xludf.dummyfunction(&quot;&quot;&quot;COMPUTED_VALUE&quot;&quot;&quot;);&quot;UE-343&quot;)" office:value-type="string" office:string-value="UE-343" calcext:value-type="string">
            <text:p>UE-343</text:p>
          </table:table-cell>
          <table:table-cell table:style-name="ce1" table:formula="of:=IFERROR(__xludf.dummyfunction(&quot;&quot;&quot;COMPUTED_VALUE&quot;&quot;&quot;);&quot;POL-32&quot;)" office:value-type="string" office:string-value="POL-32" calcext:value-type="string">
            <text:p>POL-32</text:p>
          </table:table-cell>
          <table:table-cell table:style-name="ce1" table:formula="of:=IFERROR(__xludf.dummyfunction(&quot;&quot;&quot;COMPUTED_VALUE&quot;&quot;&quot;);&quot;Wałbrzych&quot;)" office:value-type="string" office:string-value="Wałbrzych" calcext:value-type="string">
            <text:p>Wałbrzych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Baja Silesia&quot;)" office:value-type="string" office:string-value="Voivodato de Baja Silesia" calcext:value-type="string">
            <text:p>Voivodato de Baja Silesia</text:p>
          </table:table-cell>
          <table:table-cell table:style-name="ce1"/>
          <table:table-cell table:style-name="ce1" table:formula="of:=IFERROR(__xludf.dummyfunction(&quot;&quot;&quot;COMPUTED_VALUE&quot;&quot;&quot;);&quot;114 568&quot;)" office:value-type="string" office:string-value="114 568" calcext:value-type="string">
            <text:p>114 56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90)" office:value-type="float" office:value="590" calcext:value-type="float">
            <text:p>590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37&quot;)" office:value-type="string" office:string-value="UKR-37" calcext:value-type="string">
            <text:p>UKR-37</text:p>
          </table:table-cell>
          <table:table-cell table:style-name="ce1" table:formula="of:=IFERROR(__xludf.dummyfunction(&quot;&quot;&quot;COMPUTED_VALUE&quot;&quot;&quot;);&quot;Sloviansk&quot;)" office:value-type="string" office:string-value="Sloviansk" calcext:value-type="string">
            <text:p>Sloviansk</text:p>
          </table:table-cell>
          <table:table-cell table:style-name="ce1" table:formula="of:=IFERROR(__xludf.dummyfunction(&quot;&quot;&quot;COMPUTED_VALUE&quot;&quot;&quot;);&quot;Слов'янськ&quot;)" office:value-type="string" office:string-value="Слов'янськ" calcext:value-type="string">
            <text:p>Слов'янськ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Donetsk&quot;)" office:value-type="string" office:string-value="Óblast de Donetsk" calcext:value-type="string">
            <text:p>Óblast de Donetsk</text:p>
          </table:table-cell>
          <table:table-cell table:style-name="ce1"/>
          <table:table-cell table:style-name="ce1" table:formula="of:=IFERROR(__xludf.dummyfunction(&quot;&quot;&quot;COMPUTED_VALUE&quot;&quot;&quot;);&quot;114 437&quot;)" office:value-type="string" office:string-value="114 437" calcext:value-type="string">
            <text:p>114 43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91)" office:value-type="float" office:value="591" calcext:value-type="float">
            <text:p>591</text:p>
          </table:table-cell>
          <table:table-cell table:style-name="ce1" table:formula="of:=IFERROR(__xludf.dummyfunction(&quot;&quot;&quot;COMPUTED_VALUE&quot;&quot;&quot;);&quot;UE-344&quot;)" office:value-type="string" office:string-value="UE-344" calcext:value-type="string">
            <text:p>UE-344</text:p>
          </table:table-cell>
          <table:table-cell table:style-name="ce1" table:formula="of:=IFERROR(__xludf.dummyfunction(&quot;&quot;&quot;COMPUTED_VALUE&quot;&quot;&quot;);&quot;ALE-67&quot;)" office:value-type="string" office:string-value="ALE-67" calcext:value-type="string">
            <text:p>ALE-67</text:p>
          </table:table-cell>
          <table:table-cell table:style-name="ce1" table:formula="of:=IFERROR(__xludf.dummyfunction(&quot;&quot;&quot;COMPUTED_VALUE&quot;&quot;&quot;);&quot;Recklinghausen&quot;)" office:value-type="string" office:string-value="Recklinghausen" calcext:value-type="string">
            <text:p>Recklinghausen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114 330&quot;)" office:value-type="string" office:string-value="114 330" calcext:value-type="string">
            <text:p>114 33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92)" office:value-type="float" office:value="592" calcext:value-type="float">
            <text:p>592</text:p>
          </table:table-cell>
          <table:table-cell table:style-name="ce1" table:formula="of:=IFERROR(__xludf.dummyfunction(&quot;&quot;&quot;COMPUTED_VALUE&quot;&quot;&quot;);&quot;UE-345&quot;)" office:value-type="string" office:string-value="UE-345" calcext:value-type="string">
            <text:p>UE-345</text:p>
          </table:table-cell>
          <table:table-cell table:style-name="ce1" table:formula="of:=IFERROR(__xludf.dummyfunction(&quot;&quot;&quot;COMPUTED_VALUE&quot;&quot;&quot;);&quot;ALE-68&quot;)" office:value-type="string" office:string-value="ALE-68" calcext:value-type="string">
            <text:p>ALE-68</text:p>
          </table:table-cell>
          <table:table-cell table:style-name="ce1" table:formula="of:=IFERROR(__xludf.dummyfunction(&quot;&quot;&quot;COMPUTED_VALUE&quot;&quot;&quot;);&quot;Reutlingen&quot;)" office:value-type="string" office:string-value="Reutlingen" calcext:value-type="string">
            <text:p>Reutlingen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den-Wurtemberg&quot;)" office:value-type="string" office:string-value="Baden-Wurtemberg" calcext:value-type="string">
            <text:p>Baden-Wurtemberg</text:p>
          </table:table-cell>
          <table:table-cell table:style-name="ce1"/>
          <table:table-cell table:style-name="ce1" table:formula="of:=IFERROR(__xludf.dummyfunction(&quot;&quot;&quot;COMPUTED_VALUE&quot;&quot;&quot;);&quot;114 310&quot;)" office:value-type="string" office:string-value="114 310" calcext:value-type="string">
            <text:p>114 31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93)" office:value-type="float" office:value="593" calcext:value-type="float">
            <text:p>59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39&quot;)" office:value-type="string" office:string-value="UKR-39" calcext:value-type="string">
            <text:p>UKR-39</text:p>
          </table:table-cell>
          <table:table-cell table:style-name="ce1" table:formula="of:=IFERROR(__xludf.dummyfunction(&quot;&quot;&quot;COMPUTED_VALUE&quot;&quot;&quot;);&quot;Berdiansk&quot;)" office:value-type="string" office:string-value="Berdiansk" calcext:value-type="string">
            <text:p>Berdiansk</text:p>
          </table:table-cell>
          <table:table-cell table:style-name="ce1" table:formula="of:=IFERROR(__xludf.dummyfunction(&quot;&quot;&quot;COMPUTED_VALUE&quot;&quot;&quot;);&quot;Бердянськ&quot;)" office:value-type="string" office:string-value="Бердянськ" calcext:value-type="string">
            <text:p>Бердянськ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Zaporizhia&quot;)" office:value-type="string" office:string-value="Óblast de Zaporizhia" calcext:value-type="string">
            <text:p>Óblast de Zaporizhia</text:p>
          </table:table-cell>
          <table:table-cell table:style-name="ce1"/>
          <table:table-cell table:style-name="ce1" table:formula="of:=IFERROR(__xludf.dummyfunction(&quot;&quot;&quot;COMPUTED_VALUE&quot;&quot;&quot;);&quot;114 205&quot;)" office:value-type="string" office:string-value="114 205" calcext:value-type="string">
            <text:p>114 20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94)" office:value-type="float" office:value="594" calcext:value-type="float">
            <text:p>594</text:p>
          </table:table-cell>
          <table:table-cell table:style-name="ce1" table:formula="of:=IFERROR(__xludf.dummyfunction(&quot;&quot;&quot;COMPUTED_VALUE&quot;&quot;&quot;);&quot;UE-346&quot;)" office:value-type="string" office:string-value="UE-346" calcext:value-type="string">
            <text:p>UE-346</text:p>
          </table:table-cell>
          <table:table-cell table:style-name="ce1" table:formula="of:=IFERROR(__xludf.dummyfunction(&quot;&quot;&quot;COMPUTED_VALUE&quot;&quot;&quot;);&quot;ALE-72&quot;)" office:value-type="string" office:string-value="ALE-72" calcext:value-type="string">
            <text:p>ALE-72</text:p>
          </table:table-cell>
          <table:table-cell table:style-name="ce1" table:formula="of:=IFERROR(__xludf.dummyfunction(&quot;&quot;&quot;COMPUTED_VALUE&quot;&quot;&quot;);&quot;Bremerhaven&quot;)" office:value-type="string" office:string-value="Bremerhaven" calcext:value-type="string">
            <text:p>Bremerhaven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remen&quot;)" office:value-type="string" office:string-value="Bremen" calcext:value-type="string">
            <text:p>Bremen</text:p>
          </table:table-cell>
          <table:table-cell table:style-name="ce1"/>
          <table:table-cell table:style-name="ce1" table:formula="of:=IFERROR(__xludf.dummyfunction(&quot;&quot;&quot;COMPUTED_VALUE&quot;&quot;&quot;);&quot;114 025&quot;)" office:value-type="string" office:string-value="114 025" calcext:value-type="string">
            <text:p>114 02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95)" office:value-type="float" office:value="595" calcext:value-type="float">
            <text:p>595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102&quot;)" office:value-type="string" office:string-value="RUS-102" calcext:value-type="string">
            <text:p>RUS-102</text:p>
          </table:table-cell>
          <table:table-cell table:style-name="ce1" table:formula="of:=IFERROR(__xludf.dummyfunction(&quot;&quot;&quot;COMPUTED_VALUE&quot;&quot;&quot;);&quot;Oktiabrski&quot;)" office:value-type="string" office:string-value="Oktiabrski" calcext:value-type="string">
            <text:p>Oktiabrski</text:p>
          </table:table-cell>
          <table:table-cell table:style-name="ce1" table:formula="of:=IFERROR(__xludf.dummyfunction(&quot;&quot;&quot;COMPUTED_VALUE&quot;&quot;&quot;);&quot;Октябрьский&quot;)" office:value-type="string" office:string-value="Октябрьский" calcext:value-type="string">
            <text:p>Октябрьский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Baskortostán&quot;)" office:value-type="string" office:string-value="República de Baskortostán" calcext:value-type="string">
            <text:p>República de Baskortostán</text:p>
          </table:table-cell>
          <table:table-cell table:style-name="ce1"/>
          <table:table-cell table:style-name="ce1" table:formula="of:=IFERROR(__xludf.dummyfunction(&quot;&quot;&quot;COMPUTED_VALUE&quot;&quot;&quot;);&quot;113 929&quot;)" office:value-type="string" office:string-value="113 929" calcext:value-type="string">
            <text:p>113 92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96)" office:value-type="float" office:value="596" calcext:value-type="float">
            <text:p>59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103&quot;)" office:value-type="string" office:string-value="RUS-103" calcext:value-type="string">
            <text:p>RUS-103</text:p>
          </table:table-cell>
          <table:table-cell table:style-name="ce1" table:formula="of:=IFERROR(__xludf.dummyfunction(&quot;&quot;&quot;COMPUTED_VALUE&quot;&quot;&quot;);&quot;Obninsk&quot;)" office:value-type="string" office:string-value="Obninsk" calcext:value-type="string">
            <text:p>Obninsk</text:p>
          </table:table-cell>
          <table:table-cell table:style-name="ce1" table:formula="of:=IFERROR(__xludf.dummyfunction(&quot;&quot;&quot;COMPUTED_VALUE&quot;&quot;&quot;);&quot;Обнинск&quot;)" office:value-type="string" office:string-value="Обнинск" calcext:value-type="string">
            <text:p>Обнин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Kaluga&quot;)" office:value-type="string" office:string-value="Óblast de Kaluga" calcext:value-type="string">
            <text:p>Óblast de Kaluga</text:p>
          </table:table-cell>
          <table:table-cell table:style-name="ce1"/>
          <table:table-cell table:style-name="ce1" table:formula="of:=IFERROR(__xludf.dummyfunction(&quot;&quot;&quot;COMPUTED_VALUE&quot;&quot;&quot;);&quot;113 639&quot;)" office:value-type="string" office:string-value="113 639" calcext:value-type="string">
            <text:p>113 63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97)" office:value-type="float" office:value="597" calcext:value-type="float">
            <text:p>597</text:p>
          </table:table-cell>
          <table:table-cell table:style-name="ce1" table:formula="of:=IFERROR(__xludf.dummyfunction(&quot;&quot;&quot;COMPUTED_VALUE&quot;&quot;&quot;);&quot;UE-347&quot;)" office:value-type="string" office:string-value="UE-347" calcext:value-type="string">
            <text:p>UE-347</text:p>
          </table:table-cell>
          <table:table-cell table:style-name="ce1" table:formula="of:=IFERROR(__xludf.dummyfunction(&quot;&quot;&quot;COMPUTED_VALUE&quot;&quot;&quot;);&quot;DEN-04&quot;)" office:value-type="string" office:string-value="DEN-04" calcext:value-type="string">
            <text:p>DEN-04</text:p>
          </table:table-cell>
          <table:table-cell table:style-name="ce1" table:formula="of:=IFERROR(__xludf.dummyfunction(&quot;&quot;&quot;COMPUTED_VALUE&quot;&quot;&quot;);&quot;Aalborg&quot;)" office:value-type="string" office:string-value="Aalborg" calcext:value-type="string">
            <text:p>Aalborg</text:p>
          </table:table-cell>
          <table:table-cell table:style-name="ce1" table:formula="of:=IFERROR(__xludf.dummyfunction(&quot;&quot;&quot;COMPUTED_VALUE&quot;&quot;&quot;);&quot;Ålborg&quot;)" office:value-type="string" office:string-value="Ålborg" calcext:value-type="string">
            <text:p>Ålborg</text:p>
          </table:table-cell>
          <table:table-cell table:style-name="ce1" table:formula="of:=IFERROR(__xludf.dummyfunction(&quot;&quot;&quot;COMPUTED_VALUE&quot;&quot;&quot;);&quot;Dinamarca Dinamarca&quot;)" office:value-type="string" office:string-value="Dinamarca Dinamarca" calcext:value-type="string">
            <text:p>Dinamarca Dinamarca</text:p>
          </table:table-cell>
          <table:table-cell table:style-name="ce1" table:formula="of:=IFERROR(__xludf.dummyfunction(&quot;&quot;&quot;COMPUTED_VALUE&quot;&quot;&quot;);&quot;Jutlandia Septentrional&quot;)" office:value-type="string" office:string-value="Jutlandia Septentrional" calcext:value-type="string">
            <text:p>Jutlandia Septentrional</text:p>
          </table:table-cell>
          <table:table-cell table:style-name="ce1"/>
          <table:table-cell table:style-name="ce1" table:formula="of:=IFERROR(__xludf.dummyfunction(&quot;&quot;&quot;COMPUTED_VALUE&quot;&quot;&quot;);&quot;113 417&quot;)" office:value-type="string" office:string-value="113 417" calcext:value-type="string">
            <text:p>113 41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98)" office:value-type="float" office:value="598" calcext:value-type="float">
            <text:p>598</text:p>
          </table:table-cell>
          <table:table-cell table:style-name="ce1" table:formula="of:=IFERROR(__xludf.dummyfunction(&quot;&quot;&quot;COMPUTED_VALUE&quot;&quot;&quot;);&quot;UE-348&quot;)" office:value-type="string" office:string-value="UE-348" calcext:value-type="string">
            <text:p>UE-348</text:p>
          </table:table-cell>
          <table:table-cell table:style-name="ce1" table:formula="of:=IFERROR(__xludf.dummyfunction(&quot;&quot;&quot;COMPUTED_VALUE&quot;&quot;&quot;);&quot;ESP-58&quot;)" office:value-type="string" office:string-value="ESP-58" calcext:value-type="string">
            <text:p>ESP-58</text:p>
          </table:table-cell>
          <table:table-cell table:style-name="ce1" table:formula="of:=IFERROR(__xludf.dummyfunction(&quot;&quot;&quot;COMPUTED_VALUE&quot;&quot;&quot;);&quot;Alcobendas&quot;)" office:value-type="string" office:string-value="Alcobendas" calcext:value-type="string">
            <text:p>Alcobendas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omunidad de Madrid&quot;)" office:value-type="string" office:string-value="Comunidad de Madrid" calcext:value-type="string">
            <text:p>Comunidad de Madrid</text:p>
          </table:table-cell>
          <table:table-cell table:style-name="ce1" table:formula="of:=IFERROR(__xludf.dummyfunction(&quot;&quot;&quot;COMPUTED_VALUE&quot;&quot;&quot;);&quot;Comunidad de Madrid&quot;)" office:value-type="string" office:string-value="Comunidad de Madrid" calcext:value-type="string">
            <text:p>Comunidad de Madrid</text:p>
          </table:table-cell>
          <table:table-cell table:style-name="ce1" table:formula="of:=IFERROR(__xludf.dummyfunction(&quot;&quot;&quot;COMPUTED_VALUE&quot;&quot;&quot;);&quot;113 340&quot;)" office:value-type="string" office:string-value="113 340" calcext:value-type="string">
            <text:p>113 34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599)" office:value-type="float" office:value="599" calcext:value-type="float">
            <text:p>599</text:p>
          </table:table-cell>
          <table:table-cell table:style-name="ce1" table:formula="of:=IFERROR(__xludf.dummyfunction(&quot;&quot;&quot;COMPUTED_VALUE&quot;&quot;&quot;);&quot;UE-349&quot;)" office:value-type="string" office:string-value="UE-349" calcext:value-type="string">
            <text:p>UE-349</text:p>
          </table:table-cell>
          <table:table-cell table:style-name="ce1" table:formula="of:=IFERROR(__xludf.dummyfunction(&quot;&quot;&quot;COMPUTED_VALUE&quot;&quot;&quot;);&quot;POL-33&quot;)" office:value-type="string" office:string-value="POL-33" calcext:value-type="string">
            <text:p>POL-33</text:p>
          </table:table-cell>
          <table:table-cell table:style-name="ce1" table:formula="of:=IFERROR(__xludf.dummyfunction(&quot;&quot;&quot;COMPUTED_VALUE&quot;&quot;&quot;);&quot;Włocławek&quot;)" office:value-type="string" office:string-value="Włocławek" calcext:value-type="string">
            <text:p>Włocławek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Cuyavia y Pomerania&quot;)" office:value-type="string" office:string-value="Voivodato de Cuyavia y Pomerania" calcext:value-type="string">
            <text:p>Voivodato de Cuyavia y Pomerania</text:p>
          </table:table-cell>
          <table:table-cell table:style-name="ce1"/>
          <table:table-cell table:style-name="ce1" table:formula="of:=IFERROR(__xludf.dummyfunction(&quot;&quot;&quot;COMPUTED_VALUE&quot;&quot;&quot;);&quot;112 635&quot;)" office:value-type="string" office:string-value="112 635" calcext:value-type="string">
            <text:p>112 63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00)" office:value-type="float" office:value="600" calcext:value-type="float">
            <text:p>600</text:p>
          </table:table-cell>
          <table:table-cell table:style-name="ce1" table:formula="of:=IFERROR(__xludf.dummyfunction(&quot;&quot;&quot;COMPUTED_VALUE&quot;&quot;&quot;);&quot;UE-350&quot;)" office:value-type="string" office:string-value="UE-350" calcext:value-type="string">
            <text:p>UE-350</text:p>
          </table:table-cell>
          <table:table-cell table:style-name="ce1" table:formula="of:=IFERROR(__xludf.dummyfunction(&quot;&quot;&quot;COMPUTED_VALUE&quot;&quot;&quot;);&quot;ALE-69&quot;)" office:value-type="string" office:string-value="ALE-69" calcext:value-type="string">
            <text:p>ALE-69</text:p>
          </table:table-cell>
          <table:table-cell table:style-name="ce1" table:formula="of:=IFERROR(__xludf.dummyfunction(&quot;&quot;&quot;COMPUTED_VALUE&quot;&quot;&quot;);&quot;Coblenza&quot;)" office:value-type="string" office:string-value="Coblenza" calcext:value-type="string">
            <text:p>Coblenza</text:p>
          </table:table-cell>
          <table:table-cell table:style-name="ce1" table:formula="of:=IFERROR(__xludf.dummyfunction(&quot;&quot;&quot;COMPUTED_VALUE&quot;&quot;&quot;);&quot;Koblenz&quot;)" office:value-type="string" office:string-value="Koblenz" calcext:value-type="string">
            <text:p>Koblenz</text:p>
          </table:table-cell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-Palatinado&quot;)" office:value-type="string" office:string-value="Renania-Palatinado" calcext:value-type="string">
            <text:p>Renania-Palatinado</text:p>
          </table:table-cell>
          <table:table-cell table:style-name="ce1"/>
          <table:table-cell table:style-name="ce1" table:formula="of:=IFERROR(__xludf.dummyfunction(&quot;&quot;&quot;COMPUTED_VALUE&quot;&quot;&quot;);&quot;112 586&quot;)" office:value-type="string" office:string-value="112 586" calcext:value-type="string">
            <text:p>112 58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01)" office:value-type="float" office:value="601" calcext:value-type="float">
            <text:p>601</text:p>
          </table:table-cell>
          <table:table-cell table:style-name="ce1" table:formula="of:=IFERROR(__xludf.dummyfunction(&quot;&quot;&quot;COMPUTED_VALUE&quot;&quot;&quot;);&quot;UE-351&quot;)" office:value-type="string" office:string-value="UE-351" calcext:value-type="string">
            <text:p>UE-351</text:p>
          </table:table-cell>
          <table:table-cell table:style-name="ce1" table:formula="of:=IFERROR(__xludf.dummyfunction(&quot;&quot;&quot;COMPUTED_VALUE&quot;&quot;&quot;);&quot;GRE-10&quot;)" office:value-type="string" office:string-value="GRE-10" calcext:value-type="string">
            <text:p>GRE-10</text:p>
          </table:table-cell>
          <table:table-cell table:style-name="ce1" table:formula="of:=IFERROR(__xludf.dummyfunction(&quot;&quot;&quot;COMPUTED_VALUE&quot;&quot;&quot;);&quot;Ioannina&quot;)" office:value-type="string" office:string-value="Ioannina" calcext:value-type="string">
            <text:p>Ioannina</text:p>
          </table:table-cell>
          <table:table-cell table:style-name="ce1" table:formula="of:=IFERROR(__xludf.dummyfunction(&quot;&quot;&quot;COMPUTED_VALUE&quot;&quot;&quot;);&quot;Ιωάννινα&quot;)" office:value-type="string" office:string-value="Ιωάννινα" calcext:value-type="string">
            <text:p>Ιωάννινα</text:p>
          </table:table-cell>
          <table:table-cell table:style-name="ce1" table:formula="of:=IFERROR(__xludf.dummyfunction(&quot;&quot;&quot;COMPUTED_VALUE&quot;&quot;&quot;);&quot;Grecia Grecia&quot;)" office:value-type="string" office:string-value="Grecia Grecia" calcext:value-type="string">
            <text:p>Grecia Grecia</text:p>
          </table:table-cell>
          <table:table-cell table:style-name="ce1" table:formula="of:=IFERROR(__xludf.dummyfunction(&quot;&quot;&quot;COMPUTED_VALUE&quot;&quot;&quot;);&quot;Periferia de Epiro&quot;)" office:value-type="string" office:string-value="Periferia de Epiro" calcext:value-type="string">
            <text:p>Periferia de Epiro</text:p>
          </table:table-cell>
          <table:table-cell table:style-name="ce1" table:formula="of:=IFERROR(__xludf.dummyfunction(&quot;&quot;&quot;COMPUTED_VALUE&quot;&quot;&quot;);&quot;Unidad periférica de Ioannina&quot;)" office:value-type="string" office:string-value="Unidad periférica de Ioannina" calcext:value-type="string">
            <text:p>Unidad periférica de Ioannina</text:p>
          </table:table-cell>
          <table:table-cell table:style-name="ce1" table:formula="of:=IFERROR(__xludf.dummyfunction(&quot;&quot;&quot;COMPUTED_VALUE&quot;&quot;&quot;);&quot;112 486&quot;)" office:value-type="string" office:string-value="112 486" calcext:value-type="string">
            <text:p>112 48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02)" office:value-type="float" office:value="602" calcext:value-type="float">
            <text:p>602</text:p>
          </table:table-cell>
          <table:table-cell table:style-name="ce1" table:formula="of:=IFERROR(__xludf.dummyfunction(&quot;&quot;&quot;COMPUTED_VALUE&quot;&quot;&quot;);&quot;UE-352&quot;)" office:value-type="string" office:string-value="UE-352" calcext:value-type="string">
            <text:p>UE-352</text:p>
          </table:table-cell>
          <table:table-cell table:style-name="ce1" table:formula="of:=IFERROR(__xludf.dummyfunction(&quot;&quot;&quot;COMPUTED_VALUE&quot;&quot;&quot;);&quot;NED-25&quot;)" office:value-type="string" office:string-value="NED-25" calcext:value-type="string">
            <text:p>NED-25</text:p>
          </table:table-cell>
          <table:table-cell table:style-name="ce1" table:formula="of:=IFERROR(__xludf.dummyfunction(&quot;&quot;&quot;COMPUTED_VALUE&quot;&quot;&quot;);&quot;Ede&quot;)" office:value-type="string" office:string-value="Ede" calcext:value-type="string">
            <text:p>Ede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Güeldres&quot;)" office:value-type="string" office:string-value="Güeldres" calcext:value-type="string">
            <text:p>Güeldres</text:p>
          </table:table-cell>
          <table:table-cell table:style-name="ce1"/>
          <table:table-cell table:style-name="ce1" table:formula="of:=IFERROR(__xludf.dummyfunction(&quot;&quot;&quot;COMPUTED_VALUE&quot;&quot;&quot;);&quot;112 430&quot;)" office:value-type="string" office:string-value="112 430" calcext:value-type="string">
            <text:p>112 43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03)" office:value-type="float" office:value="603" calcext:value-type="float">
            <text:p>603</text:p>
          </table:table-cell>
          <table:table-cell table:style-name="ce1" table:formula="of:=IFERROR(__xludf.dummyfunction(&quot;&quot;&quot;COMPUTED_VALUE&quot;&quot;&quot;);&quot;UE-353&quot;)" office:value-type="string" office:string-value="UE-353" calcext:value-type="string">
            <text:p>UE-353</text:p>
          </table:table-cell>
          <table:table-cell table:style-name="ce1" table:formula="of:=IFERROR(__xludf.dummyfunction(&quot;&quot;&quot;COMPUTED_VALUE&quot;&quot;&quot;);&quot;ITA-40&quot;)" office:value-type="string" office:string-value="ITA-40" calcext:value-type="string">
            <text:p>ITA-40</text:p>
          </table:table-cell>
          <table:table-cell table:style-name="ce1" table:formula="of:=IFERROR(__xludf.dummyfunction(&quot;&quot;&quot;COMPUTED_VALUE&quot;&quot;&quot;);&quot;Vicenza&quot;)" office:value-type="string" office:string-value="Vicenza" calcext:value-type="string">
            <text:p>Vicenza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Véneto&quot;)" office:value-type="string" office:string-value="Véneto" calcext:value-type="string">
            <text:p>Véneto</text:p>
          </table:table-cell>
          <table:table-cell table:style-name="ce1" table:formula="of:=IFERROR(__xludf.dummyfunction(&quot;&quot;&quot;COMPUTED_VALUE&quot;&quot;&quot;);&quot;Provincia de Vicenza&quot;)" office:value-type="string" office:string-value="Provincia de Vicenza" calcext:value-type="string">
            <text:p>Provincia de Vicenza</text:p>
          </table:table-cell>
          <table:table-cell table:style-name="ce1" table:formula="of:=IFERROR(__xludf.dummyfunction(&quot;&quot;&quot;COMPUTED_VALUE&quot;&quot;&quot;);&quot;112 408&quot;)" office:value-type="string" office:string-value="112 408" calcext:value-type="string">
            <text:p>112 40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04)" office:value-type="float" office:value="604" calcext:value-type="float">
            <text:p>604</text:p>
          </table:table-cell>
          <table:table-cell table:style-name="ce1" table:formula="of:=IFERROR(__xludf.dummyfunction(&quot;&quot;&quot;COMPUTED_VALUE&quot;&quot;&quot;);&quot;UE-354&quot;)" office:value-type="string" office:string-value="UE-354" calcext:value-type="string">
            <text:p>UE-354</text:p>
          </table:table-cell>
          <table:table-cell table:style-name="ce1" table:formula="of:=IFERROR(__xludf.dummyfunction(&quot;&quot;&quot;COMPUTED_VALUE&quot;&quot;&quot;);&quot;FIN-08&quot;)" office:value-type="string" office:string-value="FIN-08" calcext:value-type="string">
            <text:p>FIN-08</text:p>
          </table:table-cell>
          <table:table-cell table:style-name="ce1" table:formula="of:=IFERROR(__xludf.dummyfunction(&quot;&quot;&quot;COMPUTED_VALUE&quot;&quot;&quot;);&quot;Kuopio&quot;)" office:value-type="string" office:string-value="Kuopio" calcext:value-type="string">
            <text:p>Kuopio</text:p>
          </table:table-cell>
          <table:table-cell table:style-name="ce1" table:formula="of:=IFERROR(__xludf.dummyfunction(&quot;&quot;&quot;COMPUTED_VALUE&quot;&quot;&quot;);&quot;Kuopio&quot;)" office:value-type="string" office:string-value="Kuopio" calcext:value-type="string">
            <text:p>Kuopio</text:p>
          </table:table-cell>
          <table:table-cell table:style-name="ce1" table:formula="of:=IFERROR(__xludf.dummyfunction(&quot;&quot;&quot;COMPUTED_VALUE&quot;&quot;&quot;);&quot;Finlandia Finlandia&quot;)" office:value-type="string" office:string-value="Finlandia Finlandia" calcext:value-type="string">
            <text:p>Finlandia Finlandia</text:p>
          </table:table-cell>
          <table:table-cell table:style-name="ce1" table:formula="of:=IFERROR(__xludf.dummyfunction(&quot;&quot;&quot;COMPUTED_VALUE&quot;&quot;&quot;);&quot;Savonia del Norte&quot;)" office:value-type="string" office:string-value="Savonia del Norte" calcext:value-type="string">
            <text:p>Savonia del Norte</text:p>
          </table:table-cell>
          <table:table-cell table:style-name="ce1"/>
          <table:table-cell table:style-name="ce1" table:formula="of:=IFERROR(__xludf.dummyfunction(&quot;&quot;&quot;COMPUTED_VALUE&quot;&quot;&quot;);&quot;112 158&quot;)" office:value-type="string" office:string-value="112 158" calcext:value-type="string">
            <text:p>112 15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05)" office:value-type="float" office:value="605" calcext:value-type="float">
            <text:p>605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BLR-12&quot;)" office:value-type="string" office:string-value="BLR-12" calcext:value-type="string">
            <text:p>BLR-12</text:p>
          </table:table-cell>
          <table:table-cell table:style-name="ce1" table:formula="of:=IFERROR(__xludf.dummyfunction(&quot;&quot;&quot;COMPUTED_VALUE&quot;&quot;&quot;);&quot;Mazyr&quot;)" office:value-type="string" office:string-value="Mazyr" calcext:value-type="string">
            <text:p>Mazyr</text:p>
          </table:table-cell>
          <table:table-cell table:style-name="ce1" table:formula="of:=IFERROR(__xludf.dummyfunction(&quot;&quot;&quot;COMPUTED_VALUE&quot;&quot;&quot;);&quot;Мазыр, Mazyr&quot;)" office:value-type="string" office:string-value="Мазыр, Mazyr" calcext:value-type="string">
            <text:p>Мазыр, Mazyr</text:p>
          </table:table-cell>
          <table:table-cell table:style-name="ce1" table:formula="of:=IFERROR(__xludf.dummyfunction(&quot;&quot;&quot;COMPUTED_VALUE&quot;&quot;&quot;);&quot;Bielorrusia Bielorrusia&quot;)" office:value-type="string" office:string-value="Bielorrusia Bielorrusia" calcext:value-type="string">
            <text:p>Bielorrusia Bielorrusia</text:p>
          </table:table-cell>
          <table:table-cell table:style-name="ce1" table:formula="of:=IFERROR(__xludf.dummyfunction(&quot;&quot;&quot;COMPUTED_VALUE&quot;&quot;&quot;);&quot;Provincia de Gómel&quot;)" office:value-type="string" office:string-value="Provincia de Gómel" calcext:value-type="string">
            <text:p>Provincia de Gómel</text:p>
          </table:table-cell>
          <table:table-cell table:style-name="ce1"/>
          <table:table-cell table:style-name="ce1" table:formula="of:=IFERROR(__xludf.dummyfunction(&quot;&quot;&quot;COMPUTED_VALUE&quot;&quot;&quot;);&quot;111 801&quot;)" office:value-type="string" office:string-value="111 801" calcext:value-type="string">
            <text:p>111 80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06)" office:value-type="float" office:value="606" calcext:value-type="float">
            <text:p>60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104&quot;)" office:value-type="string" office:string-value="RUS-104" calcext:value-type="string">
            <text:p>RUS-104</text:p>
          </table:table-cell>
          <table:table-cell table:style-name="ce1" table:formula="of:=IFERROR(__xludf.dummyfunction(&quot;&quot;&quot;COMPUTED_VALUE&quot;&quot;&quot;);&quot;Kamyshin&quot;)" office:value-type="string" office:string-value="Kamyshin" calcext:value-type="string">
            <text:p>Kamyshin</text:p>
          </table:table-cell>
          <table:table-cell table:style-name="ce1" table:formula="of:=IFERROR(__xludf.dummyfunction(&quot;&quot;&quot;COMPUTED_VALUE&quot;&quot;&quot;);&quot;Камышин&quot;)" office:value-type="string" office:string-value="Камышин" calcext:value-type="string">
            <text:p>Камышин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Volgogrado&quot;)" office:value-type="string" office:string-value="Óblast de Volgogrado" calcext:value-type="string">
            <text:p>Óblast de Volgogrado</text:p>
          </table:table-cell>
          <table:table-cell table:style-name="ce1"/>
          <table:table-cell table:style-name="ce1" table:formula="of:=IFERROR(__xludf.dummyfunction(&quot;&quot;&quot;COMPUTED_VALUE&quot;&quot;&quot;);&quot;111 775&quot;)" office:value-type="string" office:string-value="111 775" calcext:value-type="string">
            <text:p>111 77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07)" office:value-type="float" office:value="607" calcext:value-type="float">
            <text:p>607</text:p>
          </table:table-cell>
          <table:table-cell table:style-name="ce1" table:formula="of:=IFERROR(__xludf.dummyfunction(&quot;&quot;&quot;COMPUTED_VALUE&quot;&quot;&quot;);&quot;UE-355&quot;)" office:value-type="string" office:string-value="UE-355" calcext:value-type="string">
            <text:p>UE-355</text:p>
          </table:table-cell>
          <table:table-cell table:style-name="ce1" table:formula="of:=IFERROR(__xludf.dummyfunction(&quot;&quot;&quot;COMPUTED_VALUE&quot;&quot;&quot;);&quot;HUN-08&quot;)" office:value-type="string" office:string-value="HUN-08" calcext:value-type="string">
            <text:p>HUN-08</text:p>
          </table:table-cell>
          <table:table-cell table:style-name="ce1" table:formula="of:=IFERROR(__xludf.dummyfunction(&quot;&quot;&quot;COMPUTED_VALUE&quot;&quot;&quot;);&quot;Kecskemét&quot;)" office:value-type="string" office:string-value="Kecskemét" calcext:value-type="string">
            <text:p>Kecskemét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Hungría Hungría&quot;)" office:value-type="string" office:string-value="Hungría Hungría" calcext:value-type="string">
            <text:p>Hungría Hungría</text:p>
          </table:table-cell>
          <table:table-cell table:style-name="ce1" table:formula="of:=IFERROR(__xludf.dummyfunction(&quot;&quot;&quot;COMPUTED_VALUE&quot;&quot;&quot;);&quot;Bács-Kiskun&quot;)" office:value-type="string" office:string-value="Bács-Kiskun" calcext:value-type="string">
            <text:p>Bács-Kiskun</text:p>
          </table:table-cell>
          <table:table-cell table:style-name="ce1"/>
          <table:table-cell table:style-name="ce1" table:formula="of:=IFERROR(__xludf.dummyfunction(&quot;&quot;&quot;COMPUTED_VALUE&quot;&quot;&quot;);&quot;111 724&quot;)" office:value-type="string" office:string-value="111 724" calcext:value-type="string">
            <text:p>111 72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08)" office:value-type="float" office:value="608" calcext:value-type="float">
            <text:p>608</text:p>
          </table:table-cell>
          <table:table-cell table:style-name="ce1"/>
          <table:table-cell table:style-name="ce1" table:formula="of:=IFERROR(__xludf.dummyfunction(&quot;&quot;&quot;COMPUTED_VALUE&quot;&quot;&quot;);&quot;GBR-42&quot;)" office:value-type="string" office:string-value="GBR-42" calcext:value-type="string">
            <text:p>GBR-42</text:p>
          </table:table-cell>
          <table:table-cell table:style-name="ce1" table:formula="of:=IFERROR(__xludf.dummyfunction(&quot;&quot;&quot;COMPUTED_VALUE&quot;&quot;&quot;);&quot;Chelmsford&quot;)" office:value-type="string" office:string-value="Chelmsford" calcext:value-type="string">
            <text:p>Chelmsford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Essex&quot;)" office:value-type="string" office:string-value="Essex" calcext:value-type="string">
            <text:p>Essex</text:p>
          </table:table-cell>
          <table:table-cell table:style-name="ce1" table:formula="of:=IFERROR(__xludf.dummyfunction(&quot;&quot;&quot;COMPUTED_VALUE&quot;&quot;&quot;);&quot;111 511&quot;)" office:value-type="string" office:string-value="111 511" calcext:value-type="string">
            <text:p>111 51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09)" office:value-type="float" office:value="609" calcext:value-type="float">
            <text:p>609</text:p>
          </table:table-cell>
          <table:table-cell table:style-name="ce1"/>
          <table:table-cell table:style-name="ce1" table:formula="of:=IFERROR(__xludf.dummyfunction(&quot;&quot;&quot;COMPUTED_VALUE&quot;&quot;&quot;);&quot;GBR-65&quot;)" office:value-type="string" office:string-value="GBR-65" calcext:value-type="string">
            <text:p>GBR-65</text:p>
          </table:table-cell>
          <table:table-cell table:style-name="ce1" table:formula="of:=IFERROR(__xludf.dummyfunction(&quot;&quot;&quot;COMPUTED_VALUE&quot;&quot;&quot;);&quot;Crawley&quot;)" office:value-type="string" office:string-value="Crawley" calcext:value-type="string">
            <text:p>Crawley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Sussex Occidental&quot;)" office:value-type="string" office:string-value="Sussex Occidental" calcext:value-type="string">
            <text:p>Sussex Occidental</text:p>
          </table:table-cell>
          <table:table-cell table:style-name="ce1" table:formula="of:=IFERROR(__xludf.dummyfunction(&quot;&quot;&quot;COMPUTED_VALUE&quot;&quot;&quot;);&quot;111 400&quot;)" office:value-type="string" office:string-value="111 400" calcext:value-type="string">
            <text:p>111 4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10)" office:value-type="float" office:value="610" calcext:value-type="float">
            <text:p>610</text:p>
          </table:table-cell>
          <table:table-cell table:style-name="ce1" table:formula="of:=IFERROR(__xludf.dummyfunction(&quot;&quot;&quot;COMPUTED_VALUE&quot;&quot;&quot;);&quot;UE-356&quot;)" office:value-type="string" office:string-value="UE-356" calcext:value-type="string">
            <text:p>UE-356</text:p>
          </table:table-cell>
          <table:table-cell table:style-name="ce1" table:formula="of:=IFERROR(__xludf.dummyfunction(&quot;&quot;&quot;COMPUTED_VALUE&quot;&quot;&quot;);&quot;ALE-71&quot;)" office:value-type="string" office:string-value="ALE-71" calcext:value-type="string">
            <text:p>ALE-71</text:p>
          </table:table-cell>
          <table:table-cell table:style-name="ce1" table:formula="of:=IFERROR(__xludf.dummyfunction(&quot;&quot;&quot;COMPUTED_VALUE&quot;&quot;&quot;);&quot;Bergisch Gladbach&quot;)" office:value-type="string" office:string-value="Bergisch Gladbach" calcext:value-type="string">
            <text:p>Bergisch Gladbach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111 366&quot;)" office:value-type="string" office:string-value="111 366" calcext:value-type="string">
            <text:p>111 36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11)" office:value-type="float" office:value="611" calcext:value-type="float">
            <text:p>611</text:p>
          </table:table-cell>
          <table:table-cell table:style-name="ce1" table:formula="of:=IFERROR(__xludf.dummyfunction(&quot;&quot;&quot;COMPUTED_VALUE&quot;&quot;&quot;);&quot;UE-357&quot;)" office:value-type="string" office:string-value="UE-357" calcext:value-type="string">
            <text:p>UE-357</text:p>
          </table:table-cell>
          <table:table-cell table:style-name="ce1" table:formula="of:=IFERROR(__xludf.dummyfunction(&quot;&quot;&quot;COMPUTED_VALUE&quot;&quot;&quot;);&quot;ITA-41&quot;)" office:value-type="string" office:string-value="ITA-41" calcext:value-type="string">
            <text:p>ITA-41</text:p>
          </table:table-cell>
          <table:table-cell table:style-name="ce1" table:formula="of:=IFERROR(__xludf.dummyfunction(&quot;&quot;&quot;COMPUTED_VALUE&quot;&quot;&quot;);&quot;Terni&quot;)" office:value-type="string" office:string-value="Terni" calcext:value-type="string">
            <text:p>Terni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Umbría&quot;)" office:value-type="string" office:string-value="Umbría" calcext:value-type="string">
            <text:p>Umbría</text:p>
          </table:table-cell>
          <table:table-cell table:style-name="ce1" table:formula="of:=IFERROR(__xludf.dummyfunction(&quot;&quot;&quot;COMPUTED_VALUE&quot;&quot;&quot;);&quot;Provincia de Terni&quot;)" office:value-type="string" office:string-value="Provincia de Terni" calcext:value-type="string">
            <text:p>Provincia de Terni</text:p>
          </table:table-cell>
          <table:table-cell table:style-name="ce1" table:formula="of:=IFERROR(__xludf.dummyfunction(&quot;&quot;&quot;COMPUTED_VALUE&quot;&quot;&quot;);&quot;111 270&quot;)" office:value-type="string" office:string-value="111 270" calcext:value-type="string">
            <text:p>111 27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12)" office:value-type="float" office:value="612" calcext:value-type="float">
            <text:p>612</text:p>
          </table:table-cell>
          <table:table-cell table:style-name="ce1" table:formula="of:=IFERROR(__xludf.dummyfunction(&quot;&quot;&quot;COMPUTED_VALUE&quot;&quot;&quot;);&quot;UE-358&quot;)" office:value-type="string" office:string-value="UE-358" calcext:value-type="string">
            <text:p>UE-358</text:p>
          </table:table-cell>
          <table:table-cell table:style-name="ce1" table:formula="of:=IFERROR(__xludf.dummyfunction(&quot;&quot;&quot;COMPUTED_VALUE&quot;&quot;&quot;);&quot;FRA-34&quot;)" office:value-type="string" office:string-value="FRA-34" calcext:value-type="string">
            <text:p>FRA-34</text:p>
          </table:table-cell>
          <table:table-cell table:style-name="ce1" table:formula="of:=IFERROR(__xludf.dummyfunction(&quot;&quot;&quot;COMPUTED_VALUE&quot;&quot;&quot;);&quot;Mulhouse&quot;)" office:value-type="string" office:string-value="Mulhouse" calcext:value-type="string">
            <text:p>Mulhouse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Gran Este&quot;)" office:value-type="string" office:string-value="Gran Este" calcext:value-type="string">
            <text:p>Gran Este</text:p>
          </table:table-cell>
          <table:table-cell table:style-name="ce1" table:formula="of:=IFERROR(__xludf.dummyfunction(&quot;&quot;&quot;COMPUTED_VALUE&quot;&quot;&quot;);&quot;Haut-Rhin&quot;)" office:value-type="string" office:string-value="Haut-Rhin" calcext:value-type="string">
            <text:p>Haut-Rhin</text:p>
          </table:table-cell>
          <table:table-cell table:style-name="ce1" table:formula="of:=IFERROR(__xludf.dummyfunction(&quot;&quot;&quot;COMPUTED_VALUE&quot;&quot;&quot;);&quot;111 167&quot;)" office:value-type="string" office:string-value="111 167" calcext:value-type="string">
            <text:p>111 16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13)" office:value-type="float" office:value="613" calcext:value-type="float">
            <text:p>61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BIH-04&quot;)" office:value-type="string" office:string-value="BIH-04" calcext:value-type="string">
            <text:p>BIH-04</text:p>
          </table:table-cell>
          <table:table-cell table:style-name="ce1" table:formula="of:=IFERROR(__xludf.dummyfunction(&quot;&quot;&quot;COMPUTED_VALUE&quot;&quot;&quot;);&quot;Tuzla&quot;)" office:value-type="string" office:string-value="Tuzla" calcext:value-type="string">
            <text:p>Tuzla</text:p>
          </table:table-cell>
          <table:table-cell table:style-name="ce1" table:formula="of:=IFERROR(__xludf.dummyfunction(&quot;&quot;&quot;COMPUTED_VALUE&quot;&quot;&quot;);&quot;Тузла&quot;)" office:value-type="string" office:string-value="Тузла" calcext:value-type="string">
            <text:p>Тузла</text:p>
          </table:table-cell>
          <table:table-cell table:style-name="ce1" table:formula="of:=IFERROR(__xludf.dummyfunction(&quot;&quot;&quot;COMPUTED_VALUE&quot;&quot;&quot;);&quot;Bosnia y Herzegovina Bosnia y Herzegovina&quot;)" office:value-type="string" office:string-value="Bosnia y Herzegovina Bosnia y Herzegovina" calcext:value-type="string">
            <text:p>Bosnia y Herzegovina Bosnia y Herzegovina</text:p>
          </table:table-cell>
          <table:table-cell table:style-name="ce1" table:formula="of:=IFERROR(__xludf.dummyfunction(&quot;&quot;&quot;COMPUTED_VALUE&quot;&quot;&quot;);&quot;Federación de Bosnia y Herzegovina&quot;)" office:value-type="string" office:string-value="Federación de Bosnia y Herzegovina" calcext:value-type="string">
            <text:p>Federación de Bosnia y Herzegovina</text:p>
          </table:table-cell>
          <table:table-cell table:style-name="ce1" table:formula="of:=IFERROR(__xludf.dummyfunction(&quot;&quot;&quot;COMPUTED_VALUE&quot;&quot;&quot;);&quot;Cantón de Tuzla&quot;)" office:value-type="string" office:string-value="Cantón de Tuzla" calcext:value-type="string">
            <text:p>Cantón de Tuzla</text:p>
          </table:table-cell>
          <table:table-cell table:style-name="ce1" table:formula="of:=IFERROR(__xludf.dummyfunction(&quot;&quot;&quot;COMPUTED_VALUE&quot;&quot;&quot;);&quot;110 979&quot;)" office:value-type="string" office:string-value="110 979" calcext:value-type="string">
            <text:p>110 97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14)" office:value-type="float" office:value="614" calcext:value-type="float">
            <text:p>614</text:p>
          </table:table-cell>
          <table:table-cell table:style-name="ce1" table:formula="of:=IFERROR(__xludf.dummyfunction(&quot;&quot;&quot;COMPUTED_VALUE&quot;&quot;&quot;);&quot;UE-359&quot;)" office:value-type="string" office:string-value="UE-359" calcext:value-type="string">
            <text:p>UE-359</text:p>
          </table:table-cell>
          <table:table-cell table:style-name="ce1" table:formula="of:=IFERROR(__xludf.dummyfunction(&quot;&quot;&quot;COMPUTED_VALUE&quot;&quot;&quot;);&quot;SWE-05&quot;)" office:value-type="string" office:string-value="SWE-05" calcext:value-type="string">
            <text:p>SWE-05</text:p>
          </table:table-cell>
          <table:table-cell table:style-name="ce1" table:formula="of:=IFERROR(__xludf.dummyfunction(&quot;&quot;&quot;COMPUTED_VALUE&quot;&quot;&quot;);&quot;Västerås&quot;)" office:value-type="string" office:string-value="Västerås" calcext:value-type="string">
            <text:p>Västerås</text:p>
          </table:table-cell>
          <table:table-cell table:style-name="ce1"/>
          <table:table-cell table:style-name="ce1" table:formula="of:=IFERROR(__xludf.dummyfunction(&quot;&quot;&quot;COMPUTED_VALUE&quot;&quot;&quot;);&quot;SueciaSuecia&quot;)" office:value-type="string" office:string-value="SueciaSuecia" calcext:value-type="string">
            <text:p>SueciaSuecia</text:p>
          </table:table-cell>
          <table:table-cell table:style-name="ce1" table:formula="of:=IFERROR(__xludf.dummyfunction(&quot;&quot;&quot;COMPUTED_VALUE&quot;&quot;&quot;);&quot;Provincia de Västmanland&quot;)" office:value-type="string" office:string-value="Provincia de Västmanland" calcext:value-type="string">
            <text:p>Provincia de Västmanland</text:p>
          </table:table-cell>
          <table:table-cell table:style-name="ce1"/>
          <table:table-cell table:style-name="ce1" table:formula="of:=IFERROR(__xludf.dummyfunction(&quot;&quot;&quot;COMPUTED_VALUE&quot;&quot;&quot;);&quot;110 877&quot;)" office:value-type="string" office:string-value="110 877" calcext:value-type="string">
            <text:p>110 87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15)" office:value-type="float" office:value="615" calcext:value-type="float">
            <text:p>615</text:p>
          </table:table-cell>
          <table:table-cell table:style-name="ce1" table:formula="of:=IFERROR(__xludf.dummyfunction(&quot;&quot;&quot;COMPUTED_VALUE&quot;&quot;&quot;);&quot;UE-360&quot;)" office:value-type="string" office:string-value="UE-360" calcext:value-type="string">
            <text:p>UE-360</text:p>
          </table:table-cell>
          <table:table-cell table:style-name="ce1" table:formula="of:=IFERROR(__xludf.dummyfunction(&quot;&quot;&quot;COMPUTED_VALUE&quot;&quot;&quot;);&quot;FRA-36&quot;)" office:value-type="string" office:string-value="FRA-36" calcext:value-type="string">
            <text:p>FRA-36</text:p>
          </table:table-cell>
          <table:table-cell table:style-name="ce1" table:formula="of:=IFERROR(__xludf.dummyfunction(&quot;&quot;&quot;COMPUTED_VALUE&quot;&quot;&quot;);&quot;Saint-Denis&quot;)" office:value-type="string" office:string-value="Saint-Denis" calcext:value-type="string">
            <text:p>Saint-Denis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Isla de Francia&quot;)" office:value-type="string" office:string-value="Isla de Francia" calcext:value-type="string">
            <text:p>Isla de Francia</text:p>
          </table:table-cell>
          <table:table-cell table:style-name="ce1" table:formula="of:=IFERROR(__xludf.dummyfunction(&quot;&quot;&quot;COMPUTED_VALUE&quot;&quot;&quot;);&quot;Seine-Saint-Denis&quot;)" office:value-type="string" office:string-value="Seine-Saint-Denis" calcext:value-type="string">
            <text:p>Seine-Saint-Denis</text:p>
          </table:table-cell>
          <table:table-cell table:style-name="ce1" table:formula="of:=IFERROR(__xludf.dummyfunction(&quot;&quot;&quot;COMPUTED_VALUE&quot;&quot;&quot;);&quot;110 733&quot;)" office:value-type="string" office:string-value="110 733" calcext:value-type="string">
            <text:p>110 73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16)" office:value-type="float" office:value="616" calcext:value-type="float">
            <text:p>616</text:p>
          </table:table-cell>
          <table:table-cell table:style-name="ce1" table:formula="of:=IFERROR(__xludf.dummyfunction(&quot;&quot;&quot;COMPUTED_VALUE&quot;&quot;&quot;);&quot;UE-361&quot;)" office:value-type="string" office:string-value="UE-361" calcext:value-type="string">
            <text:p>UE-361</text:p>
          </table:table-cell>
          <table:table-cell table:style-name="ce1" table:formula="of:=IFERROR(__xludf.dummyfunction(&quot;&quot;&quot;COMPUTED_VALUE&quot;&quot;&quot;);&quot;BEL-09&quot;)" office:value-type="string" office:string-value="BEL-09" calcext:value-type="string">
            <text:p>BEL-09</text:p>
          </table:table-cell>
          <table:table-cell table:style-name="ce1" table:formula="of:=IFERROR(__xludf.dummyfunction(&quot;&quot;&quot;COMPUTED_VALUE&quot;&quot;&quot;);&quot;Namur&quot;)" office:value-type="string" office:string-value="Namur" calcext:value-type="string">
            <text:p>Namur</text:p>
          </table:table-cell>
          <table:table-cell table:style-name="ce1"/>
          <table:table-cell table:style-name="ce1" table:formula="of:=IFERROR(__xludf.dummyfunction(&quot;&quot;&quot;COMPUTED_VALUE&quot;&quot;&quot;);&quot;Bélgica Bélgica&quot;)" office:value-type="string" office:string-value="Bélgica Bélgica" calcext:value-type="string">
            <text:p>Bélgica Bélgica</text:p>
          </table:table-cell>
          <table:table-cell table:style-name="ce1" table:formula="of:=IFERROR(__xludf.dummyfunction(&quot;&quot;&quot;COMPUTED_VALUE&quot;&quot;&quot;);&quot;Región Valona&quot;)" office:value-type="string" office:string-value="Región Valona" calcext:value-type="string">
            <text:p>Región Valona</text:p>
          </table:table-cell>
          <table:table-cell table:style-name="ce1" table:formula="of:=IFERROR(__xludf.dummyfunction(&quot;&quot;&quot;COMPUTED_VALUE&quot;&quot;&quot;);&quot;Provincia de Namur&quot;)" office:value-type="string" office:string-value="Provincia de Namur" calcext:value-type="string">
            <text:p>Provincia de Namur</text:p>
          </table:table-cell>
          <table:table-cell table:style-name="ce1" table:formula="of:=IFERROR(__xludf.dummyfunction(&quot;&quot;&quot;COMPUTED_VALUE&quot;&quot;&quot;);&quot;110 632&quot;)" office:value-type="string" office:string-value="110 632" calcext:value-type="string">
            <text:p>110 63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17)" office:value-type="float" office:value="617" calcext:value-type="float">
            <text:p>617</text:p>
          </table:table-cell>
          <table:table-cell table:style-name="ce1" table:formula="of:=IFERROR(__xludf.dummyfunction(&quot;&quot;&quot;COMPUTED_VALUE&quot;&quot;&quot;);&quot;UE-362&quot;)" office:value-type="string" office:string-value="UE-362" calcext:value-type="string">
            <text:p>UE-362</text:p>
          </table:table-cell>
          <table:table-cell table:style-name="ce1" table:formula="of:=IFERROR(__xludf.dummyfunction(&quot;&quot;&quot;COMPUTED_VALUE&quot;&quot;&quot;);&quot;FRA-33&quot;)" office:value-type="string" office:string-value="FRA-33" calcext:value-type="string">
            <text:p>FRA-33</text:p>
          </table:table-cell>
          <table:table-cell table:style-name="ce1" table:formula="of:=IFERROR(__xludf.dummyfunction(&quot;&quot;&quot;COMPUTED_VALUE&quot;&quot;&quot;);&quot;Ruan&quot;)" office:value-type="string" office:string-value="Ruan" calcext:value-type="string">
            <text:p>Ruan</text:p>
          </table:table-cell>
          <table:table-cell table:style-name="ce1" table:formula="of:=IFERROR(__xludf.dummyfunction(&quot;&quot;&quot;COMPUTED_VALUE&quot;&quot;&quot;);&quot;Rouen&quot;)" office:value-type="string" office:string-value="Rouen" calcext:value-type="string">
            <text:p>Rouen</text:p>
          </table:table-cell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Normandía&quot;)" office:value-type="string" office:string-value="Normandía" calcext:value-type="string">
            <text:p>Normandía</text:p>
          </table:table-cell>
          <table:table-cell table:style-name="ce1" table:formula="of:=IFERROR(__xludf.dummyfunction(&quot;&quot;&quot;COMPUTED_VALUE&quot;&quot;&quot;);&quot;Seine-Maritime&quot;)" office:value-type="string" office:string-value="Seine-Maritime" calcext:value-type="string">
            <text:p>Seine-Maritime</text:p>
          </table:table-cell>
          <table:table-cell table:style-name="ce1" table:formula="of:=IFERROR(__xludf.dummyfunction(&quot;&quot;&quot;COMPUTED_VALUE&quot;&quot;&quot;);&quot;110 618&quot;)" office:value-type="string" office:string-value="110 618" calcext:value-type="string">
            <text:p>110 61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18)" office:value-type="float" office:value="618" calcext:value-type="float">
            <text:p>618</text:p>
          </table:table-cell>
          <table:table-cell table:style-name="ce1" table:formula="of:=IFERROR(__xludf.dummyfunction(&quot;&quot;&quot;COMPUTED_VALUE&quot;&quot;&quot;);&quot;UE-363&quot;)" office:value-type="string" office:string-value="UE-363" calcext:value-type="string">
            <text:p>UE-363</text:p>
          </table:table-cell>
          <table:table-cell table:style-name="ce1" table:formula="of:=IFERROR(__xludf.dummyfunction(&quot;&quot;&quot;COMPUTED_VALUE&quot;&quot;&quot;);&quot;POL-35&quot;)" office:value-type="string" office:string-value="POL-35" calcext:value-type="string">
            <text:p>POL-35</text:p>
          </table:table-cell>
          <table:table-cell table:style-name="ce1" table:formula="of:=IFERROR(__xludf.dummyfunction(&quot;&quot;&quot;COMPUTED_VALUE&quot;&quot;&quot;);&quot;Tarnów&quot;)" office:value-type="string" office:string-value="Tarnów" calcext:value-type="string">
            <text:p>Tarnów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Pequeña Polonia&quot;)" office:value-type="string" office:string-value="Voivodato de Pequeña Polonia" calcext:value-type="string">
            <text:p>Voivodato de Pequeña Polonia</text:p>
          </table:table-cell>
          <table:table-cell table:style-name="ce1"/>
          <table:table-cell table:style-name="ce1" table:formula="of:=IFERROR(__xludf.dummyfunction(&quot;&quot;&quot;COMPUTED_VALUE&quot;&quot;&quot;);&quot;110 110&quot;)" office:value-type="string" office:string-value="110 110" calcext:value-type="string">
            <text:p>110 11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19)" office:value-type="float" office:value="619" calcext:value-type="float">
            <text:p>61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105&quot;)" office:value-type="string" office:string-value="RUS-105" calcext:value-type="string">
            <text:p>RUS-105</text:p>
          </table:table-cell>
          <table:table-cell table:style-name="ce1" table:formula="of:=IFERROR(__xludf.dummyfunction(&quot;&quot;&quot;COMPUTED_VALUE&quot;&quot;&quot;);&quot;Múrom&quot;)" office:value-type="string" office:string-value="Múrom" calcext:value-type="string">
            <text:p>Múrom</text:p>
          </table:table-cell>
          <table:table-cell table:style-name="ce1" table:formula="of:=IFERROR(__xludf.dummyfunction(&quot;&quot;&quot;COMPUTED_VALUE&quot;&quot;&quot;);&quot;Муром&quot;)" office:value-type="string" office:string-value="Муром" calcext:value-type="string">
            <text:p>Муром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Vladímir&quot;)" office:value-type="string" office:string-value="Óblast de Vladímir" calcext:value-type="string">
            <text:p>Óblast de Vladímir</text:p>
          </table:table-cell>
          <table:table-cell table:style-name="ce1"/>
          <table:table-cell table:style-name="ce1" table:formula="of:=IFERROR(__xludf.dummyfunction(&quot;&quot;&quot;COMPUTED_VALUE&quot;&quot;&quot;);&quot;109 809&quot;)" office:value-type="string" office:string-value="109 809" calcext:value-type="string">
            <text:p>109 80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20)" office:value-type="float" office:value="620" calcext:value-type="float">
            <text:p>620</text:p>
          </table:table-cell>
          <table:table-cell table:style-name="ce1"/>
          <table:table-cell table:style-name="ce1" table:formula="of:=IFERROR(__xludf.dummyfunction(&quot;&quot;&quot;COMPUTED_VALUE&quot;&quot;&quot;);&quot;GBR-60&quot;)" office:value-type="string" office:string-value="GBR-60" calcext:value-type="string">
            <text:p>GBR-60</text:p>
          </table:table-cell>
          <table:table-cell table:style-name="ce1" table:formula="of:=IFERROR(__xludf.dummyfunction(&quot;&quot;&quot;COMPUTED_VALUE&quot;&quot;&quot;);&quot;Rotherham&quot;)" office:value-type="string" office:string-value="Rotherham" calcext:value-type="string">
            <text:p>Rotherham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South Yorkshire&quot;)" office:value-type="string" office:string-value="South Yorkshire" calcext:value-type="string">
            <text:p>South Yorkshire</text:p>
          </table:table-cell>
          <table:table-cell table:style-name="ce1" table:formula="of:=IFERROR(__xludf.dummyfunction(&quot;&quot;&quot;COMPUTED_VALUE&quot;&quot;&quot;);&quot;109 691&quot;)" office:value-type="string" office:string-value="109 691" calcext:value-type="string">
            <text:p>109 69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21)" office:value-type="float" office:value="621" calcext:value-type="float">
            <text:p>621</text:p>
          </table:table-cell>
          <table:table-cell table:style-name="ce1" table:formula="of:=IFERROR(__xludf.dummyfunction(&quot;&quot;&quot;COMPUTED_VALUE&quot;&quot;&quot;);&quot;UE-364&quot;)" office:value-type="string" office:string-value="UE-364" calcext:value-type="string">
            <text:p>UE-364</text:p>
          </table:table-cell>
          <table:table-cell table:style-name="ce1" table:formula="of:=IFERROR(__xludf.dummyfunction(&quot;&quot;&quot;COMPUTED_VALUE&quot;&quot;&quot;);&quot;POL-36&quot;)" office:value-type="string" office:string-value="POL-36" calcext:value-type="string">
            <text:p>POL-36</text:p>
          </table:table-cell>
          <table:table-cell table:style-name="ce1" table:formula="of:=IFERROR(__xludf.dummyfunction(&quot;&quot;&quot;COMPUTED_VALUE&quot;&quot;&quot;);&quot;Chorzów&quot;)" office:value-type="string" office:string-value="Chorzów" calcext:value-type="string">
            <text:p>Chorzów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Silesia&quot;)" office:value-type="string" office:string-value="Voivodato de Silesia" calcext:value-type="string">
            <text:p>Voivodato de Silesia</text:p>
          </table:table-cell>
          <table:table-cell table:style-name="ce1"/>
          <table:table-cell table:style-name="ce1" table:formula="of:=IFERROR(__xludf.dummyfunction(&quot;&quot;&quot;COMPUTED_VALUE&quot;&quot;&quot;);&quot;109 541&quot;)" office:value-type="string" office:string-value="109 541" calcext:value-type="string">
            <text:p>109 54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22)" office:value-type="float" office:value="622" calcext:value-type="float">
            <text:p>622</text:p>
          </table:table-cell>
          <table:table-cell table:style-name="ce1" table:formula="of:=IFERROR(__xludf.dummyfunction(&quot;&quot;&quot;COMPUTED_VALUE&quot;&quot;&quot;);&quot;UE-365&quot;)" office:value-type="string" office:string-value="UE-365" calcext:value-type="string">
            <text:p>UE-365</text:p>
          </table:table-cell>
          <table:table-cell table:style-name="ce1" table:formula="of:=IFERROR(__xludf.dummyfunction(&quot;&quot;&quot;COMPUTED_VALUE&quot;&quot;&quot;);&quot;ALE-73&quot;)" office:value-type="string" office:string-value="ALE-73" calcext:value-type="string">
            <text:p>ALE-73</text:p>
          </table:table-cell>
          <table:table-cell table:style-name="ce1" table:formula="of:=IFERROR(__xludf.dummyfunction(&quot;&quot;&quot;COMPUTED_VALUE&quot;&quot;&quot;);&quot;Jena&quot;)" office:value-type="string" office:string-value="Jena" calcext:value-type="string">
            <text:p>Jena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Turingia&quot;)" office:value-type="string" office:string-value="Turingia" calcext:value-type="string">
            <text:p>Turingia</text:p>
          </table:table-cell>
          <table:table-cell table:style-name="ce1"/>
          <table:table-cell table:style-name="ce1" table:formula="of:=IFERROR(__xludf.dummyfunction(&quot;&quot;&quot;COMPUTED_VALUE&quot;&quot;&quot;);&quot;109 527&quot;)" office:value-type="string" office:string-value="109 527" calcext:value-type="string">
            <text:p>109 52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23)" office:value-type="float" office:value="623" calcext:value-type="float">
            <text:p>623</text:p>
          </table:table-cell>
          <table:table-cell table:style-name="ce1" table:formula="of:=IFERROR(__xludf.dummyfunction(&quot;&quot;&quot;COMPUTED_VALUE&quot;&quot;&quot;);&quot;UE-366&quot;)" office:value-type="string" office:string-value="UE-366" calcext:value-type="string">
            <text:p>UE-366</text:p>
          </table:table-cell>
          <table:table-cell table:style-name="ce1" table:formula="of:=IFERROR(__xludf.dummyfunction(&quot;&quot;&quot;COMPUTED_VALUE&quot;&quot;&quot;);&quot;ALE-70&quot;)" office:value-type="string" office:string-value="ALE-70" calcext:value-type="string">
            <text:p>ALE-70</text:p>
          </table:table-cell>
          <table:table-cell table:style-name="ce1" table:formula="of:=IFERROR(__xludf.dummyfunction(&quot;&quot;&quot;COMPUTED_VALUE&quot;&quot;&quot;);&quot;Remscheid&quot;)" office:value-type="string" office:string-value="Remscheid" calcext:value-type="string">
            <text:p>Remscheid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109 499&quot;)" office:value-type="string" office:string-value="109 499" calcext:value-type="string">
            <text:p>109 49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24)" office:value-type="float" office:value="624" calcext:value-type="float">
            <text:p>624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40&quot;)" office:value-type="string" office:string-value="UKR-40" calcext:value-type="string">
            <text:p>UKR-40</text:p>
          </table:table-cell>
          <table:table-cell table:style-name="ce1" table:formula="of:=IFERROR(__xludf.dummyfunction(&quot;&quot;&quot;COMPUTED_VALUE&quot;&quot;&quot;);&quot;Alchevsk&quot;)" office:value-type="string" office:string-value="Alchevsk" calcext:value-type="string">
            <text:p>Alchevsk</text:p>
          </table:table-cell>
          <table:table-cell table:style-name="ce1" table:formula="of:=IFERROR(__xludf.dummyfunction(&quot;&quot;&quot;COMPUTED_VALUE&quot;&quot;&quot;);&quot;Алчевськ&quot;)" office:value-type="string" office:string-value="Алчевськ" calcext:value-type="string">
            <text:p>Алчевськ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Lugansk&quot;)" office:value-type="string" office:string-value="Óblast de Lugansk" calcext:value-type="string">
            <text:p>Óblast de Lugansk</text:p>
          </table:table-cell>
          <table:table-cell table:style-name="ce1"/>
          <table:table-cell table:style-name="ce1" table:formula="of:=IFERROR(__xludf.dummyfunction(&quot;&quot;&quot;COMPUTED_VALUE&quot;&quot;&quot;);&quot;109 377&quot;)" office:value-type="string" office:string-value="109 377" calcext:value-type="string">
            <text:p>109 37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25)" office:value-type="float" office:value="625" calcext:value-type="float">
            <text:p>625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106&quot;)" office:value-type="string" office:string-value="RUS-106" calcext:value-type="string">
            <text:p>RUS-106</text:p>
          </table:table-cell>
          <table:table-cell table:style-name="ce1" table:formula="of:=IFERROR(__xludf.dummyfunction(&quot;&quot;&quot;COMPUTED_VALUE&quot;&quot;&quot;);&quot;Zhukovsky&quot;)" office:value-type="string" office:string-value="Zhukovsky" calcext:value-type="string">
            <text:p>Zhukovsky</text:p>
          </table:table-cell>
          <table:table-cell table:style-name="ce1" table:formula="of:=IFERROR(__xludf.dummyfunction(&quot;&quot;&quot;COMPUTED_VALUE&quot;&quot;&quot;);&quot;Жуковский&quot;)" office:value-type="string" office:string-value="Жуковский" calcext:value-type="string">
            <text:p>Жуковский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Moscú&quot;)" office:value-type="string" office:string-value="Óblast de Moscú" calcext:value-type="string">
            <text:p>Óblast de Moscú</text:p>
          </table:table-cell>
          <table:table-cell table:style-name="ce1"/>
          <table:table-cell table:style-name="ce1" table:formula="of:=IFERROR(__xludf.dummyfunction(&quot;&quot;&quot;COMPUTED_VALUE&quot;&quot;&quot;);&quot;108 980&quot;)" office:value-type="string" office:string-value="108 980" calcext:value-type="string">
            <text:p>108 98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26)" office:value-type="float" office:value="626" calcext:value-type="float">
            <text:p>626</text:p>
          </table:table-cell>
          <table:table-cell table:style-name="ce1" table:formula="of:=IFERROR(__xludf.dummyfunction(&quot;&quot;&quot;COMPUTED_VALUE&quot;&quot;&quot;);&quot;UE-367&quot;)" office:value-type="string" office:string-value="UE-367" calcext:value-type="string">
            <text:p>UE-367</text:p>
          </table:table-cell>
          <table:table-cell table:style-name="ce1" table:formula="of:=IFERROR(__xludf.dummyfunction(&quot;&quot;&quot;COMPUTED_VALUE&quot;&quot;&quot;);&quot;FRA-38&quot;)" office:value-type="string" office:string-value="FRA-38" calcext:value-type="string">
            <text:p>FRA-38</text:p>
          </table:table-cell>
          <table:table-cell table:style-name="ce1" table:formula="of:=IFERROR(__xludf.dummyfunction(&quot;&quot;&quot;COMPUTED_VALUE&quot;&quot;&quot;);&quot;Argenteuil&quot;)" office:value-type="string" office:string-value="Argenteuil" calcext:value-type="string">
            <text:p>Argenteuil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Isla de Francia&quot;)" office:value-type="string" office:string-value="Isla de Francia" calcext:value-type="string">
            <text:p>Isla de Francia</text:p>
          </table:table-cell>
          <table:table-cell table:style-name="ce1" table:formula="of:=IFERROR(__xludf.dummyfunction(&quot;&quot;&quot;COMPUTED_VALUE&quot;&quot;&quot;);&quot;Val-d'Oise&quot;)" office:value-type="string" office:string-value="Val-d'Oise" calcext:value-type="string">
            <text:p>Val-d'Oise</text:p>
          </table:table-cell>
          <table:table-cell table:style-name="ce1" table:formula="of:=IFERROR(__xludf.dummyfunction(&quot;&quot;&quot;COMPUTED_VALUE&quot;&quot;&quot;);&quot;108 865&quot;)" office:value-type="string" office:string-value="108 865" calcext:value-type="string">
            <text:p>108 86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27)" office:value-type="float" office:value="627" calcext:value-type="float">
            <text:p>627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107&quot;)" office:value-type="string" office:string-value="RUS-107" calcext:value-type="string">
            <text:p>RUS-107</text:p>
          </table:table-cell>
          <table:table-cell table:style-name="ce1" table:formula="of:=IFERROR(__xludf.dummyfunction(&quot;&quot;&quot;COMPUTED_VALUE&quot;&quot;&quot;);&quot;Novoshajtinsk&quot;)" office:value-type="string" office:string-value="Novoshajtinsk" calcext:value-type="string">
            <text:p>Novoshajtinsk</text:p>
          </table:table-cell>
          <table:table-cell table:style-name="ce1" table:formula="of:=IFERROR(__xludf.dummyfunction(&quot;&quot;&quot;COMPUTED_VALUE&quot;&quot;&quot;);&quot;Новошахтинск&quot;)" office:value-type="string" office:string-value="Новошахтинск" calcext:value-type="string">
            <text:p>Новошахтин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Rostov&quot;)" office:value-type="string" office:string-value="Óblast de Rostov" calcext:value-type="string">
            <text:p>Óblast de Rostov</text:p>
          </table:table-cell>
          <table:table-cell table:style-name="ce1"/>
          <table:table-cell table:style-name="ce1" table:formula="of:=IFERROR(__xludf.dummyfunction(&quot;&quot;&quot;COMPUTED_VALUE&quot;&quot;&quot;);&quot;108 782&quot;)" office:value-type="string" office:string-value="108 782" calcext:value-type="string">
            <text:p>108 78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28)" office:value-type="float" office:value="628" calcext:value-type="float">
            <text:p>628</text:p>
          </table:table-cell>
          <table:table-cell table:style-name="ce1" table:formula="of:=IFERROR(__xludf.dummyfunction(&quot;&quot;&quot;COMPUTED_VALUE&quot;&quot;&quot;);&quot;UE-368&quot;)" office:value-type="string" office:string-value="UE-368" calcext:value-type="string">
            <text:p>UE-368</text:p>
          </table:table-cell>
          <table:table-cell table:style-name="ce1" table:formula="of:=IFERROR(__xludf.dummyfunction(&quot;&quot;&quot;COMPUTED_VALUE&quot;&quot;&quot;);&quot;GRE-12&quot;)" office:value-type="string" office:string-value="GRE-12" calcext:value-type="string">
            <text:p>GRE-12</text:p>
          </table:table-cell>
          <table:table-cell table:style-name="ce1" table:formula="of:=IFERROR(__xludf.dummyfunction(&quot;&quot;&quot;COMPUTED_VALUE&quot;&quot;&quot;);&quot;La Canea&quot;)" office:value-type="string" office:string-value="La Canea" calcext:value-type="string">
            <text:p>La Canea</text:p>
          </table:table-cell>
          <table:table-cell table:style-name="ce1" table:formula="of:=IFERROR(__xludf.dummyfunction(&quot;&quot;&quot;COMPUTED_VALUE&quot;&quot;&quot;);&quot;Χανιά&quot;)" office:value-type="string" office:string-value="Χανιά" calcext:value-type="string">
            <text:p>Χανιά</text:p>
          </table:table-cell>
          <table:table-cell table:style-name="ce1" table:formula="of:=IFERROR(__xludf.dummyfunction(&quot;&quot;&quot;COMPUTED_VALUE&quot;&quot;&quot;);&quot;Grecia Grecia&quot;)" office:value-type="string" office:string-value="Grecia Grecia" calcext:value-type="string">
            <text:p>Grecia Grecia</text:p>
          </table:table-cell>
          <table:table-cell table:style-name="ce1" table:formula="of:=IFERROR(__xludf.dummyfunction(&quot;&quot;&quot;COMPUTED_VALUE&quot;&quot;&quot;);&quot;Periferia de Creta&quot;)" office:value-type="string" office:string-value="Periferia de Creta" calcext:value-type="string">
            <text:p>Periferia de Creta</text:p>
          </table:table-cell>
          <table:table-cell table:style-name="ce1" table:formula="of:=IFERROR(__xludf.dummyfunction(&quot;&quot;&quot;COMPUTED_VALUE&quot;&quot;&quot;);&quot;Unidad periférica de La Canea&quot;)" office:value-type="string" office:string-value="Unidad periférica de La Canea" calcext:value-type="string">
            <text:p>Unidad periférica de La Canea</text:p>
          </table:table-cell>
          <table:table-cell table:style-name="ce1" table:formula="of:=IFERROR(__xludf.dummyfunction(&quot;&quot;&quot;COMPUTED_VALUE&quot;&quot;&quot;);&quot;108 642&quot;)" office:value-type="string" office:string-value="108 642" calcext:value-type="string">
            <text:p>108 64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29)" office:value-type="float" office:value="629" calcext:value-type="float">
            <text:p>629</text:p>
          </table:table-cell>
          <table:table-cell table:style-name="ce1" table:formula="of:=IFERROR(__xludf.dummyfunction(&quot;&quot;&quot;COMPUTED_VALUE&quot;&quot;&quot;);&quot;UE-369&quot;)" office:value-type="string" office:string-value="UE-369" calcext:value-type="string">
            <text:p>UE-369</text:p>
          </table:table-cell>
          <table:table-cell table:style-name="ce1" table:formula="of:=IFERROR(__xludf.dummyfunction(&quot;&quot;&quot;COMPUTED_VALUE&quot;&quot;&quot;);&quot;ALE-75&quot;)" office:value-type="string" office:string-value="ALE-75" calcext:value-type="string">
            <text:p>ALE-75</text:p>
          </table:table-cell>
          <table:table-cell table:style-name="ce1" table:formula="of:=IFERROR(__xludf.dummyfunction(&quot;&quot;&quot;COMPUTED_VALUE&quot;&quot;&quot;);&quot;Erlangen&quot;)" office:value-type="string" office:string-value="Erlangen" calcext:value-type="string">
            <text:p>Erlangen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Baviera&quot;)" office:value-type="string" office:string-value="Baviera" calcext:value-type="string">
            <text:p>Baviera</text:p>
          </table:table-cell>
          <table:table-cell table:style-name="ce1"/>
          <table:table-cell table:style-name="ce1" table:formula="of:=IFERROR(__xludf.dummyfunction(&quot;&quot;&quot;COMPUTED_VALUE&quot;&quot;&quot;);&quot;108 336&quot;)" office:value-type="string" office:string-value="108 336" calcext:value-type="string">
            <text:p>108 33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30)" office:value-type="float" office:value="630" calcext:value-type="float">
            <text:p>630</text:p>
          </table:table-cell>
          <table:table-cell table:style-name="ce1" table:formula="of:=IFERROR(__xludf.dummyfunction(&quot;&quot;&quot;COMPUTED_VALUE&quot;&quot;&quot;);&quot;UE-370&quot;)" office:value-type="string" office:string-value="UE-370" calcext:value-type="string">
            <text:p>UE-370</text:p>
          </table:table-cell>
          <table:table-cell table:style-name="ce1" table:formula="of:=IFERROR(__xludf.dummyfunction(&quot;&quot;&quot;COMPUTED_VALUE&quot;&quot;&quot;);&quot;POL-38&quot;)" office:value-type="string" office:string-value="POL-38" calcext:value-type="string">
            <text:p>POL-38</text:p>
          </table:table-cell>
          <table:table-cell table:style-name="ce1" table:formula="of:=IFERROR(__xludf.dummyfunction(&quot;&quot;&quot;COMPUTED_VALUE&quot;&quot;&quot;);&quot;Koszalin&quot;)" office:value-type="string" office:string-value="Koszalin" calcext:value-type="string">
            <text:p>Koszalin</text:p>
          </table:table-cell>
          <table:table-cell table:style-name="ce1"/>
          <table:table-cell table:style-name="ce1" table:formula="of:=IFERROR(__xludf.dummyfunction(&quot;&quot;&quot;COMPUTED_VALUE&quot;&quot;&quot;);&quot;Polonia Polonia&quot;)" office:value-type="string" office:string-value="Polonia Polonia" calcext:value-type="string">
            <text:p>Polonia Polonia</text:p>
          </table:table-cell>
          <table:table-cell table:style-name="ce1" table:formula="of:=IFERROR(__xludf.dummyfunction(&quot;&quot;&quot;COMPUTED_VALUE&quot;&quot;&quot;);&quot;Voivodato de Pomerania Occidental&quot;)" office:value-type="string" office:string-value="Voivodato de Pomerania Occidental" calcext:value-type="string">
            <text:p>Voivodato de Pomerania Occidental</text:p>
          </table:table-cell>
          <table:table-cell table:style-name="ce1"/>
          <table:table-cell table:style-name="ce1" table:formula="of:=IFERROR(__xludf.dummyfunction(&quot;&quot;&quot;COMPUTED_VALUE&quot;&quot;&quot;);&quot;107 981&quot;)" office:value-type="string" office:string-value="107 981" calcext:value-type="string">
            <text:p>107 98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31)" office:value-type="float" office:value="631" calcext:value-type="float">
            <text:p>63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SUI-06&quot;)" office:value-type="string" office:string-value="SUI-06" calcext:value-type="string">
            <text:p>SUI-06</text:p>
          </table:table-cell>
          <table:table-cell table:style-name="ce1" table:formula="of:=IFERROR(__xludf.dummyfunction(&quot;&quot;&quot;COMPUTED_VALUE&quot;&quot;&quot;);&quot;Winterthur&quot;)" office:value-type="string" office:string-value="Winterthur" calcext:value-type="string">
            <text:p>Winterthur</text:p>
          </table:table-cell>
          <table:table-cell table:style-name="ce1"/>
          <table:table-cell table:style-name="ce1" table:formula="of:=IFERROR(__xludf.dummyfunction(&quot;&quot;&quot;COMPUTED_VALUE&quot;&quot;&quot;);&quot;Suiza Suiza&quot;)" office:value-type="string" office:string-value="Suiza Suiza" calcext:value-type="string">
            <text:p>Suiza Suiza</text:p>
          </table:table-cell>
          <table:table-cell table:style-name="ce1" table:formula="of:=IFERROR(__xludf.dummyfunction(&quot;&quot;&quot;COMPUTED_VALUE&quot;&quot;&quot;);&quot;Cantón de Zúrich&quot;)" office:value-type="string" office:string-value="Cantón de Zúrich" calcext:value-type="string">
            <text:p>Cantón de Zúrich</text:p>
          </table:table-cell>
          <table:table-cell table:style-name="ce1"/>
          <table:table-cell table:style-name="ce1" table:formula="of:=IFERROR(__xludf.dummyfunction(&quot;&quot;&quot;COMPUTED_VALUE&quot;&quot;&quot;);&quot;109 775&quot;)" office:value-type="string" office:string-value="109 775" calcext:value-type="string">
            <text:p>109 77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32)" office:value-type="float" office:value="632" calcext:value-type="float">
            <text:p>632</text:p>
          </table:table-cell>
          <table:table-cell table:style-name="ce1" table:formula="of:=IFERROR(__xludf.dummyfunction(&quot;&quot;&quot;COMPUTED_VALUE&quot;&quot;&quot;);&quot;UE-371&quot;)" office:value-type="string" office:string-value="UE-371" calcext:value-type="string">
            <text:p>UE-371</text:p>
          </table:table-cell>
          <table:table-cell table:style-name="ce1" table:formula="of:=IFERROR(__xludf.dummyfunction(&quot;&quot;&quot;COMPUTED_VALUE&quot;&quot;&quot;);&quot;NED-24&quot;)" office:value-type="string" office:string-value="NED-24" calcext:value-type="string">
            <text:p>NED-24</text:p>
          </table:table-cell>
          <table:table-cell table:style-name="ce1" table:formula="of:=IFERROR(__xludf.dummyfunction(&quot;&quot;&quot;COMPUTED_VALUE&quot;&quot;&quot;);&quot;Emmen&quot;)" office:value-type="string" office:string-value="Emmen" calcext:value-type="string">
            <text:p>Emmen</text:p>
          </table:table-cell>
          <table:table-cell table:style-name="ce1"/>
          <table:table-cell table:style-name="ce1" table:formula="of:=IFERROR(__xludf.dummyfunction(&quot;&quot;&quot;COMPUTED_VALUE&quot;&quot;&quot;);&quot;Países Bajos Países Bajos&quot;)" office:value-type="string" office:string-value="Países Bajos Países Bajos" calcext:value-type="string">
            <text:p>Países Bajos Países Bajos</text:p>
          </table:table-cell>
          <table:table-cell table:style-name="ce1" table:formula="of:=IFERROR(__xludf.dummyfunction(&quot;&quot;&quot;COMPUTED_VALUE&quot;&quot;&quot;);&quot;Drente&quot;)" office:value-type="string" office:string-value="Drente" calcext:value-type="string">
            <text:p>Drente</text:p>
          </table:table-cell>
          <table:table-cell table:style-name="ce1"/>
          <table:table-cell table:style-name="ce1" table:formula="of:=IFERROR(__xludf.dummyfunction(&quot;&quot;&quot;COMPUTED_VALUE&quot;&quot;&quot;);&quot;107 620&quot;)" office:value-type="string" office:string-value="107 620" calcext:value-type="string">
            <text:p>107 62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33)" office:value-type="float" office:value="633" calcext:value-type="float">
            <text:p>63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UKR-41&quot;)" office:value-type="string" office:string-value="UKR-41" calcext:value-type="string">
            <text:p>UKR-41</text:p>
          </table:table-cell>
          <table:table-cell table:style-name="ce1" table:formula="of:=IFERROR(__xludf.dummyfunction(&quot;&quot;&quot;COMPUTED_VALUE&quot;&quot;&quot;);&quot;Pavlohrad&quot;)" office:value-type="string" office:string-value="Pavlohrad" calcext:value-type="string">
            <text:p>Pavlohrad</text:p>
          </table:table-cell>
          <table:table-cell table:style-name="ce1" table:formula="of:=IFERROR(__xludf.dummyfunction(&quot;&quot;&quot;COMPUTED_VALUE&quot;&quot;&quot;);&quot;Павлоград&quot;)" office:value-type="string" office:string-value="Павлоград" calcext:value-type="string">
            <text:p>Павлоград</text:p>
          </table:table-cell>
          <table:table-cell table:style-name="ce1" table:formula="of:=IFERROR(__xludf.dummyfunction(&quot;&quot;&quot;COMPUTED_VALUE&quot;&quot;&quot;);&quot;UcraniaUcrania&quot;)" office:value-type="string" office:string-value="UcraniaUcrania" calcext:value-type="string">
            <text:p>UcraniaUcrania</text:p>
          </table:table-cell>
          <table:table-cell table:style-name="ce1" table:formula="of:=IFERROR(__xludf.dummyfunction(&quot;&quot;&quot;COMPUTED_VALUE&quot;&quot;&quot;);&quot;Óblast de Dnipropetrovsk&quot;)" office:value-type="string" office:string-value="Óblast de Dnipropetrovsk" calcext:value-type="string">
            <text:p>Óblast de Dnipropetrovsk</text:p>
          </table:table-cell>
          <table:table-cell table:style-name="ce1"/>
          <table:table-cell table:style-name="ce1" table:formula="of:=IFERROR(__xludf.dummyfunction(&quot;&quot;&quot;COMPUTED_VALUE&quot;&quot;&quot;);&quot;106 959&quot;)" office:value-type="string" office:string-value="106 959" calcext:value-type="string">
            <text:p>106 95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34)" office:value-type="float" office:value="634" calcext:value-type="float">
            <text:p>634</text:p>
          </table:table-cell>
          <table:table-cell table:style-name="ce1" table:formula="of:=IFERROR(__xludf.dummyfunction(&quot;&quot;&quot;COMPUTED_VALUE&quot;&quot;&quot;);&quot;UE-372&quot;)" office:value-type="string" office:string-value="UE-372" calcext:value-type="string">
            <text:p>UE-372</text:p>
          </table:table-cell>
          <table:table-cell table:style-name="ce1" table:formula="of:=IFERROR(__xludf.dummyfunction(&quot;&quot;&quot;COMPUTED_VALUE&quot;&quot;&quot;);&quot;BUL-07&quot;)" office:value-type="string" office:string-value="BUL-07" calcext:value-type="string">
            <text:p>BUL-07</text:p>
          </table:table-cell>
          <table:table-cell table:style-name="ce1" table:formula="of:=IFERROR(__xludf.dummyfunction(&quot;&quot;&quot;COMPUTED_VALUE&quot;&quot;&quot;);&quot;Pleven&quot;)" office:value-type="string" office:string-value="Pleven" calcext:value-type="string">
            <text:p>Pleven</text:p>
          </table:table-cell>
          <table:table-cell table:style-name="ce1" table:formula="of:=IFERROR(__xludf.dummyfunction(&quot;&quot;&quot;COMPUTED_VALUE&quot;&quot;&quot;);&quot;Плевен&quot;)" office:value-type="string" office:string-value="Плевен" calcext:value-type="string">
            <text:p>Плевен</text:p>
          </table:table-cell>
          <table:table-cell table:style-name="ce1" table:formula="of:=IFERROR(__xludf.dummyfunction(&quot;&quot;&quot;COMPUTED_VALUE&quot;&quot;&quot;);&quot;Bulgaria Bulgaria&quot;)" office:value-type="string" office:string-value="Bulgaria Bulgaria" calcext:value-type="string">
            <text:p>Bulgaria Bulgaria</text:p>
          </table:table-cell>
          <table:table-cell table:style-name="ce1" table:formula="of:=IFERROR(__xludf.dummyfunction(&quot;&quot;&quot;COMPUTED_VALUE&quot;&quot;&quot;);&quot;Provincia de Pleven&quot;)" office:value-type="string" office:string-value="Provincia de Pleven" calcext:value-type="string">
            <text:p>Provincia de Pleven</text:p>
          </table:table-cell>
          <table:table-cell table:style-name="ce1"/>
          <table:table-cell table:style-name="ce1" table:formula="of:=IFERROR(__xludf.dummyfunction(&quot;&quot;&quot;COMPUTED_VALUE&quot;&quot;&quot;);&quot;106 954&quot;)" office:value-type="string" office:string-value="106 954" calcext:value-type="string">
            <text:p>106 95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35)" office:value-type="float" office:value="635" calcext:value-type="float">
            <text:p>635</text:p>
          </table:table-cell>
          <table:table-cell table:style-name="ce1" table:formula="of:=IFERROR(__xludf.dummyfunction(&quot;&quot;&quot;COMPUTED_VALUE&quot;&quot;&quot;);&quot;UE-373&quot;)" office:value-type="string" office:string-value="UE-373" calcext:value-type="string">
            <text:p>UE-373</text:p>
          </table:table-cell>
          <table:table-cell table:style-name="ce1" table:formula="of:=IFERROR(__xludf.dummyfunction(&quot;&quot;&quot;COMPUTED_VALUE&quot;&quot;&quot;);&quot;ROM-19&quot;)" office:value-type="string" office:string-value="ROM-19" calcext:value-type="string">
            <text:p>ROM-19</text:p>
          </table:table-cell>
          <table:table-cell table:style-name="ce1" table:formula="of:=IFERROR(__xludf.dummyfunction(&quot;&quot;&quot;COMPUTED_VALUE&quot;&quot;&quot;);&quot;Botoșani&quot;)" office:value-type="string" office:string-value="Botoșani" calcext:value-type="string">
            <text:p>Botoșani</text:p>
          </table:table-cell>
          <table:table-cell table:style-name="ce1"/>
          <table:table-cell table:style-name="ce1" table:formula="of:=IFERROR(__xludf.dummyfunction(&quot;&quot;&quot;COMPUTED_VALUE&quot;&quot;&quot;);&quot;RumaniaRumania&quot;)" office:value-type="string" office:string-value="RumaniaRumania" calcext:value-type="string">
            <text:p>RumaniaRumania</text:p>
          </table:table-cell>
          <table:table-cell table:style-name="ce1" table:formula="of:=IFERROR(__xludf.dummyfunction(&quot;&quot;&quot;COMPUTED_VALUE&quot;&quot;&quot;);&quot;Botoșani&quot;)" office:value-type="string" office:string-value="Botoșani" calcext:value-type="string">
            <text:p>Botoșani</text:p>
          </table:table-cell>
          <table:table-cell table:style-name="ce1"/>
          <table:table-cell table:style-name="ce1" table:formula="of:=IFERROR(__xludf.dummyfunction(&quot;&quot;&quot;COMPUTED_VALUE&quot;&quot;&quot;);&quot;106 847&quot;)" office:value-type="string" office:string-value="106 847" calcext:value-type="string">
            <text:p>106 84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36)" office:value-type="float" office:value="636" calcext:value-type="float">
            <text:p>63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BLR-13&quot;)" office:value-type="string" office:string-value="BLR-13" calcext:value-type="string">
            <text:p>BLR-13</text:p>
          </table:table-cell>
          <table:table-cell table:style-name="ce1" table:formula="of:=IFERROR(__xludf.dummyfunction(&quot;&quot;&quot;COMPUTED_VALUE&quot;&quot;&quot;);&quot;Salihorsk&quot;)" office:value-type="string" office:string-value="Salihorsk" calcext:value-type="string">
            <text:p>Salihorsk</text:p>
          </table:table-cell>
          <table:table-cell table:style-name="ce1" table:formula="of:=IFERROR(__xludf.dummyfunction(&quot;&quot;&quot;COMPUTED_VALUE&quot;&quot;&quot;);&quot;Салігорск, Salihorsk&quot;)" office:value-type="string" office:string-value="Салігорск, Salihorsk" calcext:value-type="string">
            <text:p>Салігорск, Salihorsk</text:p>
          </table:table-cell>
          <table:table-cell table:style-name="ce1" table:formula="of:=IFERROR(__xludf.dummyfunction(&quot;&quot;&quot;COMPUTED_VALUE&quot;&quot;&quot;);&quot;Bielorrusia Bielorrusia&quot;)" office:value-type="string" office:string-value="Bielorrusia Bielorrusia" calcext:value-type="string">
            <text:p>Bielorrusia Bielorrusia</text:p>
          </table:table-cell>
          <table:table-cell table:style-name="ce1" table:formula="of:=IFERROR(__xludf.dummyfunction(&quot;&quot;&quot;COMPUTED_VALUE&quot;&quot;&quot;);&quot;Provincia de Minsk&quot;)" office:value-type="string" office:string-value="Provincia de Minsk" calcext:value-type="string">
            <text:p>Provincia de Minsk</text:p>
          </table:table-cell>
          <table:table-cell table:style-name="ce1"/>
          <table:table-cell table:style-name="ce1" table:formula="of:=IFERROR(__xludf.dummyfunction(&quot;&quot;&quot;COMPUTED_VALUE&quot;&quot;&quot;);&quot;106 839&quot;)" office:value-type="string" office:string-value="106 839" calcext:value-type="string">
            <text:p>106 83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37)" office:value-type="float" office:value="637" calcext:value-type="float">
            <text:p>637</text:p>
          </table:table-cell>
          <table:table-cell table:style-name="ce1" table:formula="of:=IFERROR(__xludf.dummyfunction(&quot;&quot;&quot;COMPUTED_VALUE&quot;&quot;&quot;);&quot;UE-374&quot;)" office:value-type="string" office:string-value="UE-374" calcext:value-type="string">
            <text:p>UE-374</text:p>
          </table:table-cell>
          <table:table-cell table:style-name="ce1" table:formula="of:=IFERROR(__xludf.dummyfunction(&quot;&quot;&quot;COMPUTED_VALUE&quot;&quot;&quot;);&quot;ITA-43&quot;)" office:value-type="string" office:string-value="ITA-43" calcext:value-type="string">
            <text:p>ITA-43</text:p>
          </table:table-cell>
          <table:table-cell table:style-name="ce1" table:formula="of:=IFERROR(__xludf.dummyfunction(&quot;&quot;&quot;COMPUTED_VALUE&quot;&quot;&quot;);&quot;Bolzano&quot;)" office:value-type="string" office:string-value="Bolzano" calcext:value-type="string">
            <text:p>Bolzano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Trentino-Alto Adigio&quot;)" office:value-type="string" office:string-value="Trentino-Alto Adigio" calcext:value-type="string">
            <text:p>Trentino-Alto Adigio</text:p>
          </table:table-cell>
          <table:table-cell table:style-name="ce1" table:formula="of:=IFERROR(__xludf.dummyfunction(&quot;&quot;&quot;COMPUTED_VALUE&quot;&quot;&quot;);&quot;Provincia de Bolzano&quot;)" office:value-type="string" office:string-value="Provincia de Bolzano" calcext:value-type="string">
            <text:p>Provincia de Bolzano</text:p>
          </table:table-cell>
          <table:table-cell table:style-name="ce1" table:formula="of:=IFERROR(__xludf.dummyfunction(&quot;&quot;&quot;COMPUTED_VALUE&quot;&quot;&quot;);&quot;106 783&quot;)" office:value-type="string" office:string-value="106 783" calcext:value-type="string">
            <text:p>106 78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38)" office:value-type="float" office:value="638" calcext:value-type="float">
            <text:p>638</text:p>
          </table:table-cell>
          <table:table-cell table:style-name="ce1" table:formula="of:=IFERROR(__xludf.dummyfunction(&quot;&quot;&quot;COMPUTED_VALUE&quot;&quot;&quot;);&quot;UE-375&quot;)" office:value-type="string" office:string-value="UE-375" calcext:value-type="string">
            <text:p>UE-375</text:p>
          </table:table-cell>
          <table:table-cell table:style-name="ce1" table:formula="of:=IFERROR(__xludf.dummyfunction(&quot;&quot;&quot;COMPUTED_VALUE&quot;&quot;&quot;);&quot;FRA-35&quot;)" office:value-type="string" office:string-value="FRA-35" calcext:value-type="string">
            <text:p>FRA-35</text:p>
          </table:table-cell>
          <table:table-cell table:style-name="ce1" table:formula="of:=IFERROR(__xludf.dummyfunction(&quot;&quot;&quot;COMPUTED_VALUE&quot;&quot;&quot;);&quot;Caen&quot;)" office:value-type="string" office:string-value="Caen" calcext:value-type="string">
            <text:p>Caen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Normandía&quot;)" office:value-type="string" office:string-value="Normandía" calcext:value-type="string">
            <text:p>Normandía</text:p>
          </table:table-cell>
          <table:table-cell table:style-name="ce1" table:formula="of:=IFERROR(__xludf.dummyfunction(&quot;&quot;&quot;COMPUTED_VALUE&quot;&quot;&quot;);&quot;Calvados&quot;)" office:value-type="string" office:string-value="Calvados" calcext:value-type="string">
            <text:p>Calvados</text:p>
          </table:table-cell>
          <table:table-cell table:style-name="ce1" table:formula="of:=IFERROR(__xludf.dummyfunction(&quot;&quot;&quot;COMPUTED_VALUE&quot;&quot;&quot;);&quot;106 538&quot;)" office:value-type="string" office:string-value="106 538" calcext:value-type="string">
            <text:p>106 53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39)" office:value-type="float" office:value="639" calcext:value-type="float">
            <text:p>639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108&quot;)" office:value-type="string" office:string-value="RUS-108" calcext:value-type="string">
            <text:p>RUS-108</text:p>
          </table:table-cell>
          <table:table-cell table:style-name="ce1" table:formula="of:=IFERROR(__xludf.dummyfunction(&quot;&quot;&quot;COMPUTED_VALUE&quot;&quot;&quot;);&quot;Yevpatoria&quot;)" office:value-type="string" office:string-value="Yevpatoria" calcext:value-type="string">
            <text:p>Yevpatoria</text:p>
          </table:table-cell>
          <table:table-cell table:style-name="ce1" table:formula="of:=IFERROR(__xludf.dummyfunction(&quot;&quot;&quot;COMPUTED_VALUE&quot;&quot;&quot;);&quot;Євпаторія&quot;)" office:value-type="string" office:string-value="Євпаторія" calcext:value-type="string">
            <text:p>Євпаторія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Crimea&quot;)" office:value-type="string" office:string-value="República de Crimea" calcext:value-type="string">
            <text:p>República de Crimea</text:p>
          </table:table-cell>
          <table:table-cell table:style-name="ce1"/>
          <table:table-cell table:style-name="ce1" table:formula="of:=IFERROR(__xludf.dummyfunction(&quot;&quot;&quot;COMPUTED_VALUE&quot;&quot;&quot;);&quot;106 158&quot;)" office:value-type="string" office:string-value="106 158" calcext:value-type="string">
            <text:p>106 15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40)" office:value-type="float" office:value="640" calcext:value-type="float">
            <text:p>640</text:p>
          </table:table-cell>
          <table:table-cell table:style-name="ce1" table:formula="of:=IFERROR(__xludf.dummyfunction(&quot;&quot;&quot;COMPUTED_VALUE&quot;&quot;&quot;);&quot;UE-376&quot;)" office:value-type="string" office:string-value="UE-376" calcext:value-type="string">
            <text:p>UE-376</text:p>
          </table:table-cell>
          <table:table-cell table:style-name="ce1" table:formula="of:=IFERROR(__xludf.dummyfunction(&quot;&quot;&quot;COMPUTED_VALUE&quot;&quot;&quot;);&quot;ESP-59&quot;)" office:value-type="string" office:string-value="ESP-59" calcext:value-type="string">
            <text:p>ESP-59</text:p>
          </table:table-cell>
          <table:table-cell table:style-name="ce1" table:formula="of:=IFERROR(__xludf.dummyfunction(&quot;&quot;&quot;COMPUTED_VALUE&quot;&quot;&quot;);&quot;Orense&quot;)" office:value-type="string" office:string-value="Orense" calcext:value-type="string">
            <text:p>Orense</text:p>
          </table:table-cell>
          <table:table-cell table:style-name="ce1" table:formula="of:=IFERROR(__xludf.dummyfunction(&quot;&quot;&quot;COMPUTED_VALUE&quot;&quot;&quot;);&quot;Ourense&quot;)" office:value-type="string" office:string-value="Ourense" calcext:value-type="string">
            <text:p>Ourense</text:p>
          </table:table-cell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Galicia&quot;)" office:value-type="string" office:string-value="Galicia" calcext:value-type="string">
            <text:p>Galicia</text:p>
          </table:table-cell>
          <table:table-cell table:style-name="ce1" table:formula="of:=IFERROR(__xludf.dummyfunction(&quot;&quot;&quot;COMPUTED_VALUE&quot;&quot;&quot;);&quot;Provincia de Orense&quot;)" office:value-type="string" office:string-value="Provincia de Orense" calcext:value-type="string">
            <text:p>Provincia de Orense</text:p>
          </table:table-cell>
          <table:table-cell table:style-name="ce1" table:formula="of:=IFERROR(__xludf.dummyfunction(&quot;&quot;&quot;COMPUTED_VALUE&quot;&quot;&quot;);&quot;105 893&quot;)" office:value-type="string" office:string-value="105 893" calcext:value-type="string">
            <text:p>105 89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41)" office:value-type="float" office:value="641" calcext:value-type="float">
            <text:p>641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109&quot;)" office:value-type="string" office:string-value="RUS-109" calcext:value-type="string">
            <text:p>RUS-109</text:p>
          </table:table-cell>
          <table:table-cell table:style-name="ce1" table:formula="of:=IFERROR(__xludf.dummyfunction(&quot;&quot;&quot;COMPUTED_VALUE&quot;&quot;&quot;);&quot;Yelets&quot;)" office:value-type="string" office:string-value="Yelets" calcext:value-type="string">
            <text:p>Yelets</text:p>
          </table:table-cell>
          <table:table-cell table:style-name="ce1" table:formula="of:=IFERROR(__xludf.dummyfunction(&quot;&quot;&quot;COMPUTED_VALUE&quot;&quot;&quot;);&quot;Елец&quot;)" office:value-type="string" office:string-value="Елец" calcext:value-type="string">
            <text:p>Елец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Lípetsk&quot;)" office:value-type="string" office:string-value="Óblast de Lípetsk" calcext:value-type="string">
            <text:p>Óblast de Lípetsk</text:p>
          </table:table-cell>
          <table:table-cell table:style-name="ce1"/>
          <table:table-cell table:style-name="ce1" table:formula="of:=IFERROR(__xludf.dummyfunction(&quot;&quot;&quot;COMPUTED_VALUE&quot;&quot;&quot;);&quot;105 016&quot;)" office:value-type="string" office:string-value="105 016" calcext:value-type="string">
            <text:p>105 016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42)" office:value-type="float" office:value="642" calcext:value-type="float">
            <text:p>642</text:p>
          </table:table-cell>
          <table:table-cell table:style-name="ce1" table:formula="of:=IFERROR(__xludf.dummyfunction(&quot;&quot;&quot;COMPUTED_VALUE&quot;&quot;&quot;);&quot;UE-377&quot;)" office:value-type="string" office:string-value="UE-377" calcext:value-type="string">
            <text:p>UE-377</text:p>
          </table:table-cell>
          <table:table-cell table:style-name="ce1" table:formula="of:=IFERROR(__xludf.dummyfunction(&quot;&quot;&quot;COMPUTED_VALUE&quot;&quot;&quot;);&quot;FRA-39&quot;)" office:value-type="string" office:string-value="FRA-39" calcext:value-type="string">
            <text:p>FRA-39</text:p>
          </table:table-cell>
          <table:table-cell table:style-name="ce1" table:formula="of:=IFERROR(__xludf.dummyfunction(&quot;&quot;&quot;COMPUTED_VALUE&quot;&quot;&quot;);&quot;Montreuil&quot;)" office:value-type="string" office:string-value="Montreuil" calcext:value-type="string">
            <text:p>Montreuil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Isla de Francia&quot;)" office:value-type="string" office:string-value="Isla de Francia" calcext:value-type="string">
            <text:p>Isla de Francia</text:p>
          </table:table-cell>
          <table:table-cell table:style-name="ce1" table:formula="of:=IFERROR(__xludf.dummyfunction(&quot;&quot;&quot;COMPUTED_VALUE&quot;&quot;&quot;);&quot;Sena-Saint Denis&quot;)" office:value-type="string" office:string-value="Sena-Saint Denis" calcext:value-type="string">
            <text:p>Sena-Saint Denis</text:p>
          </table:table-cell>
          <table:table-cell table:style-name="ce1" table:formula="of:=IFERROR(__xludf.dummyfunction(&quot;&quot;&quot;COMPUTED_VALUE&quot;&quot;&quot;);&quot;104 748&quot;)" office:value-type="string" office:string-value="104 748" calcext:value-type="string">
            <text:p>104 748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43)" office:value-type="float" office:value="643" calcext:value-type="float">
            <text:p>643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110&quot;)" office:value-type="string" office:string-value="RUS-110" calcext:value-type="string">
            <text:p>RUS-110</text:p>
          </table:table-cell>
          <table:table-cell table:style-name="ce1" table:formula="of:=IFERROR(__xludf.dummyfunction(&quot;&quot;&quot;COMPUTED_VALUE&quot;&quot;&quot;);&quot;Arzamas&quot;)" office:value-type="string" office:string-value="Arzamas" calcext:value-type="string">
            <text:p>Arzamas</text:p>
          </table:table-cell>
          <table:table-cell table:style-name="ce1" table:formula="of:=IFERROR(__xludf.dummyfunction(&quot;&quot;&quot;COMPUTED_VALUE&quot;&quot;&quot;);&quot;Арзамас&quot;)" office:value-type="string" office:string-value="Арзамас" calcext:value-type="string">
            <text:p>Арзамас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Nizhni Nóvgorod&quot;)" office:value-type="string" office:string-value="Óblast de Nizhni Nóvgorod" calcext:value-type="string">
            <text:p>Óblast de Nizhni Nóvgorod</text:p>
          </table:table-cell>
          <table:table-cell table:style-name="ce1"/>
          <table:table-cell table:style-name="ce1" table:formula="of:=IFERROR(__xludf.dummyfunction(&quot;&quot;&quot;COMPUTED_VALUE&quot;&quot;&quot;);&quot;104 547&quot;)" office:value-type="string" office:string-value="104 547" calcext:value-type="string">
            <text:p>104 54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44)" office:value-type="float" office:value="644" calcext:value-type="float">
            <text:p>644</text:p>
          </table:table-cell>
          <table:table-cell table:style-name="ce1" table:formula="of:=IFERROR(__xludf.dummyfunction(&quot;&quot;&quot;COMPUTED_VALUE&quot;&quot;&quot;);&quot;UE-378&quot;)" office:value-type="string" office:string-value="UE-378" calcext:value-type="string">
            <text:p>UE-378</text:p>
          </table:table-cell>
          <table:table-cell table:style-name="ce1" table:formula="of:=IFERROR(__xludf.dummyfunction(&quot;&quot;&quot;COMPUTED_VALUE&quot;&quot;&quot;);&quot;ALE-76&quot;)" office:value-type="string" office:string-value="ALE-76" calcext:value-type="string">
            <text:p>ALE-76</text:p>
          </table:table-cell>
          <table:table-cell table:style-name="ce1" table:formula="of:=IFERROR(__xludf.dummyfunction(&quot;&quot;&quot;COMPUTED_VALUE&quot;&quot;&quot;);&quot;Moers&quot;)" office:value-type="string" office:string-value="Moers" calcext:value-type="string">
            <text:p>Moers</text:p>
          </table:table-cell>
          <table:table-cell table:style-name="ce1"/>
          <table:table-cell table:style-name="ce1" table:formula="of:=IFERROR(__xludf.dummyfunction(&quot;&quot;&quot;COMPUTED_VALUE&quot;&quot;&quot;);&quot;Alemania Alemania&quot;)" office:value-type="string" office:string-value="Alemania Alemania" calcext:value-type="string">
            <text:p>Alemania Alemania</text:p>
          </table:table-cell>
          <table:table-cell table:style-name="ce1" table:formula="of:=IFERROR(__xludf.dummyfunction(&quot;&quot;&quot;COMPUTED_VALUE&quot;&quot;&quot;);&quot;Renania del Norte-Westfalia&quot;)" office:value-type="string" office:string-value="Renania del Norte-Westfalia" calcext:value-type="string">
            <text:p>Renania del Norte-Westfalia</text:p>
          </table:table-cell>
          <table:table-cell table:style-name="ce1"/>
          <table:table-cell table:style-name="ce1" table:formula="of:=IFERROR(__xludf.dummyfunction(&quot;&quot;&quot;COMPUTED_VALUE&quot;&quot;&quot;);&quot;104 529&quot;)" office:value-type="string" office:string-value="104 529" calcext:value-type="string">
            <text:p>104 52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45)" office:value-type="float" office:value="645" calcext:value-type="float">
            <text:p>645</text:p>
          </table:table-cell>
          <table:table-cell table:style-name="ce1" table:formula="of:=IFERROR(__xludf.dummyfunction(&quot;&quot;&quot;COMPUTED_VALUE&quot;&quot;&quot;);&quot;UE-379&quot;)" office:value-type="string" office:string-value="UE-379" calcext:value-type="string">
            <text:p>UE-379</text:p>
          </table:table-cell>
          <table:table-cell table:style-name="ce1" table:formula="of:=IFERROR(__xludf.dummyfunction(&quot;&quot;&quot;COMPUTED_VALUE&quot;&quot;&quot;);&quot;FRA-37&quot;)" office:value-type="string" office:string-value="FRA-37" calcext:value-type="string">
            <text:p>FRA-37</text:p>
          </table:table-cell>
          <table:table-cell table:style-name="ce1" table:formula="of:=IFERROR(__xludf.dummyfunction(&quot;&quot;&quot;COMPUTED_VALUE&quot;&quot;&quot;);&quot;Nancy&quot;)" office:value-type="string" office:string-value="Nancy" calcext:value-type="string">
            <text:p>Nancy</text:p>
          </table:table-cell>
          <table:table-cell table:style-name="ce1"/>
          <table:table-cell table:style-name="ce1" table:formula="of:=IFERROR(__xludf.dummyfunction(&quot;&quot;&quot;COMPUTED_VALUE&quot;&quot;&quot;);&quot;Francia&quot;)" office:value-type="string" office:string-value="Francia" calcext:value-type="string">
            <text:p>Francia</text:p>
          </table:table-cell>
          <table:table-cell table:style-name="ce1" table:formula="of:=IFERROR(__xludf.dummyfunction(&quot;&quot;&quot;COMPUTED_VALUE&quot;&quot;&quot;);&quot;Gran Este&quot;)" office:value-type="string" office:string-value="Gran Este" calcext:value-type="string">
            <text:p>Gran Este</text:p>
          </table:table-cell>
          <table:table-cell table:style-name="ce1" table:formula="of:=IFERROR(__xludf.dummyfunction(&quot;&quot;&quot;COMPUTED_VALUE&quot;&quot;&quot;);&quot;Meurthe-et-Moselle&quot;)" office:value-type="string" office:string-value="Meurthe-et-Moselle" calcext:value-type="string">
            <text:p>Meurthe-et-Moselle</text:p>
          </table:table-cell>
          <table:table-cell table:style-name="ce1" table:formula="of:=IFERROR(__xludf.dummyfunction(&quot;&quot;&quot;COMPUTED_VALUE&quot;&quot;&quot;);&quot;104 321&quot;)" office:value-type="string" office:string-value="104 321" calcext:value-type="string">
            <text:p>104 32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46)" office:value-type="float" office:value="646" calcext:value-type="float">
            <text:p>646</text:p>
          </table:table-cell>
          <table:table-cell table:style-name="ce1" table:formula="of:=IFERROR(__xludf.dummyfunction(&quot;&quot;&quot;COMPUTED_VALUE&quot;&quot;&quot;);&quot;UE-380&quot;)" office:value-type="string" office:string-value="UE-380" calcext:value-type="string">
            <text:p>UE-380</text:p>
          </table:table-cell>
          <table:table-cell table:style-name="ce1" table:formula="of:=IFERROR(__xludf.dummyfunction(&quot;&quot;&quot;COMPUTED_VALUE&quot;&quot;&quot;);&quot;ITA-42&quot;)" office:value-type="string" office:string-value="ITA-42" calcext:value-type="string">
            <text:p>ITA-42</text:p>
          </table:table-cell>
          <table:table-cell table:style-name="ce1" table:formula="of:=IFERROR(__xludf.dummyfunction(&quot;&quot;&quot;COMPUTED_VALUE&quot;&quot;&quot;);&quot;Novara&quot;)" office:value-type="string" office:string-value="Novara" calcext:value-type="string">
            <text:p>Novara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Piamonte&quot;)" office:value-type="string" office:string-value="Piamonte" calcext:value-type="string">
            <text:p>Piamonte</text:p>
          </table:table-cell>
          <table:table-cell table:style-name="ce1" table:formula="of:=IFERROR(__xludf.dummyfunction(&quot;&quot;&quot;COMPUTED_VALUE&quot;&quot;&quot;);&quot;Provincia de Novara&quot;)" office:value-type="string" office:string-value="Provincia de Novara" calcext:value-type="string">
            <text:p>Provincia de Novara</text:p>
          </table:table-cell>
          <table:table-cell table:style-name="ce1" table:formula="of:=IFERROR(__xludf.dummyfunction(&quot;&quot;&quot;COMPUTED_VALUE&quot;&quot;&quot;);&quot;104 284&quot;)" office:value-type="string" office:string-value="104 284" calcext:value-type="string">
            <text:p>104 284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47)" office:value-type="float" office:value="647" calcext:value-type="float">
            <text:p>647</text:p>
          </table:table-cell>
          <table:table-cell table:style-name="ce1" table:formula="of:=IFERROR(__xludf.dummyfunction(&quot;&quot;&quot;COMPUTED_VALUE&quot;&quot;&quot;);&quot;UE-381&quot;)" office:value-type="string" office:string-value="UE-381" calcext:value-type="string">
            <text:p>UE-381</text:p>
          </table:table-cell>
          <table:table-cell table:style-name="ce1" table:formula="of:=IFERROR(__xludf.dummyfunction(&quot;&quot;&quot;COMPUTED_VALUE&quot;&quot;&quot;);&quot;SWE-07&quot;)" office:value-type="string" office:string-value="SWE-07" calcext:value-type="string">
            <text:p>SWE-07</text:p>
          </table:table-cell>
          <table:table-cell table:style-name="ce1" table:formula="of:=IFERROR(__xludf.dummyfunction(&quot;&quot;&quot;COMPUTED_VALUE&quot;&quot;&quot;);&quot;Linköping&quot;)" office:value-type="string" office:string-value="Linköping" calcext:value-type="string">
            <text:p>Linköping</text:p>
          </table:table-cell>
          <table:table-cell table:style-name="ce1"/>
          <table:table-cell table:style-name="ce1" table:formula="of:=IFERROR(__xludf.dummyfunction(&quot;&quot;&quot;COMPUTED_VALUE&quot;&quot;&quot;);&quot;SueciaSuecia&quot;)" office:value-type="string" office:string-value="SueciaSuecia" calcext:value-type="string">
            <text:p>SueciaSuecia</text:p>
          </table:table-cell>
          <table:table-cell table:style-name="ce1" table:formula="of:=IFERROR(__xludf.dummyfunction(&quot;&quot;&quot;COMPUTED_VALUE&quot;&quot;&quot;);&quot;Provincia de Östergötland&quot;)" office:value-type="string" office:string-value="Provincia de Östergötland" calcext:value-type="string">
            <text:p>Provincia de Östergötland</text:p>
          </table:table-cell>
          <table:table-cell table:style-name="ce1"/>
          <table:table-cell table:style-name="ce1" table:formula="of:=IFERROR(__xludf.dummyfunction(&quot;&quot;&quot;COMPUTED_VALUE&quot;&quot;&quot;);&quot;104 232&quot;)" office:value-type="string" office:string-value="104 232" calcext:value-type="string">
            <text:p>104 232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48)" office:value-type="float" office:value="648" calcext:value-type="float">
            <text:p>648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011&quot;)" office:value-type="string" office:string-value="RUS-011" calcext:value-type="string">
            <text:p>RUS-011</text:p>
          </table:table-cell>
          <table:table-cell table:style-name="ce1" table:formula="of:=IFERROR(__xludf.dummyfunction(&quot;&quot;&quot;COMPUTED_VALUE&quot;&quot;&quot;);&quot;Elistá&quot;)" office:value-type="string" office:string-value="Elistá" calcext:value-type="string">
            <text:p>Elistá</text:p>
          </table:table-cell>
          <table:table-cell table:style-name="ce1" table:formula="of:=IFERROR(__xludf.dummyfunction(&quot;&quot;&quot;COMPUTED_VALUE&quot;&quot;&quot;);&quot;Элиста&quot;)" office:value-type="string" office:string-value="Элиста" calcext:value-type="string">
            <text:p>Элиста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República de Kalmukia&quot;)" office:value-type="string" office:string-value="República de Kalmukia" calcext:value-type="string">
            <text:p>República de Kalmukia</text:p>
          </table:table-cell>
          <table:table-cell table:style-name="ce1"/>
          <table:table-cell table:style-name="ce1" table:formula="of:=IFERROR(__xludf.dummyfunction(&quot;&quot;&quot;COMPUTED_VALUE&quot;&quot;&quot;);&quot;103 899&quot;)" office:value-type="string" office:string-value="103 899" calcext:value-type="string">
            <text:p>103 89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49)" office:value-type="float" office:value="649" calcext:value-type="float">
            <text:p>649</text:p>
          </table:table-cell>
          <table:table-cell table:style-name="ce1" table:formula="of:=IFERROR(__xludf.dummyfunction(&quot;&quot;&quot;COMPUTED_VALUE&quot;&quot;&quot;);&quot;UE-382&quot;)" office:value-type="string" office:string-value="UE-382" calcext:value-type="string">
            <text:p>UE-382</text:p>
          </table:table-cell>
          <table:table-cell table:style-name="ce1" table:formula="of:=IFERROR(__xludf.dummyfunction(&quot;&quot;&quot;COMPUTED_VALUE&quot;&quot;&quot;);&quot;CZE-05&quot;)" office:value-type="string" office:string-value="CZE-05" calcext:value-type="string">
            <text:p>CZE-05</text:p>
          </table:table-cell>
          <table:table-cell table:style-name="ce1" table:formula="of:=IFERROR(__xludf.dummyfunction(&quot;&quot;&quot;COMPUTED_VALUE&quot;&quot;&quot;);&quot;Liberec&quot;)" office:value-type="string" office:string-value="Liberec" calcext:value-type="string">
            <text:p>Liberec</text:p>
          </table:table-cell>
          <table:table-cell table:style-name="ce1"/>
          <table:table-cell table:style-name="ce1" table:formula="of:=IFERROR(__xludf.dummyfunction(&quot;&quot;&quot;COMPUTED_VALUE&quot;&quot;&quot;);&quot;República Checa República Checa&quot;)" office:value-type="string" office:string-value="República Checa República Checa" calcext:value-type="string">
            <text:p>República Checa República Checa</text:p>
          </table:table-cell>
          <table:table-cell table:style-name="ce1" table:formula="of:=IFERROR(__xludf.dummyfunction(&quot;&quot;&quot;COMPUTED_VALUE&quot;&quot;&quot;);&quot;Región de Liberec&quot;)" office:value-type="string" office:string-value="Región de Liberec" calcext:value-type="string">
            <text:p>Región de Liberec</text:p>
          </table:table-cell>
          <table:table-cell table:style-name="ce1"/>
          <table:table-cell table:style-name="ce1" table:formula="of:=IFERROR(__xludf.dummyfunction(&quot;&quot;&quot;COMPUTED_VALUE&quot;&quot;&quot;);&quot;103 853&quot;)" office:value-type="string" office:string-value="103 853" calcext:value-type="string">
            <text:p>103 85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50)" office:value-type="float" office:value="650" calcext:value-type="float">
            <text:p>650</text:p>
          </table:table-cell>
          <table:table-cell table:style-name="ce1" table:formula="of:=IFERROR(__xludf.dummyfunction(&quot;&quot;&quot;COMPUTED_VALUE&quot;&quot;&quot;);&quot;UE-383&quot;)" office:value-type="string" office:string-value="UE-383" calcext:value-type="string">
            <text:p>UE-383</text:p>
          </table:table-cell>
          <table:table-cell table:style-name="ce1" table:formula="of:=IFERROR(__xludf.dummyfunction(&quot;&quot;&quot;COMPUTED_VALUE&quot;&quot;&quot;);&quot;ESP-60&quot;)" office:value-type="string" office:string-value="ESP-60" calcext:value-type="string">
            <text:p>ESP-60</text:p>
          </table:table-cell>
          <table:table-cell table:style-name="ce1" table:formula="of:=IFERROR(__xludf.dummyfunction(&quot;&quot;&quot;COMPUTED_VALUE&quot;&quot;&quot;);&quot;Reus&quot;)" office:value-type="string" office:string-value="Reus" calcext:value-type="string">
            <text:p>Reus</text:p>
          </table:table-cell>
          <table:table-cell table:style-name="ce1"/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Cataluña&quot;)" office:value-type="string" office:string-value="Cataluña" calcext:value-type="string">
            <text:p>Cataluña</text:p>
          </table:table-cell>
          <table:table-cell table:style-name="ce1" table:formula="of:=IFERROR(__xludf.dummyfunction(&quot;&quot;&quot;COMPUTED_VALUE&quot;&quot;&quot;);&quot;Provincia de Tarragona&quot;)" office:value-type="string" office:string-value="Provincia de Tarragona" calcext:value-type="string">
            <text:p>Provincia de Tarragona</text:p>
          </table:table-cell>
          <table:table-cell table:style-name="ce1" table:formula="of:=IFERROR(__xludf.dummyfunction(&quot;&quot;&quot;COMPUTED_VALUE&quot;&quot;&quot;);&quot;103 615&quot;)" office:value-type="string" office:string-value="103 615" calcext:value-type="string">
            <text:p>103 61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51)" office:value-type="float" office:value="651" calcext:value-type="float">
            <text:p>651</text:p>
          </table:table-cell>
          <table:table-cell table:style-name="ce1" table:formula="of:=IFERROR(__xludf.dummyfunction(&quot;&quot;&quot;COMPUTED_VALUE&quot;&quot;&quot;);&quot;UE-384&quot;)" office:value-type="string" office:string-value="UE-384" calcext:value-type="string">
            <text:p>UE-384</text:p>
          </table:table-cell>
          <table:table-cell table:style-name="ce1" table:formula="of:=IFERROR(__xludf.dummyfunction(&quot;&quot;&quot;COMPUTED_VALUE&quot;&quot;&quot;);&quot;LIT-04&quot;)" office:value-type="string" office:string-value="LIT-04" calcext:value-type="string">
            <text:p>LIT-04</text:p>
          </table:table-cell>
          <table:table-cell table:style-name="ce1" table:formula="of:=IFERROR(__xludf.dummyfunction(&quot;&quot;&quot;COMPUTED_VALUE&quot;&quot;&quot;);&quot;Šiauliai&quot;)" office:value-type="string" office:string-value="Šiauliai" calcext:value-type="string">
            <text:p>Šiauliai</text:p>
          </table:table-cell>
          <table:table-cell table:style-name="ce1"/>
          <table:table-cell table:style-name="ce1" table:formula="of:=IFERROR(__xludf.dummyfunction(&quot;&quot;&quot;COMPUTED_VALUE&quot;&quot;&quot;);&quot;Lituania Lituania&quot;)" office:value-type="string" office:string-value="Lituania Lituania" calcext:value-type="string">
            <text:p>Lituania Lituania</text:p>
          </table:table-cell>
          <table:table-cell table:style-name="ce1" table:formula="of:=IFERROR(__xludf.dummyfunction(&quot;&quot;&quot;COMPUTED_VALUE&quot;&quot;&quot;);&quot;Provincia de Šiauliai&quot;)" office:value-type="string" office:string-value="Provincia de Šiauliai" calcext:value-type="string">
            <text:p>Provincia de Šiauliai</text:p>
          </table:table-cell>
          <table:table-cell table:style-name="ce1"/>
          <table:table-cell table:style-name="ce1" table:formula="of:=IFERROR(__xludf.dummyfunction(&quot;&quot;&quot;COMPUTED_VALUE&quot;&quot;&quot;);&quot;102 983&quot;)" office:value-type="string" office:string-value="102 983" calcext:value-type="string">
            <text:p>102 983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52)" office:value-type="float" office:value="652" calcext:value-type="float">
            <text:p>652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AZE-04&quot;)" office:value-type="string" office:string-value="AZE-04" calcext:value-type="string">
            <text:p>AZE-04</text:p>
          </table:table-cell>
          <table:table-cell table:style-name="ce1" table:formula="of:=IFERROR(__xludf.dummyfunction(&quot;&quot;&quot;COMPUTED_VALUE&quot;&quot;&quot;);&quot;Mingachevir&quot;)" office:value-type="string" office:string-value="Mingachevir" calcext:value-type="string">
            <text:p>Mingachevir</text:p>
          </table:table-cell>
          <table:table-cell table:style-name="ce1" table:formula="of:=IFERROR(__xludf.dummyfunction(&quot;&quot;&quot;COMPUTED_VALUE&quot;&quot;&quot;);&quot;Mingəçevir&quot;)" office:value-type="string" office:string-value="Mingəçevir" calcext:value-type="string">
            <text:p>Mingəçevir</text:p>
          </table:table-cell>
          <table:table-cell table:style-name="ce1" table:formula="of:=IFERROR(__xludf.dummyfunction(&quot;&quot;&quot;COMPUTED_VALUE&quot;&quot;&quot;);&quot;Azerbaiyán Azerbaiyán&quot;)" office:value-type="string" office:string-value="Azerbaiyán Azerbaiyán" calcext:value-type="string">
            <text:p>Azerbaiyán Azerbaiyán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Mingachevir&quot;)" office:value-type="string" office:string-value="Mingachevir" calcext:value-type="string">
            <text:p>Mingachevir</text:p>
          </table:table-cell>
          <table:table-cell table:style-name="ce1" table:formula="of:=IFERROR(__xludf.dummyfunction(&quot;&quot;&quot;COMPUTED_VALUE&quot;&quot;&quot;);&quot;102 861&quot;)" office:value-type="string" office:string-value="102 861" calcext:value-type="string">
            <text:p>102 86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53)" office:value-type="float" office:value="653" calcext:value-type="float">
            <text:p>653</text:p>
          </table:table-cell>
          <table:table-cell table:style-name="ce1"/>
          <table:table-cell table:style-name="ce1" table:formula="of:=IFERROR(__xludf.dummyfunction(&quot;&quot;&quot;COMPUTED_VALUE&quot;&quot;&quot;);&quot;GBR-70&quot;)" office:value-type="string" office:string-value="GBR-70" calcext:value-type="string">
            <text:p>GBR-70</text:p>
          </table:table-cell>
          <table:table-cell table:style-name="ce1" table:formula="of:=IFERROR(__xludf.dummyfunction(&quot;&quot;&quot;COMPUTED_VALUE&quot;&quot;&quot;);&quot;Saint Helens&quot;)" office:value-type="string" office:string-value="Saint Helens" calcext:value-type="string">
            <text:p>Saint Helens</text:p>
          </table:table-cell>
          <table:table-cell table:style-name="ce1"/>
          <table:table-cell table:style-name="ce1" table:formula="of:=IFERROR(__xludf.dummyfunction(&quot;&quot;&quot;COMPUTED_VALUE&quot;&quot;&quot;);&quot;Reino Unido Reino Unido&quot;)" office:value-type="string" office:string-value="Reino Unido Reino Unido" calcext:value-type="string">
            <text:p>Reino Unido Reino Unido</text:p>
          </table:table-cell>
          <table:table-cell table:style-name="ce1" table:formula="of:=IFERROR(__xludf.dummyfunction(&quot;&quot;&quot;COMPUTED_VALUE&quot;&quot;&quot;);&quot;Inglaterra&quot;)" office:value-type="string" office:string-value="Inglaterra" calcext:value-type="string">
            <text:p>Inglaterra</text:p>
          </table:table-cell>
          <table:table-cell table:style-name="ce1" table:formula="of:=IFERROR(__xludf.dummyfunction(&quot;&quot;&quot;COMPUTED_VALUE&quot;&quot;&quot;);&quot;Merseyside&quot;)" office:value-type="string" office:string-value="Merseyside" calcext:value-type="string">
            <text:p>Merseyside</text:p>
          </table:table-cell>
          <table:table-cell table:style-name="ce1" table:formula="of:=IFERROR(__xludf.dummyfunction(&quot;&quot;&quot;COMPUTED_VALUE&quot;&quot;&quot;);&quot;102 629&quot;)" office:value-type="string" office:string-value="102 629" calcext:value-type="string">
            <text:p>102 629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54)" office:value-type="float" office:value="654" calcext:value-type="float">
            <text:p>654</text:p>
          </table:table-cell>
          <table:table-cell table:style-name="ce1" table:formula="of:=IFERROR(__xludf.dummyfunction(&quot;&quot;&quot;COMPUTED_VALUE&quot;&quot;&quot;);&quot;UE-385&quot;)" office:value-type="string" office:string-value="UE-385" calcext:value-type="string">
            <text:p>UE-385</text:p>
          </table:table-cell>
          <table:table-cell table:style-name="ce1" table:formula="of:=IFERROR(__xludf.dummyfunction(&quot;&quot;&quot;COMPUTED_VALUE&quot;&quot;&quot;);&quot;ROM-20&quot;)" office:value-type="string" office:string-value="ROM-20" calcext:value-type="string">
            <text:p>ROM-20</text:p>
          </table:table-cell>
          <table:table-cell table:style-name="ce1" table:formula="of:=IFERROR(__xludf.dummyfunction(&quot;&quot;&quot;COMPUTED_VALUE&quot;&quot;&quot;);&quot;Satu Mare&quot;)" office:value-type="string" office:string-value="Satu Mare" calcext:value-type="string">
            <text:p>Satu Mare</text:p>
          </table:table-cell>
          <table:table-cell table:style-name="ce1" table:number-columns-repeated="2"/>
          <table:table-cell table:style-name="ce1" table:formula="of:=IFERROR(__xludf.dummyfunction(&quot;&quot;&quot;COMPUTED_VALUE&quot;&quot;&quot;);&quot;Satu Mare&quot;)" office:value-type="string" office:string-value="Satu Mare" calcext:value-type="string">
            <text:p>Satu Mare</text:p>
          </table:table-cell>
          <table:table-cell table:style-name="ce1"/>
          <table:table-cell table:style-name="ce1" table:formula="of:=IFERROR(__xludf.dummyfunction(&quot;&quot;&quot;COMPUTED_VALUE&quot;&quot;&quot;);&quot;102 411&quot;)" office:value-type="string" office:string-value="102 411" calcext:value-type="string">
            <text:p>102 411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55)" office:value-type="float" office:value="655" calcext:value-type="float">
            <text:p>655</text:p>
          </table:table-cell>
          <table:table-cell table:style-name="ce1" table:formula="of:=IFERROR(__xludf.dummyfunction(&quot;&quot;&quot;COMPUTED_VALUE&quot;&quot;&quot;);&quot;UE-386&quot;)" office:value-type="string" office:string-value="UE-386" calcext:value-type="string">
            <text:p>UE-386</text:p>
          </table:table-cell>
          <table:table-cell table:style-name="ce1" table:formula="of:=IFERROR(__xludf.dummyfunction(&quot;&quot;&quot;COMPUTED_VALUE&quot;&quot;&quot;);&quot;ITA-44&quot;)" office:value-type="string" office:string-value="ITA-44" calcext:value-type="string">
            <text:p>ITA-44</text:p>
          </table:table-cell>
          <table:table-cell table:style-name="ce1" table:formula="of:=IFERROR(__xludf.dummyfunction(&quot;&quot;&quot;COMPUTED_VALUE&quot;&quot;&quot;);&quot;Piacenza&quot;)" office:value-type="string" office:string-value="Piacenza" calcext:value-type="string">
            <text:p>Piacenza</text:p>
          </table:table-cell>
          <table:table-cell table:style-name="ce1"/>
          <table:table-cell table:style-name="ce1" table:formula="of:=IFERROR(__xludf.dummyfunction(&quot;&quot;&quot;COMPUTED_VALUE&quot;&quot;&quot;);&quot;Italia Italia&quot;)" office:value-type="string" office:string-value="Italia Italia" calcext:value-type="string">
            <text:p>Italia Italia</text:p>
          </table:table-cell>
          <table:table-cell table:style-name="ce1" table:formula="of:=IFERROR(__xludf.dummyfunction(&quot;&quot;&quot;COMPUTED_VALUE&quot;&quot;&quot;);&quot;Emilia-Romaña&quot;)" office:value-type="string" office:string-value="Emilia-Romaña" calcext:value-type="string">
            <text:p>Emilia-Romaña</text:p>
          </table:table-cell>
          <table:table-cell table:style-name="ce1" table:formula="of:=IFERROR(__xludf.dummyfunction(&quot;&quot;&quot;COMPUTED_VALUE&quot;&quot;&quot;);&quot;Provincia de Piacenza&quot;)" office:value-type="string" office:string-value="Provincia de Piacenza" calcext:value-type="string">
            <text:p>Provincia de Piacenza</text:p>
          </table:table-cell>
          <table:table-cell table:style-name="ce1" table:formula="of:=IFERROR(__xludf.dummyfunction(&quot;&quot;&quot;COMPUTED_VALUE&quot;&quot;&quot;);&quot;102 355&quot;)" office:value-type="string" office:string-value="102 355" calcext:value-type="string">
            <text:p>102 355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56)" office:value-type="float" office:value="656" calcext:value-type="float">
            <text:p>656</text:p>
          </table:table-cell>
          <table:table-cell table:style-name="ce1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 table:style-name="ce1" table:formula="of:=IFERROR(__xludf.dummyfunction(&quot;&quot;&quot;COMPUTED_VALUE&quot;&quot;&quot;);&quot;RUS-112&quot;)" office:value-type="string" office:string-value="RUS-112" calcext:value-type="string">
            <text:p>RUS-112</text:p>
          </table:table-cell>
          <table:table-cell table:style-name="ce1" table:formula="of:=IFERROR(__xludf.dummyfunction(&quot;&quot;&quot;COMPUTED_VALUE&quot;&quot;&quot;);&quot;Noginsk&quot;)" office:value-type="string" office:string-value="Noginsk" calcext:value-type="string">
            <text:p>Noginsk</text:p>
          </table:table-cell>
          <table:table-cell table:style-name="ce1" table:formula="of:=IFERROR(__xludf.dummyfunction(&quot;&quot;&quot;COMPUTED_VALUE&quot;&quot;&quot;);&quot;Ногинск&quot;)" office:value-type="string" office:string-value="Ногинск" calcext:value-type="string">
            <text:p>Ногинск</text:p>
          </table:table-cell>
          <table:table-cell table:style-name="ce1" table:formula="of:=IFERROR(__xludf.dummyfunction(&quot;&quot;&quot;COMPUTED_VALUE&quot;&quot;&quot;);&quot;RusiaRusia&quot;)" office:value-type="string" office:string-value="RusiaRusia" calcext:value-type="string">
            <text:p>RusiaRusia</text:p>
          </table:table-cell>
          <table:table-cell table:style-name="ce1" table:formula="of:=IFERROR(__xludf.dummyfunction(&quot;&quot;&quot;COMPUTED_VALUE&quot;&quot;&quot;);&quot;Óblast de Moscú&quot;)" office:value-type="string" office:string-value="Óblast de Moscú" calcext:value-type="string">
            <text:p>Óblast de Moscú</text:p>
          </table:table-cell>
          <table:table-cell table:style-name="ce1"/>
          <table:table-cell table:style-name="ce1" table:formula="of:=IFERROR(__xludf.dummyfunction(&quot;&quot;&quot;COMPUTED_VALUE&quot;&quot;&quot;);&quot;102 267&quot;)" office:value-type="string" office:string-value="102 267" calcext:value-type="string">
            <text:p>102 267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57)" office:value-type="float" office:value="657" calcext:value-type="float">
            <text:p>657</text:p>
          </table:table-cell>
          <table:table-cell table:style-name="ce1" table:formula="of:=IFERROR(__xludf.dummyfunction(&quot;&quot;&quot;COMPUTED_VALUE&quot;&quot;&quot;);&quot;UE-387&quot;)" office:value-type="string" office:string-value="UE-387" calcext:value-type="string">
            <text:p>UE-387</text:p>
          </table:table-cell>
          <table:table-cell table:style-name="ce1" table:formula="of:=IFERROR(__xludf.dummyfunction(&quot;&quot;&quot;COMPUTED_VALUE&quot;&quot;&quot;);&quot;CYP-02&quot;)" office:value-type="string" office:string-value="CYP-02" calcext:value-type="string">
            <text:p>CYP-02</text:p>
          </table:table-cell>
          <table:table-cell table:style-name="ce1" table:formula="of:=IFERROR(__xludf.dummyfunction(&quot;&quot;&quot;COMPUTED_VALUE&quot;&quot;&quot;);&quot;Limasol&quot;)" office:value-type="string" office:string-value="Limasol" calcext:value-type="string">
            <text:p>Limasol</text:p>
          </table:table-cell>
          <table:table-cell table:style-name="ce1" table:formula="of:=IFERROR(__xludf.dummyfunction(&quot;&quot;&quot;COMPUTED_VALUE&quot;&quot;&quot;);&quot;Λεμεσός / Limasol - Leymosun&quot;)" office:value-type="string" office:string-value="Λεμεσός / Limasol - Leymosun" calcext:value-type="string">
            <text:p>Λεμεσός / Limasol - Leymosun</text:p>
          </table:table-cell>
          <table:table-cell table:style-name="ce1" table:formula="of:=IFERROR(__xludf.dummyfunction(&quot;&quot;&quot;COMPUTED_VALUE&quot;&quot;&quot;);&quot;Chipre Chipre&quot;)" office:value-type="string" office:string-value="Chipre Chipre" calcext:value-type="string">
            <text:p>Chipre Chipre</text:p>
          </table:table-cell>
          <table:table-cell table:style-name="ce1" table:formula="of:=IFERROR(__xludf.dummyfunction(&quot;&quot;&quot;COMPUTED_VALUE&quot;&quot;&quot;);&quot;Distrito de Limasol&quot;)" office:value-type="string" office:string-value="Distrito de Limasol" calcext:value-type="string">
            <text:p>Distrito de Limasol</text:p>
          </table:table-cell>
          <table:table-cell table:style-name="ce1"/>
          <table:table-cell table:style-name="ce1" table:formula="of:=IFERROR(__xludf.dummyfunction(&quot;&quot;&quot;COMPUTED_VALUE&quot;&quot;&quot;);&quot;101 000&quot;)" office:value-type="string" office:string-value="101 000" calcext:value-type="string">
            <text:p>101 000</text:p>
          </table:table-cell>
          <table:table-cell table:number-columns-repeated="1015"/>
        </table:table-row>
        <table:table-row table:style-name="ro1">
          <table:table-cell table:style-name="ce1" table:formula="of:=IFERROR(__xludf.dummyfunction(&quot;&quot;&quot;COMPUTED_VALUE&quot;&quot;&quot;);658)" office:value-type="float" office:value="658" calcext:value-type="float">
            <text:p>658</text:p>
          </table:table-cell>
          <table:table-cell table:style-name="ce1" table:formula="of:=IFERROR(__xludf.dummyfunction(&quot;&quot;&quot;COMPUTED_VALUE&quot;&quot;&quot;);&quot;UE-388&quot;)" office:value-type="string" office:string-value="UE-388" calcext:value-type="string">
            <text:p>UE-388</text:p>
          </table:table-cell>
          <table:table-cell table:style-name="ce1" table:formula="of:=IFERROR(__xludf.dummyfunction(&quot;&quot;&quot;COMPUTED_VALUE&quot;&quot;&quot;);&quot;ESP-63&quot;)" office:value-type="string" office:string-value="ESP-63" calcext:value-type="string">
            <text:p>ESP-63</text:p>
          </table:table-cell>
          <table:table-cell table:style-name="ce1" table:formula="of:=IFERROR(__xludf.dummyfunction(&quot;&quot;&quot;COMPUTED_VALUE&quot;&quot;&quot;);&quot;Baracaldo&quot;)" office:value-type="string" office:string-value="Baracaldo" calcext:value-type="string">
            <text:p>Baracaldo</text:p>
          </table:table-cell>
          <table:table-cell table:style-name="ce1" table:formula="of:=IFERROR(__xludf.dummyfunction(&quot;&quot;&quot;COMPUTED_VALUE&quot;&quot;&quot;);&quot;Barakaldo&quot;)" office:value-type="string" office:string-value="Barakaldo" calcext:value-type="string">
            <text:p>Barakaldo</text:p>
          </table:table-cell>
          <table:table-cell table:style-name="ce1" table:formula="of:=IFERROR(__xludf.dummyfunction(&quot;&quot;&quot;COMPUTED_VALUE&quot;&quot;&quot;);&quot;España España&quot;)" office:value-type="string" office:string-value="España España" calcext:value-type="string">
            <text:p>España España</text:p>
          </table:table-cell>
          <table:table-cell table:style-name="ce1" table:formula="of:=IFERROR(__xludf.dummyfunction(&quot;&quot;&quot;COMPUTED_VALUE&quot;&quot;&quot;);&quot;País Vasco&quot;)" office:value-type="string" office:string-value="País Vasco" calcext:value-type="string">
            <text:p>País Vasco</text:p>
          </table:table-cell>
          <table:table-cell table:style-name="ce1" table:formula="of:=IFERROR(__xludf.dummyfunction(&quot;&quot;&quot;COMPUTED_VALUE&quot;&quot;&quot;);&quot;Vizcaya&quot;)" office:value-type="string" office:string-value="Vizcaya" calcext:value-type="string">
            <text:p>Vizcaya</text:p>
          </table:table-cell>
          <table:table-cell table:style-name="ce1" table:formula="of:=IFERROR(__xludf.dummyfunction(&quot;&quot;&quot;COMPUTED_VALUE&quot;&quot;&quot;);&quot;100 228&quot;)" office:value-type="string" office:string-value="100 228" calcext:value-type="string">
            <text:p>100 228</text:p>
          </table:table-cell>
          <table:table-cell table:number-columns-repeated="1015"/>
        </table:table-row>
        <table:table-row table:style-name="ro2" table:number-rows-repeated="10479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DIAL" table:style-name="ta2">
        <table:table-column table:style-name="co4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PAIS</text:p>
          </table:table-cell>
          <table:table-cell table:style-name="ce7" office:value-type="string" calcext:value-type="string">
            <text:p><text:a xlink:href="https://es.wikipedia.org/wiki/Poblaci%C3%B3n_mundial#cite_note-:9-13" xlink:type="simple">Población(2023)13​</text:a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a xlink:href="https://es.wikipedia.org/wiki/India" xlink:type="simple">India</text:a></text:p>
          </table:table-cell>
          <table:table-cell table:style-name="ce8" office:value-type="float" office:value="1428627700" calcext:value-type="float">
            <text:p>1,428,627,70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Rep%C3%BAblica_Popular_China" xlink:type="simple">China</text:a></text:p>
          </table:table-cell>
          <table:table-cell table:style-name="ce9" office:value-type="float" office:value="1425671300" calcext:value-type="float">
            <text:p>1,425,671,30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Estados_Unidos" xlink:type="simple">Estados Unidos</text:a></text:p>
          </table:table-cell>
          <table:table-cell table:style-name="ce9" office:value-type="float" office:value="339996580" calcext:value-type="float">
            <text:p>339,996,58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Indonesia" xlink:type="simple">Indonesia</text:a></text:p>
          </table:table-cell>
          <table:table-cell table:style-name="ce9" office:value-type="float" office:value="277534100" calcext:value-type="float">
            <text:p>277,534,10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Pakist%C3%A1n" xlink:type="simple">Pakistán</text:a></text:p>
          </table:table-cell>
          <table:table-cell table:style-name="ce9" office:value-type="float" office:value="240485660" calcext:value-type="float">
            <text:p>240,485,66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Nigeria" xlink:type="simple">Nigeria</text:a></text:p>
          </table:table-cell>
          <table:table-cell table:style-name="ce9" office:value-type="float" office:value="223804640" calcext:value-type="float">
            <text:p>223,804,64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rasil" xlink:type="simple">Brasil</text:a></text:p>
          </table:table-cell>
          <table:table-cell table:style-name="ce9" office:value-type="float" office:value="216422450" calcext:value-type="float">
            <text:p>216,422,45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anglad%C3%A9s" xlink:type="simple">Bangladés</text:a></text:p>
          </table:table-cell>
          <table:table-cell table:style-name="ce9" office:value-type="float" office:value="172954320" calcext:value-type="float">
            <text:p>172,954,32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Rusia" xlink:type="simple">Rusia</text:a></text:p>
          </table:table-cell>
          <table:table-cell table:style-name="ce9" office:value-type="float" office:value="144444370" calcext:value-type="float">
            <text:p>144,444,37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M%C3%A9xico" xlink:type="simple">México</text:a></text:p>
          </table:table-cell>
          <table:table-cell table:style-name="ce9" office:value-type="float" office:value="128455560" calcext:value-type="float">
            <text:p>128,455,56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Etiop%C3%ADa" xlink:type="simple">Etiopía</text:a></text:p>
          </table:table-cell>
          <table:table-cell table:style-name="ce9" office:value-type="float" office:value="126527064" calcext:value-type="float">
            <text:p>126,527,06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Jap%C3%B3n" xlink:type="simple">Japón</text:a></text:p>
          </table:table-cell>
          <table:table-cell table:style-name="ce9" office:value-type="float" office:value="123294510" calcext:value-type="float">
            <text:p>123,294,51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Filipinas" xlink:type="simple">Filipinas</text:a></text:p>
          </table:table-cell>
          <table:table-cell table:style-name="ce9" office:value-type="float" office:value="117337370" calcext:value-type="float">
            <text:p>117,337,37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Egipto" xlink:type="simple">Egipto</text:a></text:p>
          </table:table-cell>
          <table:table-cell table:style-name="ce9" office:value-type="float" office:value="112716600" calcext:value-type="float">
            <text:p>112,716,60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Rep%C3%BAblica_Democr%C3%A1tica_del_Congo" xlink:type="simple">República Democrática del Congo</text:a></text:p>
          </table:table-cell>
          <table:table-cell table:style-name="ce9" office:value-type="float" office:value="102262810" calcext:value-type="float">
            <text:p>102,262,81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Vietnam" xlink:type="simple">Vietnam</text:a></text:p>
          </table:table-cell>
          <table:table-cell table:style-name="ce9" office:value-type="float" office:value="98858940" calcext:value-type="float">
            <text:p>98,858,94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Ir%C3%A1n" xlink:type="simple">Irán</text:a></text:p>
          </table:table-cell>
          <table:table-cell table:style-name="ce9" office:value-type="float" office:value="89172770" calcext:value-type="float">
            <text:p>89,172,77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Turqu%C3%ADa" xlink:type="simple">Turquía</text:a></text:p>
          </table:table-cell>
          <table:table-cell table:style-name="ce9" office:value-type="float" office:value="85816190" calcext:value-type="float">
            <text:p>85,816,19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Alemania" xlink:type="simple">Alemania</text:a></text:p>
          </table:table-cell>
          <table:table-cell table:style-name="ce9" office:value-type="float" office:value="83294630" calcext:value-type="float">
            <text:p>83,294,63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Tailandia" xlink:type="simple">Tailandia</text:a></text:p>
          </table:table-cell>
          <table:table-cell table:style-name="ce9" office:value-type="float" office:value="71801280" calcext:value-type="float">
            <text:p>71,801,28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Reino_Unido" xlink:type="simple">Reino Unido</text:a></text:p>
          </table:table-cell>
          <table:table-cell table:style-name="ce9" office:value-type="float" office:value="67736800" calcext:value-type="float">
            <text:p>67,736,80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Tanzania" xlink:type="simple">Tanzania</text:a></text:p>
          </table:table-cell>
          <table:table-cell table:style-name="ce9" office:value-type="float" office:value="67438110" calcext:value-type="float">
            <text:p>67,438,11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Francia" xlink:type="simple">Francia</text:a></text:p>
          </table:table-cell>
          <table:table-cell table:style-name="ce9" office:value-type="float" office:value="64756584" calcext:value-type="float">
            <text:p>64,756,58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ud%C3%A1frica" xlink:type="simple">Sudáfrica</text:a></text:p>
          </table:table-cell>
          <table:table-cell table:style-name="ce9" office:value-type="float" office:value="60414496" calcext:value-type="float">
            <text:p>60,414,49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Italia" xlink:type="simple">Italia</text:a></text:p>
          </table:table-cell>
          <table:table-cell table:style-name="ce9" office:value-type="float" office:value="58870764" calcext:value-type="float">
            <text:p>58,870,76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Kenia" xlink:type="simple">Kenia</text:a></text:p>
          </table:table-cell>
          <table:table-cell table:style-name="ce9" office:value-type="float" office:value="55100588" calcext:value-type="float">
            <text:p>55,100,58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irmania" xlink:type="simple">Birmania</text:a></text:p>
          </table:table-cell>
          <table:table-cell table:style-name="ce9" office:value-type="float" office:value="54578000" calcext:value-type="float">
            <text:p>54,578,00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Colombia" xlink:type="simple">Colombia</text:a></text:p>
          </table:table-cell>
          <table:table-cell table:style-name="ce9" office:value-type="float" office:value="52085170" calcext:value-type="float">
            <text:p>52,085,17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Corea_del_Sur" xlink:type="simple">Corea del Sur</text:a></text:p>
          </table:table-cell>
          <table:table-cell table:style-name="ce9" office:value-type="float" office:value="51784060" calcext:value-type="float">
            <text:p>51,784,06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Uganda" xlink:type="simple">Uganda</text:a></text:p>
          </table:table-cell>
          <table:table-cell table:style-name="ce9" office:value-type="float" office:value="48582336" calcext:value-type="float">
            <text:p>48,582,33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ud%C3%A1n" xlink:type="simple">Sudán</text:a></text:p>
          </table:table-cell>
          <table:table-cell table:style-name="ce9" office:value-type="float" office:value="48109004" calcext:value-type="float">
            <text:p>48,109,00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Espa%C3%B1a" xlink:type="simple">España</text:a></text:p>
          </table:table-cell>
          <table:table-cell table:style-name="ce9" office:value-type="float" office:value="47519628" calcext:value-type="float">
            <text:p>47,519,62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Argentina" xlink:type="simple">Argentina</text:a></text:p>
          </table:table-cell>
          <table:table-cell table:style-name="ce9" office:value-type="float" office:value="45773890" calcext:value-type="float">
            <text:p>45,773,89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Argelia" xlink:type="simple">Argelia</text:a></text:p>
          </table:table-cell>
          <table:table-cell table:style-name="ce9" office:value-type="float" office:value="45606480" calcext:value-type="float">
            <text:p>45,606,48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Irak" xlink:type="simple">Irak</text:a></text:p>
          </table:table-cell>
          <table:table-cell table:style-name="ce9" office:value-type="float" office:value="45504564" calcext:value-type="float">
            <text:p>45,504,56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Afganist%C3%A1n" xlink:type="simple">Afganistán</text:a></text:p>
          </table:table-cell>
          <table:table-cell table:style-name="ce9" office:value-type="float" office:value="42239856" calcext:value-type="float">
            <text:p>42,239,85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Polonia" xlink:type="simple">Polonia</text:a></text:p>
          </table:table-cell>
          <table:table-cell table:style-name="ce9" office:value-type="float" office:value="41026068" calcext:value-type="float">
            <text:p>41,026,06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Canad%C3%A1" xlink:type="simple">Canadá</text:a></text:p>
          </table:table-cell>
          <table:table-cell table:style-name="ce9" office:value-type="float" office:value="38781290" calcext:value-type="float">
            <text:p>38,781,29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Marruecos" xlink:type="simple">Marruecos</text:a></text:p>
          </table:table-cell>
          <table:table-cell table:style-name="ce9" office:value-type="float" office:value="37840052" calcext:value-type="float">
            <text:p>37,840,05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Arabia_Saudita" xlink:type="simple">Arabia Saudita</text:a></text:p>
          </table:table-cell>
          <table:table-cell table:style-name="ce9" office:value-type="float" office:value="36947024" calcext:value-type="float">
            <text:p>36,947,02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Ucrania" xlink:type="simple">Ucrania</text:a></text:p>
          </table:table-cell>
          <table:table-cell table:style-name="ce9" office:value-type="float" office:value="36744636" calcext:value-type="float">
            <text:p>36,744,63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Angola" xlink:type="simple">Angola</text:a></text:p>
          </table:table-cell>
          <table:table-cell table:style-name="ce9" office:value-type="float" office:value="36684212" calcext:value-type="float">
            <text:p>36,684,21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Uzbekist%C3%A1n" xlink:type="simple">Uzbekistán</text:a></text:p>
          </table:table-cell>
          <table:table-cell table:style-name="ce9" office:value-type="float" office:value="35163944" calcext:value-type="float">
            <text:p>35,163,94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Yemen" xlink:type="simple">Yemen</text:a></text:p>
          </table:table-cell>
          <table:table-cell table:style-name="ce9" office:value-type="float" office:value="34449824" calcext:value-type="float">
            <text:p>34,449,82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Per%C3%BA" xlink:type="simple">Perú</text:a></text:p>
          </table:table-cell>
          <table:table-cell table:style-name="ce9" office:value-type="float" office:value="34352720" calcext:value-type="float">
            <text:p>34,352,72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Malasia" xlink:type="simple">Malasia</text:a></text:p>
          </table:table-cell>
          <table:table-cell table:style-name="ce9" office:value-type="float" office:value="34308530" calcext:value-type="float">
            <text:p>34,308,53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Ghana" xlink:type="simple">Ghana</text:a></text:p>
          </table:table-cell>
          <table:table-cell table:style-name="ce9" office:value-type="float" office:value="34121990" calcext:value-type="float">
            <text:p>34,121,99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Mozambique" xlink:type="simple">Mozambique</text:a></text:p>
          </table:table-cell>
          <table:table-cell table:style-name="ce9" office:value-type="float" office:value="33897356" calcext:value-type="float">
            <text:p>33,897,35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Nepal" xlink:type="simple">Nepal</text:a></text:p>
          </table:table-cell>
          <table:table-cell table:style-name="ce9" office:value-type="float" office:value="30896592" calcext:value-type="float">
            <text:p>30,896,59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Madagascar" xlink:type="simple">Madagascar</text:a></text:p>
          </table:table-cell>
          <table:table-cell table:style-name="ce9" office:value-type="float" office:value="30325736" calcext:value-type="float">
            <text:p>30,325,73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Costa_de_Marfil" xlink:type="simple">Costa de Marfil</text:a></text:p>
          </table:table-cell>
          <table:table-cell table:style-name="ce9" office:value-type="float" office:value="28873040" calcext:value-type="float">
            <text:p>28,873,04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Venezuela" xlink:type="simple">Venezuela</text:a></text:p>
          </table:table-cell>
          <table:table-cell table:style-name="ce9" office:value-type="float" office:value="28838500" calcext:value-type="float">
            <text:p>28,838,50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Camer%C3%BAn" xlink:type="simple">Camerún</text:a></text:p>
          </table:table-cell>
          <table:table-cell table:style-name="ce9" office:value-type="float" office:value="28647294" calcext:value-type="float">
            <text:p>28,647,29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N%C3%ADger" xlink:type="simple">Níger</text:a></text:p>
          </table:table-cell>
          <table:table-cell table:style-name="ce9" office:value-type="float" office:value="27202844" calcext:value-type="float">
            <text:p>27,202,84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Australia" xlink:type="simple">Australia</text:a></text:p>
          </table:table-cell>
          <table:table-cell table:style-name="ce9" office:value-type="float" office:value="26439114" calcext:value-type="float">
            <text:p>26,439,11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Corea_del_Norte" xlink:type="simple">Corea del Norte</text:a></text:p>
          </table:table-cell>
          <table:table-cell table:style-name="ce9" office:value-type="float" office:value="26160824" calcext:value-type="float">
            <text:p>26,160,82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Rep%C3%BAblica_de_China" xlink:type="simple">Taiwán</text:a></text:p>
          </table:table-cell>
          <table:table-cell table:style-name="ce9" office:value-type="float" office:value="23923272" calcext:value-type="float">
            <text:p>23,923,27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Mal%C3%AD" xlink:type="simple">Malí</text:a></text:p>
          </table:table-cell>
          <table:table-cell table:style-name="ce9" office:value-type="float" office:value="23293710" calcext:value-type="float">
            <text:p>23,293,71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urkina_Faso" xlink:type="simple">Burkina Faso</text:a></text:p>
          </table:table-cell>
          <table:table-cell table:style-name="ce9" office:value-type="float" office:value="23251490" calcext:value-type="float">
            <text:p>23,251,49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iria" xlink:type="simple">Siria</text:a></text:p>
          </table:table-cell>
          <table:table-cell table:style-name="ce9" office:value-type="float" office:value="23227010" calcext:value-type="float">
            <text:p>23,227,01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ri_Lanka" xlink:type="simple">Sri Lanka</text:a></text:p>
          </table:table-cell>
          <table:table-cell table:style-name="ce9" office:value-type="float" office:value="21893584" calcext:value-type="float">
            <text:p>21,893,58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Malaui" xlink:type="simple">Malaui</text:a></text:p>
          </table:table-cell>
          <table:table-cell table:style-name="ce9" office:value-type="float" office:value="20931750" calcext:value-type="float">
            <text:p>20,931,75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Zambia" xlink:type="simple">Zambia</text:a></text:p>
          </table:table-cell>
          <table:table-cell table:style-name="ce9" office:value-type="float" office:value="20569738" calcext:value-type="float">
            <text:p>20,569,73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Rumania" xlink:type="simple">Rumania</text:a></text:p>
          </table:table-cell>
          <table:table-cell table:style-name="ce9" office:value-type="float" office:value="19892810" calcext:value-type="float">
            <text:p>19,892,81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Chile" xlink:type="simple">Chile</text:a></text:p>
          </table:table-cell>
          <table:table-cell table:style-name="ce9" office:value-type="float" office:value="19629588" calcext:value-type="float">
            <text:p>19,629,58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Kazajist%C3%A1n" xlink:type="simple">Kazajistán</text:a></text:p>
          </table:table-cell>
          <table:table-cell table:style-name="ce9" office:value-type="float" office:value="19606640" calcext:value-type="float">
            <text:p>19,606,64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Chad" xlink:type="simple">Chad</text:a></text:p>
          </table:table-cell>
          <table:table-cell table:style-name="ce9" office:value-type="float" office:value="18278574" calcext:value-type="float">
            <text:p>18,278,57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Ecuador" xlink:type="simple">Ecuador</text:a></text:p>
          </table:table-cell>
          <table:table-cell table:style-name="ce9" office:value-type="float" office:value="18190492" calcext:value-type="float">
            <text:p>18,190,49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omalia" xlink:type="simple">Somalia</text:a></text:p>
          </table:table-cell>
          <table:table-cell table:style-name="ce9" office:value-type="float" office:value="18143378" calcext:value-type="float">
            <text:p>18,143,37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Guatemala" xlink:type="simple">Guatemala</text:a></text:p>
          </table:table-cell>
          <table:table-cell table:style-name="ce9" office:value-type="float" office:value="18092024" calcext:value-type="float">
            <text:p>18,092,02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enegal" xlink:type="simple">Senegal</text:a></text:p>
          </table:table-cell>
          <table:table-cell table:style-name="ce9" office:value-type="float" office:value="17763164" calcext:value-type="float">
            <text:p>17,763,16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Pa%C3%ADses_Bajos" xlink:type="simple">Países Bajos</text:a></text:p>
          </table:table-cell>
          <table:table-cell table:style-name="ce9" office:value-type="float" office:value="17618296" calcext:value-type="float">
            <text:p>17,618,29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Camboya" xlink:type="simple">Camboya</text:a></text:p>
          </table:table-cell>
          <table:table-cell table:style-name="ce9" office:value-type="float" office:value="16944830" calcext:value-type="float">
            <text:p>16,944,83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Zimbabue" xlink:type="simple">Zimbabue</text:a></text:p>
          </table:table-cell>
          <table:table-cell table:style-name="ce9" office:value-type="float" office:value="16665407" calcext:value-type="float">
            <text:p>16,665,407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Guinea" xlink:type="simple">Guinea</text:a></text:p>
          </table:table-cell>
          <table:table-cell table:style-name="ce9" office:value-type="float" office:value="14190610" calcext:value-type="float">
            <text:p>14,190,61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Ruanda" xlink:type="simple">Ruanda</text:a></text:p>
          </table:table-cell>
          <table:table-cell table:style-name="ce9" office:value-type="float" office:value="14094693" calcext:value-type="float">
            <text:p>14,094,693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en%C3%ADn" xlink:type="simple">Benín</text:a></text:p>
          </table:table-cell>
          <table:table-cell table:style-name="ce9" office:value-type="float" office:value="13712833" calcext:value-type="float">
            <text:p>13,712,833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urundi" xlink:type="simple">Burundi</text:a></text:p>
          </table:table-cell>
          <table:table-cell table:style-name="ce9" office:value-type="float" office:value="13238559" calcext:value-type="float">
            <text:p>13,238,559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T%C3%BAnez" xlink:type="simple">Túnez</text:a></text:p>
          </table:table-cell>
          <table:table-cell table:style-name="ce9" office:value-type="float" office:value="12458225" calcext:value-type="float">
            <text:p>12,458,225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olivia" xlink:type="simple">Bolivia</text:a></text:p>
          </table:table-cell>
          <table:table-cell table:style-name="ce9" office:value-type="float" office:value="12388575" calcext:value-type="float">
            <text:p>12,388,575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Hait%C3%AD" xlink:type="simple">Haití</text:a></text:p>
          </table:table-cell>
          <table:table-cell table:style-name="ce9" office:value-type="float" office:value="11724757" calcext:value-type="float">
            <text:p>11,724,757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%C3%A9lgica" xlink:type="simple">Bélgica</text:a></text:p>
          </table:table-cell>
          <table:table-cell table:style-name="ce9" office:value-type="float" office:value="11686148" calcext:value-type="float">
            <text:p>11,686,14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Jordania" xlink:type="simple">Jordania</text:a></text:p>
          </table:table-cell>
          <table:table-cell table:style-name="ce9" office:value-type="float" office:value="11337058" calcext:value-type="float">
            <text:p>11,337,05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Rep%C3%BAblica_Dominicana" xlink:type="simple">República Dominicana</text:a></text:p>
          </table:table-cell>
          <table:table-cell table:style-name="ce9" office:value-type="float" office:value="11332970" calcext:value-type="float">
            <text:p>11,332,97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Cuba" xlink:type="simple">Cuba</text:a></text:p>
          </table:table-cell>
          <table:table-cell table:style-name="ce9" office:value-type="float" office:value="11194447" calcext:value-type="float">
            <text:p>11,194,447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ud%C3%A1n_del_Sur" xlink:type="simple">Sudán del Sur</text:a></text:p>
          </table:table-cell>
          <table:table-cell table:style-name="ce9" office:value-type="float" office:value="11088797" calcext:value-type="float">
            <text:p>11,088,797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uecia" xlink:type="simple">Suecia</text:a></text:p>
          </table:table-cell>
          <table:table-cell table:style-name="ce9" office:value-type="float" office:value="10612087" calcext:value-type="float">
            <text:p>10,612,087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Honduras" xlink:type="simple">Honduras</text:a></text:p>
          </table:table-cell>
          <table:table-cell table:style-name="ce9" office:value-type="float" office:value="10593798" calcext:value-type="float">
            <text:p>10,593,79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Rep%C3%BAblica_Checa" xlink:type="simple">República Checa</text:a></text:p>
          </table:table-cell>
          <table:table-cell table:style-name="ce9" office:value-type="float" office:value="10495297" calcext:value-type="float">
            <text:p>10,495,297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Azerbaiy%C3%A1n" xlink:type="simple">Azerbaiyán</text:a></text:p>
          </table:table-cell>
          <table:table-cell table:style-name="ce9" office:value-type="float" office:value="10412652" calcext:value-type="float">
            <text:p>10,412,65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Grecia" xlink:type="simple">Grecia</text:a></text:p>
          </table:table-cell>
          <table:table-cell table:style-name="ce9" office:value-type="float" office:value="10341276" calcext:value-type="float">
            <text:p>10,341,27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Pap%C3%BAa_Nueva_Guinea" xlink:type="simple">Papúa Nueva Guinea</text:a></text:p>
          </table:table-cell>
          <table:table-cell table:style-name="ce9" office:value-type="float" office:value="10329932" calcext:value-type="float">
            <text:p>10,329,93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Portugal" xlink:type="simple">Portugal</text:a></text:p>
          </table:table-cell>
          <table:table-cell table:style-name="ce9" office:value-type="float" office:value="10247607" calcext:value-type="float">
            <text:p>10,247,607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Hungr%C3%ADa" xlink:type="simple">Hungría</text:a></text:p>
          </table:table-cell>
          <table:table-cell table:style-name="ce9" office:value-type="float" office:value="10156241" calcext:value-type="float">
            <text:p>10,156,241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Tayikist%C3%A1n" xlink:type="simple">Tayikistán</text:a></text:p>
          </table:table-cell>
          <table:table-cell table:style-name="ce9" office:value-type="float" office:value="10143545" calcext:value-type="float">
            <text:p>10,143,545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Emiratos_%C3%81rabes_Unidos" xlink:type="simple">Emiratos Árabes Unidos</text:a></text:p>
          </table:table-cell>
          <table:table-cell table:style-name="ce9" office:value-type="float" office:value="9516871" calcext:value-type="float">
            <text:p>9,516,871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ielorrusia" xlink:type="simple">Bielorrusia</text:a></text:p>
          </table:table-cell>
          <table:table-cell table:style-name="ce9" office:value-type="float" office:value="9498237" calcext:value-type="float">
            <text:p>9,498,237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Israel" xlink:type="simple">Israel</text:a></text:p>
          </table:table-cell>
          <table:table-cell table:style-name="ce9" office:value-type="float" office:value="9174520" calcext:value-type="float">
            <text:p>9,174,52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Togo" xlink:type="simple">Togo</text:a></text:p>
          </table:table-cell>
          <table:table-cell table:style-name="ce9" office:value-type="float" office:value="9053804" calcext:value-type="float">
            <text:p>9,053,80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Austria" xlink:type="simple">Austria</text:a></text:p>
          </table:table-cell>
          <table:table-cell table:style-name="ce9" office:value-type="float" office:value="8958961" calcext:value-type="float">
            <text:p>8,958,961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uiza" xlink:type="simple">Suiza</text:a></text:p>
          </table:table-cell>
          <table:table-cell table:style-name="ce9" office:value-type="float" office:value="8796671" calcext:value-type="float">
            <text:p>8,796,671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ierra_Leona" xlink:type="simple">Sierra Leona</text:a></text:p>
          </table:table-cell>
          <table:table-cell table:style-name="ce9" office:value-type="float" office:value="8791092" calcext:value-type="float">
            <text:p>8,791,09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Laos" xlink:type="simple">Laos</text:a></text:p>
          </table:table-cell>
          <table:table-cell table:style-name="ce9" office:value-type="float" office:value="7633784" calcext:value-type="float">
            <text:p>7,633,78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Hong_Kong" xlink:type="simple">Hong Kong</text:a></text:p>
          </table:table-cell>
          <table:table-cell table:style-name="ce9" office:value-type="float" office:value="7491602" calcext:value-type="float">
            <text:p>7,491,60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erbia" xlink:type="simple">Serbia</text:a></text:p>
          </table:table-cell>
          <table:table-cell table:style-name="ce9" office:value-type="float" office:value="7149073" calcext:value-type="float">
            <text:p>7,149,073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Nicaragua" xlink:type="simple">Nicaragua</text:a></text:p>
          </table:table-cell>
          <table:table-cell table:style-name="ce9" office:value-type="float" office:value="7046312" calcext:value-type="float">
            <text:p>7,046,31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Libia" xlink:type="simple">Libia</text:a></text:p>
          </table:table-cell>
          <table:table-cell table:style-name="ce9" office:value-type="float" office:value="6888394" calcext:value-type="float">
            <text:p>6,888,39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Paraguay" xlink:type="simple">Paraguay</text:a></text:p>
          </table:table-cell>
          <table:table-cell table:style-name="ce9" office:value-type="float" office:value="6861527" calcext:value-type="float">
            <text:p>6,861,527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Kirguist%C3%A1n" xlink:type="simple">Kirguistán</text:a></text:p>
          </table:table-cell>
          <table:table-cell table:style-name="ce9" office:value-type="float" office:value="6735353" calcext:value-type="float">
            <text:p>6,735,353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ulgaria" xlink:type="simple">Bulgaria</text:a></text:p>
          </table:table-cell>
          <table:table-cell table:style-name="ce9" office:value-type="float" office:value="6687716" calcext:value-type="float">
            <text:p>6,687,71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Turkmenist%C3%A1n" xlink:type="simple">Turkmenistán</text:a></text:p>
          </table:table-cell>
          <table:table-cell table:style-name="ce9" office:value-type="float" office:value="6516100" calcext:value-type="float">
            <text:p>6,516,10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El_Salvador" xlink:type="simple">El Salvador</text:a></text:p>
          </table:table-cell>
          <table:table-cell table:style-name="ce9" office:value-type="float" office:value="6364946" calcext:value-type="float">
            <text:p>6,364,94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Rep%C3%BAblica_del_Congo" xlink:type="simple">República del Congo</text:a></text:p>
          </table:table-cell>
          <table:table-cell table:style-name="ce9" office:value-type="float" office:value="6106869" calcext:value-type="float">
            <text:p>6,106,869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ingapur" xlink:type="simple">Singapur</text:a></text:p>
          </table:table-cell>
          <table:table-cell table:style-name="ce9" office:value-type="float" office:value="6014725" calcext:value-type="float">
            <text:p>6,014,725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Dinamarca" xlink:type="simple">Dinamarca</text:a></text:p>
          </table:table-cell>
          <table:table-cell table:style-name="ce9" office:value-type="float" office:value="5910911" calcext:value-type="float">
            <text:p>5,910,911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Eslovaquia" xlink:type="simple">Eslovaquia</text:a></text:p>
          </table:table-cell>
          <table:table-cell table:style-name="ce9" office:value-type="float" office:value="5795206" calcext:value-type="float">
            <text:p>5,795,20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Rep%C3%BAblica_Centroafricana" xlink:type="simple">República Centroafricana</text:a></text:p>
          </table:table-cell>
          <table:table-cell table:style-name="ce9" office:value-type="float" office:value="5742320" calcext:value-type="float">
            <text:p>5,742,32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Finlandia" xlink:type="simple">Finlandia</text:a></text:p>
          </table:table-cell>
          <table:table-cell table:style-name="ce9" office:value-type="float" office:value="5545476" calcext:value-type="float">
            <text:p>5,545,47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Noruega" xlink:type="simple">Noruega</text:a></text:p>
          </table:table-cell>
          <table:table-cell table:style-name="ce9" office:value-type="float" office:value="5474363" calcext:value-type="float">
            <text:p>5,474,363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Liberia" xlink:type="simple">Liberia</text:a></text:p>
          </table:table-cell>
          <table:table-cell table:style-name="ce9" office:value-type="float" office:value="5418378" calcext:value-type="float">
            <text:p>5,418,37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Estado_de_Palestina" xlink:type="simple">Palestina</text:a></text:p>
          </table:table-cell>
          <table:table-cell table:style-name="ce9" office:value-type="float" office:value="5371231" calcext:value-type="float">
            <text:p>5,371,231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L%C3%ADbano" xlink:type="simple">Líbano</text:a></text:p>
          </table:table-cell>
          <table:table-cell table:style-name="ce9" office:value-type="float" office:value="5353930" calcext:value-type="float">
            <text:p>5,353,93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Nueva_Zelanda" xlink:type="simple">Nueva Zelanda</text:a></text:p>
          </table:table-cell>
          <table:table-cell table:style-name="ce9" office:value-type="float" office:value="5228101" calcext:value-type="float">
            <text:p>5,228,101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Costa_Rica" xlink:type="simple">Costa Rica</text:a></text:p>
          </table:table-cell>
          <table:table-cell table:style-name="ce9" office:value-type="float" office:value="5212178" calcext:value-type="float">
            <text:p>5,212,17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Irlanda" xlink:type="simple">Irlanda</text:a></text:p>
          </table:table-cell>
          <table:table-cell table:style-name="ce9" office:value-type="float" office:value="5056931" calcext:value-type="float">
            <text:p>5,056,931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Mauritania" xlink:type="simple">Mauritania</text:a></text:p>
          </table:table-cell>
          <table:table-cell table:style-name="ce9" office:value-type="float" office:value="4862989" calcext:value-type="float">
            <text:p>4,862,989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Om%C3%A1n" xlink:type="simple">Omán</text:a></text:p>
          </table:table-cell>
          <table:table-cell table:style-name="ce9" office:value-type="float" office:value="4644384" calcext:value-type="float">
            <text:p>4,644,38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Panam%C3%A1" xlink:type="simple">Panamá</text:a></text:p>
          </table:table-cell>
          <table:table-cell table:style-name="ce9" office:value-type="float" office:value="4468085" calcext:value-type="float">
            <text:p>4,468,085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Kuwait" xlink:type="simple">Kuwait</text:a></text:p>
          </table:table-cell>
          <table:table-cell table:style-name="ce9" office:value-type="float" office:value="4310107" calcext:value-type="float">
            <text:p>4,310,107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Croacia" xlink:type="simple">Croacia</text:a></text:p>
          </table:table-cell>
          <table:table-cell table:style-name="ce9" office:value-type="float" office:value="4008615" calcext:value-type="float">
            <text:p>4,008,615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Eritrea" xlink:type="simple">Eritrea</text:a></text:p>
          </table:table-cell>
          <table:table-cell table:style-name="ce9" office:value-type="float" office:value="3748908" calcext:value-type="float">
            <text:p>3,748,90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Georgia" xlink:type="simple">Georgia</text:a></text:p>
          </table:table-cell>
          <table:table-cell table:style-name="ce9" office:value-type="float" office:value="3728278" calcext:value-type="float">
            <text:p>3,728,27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Mongolia" xlink:type="simple">Mongolia</text:a></text:p>
          </table:table-cell>
          <table:table-cell table:style-name="ce9" office:value-type="float" office:value="3447157" calcext:value-type="float">
            <text:p>3,447,157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Moldavia" xlink:type="simple">Moldavia</text:a></text:p>
          </table:table-cell>
          <table:table-cell table:style-name="ce9" office:value-type="float" office:value="3435935" calcext:value-type="float">
            <text:p>3,435,935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Uruguay" xlink:type="simple">Uruguay</text:a></text:p>
          </table:table-cell>
          <table:table-cell table:style-name="ce9" office:value-type="float" office:value="3423106" calcext:value-type="float">
            <text:p>3,423,10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osnia_y_Herzegovina" xlink:type="simple">Bosnia y Herzegovina</text:a></text:p>
          </table:table-cell>
          <table:table-cell table:style-name="ce9" office:value-type="float" office:value="3210855" calcext:value-type="float">
            <text:p>3,210,855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Albania" xlink:type="simple">Albania</text:a></text:p>
          </table:table-cell>
          <table:table-cell table:style-name="ce9" office:value-type="float" office:value="2832443" calcext:value-type="float">
            <text:p>2,832,443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Jamaica" xlink:type="simple">Jamaica</text:a></text:p>
          </table:table-cell>
          <table:table-cell table:style-name="ce9" office:value-type="float" office:value="2825552" calcext:value-type="float">
            <text:p>2,825,55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Armenia" xlink:type="simple">Armenia</text:a></text:p>
          </table:table-cell>
          <table:table-cell table:style-name="ce9" office:value-type="float" office:value="2777974" calcext:value-type="float">
            <text:p>2,777,97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Gambia" xlink:type="simple">Gambia</text:a></text:p>
          </table:table-cell>
          <table:table-cell table:style-name="ce9" office:value-type="float" office:value="2773172" calcext:value-type="float">
            <text:p>2,773,17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Lituania" xlink:type="simple">Lituania</text:a></text:p>
          </table:table-cell>
          <table:table-cell table:style-name="ce9" office:value-type="float" office:value="2718352" calcext:value-type="float">
            <text:p>2,718,35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Catar" xlink:type="simple">Catar</text:a></text:p>
          </table:table-cell>
          <table:table-cell table:style-name="ce9" office:value-type="float" office:value="2716399" calcext:value-type="float">
            <text:p>2,716,399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otsuana" xlink:type="simple">Botsuana</text:a></text:p>
          </table:table-cell>
          <table:table-cell table:style-name="ce9" office:value-type="float" office:value="2675356" calcext:value-type="float">
            <text:p>2,675,35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Namibia" xlink:type="simple">Namibia</text:a></text:p>
          </table:table-cell>
          <table:table-cell table:style-name="ce9" office:value-type="float" office:value="2604182" calcext:value-type="float">
            <text:p>2,604,18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Gab%C3%B3n" xlink:type="simple">Gabón</text:a></text:p>
          </table:table-cell>
          <table:table-cell table:style-name="ce9" office:value-type="float" office:value="2436570" calcext:value-type="float">
            <text:p>2,436,57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Lesoto" xlink:type="simple">Lesoto</text:a></text:p>
          </table:table-cell>
          <table:table-cell table:style-name="ce9" office:value-type="float" office:value="2330324" calcext:value-type="float">
            <text:p>2,330,32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Guinea-Bis%C3%A1u" xlink:type="simple">Guinea-Bisáu</text:a></text:p>
          </table:table-cell>
          <table:table-cell table:style-name="ce9" office:value-type="float" office:value="2150848" calcext:value-type="float">
            <text:p>2,150,84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Eslovenia" xlink:type="simple">Eslovenia</text:a></text:p>
          </table:table-cell>
          <table:table-cell table:style-name="ce9" office:value-type="float" office:value="2119681" calcext:value-type="float">
            <text:p>2,119,681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Macedonia_del_Norte" xlink:type="simple">Macedonia del Norte</text:a></text:p>
          </table:table-cell>
          <table:table-cell table:style-name="ce9" office:value-type="float" office:value="2085682" calcext:value-type="float">
            <text:p>2,085,68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Letonia" xlink:type="simple">Letonia</text:a></text:p>
          </table:table-cell>
          <table:table-cell table:style-name="ce9" office:value-type="float" office:value="1830214" calcext:value-type="float">
            <text:p>1,830,21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Guinea_Ecuatorial" xlink:type="simple">Guinea Ecuatorial</text:a></text:p>
          </table:table-cell>
          <table:table-cell table:style-name="ce9" office:value-type="float" office:value="1714674" calcext:value-type="float">
            <text:p>1,714,67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Kosovo" xlink:type="simple">Kosovo</text:a></text:p>
          </table:table-cell>
          <table:table-cell table:style-name="ce9" office:value-type="float" office:value="1663599" calcext:value-type="float">
            <text:p>1,663,599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Trinidad_y_Tobago" xlink:type="simple">Trinidad y Tobago</text:a></text:p>
          </table:table-cell>
          <table:table-cell table:style-name="ce9" office:value-type="float" office:value="1534938" calcext:value-type="float">
            <text:p>1,534,93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ar%C3%A9in" xlink:type="simple">Baréin</text:a></text:p>
          </table:table-cell>
          <table:table-cell table:style-name="ce9" office:value-type="float" office:value="1485521" calcext:value-type="float">
            <text:p>1,485,521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Timor_Oriental" xlink:type="simple">Timor Oriental</text:a></text:p>
          </table:table-cell>
          <table:table-cell table:style-name="ce9" office:value-type="float" office:value="1360600" calcext:value-type="float">
            <text:p>1,360,60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Estonia" xlink:type="simple">Estonia</text:a></text:p>
          </table:table-cell>
          <table:table-cell table:style-name="ce9" office:value-type="float" office:value="1322764" calcext:value-type="float">
            <text:p>1,322,76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Mauricio" xlink:type="simple">Mauricio</text:a></text:p>
          </table:table-cell>
          <table:table-cell table:style-name="ce9" office:value-type="float" office:value="1300563" calcext:value-type="float">
            <text:p>1,300,563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Chipre" xlink:type="simple">Chipre</text:a></text:p>
          </table:table-cell>
          <table:table-cell table:style-name="ce9" office:value-type="float" office:value="1260144" calcext:value-type="float">
            <text:p>1,260,14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uazilandia" xlink:type="simple">Suazilandia</text:a></text:p>
          </table:table-cell>
          <table:table-cell table:style-name="ce9" office:value-type="float" office:value="1210829" calcext:value-type="float">
            <text:p>1,210,829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Yibuti" xlink:type="simple">Yibuti</text:a></text:p>
          </table:table-cell>
          <table:table-cell table:style-name="ce9" office:value-type="float" office:value="1136461" calcext:value-type="float">
            <text:p>1,136,461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Fiyi" xlink:type="simple">Fiyi</text:a></text:p>
          </table:table-cell>
          <table:table-cell table:style-name="ce9" office:value-type="float" office:value="936386" calcext:value-type="float">
            <text:p>936,38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Comoras" xlink:type="simple">Comoras</text:a></text:p>
          </table:table-cell>
          <table:table-cell table:style-name="ce9" office:value-type="float" office:value="852080" calcext:value-type="float">
            <text:p>852,08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Guyana" xlink:type="simple">Guyana</text:a></text:p>
          </table:table-cell>
          <table:table-cell table:style-name="ce9" office:value-type="float" office:value="813832" calcext:value-type="float">
            <text:p>813,83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ut%C3%A1n" xlink:type="simple">Bután</text:a></text:p>
          </table:table-cell>
          <table:table-cell table:style-name="ce9" office:value-type="float" office:value="787433" calcext:value-type="float">
            <text:p>787,433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Islas_Salom%C3%B3n" xlink:type="simple">Islas Salomón</text:a></text:p>
          </table:table-cell>
          <table:table-cell table:style-name="ce9" office:value-type="float" office:value="740437" calcext:value-type="float">
            <text:p>740,437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Macao" xlink:type="simple">Macao</text:a></text:p>
          </table:table-cell>
          <table:table-cell table:style-name="ce9" office:value-type="float" office:value="704155" calcext:value-type="float">
            <text:p>704,155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Luxemburgo" xlink:type="simple">Luxemburgo</text:a></text:p>
          </table:table-cell>
          <table:table-cell table:style-name="ce9" office:value-type="float" office:value="654771" calcext:value-type="float">
            <text:p>654,771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Montenegro" xlink:type="simple">Montenegro</text:a></text:p>
          </table:table-cell>
          <table:table-cell table:style-name="ce9" office:value-type="float" office:value="626486" calcext:value-type="float">
            <text:p>626,48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urinam" xlink:type="simple">Surinam</text:a></text:p>
          </table:table-cell>
          <table:table-cell table:style-name="ce9" office:value-type="float" office:value="623243" calcext:value-type="float">
            <text:p>623,243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Cabo_Verde" xlink:type="simple">Cabo Verde</text:a></text:p>
          </table:table-cell>
          <table:table-cell table:style-name="ce9" office:value-type="float" office:value="598691" calcext:value-type="float">
            <text:p>598,691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Malta" xlink:type="simple">Malta</text:a></text:p>
          </table:table-cell>
          <table:table-cell table:style-name="ce9" office:value-type="float" office:value="535074" calcext:value-type="float">
            <text:p>535,07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Maldivas" xlink:type="simple">Maldivas</text:a></text:p>
          </table:table-cell>
          <table:table-cell table:style-name="ce9" office:value-type="float" office:value="521033" calcext:value-type="float">
            <text:p>521,033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run%C3%A9i" xlink:type="simple">Brunéi</text:a></text:p>
          </table:table-cell>
          <table:table-cell table:style-name="ce9" office:value-type="float" office:value="452536" calcext:value-type="float">
            <text:p>452,53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ahamas" xlink:type="simple">Bahamas</text:a></text:p>
          </table:table-cell>
          <table:table-cell table:style-name="ce9" office:value-type="float" office:value="412628" calcext:value-type="float">
            <text:p>412,62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elice" xlink:type="simple">Belice</text:a></text:p>
          </table:table-cell>
          <table:table-cell table:style-name="ce9" office:value-type="float" office:value="410829" calcext:value-type="float">
            <text:p>410,829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Islandia" xlink:type="simple">Islandia</text:a></text:p>
          </table:table-cell>
          <table:table-cell table:style-name="ce9" office:value-type="float" office:value="375322" calcext:value-type="float">
            <text:p>375,32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Vanuatu" xlink:type="simple">Vanuatu</text:a></text:p>
          </table:table-cell>
          <table:table-cell table:style-name="ce9" office:value-type="float" office:value="334515" calcext:value-type="float">
            <text:p>334,515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Polinesia_Francesa" xlink:type="simple">Polinesia Francesa</text:a></text:p>
          </table:table-cell>
          <table:table-cell table:style-name="ce9" office:value-type="float" office:value="308882" calcext:value-type="float">
            <text:p>308,88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Nueva_Caledonia" xlink:type="simple">Nueva Caledonia</text:a></text:p>
          </table:table-cell>
          <table:table-cell table:style-name="ce9" office:value-type="float" office:value="293002" calcext:value-type="float">
            <text:p>293,00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arbados" xlink:type="simple">Barbados</text:a></text:p>
          </table:table-cell>
          <table:table-cell table:style-name="ce9" office:value-type="float" office:value="281998" calcext:value-type="float">
            <text:p>281,99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anto_Tom%C3%A9_y_Pr%C3%ADncipe" xlink:type="simple">Santo Tomé y Príncipe</text:a></text:p>
          </table:table-cell>
          <table:table-cell table:style-name="ce9" office:value-type="float" office:value="231864" calcext:value-type="float">
            <text:p>231,86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amoa" xlink:type="simple">Samoa</text:a></text:p>
          </table:table-cell>
          <table:table-cell table:style-name="ce9" office:value-type="float" office:value="225688" calcext:value-type="float">
            <text:p>225,68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Curazao" xlink:type="simple">Curazao</text:a></text:p>
          </table:table-cell>
          <table:table-cell table:style-name="ce9" office:value-type="float" office:value="192090" calcext:value-type="float">
            <text:p>192,09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anta_Luc%C3%ADa" xlink:type="simple">Santa Lucía</text:a></text:p>
          </table:table-cell>
          <table:table-cell table:style-name="ce9" office:value-type="float" office:value="180260" calcext:value-type="float">
            <text:p>180,26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Guam" xlink:type="simple">Guam</text:a></text:p>
          </table:table-cell>
          <table:table-cell table:style-name="ce9" office:value-type="float" office:value="172963" calcext:value-type="float">
            <text:p>172,963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Kiribati" xlink:type="simple">Kiribati</text:a></text:p>
          </table:table-cell>
          <table:table-cell table:style-name="ce9" office:value-type="float" office:value="133521" calcext:value-type="float">
            <text:p>133,521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Granada_(pa%C3%ADs)" xlink:type="simple">Granada</text:a></text:p>
          </table:table-cell>
          <table:table-cell table:style-name="ce9" office:value-type="float" office:value="126197" calcext:value-type="float">
            <text:p>126,197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Estados_Federados_de_Micronesia" xlink:type="simple">Estados Federados de Micronesia</text:a></text:p>
          </table:table-cell>
          <table:table-cell table:style-name="ce9" office:value-type="float" office:value="115227" calcext:value-type="float">
            <text:p>115,227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Tonga" xlink:type="simple">Tonga</text:a></text:p>
          </table:table-cell>
          <table:table-cell table:style-name="ce9" office:value-type="float" office:value="107789" calcext:value-type="float">
            <text:p>107,789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eychelles" xlink:type="simple">Seychelles</text:a></text:p>
          </table:table-cell>
          <table:table-cell table:style-name="ce9" office:value-type="float" office:value="107672" calcext:value-type="float">
            <text:p>107,67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Aruba" xlink:type="simple">Aruba</text:a></text:p>
          </table:table-cell>
          <table:table-cell table:style-name="ce9" office:value-type="float" office:value="106286" calcext:value-type="float">
            <text:p>106,28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an_Vicente_y_las_Granadinas" xlink:type="simple">San Vicente y las Granadinas</text:a></text:p>
          </table:table-cell>
          <table:table-cell table:style-name="ce9" office:value-type="float" office:value="103711" calcext:value-type="float">
            <text:p>103,711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Islas_V%C3%ADrgenes_de_los_Estados_Unidos" xlink:type="simple">Islas Vírgenes de los Estados Unidos</text:a></text:p>
          </table:table-cell>
          <table:table-cell table:style-name="ce9" office:value-type="float" office:value="98759" calcext:value-type="float">
            <text:p>98,759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Antigua_y_Barbuda" xlink:type="simple">Antigua y Barbuda</text:a></text:p>
          </table:table-cell>
          <table:table-cell table:style-name="ce9" office:value-type="float" office:value="94314" calcext:value-type="float">
            <text:p>94,31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Isla_de_Man" xlink:type="simple">Isla de Man</text:a></text:p>
          </table:table-cell>
          <table:table-cell table:style-name="ce9" office:value-type="float" office:value="84730" calcext:value-type="float">
            <text:p>84,73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Andorra" xlink:type="simple">Andorra</text:a></text:p>
          </table:table-cell>
          <table:table-cell table:style-name="ce9" office:value-type="float" office:value="80104" calcext:value-type="float">
            <text:p>80,10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Dominica" xlink:type="simple">Dominica</text:a></text:p>
          </table:table-cell>
          <table:table-cell table:style-name="ce9" office:value-type="float" office:value="73062" calcext:value-type="float">
            <text:p>73,06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Islas_Caim%C3%A1n" xlink:type="simple">Islas Caimán</text:a></text:p>
          </table:table-cell>
          <table:table-cell table:style-name="ce9" office:value-type="float" office:value="69330" calcext:value-type="float">
            <text:p>69,330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Bermudas" xlink:type="simple">Bermudas</text:a></text:p>
          </table:table-cell>
          <table:table-cell table:style-name="ce9" office:value-type="float" office:value="64093" calcext:value-type="float">
            <text:p>64,093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Islas_Feroe" xlink:type="simple">Islas Feroe</text:a></text:p>
          </table:table-cell>
          <table:table-cell table:style-name="ce9" office:value-type="float" office:value="53295" calcext:value-type="float">
            <text:p>53,295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Islas_Marianas_del_Norte" xlink:type="simple">Islas Marianas del Norte</text:a></text:p>
          </table:table-cell>
          <table:table-cell table:style-name="ce9" office:value-type="float" office:value="49818" calcext:value-type="float">
            <text:p>49,81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an_Crist%C3%B3bal_y_Nieves" xlink:type="simple">San Cristóbal y Nieves</text:a></text:p>
          </table:table-cell>
          <table:table-cell table:style-name="ce9" office:value-type="float" office:value="47779" calcext:value-type="float">
            <text:p>47,779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Islas_Turcas_y_Caicos" xlink:type="simple">Islas Turcas y Caicos</text:a></text:p>
          </table:table-cell>
          <table:table-cell table:style-name="ce9" office:value-type="float" office:value="46082" calcext:value-type="float">
            <text:p>46,08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amoa_Americana" xlink:type="simple">Samoa Americana</text:a></text:p>
          </table:table-cell>
          <table:table-cell table:style-name="ce9" office:value-type="float" office:value="43938" calcext:value-type="float">
            <text:p>43,938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Islas_Marshall" xlink:type="simple">Islas Marshall</text:a></text:p>
          </table:table-cell>
          <table:table-cell table:style-name="ce9" office:value-type="float" office:value="42019" calcext:value-type="float">
            <text:p>42,019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Liechtenstein" xlink:type="simple">Liechtenstein</text:a></text:p>
          </table:table-cell>
          <table:table-cell table:style-name="ce9" office:value-type="float" office:value="39614" calcext:value-type="float">
            <text:p>39,614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M%C3%B3naco" xlink:type="simple">Mónaco</text:a></text:p>
          </table:table-cell>
          <table:table-cell table:style-name="ce9" office:value-type="float" office:value="36322" calcext:value-type="float">
            <text:p>36,32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San_Marino" xlink:type="simple">San Marino</text:a></text:p>
          </table:table-cell>
          <table:table-cell table:style-name="ce9" office:value-type="float" office:value="33666" calcext:value-type="float">
            <text:p>33,666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Gibraltar" xlink:type="simple">Gibraltar</text:a></text:p>
          </table:table-cell>
          <table:table-cell table:style-name="ce9" office:value-type="float" office:value="32715" calcext:value-type="float">
            <text:p>32,715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Islas_V%C3%ADrgenes_Brit%C3%A1nicas" xlink:type="simple">Islas Vírgenes Británicas</text:a></text:p>
          </table:table-cell>
          <table:table-cell table:style-name="ce9" office:value-type="float" office:value="31561" calcext:value-type="float">
            <text:p>31,561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Palaos" xlink:type="simple">Palaos</text:a></text:p>
          </table:table-cell>
          <table:table-cell table:style-name="ce9" office:value-type="float" office:value="18081" calcext:value-type="float">
            <text:p>18,081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Nauru" xlink:type="simple">Nauru</text:a></text:p>
          </table:table-cell>
          <table:table-cell table:style-name="ce9" office:value-type="float" office:value="12802" calcext:value-type="float">
            <text:p>12,802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es.wikipedia.org/wiki/Tuvalu" xlink:type="simple">Tuvalu</text:a></text:p>
          </table:table-cell>
          <table:table-cell table:style-name="ce9" office:value-type="float" office:value="11413" calcext:value-type="float">
            <text:p>11,413.00</text:p>
          </table:table-cell>
          <table:table-cell table:number-columns-repeated="1022"/>
        </table:table-row>
        <table:table-row table:style-name="ro1" table:number-rows-repeated="786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UROPA" style:display-name="PageStyle_EURO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DIAL" style:display-name="PageStyle_MUNDI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481" meta:object-count="0"/>
    <meta:generator>LibreOfficeDev/6.0.5.2$Linux_X86_64 LibreOffice_project/</meta:generator>
  </office:meta>
</office:document-meta>
</file>